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66.16mm"/>
    </style:style>
    <style:style style:name="co4" style:family="table-column">
      <style:table-column-properties fo:break-before="auto" style:column-width="120.63mm"/>
    </style:style>
    <style:style style:name="co5" style:family="table-column">
      <style:table-column-properties fo:break-before="auto" style:column-width="64.54mm"/>
    </style:style>
    <style:style style:name="co6" style:family="table-column">
      <style:table-column-properties fo:break-before="auto" style:column-width="28.86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32.9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8mm" fo:break-before="auto" style:use-optimal-row-height="true"/>
    </style:style>
    <style:style style:name="ro4" style:family="table-row">
      <style:table-row-properties style:row-height="10.05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Stadt</text:p>
          </table:table-cell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Veranstaltername</text:p>
          </table:table-cell>
          <table:table-cell table:style-name="ce2" office:value-type="string" calcext:value-type="string">
            <text:p>Homepag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Telefon</text:p>
          </table:table-cell>
          <table:table-cell table:style-name="ce2" office:value-type="string" calcext:value-type="string">
            <text:p>Bundesland</text:p>
          </table:table-cell>
          <table:table-cell table:style-name="ce2" office:value-type="string" calcext:value-type="string">
            <text:p>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2:.F2]" office:value-type="string" office:string-value="Aachen" calcext:value-type="string">
            <text:p>Aachen</text:p>
          </table:table-cell>
          <table:table-cell table:formula="of:=['file:///home/phil/Concert_Mailer/Bookinglist/Booking_all.ods'#$'Nordrhein-Westfalen'.B2:.G2]" office:value-type="string" office:string-value="Musikbunker" calcext:value-type="string">
            <text:p>Musikbunker</text:p>
          </table:table-cell>
          <table:table-cell table:formula="of:=['file:///home/phil/Concert_Mailer/Bookinglist/Booking_all.ods'#$'Nordrhein-Westfalen'.C2:.H2]" office:value-type="string" office:string-value="Musikbunker" calcext:value-type="string">
            <text:p>Musikbunker</text:p>
          </table:table-cell>
          <table:table-cell table:formula="of:=['file:///home/phil/Concert_Mailer/Bookinglist/Booking_all.ods'#$'Nordrhein-Westfalen'.D2:.I2]" office:value-type="string" office:string-value="mubu.ac" calcext:value-type="string">
            <text:p>mubu.ac</text:p>
          </table:table-cell>
          <table:table-cell table:formula="of:=['file:///home/phil/Concert_Mailer/Bookinglist/Booking_all.ods'#$'Nordrhein-Westfalen'.E2:.J2]" office:value-type="string" office:string-value="info@musikbunker-aachen.de" calcext:value-type="string">
            <text:p>info@musikbunker-aachen.de</text:p>
          </table:table-cell>
          <table:table-cell table:formula="of:=['file:///home/phil/Concert_Mailer/Bookinglist/Booking_all.ods'#$'Nordrhein-Westfalen'.F2:.K2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3:.F3]" office:value-type="string" office:string-value="Attendorn" calcext:value-type="string">
            <text:p>Attendorn</text:p>
          </table:table-cell>
          <table:table-cell table:formula="of:=['file:///home/phil/Concert_Mailer/Bookinglist/Booking_all.ods'#$'Nordrhein-Westfalen'.B3:.G3]" office:value-type="string" office:string-value="Noisebox" calcext:value-type="string">
            <text:p>Noisebox</text:p>
          </table:table-cell>
          <table:table-cell table:formula="of:=['file:///home/phil/Concert_Mailer/Bookinglist/Booking_all.ods'#$'Nordrhein-Westfalen'.C3:.H3]" office:value-type="string" office:string-value="Noisebox" calcext:value-type="string">
            <text:p>Noisebox</text:p>
          </table:table-cell>
          <table:table-cell table:formula="of:=['file:///home/phil/Concert_Mailer/Bookinglist/Booking_all.ods'#$'Nordrhein-Westfalen'.D3:.I3]" office:value-type="string" office:string-value="jugendzentrum-attendorn.de" calcext:value-type="string">
            <text:p>jugendzentrum-attendorn.de</text:p>
          </table:table-cell>
          <table:table-cell table:formula="of:=['file:///home/phil/Concert_Mailer/Bookinglist/Booking_all.ods'#$'Nordrhein-Westfalen'.E3:.J3]" office:value-type="string" office:string-value="info@jugendzentrum-attendorn.de" calcext:value-type="string">
            <text:p>info@jugendzentrum-attendorn.de</text:p>
          </table:table-cell>
          <table:table-cell table:formula="of:=['file:///home/phil/Concert_Mailer/Bookinglist/Booking_all.ods'#$'Nordrhein-Westfalen'.F3:.K3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4:.F4]" office:value-type="string" office:string-value="Bad Oeyenhausen" calcext:value-type="string">
            <text:p>Bad Oeyenhausen</text:p>
          </table:table-cell>
          <table:table-cell table:formula="of:=['file:///home/phil/Concert_Mailer/Bookinglist/Booking_all.ods'#$'Nordrhein-Westfalen'.B4:.G4]" office:value-type="string" office:string-value="Druckerei" calcext:value-type="string">
            <text:p>Druckerei</text:p>
          </table:table-cell>
          <table:table-cell table:formula="of:=['file:///home/phil/Concert_Mailer/Bookinglist/Booking_all.ods'#$'Nordrhein-Westfalen'.C4:.H4]" office:value-type="string" office:string-value="Druckerei, Hallo Programmgruppe" calcext:value-type="string">
            <text:p>Druckerei, Hallo Programmgruppe</text:p>
          </table:table-cell>
          <table:table-cell table:formula="of:=['file:///home/phil/Concert_Mailer/Bookinglist/Booking_all.ods'#$'Nordrhein-Westfalen'.D4:.I4]" office:value-type="string" office:string-value="dbbo.de" calcext:value-type="string">
            <text:p>dbbo.de</text:p>
          </table:table-cell>
          <table:table-cell table:formula="of:=['file:///home/phil/Concert_Mailer/Bookinglist/Booking_all.ods'#$'Nordrhein-Westfalen'.E4:.J4]" office:value-type="string" office:string-value="pg@dbbo.de" calcext:value-type="string">
            <text:p>pg@dbbo.de</text:p>
          </table:table-cell>
          <table:table-cell table:formula="of:=['file:///home/phil/Concert_Mailer/Bookinglist/Booking_all.ods'#$'Nordrhein-Westfalen'.F4:.K4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5:.F5]" office:value-type="string" office:string-value="Bad Oeyenhausen" calcext:value-type="string">
            <text:p>Bad Oeyenhausen</text:p>
          </table:table-cell>
          <table:table-cell table:formula="of:=['file:///home/phil/Concert_Mailer/Bookinglist/Booking_all.ods'#$'Nordrhein-Westfalen'.B5:.G5]" office:value-type="string" office:string-value="Druckerei" calcext:value-type="string">
            <text:p>Druckerei</text:p>
          </table:table-cell>
          <table:table-cell table:formula="of:=['file:///home/phil/Concert_Mailer/Bookinglist/Booking_all.ods'#$'Nordrhein-Westfalen'.C5:.H5]" office:value-type="string" office:string-value="Druckerei, Hallo Programmgruppe" calcext:value-type="string">
            <text:p>Druckerei, Hallo Programmgruppe</text:p>
          </table:table-cell>
          <table:table-cell table:formula="of:=['file:///home/phil/Concert_Mailer/Bookinglist/Booking_all.ods'#$'Nordrhein-Westfalen'.D5:.I5]" office:value-type="string" office:string-value="dbbo.de" calcext:value-type="string">
            <text:p>dbbo.de</text:p>
          </table:table-cell>
          <table:table-cell table:formula="of:=['file:///home/phil/Concert_Mailer/Bookinglist/Booking_all.ods'#$'Nordrhein-Westfalen'.E5:.J5]" office:value-type="string" office:string-value="info@dbbo.de" calcext:value-type="string">
            <text:p>info@dbbo.de</text:p>
          </table:table-cell>
          <table:table-cell table:formula="of:=['file:///home/phil/Concert_Mailer/Bookinglist/Booking_all.ods'#$'Nordrhein-Westfalen'.F5:.K5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6:.F6]" office:value-type="string" office:string-value="Bensberg" calcext:value-type="string">
            <text:p>Bensberg</text:p>
          </table:table-cell>
          <table:table-cell table:formula="of:=['file:///home/phil/Concert_Mailer/Bookinglist/Booking_all.ods'#$'Nordrhein-Westfalen'.B6:.G6]" office:value-type="string" office:string-value="Juz Ufo" calcext:value-type="string">
            <text:p>Juz Ufo</text:p>
          </table:table-cell>
          <table:table-cell table:formula="of:=['file:///home/phil/Concert_Mailer/Bookinglist/Booking_all.ods'#$'Nordrhein-Westfalen'.C6:.H6]" office:value-type="string" office:string-value="Q1" calcext:value-type="string">
            <text:p>Q1</text:p>
          </table:table-cell>
          <table:table-cell table:formula="of:=['file:///home/phil/Concert_Mailer/Bookinglist/Booking_all.ods'#$'Nordrhein-Westfalen'.D6:.I6]" office:value-type="string" office:string-value="q1-gl.de" calcext:value-type="string">
            <text:p>q1-gl.de</text:p>
          </table:table-cell>
          <table:table-cell table:formula="of:=['file:///home/phil/Concert_Mailer/Bookinglist/Booking_all.ods'#$'Nordrhein-Westfalen'.E6:.J6]" office:value-type="string" office:string-value="k.piel@q1-gl.de" calcext:value-type="string">
            <text:p>k.piel@q1-gl.de</text:p>
          </table:table-cell>
          <table:table-cell table:formula="of:=['file:///home/phil/Concert_Mailer/Bookinglist/Booking_all.ods'#$'Nordrhein-Westfalen'.F6:.K6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7:.F7]" office:value-type="string" office:string-value="Bergkamen" calcext:value-type="string">
            <text:p>Bergkamen</text:p>
          </table:table-cell>
          <table:table-cell table:formula="of:=['file:///home/phil/Concert_Mailer/Bookinglist/Booking_all.ods'#$'Nordrhein-Westfalen'.B7:.G7]" office:value-type="string" office:string-value="Yellowstone" calcext:value-type="string">
            <text:p>Yellowstone</text:p>
          </table:table-cell>
          <table:table-cell table:formula="of:=['file:///home/phil/Concert_Mailer/Bookinglist/Booking_all.ods'#$'Nordrhein-Westfalen'.C7:.H7]" office:value-type="string" office:string-value="Yellowstone" calcext:value-type="string">
            <text:p>Yellowstone</text:p>
          </table:table-cell>
          <table:table-cell table:formula="of:=['file:///home/phil/Concert_Mailer/Bookinglist/Booking_all.ods'#$'Nordrhein-Westfalen'.D7:.I7]" office:value-type="string" office:string-value="soundclub-bergkamen.de" calcext:value-type="string">
            <text:p>soundclub-bergkamen.de</text:p>
          </table:table-cell>
          <table:table-cell table:formula="of:=['file:///home/phil/Concert_Mailer/Bookinglist/Booking_all.ods'#$'Nordrhein-Westfalen'.E7:.J7]" office:value-type="string" office:string-value="jh.oberaden@helimail.de" calcext:value-type="string">
            <text:p>jh.oberaden@helimail.de</text:p>
          </table:table-cell>
          <table:table-cell table:formula="of:=['file:///home/phil/Concert_Mailer/Bookinglist/Booking_all.ods'#$'Nordrhein-Westfalen'.F7:.K7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8:.F8]" office:value-type="string" office:string-value="Bielefeld" calcext:value-type="string">
            <text:p>Bielefeld</text:p>
          </table:table-cell>
          <table:table-cell table:formula="of:=['file:///home/phil/Concert_Mailer/Bookinglist/Booking_all.ods'#$'Nordrhein-Westfalen'.B8:.G8]" office:value-type="string" office:string-value="Forum" calcext:value-type="string">
            <text:p>Forum</text:p>
          </table:table-cell>
          <table:table-cell table:formula="of:=['file:///home/phil/Concert_Mailer/Bookinglist/Booking_all.ods'#$'Nordrhein-Westfalen'.C8:.H8]" office:value-type="string" office:string-value="Forum" calcext:value-type="string">
            <text:p>Forum</text:p>
          </table:table-cell>
          <table:table-cell table:formula="of:=['file:///home/phil/Concert_Mailer/Bookinglist/Booking_all.ods'#$'Nordrhein-Westfalen'.D8:.I8]" office:value-type="string" office:string-value="forum-bielefeld.com" calcext:value-type="string">
            <text:p>forum-bielefeld.com</text:p>
          </table:table-cell>
          <table:table-cell table:formula="of:=['file:///home/phil/Concert_Mailer/Bookinglist/Booking_all.ods'#$'Nordrhein-Westfalen'.E8:.J8]" office:value-type="string" office:string-value="info@forum-bielefeld.com" calcext:value-type="string">
            <text:p>info@forum-bielefeld.com</text:p>
          </table:table-cell>
          <table:table-cell table:formula="of:=['file:///home/phil/Concert_Mailer/Bookinglist/Booking_all.ods'#$'Nordrhein-Westfalen'.F8:.K8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9:.F9]" office:value-type="string" office:string-value="Bochum" calcext:value-type="string">
            <text:p>Bochum</text:p>
          </table:table-cell>
          <table:table-cell table:formula="of:=['file:///home/phil/Concert_Mailer/Bookinglist/Booking_all.ods'#$'Nordrhein-Westfalen'.B9:.G9]" office:value-type="string" office:string-value="Die Trumpete" calcext:value-type="string">
            <text:p>Die Trumpete</text:p>
          </table:table-cell>
          <table:table-cell table:formula="of:=['file:///home/phil/Concert_Mailer/Bookinglist/Booking_all.ods'#$'Nordrhein-Westfalen'.C9:.H9]" office:value-type="string" office:string-value="Trumpete" calcext:value-type="string">
            <text:p>Trumpete</text:p>
          </table:table-cell>
          <table:table-cell table:formula="of:=['file:///home/phil/Concert_Mailer/Bookinglist/Booking_all.ods'#$'Nordrhein-Westfalen'.D9:.I9]" office:value-type="string" office:string-value="facebook.com/dieTrompete" calcext:value-type="string">
            <text:p>facebook.com/dieTrompete</text:p>
          </table:table-cell>
          <table:table-cell/>
          <table:table-cell table:formula="of:=['file:///home/phil/Concert_Mailer/Bookinglist/Booking_all.ods'#$'Nordrhein-Westfalen'.F9:.K9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10:.F10]" office:value-type="string" office:string-value="Bonn" calcext:value-type="string">
            <text:p>Bonn</text:p>
          </table:table-cell>
          <table:table-cell table:formula="of:=['file:///home/phil/Concert_Mailer/Bookinglist/Booking_all.ods'#$'Nordrhein-Westfalen'.B10:.G10]" office:value-type="string" office:string-value="BLA" calcext:value-type="string">
            <text:p>BLA</text:p>
          </table:table-cell>
          <table:table-cell table:formula="of:=['file:///home/phil/Concert_Mailer/Bookinglist/Booking_all.ods'#$'Nordrhein-Westfalen'.C10:.H10]" office:value-type="string" office:string-value="BLA" calcext:value-type="string">
            <text:p>BLA</text:p>
          </table:table-cell>
          <table:table-cell table:formula="of:=['file:///home/phil/Concert_Mailer/Bookinglist/Booking_all.ods'#$'Nordrhein-Westfalen'.D10:.I10]" office:value-type="string" office:string-value="bla-bonn.de" calcext:value-type="string">
            <text:p>bla-bonn.de</text:p>
          </table:table-cell>
          <table:table-cell table:formula="of:=['file:///home/phil/Concert_Mailer/Bookinglist/Booking_all.ods'#$'Nordrhein-Westfalen'.E1:.J1]" office:value-type="string" office:string-value="E-mail Address" calcext:value-type="string">
            <text:p>E-mail Address</text:p>
          </table:table-cell>
          <table:table-cell table:formula="of:=['file:///home/phil/Concert_Mailer/Bookinglist/Booking_all.ods'#$'Nordrhein-Westfalen'.F10:.K10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11:.F11]" office:value-type="string" office:string-value="Bonn" calcext:value-type="string">
            <text:p>Bonn</text:p>
          </table:table-cell>
          <table:table-cell table:formula="of:=['file:///home/phil/Concert_Mailer/Bookinglist/Booking_all.ods'#$'Nordrhein-Westfalen'.B11:.G11]" office:value-type="string" office:string-value="Klangstation" calcext:value-type="string">
            <text:p>Klangstation</text:p>
          </table:table-cell>
          <table:table-cell table:formula="of:=['file:///home/phil/Concert_Mailer/Bookinglist/Booking_all.ods'#$'Nordrhein-Westfalen'.C11:.H11]" office:value-type="string" office:string-value="Klangstation" calcext:value-type="string">
            <text:p>Klangstation</text:p>
          </table:table-cell>
          <table:table-cell table:formula="of:=['file:///home/phil/Concert_Mailer/Bookinglist/Booking_all.ods'#$'Nordrhein-Westfalen'.D11:.I11]" office:value-type="string" office:string-value="klangstation.de" calcext:value-type="string">
            <text:p>klangstation.de</text:p>
          </table:table-cell>
          <table:table-cell table:formula="of:=['file:///home/phil/Concert_Mailer/Bookinglist/Booking_all.ods'#$'Nordrhein-Westfalen'.E11:.J11]" office:value-type="string" office:string-value="info@klangstation.de" calcext:value-type="string">
            <text:p>info@klangstation.de</text:p>
          </table:table-cell>
          <table:table-cell table:formula="of:=['file:///home/phil/Concert_Mailer/Bookinglist/Booking_all.ods'#$'Nordrhein-Westfalen'.F11:.K11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12:.F12]" office:value-type="string" office:string-value="Detmold" calcext:value-type="string">
            <text:p>Detmold</text:p>
          </table:table-cell>
          <table:table-cell table:formula="of:=['file:///home/phil/Concert_Mailer/Bookinglist/Booking_all.ods'#$'Nordrhein-Westfalen'.B12:.G12]" office:value-type="string" office:string-value="Villa Am Hügel" calcext:value-type="string">
            <text:p>Villa Am Hügel</text:p>
          </table:table-cell>
          <table:table-cell table:formula="of:=['file:///home/phil/Concert_Mailer/Bookinglist/Booking_all.ods'#$'Nordrhein-Westfalen'.C12:.H12]" office:value-type="string" office:string-value="Villa" calcext:value-type="string">
            <text:p>Villa</text:p>
          </table:table-cell>
          <table:table-cell table:formula="of:=['file:///home/phil/Concert_Mailer/Bookinglist/Booking_all.ods'#$'Nordrhein-Westfalen'.D12:.I12]" office:value-type="string" office:string-value="facebook.com/KonzerteamHuegel" calcext:value-type="string">
            <text:p>facebook.com/KonzerteamHuegel</text:p>
          </table:table-cell>
          <table:table-cell/>
          <table:table-cell table:formula="of:=['file:///home/phil/Concert_Mailer/Bookinglist/Booking_all.ods'#$'Nordrhein-Westfalen'.F12:.K12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13:.F13]" office:value-type="string" office:string-value="Dorsten" calcext:value-type="string">
            <text:p>Dorsten</text:p>
          </table:table-cell>
          <table:table-cell table:formula="of:=['file:///home/phil/Concert_Mailer/Bookinglist/Booking_all.ods'#$'Nordrhein-Westfalen'.B13:.G13]" office:value-type="string" office:string-value="Positive Records" calcext:value-type="string">
            <text:p>Positive Records</text:p>
          </table:table-cell>
          <table:table-cell table:formula="of:=['file:///home/phil/Concert_Mailer/Bookinglist/Booking_all.ods'#$'Nordrhein-Westfalen'.C13:.H13]" office:value-type="string" office:string-value="Dieter, Hallo Positive Records" calcext:value-type="string">
            <text:p>Dieter, Hallo Positive Records</text:p>
          </table:table-cell>
          <table:table-cell table:formula="of:=['file:///home/phil/Concert_Mailer/Bookinglist/Booking_all.ods'#$'Nordrhein-Westfalen'.D13:.I13]" office:value-type="string" office:string-value="positive-records.de" calcext:value-type="string">
            <text:p>positive-records.de</text:p>
          </table:table-cell>
          <table:table-cell table:formula="of:=['file:///home/phil/Concert_Mailer/Bookinglist/Booking_all.ods'#$'Nordrhein-Westfalen'.E13:.J13]" office:value-type="string" office:string-value="backs@positive-records.com" calcext:value-type="string">
            <text:p>backs@positive-records.com</text:p>
          </table:table-cell>
          <table:table-cell table:formula="of:=['file:///home/phil/Concert_Mailer/Bookinglist/Booking_all.ods'#$'Nordrhein-Westfalen'.F13:.K13]" office:value-type="string" office:string-value="02362 / 796965" calcext:value-type="string">
            <text:p>02362 / 796965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14:.F14]" office:value-type="string" office:string-value="Duisburg" calcext:value-type="string">
            <text:p>Duisburg</text:p>
          </table:table-cell>
          <table:table-cell table:formula="of:=['file:///home/phil/Concert_Mailer/Bookinglist/Booking_all.ods'#$'Nordrhein-Westfalen'.B14:.G14]" office:value-type="string" office:string-value="Alte Schleiferei" calcext:value-type="string">
            <text:p>Alte Schleiferei</text:p>
          </table:table-cell>
          <table:table-cell table:formula="of:=['file:///home/phil/Concert_Mailer/Bookinglist/Booking_all.ods'#$'Nordrhein-Westfalen'.C14:.H14]" office:value-type="string" office:string-value="Schleiferei" calcext:value-type="string">
            <text:p>Schleiferei</text:p>
          </table:table-cell>
          <table:table-cell table:formula="of:=['file:///home/phil/Concert_Mailer/Bookinglist/Booking_all.ods'#$'Nordrhein-Westfalen'.D14:.I14]" office:value-type="string" office:string-value="facebook.com/alteschleifereiduisburg" calcext:value-type="string">
            <text:p>facebook.com/alteschleifereiduisburg</text:p>
          </table:table-cell>
          <table:table-cell/>
          <table:table-cell table:formula="of:=['file:///home/phil/Concert_Mailer/Bookinglist/Booking_all.ods'#$'Nordrhein-Westfalen'.F14:.K14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15:.F15]" office:value-type="string" office:string-value="Duisburg" calcext:value-type="string">
            <text:p>Duisburg</text:p>
          </table:table-cell>
          <table:table-cell table:formula="of:=['file:///home/phil/Concert_Mailer/Bookinglist/Booking_all.ods'#$'Nordrhein-Westfalen'.B15:.G15]" office:value-type="string" office:string-value="St. Peter" calcext:value-type="string">
            <text:p>St. Peter</text:p>
          </table:table-cell>
          <table:table-cell table:formula="of:=['file:///home/phil/Concert_Mailer/Bookinglist/Booking_all.ods'#$'Nordrhein-Westfalen'.C15:.H15]" office:value-type="string" office:string-value="St. Peter" calcext:value-type="string">
            <text:p>St. Peter</text:p>
          </table:table-cell>
          <table:table-cell table:formula="of:=['file:///home/phil/Concert_Mailer/Bookinglist/Booking_all.ods'#$'Nordrhein-Westfalen'.D15:.I15]" office:value-type="string" office:string-value="facebook.com/JugendzentrumSt.Peter" calcext:value-type="string">
            <text:p>facebook.com/JugendzentrumSt.Peter</text:p>
          </table:table-cell>
          <table:table-cell/>
          <table:table-cell table:formula="of:=['file:///home/phil/Concert_Mailer/Bookinglist/Booking_all.ods'#$'Nordrhein-Westfalen'.F15:.K15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16:.F16]" office:value-type="string" office:string-value="Duisburg" calcext:value-type="string">
            <text:p>Duisburg</text:p>
          </table:table-cell>
          <table:table-cell table:formula="of:=['file:///home/phil/Concert_Mailer/Bookinglist/Booking_all.ods'#$'Nordrhein-Westfalen'.B16:.G16]" office:value-type="string" office:string-value="Parkhaus" calcext:value-type="string">
            <text:p>Parkhaus</text:p>
          </table:table-cell>
          <table:table-cell table:formula="of:=['file:///home/phil/Concert_Mailer/Bookinglist/Booking_all.ods'#$'Nordrhein-Westfalen'.C16:.H16]" office:value-type="string" office:string-value="Anna, Hallo Parkhaus" calcext:value-type="string">
            <text:p>Anna, Hallo Parkhaus</text:p>
          </table:table-cell>
          <table:table-cell table:formula="of:=['file:///home/phil/Concert_Mailer/Bookinglist/Booking_all.ods'#$'Nordrhein-Westfalen'.D16:.I16]" office:value-type="string" office:string-value="parkhaus-meiderich.de" calcext:value-type="string">
            <text:p>parkhaus-meiderich.de</text:p>
          </table:table-cell>
          <table:table-cell table:formula="of:=['file:///home/phil/Concert_Mailer/Bookinglist/Booking_all.ods'#$'Nordrhein-Westfalen'.E16:.J16]" office:value-type="string" office:string-value="info@parkhaus-meiderich.de" calcext:value-type="string">
            <text:p>info@parkhaus-meiderich.de</text:p>
          </table:table-cell>
          <table:table-cell table:formula="of:=['file:///home/phil/Concert_Mailer/Bookinglist/Booking_all.ods'#$'Nordrhein-Westfalen'.F16:.K16]" office:value-type="string" office:string-value="0203 / 443 448" calcext:value-type="string">
            <text:p>0203 / 443 448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17:.F17]" office:value-type="string" office:string-value="Düsseldorf" calcext:value-type="string">
            <text:p>Düsseldorf</text:p>
          </table:table-cell>
          <table:table-cell table:formula="of:=['file:///home/phil/Concert_Mailer/Bookinglist/Booking_all.ods'#$'Nordrhein-Westfalen'.B17:.G17]" office:value-type="string" office:string-value="Brause" calcext:value-type="string">
            <text:p>Brause</text:p>
          </table:table-cell>
          <table:table-cell table:formula="of:=['file:///home/phil/Concert_Mailer/Bookinglist/Booking_all.ods'#$'Nordrhein-Westfalen'.C17:.H17]" office:value-type="string" office:string-value="Brause" calcext:value-type="string">
            <text:p>Brause</text:p>
          </table:table-cell>
          <table:table-cell table:formula="of:=['file:///home/phil/Concert_Mailer/Bookinglist/Booking_all.ods'#$'Nordrhein-Westfalen'.D17:.I17]" office:value-type="string" office:string-value="metzgereischnitzel.de" calcext:value-type="string">
            <text:p>metzgereischnitzel.de</text:p>
          </table:table-cell>
          <table:table-cell table:formula="of:=['file:///home/phil/Concert_Mailer/Bookinglist/Booking_all.ods'#$'Nordrhein-Westfalen'.E17:.J17]" office:value-type="string" office:string-value="booking@metzgereischnitzel.de" calcext:value-type="string">
            <text:p>booking@metzgereischnitzel.de</text:p>
          </table:table-cell>
          <table:table-cell table:formula="of:=['file:///home/phil/Concert_Mailer/Bookinglist/Booking_all.ods'#$'Nordrhein-Westfalen'.F17:.K17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18:.F18]" office:value-type="string" office:string-value="Düsseldorf" calcext:value-type="string">
            <text:p>Düsseldorf</text:p>
          </table:table-cell>
          <table:table-cell table:formula="of:=['file:///home/phil/Concert_Mailer/Bookinglist/Booking_all.ods'#$'Nordrhein-Westfalen'.B18:.G18]" office:value-type="string" office:string-value="Cafe Schreiraum" calcext:value-type="string">
            <text:p>Cafe Schreiraum</text:p>
          </table:table-cell>
          <table:table-cell table:formula="of:=['file:///home/phil/Concert_Mailer/Bookinglist/Booking_all.ods'#$'Nordrhein-Westfalen'.C18:.H18]" office:value-type="string" office:string-value="Cafe Schreiraum" calcext:value-type="string">
            <text:p>Cafe Schreiraum</text:p>
          </table:table-cell>
          <table:table-cell table:formula="of:=['file:///home/phil/Concert_Mailer/Bookinglist/Booking_all.ods'#$'Nordrhein-Westfalen'.D18:.I18]" office:value-type="string" office:string-value="facebook.com/schreiraum" calcext:value-type="string">
            <text:p>facebook.com/schreiraum</text:p>
          </table:table-cell>
          <table:table-cell table:formula="of:=['file:///home/phil/Concert_Mailer/Bookinglist/Booking_all.ods'#$'Nordrhein-Westfalen'.E18:.J18]" office:value-type="string" office:string-value="schreiraum@fahr-zur-hoelle.org" calcext:value-type="string">
            <text:p>schreiraum@fahr-zur-hoelle.org</text:p>
          </table:table-cell>
          <table:table-cell table:formula="of:=['file:///home/phil/Concert_Mailer/Bookinglist/Booking_all.ods'#$'Nordrhein-Westfalen'.F18:.K18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19:.F19]" office:value-type="string" office:string-value="Düsseldorf" calcext:value-type="string">
            <text:p>Düsseldorf</text:p>
          </table:table-cell>
          <table:table-cell table:formula="of:=['file:///home/phil/Concert_Mailer/Bookinglist/Booking_all.ods'#$'Nordrhein-Westfalen'.B19:.G19]" office:value-type="string" office:string-value="Haus Spilles" calcext:value-type="string">
            <text:p>Haus Spilles</text:p>
          </table:table-cell>
          <table:table-cell table:formula="of:=['file:///home/phil/Concert_Mailer/Bookinglist/Booking_all.ods'#$'Nordrhein-Westfalen'.C19:.H19]" office:value-type="string" office:string-value="Haus Spilles" calcext:value-type="string">
            <text:p>Haus Spilles</text:p>
          </table:table-cell>
          <table:table-cell table:formula="of:=['file:///home/phil/Concert_Mailer/Bookinglist/Booking_all.ods'#$'Nordrhein-Westfalen'.D19:.I19]" office:value-type="string" office:string-value="spilles.de" calcext:value-type="string">
            <text:p>spilles.de</text:p>
          </table:table-cell>
          <table:table-cell table:formula="of:=['file:///home/phil/Concert_Mailer/Bookinglist/Booking_all.ods'#$'Nordrhein-Westfalen'.E19:.J19]" office:value-type="string" office:string-value="haus@spilles.de" calcext:value-type="string">
            <text:p>haus@spilles.de</text:p>
          </table:table-cell>
          <table:table-cell table:formula="of:=['file:///home/phil/Concert_Mailer/Bookinglist/Booking_all.ods'#$'Nordrhein-Westfalen'.F19:.K19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20:.F20]" office:value-type="string" office:string-value="Düsseldorf" calcext:value-type="string">
            <text:p>Düsseldorf</text:p>
          </table:table-cell>
          <table:table-cell table:formula="of:=['file:///home/phil/Concert_Mailer/Bookinglist/Booking_all.ods'#$'Nordrhein-Westfalen'.B20:.G20]" office:value-type="string" office:string-value="Spektakulum" calcext:value-type="string">
            <text:p>Spektakulum</text:p>
          </table:table-cell>
          <table:table-cell table:formula="of:=['file:///home/phil/Concert_Mailer/Bookinglist/Booking_all.ods'#$'Nordrhein-Westfalen'.C20:.H20]" office:value-type="string" office:string-value="Spektakulum" calcext:value-type="string">
            <text:p>Spektakulum</text:p>
          </table:table-cell>
          <table:table-cell table:formula="of:=['file:///home/phil/Concert_Mailer/Bookinglist/Booking_all.ods'#$'Nordrhein-Westfalen'.D20:.I20]" office:value-type="string" office:string-value="spektakulum.net" calcext:value-type="string">
            <text:p>spektakulum.net</text:p>
          </table:table-cell>
          <table:table-cell table:formula="of:=['file:///home/phil/Concert_Mailer/Bookinglist/Booking_all.ods'#$'Nordrhein-Westfalen'.E2:.J2]" office:value-type="string" office:string-value="info@musikbunker-aachen.de" calcext:value-type="string">
            <text:p>info@musikbunker-aachen.de</text:p>
          </table:table-cell>
          <table:table-cell table:formula="of:=['file:///home/phil/Concert_Mailer/Bookinglist/Booking_all.ods'#$'Nordrhein-Westfalen'.F20:.K20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21:.F21]" office:value-type="string" office:string-value="Düsseldorf" calcext:value-type="string">
            <text:p>Düsseldorf</text:p>
          </table:table-cell>
          <table:table-cell table:formula="of:=['file:///home/phil/Concert_Mailer/Bookinglist/Booking_all.ods'#$'Nordrhein-Westfalen'.B21:.G21]" office:value-type="string" office:string-value="Teestube" calcext:value-type="string">
            <text:p>Teestube</text:p>
          </table:table-cell>
          <table:table-cell table:formula="of:=['file:///home/phil/Concert_Mailer/Bookinglist/Booking_all.ods'#$'Nordrhein-Westfalen'.C21:.H21]" office:value-type="string" office:string-value="Teestube" calcext:value-type="string">
            <text:p>Teestube</text:p>
          </table:table-cell>
          <table:table-cell table:formula="of:=['file:///home/phil/Concert_Mailer/Bookinglist/Booking_all.ods'#$'Nordrhein-Westfalen'.D21:.I21]" office:value-type="float" office:value="0" calcext:value-type="float">
            <text:p/>
          </table:table-cell>
          <table:table-cell table:formula="of:=['file:///home/phil/Concert_Mailer/Bookinglist/Booking_all.ods'#$'Nordrhein-Westfalen'.E21:.J21]" office:value-type="string" office:string-value="teestube@fnk.de" calcext:value-type="string">
            <text:p>teestube@fnk.de</text:p>
          </table:table-cell>
          <table:table-cell table:formula="of:=['file:///home/phil/Concert_Mailer/Bookinglist/Booking_all.ods'#$'Nordrhein-Westfalen'.F21:.K21]" office:value-type="string" office:string-value="0211-4790497" calcext:value-type="string">
            <text:p>0211-4790497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22:.F22]" office:value-type="string" office:string-value="Düsseldorf" calcext:value-type="string">
            <text:p>Düsseldorf</text:p>
          </table:table-cell>
          <table:table-cell table:formula="of:=['file:///home/phil/Concert_Mailer/Bookinglist/Booking_all.ods'#$'Nordrhein-Westfalen'.B22:.G22]" office:value-type="string" office:string-value="Tube" calcext:value-type="string">
            <text:p>Tube</text:p>
          </table:table-cell>
          <table:table-cell table:formula="of:=['file:///home/phil/Concert_Mailer/Bookinglist/Booking_all.ods'#$'Nordrhein-Westfalen'.C22:.H22]" office:value-type="string" office:string-value="Tube" calcext:value-type="string">
            <text:p>Tube</text:p>
          </table:table-cell>
          <table:table-cell table:formula="of:=['file:///home/phil/Concert_Mailer/Bookinglist/Booking_all.ods'#$'Nordrhein-Westfalen'.D22:.I22]" office:value-type="float" office:value="0" calcext:value-type="float">
            <text:p/>
          </table:table-cell>
          <table:table-cell table:formula="of:=['file:///home/phil/Concert_Mailer/Bookinglist/Booking_all.ods'#$'Nordrhein-Westfalen'.E22:.J22]" office:value-type="float" office:value="0" calcext:value-type="float">
            <text:p/>
          </table:table-cell>
          <table:table-cell table:formula="of:=['file:///home/phil/Concert_Mailer/Bookinglist/Booking_all.ods'#$'Nordrhein-Westfalen'.F22:.K22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23:.F23]" office:value-type="string" office:string-value="Düsseldorf" calcext:value-type="string">
            <text:p>Düsseldorf</text:p>
          </table:table-cell>
          <table:table-cell table:formula="of:=['file:///home/phil/Concert_Mailer/Bookinglist/Booking_all.ods'#$'Nordrhein-Westfalen'.B23:.G23]" office:value-type="string" office:string-value="ZAKK" calcext:value-type="string">
            <text:p>ZAKK</text:p>
          </table:table-cell>
          <table:table-cell table:formula="of:=['file:///home/phil/Concert_Mailer/Bookinglist/Booking_all.ods'#$'Nordrhein-Westfalen'.C23:.H23]" office:value-type="string" office:string-value="ZAKK" calcext:value-type="string">
            <text:p>ZAKK</text:p>
          </table:table-cell>
          <table:table-cell table:formula="of:=['file:///home/phil/Concert_Mailer/Bookinglist/Booking_all.ods'#$'Nordrhein-Westfalen'.D23:.I23]" office:value-type="string" office:string-value="zakk.de" calcext:value-type="string">
            <text:p>zakk.de</text:p>
          </table:table-cell>
          <table:table-cell/>
          <table:table-cell table:formula="of:=['file:///home/phil/Concert_Mailer/Bookinglist/Booking_all.ods'#$'Nordrhein-Westfalen'.F23:.K23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24:.F24]" office:value-type="string" office:string-value="Düsseldorf" calcext:value-type="string">
            <text:p>Düsseldorf</text:p>
          </table:table-cell>
          <table:table-cell table:formula="of:=['file:///home/phil/Concert_Mailer/Bookinglist/Booking_all.ods'#$'Nordrhein-Westfalen'.B24:.G24]" office:value-type="string" office:string-value="Pitcher" calcext:value-type="string">
            <text:p>Pitcher</text:p>
          </table:table-cell>
          <table:table-cell table:formula="of:=['file:///home/phil/Concert_Mailer/Bookinglist/Booking_all.ods'#$'Nordrhein-Westfalen'.C24:.H24]" office:value-type="string" office:string-value="Pitcher" calcext:value-type="string">
            <text:p>Pitcher</text:p>
          </table:table-cell>
          <table:table-cell table:formula="of:=['file:///home/phil/Concert_Mailer/Bookinglist/Booking_all.ods'#$'Nordrhein-Westfalen'.D24:.I24]" office:value-type="string" office:string-value="pitcher29.com" calcext:value-type="string">
            <text:p>pitcher29.com</text:p>
          </table:table-cell>
          <table:table-cell/>
          <table:table-cell table:formula="of:=['file:///home/phil/Concert_Mailer/Bookinglist/Booking_all.ods'#$'Nordrhein-Westfalen'.F24:.K24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25:.F25]" office:value-type="string" office:string-value="Düsseldorf" calcext:value-type="string">
            <text:p>Düsseldorf</text:p>
          </table:table-cell>
          <table:table-cell table:formula="of:=['file:///home/phil/Concert_Mailer/Bookinglist/Booking_all.ods'#$'Nordrhein-Westfalen'.B25:.G25]" office:value-type="string" office:string-value="Franklin5" calcext:value-type="string">
            <text:p>Franklin5</text:p>
          </table:table-cell>
          <table:table-cell table:formula="of:=['file:///home/phil/Concert_Mailer/Bookinglist/Booking_all.ods'#$'Nordrhein-Westfalen'.C25:.H25]" office:value-type="string" office:string-value="Franklin 5" calcext:value-type="string">
            <text:p>Franklin 5</text:p>
          </table:table-cell>
          <table:table-cell table:formula="of:=['file:///home/phil/Concert_Mailer/Bookinglist/Booking_all.ods'#$'Nordrhein-Westfalen'.D25:.I25]" office:value-type="string" office:string-value="franklin5.de" calcext:value-type="string">
            <text:p>franklin5.de</text:p>
          </table:table-cell>
          <table:table-cell table:formula="of:=['file:///home/phil/Concert_Mailer/Bookinglist/Booking_all.ods'#$'Nordrhein-Westfalen'.E25:.J25]" office:value-type="string" office:string-value="info@franklin5.de" calcext:value-type="string">
            <text:p>info@franklin5.de</text:p>
          </table:table-cell>
          <table:table-cell table:formula="of:=['file:///home/phil/Concert_Mailer/Bookinglist/Booking_all.ods'#$'Nordrhein-Westfalen'.F25:.K25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26:.F26]" office:value-type="string" office:string-value="Essen" calcext:value-type="string">
            <text:p>Essen</text:p>
          </table:table-cell>
          <table:table-cell table:formula="of:=['file:///home/phil/Concert_Mailer/Bookinglist/Booking_all.ods'#$'Nordrhein-Westfalen'.B26:.G26]" office:value-type="string" office:string-value="Panic Room" calcext:value-type="string">
            <text:p>Panic Room</text:p>
          </table:table-cell>
          <table:table-cell table:formula="of:=['file:///home/phil/Concert_Mailer/Bookinglist/Booking_all.ods'#$'Nordrhein-Westfalen'.C26:.H26]" office:value-type="float" office:value="0" calcext:value-type="float">
            <text:p/>
          </table:table-cell>
          <table:table-cell table:formula="of:=['file:///home/phil/Concert_Mailer/Bookinglist/Booking_all.ods'#$'Nordrhein-Westfalen'.D26:.I26]" office:value-type="float" office:value="0" calcext:value-type="float">
            <text:p/>
          </table:table-cell>
          <table:table-cell table:formula="of:=['file:///home/phil/Concert_Mailer/Bookinglist/Booking_all.ods'#$'Nordrhein-Westfalen'.E26:.J26]" office:value-type="float" office:value="0" calcext:value-type="float">
            <text:p/>
          </table:table-cell>
          <table:table-cell table:formula="of:=['file:///home/phil/Concert_Mailer/Bookinglist/Booking_all.ods'#$'Nordrhein-Westfalen'.F26:.K26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27:.F27]" office:value-type="string" office:string-value="Essen" calcext:value-type="string">
            <text:p>Essen</text:p>
          </table:table-cell>
          <table:table-cell table:formula="of:=['file:///home/phil/Concert_Mailer/Bookinglist/Booking_all.ods'#$'Nordrhein-Westfalen'.B27:.G27]" office:value-type="string" office:string-value="Cafe Nova" calcext:value-type="string">
            <text:p>Cafe Nova</text:p>
          </table:table-cell>
          <table:table-cell table:formula="of:=['file:///home/phil/Concert_Mailer/Bookinglist/Booking_all.ods'#$'Nordrhein-Westfalen'.C27:.H27]" office:value-type="string" office:string-value="Cafe Nova" calcext:value-type="string">
            <text:p>Cafe Nova</text:p>
          </table:table-cell>
          <table:table-cell table:formula="of:=['file:///home/phil/Concert_Mailer/Bookinglist/Booking_all.ods'#$'Nordrhein-Westfalen'.D27:.I27]" office:value-type="string" office:string-value="cafe-nova.de" calcext:value-type="string">
            <text:p>cafe-nova.de</text:p>
          </table:table-cell>
          <table:table-cell table:formula="of:=['file:///home/phil/Concert_Mailer/Bookinglist/Booking_all.ods'#$'Nordrhein-Westfalen'.E27:.J27]" office:value-type="string" office:string-value="booking@cafe-nova.de" calcext:value-type="string">
            <text:p>booking@cafe-nova.de</text:p>
          </table:table-cell>
          <table:table-cell table:formula="of:=['file:///home/phil/Concert_Mailer/Bookinglist/Booking_all.ods'#$'Nordrhein-Westfalen'.F27:.K27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28:.F28]" office:value-type="string" office:string-value="Essen" calcext:value-type="string">
            <text:p>Essen</text:p>
          </table:table-cell>
          <table:table-cell table:formula="of:=['file:///home/phil/Concert_Mailer/Bookinglist/Booking_all.ods'#$'Nordrhein-Westfalen'.B28:.G28]" office:value-type="string" office:string-value="Turock" calcext:value-type="string">
            <text:p>Turock</text:p>
          </table:table-cell>
          <table:table-cell table:formula="of:=['file:///home/phil/Concert_Mailer/Bookinglist/Booking_all.ods'#$'Nordrhein-Westfalen'.C28:.H28]" office:value-type="string" office:string-value="Peter" calcext:value-type="string">
            <text:p>Peter</text:p>
          </table:table-cell>
          <table:table-cell table:formula="of:=['file:///home/phil/Concert_Mailer/Bookinglist/Booking_all.ods'#$'Nordrhein-Westfalen'.D28:.I28]" office:value-type="string" office:string-value="turock.de" calcext:value-type="string">
            <text:p>turock.de</text:p>
          </table:table-cell>
          <table:table-cell table:formula="of:=['file:///home/phil/Concert_Mailer/Bookinglist/Booking_all.ods'#$'Nordrhein-Westfalen'.E28:.J28]" office:value-type="string" office:string-value="info@turock.de" calcext:value-type="string">
            <text:p>info@turock.de</text:p>
          </table:table-cell>
          <table:table-cell table:formula="of:=['file:///home/phil/Concert_Mailer/Bookinglist/Booking_all.ods'#$'Nordrhein-Westfalen'.F28:.K28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29:.F29]" office:value-type="string" office:string-value="Grefrath" calcext:value-type="string">
            <text:p>Grefrath</text:p>
          </table:table-cell>
          <table:table-cell table:formula="of:=['file:///home/phil/Concert_Mailer/Bookinglist/Booking_all.ods'#$'Nordrhein-Westfalen'.B29:.G29]" office:value-type="string" office:string-value="Dingens" calcext:value-type="string">
            <text:p>Dingens</text:p>
          </table:table-cell>
          <table:table-cell table:formula="of:=['file:///home/phil/Concert_Mailer/Bookinglist/Booking_all.ods'#$'Nordrhein-Westfalen'.C29:.H29]" office:value-type="string" office:string-value="Dingens, Hallo Herr Küsters" calcext:value-type="string">
            <text:p>Dingens, Hallo Herr Küsters</text:p>
          </table:table-cell>
          <table:table-cell table:formula="of:=['file:///home/phil/Concert_Mailer/Bookinglist/Booking_all.ods'#$'Nordrhein-Westfalen'.D29:.I29]" office:value-type="string" office:string-value="grefrath.de/de/inhalt/jugendzentrum-dingens-9708183" calcext:value-type="string">
            <text:p>grefrath.de/de/inhalt/jugendzentrum-dingens-9708183</text:p>
          </table:table-cell>
          <table:table-cell table:formula="of:=['file:///home/phil/Concert_Mailer/Bookinglist/Booking_all.ods'#$'Nordrhein-Westfalen'.E29:.J29]" office:value-type="string" office:string-value="leon.kuesters@grefrath.de" calcext:value-type="string">
            <text:p>leon.kuesters@grefrath.de</text:p>
          </table:table-cell>
          <table:table-cell table:formula="of:=['file:///home/phil/Concert_Mailer/Bookinglist/Booking_all.ods'#$'Nordrhein-Westfalen'.F29:.K29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30:.F30]" office:value-type="string" office:string-value="Gütersloh" calcext:value-type="string">
            <text:p>Gütersloh</text:p>
          </table:table-cell>
          <table:table-cell table:formula="of:=['file:///home/phil/Concert_Mailer/Bookinglist/Booking_all.ods'#$'Nordrhein-Westfalen'.B30:.G30]" office:value-type="string" office:string-value="Die Weberei" calcext:value-type="string">
            <text:p>Die Weberei</text:p>
          </table:table-cell>
          <table:table-cell table:formula="of:=['file:///home/phil/Concert_Mailer/Bookinglist/Booking_all.ods'#$'Nordrhein-Westfalen'.C30:.H30]" office:value-type="string" office:string-value="Die Weberei" calcext:value-type="string">
            <text:p>Die Weberei</text:p>
          </table:table-cell>
          <table:table-cell table:formula="of:=['file:///home/phil/Concert_Mailer/Bookinglist/Booking_all.ods'#$'Nordrhein-Westfalen'.D30:.I30]" office:value-type="string" office:string-value="die-weberei.de" calcext:value-type="string">
            <text:p>die-weberei.de</text:p>
          </table:table-cell>
          <table:table-cell table:formula="of:=['file:///home/phil/Concert_Mailer/Bookinglist/Booking_all.ods'#$'Nordrhein-Westfalen'.E3:.J3]" office:value-type="string" office:string-value="info@jugendzentrum-attendorn.de" calcext:value-type="string">
            <text:p>info@jugendzentrum-attendorn.de</text:p>
          </table:table-cell>
          <table:table-cell table:formula="of:=['file:///home/phil/Concert_Mailer/Bookinglist/Booking_all.ods'#$'Nordrhein-Westfalen'.F30:.K30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31:.F31]" office:value-type="string" office:string-value="Gütersloh" calcext:value-type="string">
            <text:p>Gütersloh</text:p>
          </table:table-cell>
          <table:table-cell table:formula="of:=['file:///home/phil/Concert_Mailer/Bookinglist/Booking_all.ods'#$'Nordrhein-Westfalen'.B31:.G31]" office:value-type="string" office:string-value="Cable Street Beat" calcext:value-type="string">
            <text:p>Cable Street Beat</text:p>
          </table:table-cell>
          <table:table-cell table:formula="of:=['file:///home/phil/Concert_Mailer/Bookinglist/Booking_all.ods'#$'Nordrhein-Westfalen'.C31:.H31]" office:value-type="string" office:string-value="Cable Street Beat" calcext:value-type="string">
            <text:p>Cable Street Beat</text:p>
          </table:table-cell>
          <table:table-cell table:formula="of:=['file:///home/phil/Concert_Mailer/Bookinglist/Booking_all.ods'#$'Nordrhein-Westfalen'.D31:.I31]" office:value-type="string" office:string-value="cable-street-beat.de" calcext:value-type="string">
            <text:p>cable-street-beat.de</text:p>
          </table:table-cell>
          <table:table-cell table:formula="of:=['file:///home/phil/Concert_Mailer/Bookinglist/Booking_all.ods'#$'Nordrhein-Westfalen'.E31:.J31]" office:value-type="string" office:string-value="booking@cable-street-beat.de" calcext:value-type="string">
            <text:p>booking@cable-street-beat.de</text:p>
          </table:table-cell>
          <table:table-cell table:formula="of:=['file:///home/phil/Concert_Mailer/Bookinglist/Booking_all.ods'#$'Nordrhein-Westfalen'.F31:.K31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32:.F32]" office:value-type="string" office:string-value="Hagen" calcext:value-type="string">
            <text:p>Hagen</text:p>
          </table:table-cell>
          <table:table-cell table:formula="of:=['file:///home/phil/Concert_Mailer/Bookinglist/Booking_all.ods'#$'Nordrhein-Westfalen'.B32:.G32]" office:value-type="string" office:string-value="Kultopia" calcext:value-type="string">
            <text:p>Kultopia</text:p>
          </table:table-cell>
          <table:table-cell table:formula="of:=['file:///home/phil/Concert_Mailer/Bookinglist/Booking_all.ods'#$'Nordrhein-Westfalen'.C32:.H32]" office:value-type="string" office:string-value="Kultopia" calcext:value-type="string">
            <text:p>Kultopia</text:p>
          </table:table-cell>
          <table:table-cell table:formula="of:=['file:///home/phil/Concert_Mailer/Bookinglist/Booking_all.ods'#$'Nordrhein-Westfalen'.D32:.I32]" office:value-type="string" office:string-value="kultopia.de" calcext:value-type="string">
            <text:p>kultopia.de</text:p>
          </table:table-cell>
          <table:table-cell table:formula="of:=['file:///home/phil/Concert_Mailer/Bookinglist/Booking_all.ods'#$'Nordrhein-Westfalen'.E32:.J32]" office:value-type="string" office:string-value="booking@kultopia.de" calcext:value-type="string">
            <text:p>booking@kultopia.de</text:p>
          </table:table-cell>
          <table:table-cell table:formula="of:=['file:///home/phil/Concert_Mailer/Bookinglist/Booking_all.ods'#$'Nordrhein-Westfalen'.F32:.K32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33:.F33]" office:value-type="string" office:string-value="Herzebrock" calcext:value-type="string">
            <text:p>Herzebrock</text:p>
          </table:table-cell>
          <table:table-cell table:formula="of:=['file:///home/phil/Concert_Mailer/Bookinglist/Booking_all.ods'#$'Nordrhein-Westfalen'.B33:.G33]" office:value-type="string" office:string-value="JH Klein Bonum" calcext:value-type="string">
            <text:p>JH Klein Bonum</text:p>
          </table:table-cell>
          <table:table-cell table:formula="of:=['file:///home/phil/Concert_Mailer/Bookinglist/Booking_all.ods'#$'Nordrhein-Westfalen'.C33:.H33]" office:value-type="string" office:string-value="Klein Bonum" calcext:value-type="string">
            <text:p>Klein Bonum</text:p>
          </table:table-cell>
          <table:table-cell table:formula="of:=['file:///home/phil/Concert_Mailer/Bookinglist/Booking_all.ods'#$'Nordrhein-Westfalen'.D33:.I33]" office:value-type="string" office:string-value="jh-kleinbonum.de" calcext:value-type="string">
            <text:p>jh-kleinbonum.de</text:p>
          </table:table-cell>
          <table:table-cell table:formula="of:=['file:///home/phil/Concert_Mailer/Bookinglist/Booking_all.ods'#$'Nordrhein-Westfalen'.E33:.J33]" office:value-type="string" office:string-value="klein.bonum@gmx.de" calcext:value-type="string">
            <text:p>klein.bonum@gmx.de</text:p>
          </table:table-cell>
          <table:table-cell table:formula="of:=['file:///home/phil/Concert_Mailer/Bookinglist/Booking_all.ods'#$'Nordrhein-Westfalen'.F33:.K33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34:.F34]" office:value-type="string" office:string-value="Kleve" calcext:value-type="string">
            <text:p>Kleve</text:p>
          </table:table-cell>
          <table:table-cell table:formula="of:=['file:///home/phil/Concert_Mailer/Bookinglist/Booking_all.ods'#$'Nordrhein-Westfalen'.B34:.G34]" office:value-type="string" office:string-value="Radhaus" calcext:value-type="string">
            <text:p>Radhaus</text:p>
          </table:table-cell>
          <table:table-cell table:formula="of:=['file:///home/phil/Concert_Mailer/Bookinglist/Booking_all.ods'#$'Nordrhein-Westfalen'.C34:.H34]" office:value-type="string" office:string-value="Kleve" calcext:value-type="string">
            <text:p>Kleve</text:p>
          </table:table-cell>
          <table:table-cell table:formula="of:=['file:///home/phil/Concert_Mailer/Bookinglist/Booking_all.ods'#$'Nordrhein-Westfalen'.D34:.I34]" office:value-type="string" office:string-value="radhaus-kleve.de" calcext:value-type="string">
            <text:p>radhaus-kleve.de</text:p>
          </table:table-cell>
          <table:table-cell table:formula="of:=['file:///home/phil/Concert_Mailer/Bookinglist/Booking_all.ods'#$'Nordrhein-Westfalen'.E34:.J34]" office:value-type="string" office:string-value="konzerte@radhaus-kleve.de" calcext:value-type="string">
            <text:p>konzerte@radhaus-kleve.de</text:p>
          </table:table-cell>
          <table:table-cell table:formula="of:=['file:///home/phil/Concert_Mailer/Bookinglist/Booking_all.ods'#$'Nordrhein-Westfalen'.F34:.K34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35:.F35]" office:value-type="string" office:string-value="Krefeld" calcext:value-type="string">
            <text:p>Krefeld</text:p>
          </table:table-cell>
          <table:table-cell table:formula="of:=['file:///home/phil/Concert_Mailer/Bookinglist/Booking_all.ods'#$'Nordrhein-Westfalen'.B35:.G35]" office:value-type="string" office:string-value="Magnapop" calcext:value-type="string">
            <text:p>Magnapop</text:p>
          </table:table-cell>
          <table:table-cell table:formula="of:=['file:///home/phil/Concert_Mailer/Bookinglist/Booking_all.ods'#$'Nordrhein-Westfalen'.C35:.H35]" office:value-type="string" office:string-value="Magnapop" calcext:value-type="string">
            <text:p>Magnapop</text:p>
          </table:table-cell>
          <table:table-cell table:formula="of:=['file:///home/phil/Concert_Mailer/Bookinglist/Booking_all.ods'#$'Nordrhein-Westfalen'.D35:.I35]" office:value-type="string" office:string-value="wordpress.magnapop.de" calcext:value-type="string">
            <text:p>wordpress.magnapop.de</text:p>
          </table:table-cell>
          <table:table-cell table:formula="of:=['file:///home/phil/Concert_Mailer/Bookinglist/Booking_all.ods'#$'Nordrhein-Westfalen'.E35:.J35]" office:value-type="string" office:string-value="info@magnapop.de" calcext:value-type="string">
            <text:p>info@magnapop.de</text:p>
          </table:table-cell>
          <table:table-cell table:formula="of:=['file:///home/phil/Concert_Mailer/Bookinglist/Booking_all.ods'#$'Nordrhein-Westfalen'.F35:.K35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36:.F36]" office:value-type="string" office:string-value="Köln" calcext:value-type="string">
            <text:p>Köln</text:p>
          </table:table-cell>
          <table:table-cell table:formula="of:=['file:///home/phil/Concert_Mailer/Bookinglist/Booking_all.ods'#$'Nordrhein-Westfalen'.B36:.G36]" office:value-type="string" office:string-value="Blue Shell" calcext:value-type="string">
            <text:p>Blue Shell</text:p>
          </table:table-cell>
          <table:table-cell table:formula="of:=['file:///home/phil/Concert_Mailer/Bookinglist/Booking_all.ods'#$'Nordrhein-Westfalen'.C36:.H36]" office:value-type="string" office:string-value="Rolf, Hallo Blue Shell" calcext:value-type="string">
            <text:p>Rolf, Hallo Blue Shell</text:p>
          </table:table-cell>
          <table:table-cell table:formula="of:=['file:///home/phil/Concert_Mailer/Bookinglist/Booking_all.ods'#$'Nordrhein-Westfalen'.D36:.I36]" office:value-type="string" office:string-value="blue-shell.de" calcext:value-type="string">
            <text:p>blue-shell.de</text:p>
          </table:table-cell>
          <table:table-cell table:formula="of:=['file:///home/phil/Concert_Mailer/Bookinglist/Booking_all.ods'#$'Nordrhein-Westfalen'.E36:.J36]" office:value-type="string" office:string-value="rolf.kistenich@blue-shell.de" calcext:value-type="string">
            <text:p>rolf.kistenich@blue-shell.de</text:p>
          </table:table-cell>
          <table:table-cell table:formula="of:=['file:///home/phil/Concert_Mailer/Bookinglist/Booking_all.ods'#$'Nordrhein-Westfalen'.F36:.K36]" office:value-type="string" office:string-value="0163/6195138" calcext:value-type="string">
            <text:p>0163/6195138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37:.F37]" office:value-type="string" office:string-value="Köln" calcext:value-type="string">
            <text:p>Köln</text:p>
          </table:table-cell>
          <table:table-cell table:formula="of:=['file:///home/phil/Concert_Mailer/Bookinglist/Booking_all.ods'#$'Nordrhein-Westfalen'.B37:.G37]" office:value-type="string" office:string-value="MTC" calcext:value-type="string">
            <text:p>MTC</text:p>
          </table:table-cell>
          <table:table-cell table:formula="of:=['file:///home/phil/Concert_Mailer/Bookinglist/Booking_all.ods'#$'Nordrhein-Westfalen'.C37:.H37]" office:value-type="string" office:string-value="MTC Club" calcext:value-type="string">
            <text:p>MTC Club</text:p>
          </table:table-cell>
          <table:table-cell table:formula="of:=['file:///home/phil/Concert_Mailer/Bookinglist/Booking_all.ods'#$'Nordrhein-Westfalen'.D37:.I37]" office:value-type="string" office:string-value="mtcclub.de" calcext:value-type="string">
            <text:p>mtcclub.de</text:p>
          </table:table-cell>
          <table:table-cell table:formula="of:=['file:///home/phil/Concert_Mailer/Bookinglist/Booking_all.ods'#$'Nordrhein-Westfalen'.E37:.J37]" office:value-type="string" office:string-value="mtcclub@netcologne.de" calcext:value-type="string">
            <text:p>mtcclub@netcologne.de</text:p>
          </table:table-cell>
          <table:table-cell table:formula="of:=['file:///home/phil/Concert_Mailer/Bookinglist/Booking_all.ods'#$'Nordrhein-Westfalen'.F37:.K37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38:.F38]" office:value-type="string" office:string-value="Lüdenscheid" calcext:value-type="string">
            <text:p>Lüdenscheid</text:p>
          </table:table-cell>
          <table:table-cell table:formula="of:=['file:///home/phil/Concert_Mailer/Bookinglist/Booking_all.ods'#$'Nordrhein-Westfalen'.B38:.G38]" office:value-type="string" office:string-value="AJZ" calcext:value-type="string">
            <text:p>AJZ</text:p>
          </table:table-cell>
          <table:table-cell table:formula="of:=['file:///home/phil/Concert_Mailer/Bookinglist/Booking_all.ods'#$'Nordrhein-Westfalen'.C38:.H38]" office:value-type="string" office:string-value="AJZ" calcext:value-type="string">
            <text:p>AJZ</text:p>
          </table:table-cell>
          <table:table-cell table:formula="of:=['file:///home/phil/Concert_Mailer/Bookinglist/Booking_all.ods'#$'Nordrhein-Westfalen'.D38:.I38]" office:value-type="string" office:string-value="facebook.com/ajzluedenscheid" calcext:value-type="string">
            <text:p>facebook.com/ajzluedenscheid</text:p>
          </table:table-cell>
          <table:table-cell/>
          <table:table-cell table:formula="of:=['file:///home/phil/Concert_Mailer/Bookinglist/Booking_all.ods'#$'Nordrhein-Westfalen'.F38:.K38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39:.F39]" office:value-type="string" office:string-value="Mönchengladbach" calcext:value-type="string">
            <text:p>Mönchengladbach</text:p>
          </table:table-cell>
          <table:table-cell table:formula="of:=['file:///home/phil/Concert_Mailer/Bookinglist/Booking_all.ods'#$'Nordrhein-Westfalen'.B39:.G39]" office:value-type="string" office:string-value="Jukomm" calcext:value-type="string">
            <text:p>Jukomm</text:p>
          </table:table-cell>
          <table:table-cell table:formula="of:=['file:///home/phil/Concert_Mailer/Bookinglist/Booking_all.ods'#$'Nordrhein-Westfalen'.C39:.H39]" office:value-type="string" office:string-value="Jukomm" calcext:value-type="string">
            <text:p>Jukomm</text:p>
          </table:table-cell>
          <table:table-cell table:formula="of:=['file:///home/phil/Concert_Mailer/Bookinglist/Booking_all.ods'#$'Nordrhein-Westfalen'.D39:.I39]" office:value-type="string" office:string-value="jukomm.de" calcext:value-type="string">
            <text:p>jukomm.de</text:p>
          </table:table-cell>
          <table:table-cell table:formula="of:=['file:///home/phil/Concert_Mailer/Bookinglist/Booking_all.ods'#$'Nordrhein-Westfalen'.E39:.J39]" office:value-type="string" office:string-value="info@jukomm.de" calcext:value-type="string">
            <text:p>info@jukomm.de</text:p>
          </table:table-cell>
          <table:table-cell table:formula="of:=['file:///home/phil/Concert_Mailer/Bookinglist/Booking_all.ods'#$'Nordrhein-Westfalen'.F39:.K39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40:.F40]" office:value-type="string" office:string-value="Mönchengladbach" calcext:value-type="string">
            <text:p>Mönchengladbach</text:p>
          </table:table-cell>
          <table:table-cell table:formula="of:=['file:///home/phil/Concert_Mailer/Bookinglist/Booking_all.ods'#$'Nordrhein-Westfalen'.B40:.G40]" office:value-type="string" office:string-value="Roots Club" calcext:value-type="string">
            <text:p>Roots Club</text:p>
          </table:table-cell>
          <table:table-cell table:formula="of:=['file:///home/phil/Concert_Mailer/Bookinglist/Booking_all.ods'#$'Nordrhein-Westfalen'.C40:.H40]" office:value-type="string" office:string-value="Roots Club" calcext:value-type="string">
            <text:p>Roots Club</text:p>
          </table:table-cell>
          <table:table-cell table:formula="of:=['file:///home/phil/Concert_Mailer/Bookinglist/Booking_all.ods'#$'Nordrhein-Westfalen'.D40:.I40]" office:value-type="string" office:string-value="facebook.com/ROOTS-Club-MG-265188968728" calcext:value-type="string">
            <text:p>facebook.com/ROOTS-Club-MG-265188968728</text:p>
          </table:table-cell>
          <table:table-cell table:formula="of:=['file:///home/phil/Concert_Mailer/Bookinglist/Booking_all.ods'#$'Nordrhein-Westfalen'.E4:.J4]" office:value-type="string" office:string-value="pg@dbbo.de" calcext:value-type="string">
            <text:p>pg@dbbo.de</text:p>
          </table:table-cell>
          <table:table-cell table:formula="of:=['file:///home/phil/Concert_Mailer/Bookinglist/Booking_all.ods'#$'Nordrhein-Westfalen'.F40:.K40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41:.F41]" office:value-type="string" office:string-value="Mühlheim" calcext:value-type="string">
            <text:p>Mühlheim</text:p>
          </table:table-cell>
          <table:table-cell table:formula="of:=['file:///home/phil/Concert_Mailer/Bookinglist/Booking_all.ods'#$'Nordrhein-Westfalen'.B41:.G41]" office:value-type="string" office:string-value="Autonomes Zentrum" calcext:value-type="string">
            <text:p>Autonomes Zentrum</text:p>
          </table:table-cell>
          <table:table-cell table:formula="of:=['file:///home/phil/Concert_Mailer/Bookinglist/Booking_all.ods'#$'Nordrhein-Westfalen'.C41:.H41]" office:value-type="string" office:string-value="AZ" calcext:value-type="string">
            <text:p>AZ</text:p>
          </table:table-cell>
          <table:table-cell table:formula="of:=['file:///home/phil/Concert_Mailer/Bookinglist/Booking_all.ods'#$'Nordrhein-Westfalen'.D41:.I41]" office:value-type="string" office:string-value="az-muelheim.de" calcext:value-type="string">
            <text:p>az-muelheim.de</text:p>
          </table:table-cell>
          <table:table-cell table:formula="of:=['file:///home/phil/Concert_Mailer/Bookinglist/Booking_all.ods'#$'Nordrhein-Westfalen'.E41:.J41]" office:value-type="string" office:string-value="punkerzuechter@gmx.de" calcext:value-type="string">
            <text:p>punkerzuechter@gmx.de</text:p>
          </table:table-cell>
          <table:table-cell table:formula="of:=['file:///home/phil/Concert_Mailer/Bookinglist/Booking_all.ods'#$'Nordrhein-Westfalen'.F41:.K41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42:.F42]" office:value-type="string" office:string-value="Münster" calcext:value-type="string">
            <text:p>Münster</text:p>
          </table:table-cell>
          <table:table-cell table:formula="of:=['file:///home/phil/Concert_Mailer/Bookinglist/Booking_all.ods'#$'Nordrhein-Westfalen'.B42:.G42]" office:value-type="string" office:string-value="Bahnhof Wolbeck" calcext:value-type="string">
            <text:p>Bahnhof Wolbeck</text:p>
          </table:table-cell>
          <table:table-cell table:formula="of:=['file:///home/phil/Concert_Mailer/Bookinglist/Booking_all.ods'#$'Nordrhein-Westfalen'.C42:.H42]" office:value-type="string" office:string-value="Jonathan, Hallo Bahnhof Wolbeck" calcext:value-type="string">
            <text:p>Jonathan, Hallo Bahnhof Wolbeck</text:p>
          </table:table-cell>
          <table:table-cell table:formula="of:=['file:///home/phil/Concert_Mailer/Bookinglist/Booking_all.ods'#$'Nordrhein-Westfalen'.D42:.I42]" office:value-type="string" office:string-value="bahnhof-wolbeck.de" calcext:value-type="string">
            <text:p>bahnhof-wolbeck.de</text:p>
          </table:table-cell>
          <table:table-cell table:formula="of:=['file:///home/phil/Concert_Mailer/Bookinglist/Booking_all.ods'#$'Nordrhein-Westfalen'.E42:.J42]" office:value-type="string" office:string-value="email@bahnhof-wolbeck.de" calcext:value-type="string">
            <text:p>email@bahnhof-wolbeck.de</text:p>
          </table:table-cell>
          <table:table-cell table:formula="of:=['file:///home/phil/Concert_Mailer/Bookinglist/Booking_all.ods'#$'Nordrhein-Westfalen'.F42:.K42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43:.F43]" office:value-type="string" office:string-value="Münster" calcext:value-type="string">
            <text:p>Münster</text:p>
          </table:table-cell>
          <table:table-cell table:formula="of:=['file:///home/phil/Concert_Mailer/Bookinglist/Booking_all.ods'#$'Nordrhein-Westfalen'.B43:.G43]" office:value-type="string" office:string-value="Dead Mans Chest Booking" calcext:value-type="string">
            <text:p>Dead Mans Chest Booking</text:p>
          </table:table-cell>
          <table:table-cell table:formula="of:=['file:///home/phil/Concert_Mailer/Bookinglist/Booking_all.ods'#$'Nordrhein-Westfalen'.C43:.H43]" office:value-type="string" office:string-value="Matthias, Hallo Dead Mans Chest" calcext:value-type="string">
            <text:p>Matthias, Hallo Dead Mans Chest</text:p>
          </table:table-cell>
          <table:table-cell table:formula="of:=['file:///home/phil/Concert_Mailer/Bookinglist/Booking_all.ods'#$'Nordrhein-Westfalen'.D43:.I43]" office:value-type="string" office:string-value="deadmanschest.de" calcext:value-type="string">
            <text:p>deadmanschest.de</text:p>
          </table:table-cell>
          <table:table-cell table:formula="of:=['file:///home/phil/Concert_Mailer/Bookinglist/Booking_all.ods'#$'Nordrhein-Westfalen'.E43:.J43]" office:value-type="string" office:string-value="booking@deadmanschest.de" calcext:value-type="string">
            <text:p>booking@deadmanschest.de</text:p>
          </table:table-cell>
          <table:table-cell table:formula="of:=['file:///home/phil/Concert_Mailer/Bookinglist/Booking_all.ods'#$'Nordrhein-Westfalen'.F43:.K43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44:.F44]" office:value-type="string" office:string-value="Münster" calcext:value-type="string">
            <text:p>Münster</text:p>
          </table:table-cell>
          <table:table-cell table:formula="of:=['file:///home/phil/Concert_Mailer/Bookinglist/Booking_all.ods'#$'Nordrhein-Westfalen'.B44:.G44]" office:value-type="string" office:string-value="Grim Booking" calcext:value-type="string">
            <text:p>Grim Booking</text:p>
          </table:table-cell>
          <table:table-cell table:formula="of:=['file:///home/phil/Concert_Mailer/Bookinglist/Booking_all.ods'#$'Nordrhein-Westfalen'.C44:.H44]" office:value-type="string" office:string-value="Grim Booking" calcext:value-type="string">
            <text:p>Grim Booking</text:p>
          </table:table-cell>
          <table:table-cell table:formula="of:=['file:///home/phil/Concert_Mailer/Bookinglist/Booking_all.ods'#$'Nordrhein-Westfalen'.D44:.I44]" office:value-type="string" office:string-value="facebook.com/grimshows" calcext:value-type="string">
            <text:p>facebook.com/grimshows</text:p>
          </table:table-cell>
          <table:table-cell table:formula="of:=['file:///home/phil/Concert_Mailer/Bookinglist/Booking_all.ods'#$'Nordrhein-Westfalen'.E44:.J44]" office:value-type="string" office:string-value="grim-booking@gmx.de" calcext:value-type="string">
            <text:p>grim-booking@gmx.de</text:p>
          </table:table-cell>
          <table:table-cell table:formula="of:=['file:///home/phil/Concert_Mailer/Bookinglist/Booking_all.ods'#$'Nordrhein-Westfalen'.F44:.K44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45:.F45]" office:value-type="string" office:string-value="Münster" calcext:value-type="string">
            <text:p>Münster</text:p>
          </table:table-cell>
          <table:table-cell table:formula="of:=['file:///home/phil/Concert_Mailer/Bookinglist/Booking_all.ods'#$'Nordrhein-Westfalen'.B45:.G45]" office:value-type="string" office:string-value="KissOrKillBooking" calcext:value-type="string">
            <text:p>KissOrKillBooking</text:p>
          </table:table-cell>
          <table:table-cell table:formula="of:=['file:///home/phil/Concert_Mailer/Bookinglist/Booking_all.ods'#$'Nordrhein-Westfalen'.C45:.H45]" office:value-type="string" office:string-value="Kiss Or Kill" calcext:value-type="string">
            <text:p>Kiss Or Kill</text:p>
          </table:table-cell>
          <table:table-cell table:formula="of:=['file:///home/phil/Concert_Mailer/Bookinglist/Booking_all.ods'#$'Nordrhein-Westfalen'.D45:.I45]" office:value-type="string" office:string-value="facebook.com/kissorkillshows" calcext:value-type="string">
            <text:p>facebook.com/kissorkillshows</text:p>
          </table:table-cell>
          <table:table-cell table:formula="of:=['file:///home/phil/Concert_Mailer/Bookinglist/Booking_all.ods'#$'Nordrhein-Westfalen'.E45:.J45]" office:value-type="float" office:value="0" calcext:value-type="float">
            <text:p/>
          </table:table-cell>
          <table:table-cell table:formula="of:=['file:///home/phil/Concert_Mailer/Bookinglist/Booking_all.ods'#$'Nordrhein-Westfalen'.F45:.K45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46:.F46]" office:value-type="string" office:string-value="Münster" calcext:value-type="string">
            <text:p>Münster</text:p>
          </table:table-cell>
          <table:table-cell table:formula="of:=['file:///home/phil/Concert_Mailer/Bookinglist/Booking_all.ods'#$'Nordrhein-Westfalen'.B46:.G46]" office:value-type="string" office:string-value="Rare Guitar" calcext:value-type="string">
            <text:p>Rare Guitar</text:p>
          </table:table-cell>
          <table:table-cell table:formula="of:=['file:///home/phil/Concert_Mailer/Bookinglist/Booking_all.ods'#$'Nordrhein-Westfalen'.C46:.H46]" office:value-type="string" office:string-value="Marco, Hallo Rare Guitar" calcext:value-type="string">
            <text:p>Marco, Hallo Rare Guitar</text:p>
          </table:table-cell>
          <table:table-cell table:formula="of:=['file:///home/phil/Concert_Mailer/Bookinglist/Booking_all.ods'#$'Nordrhein-Westfalen'.D46:.I46]" office:value-type="string" office:string-value="rareguitar.de" calcext:value-type="string">
            <text:p>rareguitar.de</text:p>
          </table:table-cell>
          <table:table-cell table:formula="of:=['file:///home/phil/Concert_Mailer/Bookinglist/Booking_all.ods'#$'Nordrhein-Westfalen'.E46:.J46]" office:value-type="string" office:string-value="Marco-Beuker@t-online.de" calcext:value-type="string">
            <text:p>Marco-Beuker@t-online.de</text:p>
          </table:table-cell>
          <table:table-cell table:formula="of:=['file:///home/phil/Concert_Mailer/Bookinglist/Booking_all.ods'#$'Nordrhein-Westfalen'.F46:.K46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47:.F47]" office:value-type="string" office:string-value="Münster" calcext:value-type="string">
            <text:p>Münster</text:p>
          </table:table-cell>
          <table:table-cell table:formula="of:=['file:///home/phil/Concert_Mailer/Bookinglist/Booking_all.ods'#$'Nordrhein-Westfalen'.B47:.G47]" office:value-type="string" office:string-value="Spökes Booking" calcext:value-type="string">
            <text:p>Spökes Booking</text:p>
          </table:table-cell>
          <table:table-cell table:formula="of:=['file:///home/phil/Concert_Mailer/Bookinglist/Booking_all.ods'#$'Nordrhein-Westfalen'.C47:.H47]" office:value-type="string" office:string-value="Spökes" calcext:value-type="string">
            <text:p>Spökes</text:p>
          </table:table-cell>
          <table:table-cell table:formula="of:=['file:///home/phil/Concert_Mailer/Bookinglist/Booking_all.ods'#$'Nordrhein-Westfalen'.D47:.I47]" office:value-type="string" office:string-value="facebook.com/spoekeskonzerte" calcext:value-type="string">
            <text:p>facebook.com/spoekeskonzerte</text:p>
          </table:table-cell>
          <table:table-cell table:formula="of:=['file:///home/phil/Concert_Mailer/Bookinglist/Booking_all.ods'#$'Nordrhein-Westfalen'.E47:.J47]" office:value-type="float" office:value="0" calcext:value-type="float">
            <text:p/>
          </table:table-cell>
          <table:table-cell table:formula="of:=['file:///home/phil/Concert_Mailer/Bookinglist/Booking_all.ods'#$'Nordrhein-Westfalen'.F47:.K47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48:.F48]" office:value-type="string" office:string-value="Münster" calcext:value-type="string">
            <text:p>Münster</text:p>
          </table:table-cell>
          <table:table-cell table:formula="of:=['file:///home/phil/Concert_Mailer/Bookinglist/Booking_all.ods'#$'Nordrhein-Westfalen'.B48:.G48]" office:value-type="string" office:string-value="Tortuga Booking" calcext:value-type="string">
            <text:p>Tortuga Booking</text:p>
          </table:table-cell>
          <table:table-cell table:formula="of:=['file:///home/phil/Concert_Mailer/Bookinglist/Booking_all.ods'#$'Nordrhein-Westfalen'.C48:.H48]" office:value-type="string" office:string-value="David, Hallo Tortuga Booking" calcext:value-type="string">
            <text:p>David, Hallo Tortuga Booking</text:p>
          </table:table-cell>
          <table:table-cell table:formula="of:=['file:///home/phil/Concert_Mailer/Bookinglist/Booking_all.ods'#$'Nordrhein-Westfalen'.D48:.I48]" office:value-type="string" office:string-value="facebook.com/Tortuga-Booking-877214915681469" calcext:value-type="string">
            <text:p>facebook.com/Tortuga-Booking-877214915681469</text:p>
          </table:table-cell>
          <table:table-cell table:formula="of:=['file:///home/phil/Concert_Mailer/Bookinglist/Booking_all.ods'#$'Nordrhein-Westfalen'.E48:.J48]" office:value-type="string" office:string-value="contact@tortuga-booking.de" calcext:value-type="string">
            <text:p>contact@tortuga-booking.de</text:p>
          </table:table-cell>
          <table:table-cell table:formula="of:=['file:///home/phil/Concert_Mailer/Bookinglist/Booking_all.ods'#$'Nordrhein-Westfalen'.F48:.K48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49:.F49]" office:value-type="string" office:string-value="Oberhausen" calcext:value-type="string">
            <text:p>Oberhausen</text:p>
          </table:table-cell>
          <table:table-cell table:formula="of:=['file:///home/phil/Concert_Mailer/Bookinglist/Booking_all.ods'#$'Nordrhein-Westfalen'.B49:.G49]" office:value-type="string" office:string-value="Helvete" calcext:value-type="string">
            <text:p>Helvete</text:p>
          </table:table-cell>
          <table:table-cell table:formula="of:=['file:///home/phil/Concert_Mailer/Bookinglist/Booking_all.ods'#$'Nordrhein-Westfalen'.C49:.H49]" office:value-type="string" office:string-value="Gregor, Hallo Helvete" calcext:value-type="string">
            <text:p>Gregor, Hallo Helvete</text:p>
          </table:table-cell>
          <table:table-cell table:formula="of:=['file:///home/phil/Concert_Mailer/Bookinglist/Booking_all.ods'#$'Nordrhein-Westfalen'.D49:.I49]" office:value-type="string" office:string-value="helvete.de / facebook.com/helvete.ob" calcext:value-type="string">
            <text:p>helvete.de / facebook.com/helvete.ob</text:p>
          </table:table-cell>
          <table:table-cell table:formula="of:=['file:///home/phil/Concert_Mailer/Bookinglist/Booking_all.ods'#$'Nordrhein-Westfalen'.E49:.J49]" office:value-type="string" office:string-value="info@helvete.de" calcext:value-type="string">
            <text:p>info@helvete.de</text:p>
          </table:table-cell>
          <table:table-cell table:formula="of:=['file:///home/phil/Concert_Mailer/Bookinglist/Booking_all.ods'#$'Nordrhein-Westfalen'.F49:.K49]" office:value-type="string" office:string-value="0176/61145616" calcext:value-type="string">
            <text:p>0176/61145616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50:.F50]" office:value-type="string" office:string-value="Oberhausen" calcext:value-type="string">
            <text:p>Oberhausen</text:p>
          </table:table-cell>
          <table:table-cell table:formula="of:=['file:///home/phil/Concert_Mailer/Bookinglist/Booking_all.ods'#$'Nordrhein-Westfalen'.B50:.G50]" office:value-type="string" office:string-value="Druckluft" calcext:value-type="string">
            <text:p>Druckluft</text:p>
          </table:table-cell>
          <table:table-cell table:formula="of:=['file:///home/phil/Concert_Mailer/Bookinglist/Booking_all.ods'#$'Nordrhein-Westfalen'.C50:.H50]" office:value-type="string" office:string-value="Druckluft" calcext:value-type="string">
            <text:p>Druckluft</text:p>
          </table:table-cell>
          <table:table-cell table:formula="of:=['file:///home/phil/Concert_Mailer/Bookinglist/Booking_all.ods'#$'Nordrhein-Westfalen'.D50:.I50]" office:value-type="string" office:string-value="drucklufthaus.de" calcext:value-type="string">
            <text:p>drucklufthaus.de</text:p>
          </table:table-cell>
          <table:table-cell table:formula="of:=['file:///home/phil/Concert_Mailer/Bookinglist/Booking_all.ods'#$'Nordrhein-Westfalen'.E5:.J5]" office:value-type="string" office:string-value="info@dbbo.de" calcext:value-type="string">
            <text:p>info@dbbo.de</text:p>
          </table:table-cell>
          <table:table-cell table:formula="of:=['file:///home/phil/Concert_Mailer/Bookinglist/Booking_all.ods'#$'Nordrhein-Westfalen'.F50:.K50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51:.F51]" office:value-type="string" office:string-value="Oer Erkenschwick" calcext:value-type="string">
            <text:p>Oer Erkenschwick</text:p>
          </table:table-cell>
          <table:table-cell table:formula="of:=['file:///home/phil/Concert_Mailer/Bookinglist/Booking_all.ods'#$'Nordrhein-Westfalen'.B51:.G51]" office:value-type="string" office:string-value="Joes" calcext:value-type="string">
            <text:p>Joes</text:p>
          </table:table-cell>
          <table:table-cell table:formula="of:=['file:///home/phil/Concert_Mailer/Bookinglist/Booking_all.ods'#$'Nordrhein-Westfalen'.C51:.H51]" office:value-type="string" office:string-value="Joes" calcext:value-type="string">
            <text:p>Joes</text:p>
          </table:table-cell>
          <table:table-cell table:formula="of:=['file:///home/phil/Concert_Mailer/Bookinglist/Booking_all.ods'#$'Nordrhein-Westfalen'.D51:.I51]" office:value-type="string" office:string-value="facebook.com/jugendinoe" calcext:value-type="string">
            <text:p>facebook.com/jugendinoe</text:p>
          </table:table-cell>
          <table:table-cell table:formula="of:=['file:///home/phil/Concert_Mailer/Bookinglist/Booking_all.ods'#$'Nordrhein-Westfalen'.E51:.J51]" office:value-type="float" office:value="0" calcext:value-type="float">
            <text:p/>
          </table:table-cell>
          <table:table-cell table:formula="of:=['file:///home/phil/Concert_Mailer/Bookinglist/Booking_all.ods'#$'Nordrhein-Westfalen'.F51:.K51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52:.F52]" office:value-type="string" office:string-value="Paderborn" calcext:value-type="string">
            <text:p>Paderborn</text:p>
          </table:table-cell>
          <table:table-cell table:formula="of:=['file:///home/phil/Concert_Mailer/Bookinglist/Booking_all.ods'#$'Nordrhein-Westfalen'.B52:.G52]" office:value-type="string" office:string-value="Juzi MultiCulti" calcext:value-type="string">
            <text:p>Juzi MultiCulti</text:p>
          </table:table-cell>
          <table:table-cell table:formula="of:=['file:///home/phil/Concert_Mailer/Bookinglist/Booking_all.ods'#$'Nordrhein-Westfalen'.C52:.H52]" office:value-type="string" office:string-value="Sonja, Hallo Juzi" calcext:value-type="string">
            <text:p>Sonja, Hallo Juzi</text:p>
          </table:table-cell>
          <table:table-cell table:formula="of:=['file:///home/phil/Concert_Mailer/Bookinglist/Booking_all.ods'#$'Nordrhein-Westfalen'.D52:.I52]" office:value-type="string" office:string-value="multicult.wordpress.com" calcext:value-type="string">
            <text:p>multicult.wordpress.com</text:p>
          </table:table-cell>
          <table:table-cell table:formula="of:=['file:///home/phil/Concert_Mailer/Bookinglist/Booking_all.ods'#$'Nordrhein-Westfalen'.E52:.J52]" office:value-type="string" office:string-value="s.chudalla@paderborn.de" calcext:value-type="string">
            <text:p>s.chudalla@paderborn.de</text:p>
          </table:table-cell>
          <table:table-cell table:formula="of:=['file:///home/phil/Concert_Mailer/Bookinglist/Booking_all.ods'#$'Nordrhein-Westfalen'.F52:.K52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53:.F53]" office:value-type="string" office:string-value="Ratingen" calcext:value-type="string">
            <text:p>Ratingen</text:p>
          </table:table-cell>
          <table:table-cell table:formula="of:=['file:///home/phil/Concert_Mailer/Bookinglist/Booking_all.ods'#$'Nordrhein-Westfalen'.B53:.G53]" office:value-type="string" office:string-value="Cafe Comic" calcext:value-type="string">
            <text:p>Cafe Comic</text:p>
          </table:table-cell>
          <table:table-cell table:formula="of:=['file:///home/phil/Concert_Mailer/Bookinglist/Booking_all.ods'#$'Nordrhein-Westfalen'.C53:.H53]" office:value-type="string" office:string-value="Bernhard / Phil" calcext:value-type="string">
            <text:p>Bernhard / Phil</text:p>
          </table:table-cell>
          <table:table-cell table:formula="of:=['file:///home/phil/Concert_Mailer/Bookinglist/Booking_all.ods'#$'Nordrhein-Westfalen'.D53:.I53]" office:value-type="string" office:string-value="cafe-comic.de" calcext:value-type="string">
            <text:p>cafe-comic.de</text:p>
          </table:table-cell>
          <table:table-cell table:formula="of:=['file:///home/phil/Concert_Mailer/Bookinglist/Booking_all.ods'#$'Nordrhein-Westfalen'.E53:.J53]" office:value-type="string" office:string-value="berni@cafe-comic.de" calcext:value-type="string">
            <text:p>berni@cafe-comic.de</text:p>
          </table:table-cell>
          <table:table-cell table:formula="of:=['file:///home/phil/Concert_Mailer/Bookinglist/Booking_all.ods'#$'Nordrhein-Westfalen'.F53:.K53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54:.F54]" office:value-type="string" office:string-value="Remscheid" calcext:value-type="string">
            <text:p>Remscheid</text:p>
          </table:table-cell>
          <table:table-cell table:formula="of:=['file:///home/phil/Concert_Mailer/Bookinglist/Booking_all.ods'#$'Nordrhein-Westfalen'.B54:.G54]" office:value-type="string" office:string-value="Kraftstation" calcext:value-type="string">
            <text:p>Kraftstation</text:p>
          </table:table-cell>
          <table:table-cell table:formula="of:=['file:///home/phil/Concert_Mailer/Bookinglist/Booking_all.ods'#$'Nordrhein-Westfalen'.C54:.H54]" office:value-type="string" office:string-value="Kraftstation" calcext:value-type="string">
            <text:p>Kraftstation</text:p>
          </table:table-cell>
          <table:table-cell table:formula="of:=['file:///home/phil/Concert_Mailer/Bookinglist/Booking_all.ods'#$'Nordrhein-Westfalen'.D54:.I54]" office:value-type="string" office:string-value="kraftstation.de" calcext:value-type="string">
            <text:p>kraftstation.de</text:p>
          </table:table-cell>
          <table:table-cell table:formula="of:=['file:///home/phil/Concert_Mailer/Bookinglist/Booking_all.ods'#$'Nordrhein-Westfalen'.E54:.J54]" office:value-type="string" office:string-value="dill@kraftstation.de" calcext:value-type="string">
            <text:p>dill@kraftstation.de</text:p>
          </table:table-cell>
          <table:table-cell table:formula="of:=['file:///home/phil/Concert_Mailer/Bookinglist/Booking_all.ods'#$'Nordrhein-Westfalen'.F54:.K54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55:.F55]" office:value-type="string" office:string-value="Rheinberg " calcext:value-type="string">
            <text:p>Rheinberg </text:p>
          </table:table-cell>
          <table:table-cell table:formula="of:=['file:///home/phil/Concert_Mailer/Bookinglist/Booking_all.ods'#$'Nordrhein-Westfalen'.B55:.G55]" office:value-type="string" office:string-value="Zuff 07" calcext:value-type="string">
            <text:p>Zuff 07</text:p>
          </table:table-cell>
          <table:table-cell table:formula="of:=['file:///home/phil/Concert_Mailer/Bookinglist/Booking_all.ods'#$'Nordrhein-Westfalen'.C55:.H55]" office:value-type="float" office:value="0" calcext:value-type="float">
            <text:p/>
          </table:table-cell>
          <table:table-cell table:formula="of:=['file:///home/phil/Concert_Mailer/Bookinglist/Booking_all.ods'#$'Nordrhein-Westfalen'.D55:.I55]" office:value-type="float" office:value="0" calcext:value-type="float">
            <text:p/>
          </table:table-cell>
          <table:table-cell table:formula="of:=['file:///home/phil/Concert_Mailer/Bookinglist/Booking_all.ods'#$'Nordrhein-Westfalen'.E55:.J55]" office:value-type="float" office:value="0" calcext:value-type="float">
            <text:p/>
          </table:table-cell>
          <table:table-cell table:formula="of:=['file:///home/phil/Concert_Mailer/Bookinglist/Booking_all.ods'#$'Nordrhein-Westfalen'.F55:.K55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56:.F56]" office:value-type="string" office:string-value="Schwerte" calcext:value-type="string">
            <text:p>Schwerte</text:p>
          </table:table-cell>
          <table:table-cell table:formula="of:=['file:///home/phil/Concert_Mailer/Bookinglist/Booking_all.ods'#$'Nordrhein-Westfalen'.B56:.G56]" office:value-type="string" office:string-value="Rattenloch" calcext:value-type="string">
            <text:p>Rattenloch</text:p>
          </table:table-cell>
          <table:table-cell table:formula="of:=['file:///home/phil/Concert_Mailer/Bookinglist/Booking_all.ods'#$'Nordrhein-Westfalen'.C56:.H56]" office:value-type="string" office:string-value="Rattenloch" calcext:value-type="string">
            <text:p>Rattenloch</text:p>
          </table:table-cell>
          <table:table-cell table:formula="of:=['file:///home/phil/Concert_Mailer/Bookinglist/Booking_all.ods'#$'Nordrhein-Westfalen'.D56:.I56]" office:value-type="string" office:string-value="kunterbunt-schwerte.com" calcext:value-type="string">
            <text:p>kunterbunt-schwerte.com</text:p>
          </table:table-cell>
          <table:table-cell table:formula="of:=['file:///home/phil/Concert_Mailer/Bookinglist/Booking_all.ods'#$'Nordrhein-Westfalen'.E56:.J56]" office:value-type="string" office:string-value="rattenloch@googlemail.com" calcext:value-type="string">
            <text:p>rattenloch@googlemail.com</text:p>
          </table:table-cell>
          <table:table-cell table:formula="of:=['file:///home/phil/Concert_Mailer/Bookinglist/Booking_all.ods'#$'Nordrhein-Westfalen'.F56:.K56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57:.F57]" office:value-type="string" office:string-value="Siegburg" calcext:value-type="string">
            <text:p>Siegburg</text:p>
          </table:table-cell>
          <table:table-cell table:formula="of:=['file:///home/phil/Concert_Mailer/Bookinglist/Booking_all.ods'#$'Nordrhein-Westfalen'.B57:.G57]" office:value-type="string" office:string-value="Kubana Live Club" calcext:value-type="string">
            <text:p>Kubana Live Club</text:p>
          </table:table-cell>
          <table:table-cell table:formula="of:=['file:///home/phil/Concert_Mailer/Bookinglist/Booking_all.ods'#$'Nordrhein-Westfalen'.C57:.H57]" office:value-type="string" office:string-value="Kubana" calcext:value-type="string">
            <text:p>Kubana</text:p>
          </table:table-cell>
          <table:table-cell table:formula="of:=['file:///home/phil/Concert_Mailer/Bookinglist/Booking_all.ods'#$'Nordrhein-Westfalen'.D57:.I57]" office:value-type="string" office:string-value="kubana.de" calcext:value-type="string">
            <text:p>kubana.de</text:p>
          </table:table-cell>
          <table:table-cell table:formula="of:=['file:///home/phil/Concert_Mailer/Bookinglist/Booking_all.ods'#$'Nordrhein-Westfalen'.E57:.J57]" office:value-type="string" office:string-value="info@kubana.de" calcext:value-type="string">
            <text:p>info@kubana.de</text:p>
          </table:table-cell>
          <table:table-cell table:formula="of:=['file:///home/phil/Concert_Mailer/Bookinglist/Booking_all.ods'#$'Nordrhein-Westfalen'.F57:.K57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58:.F58]" office:value-type="string" office:string-value="Siegen" calcext:value-type="string">
            <text:p>Siegen</text:p>
          </table:table-cell>
          <table:table-cell table:formula="of:=['file:///home/phil/Concert_Mailer/Bookinglist/Booking_all.ods'#$'Nordrhein-Westfalen'.B58:.G58]" office:value-type="string" office:string-value="Vortex" calcext:value-type="string">
            <text:p>Vortex</text:p>
          </table:table-cell>
          <table:table-cell table:formula="of:=['file:///home/phil/Concert_Mailer/Bookinglist/Booking_all.ods'#$'Nordrhein-Westfalen'.C58:.H58]" office:value-type="string" office:string-value="Phil, Hallo Vortex" calcext:value-type="string">
            <text:p>Phil, Hallo Vortex</text:p>
          </table:table-cell>
          <table:table-cell table:formula="of:=['file:///home/phil/Concert_Mailer/Bookinglist/Booking_all.ods'#$'Nordrhein-Westfalen'.D58:.I58]" office:value-type="string" office:string-value="vortex-surfer.de" calcext:value-type="string">
            <text:p>vortex-surfer.de</text:p>
          </table:table-cell>
          <table:table-cell table:formula="of:=['file:///home/phil/Concert_Mailer/Bookinglist/Booking_all.ods'#$'Nordrhein-Westfalen'.E58:.J58]" office:value-type="string" office:string-value="info@vortex-surfer.de" calcext:value-type="string">
            <text:p>info@vortex-surfer.de</text:p>
          </table:table-cell>
          <table:table-cell table:formula="of:=['file:///home/phil/Concert_Mailer/Bookinglist/Booking_all.ods'#$'Nordrhein-Westfalen'.F58:.K58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59:.F59]" office:value-type="string" office:string-value="Siegen" calcext:value-type="string">
            <text:p>Siegen</text:p>
          </table:table-cell>
          <table:table-cell table:formula="of:=['file:///home/phil/Concert_Mailer/Bookinglist/Booking_all.ods'#$'Nordrhein-Westfalen'.B59:.G59]" office:value-type="string" office:string-value="Musikclub Meyer" calcext:value-type="string">
            <text:p>Musikclub Meyer</text:p>
          </table:table-cell>
          <table:table-cell table:formula="of:=['file:///home/phil/Concert_Mailer/Bookinglist/Booking_all.ods'#$'Nordrhein-Westfalen'.C59:.H59]" office:value-type="string" office:string-value="Christina, Hallo Musikclub Meyer" calcext:value-type="string">
            <text:p>Christina, Hallo Musikclub Meyer</text:p>
          </table:table-cell>
          <table:table-cell table:formula="of:=['file:///home/phil/Concert_Mailer/Bookinglist/Booking_all.ods'#$'Nordrhein-Westfalen'.D59:.I59]" office:value-type="string" office:string-value="meyer-siegen.de" calcext:value-type="string">
            <text:p>meyer-siegen.de</text:p>
          </table:table-cell>
          <table:table-cell table:formula="of:=['file:///home/phil/Concert_Mailer/Bookinglist/Booking_all.ods'#$'Nordrhein-Westfalen'.E59:.J59]" office:value-type="string" office:string-value="ina.le@gmx.de" calcext:value-type="string">
            <text:p>ina.le@gmx.de</text:p>
          </table:table-cell>
          <table:table-cell table:formula="of:=['file:///home/phil/Concert_Mailer/Bookinglist/Booking_all.ods'#$'Nordrhein-Westfalen'.F59:.K59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60:.F60]" office:value-type="string" office:string-value="Siegen" calcext:value-type="string">
            <text:p>Siegen</text:p>
          </table:table-cell>
          <table:table-cell table:formula="of:=['file:///home/phil/Concert_Mailer/Bookinglist/Booking_all.ods'#$'Nordrhein-Westfalen'.B60:.G60]" office:value-type="string" office:string-value="Musikclub Meyer" calcext:value-type="string">
            <text:p>Musikclub Meyer</text:p>
          </table:table-cell>
          <table:table-cell table:formula="of:=['file:///home/phil/Concert_Mailer/Bookinglist/Booking_all.ods'#$'Nordrhein-Westfalen'.C60:.H60]" office:value-type="string" office:string-value="Musikclub Meyer" calcext:value-type="string">
            <text:p>Musikclub Meyer</text:p>
          </table:table-cell>
          <table:table-cell table:formula="of:=['file:///home/phil/Concert_Mailer/Bookinglist/Booking_all.ods'#$'Nordrhein-Westfalen'.D60:.I60]" office:value-type="string" office:string-value="meyer-siegen.de" calcext:value-type="string">
            <text:p>meyer-siegen.de</text:p>
          </table:table-cell>
          <table:table-cell table:formula="of:=['file:///home/phil/Concert_Mailer/Bookinglist/Booking_all.ods'#$'Nordrhein-Westfalen'.E6:.J6]" office:value-type="string" office:string-value="k.piel@q1-gl.de" calcext:value-type="string">
            <text:p>k.piel@q1-gl.de</text:p>
          </table:table-cell>
          <table:table-cell table:formula="of:=['file:///home/phil/Concert_Mailer/Bookinglist/Booking_all.ods'#$'Nordrhein-Westfalen'.F60:.K60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61:.F61]" office:value-type="string" office:string-value="Solingen" calcext:value-type="string">
            <text:p>Solingen</text:p>
          </table:table-cell>
          <table:table-cell table:formula="of:=['file:///home/phil/Concert_Mailer/Bookinglist/Booking_all.ods'#$'Nordrhein-Westfalen'.B61:.G61]" office:value-type="string" office:string-value="Cobra" calcext:value-type="string">
            <text:p>Cobra</text:p>
          </table:table-cell>
          <table:table-cell table:formula="of:=['file:///home/phil/Concert_Mailer/Bookinglist/Booking_all.ods'#$'Nordrhein-Westfalen'.C61:.H61]" office:value-type="string" office:string-value="Cobra" calcext:value-type="string">
            <text:p>Cobra</text:p>
          </table:table-cell>
          <table:table-cell table:formula="of:=['file:///home/phil/Concert_Mailer/Bookinglist/Booking_all.ods'#$'Nordrhein-Westfalen'.D61:.I61]" office:value-type="string" office:string-value="cobra-solingen.de" calcext:value-type="string">
            <text:p>cobra-solingen.de</text:p>
          </table:table-cell>
          <table:table-cell table:formula="of:=['file:///home/phil/Concert_Mailer/Bookinglist/Booking_all.ods'#$'Nordrhein-Westfalen'.E61:.J61]" office:value-type="string" office:string-value="info@cobra-solingen.de" calcext:value-type="string">
            <text:p>info@cobra-solingen.de</text:p>
          </table:table-cell>
          <table:table-cell table:formula="of:=['file:///home/phil/Concert_Mailer/Bookinglist/Booking_all.ods'#$'Nordrhein-Westfalen'.F61:.K61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62:.F62]" office:value-type="string" office:string-value="Troisdorf" calcext:value-type="string">
            <text:p>Troisdorf</text:p>
          </table:table-cell>
          <table:table-cell table:formula="of:=['file:///home/phil/Concert_Mailer/Bookinglist/Booking_all.ods'#$'Nordrhein-Westfalen'.B62:.G62]" office:value-type="string" office:string-value="Bauhaus" calcext:value-type="string">
            <text:p>Bauhaus</text:p>
          </table:table-cell>
          <table:table-cell table:formula="of:=['file:///home/phil/Concert_Mailer/Bookinglist/Booking_all.ods'#$'Nordrhein-Westfalen'.C62:.H62]" office:value-type="string" office:string-value="Torsten, Hallo Baumhaus" calcext:value-type="string">
            <text:p>Torsten, Hallo Baumhaus</text:p>
          </table:table-cell>
          <table:table-cell table:formula="of:=['file:///home/phil/Concert_Mailer/Bookinglist/Booking_all.ods'#$'Nordrhein-Westfalen'.D62:.I62]" office:value-type="string" office:string-value="jugendzentrum-bauhaus.de" calcext:value-type="string">
            <text:p>jugendzentrum-bauhaus.de</text:p>
          </table:table-cell>
          <table:table-cell table:formula="of:=['file:///home/phil/Concert_Mailer/Bookinglist/Booking_all.ods'#$'Nordrhein-Westfalen'.E62:.J62]" office:value-type="string" office:string-value="taktart-booking@gmx.de" calcext:value-type="string">
            <text:p>taktart-booking@gmx.de</text:p>
          </table:table-cell>
          <table:table-cell table:formula="of:=['file:///home/phil/Concert_Mailer/Bookinglist/Booking_all.ods'#$'Nordrhein-Westfalen'.F62:.K62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63:.F63]" office:value-type="string" office:string-value="Wermelskirchen" calcext:value-type="string">
            <text:p>Wermelskirchen</text:p>
          </table:table-cell>
          <table:table-cell table:formula="of:=['file:///home/phil/Concert_Mailer/Bookinglist/Booking_all.ods'#$'Nordrhein-Westfalen'.B63:.G63]" office:value-type="string" office:string-value="Ajz Bahndamm" calcext:value-type="string">
            <text:p>Ajz Bahndamm</text:p>
          </table:table-cell>
          <table:table-cell table:formula="of:=['file:///home/phil/Concert_Mailer/Bookinglist/Booking_all.ods'#$'Nordrhein-Westfalen'.C63:.H63]" office:value-type="string" office:string-value="AJZ" calcext:value-type="string">
            <text:p>AJZ</text:p>
          </table:table-cell>
          <table:table-cell table:formula="of:=['file:///home/phil/Concert_Mailer/Bookinglist/Booking_all.ods'#$'Nordrhein-Westfalen'.D63:.I63]" office:value-type="string" office:string-value="ajzbahndamm.de" calcext:value-type="string">
            <text:p>ajzbahndamm.de</text:p>
          </table:table-cell>
          <table:table-cell table:formula="of:=['file:///home/phil/Concert_Mailer/Bookinglist/Booking_all.ods'#$'Nordrhein-Westfalen'.E63:.J63]" office:value-type="string" office:string-value="webmaster@ajzbahndamm.de" calcext:value-type="string">
            <text:p>webmaster@ajzbahndamm.de</text:p>
          </table:table-cell>
          <table:table-cell table:formula="of:=['file:///home/phil/Concert_Mailer/Bookinglist/Booking_all.ods'#$'Nordrhein-Westfalen'.F63:.K63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64:.F64]" office:value-type="string" office:string-value="Wesel" calcext:value-type="string">
            <text:p>Wesel</text:p>
          </table:table-cell>
          <table:table-cell table:formula="of:=['file:///home/phil/Concert_Mailer/Bookinglist/Booking_all.ods'#$'Nordrhein-Westfalen'.B64:.G64]" office:value-type="string" office:string-value="Krachgarten" calcext:value-type="string">
            <text:p>Krachgarten</text:p>
          </table:table-cell>
          <table:table-cell table:formula="of:=['file:///home/phil/Concert_Mailer/Bookinglist/Booking_all.ods'#$'Nordrhein-Westfalen'.C64:.H64]" office:value-type="string" office:string-value="Krachgarten" calcext:value-type="string">
            <text:p>Krachgarten</text:p>
          </table:table-cell>
          <table:table-cell table:formula="of:=['file:///home/phil/Concert_Mailer/Bookinglist/Booking_all.ods'#$'Nordrhein-Westfalen'.D64:.I64]" office:value-type="string" office:string-value="krachgarten-wesel.jimdo.com" calcext:value-type="string">
            <text:p>krachgarten-wesel.jimdo.com</text:p>
          </table:table-cell>
          <table:table-cell/>
          <table:table-cell table:formula="of:=['file:///home/phil/Concert_Mailer/Bookinglist/Booking_all.ods'#$'Nordrhein-Westfalen'.F64:.K64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65:.F65]" office:value-type="string" office:string-value="Wuppertal" calcext:value-type="string">
            <text:p>Wuppertal</text:p>
          </table:table-cell>
          <table:table-cell table:formula="of:=['file:///home/phil/Concert_Mailer/Bookinglist/Booking_all.ods'#$'Nordrhein-Westfalen'.B65:.G65]" office:value-type="string" office:string-value="Underground" calcext:value-type="string">
            <text:p>Underground</text:p>
          </table:table-cell>
          <table:table-cell table:formula="of:=['file:///home/phil/Concert_Mailer/Bookinglist/Booking_all.ods'#$'Nordrhein-Westfalen'.C65:.H65]" office:value-type="float" office:value="0" calcext:value-type="float">
            <text:p/>
          </table:table-cell>
          <table:table-cell table:formula="of:=['file:///home/phil/Concert_Mailer/Bookinglist/Booking_all.ods'#$'Nordrhein-Westfalen'.D65:.I65]" office:value-type="string" office:string-value="underground-wuppertal.de" calcext:value-type="string">
            <text:p>underground-wuppertal.de</text:p>
          </table:table-cell>
          <table:table-cell table:formula="of:=['file:///home/phil/Concert_Mailer/Bookinglist/Booking_all.ods'#$'Nordrhein-Westfalen'.E65:.J65]" office:value-type="string" office:string-value="info@underground-wuppertal.de" calcext:value-type="string">
            <text:p>info@underground-wuppertal.de</text:p>
          </table:table-cell>
          <table:table-cell table:formula="of:=['file:///home/phil/Concert_Mailer/Bookinglist/Booking_all.ods'#$'Nordrhein-Westfalen'.F65:.K65]" office:value-type="string" office:string-value="0152/27315789" calcext:value-type="string">
            <text:p>0152/27315789</text:p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66:.F66]" office:value-type="string" office:string-value="Wuppertal" calcext:value-type="string">
            <text:p>Wuppertal</text:p>
          </table:table-cell>
          <table:table-cell table:formula="of:=['file:///home/phil/Concert_Mailer/Bookinglist/Booking_all.ods'#$'Nordrhein-Westfalen'.B66:.G66]" office:value-type="string" office:string-value="Hannya Booking" calcext:value-type="string">
            <text:p>Hannya Booking</text:p>
          </table:table-cell>
          <table:table-cell table:formula="of:=['file:///home/phil/Concert_Mailer/Bookinglist/Booking_all.ods'#$'Nordrhein-Westfalen'.C66:.H66]" office:value-type="string" office:string-value="Hannya Booking" calcext:value-type="string">
            <text:p>Hannya Booking</text:p>
          </table:table-cell>
          <table:table-cell table:formula="of:=['file:///home/phil/Concert_Mailer/Bookinglist/Booking_all.ods'#$'Nordrhein-Westfalen'.D66:.I66]" office:value-type="float" office:value="0" calcext:value-type="float">
            <text:p/>
          </table:table-cell>
          <table:table-cell table:formula="of:=['file:///home/phil/Concert_Mailer/Bookinglist/Booking_all.ods'#$'Nordrhein-Westfalen'.E66:.J66]" office:value-type="string" office:string-value="hannja.booking@gmail.com" calcext:value-type="string">
            <text:p>hannja.booking@gmail.com</text:p>
          </table:table-cell>
          <table:table-cell table:formula="of:=['file:///home/phil/Concert_Mailer/Bookinglist/Booking_all.ods'#$'Nordrhein-Westfalen'.F66:.K66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Nordrhein-Westfalen'.A67:.F67]" office:value-type="string" office:string-value="Kempen" calcext:value-type="string">
            <text:p>Kempen</text:p>
          </table:table-cell>
          <table:table-cell table:formula="of:=['file:///home/phil/Concert_Mailer/Bookinglist/Booking_all.ods'#$'Nordrhein-Westfalen'.B67:.G67]" office:value-type="string" office:string-value="Hermano Booking" calcext:value-type="string">
            <text:p>Hermano Booking</text:p>
          </table:table-cell>
          <table:table-cell table:formula="of:=['file:///home/phil/Concert_Mailer/Bookinglist/Booking_all.ods'#$'Nordrhein-Westfalen'.C67:.H67]" office:value-type="string" office:string-value="Eduardo, Hallo Hermano Booking" calcext:value-type="string">
            <text:p>Eduardo, Hallo Hermano Booking</text:p>
          </table:table-cell>
          <table:table-cell table:formula="of:=['file:///home/phil/Concert_Mailer/Bookinglist/Booking_all.ods'#$'Nordrhein-Westfalen'.D67:.I67]" office:value-type="string" office:string-value="hermanobooking.de / facebook.com/hermanobooking" calcext:value-type="string">
            <text:p>hermanobooking.de / facebook.com/hermanobooking</text:p>
          </table:table-cell>
          <table:table-cell table:formula="of:=['file:///home/phil/Concert_Mailer/Bookinglist/Booking_all.ods'#$'Nordrhein-Westfalen'.E67:.J67]" office:value-type="string" office:string-value="info@hermanobooking.de" calcext:value-type="string">
            <text:p>info@hermanobooking.de</text:p>
          </table:table-cell>
          <table:table-cell table:formula="of:=['file:///home/phil/Concert_Mailer/Bookinglist/Booking_all.ods'#$'Nordrhein-Westfalen'.F67:.K67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arland.A2:.F2]" office:value-type="string" office:string-value="Illingen" calcext:value-type="string">
            <text:p>Illingen</text:p>
          </table:table-cell>
          <table:table-cell table:formula="of:=['file:///home/phil/Concert_Mailer/Bookinglist/Booking_all.ods'#$Saarland.B2:.G2]" office:value-type="string" office:string-value="Juz Illingen" calcext:value-type="string">
            <text:p>Juz Illingen</text:p>
          </table:table-cell>
          <table:table-cell table:formula="of:=['file:///home/phil/Concert_Mailer/Bookinglist/Booking_all.ods'#$Saarland.C2:.H2]" office:value-type="string" office:string-value="Juz Illingen" calcext:value-type="string">
            <text:p>Juz Illingen</text:p>
          </table:table-cell>
          <table:table-cell table:formula="of:=['file:///home/phil/Concert_Mailer/Bookinglist/Booking_all.ods'#$Saarland.D2:.I2]" office:value-type="string" office:string-value="facebook.com/JuZ-Illingen-171593271731" calcext:value-type="string">
            <text:p>facebook.com/JuZ-Illingen-171593271731</text:p>
          </table:table-cell>
          <table:table-cell table:formula="of:=['file:///home/phil/Concert_Mailer/Bookinglist/Booking_all.ods'#$Saarland.E2:.J2]" office:value-type="float" office:value="0" calcext:value-type="float">
            <text:p/>
          </table:table-cell>
          <table:table-cell table:formula="of:=['file:///home/phil/Concert_Mailer/Bookinglist/Booking_all.ods'#$Saarland.F2:.K2]" office:value-type="float" office:value="0" calcext:value-type="float">
            <text:p/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arland.A3:.F3]" office:value-type="string" office:string-value="Neunkirchen" calcext:value-type="string">
            <text:p>Neunkirchen</text:p>
          </table:table-cell>
          <table:table-cell table:formula="of:=['file:///home/phil/Concert_Mailer/Bookinglist/Booking_all.ods'#$Saarland.B3:.G3]" office:value-type="string" office:string-value="Kuz Sägewerk" calcext:value-type="string">
            <text:p>Kuz Sägewerk</text:p>
          </table:table-cell>
          <table:table-cell table:formula="of:=['file:///home/phil/Concert_Mailer/Bookinglist/Booking_all.ods'#$Saarland.C3:.H3]" office:value-type="string" office:string-value="Kuz Sägewerk" calcext:value-type="string">
            <text:p>Kuz Sägewerk</text:p>
          </table:table-cell>
          <table:table-cell table:formula="of:=['file:///home/phil/Concert_Mailer/Bookinglist/Booking_all.ods'#$Saarland.D3:.I3]" office:value-type="string" office:string-value="kuz-saegewerk.de" calcext:value-type="string">
            <text:p>kuz-saegewerk.de</text:p>
          </table:table-cell>
          <table:table-cell table:formula="of:=['file:///home/phil/Concert_Mailer/Bookinglist/Booking_all.ods'#$Saarland.E3:.J3]" office:value-type="string" office:string-value="info@kuz-saegewerk.de" calcext:value-type="string">
            <text:p>info@kuz-saegewerk.de</text:p>
          </table:table-cell>
          <table:table-cell table:formula="of:=['file:///home/phil/Concert_Mailer/Bookinglist/Booking_all.ods'#$Saarland.F3:.K3]" office:value-type="float" office:value="0" calcext:value-type="float">
            <text:p/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arland.A4:.F4]" office:value-type="string" office:string-value="Saarbrücken " calcext:value-type="string">
            <text:p>Saarbrücken </text:p>
          </table:table-cell>
          <table:table-cell table:formula="of:=['file:///home/phil/Concert_Mailer/Bookinglist/Booking_all.ods'#$Saarland.B4:.G4]" office:value-type="string" office:string-value="Devild Place" calcext:value-type="string">
            <text:p>Devild Place</text:p>
          </table:table-cell>
          <table:table-cell table:formula="of:=['file:///home/phil/Concert_Mailer/Bookinglist/Booking_all.ods'#$Saarland.C4:.H4]" office:value-type="string" office:string-value="Devils Place" calcext:value-type="string">
            <text:p>Devils Place</text:p>
          </table:table-cell>
          <table:table-cell table:formula="of:=['file:///home/phil/Concert_Mailer/Bookinglist/Booking_all.ods'#$Saarland.D4:.I4]" office:value-type="string" office:string-value="devils-place.com" calcext:value-type="string">
            <text:p>devils-place.com</text:p>
          </table:table-cell>
          <table:table-cell table:formula="of:=['file:///home/phil/Concert_Mailer/Bookinglist/Booking_all.ods'#$Saarland.E4:.J4]" office:value-type="string" office:string-value="booking@devils-place.com" calcext:value-type="string">
            <text:p>booking@devils-place.com</text:p>
          </table:table-cell>
          <table:table-cell table:formula="of:=['file:///home/phil/Concert_Mailer/Bookinglist/Booking_all.ods'#$Saarland.F4:.K4]" office:value-type="float" office:value="0" calcext:value-type="float">
            <text:p/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arland.A5:.F5]" office:value-type="string" office:string-value="Saarbrücken" calcext:value-type="string">
            <text:p>Saarbrücken</text:p>
          </table:table-cell>
          <table:table-cell table:formula="of:=['file:///home/phil/Concert_Mailer/Bookinglist/Booking_all.ods'#$Saarland.B5:.G5]" office:value-type="string" office:string-value="Haifischblut Collective" calcext:value-type="string">
            <text:p>Haifischblut Collective</text:p>
          </table:table-cell>
          <table:table-cell table:formula="of:=['file:///home/phil/Concert_Mailer/Bookinglist/Booking_all.ods'#$Saarland.C5:.H5]" office:value-type="string" office:string-value="Haifischblut Collective" calcext:value-type="string">
            <text:p>Haifischblut Collective</text:p>
          </table:table-cell>
          <table:table-cell table:formula="of:=['file:///home/phil/Concert_Mailer/Bookinglist/Booking_all.ods'#$Saarland.D5:.I5]" office:value-type="string" office:string-value="facebook.com/haifischblutcollective" calcext:value-type="string">
            <text:p>facebook.com/haifischblutcollective</text:p>
          </table:table-cell>
          <table:table-cell table:formula="of:=['file:///home/phil/Concert_Mailer/Bookinglist/Booking_all.ods'#$Saarland.E5:.J5]" office:value-type="string" office:string-value="haifischblut.collective@gmail.com" calcext:value-type="string">
            <text:p>haifischblut.collective@gmail.com</text:p>
          </table:table-cell>
          <table:table-cell table:formula="of:=['file:///home/phil/Concert_Mailer/Bookinglist/Booking_all.ods'#$Saarland.F5:.K5]" office:value-type="float" office:value="0" calcext:value-type="float">
            <text:p/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arland.A6:.F6]" office:value-type="string" office:string-value="Saarbrücken" calcext:value-type="string">
            <text:p>Saarbrücken</text:p>
          </table:table-cell>
          <table:table-cell table:formula="of:=['file:///home/phil/Concert_Mailer/Bookinglist/Booking_all.ods'#$Saarland.B6:.G6]" office:value-type="string" office:string-value="Juz United" calcext:value-type="string">
            <text:p>Juz United</text:p>
          </table:table-cell>
          <table:table-cell table:formula="of:=['file:///home/phil/Concert_Mailer/Bookinglist/Booking_all.ods'#$Saarland.C6:.H6]" office:value-type="string" office:string-value="Juz United" calcext:value-type="string">
            <text:p>Juz United</text:p>
          </table:table-cell>
          <table:table-cell table:formula="of:=['file:///home/phil/Concert_Mailer/Bookinglist/Booking_all.ods'#$Saarland.D6:.I6]" office:value-type="string" office:string-value="juz-united.de" calcext:value-type="string">
            <text:p>juz-united.de</text:p>
          </table:table-cell>
          <table:table-cell table:formula="of:=['file:///home/phil/Concert_Mailer/Bookinglist/Booking_all.ods'#$Saarland.E6:.J6]" office:value-type="string" office:string-value="zentrale@juz-united.de" calcext:value-type="string">
            <text:p>zentrale@juz-united.de</text:p>
          </table:table-cell>
          <table:table-cell table:formula="of:=['file:///home/phil/Concert_Mailer/Bookinglist/Booking_all.ods'#$Saarland.F6:.K6]" office:value-type="float" office:value="0" calcext:value-type="float">
            <text:p/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arland.A7:.F7]" office:value-type="string" office:string-value="Saarbrücken" calcext:value-type="string">
            <text:p>Saarbrücken</text:p>
          </table:table-cell>
          <table:table-cell table:formula="of:=['file:///home/phil/Concert_Mailer/Bookinglist/Booking_all.ods'#$Saarland.B7:.G7]" office:value-type="string" office:string-value="Kleiner Klub" calcext:value-type="string">
            <text:p>Kleiner Klub</text:p>
          </table:table-cell>
          <table:table-cell table:formula="of:=['file:///home/phil/Concert_Mailer/Bookinglist/Booking_all.ods'#$Saarland.C7:.H7]" office:value-type="string" office:string-value="Eric" calcext:value-type="string">
            <text:p>Eric</text:p>
          </table:table-cell>
          <table:table-cell table:formula="of:=['file:///home/phil/Concert_Mailer/Bookinglist/Booking_all.ods'#$Saarland.D7:.I7]" office:value-type="string" office:string-value="kleinerklub.de" calcext:value-type="string">
            <text:p>kleinerklub.de</text:p>
          </table:table-cell>
          <table:table-cell table:formula="of:=['file:///home/phil/Concert_Mailer/Bookinglist/Booking_all.ods'#$Saarland.E7:.J7]" office:value-type="string" office:string-value="eric@kleinerklub.de" calcext:value-type="string">
            <text:p>eric@kleinerklub.de</text:p>
          </table:table-cell>
          <table:table-cell table:formula="of:=['file:///home/phil/Concert_Mailer/Bookinglist/Booking_all.ods'#$Saarland.F7:.K7]" office:value-type="float" office:value="0" calcext:value-type="float">
            <text:p/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arland.A8:.F8]" office:value-type="string" office:string-value="Saarbrücken" calcext:value-type="string">
            <text:p>Saarbrücken</text:p>
          </table:table-cell>
          <table:table-cell table:formula="of:=['file:///home/phil/Concert_Mailer/Bookinglist/Booking_all.ods'#$Saarland.B8:.G8]" office:value-type="string" office:string-value="Kleiner Klub" calcext:value-type="string">
            <text:p>Kleiner Klub</text:p>
          </table:table-cell>
          <table:table-cell table:formula="of:=['file:///home/phil/Concert_Mailer/Bookinglist/Booking_all.ods'#$Saarland.C8:.H8]" office:value-type="string" office:string-value="Enzo" calcext:value-type="string">
            <text:p>Enzo</text:p>
          </table:table-cell>
          <table:table-cell table:formula="of:=['file:///home/phil/Concert_Mailer/Bookinglist/Booking_all.ods'#$Saarland.D8:.I8]" office:value-type="string" office:string-value="kleinerklub.de" calcext:value-type="string">
            <text:p>kleinerklub.de</text:p>
          </table:table-cell>
          <table:table-cell table:formula="of:=['file:///home/phil/Concert_Mailer/Bookinglist/Booking_all.ods'#$Saarland.E8:.J8]" office:value-type="string" office:string-value="enzo@kleinerklub.de" calcext:value-type="string">
            <text:p>enzo@kleinerklub.de</text:p>
          </table:table-cell>
          <table:table-cell table:formula="of:=['file:///home/phil/Concert_Mailer/Bookinglist/Booking_all.ods'#$Saarland.F8:.K8]" office:value-type="float" office:value="0" calcext:value-type="float">
            <text:p/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arland.A9:.F9]" office:value-type="string" office:string-value="St. Ingbert" calcext:value-type="string">
            <text:p>St. Ingbert</text:p>
          </table:table-cell>
          <table:table-cell table:formula="of:=['file:///home/phil/Concert_Mailer/Bookinglist/Booking_all.ods'#$Saarland.B9:.G9]" office:value-type="string" office:string-value="Juz St. Ingbert" calcext:value-type="string">
            <text:p>Juz St. Ingbert</text:p>
          </table:table-cell>
          <table:table-cell table:formula="of:=['file:///home/phil/Concert_Mailer/Bookinglist/Booking_all.ods'#$Saarland.C9:.H9]" office:value-type="string" office:string-value="Juz" calcext:value-type="string">
            <text:p>Juz</text:p>
          </table:table-cell>
          <table:table-cell table:formula="of:=['file:///home/phil/Concert_Mailer/Bookinglist/Booking_all.ods'#$Saarland.D9:.I9]" office:value-type="string" office:string-value="juzigb.blogsport.de" calcext:value-type="string">
            <text:p>juzigb.blogsport.de</text:p>
          </table:table-cell>
          <table:table-cell table:formula="of:=['file:///home/phil/Concert_Mailer/Bookinglist/Booking_all.ods'#$Saarland.E9:.J9]" office:value-type="string" office:string-value="konzertanfrage.juz-igb@gmx.de" calcext:value-type="string">
            <text:p>konzertanfrage.juz-igb@gmx.de</text:p>
          </table:table-cell>
          <table:table-cell table:formula="of:=['file:///home/phil/Concert_Mailer/Bookinglist/Booking_all.ods'#$Saarland.F9:.K9]" office:value-type="float" office:value="0" calcext:value-type="float">
            <text:p/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arland.A10:.F10]" office:value-type="string" office:string-value="Saarwellingen" calcext:value-type="string">
            <text:p>Saarwellingen</text:p>
          </table:table-cell>
          <table:table-cell table:formula="of:=['file:///home/phil/Concert_Mailer/Bookinglist/Booking_all.ods'#$Saarland.B10:.G10]" office:value-type="string" office:string-value="Flexibel" calcext:value-type="string">
            <text:p>Flexibel</text:p>
          </table:table-cell>
          <table:table-cell table:formula="of:=['file:///home/phil/Concert_Mailer/Bookinglist/Booking_all.ods'#$Saarland.C10:.H10]" office:value-type="string" office:string-value="Flexibel" calcext:value-type="string">
            <text:p>Flexibel</text:p>
          </table:table-cell>
          <table:table-cell table:formula="of:=['file:///home/phil/Concert_Mailer/Bookinglist/Booking_all.ods'#$Saarland.D10:.I10]" office:value-type="string" office:string-value="facebook.com/Flexibel-203437186383484" calcext:value-type="string">
            <text:p>facebook.com/Flexibel-203437186383484</text:p>
          </table:table-cell>
          <table:table-cell table:formula="of:=['file:///home/phil/Concert_Mailer/Bookinglist/Booking_all.ods'#$Saarland.E1:.J1]" office:value-type="string" office:string-value="E-mail Address" calcext:value-type="string">
            <text:p>E-mail Address</text:p>
          </table:table-cell>
          <table:table-cell table:formula="of:=['file:///home/phil/Concert_Mailer/Bookinglist/Booking_all.ods'#$Saarland.F10:.K10]" office:value-type="float" office:value="0" calcext:value-type="float">
            <text:p/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2:.F2]" office:value-type="string" office:string-value="Erfurt" calcext:value-type="string">
            <text:p>Erfurt</text:p>
          </table:table-cell>
          <table:table-cell table:formula="of:=['file:///home/phil/Concert_Mailer/Bookinglist/Booking_all.ods'#$Thüringen.B2:.G2]" office:value-type="string" office:string-value="Club From Hell" calcext:value-type="string">
            <text:p>Club From Hell</text:p>
          </table:table-cell>
          <table:table-cell table:formula="of:=['file:///home/phil/Concert_Mailer/Bookinglist/Booking_all.ods'#$Thüringen.C2:.H2]" office:value-type="string" office:string-value="Frank" calcext:value-type="string">
            <text:p>Frank</text:p>
          </table:table-cell>
          <table:table-cell table:formula="of:=['file:///home/phil/Concert_Mailer/Bookinglist/Booking_all.ods'#$Thüringen.D2:.I2]" office:value-type="string" office:string-value="clubfromhell.de" calcext:value-type="string">
            <text:p>clubfromhell.de</text:p>
          </table:table-cell>
          <table:table-cell table:formula="of:=['file:///home/phil/Concert_Mailer/Bookinglist/Booking_all.ods'#$Thüringen.E2:.J2]" office:value-type="string" office:string-value="info@clubfromhell.de" calcext:value-type="string">
            <text:p>info@clubfromhell.de</text:p>
          </table:table-cell>
          <table:table-cell table:formula="of:=['file:///home/phil/Concert_Mailer/Bookinglist/Booking_all.ods'#$Thüringen.F2:.K2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3:.F3]" office:value-type="string" office:string-value="Gotha" calcext:value-type="string">
            <text:p>Gotha</text:p>
          </table:table-cell>
          <table:table-cell table:formula="of:=['file:///home/phil/Concert_Mailer/Bookinglist/Booking_all.ods'#$Thüringen.B3:.G3]" office:value-type="string" office:string-value="Juwel" calcext:value-type="string">
            <text:p>Juwel</text:p>
          </table:table-cell>
          <table:table-cell table:formula="of:=['file:///home/phil/Concert_Mailer/Bookinglist/Booking_all.ods'#$Thüringen.C3:.H3]" office:value-type="string" office:string-value="Juwel" calcext:value-type="string">
            <text:p>Juwel</text:p>
          </table:table-cell>
          <table:table-cell table:formula="of:=['file:///home/phil/Concert_Mailer/Bookinglist/Booking_all.ods'#$Thüringen.D3:.I3]" office:value-type="string" office:string-value="juwelev.wordpress.com" calcext:value-type="string">
            <text:p>juwelev.wordpress.com</text:p>
          </table:table-cell>
          <table:table-cell table:formula="of:=['file:///home/phil/Concert_Mailer/Bookinglist/Booking_all.ods'#$Thüringen.E3:.J3]" office:value-type="string" office:string-value="veranstaltungen-juwel@safe-mail.net" calcext:value-type="string">
            <text:p>veranstaltungen-juwel@safe-mail.net</text:p>
          </table:table-cell>
          <table:table-cell table:formula="of:=['file:///home/phil/Concert_Mailer/Bookinglist/Booking_all.ods'#$Thüringen.F3:.K3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4:.F4]" office:value-type="string" office:string-value="Jena" calcext:value-type="string">
            <text:p>Jena</text:p>
          </table:table-cell>
          <table:table-cell table:formula="of:=['file:///home/phil/Concert_Mailer/Bookinglist/Booking_all.ods'#$Thüringen.B4:.G4]" office:value-type="string" office:string-value="Rosenkeller" calcext:value-type="string">
            <text:p>Rosenkeller</text:p>
          </table:table-cell>
          <table:table-cell table:formula="of:=['file:///home/phil/Concert_Mailer/Bookinglist/Booking_all.ods'#$Thüringen.C4:.H4]" office:value-type="string" office:string-value="Rosenkeller, Hallo Tom" calcext:value-type="string">
            <text:p>Rosenkeller, Hallo Tom</text:p>
          </table:table-cell>
          <table:table-cell table:formula="of:=['file:///home/phil/Concert_Mailer/Bookinglist/Booking_all.ods'#$Thüringen.D4:.I4]" office:value-type="string" office:string-value="rosenkeller.org" calcext:value-type="string">
            <text:p>rosenkeller.org</text:p>
          </table:table-cell>
          <table:table-cell table:formula="of:=['file:///home/phil/Concert_Mailer/Bookinglist/Booking_all.ods'#$Thüringen.E4:.J4]" office:value-type="string" office:string-value="tom@rosenkeller.org" calcext:value-type="string">
            <text:p>tom@rosenkeller.org</text:p>
          </table:table-cell>
          <table:table-cell table:formula="of:=['file:///home/phil/Concert_Mailer/Bookinglist/Booking_all.ods'#$Thüringen.F4:.K4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5:.F5]" office:value-type="string" office:string-value="Liebengrün" calcext:value-type="string">
            <text:p>Liebengrün</text:p>
          </table:table-cell>
          <table:table-cell table:formula="of:=['file:///home/phil/Concert_Mailer/Bookinglist/Booking_all.ods'#$Thüringen.B5:.G5]" office:value-type="string" office:string-value="Rathaussaal" calcext:value-type="string">
            <text:p>Rathaussaal</text:p>
          </table:table-cell>
          <table:table-cell table:formula="of:=['file:///home/phil/Concert_Mailer/Bookinglist/Booking_all.ods'#$Thüringen.C5:.H5]" office:value-type="string" office:string-value="Liebengrün" calcext:value-type="string">
            <text:p>Liebengrün</text:p>
          </table:table-cell>
          <table:table-cell table:formula="of:=['file:///home/phil/Concert_Mailer/Bookinglist/Booking_all.ods'#$Thüringen.D5:.I5]" office:value-type="string" office:string-value="www.fuck-this.de" calcext:value-type="string">
            <text:p>www.fuck-this.de</text:p>
          </table:table-cell>
          <table:table-cell table:formula="of:=['file:///home/phil/Concert_Mailer/Bookinglist/Booking_all.ods'#$Thüringen.E5:.J5]" office:value-type="string" office:string-value="erwin@fuck-this.de" calcext:value-type="string">
            <text:p>erwin@fuck-this.de</text:p>
          </table:table-cell>
          <table:table-cell table:formula="of:=['file:///home/phil/Concert_Mailer/Bookinglist/Booking_all.ods'#$Thüringen.F5:.K5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6:.F6]" office:value-type="string" office:string-value="Rauenstein" calcext:value-type="string">
            <text:p>Rauenstein</text:p>
          </table:table-cell>
          <table:table-cell table:formula="of:=['file:///home/phil/Concert_Mailer/Bookinglist/Booking_all.ods'#$Thüringen.B6:.G6]" office:value-type="string" office:string-value="Kulti" calcext:value-type="string">
            <text:p>Kulti</text:p>
          </table:table-cell>
          <table:table-cell table:formula="of:=['file:///home/phil/Concert_Mailer/Bookinglist/Booking_all.ods'#$Thüringen.C6:.H6]" office:value-type="string" office:string-value="Kulti, Hallo Hendrik" calcext:value-type="string">
            <text:p>Kulti, Hallo Hendrik</text:p>
          </table:table-cell>
          <table:table-cell table:formula="of:=['file:///home/phil/Concert_Mailer/Bookinglist/Booking_all.ods'#$Thüringen.D6:.I6]" office:value-type="string" office:string-value="kulti-rauenstein.de" calcext:value-type="string">
            <text:p>kulti-rauenstein.de</text:p>
          </table:table-cell>
          <table:table-cell table:formula="of:=['file:///home/phil/Concert_Mailer/Bookinglist/Booking_all.ods'#$Thüringen.E6:.J6]" office:value-type="string" office:string-value="hendrik@kulti-rauenstein.de" calcext:value-type="string">
            <text:p>hendrik@kulti-rauenstein.de</text:p>
          </table:table-cell>
          <table:table-cell table:formula="of:=['file:///home/phil/Concert_Mailer/Bookinglist/Booking_all.ods'#$Thüringen.F6:.K6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7:.F7]" office:value-type="string" office:string-value="Saalfeld" calcext:value-type="string">
            <text:p>Saalfeld</text:p>
          </table:table-cell>
          <table:table-cell table:formula="of:=['file:///home/phil/Concert_Mailer/Bookinglist/Booking_all.ods'#$Thüringen.B7:.G7]" office:value-type="string" office:string-value="Klubhaus" calcext:value-type="string">
            <text:p>Klubhaus</text:p>
          </table:table-cell>
          <table:table-cell table:formula="of:=['file:///home/phil/Concert_Mailer/Bookinglist/Booking_all.ods'#$Thüringen.C7:.H7]" office:value-type="string" office:string-value="Tommy" calcext:value-type="string">
            <text:p>Tommy</text:p>
          </table:table-cell>
          <table:table-cell table:formula="of:=['file:///home/phil/Concert_Mailer/Bookinglist/Booking_all.ods'#$Thüringen.D7:.I7]" office:value-type="string" office:string-value="klubhaus-saalfeld.de" calcext:value-type="string">
            <text:p>klubhaus-saalfeld.de</text:p>
          </table:table-cell>
          <table:table-cell table:formula="of:=['file:///home/phil/Concert_Mailer/Bookinglist/Booking_all.ods'#$Thüringen.E7:.J7]" office:value-type="string" office:string-value="klubhaus-slf@web.de" calcext:value-type="string">
            <text:p>klubhaus-slf@web.de</text:p>
          </table:table-cell>
          <table:table-cell table:formula="of:=['file:///home/phil/Concert_Mailer/Bookinglist/Booking_all.ods'#$Thüringen.F7:.K7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8:.F8]" office:value-type="string" office:string-value="Gotha" calcext:value-type="string">
            <text:p>Gotha</text:p>
          </table:table-cell>
          <table:table-cell table:formula="of:=['file:///home/phil/Concert_Mailer/Bookinglist/Booking_all.ods'#$Thüringen.B8:.G8]" office:value-type="string" office:string-value="Juwel" calcext:value-type="string">
            <text:p>Juwel</text:p>
          </table:table-cell>
          <table:table-cell table:formula="of:=['file:///home/phil/Concert_Mailer/Bookinglist/Booking_all.ods'#$Thüringen.C8:.H8]" office:value-type="string" office:string-value="Juwel" calcext:value-type="string">
            <text:p>Juwel</text:p>
          </table:table-cell>
          <table:table-cell table:formula="of:=['file:///home/phil/Concert_Mailer/Bookinglist/Booking_all.ods'#$Thüringen.D8:.I8]" office:value-type="string" office:string-value="juwelev.wordpress.com" calcext:value-type="string">
            <text:p>juwelev.wordpress.com</text:p>
          </table:table-cell>
          <table:table-cell table:formula="of:=['file:///home/phil/Concert_Mailer/Bookinglist/Booking_all.ods'#$Thüringen.E8:.J8]" office:value-type="string" office:string-value="veranstaltungen-juwel@safe-mail.net" calcext:value-type="string">
            <text:p>veranstaltungen-juwel@safe-mail.net</text:p>
          </table:table-cell>
          <table:table-cell table:formula="of:=['file:///home/phil/Concert_Mailer/Bookinglist/Booking_all.ods'#$Thüringen.F8:.K8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9:.F9]" office:value-type="string" office:string-value="Illmenau" calcext:value-type="string">
            <text:p>Illmenau</text:p>
          </table:table-cell>
          <table:table-cell table:formula="of:=['file:///home/phil/Concert_Mailer/Bookinglist/Booking_all.ods'#$Thüringen.B9:.G9]" office:value-type="string" office:string-value="BC Studentenclub" calcext:value-type="string">
            <text:p>BC Studentenclub</text:p>
          </table:table-cell>
          <table:table-cell table:formula="of:=['file:///home/phil/Concert_Mailer/Bookinglist/Booking_all.ods'#$Thüringen.C9:.H9]" office:value-type="string" office:string-value="BC Studentenclub" calcext:value-type="string">
            <text:p>BC Studentenclub</text:p>
          </table:table-cell>
          <table:table-cell table:formula="of:=['file:///home/phil/Concert_Mailer/Bookinglist/Booking_all.ods'#$Thüringen.D9:.I9]" office:value-type="float" office:value="0" calcext:value-type="float">
            <text:p/>
          </table:table-cell>
          <table:table-cell table:formula="of:=['file:///home/phil/Concert_Mailer/Bookinglist/Booking_all.ods'#$Thüringen.E9:.J9]" office:value-type="string" office:string-value="booking@bc-studentenclub.de" calcext:value-type="string">
            <text:p>booking@bc-studentenclub.de</text:p>
          </table:table-cell>
          <table:table-cell table:formula="of:=['file:///home/phil/Concert_Mailer/Bookinglist/Booking_all.ods'#$Thüringen.F9:.K9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10:.F10]" office:value-type="string" office:string-value="Südthüringen/ Oberfranken" calcext:value-type="string">
            <text:p>Südthüringen/ Oberfranken</text:p>
          </table:table-cell>
          <table:table-cell table:formula="of:=['file:///home/phil/Concert_Mailer/Bookinglist/Booking_all.ods'#$Thüringen.B10:.G10]" office:value-type="string" office:string-value="TCHC Booking" calcext:value-type="string">
            <text:p>TCHC Booking</text:p>
          </table:table-cell>
          <table:table-cell table:formula="of:=['file:///home/phil/Concert_Mailer/Bookinglist/Booking_all.ods'#$Thüringen.C10:.H10]" office:value-type="string" office:string-value="TCHC Booking" calcext:value-type="string">
            <text:p>TCHC Booking</text:p>
          </table:table-cell>
          <table:table-cell table:formula="of:=['file:///home/phil/Concert_Mailer/Bookinglist/Booking_all.ods'#$Thüringen.D10:.I10]" office:value-type="string" office:string-value="facebook.com/tchc.booking" calcext:value-type="string">
            <text:p>facebook.com/tchc.booking</text:p>
          </table:table-cell>
          <table:table-cell table:formula="of:=['file:///home/phil/Concert_Mailer/Bookinglist/Booking_all.ods'#$Thüringen.E1:.J1]" office:value-type="string" office:string-value="E-mail Address" calcext:value-type="string">
            <text:p>E-mail Address</text:p>
          </table:table-cell>
          <table:table-cell table:formula="of:=['file:///home/phil/Concert_Mailer/Bookinglist/Booking_all.ods'#$Thüringen.F10:.K10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11:.F11]" office:value-type="string" office:string-value="Weimar" calcext:value-type="string">
            <text:p>Weimar</text:p>
          </table:table-cell>
          <table:table-cell table:formula="of:=['file:///home/phil/Concert_Mailer/Bookinglist/Booking_all.ods'#$Thüringen.B11:.G11]" office:value-type="string" office:string-value="TRVEFRYKT Zine" calcext:value-type="string">
            <text:p>TRVEFRYKT Zine</text:p>
          </table:table-cell>
          <table:table-cell table:formula="of:=['file:///home/phil/Concert_Mailer/Bookinglist/Booking_all.ods'#$Thüringen.C11:.H11]" office:value-type="string" office:string-value="TRVEFRYKT Zine" calcext:value-type="string">
            <text:p>TRVEFRYKT Zine</text:p>
          </table:table-cell>
          <table:table-cell table:formula="of:=['file:///home/phil/Concert_Mailer/Bookinglist/Booking_all.ods'#$Thüringen.D11:.I11]" office:value-type="float" office:value="0" calcext:value-type="float">
            <text:p/>
          </table:table-cell>
          <table:table-cell table:formula="of:=['file:///home/phil/Concert_Mailer/Bookinglist/Booking_all.ods'#$Thüringen.E11:.J11]" office:value-type="string" office:string-value="atmofear@gmx.de" calcext:value-type="string">
            <text:p>atmofear@gmx.de</text:p>
          </table:table-cell>
          <table:table-cell table:formula="of:=['file:///home/phil/Concert_Mailer/Bookinglist/Booking_all.ods'#$Thüringen.F11:.K11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12:.F12]" office:value-type="string" office:string-value="Eisenach" calcext:value-type="string">
            <text:p>Eisenach</text:p>
          </table:table-cell>
          <table:table-cell table:formula="of:=['file:///home/phil/Concert_Mailer/Bookinglist/Booking_all.ods'#$Thüringen.B12:.G12]" office:value-type="string" office:string-value="Straight Outta EastSide Shows" calcext:value-type="string">
            <text:p>Straight Outta EastSide Shows</text:p>
          </table:table-cell>
          <table:table-cell table:formula="of:=['file:///home/phil/Concert_Mailer/Bookinglist/Booking_all.ods'#$Thüringen.C12:.H12]" office:value-type="string" office:string-value="Straight Outta EastSide Shows" calcext:value-type="string">
            <text:p>Straight Outta EastSide Shows</text:p>
          </table:table-cell>
          <table:table-cell table:formula="of:=['file:///home/phil/Concert_Mailer/Bookinglist/Booking_all.ods'#$Thüringen.D12:.I12]" office:value-type="string" office:string-value="facebook.com/SOEshows" calcext:value-type="string">
            <text:p>facebook.com/SOEshows</text:p>
          </table:table-cell>
          <table:table-cell/>
          <table:table-cell table:formula="of:=['file:///home/phil/Concert_Mailer/Bookinglist/Booking_all.ods'#$Thüringen.F12:.K12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13:.F13]" office:value-type="string" office:string-value="Illmenau" calcext:value-type="string">
            <text:p>Illmenau</text:p>
          </table:table-cell>
          <table:table-cell table:formula="of:=['file:///home/phil/Concert_Mailer/Bookinglist/Booking_all.ods'#$Thüringen.B13:.G13]" office:value-type="string" office:string-value="Naracke 5 e.V." calcext:value-type="string">
            <text:p>Naracke 5 e.V.</text:p>
          </table:table-cell>
          <table:table-cell table:formula="of:=['file:///home/phil/Concert_Mailer/Bookinglist/Booking_all.ods'#$Thüringen.C13:.H13]" office:value-type="string" office:string-value="Naracke 5 e.V." calcext:value-type="string">
            <text:p>Naracke 5 e.V.</text:p>
          </table:table-cell>
          <table:table-cell table:formula="of:=['file:///home/phil/Concert_Mailer/Bookinglist/Booking_all.ods'#$Thüringen.D13:.I13]" office:value-type="string" office:string-value="facebook.com/Baracke5" calcext:value-type="string">
            <text:p>facebook.com/Baracke5</text:p>
          </table:table-cell>
          <table:table-cell/>
          <table:table-cell table:formula="of:=['file:///home/phil/Concert_Mailer/Bookinglist/Booking_all.ods'#$Thüringen.F13:.K13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14:.F14]" office:value-type="string" office:string-value="Jena/ Weimar/ Erfurt/ Saalfeld" calcext:value-type="string">
            <text:p>Jena/ Weimar/ Erfurt/ Saalfeld</text:p>
          </table:table-cell>
          <table:table-cell table:formula="of:=['file:///home/phil/Concert_Mailer/Bookinglist/Booking_all.ods'#$Thüringen.B14:.G14]" office:value-type="string" office:string-value="Lotus Entertainment Booking" calcext:value-type="string">
            <text:p>Lotus Entertainment Booking</text:p>
          </table:table-cell>
          <table:table-cell table:formula="of:=['file:///home/phil/Concert_Mailer/Bookinglist/Booking_all.ods'#$Thüringen.C14:.H14]" office:value-type="string" office:string-value="Lotus Entertainment" calcext:value-type="string">
            <text:p>Lotus Entertainment</text:p>
          </table:table-cell>
          <table:table-cell table:formula="of:=['file:///home/phil/Concert_Mailer/Bookinglist/Booking_all.ods'#$Thüringen.D14:.I14]" office:value-type="float" office:value="0" calcext:value-type="float">
            <text:p/>
          </table:table-cell>
          <table:table-cell table:formula="of:=['file:///home/phil/Concert_Mailer/Bookinglist/Booking_all.ods'#$Thüringen.E14:.J14]" office:value-type="string" office:string-value="lotus-entertainment@web.de" calcext:value-type="string">
            <text:p>lotus-entertainment@web.de</text:p>
          </table:table-cell>
          <table:table-cell table:formula="of:=['file:///home/phil/Concert_Mailer/Bookinglist/Booking_all.ods'#$Thüringen.F14:.K14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15:.F15]" office:value-type="string" office:string-value="Jena/ Weimar/ Erfurt/ Saalfeld" calcext:value-type="string">
            <text:p>Jena/ Weimar/ Erfurt/ Saalfeld</text:p>
          </table:table-cell>
          <table:table-cell table:formula="of:=['file:///home/phil/Concert_Mailer/Bookinglist/Booking_all.ods'#$Thüringen.B15:.G15]" office:value-type="string" office:string-value="Posi Box Booking" calcext:value-type="string">
            <text:p>Posi Box Booking</text:p>
          </table:table-cell>
          <table:table-cell table:formula="of:=['file:///home/phil/Concert_Mailer/Bookinglist/Booking_all.ods'#$Thüringen.C15:.H15]" office:value-type="string" office:string-value="Posi Box" calcext:value-type="string">
            <text:p>Posi Box</text:p>
          </table:table-cell>
          <table:table-cell table:formula="of:=['file:///home/phil/Concert_Mailer/Bookinglist/Booking_all.ods'#$Thüringen.D15:.I15]" office:value-type="float" office:value="0" calcext:value-type="float">
            <text:p/>
          </table:table-cell>
          <table:table-cell table:formula="of:=['file:///home/phil/Concert_Mailer/Bookinglist/Booking_all.ods'#$Thüringen.E15:.J15]" office:value-type="string" office:string-value="posibox@riseup.net" calcext:value-type="string">
            <text:p>posibox@riseup.net</text:p>
          </table:table-cell>
          <table:table-cell table:formula="of:=['file:///home/phil/Concert_Mailer/Bookinglist/Booking_all.ods'#$Thüringen.F15:.K15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16:.F16]" office:value-type="string" office:string-value="Jena/ Weimar/ Erfurt/ Saalfeld" calcext:value-type="string">
            <text:p>Jena/ Weimar/ Erfurt/ Saalfeld</text:p>
          </table:table-cell>
          <table:table-cell table:formula="of:=['file:///home/phil/Concert_Mailer/Bookinglist/Booking_all.ods'#$Thüringen.B16:.G16]" office:value-type="string" office:string-value="Hypno East Brigade Concerts" calcext:value-type="string">
            <text:p>Hypno East Brigade Concerts</text:p>
          </table:table-cell>
          <table:table-cell table:formula="of:=['file:///home/phil/Concert_Mailer/Bookinglist/Booking_all.ods'#$Thüringen.C16:.H16]" office:value-type="string" office:string-value="Hypno East Brigade" calcext:value-type="string">
            <text:p>Hypno East Brigade</text:p>
          </table:table-cell>
          <table:table-cell table:formula="of:=['file:///home/phil/Concert_Mailer/Bookinglist/Booking_all.ods'#$Thüringen.D16:.I16]" office:value-type="float" office:value="0" calcext:value-type="float">
            <text:p/>
          </table:table-cell>
          <table:table-cell table:formula="of:=['file:///home/phil/Concert_Mailer/Bookinglist/Booking_all.ods'#$Thüringen.E16:.J16]" office:value-type="string" office:string-value="Crustfrosch@web.de" calcext:value-type="string">
            <text:p>Crustfrosch@web.de</text:p>
          </table:table-cell>
          <table:table-cell table:formula="of:=['file:///home/phil/Concert_Mailer/Bookinglist/Booking_all.ods'#$Thüringen.F16:.K16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Thüringen.A17:.F17]" office:value-type="string" office:string-value="Jena/ Weimar/ Erfurt/ Saalfeld" calcext:value-type="string">
            <text:p>Jena/ Weimar/ Erfurt/ Saalfeld</text:p>
          </table:table-cell>
          <table:table-cell table:formula="of:=['file:///home/phil/Concert_Mailer/Bookinglist/Booking_all.ods'#$Thüringen.B17:.G17]" office:value-type="string" office:string-value="Deaf Row Shows" calcext:value-type="string">
            <text:p>Deaf Row Shows</text:p>
          </table:table-cell>
          <table:table-cell table:formula="of:=['file:///home/phil/Concert_Mailer/Bookinglist/Booking_all.ods'#$Thüringen.C17:.H17]" office:value-type="string" office:string-value="Deaf Row Shows" calcext:value-type="string">
            <text:p>Deaf Row Shows</text:p>
          </table:table-cell>
          <table:table-cell table:formula="of:=['file:///home/phil/Concert_Mailer/Bookinglist/Booking_all.ods'#$Thüringen.D17:.I17]" office:value-type="float" office:value="0" calcext:value-type="float">
            <text:p/>
          </table:table-cell>
          <table:table-cell table:formula="of:=['file:///home/phil/Concert_Mailer/Bookinglist/Booking_all.ods'#$Thüringen.E17:.J17]" office:value-type="string" office:string-value="deafrowfest@gmx.de" calcext:value-type="string">
            <text:p>deafrowfest@gmx.de</text:p>
          </table:table-cell>
          <table:table-cell table:formula="of:=['file:///home/phil/Concert_Mailer/Bookinglist/Booking_all.ods'#$Thüringen.F17:.K17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2:.F2]" office:value-type="string" office:string-value="Braunschweig" calcext:value-type="string">
            <text:p>Braunschweig</text:p>
          </table:table-cell>
          <table:table-cell table:formula="of:=['file:///home/phil/Concert_Mailer/Bookinglist/Booking_all.ods'#$Niedersachsen.B2:.G2]" office:value-type="string" office:string-value="B58" calcext:value-type="string">
            <text:p>B58</text:p>
          </table:table-cell>
          <table:table-cell table:formula="of:=['file:///home/phil/Concert_Mailer/Bookinglist/Booking_all.ods'#$Niedersachsen.C2:.H2]" office:value-type="string" office:string-value="B58" calcext:value-type="string">
            <text:p>B58</text:p>
          </table:table-cell>
          <table:table-cell table:formula="of:=['file:///home/phil/Concert_Mailer/Bookinglist/Booking_all.ods'#$Niedersachsen.D2:.I2]" office:value-type="string" office:string-value="juzb58.de" calcext:value-type="string">
            <text:p>juzb58.de</text:p>
          </table:table-cell>
          <table:table-cell table:formula="of:=['file:///home/phil/Concert_Mailer/Bookinglist/Booking_all.ods'#$Niedersachsen.E2:.J2]" office:value-type="string" office:string-value="booking@juzB58.de" calcext:value-type="string">
            <text:p>booking@juzB58.de</text:p>
          </table:table-cell>
          <table:table-cell table:formula="of:=['file:///home/phil/Concert_Mailer/Bookinglist/Booking_all.ods'#$Niedersachsen.F2:.K2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3:.F3]" office:value-type="string" office:string-value="Braunschweig" calcext:value-type="string">
            <text:p>Braunschweig</text:p>
          </table:table-cell>
          <table:table-cell table:formula="of:=['file:///home/phil/Concert_Mailer/Bookinglist/Booking_all.ods'#$Niedersachsen.B3:.G3]" office:value-type="string" office:string-value="Nexus" calcext:value-type="string">
            <text:p>Nexus</text:p>
          </table:table-cell>
          <table:table-cell table:formula="of:=['file:///home/phil/Concert_Mailer/Bookinglist/Booking_all.ods'#$Niedersachsen.C3:.H3]" office:value-type="string" office:string-value="Nexus" calcext:value-type="string">
            <text:p>Nexus</text:p>
          </table:table-cell>
          <table:table-cell table:formula="of:=['file:///home/phil/Concert_Mailer/Bookinglist/Booking_all.ods'#$Niedersachsen.D3:.I3]" office:value-type="string" office:string-value="dasnexus.de" calcext:value-type="string">
            <text:p>dasnexus.de</text:p>
          </table:table-cell>
          <table:table-cell table:formula="of:=['file:///home/phil/Concert_Mailer/Bookinglist/Booking_all.ods'#$Niedersachsen.E3:.J3]" office:value-type="string" office:string-value="veranstaltungen@dasnexus.de" calcext:value-type="string">
            <text:p>veranstaltungen@dasnexus.de</text:p>
          </table:table-cell>
          <table:table-cell table:formula="of:=['file:///home/phil/Concert_Mailer/Bookinglist/Booking_all.ods'#$Niedersachsen.F3:.K3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4:.F4]" office:value-type="string" office:string-value="Celle" calcext:value-type="string">
            <text:p>Celle</text:p>
          </table:table-cell>
          <table:table-cell table:formula="of:=['file:///home/phil/Concert_Mailer/Bookinglist/Booking_all.ods'#$Niedersachsen.B4:.G4]" office:value-type="string" office:string-value="Celler Musik Initiative" calcext:value-type="string">
            <text:p>Celler Musik Initiative</text:p>
          </table:table-cell>
          <table:table-cell table:formula="of:=['file:///home/phil/Concert_Mailer/Bookinglist/Booking_all.ods'#$Niedersachsen.C4:.H4]" office:value-type="string" office:string-value="Musik Initiative" calcext:value-type="string">
            <text:p>Musik Initiative</text:p>
          </table:table-cell>
          <table:table-cell table:formula="of:=['file:///home/phil/Concert_Mailer/Bookinglist/Booking_all.ods'#$Niedersachsen.D4:.I4]" office:value-type="string" office:string-value="cri-web.de" calcext:value-type="string">
            <text:p>cri-web.de</text:p>
          </table:table-cell>
          <table:table-cell/>
          <table:table-cell table:formula="of:=['file:///home/phil/Concert_Mailer/Bookinglist/Booking_all.ods'#$Niedersachsen.F4:.K4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5:.F5]" office:value-type="string" office:string-value="Clausthal" calcext:value-type="string">
            <text:p>Clausthal</text:p>
          </table:table-cell>
          <table:table-cell table:formula="of:=['file:///home/phil/Concert_Mailer/Bookinglist/Booking_all.ods'#$Niedersachsen.B5:.G5]" office:value-type="string" office:string-value="Kellerclub" calcext:value-type="string">
            <text:p>Kellerclub</text:p>
          </table:table-cell>
          <table:table-cell table:formula="of:=['file:///home/phil/Concert_Mailer/Bookinglist/Booking_all.ods'#$Niedersachsen.C5:.H5]" office:value-type="string" office:string-value="Kellerclub" calcext:value-type="string">
            <text:p>Kellerclub</text:p>
          </table:table-cell>
          <table:table-cell table:formula="of:=['file:///home/phil/Concert_Mailer/Bookinglist/Booking_all.ods'#$Niedersachsen.D5:.I5]" office:value-type="string" office:string-value="kellerclubimstuz.de" calcext:value-type="string">
            <text:p>kellerclubimstuz.de</text:p>
          </table:table-cell>
          <table:table-cell table:formula="of:=['file:///home/phil/Concert_Mailer/Bookinglist/Booking_all.ods'#$Niedersachsen.E5:.J5]" office:value-type="string" office:string-value="booking@KellerclubimStuZ.de" calcext:value-type="string">
            <text:p>booking@KellerclubimStuZ.de</text:p>
          </table:table-cell>
          <table:table-cell table:formula="of:=['file:///home/phil/Concert_Mailer/Bookinglist/Booking_all.ods'#$Niedersachsen.F5:.K5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6:.F6]" office:value-type="string" office:string-value="Emden" calcext:value-type="string">
            <text:p>Emden</text:p>
          </table:table-cell>
          <table:table-cell table:formula="of:=['file:///home/phil/Concert_Mailer/Bookinglist/Booking_all.ods'#$Niedersachsen.B6:.G6]" office:value-type="string" office:string-value="Alte Post" calcext:value-type="string">
            <text:p>Alte Post</text:p>
          </table:table-cell>
          <table:table-cell table:formula="of:=['file:///home/phil/Concert_Mailer/Bookinglist/Booking_all.ods'#$Niedersachsen.C6:.H6]" office:value-type="string" office:string-value="Alte Post, Hallo Rita" calcext:value-type="string">
            <text:p>Alte Post, Hallo Rita</text:p>
          </table:table-cell>
          <table:table-cell table:formula="of:=['file:///home/phil/Concert_Mailer/Bookinglist/Booking_all.ods'#$Niedersachsen.D6:.I6]" office:value-type="string" office:string-value="altepost-emden.de" calcext:value-type="string">
            <text:p>altepost-emden.de</text:p>
          </table:table-cell>
          <table:table-cell table:formula="of:=['file:///home/phil/Concert_Mailer/Bookinglist/Booking_all.ods'#$Niedersachsen.E6:.J6]" office:value-type="string" office:string-value="kracht-bleeker@emden.de" calcext:value-type="string">
            <text:p>kracht-bleeker@emden.de</text:p>
          </table:table-cell>
          <table:table-cell table:formula="of:=['file:///home/phil/Concert_Mailer/Bookinglist/Booking_all.ods'#$Niedersachsen.F6:.K6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7:.F7]" office:value-type="string" office:string-value="Faßberg" calcext:value-type="string">
            <text:p>Faßberg</text:p>
          </table:table-cell>
          <table:table-cell table:formula="of:=['file:///home/phil/Concert_Mailer/Bookinglist/Booking_all.ods'#$Niedersachsen.B7:.G7]" office:value-type="string" office:string-value="Anders Kneipe" calcext:value-type="string">
            <text:p>Anders Kneipe</text:p>
          </table:table-cell>
          <table:table-cell table:formula="of:=['file:///home/phil/Concert_Mailer/Bookinglist/Booking_all.ods'#$Niedersachsen.C7:.H7]" office:value-type="string" office:string-value="Anders Kneipe" calcext:value-type="string">
            <text:p>Anders Kneipe</text:p>
          </table:table-cell>
          <table:table-cell table:formula="of:=['file:///home/phil/Concert_Mailer/Bookinglist/Booking_all.ods'#$Niedersachsen.D7:.I7]" office:value-type="string" office:string-value="facebook.com/Anders-die-etwas-andere-Kneipe-805603389536168" calcext:value-type="string">
            <text:p>facebook.com/Anders-die-etwas-andere-Kneipe-805603389536168</text:p>
          </table:table-cell>
          <table:table-cell/>
          <table:table-cell table:formula="of:=['file:///home/phil/Concert_Mailer/Bookinglist/Booking_all.ods'#$Niedersachsen.F7:.K7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8:.F8]" office:value-type="string" office:string-value="Großfehn" calcext:value-type="string">
            <text:p>Großfehn</text:p>
          </table:table-cell>
          <table:table-cell table:formula="of:=['file:///home/phil/Concert_Mailer/Bookinglist/Booking_all.ods'#$Niedersachsen.B8:.G8]" office:value-type="string" office:string-value="Schlappohr" calcext:value-type="string">
            <text:p>Schlappohr</text:p>
          </table:table-cell>
          <table:table-cell table:formula="of:=['file:///home/phil/Concert_Mailer/Bookinglist/Booking_all.ods'#$Niedersachsen.C8:.H8]" office:value-type="string" office:string-value="Schlappohr" calcext:value-type="string">
            <text:p>Schlappohr</text:p>
          </table:table-cell>
          <table:table-cell table:formula="of:=['file:///home/phil/Concert_Mailer/Bookinglist/Booking_all.ods'#$Niedersachsen.D8:.I8]" office:value-type="string" office:string-value="facebook.com/Schlappohr-Rockkneipe-195991987087620" calcext:value-type="string">
            <text:p>facebook.com/Schlappohr-Rockkneipe-195991987087620</text:p>
          </table:table-cell>
          <table:table-cell table:formula="of:=['file:///home/phil/Concert_Mailer/Bookinglist/Booking_all.ods'#$Niedersachsen.E8:.J8]" office:value-type="string" office:string-value="-" calcext:value-type="string">
            <text:p>-</text:p>
          </table:table-cell>
          <table:table-cell table:formula="of:=['file:///home/phil/Concert_Mailer/Bookinglist/Booking_all.ods'#$Niedersachsen.F8:.K8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9:.F9]" office:value-type="string" office:string-value="Hameln" calcext:value-type="string">
            <text:p>Hameln</text:p>
          </table:table-cell>
          <table:table-cell table:formula="of:=['file:///home/phil/Concert_Mailer/Bookinglist/Booking_all.ods'#$Niedersachsen.B9:.G9]" office:value-type="string" office:string-value="Freiraum" calcext:value-type="string">
            <text:p>Freiraum</text:p>
          </table:table-cell>
          <table:table-cell table:formula="of:=['file:///home/phil/Concert_Mailer/Bookinglist/Booking_all.ods'#$Niedersachsen.C9:.H9]" office:value-type="string" office:string-value="Freiraum Konzertgruppe" calcext:value-type="string">
            <text:p>Freiraum Konzertgruppe</text:p>
          </table:table-cell>
          <table:table-cell table:formula="of:=['file:///home/phil/Concert_Mailer/Bookinglist/Booking_all.ods'#$Niedersachsen.D9:.I9]" office:value-type="string" office:string-value="freiraum-hameln.de" calcext:value-type="string">
            <text:p>freiraum-hameln.de</text:p>
          </table:table-cell>
          <table:table-cell table:formula="of:=['file:///home/phil/Concert_Mailer/Bookinglist/Booking_all.ods'#$Niedersachsen.E9:.J9]" office:value-type="string" office:string-value="noise@freiraum-hameln.de" calcext:value-type="string">
            <text:p>noise@freiraum-hameln.de</text:p>
          </table:table-cell>
          <table:table-cell table:formula="of:=['file:///home/phil/Concert_Mailer/Bookinglist/Booking_all.ods'#$Niedersachsen.F9:.K9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10:.F10]" office:value-type="string" office:string-value="Hameln" calcext:value-type="string">
            <text:p>Hameln</text:p>
          </table:table-cell>
          <table:table-cell table:formula="of:=['file:///home/phil/Concert_Mailer/Bookinglist/Booking_all.ods'#$Niedersachsen.B10:.G10]" office:value-type="string" office:string-value="Regenbogen" calcext:value-type="string">
            <text:p>Regenbogen</text:p>
          </table:table-cell>
          <table:table-cell table:formula="of:=['file:///home/phil/Concert_Mailer/Bookinglist/Booking_all.ods'#$Niedersachsen.C10:.H10]" office:value-type="string" office:string-value="Regenbogen" calcext:value-type="string">
            <text:p>Regenbogen</text:p>
          </table:table-cell>
          <table:table-cell table:formula="of:=['file:///home/phil/Concert_Mailer/Bookinglist/Booking_all.ods'#$Niedersachsen.D10:.I10]" office:value-type="string" office:string-value="regenbogen.hameln.de" calcext:value-type="string">
            <text:p>regenbogen.hameln.de</text:p>
          </table:table-cell>
          <table:table-cell table:formula="of:=['file:///home/phil/Concert_Mailer/Bookinglist/Booking_all.ods'#$Niedersachsen.E1:.J1]" office:value-type="string" office:string-value="E-mail Address" calcext:value-type="string">
            <text:p>E-mail Address</text:p>
          </table:table-cell>
          <table:table-cell table:formula="of:=['file:///home/phil/Concert_Mailer/Bookinglist/Booking_all.ods'#$Niedersachsen.F10:.K10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11:.F11]" office:value-type="string" office:string-value="Hameln" calcext:value-type="string">
            <text:p>Hameln</text:p>
          </table:table-cell>
          <table:table-cell table:formula="of:=['file:///home/phil/Concert_Mailer/Bookinglist/Booking_all.ods'#$Niedersachsen.B11:.G11]" office:value-type="string" office:string-value="K3" calcext:value-type="string">
            <text:p>K3</text:p>
          </table:table-cell>
          <table:table-cell table:formula="of:=['file:///home/phil/Concert_Mailer/Bookinglist/Booking_all.ods'#$Niedersachsen.C11:.H11]" office:value-type="string" office:string-value="K3" calcext:value-type="string">
            <text:p>K3</text:p>
          </table:table-cell>
          <table:table-cell table:formula="of:=['file:///home/phil/Concert_Mailer/Bookinglist/Booking_all.ods'#$Niedersachsen.D11:.I11]" office:value-type="string" office:string-value="k3-hameln.de" calcext:value-type="string">
            <text:p>k3-hameln.de</text:p>
          </table:table-cell>
          <table:table-cell table:formula="of:=['file:///home/phil/Concert_Mailer/Bookinglist/Booking_all.ods'#$Niedersachsen.E11:.J11]" office:value-type="string" office:string-value="info@k3-hameln.de" calcext:value-type="string">
            <text:p>info@k3-hameln.de</text:p>
          </table:table-cell>
          <table:table-cell table:formula="of:=['file:///home/phil/Concert_Mailer/Bookinglist/Booking_all.ods'#$Niedersachsen.F11:.K11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12:.F12]" office:value-type="string" office:string-value="Hannover" calcext:value-type="string">
            <text:p>Hannover</text:p>
          </table:table-cell>
          <table:table-cell table:formula="of:=['file:///home/phil/Concert_Mailer/Bookinglist/Booking_all.ods'#$Niedersachsen.B12:.G12]" office:value-type="string" office:string-value="Lux" calcext:value-type="string">
            <text:p>Lux</text:p>
          </table:table-cell>
          <table:table-cell table:formula="of:=['file:///home/phil/Concert_Mailer/Bookinglist/Booking_all.ods'#$Niedersachsen.C12:.H12]" office:value-type="string" office:string-value="Lux Linden" calcext:value-type="string">
            <text:p>Lux Linden</text:p>
          </table:table-cell>
          <table:table-cell table:formula="of:=['file:///home/phil/Concert_Mailer/Bookinglist/Booking_all.ods'#$Niedersachsen.D12:.I12]" office:value-type="string" office:string-value="lux-linden.de" calcext:value-type="string">
            <text:p>lux-linden.de</text:p>
          </table:table-cell>
          <table:table-cell table:formula="of:=['file:///home/phil/Concert_Mailer/Bookinglist/Booking_all.ods'#$Niedersachsen.E12:.J12]" office:value-type="string" office:string-value="info@lux-linden.de" calcext:value-type="string">
            <text:p>info@lux-linden.de</text:p>
          </table:table-cell>
          <table:table-cell table:formula="of:=['file:///home/phil/Concert_Mailer/Bookinglist/Booking_all.ods'#$Niedersachsen.F12:.K12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13:.F13]" office:value-type="string" office:string-value="Hannover" calcext:value-type="string">
            <text:p>Hannover</text:p>
          </table:table-cell>
          <table:table-cell table:formula="of:=['file:///home/phil/Concert_Mailer/Bookinglist/Booking_all.ods'#$Niedersachsen.B13:.G13]" office:value-type="string" office:string-value="Rocker " calcext:value-type="string">
            <text:p>Rocker </text:p>
          </table:table-cell>
          <table:table-cell table:formula="of:=['file:///home/phil/Concert_Mailer/Bookinglist/Booking_all.ods'#$Niedersachsen.C13:.H13]" office:value-type="string" office:string-value="Rocker" calcext:value-type="string">
            <text:p>Rocker</text:p>
          </table:table-cell>
          <table:table-cell table:formula="of:=['file:///home/phil/Concert_Mailer/Bookinglist/Booking_all.ods'#$Niedersachsen.D13:.I13]" office:value-type="string" office:string-value="rocker-hannover.de" calcext:value-type="string">
            <text:p>rocker-hannover.de</text:p>
          </table:table-cell>
          <table:table-cell table:formula="of:=['file:///home/phil/Concert_Mailer/Bookinglist/Booking_all.ods'#$Niedersachsen.E13:.J13]" office:value-type="string" office:string-value="rocker-hannover@web.de" calcext:value-type="string">
            <text:p>rocker-hannover@web.de</text:p>
          </table:table-cell>
          <table:table-cell table:formula="of:=['file:///home/phil/Concert_Mailer/Bookinglist/Booking_all.ods'#$Niedersachsen.F13:.K13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14:.F14]" office:value-type="string" office:string-value="Hannover" calcext:value-type="string">
            <text:p>Hannover</text:p>
          </table:table-cell>
          <table:table-cell table:formula="of:=['file:///home/phil/Concert_Mailer/Bookinglist/Booking_all.ods'#$Niedersachsen.B14:.G14]" office:value-type="string" office:string-value="Stumpf" calcext:value-type="string">
            <text:p>Stumpf</text:p>
          </table:table-cell>
          <table:table-cell table:formula="of:=['file:///home/phil/Concert_Mailer/Bookinglist/Booking_all.ods'#$Niedersachsen.C14:.H14]" office:value-type="string" office:string-value="Stumpf" calcext:value-type="string">
            <text:p>Stumpf</text:p>
          </table:table-cell>
          <table:table-cell table:formula="of:=['file:///home/phil/Concert_Mailer/Bookinglist/Booking_all.ods'#$Niedersachsen.D14:.I14]" office:value-type="string" office:string-value="stumpfpunk.blogsport.de" calcext:value-type="string">
            <text:p>stumpfpunk.blogsport.de</text:p>
          </table:table-cell>
          <table:table-cell table:formula="of:=['file:///home/phil/Concert_Mailer/Bookinglist/Booking_all.ods'#$Niedersachsen.E14:.J14]" office:value-type="string" office:string-value="stumpfpunk@riseup.net" calcext:value-type="string">
            <text:p>stumpfpunk@riseup.net</text:p>
          </table:table-cell>
          <table:table-cell table:formula="of:=['file:///home/phil/Concert_Mailer/Bookinglist/Booking_all.ods'#$Niedersachsen.F14:.K14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15:.F15]" office:value-type="string" office:string-value="Hannover" calcext:value-type="string">
            <text:p>Hannover</text:p>
          </table:table-cell>
          <table:table-cell table:formula="of:=['file:///home/phil/Concert_Mailer/Bookinglist/Booking_all.ods'#$Niedersachsen.B15:.G15]" office:value-type="string" office:string-value="Cafe Glocksee" calcext:value-type="string">
            <text:p>Cafe Glocksee</text:p>
          </table:table-cell>
          <table:table-cell table:formula="of:=['file:///home/phil/Concert_Mailer/Bookinglist/Booking_all.ods'#$Niedersachsen.C15:.H15]" office:value-type="string" office:string-value="Cafe Glocksee" calcext:value-type="string">
            <text:p>Cafe Glocksee</text:p>
          </table:table-cell>
          <table:table-cell table:formula="of:=['file:///home/phil/Concert_Mailer/Bookinglist/Booking_all.ods'#$Niedersachsen.D15:.I15]" office:value-type="string" office:string-value="cafe-glocksee.de" calcext:value-type="string">
            <text:p>cafe-glocksee.de</text:p>
          </table:table-cell>
          <table:table-cell table:formula="of:=['file:///home/phil/Concert_Mailer/Bookinglist/Booking_all.ods'#$Niedersachsen.E15:.J15]" office:value-type="string" office:string-value="mail@cafe-glocksee.de" calcext:value-type="string">
            <text:p>mail@cafe-glocksee.de</text:p>
          </table:table-cell>
          <table:table-cell table:formula="of:=['file:///home/phil/Concert_Mailer/Bookinglist/Booking_all.ods'#$Niedersachsen.F15:.K15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16:.F16]" office:value-type="string" office:string-value="Hannover" calcext:value-type="string">
            <text:p>Hannover</text:p>
          </table:table-cell>
          <table:table-cell table:formula="of:=['file:///home/phil/Concert_Mailer/Bookinglist/Booking_all.ods'#$Niedersachsen.B16:.G16]" office:value-type="string" office:string-value="Kulturzentrum Faust" calcext:value-type="string">
            <text:p>Kulturzentrum Faust</text:p>
          </table:table-cell>
          <table:table-cell table:formula="of:=['file:///home/phil/Concert_Mailer/Bookinglist/Booking_all.ods'#$Niedersachsen.C16:.H16]" office:value-type="string" office:string-value="Faust" calcext:value-type="string">
            <text:p>Faust</text:p>
          </table:table-cell>
          <table:table-cell table:formula="of:=['file:///home/phil/Concert_Mailer/Bookinglist/Booking_all.ods'#$Niedersachsen.D16:.I16]" office:value-type="string" office:string-value="kulturzentrum-faust.de" calcext:value-type="string">
            <text:p>kulturzentrum-faust.de</text:p>
          </table:table-cell>
          <table:table-cell table:formula="of:=['file:///home/phil/Concert_Mailer/Bookinglist/Booking_all.ods'#$Niedersachsen.E16:.J16]" office:value-type="string" office:string-value="booking@kulturzentrum-faust.de" calcext:value-type="string">
            <text:p>booking@kulturzentrum-faust.de</text:p>
          </table:table-cell>
          <table:table-cell table:formula="of:=['file:///home/phil/Concert_Mailer/Bookinglist/Booking_all.ods'#$Niedersachsen.F16:.K16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17:.F17]" office:value-type="string" office:string-value="Hannover" calcext:value-type="string">
            <text:p>Hannover</text:p>
          </table:table-cell>
          <table:table-cell table:formula="of:=['file:///home/phil/Concert_Mailer/Bookinglist/Booking_all.ods'#$Niedersachsen.B17:.G17]" office:value-type="string" office:string-value="Bei Chez Heinz" calcext:value-type="string">
            <text:p>Bei Chez Heinz</text:p>
          </table:table-cell>
          <table:table-cell table:formula="of:=['file:///home/phil/Concert_Mailer/Bookinglist/Booking_all.ods'#$Niedersachsen.C17:.H17]" office:value-type="string" office:string-value="Christian, Hallo Chez Heinz" calcext:value-type="string">
            <text:p>Christian, Hallo Chez Heinz</text:p>
          </table:table-cell>
          <table:table-cell table:formula="of:=['file:///home/phil/Concert_Mailer/Bookinglist/Booking_all.ods'#$Niedersachsen.D17:.I17]" office:value-type="string" office:string-value="beichezheinz.de" calcext:value-type="string">
            <text:p>beichezheinz.de</text:p>
          </table:table-cell>
          <table:table-cell table:formula="of:=['file:///home/phil/Concert_Mailer/Bookinglist/Booking_all.ods'#$Niedersachsen.E17:.J17]" office:value-type="string" office:string-value="jennifer.kern@beichezheinz.de" calcext:value-type="string">
            <text:p>jennifer.kern@beichezheinz.de</text:p>
          </table:table-cell>
          <table:table-cell table:formula="of:=['file:///home/phil/Concert_Mailer/Bookinglist/Booking_all.ods'#$Niedersachsen.F17:.K17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18:.F18]" office:value-type="string" office:string-value="Hannover" calcext:value-type="string">
            <text:p>Hannover</text:p>
          </table:table-cell>
          <table:table-cell table:formula="of:=['file:///home/phil/Concert_Mailer/Bookinglist/Booking_all.ods'#$Niedersachsen.B18:.G18]" office:value-type="string" office:string-value="Bei Chez Heinz" calcext:value-type="string">
            <text:p>Bei Chez Heinz</text:p>
          </table:table-cell>
          <table:table-cell table:formula="of:=['file:///home/phil/Concert_Mailer/Bookinglist/Booking_all.ods'#$Niedersachsen.C18:.H18]" office:value-type="string" office:string-value="Jennifer, Hallo Chez Heinz" calcext:value-type="string">
            <text:p>Jennifer, Hallo Chez Heinz</text:p>
          </table:table-cell>
          <table:table-cell table:formula="of:=['file:///home/phil/Concert_Mailer/Bookinglist/Booking_all.ods'#$Niedersachsen.D18:.I18]" office:value-type="string" office:string-value="beichezheinz.de" calcext:value-type="string">
            <text:p>beichezheinz.de</text:p>
          </table:table-cell>
          <table:table-cell table:formula="of:=['file:///home/phil/Concert_Mailer/Bookinglist/Booking_all.ods'#$Niedersachsen.E18:.J18]" office:value-type="string" office:string-value="christian.soelter@beichezheinz.de" calcext:value-type="string">
            <text:p>christian.soelter@beichezheinz.de</text:p>
          </table:table-cell>
          <table:table-cell table:formula="of:=['file:///home/phil/Concert_Mailer/Bookinglist/Booking_all.ods'#$Niedersachsen.F18:.K18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19:.F19]" office:value-type="string" office:string-value="Hannover" calcext:value-type="string">
            <text:p>Hannover</text:p>
          </table:table-cell>
          <table:table-cell table:formula="of:=['file:///home/phil/Concert_Mailer/Bookinglist/Booking_all.ods'#$Niedersachsen.B19:.G19]" office:value-type="string" office:string-value="Faust" calcext:value-type="string">
            <text:p>Faust</text:p>
          </table:table-cell>
          <table:table-cell table:formula="of:=['file:///home/phil/Concert_Mailer/Bookinglist/Booking_all.ods'#$Niedersachsen.C19:.H19]" office:value-type="string" office:string-value="Faust" calcext:value-type="string">
            <text:p>Faust</text:p>
          </table:table-cell>
          <table:table-cell table:formula="of:=['file:///home/phil/Concert_Mailer/Bookinglist/Booking_all.ods'#$Niedersachsen.D19:.I19]" office:value-type="string" office:string-value="kulturzentrum-faust.de" calcext:value-type="string">
            <text:p>kulturzentrum-faust.de</text:p>
          </table:table-cell>
          <table:table-cell table:formula="of:=['file:///home/phil/Concert_Mailer/Bookinglist/Booking_all.ods'#$Niedersachsen.E19:.J19]" office:value-type="string" office:string-value="booking@kulturzentrum-faust.de" calcext:value-type="string">
            <text:p>booking@kulturzentrum-faust.de</text:p>
          </table:table-cell>
          <table:table-cell table:formula="of:=['file:///home/phil/Concert_Mailer/Bookinglist/Booking_all.ods'#$Niedersachsen.F19:.K19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20:.F20]" office:value-type="string" office:string-value="Hannover" calcext:value-type="string">
            <text:p>Hannover</text:p>
          </table:table-cell>
          <table:table-cell table:formula="of:=['file:///home/phil/Concert_Mailer/Bookinglist/Booking_all.ods'#$Niedersachsen.B20:.G20]" office:value-type="string" office:string-value="Kulturpalast" calcext:value-type="string">
            <text:p>Kulturpalast</text:p>
          </table:table-cell>
          <table:table-cell table:formula="of:=['file:///home/phil/Concert_Mailer/Bookinglist/Booking_all.ods'#$Niedersachsen.C20:.H20]" office:value-type="string" office:string-value="Kulturpalast" calcext:value-type="string">
            <text:p>Kulturpalast</text:p>
          </table:table-cell>
          <table:table-cell table:formula="of:=['file:///home/phil/Concert_Mailer/Bookinglist/Booking_all.ods'#$Niedersachsen.D20:.I20]" office:value-type="string" office:string-value="kulturpalast-hannover.de" calcext:value-type="string">
            <text:p>kulturpalast-hannover.de</text:p>
          </table:table-cell>
          <table:table-cell table:formula="of:=['file:///home/phil/Concert_Mailer/Bookinglist/Booking_all.ods'#$Niedersachsen.E2:.J2]" office:value-type="string" office:string-value="booking@juzB58.de" calcext:value-type="string">
            <text:p>booking@juzB58.de</text:p>
          </table:table-cell>
          <table:table-cell table:formula="of:=['file:///home/phil/Concert_Mailer/Bookinglist/Booking_all.ods'#$Niedersachsen.F20:.K20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21:.F21]" office:value-type="string" office:string-value="Lingen" calcext:value-type="string">
            <text:p>Lingen</text:p>
          </table:table-cell>
          <table:table-cell table:formula="of:=['file:///home/phil/Concert_Mailer/Bookinglist/Booking_all.ods'#$Niedersachsen.B21:.G21]" office:value-type="string" office:string-value="Alter Schlachthof" calcext:value-type="string">
            <text:p>Alter Schlachthof</text:p>
          </table:table-cell>
          <table:table-cell table:formula="of:=['file:///home/phil/Concert_Mailer/Bookinglist/Booking_all.ods'#$Niedersachsen.C21:.H21]" office:value-type="string" office:string-value="Alter Schlachthof" calcext:value-type="string">
            <text:p>Alter Schlachthof</text:p>
          </table:table-cell>
          <table:table-cell table:formula="of:=['file:///home/phil/Concert_Mailer/Bookinglist/Booking_all.ods'#$Niedersachsen.D21:.I21]" office:value-type="string" office:string-value="alterschlachthof.de" calcext:value-type="string">
            <text:p>alterschlachthof.de</text:p>
          </table:table-cell>
          <table:table-cell table:formula="of:=['file:///home/phil/Concert_Mailer/Bookinglist/Booking_all.ods'#$Niedersachsen.E21:.J21]" office:value-type="string" office:string-value="epping@alterschlachthof.de" calcext:value-type="string">
            <text:p>epping@alterschlachthof.de</text:p>
          </table:table-cell>
          <table:table-cell table:formula="of:=['file:///home/phil/Concert_Mailer/Bookinglist/Booking_all.ods'#$Niedersachsen.F21:.K21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22:.F22]" office:value-type="string" office:string-value="Lingen" calcext:value-type="string">
            <text:p>Lingen</text:p>
          </table:table-cell>
          <table:table-cell table:formula="of:=['file:///home/phil/Concert_Mailer/Bookinglist/Booking_all.ods'#$Niedersachsen.B22:.G22]" office:value-type="string" office:string-value="Alter Schlachthof" calcext:value-type="string">
            <text:p>Alter Schlachthof</text:p>
          </table:table-cell>
          <table:table-cell table:formula="of:=['file:///home/phil/Concert_Mailer/Bookinglist/Booking_all.ods'#$Niedersachsen.C22:.H22]" office:value-type="string" office:string-value="Alter Schlachthof" calcext:value-type="string">
            <text:p>Alter Schlachthof</text:p>
          </table:table-cell>
          <table:table-cell table:formula="of:=['file:///home/phil/Concert_Mailer/Bookinglist/Booking_all.ods'#$Niedersachsen.D22:.I22]" office:value-type="string" office:string-value="alterschlachthof.de" calcext:value-type="string">
            <text:p>alterschlachthof.de</text:p>
          </table:table-cell>
          <table:table-cell table:formula="of:=['file:///home/phil/Concert_Mailer/Bookinglist/Booking_all.ods'#$Niedersachsen.E22:.J22]" office:value-type="string" office:string-value="fehren@alterschlachthof.de" calcext:value-type="string">
            <text:p>fehren@alterschlachthof.de</text:p>
          </table:table-cell>
          <table:table-cell table:formula="of:=['file:///home/phil/Concert_Mailer/Bookinglist/Booking_all.ods'#$Niedersachsen.F22:.K22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23:.F23]" office:value-type="string" office:string-value="Moormerland" calcext:value-type="string">
            <text:p>Moormerland</text:p>
          </table:table-cell>
          <table:table-cell table:formula="of:=['file:///home/phil/Concert_Mailer/Bookinglist/Booking_all.ods'#$Niedersachsen.B23:.G23]" office:value-type="string" office:string-value="Juz Phoenix" calcext:value-type="string">
            <text:p>Juz Phoenix</text:p>
          </table:table-cell>
          <table:table-cell table:formula="of:=['file:///home/phil/Concert_Mailer/Bookinglist/Booking_all.ods'#$Niedersachsen.C23:.H23]" office:value-type="string" office:string-value="Enno" calcext:value-type="string">
            <text:p>Enno</text:p>
          </table:table-cell>
          <table:table-cell table:formula="of:=['file:///home/phil/Concert_Mailer/Bookinglist/Booking_all.ods'#$Niedersachsen.D23:.I23]" office:value-type="string" office:string-value="phoenix-moormerland.de" calcext:value-type="string">
            <text:p>phoenix-moormerland.de</text:p>
          </table:table-cell>
          <table:table-cell table:formula="of:=['file:///home/phil/Concert_Mailer/Bookinglist/Booking_all.ods'#$Niedersachsen.E23:.J23]" office:value-type="string" office:string-value="phoenix-jukuz@ewetel.net" calcext:value-type="string">
            <text:p>phoenix-jukuz@ewetel.net</text:p>
          </table:table-cell>
          <table:table-cell table:formula="of:=['file:///home/phil/Concert_Mailer/Bookinglist/Booking_all.ods'#$Niedersachsen.F23:.K23]" office:value-type="string" office:string-value="04954/5968" calcext:value-type="string">
            <text:p>04954/5968</text:p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24:.F24]" office:value-type="string" office:string-value="Neuenhaus" calcext:value-type="string">
            <text:p>Neuenhaus</text:p>
          </table:table-cell>
          <table:table-cell table:formula="of:=['file:///home/phil/Concert_Mailer/Bookinglist/Booking_all.ods'#$Niedersachsen.B24:.G24]" office:value-type="string" office:string-value="Gleis 1" calcext:value-type="string">
            <text:p>Gleis 1</text:p>
          </table:table-cell>
          <table:table-cell table:formula="of:=['file:///home/phil/Concert_Mailer/Bookinglist/Booking_all.ods'#$Niedersachsen.C24:.H24]" office:value-type="string" office:string-value="Rüdiger, Hallo Gleis 1" calcext:value-type="string">
            <text:p>Rüdiger, Hallo Gleis 1</text:p>
          </table:table-cell>
          <table:table-cell table:formula="of:=['file:///home/phil/Concert_Mailer/Bookinglist/Booking_all.ods'#$Niedersachsen.D24:.I24]" office:value-type="string" office:string-value="gleis1-neuenhaus.de" calcext:value-type="string">
            <text:p>gleis1-neuenhaus.de</text:p>
          </table:table-cell>
          <table:table-cell table:formula="of:=['file:///home/phil/Concert_Mailer/Bookinglist/Booking_all.ods'#$Niedersachsen.E24:.J24]" office:value-type="string" office:string-value="info@gleis1-neuenhaus.de" calcext:value-type="string">
            <text:p>info@gleis1-neuenhaus.de</text:p>
          </table:table-cell>
          <table:table-cell table:formula="of:=['file:///home/phil/Concert_Mailer/Bookinglist/Booking_all.ods'#$Niedersachsen.F24:.K24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25:.F25]" office:value-type="string" office:string-value="Peine" calcext:value-type="string">
            <text:p>Peine</text:p>
          </table:table-cell>
          <table:table-cell table:formula="of:=['file:///home/phil/Concert_Mailer/Bookinglist/Booking_all.ods'#$Niedersachsen.B25:.G25]" office:value-type="string" office:string-value="Garage" calcext:value-type="string">
            <text:p>Garage</text:p>
          </table:table-cell>
          <table:table-cell table:formula="of:=['file:///home/phil/Concert_Mailer/Bookinglist/Booking_all.ods'#$Niedersachsen.C25:.H25]" office:value-type="string" office:string-value="Garage Peine" calcext:value-type="string">
            <text:p>Garage Peine</text:p>
          </table:table-cell>
          <table:table-cell table:formula="of:=['file:///home/phil/Concert_Mailer/Bookinglist/Booking_all.ods'#$Niedersachsen.D25:.I25]" office:value-type="string" office:string-value="facebook.com/garage.peine" calcext:value-type="string">
            <text:p>facebook.com/garage.peine</text:p>
          </table:table-cell>
          <table:table-cell table:formula="of:=['file:///home/phil/Concert_Mailer/Bookinglist/Booking_all.ods'#$Niedersachsen.E25:.J25]" office:value-type="string" office:string-value="garage.peine@web.de" calcext:value-type="string">
            <text:p>garage.peine@web.de</text:p>
          </table:table-cell>
          <table:table-cell table:formula="of:=['file:///home/phil/Concert_Mailer/Bookinglist/Booking_all.ods'#$Niedersachsen.F25:.K25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26:.F26]" office:value-type="string" office:string-value="Schüttdorf" calcext:value-type="string">
            <text:p>Schüttdorf</text:p>
          </table:table-cell>
          <table:table-cell table:formula="of:=['file:///home/phil/Concert_Mailer/Bookinglist/Booking_all.ods'#$Niedersachsen.B26:.G26]" office:value-type="string" office:string-value="UJZ Komplex" calcext:value-type="string">
            <text:p>UJZ Komplex</text:p>
          </table:table-cell>
          <table:table-cell table:formula="of:=['file:///home/phil/Concert_Mailer/Bookinglist/Booking_all.ods'#$Niedersachsen.C26:.H26]" office:value-type="string" office:string-value="UJZ Komplex" calcext:value-type="string">
            <text:p>UJZ Komplex</text:p>
          </table:table-cell>
          <table:table-cell table:formula="of:=['file:///home/phil/Concert_Mailer/Bookinglist/Booking_all.ods'#$Niedersachsen.D26:.I26]" office:value-type="string" office:string-value="komplex-schuettorf.de" calcext:value-type="string">
            <text:p>komplex-schuettorf.de</text:p>
          </table:table-cell>
          <table:table-cell table:formula="of:=['file:///home/phil/Concert_Mailer/Bookinglist/Booking_all.ods'#$Niedersachsen.E26:.J26]" office:value-type="string" office:string-value="info@komplex-schuettorf.de" calcext:value-type="string">
            <text:p>info@komplex-schuettorf.de</text:p>
          </table:table-cell>
          <table:table-cell table:formula="of:=['file:///home/phil/Concert_Mailer/Bookinglist/Booking_all.ods'#$Niedersachsen.F26:.K26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27:.F27]" office:value-type="string" office:string-value="Varel" calcext:value-type="string">
            <text:p>Varel</text:p>
          </table:table-cell>
          <table:table-cell table:formula="of:=['file:///home/phil/Concert_Mailer/Bookinglist/Booking_all.ods'#$Niedersachsen.B27:.G27]" office:value-type="string" office:string-value="Weberei" calcext:value-type="string">
            <text:p>Weberei</text:p>
          </table:table-cell>
          <table:table-cell table:formula="of:=['file:///home/phil/Concert_Mailer/Bookinglist/Booking_all.ods'#$Niedersachsen.C27:.H27]" office:value-type="string" office:string-value="Weberei" calcext:value-type="string">
            <text:p>Weberei</text:p>
          </table:table-cell>
          <table:table-cell table:formula="of:=['file:///home/phil/Concert_Mailer/Bookinglist/Booking_all.ods'#$Niedersachsen.D27:.I27]" office:value-type="string" office:string-value="facebook.com/JugendzentrumWebereiVarel" calcext:value-type="string">
            <text:p>facebook.com/JugendzentrumWebereiVarel</text:p>
          </table:table-cell>
          <table:table-cell table:formula="of:=['file:///home/phil/Concert_Mailer/Bookinglist/Booking_all.ods'#$Niedersachsen.E27:.J27]" office:value-type="string" office:string-value="-" calcext:value-type="string">
            <text:p>-</text:p>
          </table:table-cell>
          <table:table-cell table:formula="of:=['file:///home/phil/Concert_Mailer/Bookinglist/Booking_all.ods'#$Niedersachsen.F27:.K27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28:.F28]" office:value-type="string" office:string-value="Wolfsburg" calcext:value-type="string">
            <text:p>Wolfsburg</text:p>
          </table:table-cell>
          <table:table-cell table:formula="of:=['file:///home/phil/Concert_Mailer/Bookinglist/Booking_all.ods'#$Niedersachsen.B28:.G28]" office:value-type="string" office:string-value="Jugendhaus Ost" calcext:value-type="string">
            <text:p>Jugendhaus Ost</text:p>
          </table:table-cell>
          <table:table-cell table:formula="of:=['file:///home/phil/Concert_Mailer/Bookinglist/Booking_all.ods'#$Niedersachsen.C28:.H28]" office:value-type="string" office:string-value="Juha Ost" calcext:value-type="string">
            <text:p>Juha Ost</text:p>
          </table:table-cell>
          <table:table-cell table:formula="of:=['file:///home/phil/Concert_Mailer/Bookinglist/Booking_all.ods'#$Niedersachsen.D28:.I28]" office:value-type="string" office:string-value="jugendhausost.blogspot.de" calcext:value-type="string">
            <text:p>jugendhausost.blogspot.de</text:p>
          </table:table-cell>
          <table:table-cell table:formula="of:=['file:///home/phil/Concert_Mailer/Bookinglist/Booking_all.ods'#$Niedersachsen.E28:.J28]" office:value-type="string" office:string-value="konzerte.jugendhausost@googlemail.com" calcext:value-type="string">
            <text:p>konzerte.jugendhausost@googlemail.com</text:p>
          </table:table-cell>
          <table:table-cell table:formula="of:=['file:///home/phil/Concert_Mailer/Bookinglist/Booking_all.ods'#$Niedersachsen.F28:.K28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29:.F29]" office:value-type="string" office:string-value="Oldenburg" calcext:value-type="string">
            <text:p>Oldenburg</text:p>
          </table:table-cell>
          <table:table-cell table:formula="of:=['file:///home/phil/Concert_Mailer/Bookinglist/Booking_all.ods'#$Niedersachsen.B29:.G29]" office:value-type="string" office:string-value="Amadeus" calcext:value-type="string">
            <text:p>Amadeus</text:p>
          </table:table-cell>
          <table:table-cell table:formula="of:=['file:///home/phil/Concert_Mailer/Bookinglist/Booking_all.ods'#$Niedersachsen.C29:.H29]" office:value-type="string" office:string-value="Amadeus" calcext:value-type="string">
            <text:p>Amadeus</text:p>
          </table:table-cell>
          <table:table-cell table:formula="of:=['file:///home/phil/Concert_Mailer/Bookinglist/Booking_all.ods'#$Niedersachsen.D29:.I29]" office:value-type="string" office:string-value="amadeus-ol.de" calcext:value-type="string">
            <text:p>amadeus-ol.de</text:p>
          </table:table-cell>
          <table:table-cell table:formula="of:=['file:///home/phil/Concert_Mailer/Bookinglist/Booking_all.ods'#$Niedersachsen.E29:.J29]" office:value-type="string" office:string-value="info@amadeus-ol.de" calcext:value-type="string">
            <text:p>info@amadeus-ol.de</text:p>
          </table:table-cell>
          <table:table-cell table:formula="of:=['file:///home/phil/Concert_Mailer/Bookinglist/Booking_all.ods'#$Niedersachsen.F29:.K29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30:.F30]" office:value-type="string" office:string-value="Göttingen" calcext:value-type="string">
            <text:p>Göttingen</text:p>
          </table:table-cell>
          <table:table-cell table:formula="of:=['file:///home/phil/Concert_Mailer/Bookinglist/Booking_all.ods'#$Niedersachsen.B30:.G30]" office:value-type="string" office:string-value="Exil" calcext:value-type="string">
            <text:p>Exil</text:p>
          </table:table-cell>
          <table:table-cell table:formula="of:=['file:///home/phil/Concert_Mailer/Bookinglist/Booking_all.ods'#$Niedersachsen.C30:.H30]" office:value-type="string" office:string-value="Exil" calcext:value-type="string">
            <text:p>Exil</text:p>
          </table:table-cell>
          <table:table-cell table:formula="of:=['file:///home/phil/Concert_Mailer/Bookinglist/Booking_all.ods'#$Niedersachsen.D30:.I30]" office:value-type="string" office:string-value="exil-web.de" calcext:value-type="string">
            <text:p>exil-web.de</text:p>
          </table:table-cell>
          <table:table-cell table:formula="of:=['file:///home/phil/Concert_Mailer/Bookinglist/Booking_all.ods'#$Niedersachsen.E3:.J3]" office:value-type="string" office:string-value="veranstaltungen@dasnexus.de" calcext:value-type="string">
            <text:p>veranstaltungen@dasnexus.de</text:p>
          </table:table-cell>
          <table:table-cell table:formula="of:=['file:///home/phil/Concert_Mailer/Bookinglist/Booking_all.ods'#$Niedersachsen.F30:.K30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31:.F31]" office:value-type="string" office:string-value="Hildesheim" calcext:value-type="string">
            <text:p>Hildesheim</text:p>
          </table:table-cell>
          <table:table-cell table:formula="of:=['file:///home/phil/Concert_Mailer/Bookinglist/Booking_all.ods'#$Niedersachsen.B31:.G31]" office:value-type="string" office:string-value="Kulturfabrik" calcext:value-type="string">
            <text:p>Kulturfabrik</text:p>
          </table:table-cell>
          <table:table-cell table:formula="of:=['file:///home/phil/Concert_Mailer/Bookinglist/Booking_all.ods'#$Niedersachsen.C31:.H31]" office:value-type="string" office:string-value="Kulturfabrik" calcext:value-type="string">
            <text:p>Kulturfabrik</text:p>
          </table:table-cell>
          <table:table-cell table:formula="of:=['file:///home/phil/Concert_Mailer/Bookinglist/Booking_all.ods'#$Niedersachsen.D31:.I31]" office:value-type="string" office:string-value="kufa.info" calcext:value-type="string">
            <text:p>kufa.info</text:p>
          </table:table-cell>
          <table:table-cell table:formula="of:=['file:///home/phil/Concert_Mailer/Bookinglist/Booking_all.ods'#$Niedersachsen.E31:.J31]" office:value-type="string" office:string-value="booking@kufa.info" calcext:value-type="string">
            <text:p>booking@kufa.info</text:p>
          </table:table-cell>
          <table:table-cell table:formula="of:=['file:///home/phil/Concert_Mailer/Bookinglist/Booking_all.ods'#$Niedersachsen.F31:.K31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32:.F32]" office:value-type="string" office:string-value="Hildesheim" calcext:value-type="string">
            <text:p>Hildesheim</text:p>
          </table:table-cell>
          <table:table-cell table:formula="of:=['file:///home/phil/Concert_Mailer/Bookinglist/Booking_all.ods'#$Niedersachsen.B32:.G32]" office:value-type="string" office:string-value="Kulturfabrik" calcext:value-type="string">
            <text:p>Kulturfabrik</text:p>
          </table:table-cell>
          <table:table-cell table:formula="of:=['file:///home/phil/Concert_Mailer/Bookinglist/Booking_all.ods'#$Niedersachsen.C32:.H32]" office:value-type="string" office:string-value="Kulturfabrik" calcext:value-type="string">
            <text:p>Kulturfabrik</text:p>
          </table:table-cell>
          <table:table-cell table:formula="of:=['file:///home/phil/Concert_Mailer/Bookinglist/Booking_all.ods'#$Niedersachsen.D32:.I32]" office:value-type="string" office:string-value="kufa.info" calcext:value-type="string">
            <text:p>kufa.info</text:p>
          </table:table-cell>
          <table:table-cell table:formula="of:=['file:///home/phil/Concert_Mailer/Bookinglist/Booking_all.ods'#$Niedersachsen.E32:.J32]" office:value-type="string" office:string-value="bwolter@kufa.info" calcext:value-type="string">
            <text:p>bwolter@kufa.info</text:p>
          </table:table-cell>
          <table:table-cell table:formula="of:=['file:///home/phil/Concert_Mailer/Bookinglist/Booking_all.ods'#$Niedersachsen.F32:.K32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Niedersachsen.A33:.F33]" office:value-type="string" office:string-value="Vechta" calcext:value-type="string">
            <text:p>Vechta</text:p>
          </table:table-cell>
          <table:table-cell table:formula="of:=['file:///home/phil/Concert_Mailer/Bookinglist/Booking_all.ods'#$Niedersachsen.B33:.G33]" office:value-type="string" office:string-value="Gulfhaus" calcext:value-type="string">
            <text:p>Gulfhaus</text:p>
          </table:table-cell>
          <table:table-cell table:formula="of:=['file:///home/phil/Concert_Mailer/Bookinglist/Booking_all.ods'#$Niedersachsen.C33:.H33]" office:value-type="string" office:string-value="Gulfhaus" calcext:value-type="string">
            <text:p>Gulfhaus</text:p>
          </table:table-cell>
          <table:table-cell table:formula="of:=['file:///home/phil/Concert_Mailer/Bookinglist/Booking_all.ods'#$Niedersachsen.D33:.I33]" office:value-type="string" office:string-value="gulfhaus.de" calcext:value-type="string">
            <text:p>gulfhaus.de</text:p>
          </table:table-cell>
          <table:table-cell table:formula="of:=['file:///home/phil/Concert_Mailer/Bookinglist/Booking_all.ods'#$Niedersachsen.E33:.J33]" office:value-type="string" office:string-value="info@gulfhaus.de" calcext:value-type="string">
            <text:p>info@gulfhaus.de</text:p>
          </table:table-cell>
          <table:table-cell table:formula="of:=['file:///home/phil/Concert_Mailer/Bookinglist/Booking_all.ods'#$Niedersachsen.F33:.K33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Mecklenburg Vorpommern'.A2:.H2]" office:value-type="string" office:string-value="Rostock" calcext:value-type="string">
            <text:p>Rostock</text:p>
          </table:table-cell>
          <table:table-cell table:formula="of:=['file:///home/phil/Concert_Mailer/Bookinglist/Booking_all.ods'#$'Mecklenburg Vorpommern'.B2:.I2]" office:value-type="string" office:string-value="Bunker" calcext:value-type="string">
            <text:p>Bunker</text:p>
          </table:table-cell>
          <table:table-cell table:formula="of:=['file:///home/phil/Concert_Mailer/Bookinglist/Booking_all.ods'#$'Mecklenburg Vorpommern'.C2:.J2]" office:value-type="string" office:string-value="Bunker" calcext:value-type="string">
            <text:p>Bunker</text:p>
          </table:table-cell>
          <table:table-cell table:formula="of:=['file:///home/phil/Concert_Mailer/Bookinglist/Booking_all.ods'#$'Mecklenburg Vorpommern'.D2:.K2]" office:value-type="string" office:string-value="bunker-rostock.de" calcext:value-type="string">
            <text:p>bunker-rostock.de</text:p>
          </table:table-cell>
          <table:table-cell table:formula="of:=['file:///home/phil/Concert_Mailer/Bookinglist/Booking_all.ods'#$'Mecklenburg Vorpommern'.E2:.L2]" office:value-type="string" office:string-value="kombinatsleitung@bunker-rostock.de" calcext:value-type="string">
            <text:p>kombinatsleitung@bunker-rostock.de</text:p>
          </table:table-cell>
          <table:table-cell table:formula="of:=['file:///home/phil/Concert_Mailer/Bookinglist/Booking_all.ods'#$'Mecklenburg Vorpommern'.F2:.M2]" office:value-type="float" office:value="0" calcext:value-type="float">
            <text:p/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Mecklenburg Vorpommern'.A3:.H3]" office:value-type="string" office:string-value="Rostock" calcext:value-type="string">
            <text:p>Rostock</text:p>
          </table:table-cell>
          <table:table-cell table:formula="of:=['file:///home/phil/Concert_Mailer/Bookinglist/Booking_all.ods'#$'Mecklenburg Vorpommern'.B3:.I3]" office:value-type="string" office:string-value="MS Stubnitz" calcext:value-type="string">
            <text:p>MS Stubnitz</text:p>
          </table:table-cell>
          <table:table-cell table:formula="of:=['file:///home/phil/Concert_Mailer/Bookinglist/Booking_all.ods'#$'Mecklenburg Vorpommern'.C3:.J3]" office:value-type="string" office:string-value="Stubnitz" calcext:value-type="string">
            <text:p>Stubnitz</text:p>
          </table:table-cell>
          <table:table-cell table:formula="of:=['file:///home/phil/Concert_Mailer/Bookinglist/Booking_all.ods'#$'Mecklenburg Vorpommern'.D3:.K3]" office:value-type="string" office:string-value="ms.stubnitz.com" calcext:value-type="string">
            <text:p>ms.stubnitz.com</text:p>
          </table:table-cell>
          <table:table-cell/>
          <table:table-cell table:formula="of:=['file:///home/phil/Concert_Mailer/Bookinglist/Booking_all.ods'#$'Mecklenburg Vorpommern'.F3:.M3]" office:value-type="float" office:value="0" calcext:value-type="float">
            <text:p/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Mecklenburg Vorpommern'.A4:.H4]" office:value-type="string" office:string-value="Rostock" calcext:value-type="string">
            <text:p>Rostock</text:p>
          </table:table-cell>
          <table:table-cell table:formula="of:=['file:///home/phil/Concert_Mailer/Bookinglist/Booking_all.ods'#$'Mecklenburg Vorpommern'.B4:.I4]" office:value-type="string" office:string-value="Peter Weiß Haus" calcext:value-type="string">
            <text:p>Peter Weiß Haus</text:p>
          </table:table-cell>
          <table:table-cell table:formula="of:=['file:///home/phil/Concert_Mailer/Bookinglist/Booking_all.ods'#$'Mecklenburg Vorpommern'.C4:.J4]" office:value-type="string" office:string-value="Peter Weiß Haus" calcext:value-type="string">
            <text:p>Peter Weiß Haus</text:p>
          </table:table-cell>
          <table:table-cell table:formula="of:=['file:///home/phil/Concert_Mailer/Bookinglist/Booking_all.ods'#$'Mecklenburg Vorpommern'.D4:.K4]" office:value-type="string" office:string-value="peterweisshaus.de" calcext:value-type="string">
            <text:p>peterweisshaus.de</text:p>
          </table:table-cell>
          <table:table-cell table:formula="of:=['file:///home/phil/Concert_Mailer/Bookinglist/Booking_all.ods'#$'Mecklenburg Vorpommern'.E4:.L4]" office:value-type="string" office:string-value="post@peterweisshaus.de" calcext:value-type="string">
            <text:p>post@peterweisshaus.de</text:p>
          </table:table-cell>
          <table:table-cell table:formula="of:=['file:///home/phil/Concert_Mailer/Bookinglist/Booking_all.ods'#$'Mecklenburg Vorpommern'.F4:.M4]" office:value-type="float" office:value="0" calcext:value-type="float">
            <text:p/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Mecklenburg Vorpommern'.A5:.H5]" office:value-type="string" office:string-value="Greifswald" calcext:value-type="string">
            <text:p>Greifswald</text:p>
          </table:table-cell>
          <table:table-cell table:formula="of:=['file:///home/phil/Concert_Mailer/Bookinglist/Booking_all.ods'#$'Mecklenburg Vorpommern'.B5:.I5]" office:value-type="string" office:string-value="Klex" calcext:value-type="string">
            <text:p>Klex</text:p>
          </table:table-cell>
          <table:table-cell table:formula="of:=['file:///home/phil/Concert_Mailer/Bookinglist/Booking_all.ods'#$'Mecklenburg Vorpommern'.C5:.J5]" office:value-type="string" office:string-value="Klex" calcext:value-type="string">
            <text:p>Klex</text:p>
          </table:table-cell>
          <table:table-cell table:formula="of:=['file:///home/phil/Concert_Mailer/Bookinglist/Booking_all.ods'#$'Mecklenburg Vorpommern'.D5:.K5]" office:value-type="string" office:string-value="das-klex.de" calcext:value-type="string">
            <text:p>das-klex.de</text:p>
          </table:table-cell>
          <table:table-cell table:formula="of:=['file:///home/phil/Concert_Mailer/Bookinglist/Booking_all.ods'#$'Mecklenburg Vorpommern'.E5:.L5]" office:value-type="string" office:string-value="proton-hgw@web.de" calcext:value-type="string">
            <text:p>proton-hgw@web.de</text:p>
          </table:table-cell>
          <table:table-cell table:formula="of:=['file:///home/phil/Concert_Mailer/Bookinglist/Booking_all.ods'#$'Mecklenburg Vorpommern'.F5:.M5]" office:value-type="float" office:value="0" calcext:value-type="float">
            <text:p/>
          </table:table-cell>
          <table:table-cell office:value-type="string" calcext:value-type="string">
            <text:p>Mecklenburg-Vorpomm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randenburg.A2:.H2]" office:value-type="string" office:string-value="Cottbus" calcext:value-type="string">
            <text:p>Cottbus</text:p>
          </table:table-cell>
          <table:table-cell table:formula="of:=['file:///home/phil/Concert_Mailer/Bookinglist/Booking_all.ods'#$Brandenburg.B2:.I2]" office:value-type="string" office:string-value="Gladhouse" calcext:value-type="string">
            <text:p>Gladhouse</text:p>
          </table:table-cell>
          <table:table-cell table:formula="of:=['file:///home/phil/Concert_Mailer/Bookinglist/Booking_all.ods'#$Brandenburg.C2:.J2]" office:value-type="string" office:string-value="Gladhouse" calcext:value-type="string">
            <text:p>Gladhouse</text:p>
          </table:table-cell>
          <table:table-cell table:formula="of:=['file:///home/phil/Concert_Mailer/Bookinglist/Booking_all.ods'#$Brandenburg.D2:.K2]" office:value-type="string" office:string-value="gladhouse.de" calcext:value-type="string">
            <text:p>gladhouse.de</text:p>
          </table:table-cell>
          <table:table-cell table:formula="of:=['file:///home/phil/Concert_Mailer/Bookinglist/Booking_all.ods'#$Brandenburg.E2:.L2]" office:value-type="string" office:string-value="booking@gladhouse.de" calcext:value-type="string">
            <text:p>booking@gladhouse.de</text:p>
          </table:table-cell>
          <table:table-cell table:formula="of:=['file:///home/phil/Concert_Mailer/Bookinglist/Booking_all.ods'#$Brandenburg.F2:.M2]" office:value-type="float" office:value="0" calcext:value-type="float">
            <text:p/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randenburg.A3:.H3]" office:value-type="string" office:string-value="Cottbus" calcext:value-type="string">
            <text:p>Cottbus</text:p>
          </table:table-cell>
          <table:table-cell table:formula="of:=['file:///home/phil/Concert_Mailer/Bookinglist/Booking_all.ods'#$Brandenburg.B3:.I3]" office:value-type="string" office:string-value="Irish Pub Baalse" calcext:value-type="string">
            <text:p>Irish Pub Baalse</text:p>
          </table:table-cell>
          <table:table-cell table:formula="of:=['file:///home/phil/Concert_Mailer/Bookinglist/Booking_all.ods'#$Brandenburg.C3:.J3]" office:value-type="string" office:string-value="Irish Pub Baalse" calcext:value-type="string">
            <text:p>Irish Pub Baalse</text:p>
          </table:table-cell>
          <table:table-cell table:formula="of:=['file:///home/phil/Concert_Mailer/Bookinglist/Booking_all.ods'#$Brandenburg.D3:.K3]" office:value-type="string" office:string-value="facebook.com/baalsepub.de" calcext:value-type="string">
            <text:p>facebook.com/baalsepub.de</text:p>
          </table:table-cell>
          <table:table-cell table:formula="of:=['file:///home/phil/Concert_Mailer/Bookinglist/Booking_all.ods'#$Brandenburg.E3:.L3]" office:value-type="float" office:value="0" calcext:value-type="float">
            <text:p/>
          </table:table-cell>
          <table:table-cell table:formula="of:=['file:///home/phil/Concert_Mailer/Bookinglist/Booking_all.ods'#$Brandenburg.F3:.M3]" office:value-type="float" office:value="0" calcext:value-type="float">
            <text:p/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randenburg.A4:.H4]" office:value-type="string" office:string-value="Cottbus" calcext:value-type="string">
            <text:p>Cottbus</text:p>
          </table:table-cell>
          <table:table-cell table:formula="of:=['file:///home/phil/Concert_Mailer/Bookinglist/Booking_all.ods'#$Brandenburg.B4:.I4]" office:value-type="string" office:string-value="La Casa " calcext:value-type="string">
            <text:p>La Casa </text:p>
          </table:table-cell>
          <table:table-cell table:formula="of:=['file:///home/phil/Concert_Mailer/Bookinglist/Booking_all.ods'#$Brandenburg.C4:.J4]" office:value-type="string" office:string-value="La Casa" calcext:value-type="string">
            <text:p>La Casa</text:p>
          </table:table-cell>
          <table:table-cell table:formula="of:=['file:///home/phil/Concert_Mailer/Bookinglist/Booking_all.ods'#$Brandenburg.D4:.K4]" office:value-type="string" office:string-value="lacasa-cb.de" calcext:value-type="string">
            <text:p>lacasa-cb.de</text:p>
          </table:table-cell>
          <table:table-cell table:formula="of:=['file:///home/phil/Concert_Mailer/Bookinglist/Booking_all.ods'#$Brandenburg.E4:.L4]" office:value-type="string" office:string-value="info.lacasa@gmx.de" calcext:value-type="string">
            <text:p>info.lacasa@gmx.de</text:p>
          </table:table-cell>
          <table:table-cell table:formula="of:=['file:///home/phil/Concert_Mailer/Bookinglist/Booking_all.ods'#$Brandenburg.F4:.M4]" office:value-type="float" office:value="0" calcext:value-type="float">
            <text:p/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randenburg.A5:.H5]" office:value-type="string" office:string-value="Cottbus" calcext:value-type="string">
            <text:p>Cottbus</text:p>
          </table:table-cell>
          <table:table-cell table:formula="of:=['file:///home/phil/Concert_Mailer/Bookinglist/Booking_all.ods'#$Brandenburg.B5:.I5]" office:value-type="string" office:string-value="Muggefug" calcext:value-type="string">
            <text:p>Muggefug</text:p>
          </table:table-cell>
          <table:table-cell table:formula="of:=['file:///home/phil/Concert_Mailer/Bookinglist/Booking_all.ods'#$Brandenburg.C5:.J5]" office:value-type="string" office:string-value="Muggefug" calcext:value-type="string">
            <text:p>Muggefug</text:p>
          </table:table-cell>
          <table:table-cell table:formula="of:=['file:///home/phil/Concert_Mailer/Bookinglist/Booking_all.ods'#$Brandenburg.D5:.K5]" office:value-type="string" office:string-value="muggefug.de" calcext:value-type="string">
            <text:p>muggefug.de</text:p>
          </table:table-cell>
          <table:table-cell table:formula="of:=['file:///home/phil/Concert_Mailer/Bookinglist/Booking_all.ods'#$Brandenburg.E5:.L5]" office:value-type="string" office:string-value="muggefug@gmx.de" calcext:value-type="string">
            <text:p>muggefug@gmx.de</text:p>
          </table:table-cell>
          <table:table-cell table:formula="of:=['file:///home/phil/Concert_Mailer/Bookinglist/Booking_all.ods'#$Brandenburg.F5:.M5]" office:value-type="float" office:value="0" calcext:value-type="float">
            <text:p/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randenburg.A6:.H6]" office:value-type="string" office:string-value="Cottbus" calcext:value-type="string">
            <text:p>Cottbus</text:p>
          </table:table-cell>
          <table:table-cell table:formula="of:=['file:///home/phil/Concert_Mailer/Bookinglist/Booking_all.ods'#$Brandenburg.B6:.I6]" office:value-type="string" office:string-value="Chekov" calcext:value-type="string">
            <text:p>Chekov</text:p>
          </table:table-cell>
          <table:table-cell table:formula="of:=['file:///home/phil/Concert_Mailer/Bookinglist/Booking_all.ods'#$Brandenburg.C6:.J6]" office:value-type="string" office:string-value="Chekov" calcext:value-type="string">
            <text:p>Chekov</text:p>
          </table:table-cell>
          <table:table-cell table:formula="of:=['file:///home/phil/Concert_Mailer/Bookinglist/Booking_all.ods'#$Brandenburg.D6:.K6]" office:value-type="string" office:string-value="facebook.com/Chekov.Cottbus" calcext:value-type="string">
            <text:p>facebook.com/Chekov.Cottbus</text:p>
          </table:table-cell>
          <table:table-cell table:formula="of:=['file:///home/phil/Concert_Mailer/Bookinglist/Booking_all.ods'#$Brandenburg.E6:.L6]" office:value-type="string" office:string-value="chekov.cottbus@googlemail.com" calcext:value-type="string">
            <text:p>chekov.cottbus@googlemail.com</text:p>
          </table:table-cell>
          <table:table-cell table:formula="of:=['file:///home/phil/Concert_Mailer/Bookinglist/Booking_all.ods'#$Brandenburg.F6:.M6]" office:value-type="float" office:value="0" calcext:value-type="float">
            <text:p/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randenburg.A7:.H7]" office:value-type="string" office:string-value="Guben" calcext:value-type="string">
            <text:p>Guben</text:p>
          </table:table-cell>
          <table:table-cell table:formula="of:=['file:///home/phil/Concert_Mailer/Bookinglist/Booking_all.ods'#$Brandenburg.B7:.I7]" office:value-type="string" office:string-value="JC Comet" calcext:value-type="string">
            <text:p>JC Comet</text:p>
          </table:table-cell>
          <table:table-cell table:formula="of:=['file:///home/phil/Concert_Mailer/Bookinglist/Booking_all.ods'#$Brandenburg.C7:.J7]" office:value-type="string" office:string-value="JC Comet" calcext:value-type="string">
            <text:p>JC Comet</text:p>
          </table:table-cell>
          <table:table-cell table:formula="of:=['file:///home/phil/Concert_Mailer/Bookinglist/Booking_all.ods'#$Brandenburg.D7:.K7]" office:value-type="string" office:string-value="cafe-nobudget.de" calcext:value-type="string">
            <text:p>cafe-nobudget.de</text:p>
          </table:table-cell>
          <table:table-cell table:formula="of:=['file:///home/phil/Concert_Mailer/Bookinglist/Booking_all.ods'#$Brandenburg.E7:.L7]" office:value-type="string" office:string-value="cafe-nobudget@gmx.de" calcext:value-type="string">
            <text:p>cafe-nobudget@gmx.de</text:p>
          </table:table-cell>
          <table:table-cell table:formula="of:=['file:///home/phil/Concert_Mailer/Bookinglist/Booking_all.ods'#$Brandenburg.F7:.M7]" office:value-type="float" office:value="0" calcext:value-type="float">
            <text:p/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randenburg.A8:.H8]" office:value-type="string" office:string-value="Potsdam" calcext:value-type="string">
            <text:p>Potsdam</text:p>
          </table:table-cell>
          <table:table-cell table:formula="of:=['file:///home/phil/Concert_Mailer/Bookinglist/Booking_all.ods'#$Brandenburg.B8:.I8]" office:value-type="string" office:string-value="Waschhaus" calcext:value-type="string">
            <text:p>Waschhaus</text:p>
          </table:table-cell>
          <table:table-cell table:formula="of:=['file:///home/phil/Concert_Mailer/Bookinglist/Booking_all.ods'#$Brandenburg.C8:.J8]" office:value-type="string" office:string-value="Waschhaus" calcext:value-type="string">
            <text:p>Waschhaus</text:p>
          </table:table-cell>
          <table:table-cell table:formula="of:=['file:///home/phil/Concert_Mailer/Bookinglist/Booking_all.ods'#$Brandenburg.D8:.K8]" office:value-type="string" office:string-value="waschhaus.de" calcext:value-type="string">
            <text:p>waschhaus.de</text:p>
          </table:table-cell>
          <table:table-cell table:formula="of:=['file:///home/phil/Concert_Mailer/Bookinglist/Booking_all.ods'#$Brandenburg.E8:.L8]" office:value-type="string" office:string-value="kontakt@waschhaus.de" calcext:value-type="string">
            <text:p>kontakt@waschhaus.de</text:p>
          </table:table-cell>
          <table:table-cell table:formula="of:=['file:///home/phil/Concert_Mailer/Bookinglist/Booking_all.ods'#$Brandenburg.F8:.M8]" office:value-type="float" office:value="0" calcext:value-type="float">
            <text:p/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2:.F2]" office:value-type="string" office:string-value="Andernach" calcext:value-type="string">
            <text:p>Andernach</text:p>
          </table:table-cell>
          <table:table-cell table:formula="of:=['file:///home/phil/Concert_Mailer/Bookinglist/Booking_all.ods'#$'Rheinland Pfalz'.B2:.G2]" office:value-type="string" office:string-value="Juz Live Club" calcext:value-type="string">
            <text:p>Juz Live Club</text:p>
          </table:table-cell>
          <table:table-cell table:formula="of:=['file:///home/phil/Concert_Mailer/Bookinglist/Booking_all.ods'#$'Rheinland Pfalz'.C2:.H2]" office:value-type="string" office:string-value="Juz Andernach, Hallo Thomas" calcext:value-type="string">
            <text:p>Juz Andernach, Hallo Thomas</text:p>
          </table:table-cell>
          <table:table-cell table:formula="of:=['file:///home/phil/Concert_Mailer/Bookinglist/Booking_all.ods'#$'Rheinland Pfalz'.D2:.I2]" office:value-type="string" office:string-value="juz-live-club.de" calcext:value-type="string">
            <text:p>juz-live-club.de</text:p>
          </table:table-cell>
          <table:table-cell table:formula="of:=['file:///home/phil/Concert_Mailer/Bookinglist/Booking_all.ods'#$'Rheinland Pfalz'.E2:.J2]" office:value-type="string" office:string-value="thomas.schmidt@andernach.de" calcext:value-type="string">
            <text:p>thomas.schmidt@andernach.de</text:p>
          </table:table-cell>
          <table:table-cell table:formula="of:=['file:///home/phil/Concert_Mailer/Bookinglist/Booking_all.ods'#$'Rheinland Pfalz'.F2:.K2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3:.F3]" office:value-type="string" office:string-value="Andernach" calcext:value-type="string">
            <text:p>Andernach</text:p>
          </table:table-cell>
          <table:table-cell table:formula="of:=['file:///home/phil/Concert_Mailer/Bookinglist/Booking_all.ods'#$'Rheinland Pfalz'.B3:.G3]" office:value-type="string" office:string-value="Shout Loud" calcext:value-type="string">
            <text:p>Shout Loud</text:p>
          </table:table-cell>
          <table:table-cell table:formula="of:=['file:///home/phil/Concert_Mailer/Bookinglist/Booking_all.ods'#$'Rheinland Pfalz'.C3:.H3]" office:value-type="string" office:string-value="Shout Loud Konzerte" calcext:value-type="string">
            <text:p>Shout Loud Konzerte</text:p>
          </table:table-cell>
          <table:table-cell table:formula="of:=['file:///home/phil/Concert_Mailer/Bookinglist/Booking_all.ods'#$'Rheinland Pfalz'.D3:.I3]" office:value-type="string" office:string-value="magazin.shout-loud.de" calcext:value-type="string">
            <text:p>magazin.shout-loud.de</text:p>
          </table:table-cell>
          <table:table-cell table:formula="of:=['file:///home/phil/Concert_Mailer/Bookinglist/Booking_all.ods'#$'Rheinland Pfalz'.E3:.J3]" office:value-type="string" office:string-value="info@shout-loud.de" calcext:value-type="string">
            <text:p>info@shout-loud.de</text:p>
          </table:table-cell>
          <table:table-cell table:formula="of:=['file:///home/phil/Concert_Mailer/Bookinglist/Booking_all.ods'#$'Rheinland Pfalz'.F3:.K3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4:.F4]" office:value-type="string" office:string-value="Andernach" calcext:value-type="string">
            <text:p>Andernach</text:p>
          </table:table-cell>
          <table:table-cell table:formula="of:=['file:///home/phil/Concert_Mailer/Bookinglist/Booking_all.ods'#$'Rheinland Pfalz'.B4:.G4]" office:value-type="string" office:string-value="Shout Loud" calcext:value-type="string">
            <text:p>Shout Loud</text:p>
          </table:table-cell>
          <table:table-cell table:formula="of:=['file:///home/phil/Concert_Mailer/Bookinglist/Booking_all.ods'#$'Rheinland Pfalz'.C4:.H4]" office:value-type="string" office:string-value="Florian" calcext:value-type="string">
            <text:p>Florian</text:p>
          </table:table-cell>
          <table:table-cell table:formula="of:=['file:///home/phil/Concert_Mailer/Bookinglist/Booking_all.ods'#$'Rheinland Pfalz'.D4:.I4]" office:value-type="string" office:string-value="magazin.shout-loud.de" calcext:value-type="string">
            <text:p>magazin.shout-loud.de</text:p>
          </table:table-cell>
          <table:table-cell table:formula="of:=['file:///home/phil/Concert_Mailer/Bookinglist/Booking_all.ods'#$'Rheinland Pfalz'.E4:.J4]" office:value-type="string" office:string-value="florian@shout-loud.de" calcext:value-type="string">
            <text:p>florian@shout-loud.de</text:p>
          </table:table-cell>
          <table:table-cell table:formula="of:=['file:///home/phil/Concert_Mailer/Bookinglist/Booking_all.ods'#$'Rheinland Pfalz'.F4:.K4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5:.F5]" office:value-type="string" office:string-value="Bad Dürkheim" calcext:value-type="string">
            <text:p>Bad Dürkheim</text:p>
          </table:table-cell>
          <table:table-cell table:formula="of:=['file:///home/phil/Concert_Mailer/Bookinglist/Booking_all.ods'#$'Rheinland Pfalz'.B5:.G5]" office:value-type="string" office:string-value="Jukib" calcext:value-type="string">
            <text:p>Jukib</text:p>
          </table:table-cell>
          <table:table-cell table:formula="of:=['file:///home/phil/Concert_Mailer/Bookinglist/Booking_all.ods'#$'Rheinland Pfalz'.C5:.H5]" office:value-type="string" office:string-value="Jukib" calcext:value-type="string">
            <text:p>Jukib</text:p>
          </table:table-cell>
          <table:table-cell table:formula="of:=['file:///home/phil/Concert_Mailer/Bookinglist/Booking_all.ods'#$'Rheinland Pfalz'.D5:.I5]" office:value-type="string" office:string-value="facebook.com/jukib.konzerte" calcext:value-type="string">
            <text:p>facebook.com/jukib.konzerte</text:p>
          </table:table-cell>
          <table:table-cell table:formula="of:=['file:///home/phil/Concert_Mailer/Bookinglist/Booking_all.ods'#$'Rheinland Pfalz'.E5:.J5]" office:value-type="string" office:string-value="anstaett@jukib-konzerte.de" calcext:value-type="string">
            <text:p>anstaett@jukib-konzerte.de</text:p>
          </table:table-cell>
          <table:table-cell table:formula="of:=['file:///home/phil/Concert_Mailer/Bookinglist/Booking_all.ods'#$'Rheinland Pfalz'.F5:.K5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6:.F6]" office:value-type="string" office:string-value="Bad Kreuznach" calcext:value-type="string">
            <text:p>Bad Kreuznach</text:p>
          </table:table-cell>
          <table:table-cell table:formula="of:=['file:///home/phil/Concert_Mailer/Bookinglist/Booking_all.ods'#$'Rheinland Pfalz'.B6:.G6]" office:value-type="string" office:string-value="Ajk " calcext:value-type="string">
            <text:p>Ajk </text:p>
          </table:table-cell>
          <table:table-cell table:formula="of:=['file:///home/phil/Concert_Mailer/Bookinglist/Booking_all.ods'#$'Rheinland Pfalz'.C6:.H6]" office:value-type="string" office:string-value="Ajk, Hallo Juliane" calcext:value-type="string">
            <text:p>Ajk, Hallo Juliane</text:p>
          </table:table-cell>
          <table:table-cell table:formula="of:=['file:///home/phil/Concert_Mailer/Bookinglist/Booking_all.ods'#$'Rheinland Pfalz'.D6:.I6]" office:value-type="string" office:string-value="ajk.blogsport.de" calcext:value-type="string">
            <text:p>ajk.blogsport.de</text:p>
          </table:table-cell>
          <table:table-cell table:formula="of:=['file:///home/phil/Concert_Mailer/Bookinglist/Booking_all.ods'#$'Rheinland Pfalz'.E6:.J6]" office:value-type="string" office:string-value="AJK-BadKreuznach@gmx.de" calcext:value-type="string">
            <text:p>AJK-BadKreuznach@gmx.de</text:p>
          </table:table-cell>
          <table:table-cell table:formula="of:=['file:///home/phil/Concert_Mailer/Bookinglist/Booking_all.ods'#$'Rheinland Pfalz'.F6:.K6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7:.F7]" office:value-type="string" office:string-value="Bad Kreuznach" calcext:value-type="string">
            <text:p>Bad Kreuznach</text:p>
          </table:table-cell>
          <table:table-cell table:formula="of:=['file:///home/phil/Concert_Mailer/Bookinglist/Booking_all.ods'#$'Rheinland Pfalz'.B7:.G7]" office:value-type="string" office:string-value="Ajk " calcext:value-type="string">
            <text:p>Ajk </text:p>
          </table:table-cell>
          <table:table-cell table:formula="of:=['file:///home/phil/Concert_Mailer/Bookinglist/Booking_all.ods'#$'Rheinland Pfalz'.C7:.H7]" office:value-type="string" office:string-value="Ajk, Hallo Fey" calcext:value-type="string">
            <text:p>Ajk, Hallo Fey</text:p>
          </table:table-cell>
          <table:table-cell table:formula="of:=['file:///home/phil/Concert_Mailer/Bookinglist/Booking_all.ods'#$'Rheinland Pfalz'.D7:.I7]" office:value-type="string" office:string-value="ajk.blogsport.de" calcext:value-type="string">
            <text:p>ajk.blogsport.de</text:p>
          </table:table-cell>
          <table:table-cell table:formula="of:=['file:///home/phil/Concert_Mailer/Bookinglist/Booking_all.ods'#$'Rheinland Pfalz'.E7:.J7]" office:value-type="string" office:string-value="AJK-Booking@gmx.de" calcext:value-type="string">
            <text:p>AJK-Booking@gmx.de</text:p>
          </table:table-cell>
          <table:table-cell table:formula="of:=['file:///home/phil/Concert_Mailer/Bookinglist/Booking_all.ods'#$'Rheinland Pfalz'.F7:.K7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8:.F8]" office:value-type="string" office:string-value="Bad Kreuznach" calcext:value-type="string">
            <text:p>Bad Kreuznach</text:p>
          </table:table-cell>
          <table:table-cell table:formula="of:=['file:///home/phil/Concert_Mailer/Bookinglist/Booking_all.ods'#$'Rheinland Pfalz'.B8:.G8]" office:value-type="string" office:string-value="Dudelsack" calcext:value-type="string">
            <text:p>Dudelsack</text:p>
          </table:table-cell>
          <table:table-cell table:formula="of:=['file:///home/phil/Concert_Mailer/Bookinglist/Booking_all.ods'#$'Rheinland Pfalz'.C8:.H8]" office:value-type="string" office:string-value="Dudelsack" calcext:value-type="string">
            <text:p>Dudelsack</text:p>
          </table:table-cell>
          <table:table-cell table:formula="of:=['file:///home/phil/Concert_Mailer/Bookinglist/Booking_all.ods'#$'Rheinland Pfalz'.D8:.I8]" office:value-type="string" office:string-value="dudelsack-bk.de" calcext:value-type="string">
            <text:p>dudelsack-bk.de</text:p>
          </table:table-cell>
          <table:table-cell table:formula="of:=['file:///home/phil/Concert_Mailer/Bookinglist/Booking_all.ods'#$'Rheinland Pfalz'.E8:.J8]" office:value-type="string" office:string-value="info@dudelsack-bk.de" calcext:value-type="string">
            <text:p>info@dudelsack-bk.de</text:p>
          </table:table-cell>
          <table:table-cell table:formula="of:=['file:///home/phil/Concert_Mailer/Bookinglist/Booking_all.ods'#$'Rheinland Pfalz'.F8:.K8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9:.F9]" office:value-type="string" office:string-value="Frankenthal" calcext:value-type="string">
            <text:p>Frankenthal</text:p>
          </table:table-cell>
          <table:table-cell table:formula="of:=['file:///home/phil/Concert_Mailer/Bookinglist/Booking_all.ods'#$'Rheinland Pfalz'.B9:.G9]" office:value-type="string" office:string-value="Zuckerfabrik" calcext:value-type="string">
            <text:p>Zuckerfabrik</text:p>
          </table:table-cell>
          <table:table-cell table:formula="of:=['file:///home/phil/Concert_Mailer/Bookinglist/Booking_all.ods'#$'Rheinland Pfalz'.C9:.H9]" office:value-type="string" office:string-value="Karsten" calcext:value-type="string">
            <text:p>Karsten</text:p>
          </table:table-cell>
          <table:table-cell table:formula="of:=['file:///home/phil/Concert_Mailer/Bookinglist/Booking_all.ods'#$'Rheinland Pfalz'.D9:.I9]" office:value-type="string" office:string-value="frankenthal.de/sv_frankenthal" calcext:value-type="string">
            <text:p>frankenthal.de/sv_frankenthal</text:p>
          </table:table-cell>
          <table:table-cell table:formula="of:=['file:///home/phil/Concert_Mailer/Bookinglist/Booking_all.ods'#$'Rheinland Pfalz'.E9:.J9]" office:value-type="string" office:string-value="karsten.ferchow@frankenthal.de" calcext:value-type="string">
            <text:p>karsten.ferchow@frankenthal.de</text:p>
          </table:table-cell>
          <table:table-cell table:formula="of:=['file:///home/phil/Concert_Mailer/Bookinglist/Booking_all.ods'#$'Rheinland Pfalz'.F9:.K9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10:.F10]" office:value-type="string" office:string-value="Herdorf" calcext:value-type="string">
            <text:p>Herdorf</text:p>
          </table:table-cell>
          <table:table-cell table:formula="of:=['file:///home/phil/Concert_Mailer/Bookinglist/Booking_all.ods'#$'Rheinland Pfalz'.B10:.G10]" office:value-type="string" office:string-value="Rattenloch" calcext:value-type="string">
            <text:p>Rattenloch</text:p>
          </table:table-cell>
          <table:table-cell table:formula="of:=['file:///home/phil/Concert_Mailer/Bookinglist/Booking_all.ods'#$'Rheinland Pfalz'.C10:.H10]" office:value-type="string" office:string-value="Rattenloch" calcext:value-type="string">
            <text:p>Rattenloch</text:p>
          </table:table-cell>
          <table:table-cell table:formula="of:=['file:///home/phil/Concert_Mailer/Bookinglist/Booking_all.ods'#$'Rheinland Pfalz'.D10:.I10]" office:value-type="string" office:string-value="rattenloch-herdorf.de" calcext:value-type="string">
            <text:p>rattenloch-herdorf.de</text:p>
          </table:table-cell>
          <table:table-cell table:formula="of:=['file:///home/phil/Concert_Mailer/Bookinglist/Booking_all.ods'#$'Rheinland Pfalz'.E1:.J1]" office:value-type="string" office:string-value="E-mail Address" calcext:value-type="string">
            <text:p>E-mail Address</text:p>
          </table:table-cell>
          <table:table-cell table:formula="of:=['file:///home/phil/Concert_Mailer/Bookinglist/Booking_all.ods'#$'Rheinland Pfalz'.F10:.K10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11:.F11]" office:value-type="string" office:string-value="Kaiserslautern" calcext:value-type="string">
            <text:p>Kaiserslautern</text:p>
          </table:table-cell>
          <table:table-cell table:formula="of:=['file:///home/phil/Concert_Mailer/Bookinglist/Booking_all.ods'#$'Rheinland Pfalz'.B11:.G11]" office:value-type="string" office:string-value="Juz " calcext:value-type="string">
            <text:p>Juz </text:p>
          </table:table-cell>
          <table:table-cell table:formula="of:=['file:///home/phil/Concert_Mailer/Bookinglist/Booking_all.ods'#$'Rheinland Pfalz'.C11:.H11]" office:value-type="string" office:string-value="Juz" calcext:value-type="string">
            <text:p>Juz</text:p>
          </table:table-cell>
          <table:table-cell table:formula="of:=['file:///home/phil/Concert_Mailer/Bookinglist/Booking_all.ods'#$'Rheinland Pfalz'.D11:.I11]" office:value-type="string" office:string-value="juz-kl.de" calcext:value-type="string">
            <text:p>juz-kl.de</text:p>
          </table:table-cell>
          <table:table-cell table:formula="of:=['file:///home/phil/Concert_Mailer/Bookinglist/Booking_all.ods'#$'Rheinland Pfalz'.E11:.J11]" office:value-type="string" office:string-value="juz-kl@web.de" calcext:value-type="string">
            <text:p>juz-kl@web.de</text:p>
          </table:table-cell>
          <table:table-cell table:formula="of:=['file:///home/phil/Concert_Mailer/Bookinglist/Booking_all.ods'#$'Rheinland Pfalz'.F11:.K11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12:.F12]" office:value-type="string" office:string-value="Koblenz " calcext:value-type="string">
            <text:p>Koblenz </text:p>
          </table:table-cell>
          <table:table-cell table:formula="of:=['file:///home/phil/Concert_Mailer/Bookinglist/Booking_all.ods'#$'Rheinland Pfalz'.B12:.G12]" office:value-type="string" office:string-value="Circus Maximus" calcext:value-type="string">
            <text:p>Circus Maximus</text:p>
          </table:table-cell>
          <table:table-cell table:formula="of:=['file:///home/phil/Concert_Mailer/Bookinglist/Booking_all.ods'#$'Rheinland Pfalz'.C12:.H12]" office:value-type="string" office:string-value="Circus Maximus" calcext:value-type="string">
            <text:p>Circus Maximus</text:p>
          </table:table-cell>
          <table:table-cell table:formula="of:=['file:///home/phil/Concert_Mailer/Bookinglist/Booking_all.ods'#$'Rheinland Pfalz'.D12:.I12]" office:value-type="string" office:string-value="circus-maximus.org" calcext:value-type="string">
            <text:p>circus-maximus.org</text:p>
          </table:table-cell>
          <table:table-cell table:formula="of:=['file:///home/phil/Concert_Mailer/Bookinglist/Booking_all.ods'#$'Rheinland Pfalz'.E12:.J12]" office:value-type="string" office:string-value="booking@circus-maximus.org" calcext:value-type="string">
            <text:p>booking@circus-maximus.org</text:p>
          </table:table-cell>
          <table:table-cell table:formula="of:=['file:///home/phil/Concert_Mailer/Bookinglist/Booking_all.ods'#$'Rheinland Pfalz'.F12:.K12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13:.F13]" office:value-type="string" office:string-value="Landau" calcext:value-type="string">
            <text:p>Landau</text:p>
          </table:table-cell>
          <table:table-cell table:formula="of:=['file:///home/phil/Concert_Mailer/Bookinglist/Booking_all.ods'#$'Rheinland Pfalz'.B13:.G13]" office:value-type="string" office:string-value="Rhumbar" calcext:value-type="string">
            <text:p>Rhumbar</text:p>
          </table:table-cell>
          <table:table-cell table:formula="of:=['file:///home/phil/Concert_Mailer/Bookinglist/Booking_all.ods'#$'Rheinland Pfalz'.C13:.H13]" office:value-type="string" office:string-value="Jeannine" calcext:value-type="string">
            <text:p>Jeannine</text:p>
          </table:table-cell>
          <table:table-cell table:formula="of:=['file:///home/phil/Concert_Mailer/Bookinglist/Booking_all.ods'#$'Rheinland Pfalz'.D13:.I13]" office:value-type="string" office:string-value="rhumbar-in-landau.jimdo.com" calcext:value-type="string">
            <text:p>rhumbar-in-landau.jimdo.com</text:p>
          </table:table-cell>
          <table:table-cell table:formula="of:=['file:///home/phil/Concert_Mailer/Bookinglist/Booking_all.ods'#$'Rheinland Pfalz'.E13:.J13]" office:value-type="string" office:string-value="rhumbar.team@yahoo.de" calcext:value-type="string">
            <text:p>rhumbar.team@yahoo.de</text:p>
          </table:table-cell>
          <table:table-cell table:formula="of:=['file:///home/phil/Concert_Mailer/Bookinglist/Booking_all.ods'#$'Rheinland Pfalz'.F13:.K13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14:.F14]" office:value-type="string" office:string-value="Mainz" calcext:value-type="string">
            <text:p>Mainz</text:p>
          </table:table-cell>
          <table:table-cell table:formula="of:=['file:///home/phil/Concert_Mailer/Bookinglist/Booking_all.ods'#$'Rheinland Pfalz'.B14:.G14]" office:value-type="string" office:string-value="Alexander The Great" calcext:value-type="string">
            <text:p>Alexander The Great</text:p>
          </table:table-cell>
          <table:table-cell table:formula="of:=['file:///home/phil/Concert_Mailer/Bookinglist/Booking_all.ods'#$'Rheinland Pfalz'.C14:.H14]" office:value-type="float" office:value="0" calcext:value-type="float">
            <text:p/>
          </table:table-cell>
          <table:table-cell table:formula="of:=['file:///home/phil/Concert_Mailer/Bookinglist/Booking_all.ods'#$'Rheinland Pfalz'.D14:.I14]" office:value-type="string" office:string-value="alexander-the-great-mz.de" calcext:value-type="string">
            <text:p>alexander-the-great-mz.de</text:p>
          </table:table-cell>
          <table:table-cell table:formula="of:=['file:///home/phil/Concert_Mailer/Bookinglist/Booking_all.ods'#$'Rheinland Pfalz'.E14:.J14]" office:value-type="float" office:value="0" calcext:value-type="float">
            <text:p/>
          </table:table-cell>
          <table:table-cell table:formula="of:=['file:///home/phil/Concert_Mailer/Bookinglist/Booking_all.ods'#$'Rheinland Pfalz'.F14:.K14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15:.F15]" office:value-type="string" office:string-value="Mainz" calcext:value-type="string">
            <text:p>Mainz</text:p>
          </table:table-cell>
          <table:table-cell table:formula="of:=['file:///home/phil/Concert_Mailer/Bookinglist/Booking_all.ods'#$'Rheinland Pfalz'.B15:.G15]" office:value-type="string" office:string-value="Haus der Jugend" calcext:value-type="string">
            <text:p>Haus der Jugend</text:p>
          </table:table-cell>
          <table:table-cell table:formula="of:=['file:///home/phil/Concert_Mailer/Bookinglist/Booking_all.ods'#$'Rheinland Pfalz'.C15:.H15]" office:value-type="string" office:string-value="Peter" calcext:value-type="string">
            <text:p>Peter</text:p>
          </table:table-cell>
          <table:table-cell table:formula="of:=['file:///home/phil/Concert_Mailer/Bookinglist/Booking_all.ods'#$'Rheinland Pfalz'.D15:.I15]" office:value-type="string" office:string-value="hdj-mainz.de" calcext:value-type="string">
            <text:p>hdj-mainz.de</text:p>
          </table:table-cell>
          <table:table-cell table:formula="of:=['file:///home/phil/Concert_Mailer/Bookinglist/Booking_all.ods'#$'Rheinland Pfalz'.E15:.J15]" office:value-type="string" office:string-value="info@m8-mainz.de" calcext:value-type="string">
            <text:p>info@m8-mainz.de</text:p>
          </table:table-cell>
          <table:table-cell table:formula="of:=['file:///home/phil/Concert_Mailer/Bookinglist/Booking_all.ods'#$'Rheinland Pfalz'.F15:.K15]" office:value-type="string" office:string-value="0176-85043098" calcext:value-type="string">
            <text:p>0176-85043098</text:p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16:.F16]" office:value-type="string" office:string-value="Mainz" calcext:value-type="string">
            <text:p>Mainz</text:p>
          </table:table-cell>
          <table:table-cell table:formula="of:=['file:///home/phil/Concert_Mailer/Bookinglist/Booking_all.ods'#$'Rheinland Pfalz'.B16:.G16]" office:value-type="string" office:string-value="Haus Mainusch" calcext:value-type="string">
            <text:p>Haus Mainusch</text:p>
          </table:table-cell>
          <table:table-cell table:formula="of:=['file:///home/phil/Concert_Mailer/Bookinglist/Booking_all.ods'#$'Rheinland Pfalz'.C16:.H16]" office:value-type="string" office:string-value="Mainusch" calcext:value-type="string">
            <text:p>Mainusch</text:p>
          </table:table-cell>
          <table:table-cell table:formula="of:=['file:///home/phil/Concert_Mailer/Bookinglist/Booking_all.ods'#$'Rheinland Pfalz'.D16:.I16]" office:value-type="string" office:string-value="haus-mainusch.de" calcext:value-type="string">
            <text:p>haus-mainusch.de</text:p>
          </table:table-cell>
          <table:table-cell table:formula="of:=['file:///home/phil/Concert_Mailer/Bookinglist/Booking_all.ods'#$'Rheinland Pfalz'.E16:.J16]" office:value-type="float" office:value="0" calcext:value-type="float">
            <text:p/>
          </table:table-cell>
          <table:table-cell table:formula="of:=['file:///home/phil/Concert_Mailer/Bookinglist/Booking_all.ods'#$'Rheinland Pfalz'.F16:.K16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17:.F17]" office:value-type="string" office:string-value="Mainz" calcext:value-type="string">
            <text:p>Mainz</text:p>
          </table:table-cell>
          <table:table-cell table:formula="of:=['file:///home/phil/Concert_Mailer/Bookinglist/Booking_all.ods'#$'Rheinland Pfalz'.B17:.G17]" office:value-type="string" office:string-value="QKaff" calcext:value-type="string">
            <text:p>QKaff</text:p>
          </table:table-cell>
          <table:table-cell table:formula="of:=['file:///home/phil/Concert_Mailer/Bookinglist/Booking_all.ods'#$'Rheinland Pfalz'.C17:.H17]" office:value-type="string" office:string-value="QKaff" calcext:value-type="string">
            <text:p>QKaff</text:p>
          </table:table-cell>
          <table:table-cell table:formula="of:=['file:///home/phil/Concert_Mailer/Bookinglist/Booking_all.ods'#$'Rheinland Pfalz'.D17:.I17]" office:value-type="float" office:value="0" calcext:value-type="float">
            <text:p/>
          </table:table-cell>
          <table:table-cell table:formula="of:=['file:///home/phil/Concert_Mailer/Bookinglist/Booking_all.ods'#$'Rheinland Pfalz'.E17:.J17]" office:value-type="float" office:value="0" calcext:value-type="float">
            <text:p/>
          </table:table-cell>
          <table:table-cell table:formula="of:=['file:///home/phil/Concert_Mailer/Bookinglist/Booking_all.ods'#$'Rheinland Pfalz'.F17:.K17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18:.F18]" office:value-type="string" office:string-value="Trier" calcext:value-type="string">
            <text:p>Trier</text:p>
          </table:table-cell>
          <table:table-cell table:formula="of:=['file:///home/phil/Concert_Mailer/Bookinglist/Booking_all.ods'#$'Rheinland Pfalz'.B18:.G18]" office:value-type="string" office:string-value="Exzellenzhaus" calcext:value-type="string">
            <text:p>Exzellenzhaus</text:p>
          </table:table-cell>
          <table:table-cell table:formula="of:=['file:///home/phil/Concert_Mailer/Bookinglist/Booking_all.ods'#$'Rheinland Pfalz'.C18:.H18]" office:value-type="string" office:string-value="Rino" calcext:value-type="string">
            <text:p>Rino</text:p>
          </table:table-cell>
          <table:table-cell table:formula="of:=['file:///home/phil/Concert_Mailer/Bookinglist/Booking_all.ods'#$'Rheinland Pfalz'.D18:.I18]" office:value-type="string" office:string-value="exhaus.de" calcext:value-type="string">
            <text:p>exhaus.de</text:p>
          </table:table-cell>
          <table:table-cell table:formula="of:=['file:///home/phil/Concert_Mailer/Bookinglist/Booking_all.ods'#$'Rheinland Pfalz'.E18:.J18]" office:value-type="string" office:string-value="kulturbuero@exhaus.de" calcext:value-type="string">
            <text:p>kulturbuero@exhaus.de</text:p>
          </table:table-cell>
          <table:table-cell table:formula="of:=['file:///home/phil/Concert_Mailer/Bookinglist/Booking_all.ods'#$'Rheinland Pfalz'.F18:.K18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19:.F19]" office:value-type="string" office:string-value="Trier" calcext:value-type="string">
            <text:p>Trier</text:p>
          </table:table-cell>
          <table:table-cell table:formula="of:=['file:///home/phil/Concert_Mailer/Bookinglist/Booking_all.ods'#$'Rheinland Pfalz'.B19:.G19]" office:value-type="string" office:string-value="Luckys Luke" calcext:value-type="string">
            <text:p>Luckys Luke</text:p>
          </table:table-cell>
          <table:table-cell table:formula="of:=['file:///home/phil/Concert_Mailer/Bookinglist/Booking_all.ods'#$'Rheinland Pfalz'.C19:.H19]" office:value-type="string" office:string-value="Thomas" calcext:value-type="string">
            <text:p>Thomas</text:p>
          </table:table-cell>
          <table:table-cell table:formula="of:=['file:///home/phil/Concert_Mailer/Bookinglist/Booking_all.ods'#$'Rheinland Pfalz'.D19:.I19]" office:value-type="string" office:string-value="luckys-luke.de" calcext:value-type="string">
            <text:p>luckys-luke.de</text:p>
          </table:table-cell>
          <table:table-cell table:formula="of:=['file:///home/phil/Concert_Mailer/Bookinglist/Booking_all.ods'#$'Rheinland Pfalz'.E19:.J19]" office:value-type="string" office:string-value="thomas@luke.de" calcext:value-type="string">
            <text:p>thomas@luke.de</text:p>
          </table:table-cell>
          <table:table-cell table:formula="of:=['file:///home/phil/Concert_Mailer/Bookinglist/Booking_all.ods'#$'Rheinland Pfalz'.F19:.K19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20:.F20]" office:value-type="string" office:string-value="Koblenz " calcext:value-type="string">
            <text:p>Koblenz </text:p>
          </table:table-cell>
          <table:table-cell table:formula="of:=['file:///home/phil/Concert_Mailer/Bookinglist/Booking_all.ods'#$'Rheinland Pfalz'.B20:.G20]" office:value-type="string" office:string-value="Jam Club" calcext:value-type="string">
            <text:p>Jam Club</text:p>
          </table:table-cell>
          <table:table-cell table:formula="of:=['file:///home/phil/Concert_Mailer/Bookinglist/Booking_all.ods'#$'Rheinland Pfalz'.C20:.H20]" office:value-type="string" office:string-value="Christoph, Hallo Jam" calcext:value-type="string">
            <text:p>Christoph, Hallo Jam</text:p>
          </table:table-cell>
          <table:table-cell table:formula="of:=['file:///home/phil/Concert_Mailer/Bookinglist/Booking_all.ods'#$'Rheinland Pfalz'.D20:.I20]" office:value-type="string" office:string-value="jamnet.de" calcext:value-type="string">
            <text:p>jamnet.de</text:p>
          </table:table-cell>
          <table:table-cell table:formula="of:=['file:///home/phil/Concert_Mailer/Bookinglist/Booking_all.ods'#$'Rheinland Pfalz'.E2:.J2]" office:value-type="string" office:string-value="thomas.schmidt@andernach.de" calcext:value-type="string">
            <text:p>thomas.schmidt@andernach.de</text:p>
          </table:table-cell>
          <table:table-cell table:formula="of:=['file:///home/phil/Concert_Mailer/Bookinglist/Booking_all.ods'#$'Rheinland Pfalz'.F20:.K20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Rheinland Pfalz'.A21:.F21]" office:value-type="string" office:string-value="Kaiserslautern" calcext:value-type="string">
            <text:p>Kaiserslautern</text:p>
          </table:table-cell>
          <table:table-cell table:formula="of:=['file:///home/phil/Concert_Mailer/Bookinglist/Booking_all.ods'#$'Rheinland Pfalz'.B21:.G21]" office:value-type="string" office:string-value="Havanna" calcext:value-type="string">
            <text:p>Havanna</text:p>
          </table:table-cell>
          <table:table-cell table:formula="of:=['file:///home/phil/Concert_Mailer/Bookinglist/Booking_all.ods'#$'Rheinland Pfalz'.C21:.H21]" office:value-type="string" office:string-value="Havanna" calcext:value-type="string">
            <text:p>Havanna</text:p>
          </table:table-cell>
          <table:table-cell table:formula="of:=['file:///home/phil/Concert_Mailer/Bookinglist/Booking_all.ods'#$'Rheinland Pfalz'.D21:.I21]" office:value-type="string" office:string-value="facebook.com/Club-Discothek-Havanna-329392487112893" calcext:value-type="string">
            <text:p>facebook.com/Club-Discothek-Havanna-329392487112893</text:p>
          </table:table-cell>
          <table:table-cell/>
          <table:table-cell table:formula="of:=['file:///home/phil/Concert_Mailer/Bookinglist/Booking_all.ods'#$'Rheinland Pfalz'.F21:.K21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amburg.A2:.F2]" office:value-type="string" office:string-value="Hamburg" calcext:value-type="string">
            <text:p>Hamburg</text:p>
          </table:table-cell>
          <table:table-cell table:formula="of:=['file:///home/phil/Concert_Mailer/Bookinglist/Booking_all.ods'#$Hamburg.B2:.G2]" office:value-type="string" office:string-value="Astra Stube" calcext:value-type="string">
            <text:p>Astra Stube</text:p>
          </table:table-cell>
          <table:table-cell table:formula="of:=['file:///home/phil/Concert_Mailer/Bookinglist/Booking_all.ods'#$Hamburg.C2:.H2]" office:value-type="string" office:string-value="Astra Stube" calcext:value-type="string">
            <text:p>Astra Stube</text:p>
          </table:table-cell>
          <table:table-cell table:formula="of:=['file:///home/phil/Concert_Mailer/Bookinglist/Booking_all.ods'#$Hamburg.D2:.I2]" office:value-type="string" office:string-value="astra-stube.de" calcext:value-type="string">
            <text:p>astra-stube.de</text:p>
          </table:table-cell>
          <table:table-cell table:formula="of:=['file:///home/phil/Concert_Mailer/Bookinglist/Booking_all.ods'#$Hamburg.E2:.J2]" office:value-type="string" office:string-value="play@astra-stube.de" calcext:value-type="string">
            <text:p>play@astra-stube.de</text:p>
          </table:table-cell>
          <table:table-cell table:formula="of:=['file:///home/phil/Concert_Mailer/Bookinglist/Booking_all.ods'#$Hamburg.F2:.K2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amburg.A3:.F3]" office:value-type="string" office:string-value="Hamburg" calcext:value-type="string">
            <text:p>Hamburg</text:p>
          </table:table-cell>
          <table:table-cell table:formula="of:=['file:///home/phil/Concert_Mailer/Bookinglist/Booking_all.ods'#$Hamburg.B3:.G3]" office:value-type="string" office:string-value="Bambi Galore" calcext:value-type="string">
            <text:p>Bambi Galore</text:p>
          </table:table-cell>
          <table:table-cell table:formula="of:=['file:///home/phil/Concert_Mailer/Bookinglist/Booking_all.ods'#$Hamburg.C3:.H3]" office:value-type="string" office:string-value="Bambi Galore, Hallo Florian" calcext:value-type="string">
            <text:p>Bambi Galore, Hallo Florian</text:p>
          </table:table-cell>
          <table:table-cell table:formula="of:=['file:///home/phil/Concert_Mailer/Bookinglist/Booking_all.ods'#$Hamburg.D3:.I3]" office:value-type="string" office:string-value="bambigalore.de" calcext:value-type="string">
            <text:p>bambigalore.de</text:p>
          </table:table-cell>
          <table:table-cell table:formula="of:=['file:///home/phil/Concert_Mailer/Bookinglist/Booking_all.ods'#$Hamburg.E3:.J3]" office:value-type="string" office:string-value="f.holzapfel@kph-hamburg.de" calcext:value-type="string">
            <text:p>f.holzapfel@kph-hamburg.de</text:p>
          </table:table-cell>
          <table:table-cell table:formula="of:=['file:///home/phil/Concert_Mailer/Bookinglist/Booking_all.ods'#$Hamburg.F3:.K3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amburg.A4:.F4]" office:value-type="string" office:string-value="Hamburg" calcext:value-type="string">
            <text:p>Hamburg</text:p>
          </table:table-cell>
          <table:table-cell table:formula="of:=['file:///home/phil/Concert_Mailer/Bookinglist/Booking_all.ods'#$Hamburg.B4:.G4]" office:value-type="string" office:string-value="Cafe Flop" calcext:value-type="string">
            <text:p>Cafe Flop</text:p>
          </table:table-cell>
          <table:table-cell table:formula="of:=['file:///home/phil/Concert_Mailer/Bookinglist/Booking_all.ods'#$Hamburg.C4:.H4]" office:value-type="string" office:string-value="Cafe Flop" calcext:value-type="string">
            <text:p>Cafe Flop</text:p>
          </table:table-cell>
          <table:table-cell table:formula="of:=['file:///home/phil/Concert_Mailer/Bookinglist/Booking_all.ods'#$Hamburg.D4:.I4]" office:value-type="string" office:string-value="unserhausev.de" calcext:value-type="string">
            <text:p>unserhausev.de</text:p>
          </table:table-cell>
          <table:table-cell table:formula="of:=['file:///home/phil/Concert_Mailer/Bookinglist/Booking_all.ods'#$Hamburg.E4:.J4]" office:value-type="string" office:string-value="booking@unserhausev.de" calcext:value-type="string">
            <text:p>booking@unserhausev.de</text:p>
          </table:table-cell>
          <table:table-cell table:formula="of:=['file:///home/phil/Concert_Mailer/Bookinglist/Booking_all.ods'#$Hamburg.F4:.K4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amburg.A5:.F5]" office:value-type="string" office:string-value="Hamburg" calcext:value-type="string">
            <text:p>Hamburg</text:p>
          </table:table-cell>
          <table:table-cell table:formula="of:=['file:///home/phil/Concert_Mailer/Bookinglist/Booking_all.ods'#$Hamburg.B5:.G5]" office:value-type="string" office:string-value="Club Molotow" calcext:value-type="string">
            <text:p>Club Molotow</text:p>
          </table:table-cell>
          <table:table-cell table:formula="of:=['file:///home/phil/Concert_Mailer/Bookinglist/Booking_all.ods'#$Hamburg.C5:.H5]" office:value-type="string" office:string-value="Molotow" calcext:value-type="string">
            <text:p>Molotow</text:p>
          </table:table-cell>
          <table:table-cell table:formula="of:=['file:///home/phil/Concert_Mailer/Bookinglist/Booking_all.ods'#$Hamburg.D5:.I5]" office:value-type="string" office:string-value="molotowclub.com" calcext:value-type="string">
            <text:p>molotowclub.com</text:p>
          </table:table-cell>
          <table:table-cell table:formula="of:=['file:///home/phil/Concert_Mailer/Bookinglist/Booking_all.ods'#$Hamburg.E5:.J5]" office:value-type="string" office:string-value="molotow@molotowclub.com" calcext:value-type="string">
            <text:p>molotow@molotowclub.com</text:p>
          </table:table-cell>
          <table:table-cell table:formula="of:=['file:///home/phil/Concert_Mailer/Bookinglist/Booking_all.ods'#$Hamburg.F5:.K5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amburg.A6:.F6]" office:value-type="string" office:string-value="Hamburg" calcext:value-type="string">
            <text:p>Hamburg</text:p>
          </table:table-cell>
          <table:table-cell table:formula="of:=['file:///home/phil/Concert_Mailer/Bookinglist/Booking_all.ods'#$Hamburg.B6:.G6]" office:value-type="string" office:string-value="Der Clochard" calcext:value-type="string">
            <text:p>Der Clochard</text:p>
          </table:table-cell>
          <table:table-cell table:formula="of:=['file:///home/phil/Concert_Mailer/Bookinglist/Booking_all.ods'#$Hamburg.C6:.H6]" office:value-type="string" office:string-value="Clochard" calcext:value-type="string">
            <text:p>Clochard</text:p>
          </table:table-cell>
          <table:table-cell table:formula="of:=['file:///home/phil/Concert_Mailer/Bookinglist/Booking_all.ods'#$Hamburg.D6:.I6]" office:value-type="string" office:string-value="clo.lima-city.de" calcext:value-type="string">
            <text:p>clo.lima-city.de</text:p>
          </table:table-cell>
          <table:table-cell table:formula="of:=['file:///home/phil/Concert_Mailer/Bookinglist/Booking_all.ods'#$Hamburg.E6:.J6]" office:value-type="string" office:string-value="band@derclochard.de" calcext:value-type="string">
            <text:p>band@derclochard.de</text:p>
          </table:table-cell>
          <table:table-cell table:formula="of:=['file:///home/phil/Concert_Mailer/Bookinglist/Booking_all.ods'#$Hamburg.F6:.K6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amburg.A7:.F7]" office:value-type="string" office:string-value="Hamburg" calcext:value-type="string">
            <text:p>Hamburg</text:p>
          </table:table-cell>
          <table:table-cell table:formula="of:=['file:///home/phil/Concert_Mailer/Bookinglist/Booking_all.ods'#$Hamburg.B7:.G7]" office:value-type="string" office:string-value="Gängeviertel" calcext:value-type="string">
            <text:p>Gängeviertel</text:p>
          </table:table-cell>
          <table:table-cell table:formula="of:=['file:///home/phil/Concert_Mailer/Bookinglist/Booking_all.ods'#$Hamburg.C7:.H7]" office:value-type="string" office:string-value="Gängeviertel" calcext:value-type="string">
            <text:p>Gängeviertel</text:p>
          </table:table-cell>
          <table:table-cell table:formula="of:=['file:///home/phil/Concert_Mailer/Bookinglist/Booking_all.ods'#$Hamburg.D7:.I7]" office:value-type="string" office:string-value="facebook.com/gvgoeshc" calcext:value-type="string">
            <text:p>facebook.com/gvgoeshc</text:p>
          </table:table-cell>
          <table:table-cell table:formula="of:=['file:///home/phil/Concert_Mailer/Bookinglist/Booking_all.ods'#$Hamburg.E7:.J7]" office:value-type="float" office:value="0" calcext:value-type="float">
            <text:p/>
          </table:table-cell>
          <table:table-cell table:formula="of:=['file:///home/phil/Concert_Mailer/Bookinglist/Booking_all.ods'#$Hamburg.F7:.K7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amburg.A8:.F8]" office:value-type="string" office:string-value="Hamburg" calcext:value-type="string">
            <text:p>Hamburg</text:p>
          </table:table-cell>
          <table:table-cell table:formula="of:=['file:///home/phil/Concert_Mailer/Bookinglist/Booking_all.ods'#$Hamburg.B8:.G8]" office:value-type="string" office:string-value="Pocca Bar" calcext:value-type="string">
            <text:p>Pocca Bar</text:p>
          </table:table-cell>
          <table:table-cell table:formula="of:=['file:///home/phil/Concert_Mailer/Bookinglist/Booking_all.ods'#$Hamburg.C8:.H8]" office:value-type="string" office:string-value="Marc" calcext:value-type="string">
            <text:p>Marc</text:p>
          </table:table-cell>
          <table:table-cell table:formula="of:=['file:///home/phil/Concert_Mailer/Bookinglist/Booking_all.ods'#$Hamburg.D8:.I8]" office:value-type="string" office:string-value="marc@pocca-bar.com" calcext:value-type="string">
            <text:p>marc@pocca-bar.com</text:p>
          </table:table-cell>
          <table:table-cell table:formula="of:=['file:///home/phil/Concert_Mailer/Bookinglist/Booking_all.ods'#$Hamburg.E8:.J8]" office:value-type="string" office:string-value="pooca-bar.com" calcext:value-type="string">
            <text:p>pooca-bar.com</text:p>
          </table:table-cell>
          <table:table-cell table:formula="of:=['file:///home/phil/Concert_Mailer/Bookinglist/Booking_all.ods'#$Hamburg.F8:.K8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amburg.A9:.F9]" office:value-type="string" office:string-value="Hamburg" calcext:value-type="string">
            <text:p>Hamburg</text:p>
          </table:table-cell>
          <table:table-cell table:formula="of:=['file:///home/phil/Concert_Mailer/Bookinglist/Booking_all.ods'#$Hamburg.B9:.G9]" office:value-type="string" office:string-value="Rock Cafe St. Pauli" calcext:value-type="string">
            <text:p>Rock Cafe St. Pauli</text:p>
          </table:table-cell>
          <table:table-cell table:formula="of:=['file:///home/phil/Concert_Mailer/Bookinglist/Booking_all.ods'#$Hamburg.C9:.H9]" office:value-type="string" office:string-value="Rock Cafe" calcext:value-type="string">
            <text:p>Rock Cafe</text:p>
          </table:table-cell>
          <table:table-cell table:formula="of:=['file:///home/phil/Concert_Mailer/Bookinglist/Booking_all.ods'#$Hamburg.D9:.I9]" office:value-type="string" office:string-value="rock-cafe-hamburg.de" calcext:value-type="string">
            <text:p>rock-cafe-hamburg.de</text:p>
          </table:table-cell>
          <table:table-cell table:formula="of:=['file:///home/phil/Concert_Mailer/Bookinglist/Booking_all.ods'#$Hamburg.E9:.J9]" office:value-type="string" office:string-value="info@rock-cafe-stpauli.de" calcext:value-type="string">
            <text:p>info@rock-cafe-stpauli.de</text:p>
          </table:table-cell>
          <table:table-cell table:formula="of:=['file:///home/phil/Concert_Mailer/Bookinglist/Booking_all.ods'#$Hamburg.F9:.K9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amburg.A10:.F10]" office:value-type="string" office:string-value="Hamburg" calcext:value-type="string">
            <text:p>Hamburg</text:p>
          </table:table-cell>
          <table:table-cell table:formula="of:=['file:///home/phil/Concert_Mailer/Bookinglist/Booking_all.ods'#$Hamburg.B10:.G10]" office:value-type="string" office:string-value="Zwick" calcext:value-type="string">
            <text:p>Zwick</text:p>
          </table:table-cell>
          <table:table-cell table:formula="of:=['file:///home/phil/Concert_Mailer/Bookinglist/Booking_all.ods'#$Hamburg.C10:.H10]" office:value-type="string" office:string-value="Zwick" calcext:value-type="string">
            <text:p>Zwick</text:p>
          </table:table-cell>
          <table:table-cell table:formula="of:=['file:///home/phil/Concert_Mailer/Bookinglist/Booking_all.ods'#$Hamburg.D10:.I10]" office:value-type="string" office:string-value="zwick4u.com" calcext:value-type="string">
            <text:p>zwick4u.com</text:p>
          </table:table-cell>
          <table:table-cell table:formula="of:=['file:///home/phil/Concert_Mailer/Bookinglist/Booking_all.ods'#$Hamburg.E1:.J1]" office:value-type="string" office:string-value="E-mail Address" calcext:value-type="string">
            <text:p>E-mail Address</text:p>
          </table:table-cell>
          <table:table-cell table:formula="of:=['file:///home/phil/Concert_Mailer/Bookinglist/Booking_all.ods'#$Hamburg.F10:.K10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amburg.A11:.F11]" office:value-type="string" office:string-value="Hamburg" calcext:value-type="string">
            <text:p>Hamburg</text:p>
          </table:table-cell>
          <table:table-cell table:formula="of:=['file:///home/phil/Concert_Mailer/Bookinglist/Booking_all.ods'#$Hamburg.B11:.G11]" office:value-type="string" office:string-value="Monkeys Music Club" calcext:value-type="string">
            <text:p>Monkeys Music Club</text:p>
          </table:table-cell>
          <table:table-cell table:formula="of:=['file:///home/phil/Concert_Mailer/Bookinglist/Booking_all.ods'#$Hamburg.C11:.H11]" office:value-type="string" office:string-value="Monkeys" calcext:value-type="string">
            <text:p>Monkeys</text:p>
          </table:table-cell>
          <table:table-cell table:formula="of:=['file:///home/phil/Concert_Mailer/Bookinglist/Booking_all.ods'#$Hamburg.D11:.I11]" office:value-type="string" office:string-value="facebook.com/monkeysclubhamburg" calcext:value-type="string">
            <text:p>facebook.com/monkeysclubhamburg</text:p>
          </table:table-cell>
          <table:table-cell table:formula="of:=['file:///home/phil/Concert_Mailer/Bookinglist/Booking_all.ods'#$Hamburg.E11:.J11]" office:value-type="string" office:string-value="info@monkeys-hamburg.de" calcext:value-type="string">
            <text:p>info@monkeys-hamburg.de</text:p>
          </table:table-cell>
          <table:table-cell table:formula="of:=['file:///home/phil/Concert_Mailer/Bookinglist/Booking_all.ods'#$Hamburg.F11:.K11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amburg.A12:.F12]" office:value-type="string" office:string-value="Hamburg" calcext:value-type="string">
            <text:p>Hamburg</text:p>
          </table:table-cell>
          <table:table-cell table:formula="of:=['file:///home/phil/Concert_Mailer/Bookinglist/Booking_all.ods'#$Hamburg.B12:.G12]" office:value-type="string" office:string-value="Hafenklang" calcext:value-type="string">
            <text:p>Hafenklang</text:p>
          </table:table-cell>
          <table:table-cell table:formula="of:=['file:///home/phil/Concert_Mailer/Bookinglist/Booking_all.ods'#$Hamburg.C12:.H12]" office:value-type="string" office:string-value="Hafenklang" calcext:value-type="string">
            <text:p>Hafenklang</text:p>
          </table:table-cell>
          <table:table-cell table:formula="of:=['file:///home/phil/Concert_Mailer/Bookinglist/Booking_all.ods'#$Hamburg.D12:.I12]" office:value-type="string" office:string-value="hafenklang.org" calcext:value-type="string">
            <text:p>hafenklang.org</text:p>
          </table:table-cell>
          <table:table-cell table:formula="of:=['file:///home/phil/Concert_Mailer/Bookinglist/Booking_all.ods'#$Hamburg.E12:.J12]" office:value-type="float" office:value="0" calcext:value-type="float">
            <text:p/>
          </table:table-cell>
          <table:table-cell table:formula="of:=['file:///home/phil/Concert_Mailer/Bookinglist/Booking_all.ods'#$Hamburg.F12:.K12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amburg.A13:.F13]" office:value-type="string" office:string-value="Hamburg" calcext:value-type="string">
            <text:p>Hamburg</text:p>
          </table:table-cell>
          <table:table-cell table:formula="of:=['file:///home/phil/Concert_Mailer/Bookinglist/Booking_all.ods'#$Hamburg.B13:.G13]" office:value-type="string" office:string-value="Headcrash" calcext:value-type="string">
            <text:p>Headcrash</text:p>
          </table:table-cell>
          <table:table-cell table:formula="of:=['file:///home/phil/Concert_Mailer/Bookinglist/Booking_all.ods'#$Hamburg.C13:.H13]" office:value-type="string" office:string-value="Headcrash" calcext:value-type="string">
            <text:p>Headcrash</text:p>
          </table:table-cell>
          <table:table-cell table:formula="of:=['file:///home/phil/Concert_Mailer/Bookinglist/Booking_all.ods'#$Hamburg.D13:.I13]" office:value-type="string" office:string-value="headcrash-hamburg.com" calcext:value-type="string">
            <text:p>headcrash-hamburg.com</text:p>
          </table:table-cell>
          <table:table-cell table:formula="of:=['file:///home/phil/Concert_Mailer/Bookinglist/Booking_all.ods'#$Hamburg.E13:.J13]" office:value-type="string" office:string-value="community@headcrash.hamburg" calcext:value-type="string">
            <text:p>community@headcrash.hamburg</text:p>
          </table:table-cell>
          <table:table-cell table:formula="of:=['file:///home/phil/Concert_Mailer/Bookinglist/Booking_all.ods'#$Hamburg.F13:.K13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amburg.A14:.F14]" office:value-type="string" office:string-value="Hamburg" calcext:value-type="string">
            <text:p>Hamburg</text:p>
          </table:table-cell>
          <table:table-cell table:formula="of:=['file:///home/phil/Concert_Mailer/Bookinglist/Booking_all.ods'#$Hamburg.B14:.G14]" office:value-type="string" office:string-value="Bar227" calcext:value-type="string">
            <text:p>Bar227</text:p>
          </table:table-cell>
          <table:table-cell table:formula="of:=['file:///home/phil/Concert_Mailer/Bookinglist/Booking_all.ods'#$Hamburg.C14:.H14]" office:value-type="string" office:string-value="Bar227" calcext:value-type="string">
            <text:p>Bar227</text:p>
          </table:table-cell>
          <table:table-cell table:formula="of:=['file:///home/phil/Concert_Mailer/Bookinglist/Booking_all.ods'#$Hamburg.D14:.I14]" office:value-type="string" office:string-value="bar227.de" calcext:value-type="string">
            <text:p>bar227.de</text:p>
          </table:table-cell>
          <table:table-cell table:formula="of:=['file:///home/phil/Concert_Mailer/Bookinglist/Booking_all.ods'#$Hamburg.E14:.J14]" office:value-type="string" office:string-value="info@bar227.de" calcext:value-type="string">
            <text:p>info@bar227.de</text:p>
          </table:table-cell>
          <table:table-cell table:formula="of:=['file:///home/phil/Concert_Mailer/Bookinglist/Booking_all.ods'#$Hamburg.F14:.K14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2:.F2]" office:value-type="string" office:string-value="Aalen" calcext:value-type="string">
            <text:p>Aalen</text:p>
          </table:table-cell>
          <table:table-cell table:formula="of:=['file:///home/phil/Concert_Mailer/Bookinglist/Booking_all.ods'#$'Baden Würtemberg'.B2:.G2]" office:value-type="string" office:string-value="Rock It" calcext:value-type="string">
            <text:p>Rock It</text:p>
          </table:table-cell>
          <table:table-cell table:formula="of:=['file:///home/phil/Concert_Mailer/Bookinglist/Booking_all.ods'#$'Baden Würtemberg'.C2:.H2]" office:value-type="string" office:string-value="Rock It" calcext:value-type="string">
            <text:p>Rock It</text:p>
          </table:table-cell>
          <table:table-cell table:formula="of:=['file:///home/phil/Concert_Mailer/Bookinglist/Booking_all.ods'#$'Baden Würtemberg'.D2:.I2]" office:value-type="string" office:string-value="rockitaalen.de" calcext:value-type="string">
            <text:p>rockitaalen.de</text:p>
          </table:table-cell>
          <table:table-cell table:formula="of:=['file:///home/phil/Concert_Mailer/Bookinglist/Booking_all.ods'#$'Baden Würtemberg'.E2:.J2]" office:value-type="string" office:string-value="rockit@gmx.net" calcext:value-type="string">
            <text:p>rockit@gmx.net</text:p>
          </table:table-cell>
          <table:table-cell table:formula="of:=['file:///home/phil/Concert_Mailer/Bookinglist/Booking_all.ods'#$'Baden Würtemberg'.F2:.K2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3:.F3]" office:value-type="string" office:string-value="Auggen" calcext:value-type="string">
            <text:p>Auggen</text:p>
          </table:table-cell>
          <table:table-cell table:formula="of:=['file:///home/phil/Concert_Mailer/Bookinglist/Booking_all.ods'#$'Baden Würtemberg'.B3:.G3]" office:value-type="string" office:string-value="Raumstation Sternen" calcext:value-type="string">
            <text:p>Raumstation Sternen</text:p>
          </table:table-cell>
          <table:table-cell table:formula="of:=['file:///home/phil/Concert_Mailer/Bookinglist/Booking_all.ods'#$'Baden Würtemberg'.C3:.H3]" office:value-type="string" office:string-value="Raumstation" calcext:value-type="string">
            <text:p>Raumstation</text:p>
          </table:table-cell>
          <table:table-cell table:formula="of:=['file:///home/phil/Concert_Mailer/Bookinglist/Booking_all.ods'#$'Baden Würtemberg'.D3:.I3]" office:value-type="string" office:string-value="sternengalaxie.de" calcext:value-type="string">
            <text:p>sternengalaxie.de</text:p>
          </table:table-cell>
          <table:table-cell table:formula="of:=['file:///home/phil/Concert_Mailer/Bookinglist/Booking_all.ods'#$'Baden Würtemberg'.E3:.J3]" office:value-type="string" office:string-value="sternen-auggen@web.de" calcext:value-type="string">
            <text:p>sternen-auggen@web.de</text:p>
          </table:table-cell>
          <table:table-cell table:formula="of:=['file:///home/phil/Concert_Mailer/Bookinglist/Booking_all.ods'#$'Baden Würtemberg'.F3:.K3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4:.F4]" office:value-type="string" office:string-value="Backnang" calcext:value-type="string">
            <text:p>Backnang</text:p>
          </table:table-cell>
          <table:table-cell table:formula="of:=['file:///home/phil/Concert_Mailer/Bookinglist/Booking_all.ods'#$'Baden Würtemberg'.B4:.G4]" office:value-type="string" office:string-value="Jugendzentrum" calcext:value-type="string">
            <text:p>Jugendzentrum</text:p>
          </table:table-cell>
          <table:table-cell table:formula="of:=['file:///home/phil/Concert_Mailer/Bookinglist/Booking_all.ods'#$'Baden Würtemberg'.C4:.H4]" office:value-type="string" office:string-value="Juze" calcext:value-type="string">
            <text:p>Juze</text:p>
          </table:table-cell>
          <table:table-cell table:formula="of:=['file:///home/phil/Concert_Mailer/Bookinglist/Booking_all.ods'#$'Baden Würtemberg'.D4:.I4]" office:value-type="string" office:string-value="juzebacknang.com" calcext:value-type="string">
            <text:p>juzebacknang.com</text:p>
          </table:table-cell>
          <table:table-cell table:formula="of:=['file:///home/phil/Concert_Mailer/Bookinglist/Booking_all.ods'#$'Baden Würtemberg'.E4:.J4]" office:value-type="string" office:string-value="konzert@juzebacknang.com" calcext:value-type="string">
            <text:p>konzert@juzebacknang.com</text:p>
          </table:table-cell>
          <table:table-cell table:formula="of:=['file:///home/phil/Concert_Mailer/Bookinglist/Booking_all.ods'#$'Baden Würtemberg'.F4:.K4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5:.F5]" office:value-type="string" office:string-value="Emmendingen" calcext:value-type="string">
            <text:p>Emmendingen</text:p>
          </table:table-cell>
          <table:table-cell table:formula="of:=['file:///home/phil/Concert_Mailer/Bookinglist/Booking_all.ods'#$'Baden Würtemberg'.B5:.G5]" office:value-type="string" office:string-value="Juze" calcext:value-type="string">
            <text:p>Juze</text:p>
          </table:table-cell>
          <table:table-cell table:formula="of:=['file:///home/phil/Concert_Mailer/Bookinglist/Booking_all.ods'#$'Baden Würtemberg'.C5:.H5]" office:value-type="string" office:string-value="Muhamet" calcext:value-type="string">
            <text:p>Muhamet</text:p>
          </table:table-cell>
          <table:table-cell table:formula="of:=['file:///home/phil/Concert_Mailer/Bookinglist/Booking_all.ods'#$'Baden Würtemberg'.D5:.I5]" office:value-type="string" office:string-value="facebook.com/juzeem" calcext:value-type="string">
            <text:p>facebook.com/juzeem</text:p>
          </table:table-cell>
          <table:table-cell table:formula="of:=['file:///home/phil/Concert_Mailer/Bookinglist/Booking_all.ods'#$'Baden Würtemberg'.E5:.J5]" office:value-type="string" office:string-value="m.yilmaz@emmendingen.de" calcext:value-type="string">
            <text:p>m.yilmaz@emmendingen.de</text:p>
          </table:table-cell>
          <table:table-cell table:formula="of:=['file:///home/phil/Concert_Mailer/Bookinglist/Booking_all.ods'#$'Baden Würtemberg'.F5:.K5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6:.F6]" office:value-type="string" office:string-value="Esslingen" calcext:value-type="string">
            <text:p>Esslingen</text:p>
          </table:table-cell>
          <table:table-cell table:formula="of:=['file:///home/phil/Concert_Mailer/Bookinglist/Booking_all.ods'#$'Baden Würtemberg'.B6:.G6]" office:value-type="string" office:string-value="Komma" calcext:value-type="string">
            <text:p>Komma</text:p>
          </table:table-cell>
          <table:table-cell table:formula="of:=['file:///home/phil/Concert_Mailer/Bookinglist/Booking_all.ods'#$'Baden Würtemberg'.C6:.H6]" office:value-type="string" office:string-value="Komma" calcext:value-type="string">
            <text:p>Komma</text:p>
          </table:table-cell>
          <table:table-cell table:formula="of:=['file:///home/phil/Concert_Mailer/Bookinglist/Booking_all.ods'#$'Baden Würtemberg'.D6:.I6]" office:value-type="string" office:string-value="komma.info" calcext:value-type="string">
            <text:p>komma.info</text:p>
          </table:table-cell>
          <table:table-cell table:formula="of:=['file:///home/phil/Concert_Mailer/Bookinglist/Booking_all.ods'#$'Baden Würtemberg'.E6:.J6]" office:value-type="string" office:string-value="info@komma.info" calcext:value-type="string">
            <text:p>info@komma.info</text:p>
          </table:table-cell>
          <table:table-cell table:formula="of:=['file:///home/phil/Concert_Mailer/Bookinglist/Booking_all.ods'#$'Baden Würtemberg'.F6:.K6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7:.F7]" office:value-type="string" office:string-value="Freiburg" calcext:value-type="string">
            <text:p>Freiburg</text:p>
          </table:table-cell>
          <table:table-cell table:formula="of:=['file:///home/phil/Concert_Mailer/Bookinglist/Booking_all.ods'#$'Baden Würtemberg'.B7:.G7]" office:value-type="string" office:string-value="Cafe Atlantik" calcext:value-type="string">
            <text:p>Cafe Atlantik</text:p>
          </table:table-cell>
          <table:table-cell table:formula="of:=['file:///home/phil/Concert_Mailer/Bookinglist/Booking_all.ods'#$'Baden Würtemberg'.C7:.H7]" office:value-type="string" office:string-value="Cafe Atlantik" calcext:value-type="string">
            <text:p>Cafe Atlantik</text:p>
          </table:table-cell>
          <table:table-cell table:formula="of:=['file:///home/phil/Concert_Mailer/Bookinglist/Booking_all.ods'#$'Baden Würtemberg'.D7:.I7]" office:value-type="string" office:string-value="cafe-atlantik.de" calcext:value-type="string">
            <text:p>cafe-atlantik.de</text:p>
          </table:table-cell>
          <table:table-cell/>
          <table:table-cell table:formula="of:=['file:///home/phil/Concert_Mailer/Bookinglist/Booking_all.ods'#$'Baden Würtemberg'.F7:.K7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8:.F8]" office:value-type="string" office:string-value="Freiburg" calcext:value-type="string">
            <text:p>Freiburg</text:p>
          </table:table-cell>
          <table:table-cell table:formula="of:=['file:///home/phil/Concert_Mailer/Bookinglist/Booking_all.ods'#$'Baden Würtemberg'.B8:.G8]" office:value-type="string" office:string-value="KTS" calcext:value-type="string">
            <text:p>KTS</text:p>
          </table:table-cell>
          <table:table-cell table:formula="of:=['file:///home/phil/Concert_Mailer/Bookinglist/Booking_all.ods'#$'Baden Würtemberg'.C8:.H8]" office:value-type="string" office:string-value="Slacklinecity Shows" calcext:value-type="string">
            <text:p>Slacklinecity Shows</text:p>
          </table:table-cell>
          <table:table-cell table:formula="of:=['file:///home/phil/Concert_Mailer/Bookinglist/Booking_all.ods'#$'Baden Würtemberg'.D8:.I8]" office:value-type="string" office:string-value="facebook.com/slhcpunx" calcext:value-type="string">
            <text:p>facebook.com/slhcpunx</text:p>
          </table:table-cell>
          <table:table-cell table:formula="of:=['file:///home/phil/Concert_Mailer/Bookinglist/Booking_all.ods'#$'Baden Würtemberg'.E8:.J8]" office:value-type="string" office:string-value="slacklinecityshows@gmx.de" calcext:value-type="string">
            <text:p>slacklinecityshows@gmx.de</text:p>
          </table:table-cell>
          <table:table-cell table:formula="of:=['file:///home/phil/Concert_Mailer/Bookinglist/Booking_all.ods'#$'Baden Würtemberg'.F8:.K8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9:.F9]" office:value-type="string" office:string-value="Freiburg" calcext:value-type="string">
            <text:p>Freiburg</text:p>
          </table:table-cell>
          <table:table-cell table:formula="of:=['file:///home/phil/Concert_Mailer/Bookinglist/Booking_all.ods'#$'Baden Würtemberg'.B9:.G9]" office:value-type="string" office:string-value="White Rabbit" calcext:value-type="string">
            <text:p>White Rabbit</text:p>
          </table:table-cell>
          <table:table-cell table:formula="of:=['file:///home/phil/Concert_Mailer/Bookinglist/Booking_all.ods'#$'Baden Würtemberg'.C9:.H9]" office:value-type="string" office:string-value="White Rabbit" calcext:value-type="string">
            <text:p>White Rabbit</text:p>
          </table:table-cell>
          <table:table-cell table:formula="of:=['file:///home/phil/Concert_Mailer/Bookinglist/Booking_all.ods'#$'Baden Würtemberg'.D9:.I9]" office:value-type="string" office:string-value="white-rabbit-club.de" calcext:value-type="string">
            <text:p>white-rabbit-club.de</text:p>
          </table:table-cell>
          <table:table-cell table:formula="of:=['file:///home/phil/Concert_Mailer/Bookinglist/Booking_all.ods'#$'Baden Würtemberg'.E9:.J9]" office:value-type="string" office:string-value="info@white-rabbit-club.de" calcext:value-type="string">
            <text:p>info@white-rabbit-club.de</text:p>
          </table:table-cell>
          <table:table-cell table:formula="of:=['file:///home/phil/Concert_Mailer/Bookinglist/Booking_all.ods'#$'Baden Würtemberg'.F9:.K9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10:.F10]" office:value-type="string" office:string-value="Göppingen" calcext:value-type="string">
            <text:p>Göppingen</text:p>
          </table:table-cell>
          <table:table-cell table:formula="of:=['file:///home/phil/Concert_Mailer/Bookinglist/Booking_all.ods'#$'Baden Würtemberg'.B10:.G10]" office:value-type="string" office:string-value="Krypta" calcext:value-type="string">
            <text:p>Krypta</text:p>
          </table:table-cell>
          <table:table-cell table:formula="of:=['file:///home/phil/Concert_Mailer/Bookinglist/Booking_all.ods'#$'Baden Würtemberg'.C10:.H10]" office:value-type="string" office:string-value="Fabrik Für Kunst Und Kultur" calcext:value-type="string">
            <text:p>Fabrik Für Kunst Und Kultur</text:p>
          </table:table-cell>
          <table:table-cell table:formula="of:=['file:///home/phil/Concert_Mailer/Bookinglist/Booking_all.ods'#$'Baden Würtemberg'.D10:.I10]" office:value-type="string" office:string-value="fabrikev.de" calcext:value-type="string">
            <text:p>fabrikev.de</text:p>
          </table:table-cell>
          <table:table-cell table:formula="of:=['file:///home/phil/Concert_Mailer/Bookinglist/Booking_all.ods'#$'Baden Würtemberg'.E1:.J1]" office:value-type="string" office:string-value="E-mail Address" calcext:value-type="string">
            <text:p>E-mail Address</text:p>
          </table:table-cell>
          <table:table-cell table:formula="of:=['file:///home/phil/Concert_Mailer/Bookinglist/Booking_all.ods'#$'Baden Würtemberg'.F10:.K10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11:.F11]" office:value-type="string" office:string-value="Haslach" calcext:value-type="string">
            <text:p>Haslach</text:p>
          </table:table-cell>
          <table:table-cell table:formula="of:=['file:///home/phil/Concert_Mailer/Bookinglist/Booking_all.ods'#$'Baden Würtemberg'.B11:.G11]" office:value-type="string" office:string-value="Black Station" calcext:value-type="string">
            <text:p>Black Station</text:p>
          </table:table-cell>
          <table:table-cell table:formula="of:=['file:///home/phil/Concert_Mailer/Bookinglist/Booking_all.ods'#$'Baden Würtemberg'.C11:.H11]" office:value-type="string" office:string-value="Blackstation" calcext:value-type="string">
            <text:p>Blackstation</text:p>
          </table:table-cell>
          <table:table-cell table:formula="of:=['file:///home/phil/Concert_Mailer/Bookinglist/Booking_all.ods'#$'Baden Würtemberg'.D11:.I11]" office:value-type="string" office:string-value="blackstation218-haslach.de" calcext:value-type="string">
            <text:p>blackstation218-haslach.de</text:p>
          </table:table-cell>
          <table:table-cell table:formula="of:=['file:///home/phil/Concert_Mailer/Bookinglist/Booking_all.ods'#$'Baden Würtemberg'.E11:.J11]" office:value-type="string" office:string-value="BRMC-Haslach@web.de" calcext:value-type="string">
            <text:p>BRMC-Haslach@web.de</text:p>
          </table:table-cell>
          <table:table-cell table:formula="of:=['file:///home/phil/Concert_Mailer/Bookinglist/Booking_all.ods'#$'Baden Würtemberg'.F11:.K11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12:.F12]" office:value-type="string" office:string-value="Haslach" calcext:value-type="string">
            <text:p>Haslach</text:p>
          </table:table-cell>
          <table:table-cell table:formula="of:=['file:///home/phil/Concert_Mailer/Bookinglist/Booking_all.ods'#$'Baden Würtemberg'.B12:.G12]" office:value-type="string" office:string-value="Kastenkeller" calcext:value-type="string">
            <text:p>Kastenkeller</text:p>
          </table:table-cell>
          <table:table-cell table:formula="of:=['file:///home/phil/Concert_Mailer/Bookinglist/Booking_all.ods'#$'Baden Würtemberg'.C12:.H12]" office:value-type="string" office:string-value="Kastenkeller" calcext:value-type="string">
            <text:p>Kastenkeller</text:p>
          </table:table-cell>
          <table:table-cell table:formula="of:=['file:///home/phil/Concert_Mailer/Bookinglist/Booking_all.ods'#$'Baden Würtemberg'.D12:.I12]" office:value-type="string" office:string-value="facebook.com/Kastenkeller" calcext:value-type="string">
            <text:p>facebook.com/Kastenkeller</text:p>
          </table:table-cell>
          <table:table-cell/>
          <table:table-cell table:formula="of:=['file:///home/phil/Concert_Mailer/Bookinglist/Booking_all.ods'#$'Baden Würtemberg'.F12:.K12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13:.F13]" office:value-type="string" office:string-value="Haslach" calcext:value-type="string">
            <text:p>Haslach</text:p>
          </table:table-cell>
          <table:table-cell table:formula="of:=['file:///home/phil/Concert_Mailer/Bookinglist/Booking_all.ods'#$'Baden Würtemberg'.B13:.G13]" office:value-type="string" office:string-value="Kastenkeller" calcext:value-type="string">
            <text:p>Kastenkeller</text:p>
          </table:table-cell>
          <table:table-cell table:formula="of:=['file:///home/phil/Concert_Mailer/Bookinglist/Booking_all.ods'#$'Baden Würtemberg'.C13:.H13]" office:value-type="string" office:string-value="Kastenkeller" calcext:value-type="string">
            <text:p>Kastenkeller</text:p>
          </table:table-cell>
          <table:table-cell table:formula="of:=['file:///home/phil/Concert_Mailer/Bookinglist/Booking_all.ods'#$'Baden Würtemberg'.D13:.I13]" office:value-type="string" office:string-value="facebook.com/Kastenkeller-Konzerte-589542044521875" calcext:value-type="string">
            <text:p>facebook.com/Kastenkeller-Konzerte-589542044521875</text:p>
          </table:table-cell>
          <table:table-cell table:formula="of:=['file:///home/phil/Concert_Mailer/Bookinglist/Booking_all.ods'#$'Baden Würtemberg'.E13:.J13]" office:value-type="float" office:value="0" calcext:value-type="float">
            <text:p/>
          </table:table-cell>
          <table:table-cell table:formula="of:=['file:///home/phil/Concert_Mailer/Bookinglist/Booking_all.ods'#$'Baden Würtemberg'.F13:.K13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14:.F14]" office:value-type="string" office:string-value="Herrenberg" calcext:value-type="string">
            <text:p>Herrenberg</text:p>
          </table:table-cell>
          <table:table-cell table:formula="of:=['file:///home/phil/Concert_Mailer/Bookinglist/Booking_all.ods'#$'Baden Würtemberg'.B14:.G14]" office:value-type="string" office:string-value="Juha" calcext:value-type="string">
            <text:p>Juha</text:p>
          </table:table-cell>
          <table:table-cell table:formula="of:=['file:///home/phil/Concert_Mailer/Bookinglist/Booking_all.ods'#$'Baden Würtemberg'.C14:.H14]" office:value-type="string" office:string-value="Juha" calcext:value-type="string">
            <text:p>Juha</text:p>
          </table:table-cell>
          <table:table-cell table:formula="of:=['file:///home/phil/Concert_Mailer/Bookinglist/Booking_all.ods'#$'Baden Würtemberg'.D14:.I14]" office:value-type="string" office:string-value="juha-herrenberg.de" calcext:value-type="string">
            <text:p>juha-herrenberg.de</text:p>
          </table:table-cell>
          <table:table-cell/>
          <table:table-cell table:formula="of:=['file:///home/phil/Concert_Mailer/Bookinglist/Booking_all.ods'#$'Baden Würtemberg'.F14:.K14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15:.F15]" office:value-type="string" office:string-value="Heubach" calcext:value-type="string">
            <text:p>Heubach</text:p>
          </table:table-cell>
          <table:table-cell table:formula="of:=['file:///home/phil/Concert_Mailer/Bookinglist/Booking_all.ods'#$'Baden Würtemberg'.B15:.G15]" office:value-type="string" office:string-value="QL Tourraum" calcext:value-type="string">
            <text:p>QL Tourraum</text:p>
          </table:table-cell>
          <table:table-cell table:formula="of:=['file:///home/phil/Concert_Mailer/Bookinglist/Booking_all.ods'#$'Baden Würtemberg'.C15:.H15]" office:value-type="string" office:string-value="QL Tourraum" calcext:value-type="string">
            <text:p>QL Tourraum</text:p>
          </table:table-cell>
          <table:table-cell table:formula="of:=['file:///home/phil/Concert_Mailer/Bookinglist/Booking_all.ods'#$'Baden Würtemberg'.D15:.I15]" office:value-type="string" office:string-value="qltourraum.de" calcext:value-type="string">
            <text:p>qltourraum.de</text:p>
          </table:table-cell>
          <table:table-cell table:formula="of:=['file:///home/phil/Concert_Mailer/Bookinglist/Booking_all.ods'#$'Baden Würtemberg'.E15:.J15]" office:value-type="string" office:string-value="info@QLTourRaum.de" calcext:value-type="string">
            <text:p>info@QLTourRaum.de</text:p>
          </table:table-cell>
          <table:table-cell table:formula="of:=['file:///home/phil/Concert_Mailer/Bookinglist/Booking_all.ods'#$'Baden Würtemberg'.F15:.K15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16:.F16]" office:value-type="string" office:string-value="Heuchlingen" calcext:value-type="string">
            <text:p>Heuchlingen</text:p>
          </table:table-cell>
          <table:table-cell table:formula="of:=['file:///home/phil/Concert_Mailer/Bookinglist/Booking_all.ods'#$'Baden Würtemberg'.B16:.G16]" office:value-type="string" office:string-value="Schlicker" calcext:value-type="string">
            <text:p>Schlicker</text:p>
          </table:table-cell>
          <table:table-cell table:formula="of:=['file:///home/phil/Concert_Mailer/Bookinglist/Booking_all.ods'#$'Baden Würtemberg'.C16:.H16]" office:value-type="string" office:string-value="Schlicker" calcext:value-type="string">
            <text:p>Schlicker</text:p>
          </table:table-cell>
          <table:table-cell table:formula="of:=['file:///home/phil/Concert_Mailer/Bookinglist/Booking_all.ods'#$'Baden Würtemberg'.D16:.I16]" office:value-type="string" office:string-value="schlicker-heuchlingen.de" calcext:value-type="string">
            <text:p>schlicker-heuchlingen.de</text:p>
          </table:table-cell>
          <table:table-cell table:formula="of:=['file:///home/phil/Concert_Mailer/Bookinglist/Booking_all.ods'#$'Baden Würtemberg'.E16:.J16]" office:value-type="string" office:string-value="info@schlicker-heuchlingen.de" calcext:value-type="string">
            <text:p>info@schlicker-heuchlingen.de</text:p>
          </table:table-cell>
          <table:table-cell table:formula="of:=['file:///home/phil/Concert_Mailer/Bookinglist/Booking_all.ods'#$'Baden Würtemberg'.F16:.K16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17:.F17]" office:value-type="string" office:string-value="Isny" calcext:value-type="string">
            <text:p>Isny</text:p>
          </table:table-cell>
          <table:table-cell table:formula="of:=['file:///home/phil/Concert_Mailer/Bookinglist/Booking_all.ods'#$'Baden Würtemberg'.B17:.G17]" office:value-type="string" office:string-value="Juz" calcext:value-type="string">
            <text:p>Juz</text:p>
          </table:table-cell>
          <table:table-cell table:formula="of:=['file:///home/phil/Concert_Mailer/Bookinglist/Booking_all.ods'#$'Baden Würtemberg'.C17:.H17]" office:value-type="string" office:string-value="Juze Go In" calcext:value-type="string">
            <text:p>Juze Go In</text:p>
          </table:table-cell>
          <table:table-cell table:formula="of:=['file:///home/phil/Concert_Mailer/Bookinglist/Booking_all.ods'#$'Baden Würtemberg'.D17:.I17]" office:value-type="string" office:string-value="juze-goin-isny.de" calcext:value-type="string">
            <text:p>juze-goin-isny.de</text:p>
          </table:table-cell>
          <table:table-cell table:formula="of:=['file:///home/phil/Concert_Mailer/Bookinglist/Booking_all.ods'#$'Baden Würtemberg'.E17:.J17]" office:value-type="string" office:string-value="konzerte@juze-goin-isny.de" calcext:value-type="string">
            <text:p>konzerte@juze-goin-isny.de</text:p>
          </table:table-cell>
          <table:table-cell table:formula="of:=['file:///home/phil/Concert_Mailer/Bookinglist/Booking_all.ods'#$'Baden Würtemberg'.F17:.K17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18:.F18]" office:value-type="string" office:string-value="Karlsruhe" calcext:value-type="string">
            <text:p>Karlsruhe</text:p>
          </table:table-cell>
          <table:table-cell table:formula="of:=['file:///home/phil/Concert_Mailer/Bookinglist/Booking_all.ods'#$'Baden Würtemberg'.B18:.G18]" office:value-type="string" office:string-value="AKK" calcext:value-type="string">
            <text:p>AKK</text:p>
          </table:table-cell>
          <table:table-cell table:formula="of:=['file:///home/phil/Concert_Mailer/Bookinglist/Booking_all.ods'#$'Baden Würtemberg'.C18:.H18]" office:value-type="string" office:string-value="AKK Karlsruhe" calcext:value-type="string">
            <text:p>AKK Karlsruhe</text:p>
          </table:table-cell>
          <table:table-cell table:formula="of:=['file:///home/phil/Concert_Mailer/Bookinglist/Booking_all.ods'#$'Baden Würtemberg'.D18:.I18]" office:value-type="string" office:string-value="akk.org" calcext:value-type="string">
            <text:p>akk.org</text:p>
          </table:table-cell>
          <table:table-cell table:formula="of:=['file:///home/phil/Concert_Mailer/Bookinglist/Booking_all.ods'#$'Baden Würtemberg'.E18:.J18]" office:value-type="string" office:string-value="akk@akk.org" calcext:value-type="string">
            <text:p>akk@akk.org</text:p>
          </table:table-cell>
          <table:table-cell table:formula="of:=['file:///home/phil/Concert_Mailer/Bookinglist/Booking_all.ods'#$'Baden Würtemberg'.F18:.K18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19:.F19]" office:value-type="string" office:string-value="Karlsruhe" calcext:value-type="string">
            <text:p>Karlsruhe</text:p>
          </table:table-cell>
          <table:table-cell table:formula="of:=['file:///home/phil/Concert_Mailer/Bookinglist/Booking_all.ods'#$'Baden Würtemberg'.B19:.G19]" office:value-type="string" office:string-value="Alte Hackerei" calcext:value-type="string">
            <text:p>Alte Hackerei</text:p>
          </table:table-cell>
          <table:table-cell table:formula="of:=['file:///home/phil/Concert_Mailer/Bookinglist/Booking_all.ods'#$'Baden Würtemberg'.C19:.H19]" office:value-type="string" office:string-value="Alte Hackerei" calcext:value-type="string">
            <text:p>Alte Hackerei</text:p>
          </table:table-cell>
          <table:table-cell table:formula="of:=['file:///home/phil/Concert_Mailer/Bookinglist/Booking_all.ods'#$'Baden Würtemberg'.D19:.I19]" office:value-type="string" office:string-value="altehackerei.de" calcext:value-type="string">
            <text:p>altehackerei.de</text:p>
          </table:table-cell>
          <table:table-cell table:formula="of:=['file:///home/phil/Concert_Mailer/Bookinglist/Booking_all.ods'#$'Baden Würtemberg'.E19:.J19]" office:value-type="string" office:string-value="plueschbert@web.de" calcext:value-type="string">
            <text:p>plueschbert@web.de</text:p>
          </table:table-cell>
          <table:table-cell table:formula="of:=['file:///home/phil/Concert_Mailer/Bookinglist/Booking_all.ods'#$'Baden Würtemberg'.F19:.K19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20:.F20]" office:value-type="string" office:string-value="Karlsruhe" calcext:value-type="string">
            <text:p>Karlsruhe</text:p>
          </table:table-cell>
          <table:table-cell table:formula="of:=['file:///home/phil/Concert_Mailer/Bookinglist/Booking_all.ods'#$'Baden Würtemberg'.B20:.G20]" office:value-type="string" office:string-value="Alte Hackerei" calcext:value-type="string">
            <text:p>Alte Hackerei</text:p>
          </table:table-cell>
          <table:table-cell table:formula="of:=['file:///home/phil/Concert_Mailer/Bookinglist/Booking_all.ods'#$'Baden Würtemberg'.C20:.H20]" office:value-type="string" office:string-value="Alte Hackerei" calcext:value-type="string">
            <text:p>Alte Hackerei</text:p>
          </table:table-cell>
          <table:table-cell table:formula="of:=['file:///home/phil/Concert_Mailer/Bookinglist/Booking_all.ods'#$'Baden Würtemberg'.D20:.I20]" office:value-type="string" office:string-value="altehackerei.de" calcext:value-type="string">
            <text:p>altehackerei.de</text:p>
          </table:table-cell>
          <table:table-cell table:formula="of:=['file:///home/phil/Concert_Mailer/Bookinglist/Booking_all.ods'#$'Baden Würtemberg'.E2:.J2]" office:value-type="string" office:string-value="rockit@gmx.net" calcext:value-type="string">
            <text:p>rockit@gmx.net</text:p>
          </table:table-cell>
          <table:table-cell table:formula="of:=['file:///home/phil/Concert_Mailer/Bookinglist/Booking_all.ods'#$'Baden Würtemberg'.F20:.K20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21:.F21]" office:value-type="string" office:string-value="Karlsruhe" calcext:value-type="string">
            <text:p>Karlsruhe</text:p>
          </table:table-cell>
          <table:table-cell table:formula="of:=['file:///home/phil/Concert_Mailer/Bookinglist/Booking_all.ods'#$'Baden Würtemberg'.B21:.G21]" office:value-type="string" office:string-value="Die Stadtmitte" calcext:value-type="string">
            <text:p>Die Stadtmitte</text:p>
          </table:table-cell>
          <table:table-cell table:formula="of:=['file:///home/phil/Concert_Mailer/Bookinglist/Booking_all.ods'#$'Baden Würtemberg'.C21:.H21]" office:value-type="string" office:string-value="Stadtmitte" calcext:value-type="string">
            <text:p>Stadtmitte</text:p>
          </table:table-cell>
          <table:table-cell table:formula="of:=['file:///home/phil/Concert_Mailer/Bookinglist/Booking_all.ods'#$'Baden Würtemberg'.D21:.I21]" office:value-type="string" office:string-value="die-stadtmitte.de" calcext:value-type="string">
            <text:p>die-stadtmitte.de</text:p>
          </table:table-cell>
          <table:table-cell table:formula="of:=['file:///home/phil/Concert_Mailer/Bookinglist/Booking_all.ods'#$'Baden Würtemberg'.E21:.J21]" office:value-type="string" office:string-value="booking@die-stadtmitte.de" calcext:value-type="string">
            <text:p>booking@die-stadtmitte.de</text:p>
          </table:table-cell>
          <table:table-cell table:formula="of:=['file:///home/phil/Concert_Mailer/Bookinglist/Booking_all.ods'#$'Baden Würtemberg'.F21:.K21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22:.F22]" office:value-type="string" office:string-value="Karlsruhe" calcext:value-type="string">
            <text:p>Karlsruhe</text:p>
          </table:table-cell>
          <table:table-cell table:formula="of:=['file:///home/phil/Concert_Mailer/Bookinglist/Booking_all.ods'#$'Baden Würtemberg'.B22:.G22]" office:value-type="string" office:string-value="Substage" calcext:value-type="string">
            <text:p>Substage</text:p>
          </table:table-cell>
          <table:table-cell table:formula="of:=['file:///home/phil/Concert_Mailer/Bookinglist/Booking_all.ods'#$'Baden Würtemberg'.C22:.H22]" office:value-type="string" office:string-value="Substage" calcext:value-type="string">
            <text:p>Substage</text:p>
          </table:table-cell>
          <table:table-cell table:formula="of:=['file:///home/phil/Concert_Mailer/Bookinglist/Booking_all.ods'#$'Baden Würtemberg'.D22:.I22]" office:value-type="float" office:value="0" calcext:value-type="float">
            <text:p/>
          </table:table-cell>
          <table:table-cell table:formula="of:=['file:///home/phil/Concert_Mailer/Bookinglist/Booking_all.ods'#$'Baden Würtemberg'.E22:.J22]" office:value-type="float" office:value="0" calcext:value-type="float">
            <text:p/>
          </table:table-cell>
          <table:table-cell table:formula="of:=['file:///home/phil/Concert_Mailer/Bookinglist/Booking_all.ods'#$'Baden Würtemberg'.F22:.K22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23:.F23]" office:value-type="string" office:string-value="Karlsruhe" calcext:value-type="string">
            <text:p>Karlsruhe</text:p>
          </table:table-cell>
          <table:table-cell table:formula="of:=['file:///home/phil/Concert_Mailer/Bookinglist/Booking_all.ods'#$'Baden Würtemberg'.B23:.G23]" office:value-type="string" office:string-value="Z10" calcext:value-type="string">
            <text:p>Z10</text:p>
          </table:table-cell>
          <table:table-cell table:formula="of:=['file:///home/phil/Concert_Mailer/Bookinglist/Booking_all.ods'#$'Baden Würtemberg'.C23:.H23]" office:value-type="string" office:string-value="Z10" calcext:value-type="string">
            <text:p>Z10</text:p>
          </table:table-cell>
          <table:table-cell table:formula="of:=['file:///home/phil/Concert_Mailer/Bookinglist/Booking_all.ods'#$'Baden Würtemberg'.D23:.I23]" office:value-type="string" office:string-value="z10.info" calcext:value-type="string">
            <text:p>z10.info</text:p>
          </table:table-cell>
          <table:table-cell table:formula="of:=['file:///home/phil/Concert_Mailer/Bookinglist/Booking_all.ods'#$'Baden Würtemberg'.E23:.J23]" office:value-type="string" office:string-value="kultur@z10.info" calcext:value-type="string">
            <text:p>kultur@z10.info</text:p>
          </table:table-cell>
          <table:table-cell table:formula="of:=['file:///home/phil/Concert_Mailer/Bookinglist/Booking_all.ods'#$'Baden Würtemberg'.F23:.K23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24:.F24]" office:value-type="string" office:string-value="Karlsruhe" calcext:value-type="string">
            <text:p>Karlsruhe</text:p>
          </table:table-cell>
          <table:table-cell table:formula="of:=['file:///home/phil/Concert_Mailer/Bookinglist/Booking_all.ods'#$'Baden Würtemberg'.B24:.G24]" office:value-type="string" office:string-value="Jubez" calcext:value-type="string">
            <text:p>Jubez</text:p>
          </table:table-cell>
          <table:table-cell table:formula="of:=['file:///home/phil/Concert_Mailer/Bookinglist/Booking_all.ods'#$'Baden Würtemberg'.C24:.H24]" office:value-type="string" office:string-value="Chris" calcext:value-type="string">
            <text:p>Chris</text:p>
          </table:table-cell>
          <table:table-cell table:formula="of:=['file:///home/phil/Concert_Mailer/Bookinglist/Booking_all.ods'#$'Baden Würtemberg'.D24:.I24]" office:value-type="string" office:string-value="jubez.de" calcext:value-type="string">
            <text:p>jubez.de</text:p>
          </table:table-cell>
          <table:table-cell table:formula="of:=['file:///home/phil/Concert_Mailer/Bookinglist/Booking_all.ods'#$'Baden Würtemberg'.E24:.J24]" office:value-type="string" office:string-value="c.marmann@stja.de" calcext:value-type="string">
            <text:p>c.marmann@stja.de</text:p>
          </table:table-cell>
          <table:table-cell table:formula="of:=['file:///home/phil/Concert_Mailer/Bookinglist/Booking_all.ods'#$'Baden Würtemberg'.F24:.K24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25:.F25]" office:value-type="string" office:string-value="Kehl" calcext:value-type="string">
            <text:p>Kehl</text:p>
          </table:table-cell>
          <table:table-cell table:formula="of:=['file:///home/phil/Concert_Mailer/Bookinglist/Booking_all.ods'#$'Baden Würtemberg'.B25:.G25]" office:value-type="string" office:string-value="Juke St. Nepomuk" calcext:value-type="string">
            <text:p>Juke St. Nepomuk</text:p>
          </table:table-cell>
          <table:table-cell table:formula="of:=['file:///home/phil/Concert_Mailer/Bookinglist/Booking_all.ods'#$'Baden Würtemberg'.C25:.H25]" office:value-type="string" office:string-value="Heiko" calcext:value-type="string">
            <text:p>Heiko</text:p>
          </table:table-cell>
          <table:table-cell table:formula="of:=['file:///home/phil/Concert_Mailer/Bookinglist/Booking_all.ods'#$'Baden Würtemberg'.D25:.I25]" office:value-type="string" office:string-value="juke-st-nepomuk.de" calcext:value-type="string">
            <text:p>juke-st-nepomuk.de</text:p>
          </table:table-cell>
          <table:table-cell table:formula="of:=['file:///home/phil/Concert_Mailer/Bookinglist/Booking_all.ods'#$'Baden Würtemberg'.E25:.J25]" office:value-type="string" office:string-value="info@juke-kehl.de" calcext:value-type="string">
            <text:p>info@juke-kehl.de</text:p>
          </table:table-cell>
          <table:table-cell table:formula="of:=['file:///home/phil/Concert_Mailer/Bookinglist/Booking_all.ods'#$'Baden Würtemberg'.F25:.K25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26:.F26]" office:value-type="string" office:string-value="Kisslegg" calcext:value-type="string">
            <text:p>Kisslegg</text:p>
          </table:table-cell>
          <table:table-cell table:formula="of:=['file:///home/phil/Concert_Mailer/Bookinglist/Booking_all.ods'#$'Baden Würtemberg'.B26:.G26]" office:value-type="string" office:string-value="Juze Spatz" calcext:value-type="string">
            <text:p>Juze Spatz</text:p>
          </table:table-cell>
          <table:table-cell table:formula="of:=['file:///home/phil/Concert_Mailer/Bookinglist/Booking_all.ods'#$'Baden Würtemberg'.C26:.H26]" office:value-type="string" office:string-value="Juze Spatz" calcext:value-type="string">
            <text:p>Juze Spatz</text:p>
          </table:table-cell>
          <table:table-cell table:formula="of:=['file:///home/phil/Concert_Mailer/Bookinglist/Booking_all.ods'#$'Baden Würtemberg'.D26:.I26]" office:value-type="string" office:string-value="juze-spatz.de" calcext:value-type="string">
            <text:p>juze-spatz.de</text:p>
          </table:table-cell>
          <table:table-cell table:formula="of:=['file:///home/phil/Concert_Mailer/Bookinglist/Booking_all.ods'#$'Baden Würtemberg'.E26:.J26]" office:value-type="string" office:string-value="konzerte@juze-spatz.de" calcext:value-type="string">
            <text:p>konzerte@juze-spatz.de</text:p>
          </table:table-cell>
          <table:table-cell table:formula="of:=['file:///home/phil/Concert_Mailer/Bookinglist/Booking_all.ods'#$'Baden Würtemberg'.F26:.K26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27:.F27]" office:value-type="string" office:string-value="Lahr" calcext:value-type="string">
            <text:p>Lahr</text:p>
          </table:table-cell>
          <table:table-cell table:formula="of:=['file:///home/phil/Concert_Mailer/Bookinglist/Booking_all.ods'#$'Baden Würtemberg'.B27:.G27]" office:value-type="string" office:string-value="Schlachthof" calcext:value-type="string">
            <text:p>Schlachthof</text:p>
          </table:table-cell>
          <table:table-cell table:formula="of:=['file:///home/phil/Concert_Mailer/Bookinglist/Booking_all.ods'#$'Baden Würtemberg'.C27:.H27]" office:value-type="string" office:string-value="Rockwerkstatt" calcext:value-type="string">
            <text:p>Rockwerkstatt</text:p>
          </table:table-cell>
          <table:table-cell table:formula="of:=['file:///home/phil/Concert_Mailer/Bookinglist/Booking_all.ods'#$'Baden Würtemberg'.D27:.I27]" office:value-type="string" office:string-value="schlachthof-lahr.de" calcext:value-type="string">
            <text:p>schlachthof-lahr.de</text:p>
          </table:table-cell>
          <table:table-cell table:formula="of:=['file:///home/phil/Concert_Mailer/Bookinglist/Booking_all.ods'#$'Baden Würtemberg'.E27:.J27]" office:value-type="string" office:string-value="info@rockwerkstatt.de" calcext:value-type="string">
            <text:p>info@rockwerkstatt.de</text:p>
          </table:table-cell>
          <table:table-cell table:formula="of:=['file:///home/phil/Concert_Mailer/Bookinglist/Booking_all.ods'#$'Baden Würtemberg'.F27:.K27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28:.F28]" office:value-type="string" office:string-value="Langenau" calcext:value-type="string">
            <text:p>Langenau</text:p>
          </table:table-cell>
          <table:table-cell table:formula="of:=['file:///home/phil/Concert_Mailer/Bookinglist/Booking_all.ods'#$'Baden Würtemberg'.B28:.G28]" office:value-type="string" office:string-value="Kaoskeller" calcext:value-type="string">
            <text:p>Kaoskeller</text:p>
          </table:table-cell>
          <table:table-cell table:formula="of:=['file:///home/phil/Concert_Mailer/Bookinglist/Booking_all.ods'#$'Baden Würtemberg'.C28:.H28]" office:value-type="string" office:string-value="Kaoskeller" calcext:value-type="string">
            <text:p>Kaoskeller</text:p>
          </table:table-cell>
          <table:table-cell table:formula="of:=['file:///home/phil/Concert_Mailer/Bookinglist/Booking_all.ods'#$'Baden Würtemberg'.D28:.I28]" office:value-type="float" office:value="0" calcext:value-type="float">
            <text:p/>
          </table:table-cell>
          <table:table-cell table:formula="of:=['file:///home/phil/Concert_Mailer/Bookinglist/Booking_all.ods'#$'Baden Würtemberg'.E28:.J28]" office:value-type="string" office:string-value="info@jugendzentrum-langenau.de" calcext:value-type="string">
            <text:p>info@jugendzentrum-langenau.de</text:p>
          </table:table-cell>
          <table:table-cell table:formula="of:=['file:///home/phil/Concert_Mailer/Bookinglist/Booking_all.ods'#$'Baden Würtemberg'.F28:.K28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29:.F29]" office:value-type="string" office:string-value="Leonberg" calcext:value-type="string">
            <text:p>Leonberg</text:p>
          </table:table-cell>
          <table:table-cell table:formula="of:=['file:///home/phil/Concert_Mailer/Bookinglist/Booking_all.ods'#$'Baden Würtemberg'.B29:.G29]" office:value-type="string" office:string-value="Beatbaracke" calcext:value-type="string">
            <text:p>Beatbaracke</text:p>
          </table:table-cell>
          <table:table-cell table:formula="of:=['file:///home/phil/Concert_Mailer/Bookinglist/Booking_all.ods'#$'Baden Würtemberg'.C29:.H29]" office:value-type="string" office:string-value="Beatbaracke" calcext:value-type="string">
            <text:p>Beatbaracke</text:p>
          </table:table-cell>
          <table:table-cell table:formula="of:=['file:///home/phil/Concert_Mailer/Bookinglist/Booking_all.ods'#$'Baden Würtemberg'.D29:.I29]" office:value-type="string" office:string-value="jhleonberg.de" calcext:value-type="string">
            <text:p>jhleonberg.de</text:p>
          </table:table-cell>
          <table:table-cell table:formula="of:=['file:///home/phil/Concert_Mailer/Bookinglist/Booking_all.ods'#$'Baden Würtemberg'.E29:.J29]" office:value-type="string" office:string-value="info@jhleonberg.de" calcext:value-type="string">
            <text:p>info@jhleonberg.de</text:p>
          </table:table-cell>
          <table:table-cell table:formula="of:=['file:///home/phil/Concert_Mailer/Bookinglist/Booking_all.ods'#$'Baden Würtemberg'.F29:.K29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30:.F30]" office:value-type="string" office:string-value="Leutkirch im Allgäu" calcext:value-type="string">
            <text:p>Leutkirch im Allgäu</text:p>
          </table:table-cell>
          <table:table-cell table:formula="of:=['file:///home/phil/Concert_Mailer/Bookinglist/Booking_all.ods'#$'Baden Würtemberg'.B30:.G30]" office:value-type="string" office:string-value="Jugendhaus" calcext:value-type="string">
            <text:p>Jugendhaus</text:p>
          </table:table-cell>
          <table:table-cell table:formula="of:=['file:///home/phil/Concert_Mailer/Bookinglist/Booking_all.ods'#$'Baden Würtemberg'.C30:.H30]" office:value-type="string" office:string-value="Jugendhaus" calcext:value-type="string">
            <text:p>Jugendhaus</text:p>
          </table:table-cell>
          <table:table-cell table:formula="of:=['file:///home/phil/Concert_Mailer/Bookinglist/Booking_all.ods'#$'Baden Würtemberg'.D30:.I30]" office:value-type="string" office:string-value="jugendhaus-leutkirch.de" calcext:value-type="string">
            <text:p>jugendhaus-leutkirch.de</text:p>
          </table:table-cell>
          <table:table-cell table:formula="of:=['file:///home/phil/Concert_Mailer/Bookinglist/Booking_all.ods'#$'Baden Würtemberg'.E3:.J3]" office:value-type="string" office:string-value="sternen-auggen@web.de" calcext:value-type="string">
            <text:p>sternen-auggen@web.de</text:p>
          </table:table-cell>
          <table:table-cell table:formula="of:=['file:///home/phil/Concert_Mailer/Bookinglist/Booking_all.ods'#$'Baden Würtemberg'.F30:.K30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31:.F31]" office:value-type="string" office:string-value="Lörrach" calcext:value-type="string">
            <text:p>Lörrach</text:p>
          </table:table-cell>
          <table:table-cell table:formula="of:=['file:///home/phil/Concert_Mailer/Bookinglist/Booking_all.ods'#$'Baden Würtemberg'.B31:.G31]" office:value-type="string" office:string-value="Altes Wasserwerk" calcext:value-type="string">
            <text:p>Altes Wasserwerk</text:p>
          </table:table-cell>
          <table:table-cell table:formula="of:=['file:///home/phil/Concert_Mailer/Bookinglist/Booking_all.ods'#$'Baden Würtemberg'.C31:.H31]" office:value-type="string" office:string-value="Hallo Jürgen, Hallo Altes Wasserwerk" calcext:value-type="string">
            <text:p>Hallo Jürgen, Hallo Altes Wasserwerk</text:p>
          </table:table-cell>
          <table:table-cell table:formula="of:=['file:///home/phil/Concert_Mailer/Bookinglist/Booking_all.ods'#$'Baden Würtemberg'.D31:.I31]" office:value-type="string" office:string-value="alteswasserwerk.de" calcext:value-type="string">
            <text:p>alteswasserwerk.de</text:p>
          </table:table-cell>
          <table:table-cell table:formula="of:=['file:///home/phil/Concert_Mailer/Bookinglist/Booking_all.ods'#$'Baden Würtemberg'.E31:.J31]" office:value-type="string" office:string-value="juergen.hamel@gmail.com" calcext:value-type="string">
            <text:p>juergen.hamel@gmail.com</text:p>
          </table:table-cell>
          <table:table-cell table:formula="of:=['file:///home/phil/Concert_Mailer/Bookinglist/Booking_all.ods'#$'Baden Würtemberg'.F31:.K31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32:.F32]" office:value-type="string" office:string-value="Lörrach" calcext:value-type="string">
            <text:p>Lörrach</text:p>
          </table:table-cell>
          <table:table-cell table:formula="of:=['file:///home/phil/Concert_Mailer/Bookinglist/Booking_all.ods'#$'Baden Würtemberg'.B32:.G32]" office:value-type="string" office:string-value="Altes Wasserwerk" calcext:value-type="string">
            <text:p>Altes Wasserwerk</text:p>
          </table:table-cell>
          <table:table-cell table:formula="of:=['file:///home/phil/Concert_Mailer/Bookinglist/Booking_all.ods'#$'Baden Würtemberg'.C32:.H32]" office:value-type="string" office:string-value="Hallo Manuel, Hallo Altes Wasserwerk" calcext:value-type="string">
            <text:p>Hallo Manuel, Hallo Altes Wasserwerk</text:p>
          </table:table-cell>
          <table:table-cell table:formula="of:=['file:///home/phil/Concert_Mailer/Bookinglist/Booking_all.ods'#$'Baden Würtemberg'.D32:.I32]" office:value-type="string" office:string-value="alteswasserwerk.de" calcext:value-type="string">
            <text:p>alteswasserwerk.de</text:p>
          </table:table-cell>
          <table:table-cell table:formula="of:=['file:///home/phil/Concert_Mailer/Bookinglist/Booking_all.ods'#$'Baden Würtemberg'.E32:.J32]" office:value-type="string" office:string-value="manuel.wegner80@gmail.com" calcext:value-type="string">
            <text:p>manuel.wegner80@gmail.com</text:p>
          </table:table-cell>
          <table:table-cell table:formula="of:=['file:///home/phil/Concert_Mailer/Bookinglist/Booking_all.ods'#$'Baden Würtemberg'.F32:.K32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33:.F33]" office:value-type="string" office:string-value="Lörrach" calcext:value-type="string">
            <text:p>Lörrach</text:p>
          </table:table-cell>
          <table:table-cell table:formula="of:=['file:///home/phil/Concert_Mailer/Bookinglist/Booking_all.ods'#$'Baden Würtemberg'.B33:.G33]" office:value-type="string" office:string-value="Metalcafe" calcext:value-type="string">
            <text:p>Metalcafe</text:p>
          </table:table-cell>
          <table:table-cell table:formula="of:=['file:///home/phil/Concert_Mailer/Bookinglist/Booking_all.ods'#$'Baden Würtemberg'.C33:.H33]" office:value-type="string" office:string-value="Metal Maniacs" calcext:value-type="string">
            <text:p>Metal Maniacs</text:p>
          </table:table-cell>
          <table:table-cell table:formula="of:=['file:///home/phil/Concert_Mailer/Bookinglist/Booking_all.ods'#$'Baden Würtemberg'.D33:.I33]" office:value-type="string" office:string-value="metal-maniacs.eu" calcext:value-type="string">
            <text:p>metal-maniacs.eu</text:p>
          </table:table-cell>
          <table:table-cell table:formula="of:=['file:///home/phil/Concert_Mailer/Bookinglist/Booking_all.ods'#$'Baden Würtemberg'.E33:.J33]" office:value-type="string" office:string-value="contact@metal-maniacs.eu" calcext:value-type="string">
            <text:p>contact@metal-maniacs.eu</text:p>
          </table:table-cell>
          <table:table-cell table:formula="of:=['file:///home/phil/Concert_Mailer/Bookinglist/Booking_all.ods'#$'Baden Würtemberg'.F33:.K33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34:.F34]" office:value-type="string" office:string-value="Ludwigsburg" calcext:value-type="string">
            <text:p>Ludwigsburg</text:p>
          </table:table-cell>
          <table:table-cell table:formula="of:=['file:///home/phil/Concert_Mailer/Bookinglist/Booking_all.ods'#$'Baden Würtemberg'.B34:.G34]" office:value-type="string" office:string-value="Villa" calcext:value-type="string">
            <text:p>Villa</text:p>
          </table:table-cell>
          <table:table-cell table:formula="of:=['file:///home/phil/Concert_Mailer/Bookinglist/Booking_all.ods'#$'Baden Würtemberg'.C34:.H34]" office:value-type="string" office:string-value="Villa" calcext:value-type="string">
            <text:p>Villa</text:p>
          </table:table-cell>
          <table:table-cell table:formula="of:=['file:///home/phil/Concert_Mailer/Bookinglist/Booking_all.ods'#$'Baden Würtemberg'.D34:.I34]" office:value-type="string" office:string-value="facebook.com/grunzev" calcext:value-type="string">
            <text:p>facebook.com/grunzev</text:p>
          </table:table-cell>
          <table:table-cell/>
          <table:table-cell table:formula="of:=['file:///home/phil/Concert_Mailer/Bookinglist/Booking_all.ods'#$'Baden Würtemberg'.F34:.K34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35:.F35]" office:value-type="string" office:string-value="Mannheim" calcext:value-type="string">
            <text:p>Mannheim</text:p>
          </table:table-cell>
          <table:table-cell table:formula="of:=['file:///home/phil/Concert_Mailer/Bookinglist/Booking_all.ods'#$'Baden Würtemberg'.B35:.G35]" office:value-type="string" office:string-value="Jugendhaus Waldpforte" calcext:value-type="string">
            <text:p>Jugendhaus Waldpforte</text:p>
          </table:table-cell>
          <table:table-cell table:formula="of:=['file:///home/phil/Concert_Mailer/Bookinglist/Booking_all.ods'#$'Baden Würtemberg'.C35:.H35]" office:value-type="string" office:string-value="Herr Camilotto" calcext:value-type="string">
            <text:p>Herr Camilotto</text:p>
          </table:table-cell>
          <table:table-cell table:formula="of:=['file:///home/phil/Concert_Mailer/Bookinglist/Booking_all.ods'#$'Baden Würtemberg'.D35:.I35]" office:value-type="string" office:string-value="waldpforte.majo.de" calcext:value-type="string">
            <text:p>waldpforte.majo.de</text:p>
          </table:table-cell>
          <table:table-cell table:formula="of:=['file:///home/phil/Concert_Mailer/Bookinglist/Booking_all.ods'#$'Baden Würtemberg'.E35:.J35]" office:value-type="string" office:string-value="dieter.camilotto@mannheim.de" calcext:value-type="string">
            <text:p>dieter.camilotto@mannheim.de</text:p>
          </table:table-cell>
          <table:table-cell table:formula="of:=['file:///home/phil/Concert_Mailer/Bookinglist/Booking_all.ods'#$'Baden Würtemberg'.F35:.K35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36:.F36]" office:value-type="string" office:string-value="Mannheim" calcext:value-type="string">
            <text:p>Mannheim</text:p>
          </table:table-cell>
          <table:table-cell table:formula="of:=['file:///home/phil/Concert_Mailer/Bookinglist/Booking_all.ods'#$'Baden Würtemberg'.B36:.G36]" office:value-type="string" office:string-value="Jugendhaus Waldpforte" calcext:value-type="string">
            <text:p>Jugendhaus Waldpforte</text:p>
          </table:table-cell>
          <table:table-cell table:formula="of:=['file:///home/phil/Concert_Mailer/Bookinglist/Booking_all.ods'#$'Baden Würtemberg'.C36:.H36]" office:value-type="string" office:string-value="Niklas" calcext:value-type="string">
            <text:p>Niklas</text:p>
          </table:table-cell>
          <table:table-cell table:formula="of:=['file:///home/phil/Concert_Mailer/Bookinglist/Booking_all.ods'#$'Baden Würtemberg'.D36:.I36]" office:value-type="string" office:string-value="waldpforte.majo.de" calcext:value-type="string">
            <text:p>waldpforte.majo.de</text:p>
          </table:table-cell>
          <table:table-cell table:formula="of:=['file:///home/phil/Concert_Mailer/Bookinglist/Booking_all.ods'#$'Baden Würtemberg'.E36:.J36]" office:value-type="string" office:string-value="niknik992@gmail.com" calcext:value-type="string">
            <text:p>niknik992@gmail.com</text:p>
          </table:table-cell>
          <table:table-cell table:formula="of:=['file:///home/phil/Concert_Mailer/Bookinglist/Booking_all.ods'#$'Baden Würtemberg'.F36:.K36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37:.F37]" office:value-type="string" office:string-value="Mannheim" calcext:value-type="string">
            <text:p>Mannheim</text:p>
          </table:table-cell>
          <table:table-cell table:formula="of:=['file:///home/phil/Concert_Mailer/Bookinglist/Booking_all.ods'#$'Baden Würtemberg'.B37:.G37]" office:value-type="string" office:string-value="Juz Friedrich Dürr" calcext:value-type="string">
            <text:p>Juz Friedrich Dürr</text:p>
          </table:table-cell>
          <table:table-cell table:formula="of:=['file:///home/phil/Concert_Mailer/Bookinglist/Booking_all.ods'#$'Baden Würtemberg'.C37:.H37]" office:value-type="string" office:string-value="Juz Mannheim" calcext:value-type="string">
            <text:p>Juz Mannheim</text:p>
          </table:table-cell>
          <table:table-cell table:formula="of:=['file:///home/phil/Concert_Mailer/Bookinglist/Booking_all.ods'#$'Baden Würtemberg'.D37:.I37]" office:value-type="string" office:string-value="juz-mannheim.de" calcext:value-type="string">
            <text:p>juz-mannheim.de</text:p>
          </table:table-cell>
          <table:table-cell table:formula="of:=['file:///home/phil/Concert_Mailer/Bookinglist/Booking_all.ods'#$'Baden Würtemberg'.E37:.J37]" office:value-type="string" office:string-value="konzertanfrage@juz-mannheim.de" calcext:value-type="string">
            <text:p>konzertanfrage@juz-mannheim.de</text:p>
          </table:table-cell>
          <table:table-cell table:formula="of:=['file:///home/phil/Concert_Mailer/Bookinglist/Booking_all.ods'#$'Baden Würtemberg'.F37:.K37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38:.F38]" office:value-type="string" office:string-value="Mannheim" calcext:value-type="string">
            <text:p>Mannheim</text:p>
          </table:table-cell>
          <table:table-cell table:formula="of:=['file:///home/phil/Concert_Mailer/Bookinglist/Booking_all.ods'#$'Baden Würtemberg'.B38:.G38]" office:value-type="string" office:string-value="Fresh" calcext:value-type="string">
            <text:p>Fresh</text:p>
          </table:table-cell>
          <table:table-cell table:formula="of:=['file:///home/phil/Concert_Mailer/Bookinglist/Booking_all.ods'#$'Baden Würtemberg'.C38:.H38]" office:value-type="string" office:string-value="Fresh" calcext:value-type="string">
            <text:p>Fresh</text:p>
          </table:table-cell>
          <table:table-cell table:formula="of:=['file:///home/phil/Concert_Mailer/Bookinglist/Booking_all.ods'#$'Baden Würtemberg'.D38:.I38]" office:value-type="string" office:string-value="facebook.com/freshmannheim" calcext:value-type="string">
            <text:p>facebook.com/freshmannheim</text:p>
          </table:table-cell>
          <table:table-cell table:formula="of:=['file:///home/phil/Concert_Mailer/Bookinglist/Booking_all.ods'#$'Baden Würtemberg'.E38:.J38]" office:value-type="string" office:string-value="fresh-club@forum-mannheim.de" calcext:value-type="string">
            <text:p>fresh-club@forum-mannheim.de</text:p>
          </table:table-cell>
          <table:table-cell table:formula="of:=['file:///home/phil/Concert_Mailer/Bookinglist/Booking_all.ods'#$'Baden Würtemberg'.F38:.K38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39:.F39]" office:value-type="string" office:string-value="Mannheim" calcext:value-type="string">
            <text:p>Mannheim</text:p>
          </table:table-cell>
          <table:table-cell table:formula="of:=['file:///home/phil/Concert_Mailer/Bookinglist/Booking_all.ods'#$'Baden Würtemberg'.B39:.G39]" office:value-type="string" office:string-value="Fresh" calcext:value-type="string">
            <text:p>Fresh</text:p>
          </table:table-cell>
          <table:table-cell table:formula="of:=['file:///home/phil/Concert_Mailer/Bookinglist/Booking_all.ods'#$'Baden Würtemberg'.C39:.H39]" office:value-type="string" office:string-value="Rainer, Hallo Fresh Mannheum" calcext:value-type="string">
            <text:p>Rainer, Hallo Fresh Mannheum</text:p>
          </table:table-cell>
          <table:table-cell table:formula="of:=['file:///home/phil/Concert_Mailer/Bookinglist/Booking_all.ods'#$'Baden Würtemberg'.D39:.I39]" office:value-type="string" office:string-value="facebook.com/freshmannheim" calcext:value-type="string">
            <text:p>facebook.com/freshmannheim</text:p>
          </table:table-cell>
          <table:table-cell table:formula="of:=['file:///home/phil/Concert_Mailer/Bookinglist/Booking_all.ods'#$'Baden Würtemberg'.E39:.J39]" office:value-type="string" office:string-value="rainer.doehring@forum-mannheim.de" calcext:value-type="string">
            <text:p>rainer.doehring@forum-mannheim.de</text:p>
          </table:table-cell>
          <table:table-cell table:formula="of:=['file:///home/phil/Concert_Mailer/Bookinglist/Booking_all.ods'#$'Baden Würtemberg'.F39:.K39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40:.F40]" office:value-type="string" office:string-value="Mulfingen" calcext:value-type="string">
            <text:p>Mulfingen</text:p>
          </table:table-cell>
          <table:table-cell table:formula="of:=['file:///home/phil/Concert_Mailer/Bookinglist/Booking_all.ods'#$'Baden Würtemberg'.B40:.G40]" office:value-type="string" office:string-value="Himmelreich" calcext:value-type="string">
            <text:p>Himmelreich</text:p>
          </table:table-cell>
          <table:table-cell table:formula="of:=['file:///home/phil/Concert_Mailer/Bookinglist/Booking_all.ods'#$'Baden Würtemberg'.C40:.H40]" office:value-type="string" office:string-value="Rolf, Hallo Himmelreich" calcext:value-type="string">
            <text:p>Rolf, Hallo Himmelreich</text:p>
          </table:table-cell>
          <table:table-cell table:formula="of:=['file:///home/phil/Concert_Mailer/Bookinglist/Booking_all.ods'#$'Baden Würtemberg'.D40:.I40]" office:value-type="string" office:string-value="himmelreich-mulfingen.de" calcext:value-type="string">
            <text:p>himmelreich-mulfingen.de</text:p>
          </table:table-cell>
          <table:table-cell table:formula="of:=['file:///home/phil/Concert_Mailer/Bookinglist/Booking_all.ods'#$'Baden Würtemberg'.E4:.J4]" office:value-type="string" office:string-value="konzert@juzebacknang.com" calcext:value-type="string">
            <text:p>konzert@juzebacknang.com</text:p>
          </table:table-cell>
          <table:table-cell table:formula="of:=['file:///home/phil/Concert_Mailer/Bookinglist/Booking_all.ods'#$'Baden Würtemberg'.F40:.K40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41:.F41]" office:value-type="string" office:string-value="Oberwolfach" calcext:value-type="string">
            <text:p>Oberwolfach</text:p>
          </table:table-cell>
          <table:table-cell table:formula="of:=['file:///home/phil/Concert_Mailer/Bookinglist/Booking_all.ods'#$'Baden Würtemberg'.B41:.G41]" office:value-type="string" office:string-value="Wolfsklause" calcext:value-type="string">
            <text:p>Wolfsklause</text:p>
          </table:table-cell>
          <table:table-cell table:formula="of:=['file:///home/phil/Concert_Mailer/Bookinglist/Booking_all.ods'#$'Baden Würtemberg'.C41:.H41]" office:value-type="string" office:string-value="Wolfsklause" calcext:value-type="string">
            <text:p>Wolfsklause</text:p>
          </table:table-cell>
          <table:table-cell table:formula="of:=['file:///home/phil/Concert_Mailer/Bookinglist/Booking_all.ods'#$'Baden Würtemberg'.D41:.I41]" office:value-type="string" office:string-value="wolfsklause-konzerte.de" calcext:value-type="string">
            <text:p>wolfsklause-konzerte.de</text:p>
          </table:table-cell>
          <table:table-cell table:formula="of:=['file:///home/phil/Concert_Mailer/Bookinglist/Booking_all.ods'#$'Baden Würtemberg'.E41:.J41]" office:value-type="string" office:string-value="info@wolfsklause-konzerte.de" calcext:value-type="string">
            <text:p>info@wolfsklause-konzerte.de</text:p>
          </table:table-cell>
          <table:table-cell table:formula="of:=['file:///home/phil/Concert_Mailer/Bookinglist/Booking_all.ods'#$'Baden Würtemberg'.F41:.K41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42:.F42]" office:value-type="string" office:string-value="Offenburg" calcext:value-type="string">
            <text:p>Offenburg</text:p>
          </table:table-cell>
          <table:table-cell table:formula="of:=['file:///home/phil/Concert_Mailer/Bookinglist/Booking_all.ods'#$'Baden Würtemberg'.B42:.G42]" office:value-type="string" office:string-value="Kessel" calcext:value-type="string">
            <text:p>Kessel</text:p>
          </table:table-cell>
          <table:table-cell table:formula="of:=['file:///home/phil/Concert_Mailer/Bookinglist/Booking_all.ods'#$'Baden Würtemberg'.C42:.H42]" office:value-type="string" office:string-value="Kessel" calcext:value-type="string">
            <text:p>Kessel</text:p>
          </table:table-cell>
          <table:table-cell table:formula="of:=['file:///home/phil/Concert_Mailer/Bookinglist/Booking_all.ods'#$'Baden Würtemberg'.D42:.I42]" office:value-type="string" office:string-value="juze-kessel.de" calcext:value-type="string">
            <text:p>juze-kessel.de</text:p>
          </table:table-cell>
          <table:table-cell table:formula="of:=['file:///home/phil/Concert_Mailer/Bookinglist/Booking_all.ods'#$'Baden Würtemberg'.E42:.J42]" office:value-type="string" office:string-value="post@juze-kessel.de" calcext:value-type="string">
            <text:p>post@juze-kessel.de</text:p>
          </table:table-cell>
          <table:table-cell table:formula="of:=['file:///home/phil/Concert_Mailer/Bookinglist/Booking_all.ods'#$'Baden Würtemberg'.F42:.K42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43:.F43]" office:value-type="string" office:string-value="Offenburg" calcext:value-type="string">
            <text:p>Offenburg</text:p>
          </table:table-cell>
          <table:table-cell table:formula="of:=['file:///home/phil/Concert_Mailer/Bookinglist/Booking_all.ods'#$'Baden Würtemberg'.B43:.G43]" office:value-type="string" office:string-value="Stud" calcext:value-type="string">
            <text:p>Stud</text:p>
          </table:table-cell>
          <table:table-cell table:formula="of:=['file:///home/phil/Concert_Mailer/Bookinglist/Booking_all.ods'#$'Baden Würtemberg'.C43:.H43]" office:value-type="string" office:string-value="Christian" calcext:value-type="string">
            <text:p>Christian</text:p>
          </table:table-cell>
          <table:table-cell table:formula="of:=['file:///home/phil/Concert_Mailer/Bookinglist/Booking_all.ods'#$'Baden Würtemberg'.D43:.I43]" office:value-type="string" office:string-value="stud-offenburg.de" calcext:value-type="string">
            <text:p>stud-offenburg.de</text:p>
          </table:table-cell>
          <table:table-cell table:formula="of:=['file:///home/phil/Concert_Mailer/Bookinglist/Booking_all.ods'#$'Baden Würtemberg'.E43:.J43]" office:value-type="string" office:string-value="bands@stud-offenburg.de" calcext:value-type="string">
            <text:p>bands@stud-offenburg.de</text:p>
          </table:table-cell>
          <table:table-cell table:formula="of:=['file:///home/phil/Concert_Mailer/Bookinglist/Booking_all.ods'#$'Baden Würtemberg'.F43:.K43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44:.F44]" office:value-type="string" office:string-value="Pforzheim" calcext:value-type="string">
            <text:p>Pforzheim</text:p>
          </table:table-cell>
          <table:table-cell table:formula="of:=['file:///home/phil/Concert_Mailer/Bookinglist/Booking_all.ods'#$'Baden Würtemberg'.B44:.G44]" office:value-type="string" office:string-value="Kupferdächle" calcext:value-type="string">
            <text:p>Kupferdächle</text:p>
          </table:table-cell>
          <table:table-cell table:formula="of:=['file:///home/phil/Concert_Mailer/Bookinglist/Booking_all.ods'#$'Baden Würtemberg'.C44:.H44]" office:value-type="string" office:string-value="Kupferdächle" calcext:value-type="string">
            <text:p>Kupferdächle</text:p>
          </table:table-cell>
          <table:table-cell table:formula="of:=['file:///home/phil/Concert_Mailer/Bookinglist/Booking_all.ods'#$'Baden Würtemberg'.D44:.I44]" office:value-type="string" office:string-value="kupferdaechle.de" calcext:value-type="string">
            <text:p>kupferdaechle.de</text:p>
          </table:table-cell>
          <table:table-cell table:formula="of:=['file:///home/phil/Concert_Mailer/Bookinglist/Booking_all.ods'#$'Baden Würtemberg'.E44:.J44]" office:value-type="string" office:string-value="info@kupferdaechle.de" calcext:value-type="string">
            <text:p>info@kupferdaechle.de</text:p>
          </table:table-cell>
          <table:table-cell table:formula="of:=['file:///home/phil/Concert_Mailer/Bookinglist/Booking_all.ods'#$'Baden Würtemberg'.F44:.K44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45:.F45]" office:value-type="string" office:string-value="Plochingen" calcext:value-type="string">
            <text:p>Plochingen</text:p>
          </table:table-cell>
          <table:table-cell table:formula="of:=['file:///home/phil/Concert_Mailer/Bookinglist/Booking_all.ods'#$'Baden Würtemberg'.B45:.G45]" office:value-type="string" office:string-value="Juze" calcext:value-type="string">
            <text:p>Juze</text:p>
          </table:table-cell>
          <table:table-cell table:formula="of:=['file:///home/phil/Concert_Mailer/Bookinglist/Booking_all.ods'#$'Baden Würtemberg'.C45:.H45]" office:value-type="string" office:string-value="Dennis, Hallo Juze" calcext:value-type="string">
            <text:p>Dennis, Hallo Juze</text:p>
          </table:table-cell>
          <table:table-cell table:formula="of:=['file:///home/phil/Concert_Mailer/Bookinglist/Booking_all.ods'#$'Baden Würtemberg'.D45:.I45]" office:value-type="string" office:string-value="jz-plochingen.de" calcext:value-type="string">
            <text:p>jz-plochingen.de</text:p>
          </table:table-cell>
          <table:table-cell table:formula="of:=['file:///home/phil/Concert_Mailer/Bookinglist/Booking_all.ods'#$'Baden Würtemberg'.E45:.J45]" office:value-type="float" office:value="0" calcext:value-type="float">
            <text:p/>
          </table:table-cell>
          <table:table-cell table:formula="of:=['file:///home/phil/Concert_Mailer/Bookinglist/Booking_all.ods'#$'Baden Würtemberg'.F45:.K45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46:.F46]" office:value-type="string" office:string-value="Ravensburg" calcext:value-type="string">
            <text:p>Ravensburg</text:p>
          </table:table-cell>
          <table:table-cell table:formula="of:=['file:///home/phil/Concert_Mailer/Bookinglist/Booking_all.ods'#$'Baden Würtemberg'.B46:.G46]" office:value-type="string" office:string-value="Jugendhaus" calcext:value-type="string">
            <text:p>Jugendhaus</text:p>
          </table:table-cell>
          <table:table-cell table:formula="of:=['file:///home/phil/Concert_Mailer/Bookinglist/Booking_all.ods'#$'Baden Würtemberg'.C46:.H46]" office:value-type="string" office:string-value="Daniel, Hallo Jugendhaus" calcext:value-type="string">
            <text:p>Daniel, Hallo Jugendhaus</text:p>
          </table:table-cell>
          <table:table-cell table:formula="of:=['file:///home/phil/Concert_Mailer/Bookinglist/Booking_all.ods'#$'Baden Würtemberg'.D46:.I46]" office:value-type="string" office:string-value="jugend-rv.de" calcext:value-type="string">
            <text:p>jugend-rv.de</text:p>
          </table:table-cell>
          <table:table-cell table:formula="of:=['file:///home/phil/Concert_Mailer/Bookinglist/Booking_all.ods'#$'Baden Würtemberg'.E46:.J46]" office:value-type="string" office:string-value="Daniel.Butz@jugend-rv.de" calcext:value-type="string">
            <text:p>Daniel.Butz@jugend-rv.de</text:p>
          </table:table-cell>
          <table:table-cell table:formula="of:=['file:///home/phil/Concert_Mailer/Bookinglist/Booking_all.ods'#$'Baden Würtemberg'.F46:.K46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47:.F47]" office:value-type="string" office:string-value="Radolfzell" calcext:value-type="string">
            <text:p>Radolfzell</text:p>
          </table:table-cell>
          <table:table-cell table:formula="of:=['file:///home/phil/Concert_Mailer/Bookinglist/Booking_all.ods'#$'Baden Würtemberg'.B47:.G47]" office:value-type="string" office:string-value="Bokle" calcext:value-type="string">
            <text:p>Bokle</text:p>
          </table:table-cell>
          <table:table-cell table:formula="of:=['file:///home/phil/Concert_Mailer/Bookinglist/Booking_all.ods'#$'Baden Würtemberg'.C47:.H47]" office:value-type="string" office:string-value="Hallo Daniel, Hallo Bokle" calcext:value-type="string">
            <text:p>Hallo Daniel, Hallo Bokle</text:p>
          </table:table-cell>
          <table:table-cell table:formula="of:=['file:///home/phil/Concert_Mailer/Bookinglist/Booking_all.ods'#$'Baden Würtemberg'.D47:.I47]" office:value-type="string" office:string-value="bokle.de" calcext:value-type="string">
            <text:p>bokle.de</text:p>
          </table:table-cell>
          <table:table-cell table:formula="of:=['file:///home/phil/Concert_Mailer/Bookinglist/Booking_all.ods'#$'Baden Würtemberg'.E47:.J47]" office:value-type="string" office:string-value="bokle@bokle.de" calcext:value-type="string">
            <text:p>bokle@bokle.de</text:p>
          </table:table-cell>
          <table:table-cell table:formula="of:=['file:///home/phil/Concert_Mailer/Bookinglist/Booking_all.ods'#$'Baden Würtemberg'.F47:.K47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48:.F48]" office:value-type="string" office:string-value="Reutlingen" calcext:value-type="string">
            <text:p>Reutlingen</text:p>
          </table:table-cell>
          <table:table-cell table:formula="of:=['file:///home/phil/Concert_Mailer/Bookinglist/Booking_all.ods'#$'Baden Würtemberg'.B48:.G48]" office:value-type="string" office:string-value="Kulturschock" calcext:value-type="string">
            <text:p>Kulturschock</text:p>
          </table:table-cell>
          <table:table-cell table:formula="of:=['file:///home/phil/Concert_Mailer/Bookinglist/Booking_all.ods'#$'Baden Würtemberg'.C48:.H48]" office:value-type="string" office:string-value="Kulturschock" calcext:value-type="string">
            <text:p>Kulturschock</text:p>
          </table:table-cell>
          <table:table-cell table:formula="of:=['file:///home/phil/Concert_Mailer/Bookinglist/Booking_all.ods'#$'Baden Würtemberg'.D48:.I48]" office:value-type="string" office:string-value="facebook.com/KulturschockZelle" calcext:value-type="string">
            <text:p>facebook.com/KulturschockZelle</text:p>
          </table:table-cell>
          <table:table-cell table:formula="of:=['file:///home/phil/Concert_Mailer/Bookinglist/Booking_all.ods'#$'Baden Würtemberg'.E48:.J48]" office:value-type="string" office:string-value="postfach@kulturschock-zelle.de" calcext:value-type="string">
            <text:p>postfach@kulturschock-zelle.de</text:p>
          </table:table-cell>
          <table:table-cell table:formula="of:=['file:///home/phil/Concert_Mailer/Bookinglist/Booking_all.ods'#$'Baden Würtemberg'.F48:.K48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49:.F49]" office:value-type="string" office:string-value="Schwäbisch Hall" calcext:value-type="string">
            <text:p>Schwäbisch Hall</text:p>
          </table:table-cell>
          <table:table-cell table:formula="of:=['file:///home/phil/Concert_Mailer/Bookinglist/Booking_all.ods'#$'Baden Würtemberg'.B49:.G49]" office:value-type="string" office:string-value="Club Alpha 60" calcext:value-type="string">
            <text:p>Club Alpha 60</text:p>
          </table:table-cell>
          <table:table-cell table:formula="of:=['file:///home/phil/Concert_Mailer/Bookinglist/Booking_all.ods'#$'Baden Würtemberg'.C49:.H49]" office:value-type="string" office:string-value="Club Alpha 60" calcext:value-type="string">
            <text:p>Club Alpha 60</text:p>
          </table:table-cell>
          <table:table-cell table:formula="of:=['file:///home/phil/Concert_Mailer/Bookinglist/Booking_all.ods'#$'Baden Würtemberg'.D49:.I49]" office:value-type="string" office:string-value="clubalpha60.de" calcext:value-type="string">
            <text:p>clubalpha60.de</text:p>
          </table:table-cell>
          <table:table-cell table:formula="of:=['file:///home/phil/Concert_Mailer/Bookinglist/Booking_all.ods'#$'Baden Würtemberg'.E49:.J49]" office:value-type="string" office:string-value="ak-programm@clubalpha60.de" calcext:value-type="string">
            <text:p>ak-programm@clubalpha60.de</text:p>
          </table:table-cell>
          <table:table-cell table:formula="of:=['file:///home/phil/Concert_Mailer/Bookinglist/Booking_all.ods'#$'Baden Würtemberg'.F49:.K49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50:.F50]" office:value-type="string" office:string-value="Stuttgart" calcext:value-type="string">
            <text:p>Stuttgart</text:p>
          </table:table-cell>
          <table:table-cell table:formula="of:=['file:///home/phil/Concert_Mailer/Bookinglist/Booking_all.ods'#$'Baden Würtemberg'.B50:.G50]" office:value-type="string" office:string-value="Jugendhaus West" calcext:value-type="string">
            <text:p>Jugendhaus West</text:p>
          </table:table-cell>
          <table:table-cell table:formula="of:=['file:///home/phil/Concert_Mailer/Bookinglist/Booking_all.ods'#$'Baden Würtemberg'.C50:.H50]" office:value-type="string" office:string-value="Juha West, Hallo Flo" calcext:value-type="string">
            <text:p>Juha West, Hallo Flo</text:p>
          </table:table-cell>
          <table:table-cell table:formula="of:=['file:///home/phil/Concert_Mailer/Bookinglist/Booking_all.ods'#$'Baden Würtemberg'.D50:.I50]" office:value-type="string" office:string-value="facebook.com/pages/Juha-West" calcext:value-type="string">
            <text:p>facebook.com/pages/Juha-West</text:p>
          </table:table-cell>
          <table:table-cell table:formula="of:=['file:///home/phil/Concert_Mailer/Bookinglist/Booking_all.ods'#$'Baden Würtemberg'.E5:.J5]" office:value-type="string" office:string-value="m.yilmaz@emmendingen.de" calcext:value-type="string">
            <text:p>m.yilmaz@emmendingen.de</text:p>
          </table:table-cell>
          <table:table-cell table:formula="of:=['file:///home/phil/Concert_Mailer/Bookinglist/Booking_all.ods'#$'Baden Würtemberg'.F50:.K50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51:.F51]" office:value-type="string" office:string-value="Stuttgart" calcext:value-type="string">
            <text:p>Stuttgart</text:p>
          </table:table-cell>
          <table:table-cell table:formula="of:=['file:///home/phil/Concert_Mailer/Bookinglist/Booking_all.ods'#$'Baden Würtemberg'.B51:.G51]" office:value-type="string" office:string-value="Kellerklub" calcext:value-type="string">
            <text:p>Kellerklub</text:p>
          </table:table-cell>
          <table:table-cell table:formula="of:=['file:///home/phil/Concert_Mailer/Bookinglist/Booking_all.ods'#$'Baden Würtemberg'.C51:.H51]" office:value-type="string" office:string-value="Kellerklub" calcext:value-type="string">
            <text:p>Kellerklub</text:p>
          </table:table-cell>
          <table:table-cell table:formula="of:=['file:///home/phil/Concert_Mailer/Bookinglist/Booking_all.ods'#$'Baden Würtemberg'.D51:.I51]" office:value-type="string" office:string-value="kellerklub.com" calcext:value-type="string">
            <text:p>kellerklub.com</text:p>
          </table:table-cell>
          <table:table-cell table:formula="of:=['file:///home/phil/Concert_Mailer/Bookinglist/Booking_all.ods'#$'Baden Würtemberg'.E51:.J51]" office:value-type="string" office:string-value="theodorou@kellerklub.com" calcext:value-type="string">
            <text:p>theodorou@kellerklub.com</text:p>
          </table:table-cell>
          <table:table-cell table:formula="of:=['file:///home/phil/Concert_Mailer/Bookinglist/Booking_all.ods'#$'Baden Würtemberg'.F51:.K51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52:.F52]" office:value-type="string" office:string-value="Tübingen" calcext:value-type="string">
            <text:p>Tübingen</text:p>
          </table:table-cell>
          <table:table-cell table:formula="of:=['file:///home/phil/Concert_Mailer/Bookinglist/Booking_all.ods'#$'Baden Würtemberg'.B52:.G52]" office:value-type="string" office:string-value="Epplehaus" calcext:value-type="string">
            <text:p>Epplehaus</text:p>
          </table:table-cell>
          <table:table-cell table:formula="of:=['file:///home/phil/Concert_Mailer/Bookinglist/Booking_all.ods'#$'Baden Würtemberg'.C52:.H52]" office:value-type="string" office:string-value="Epplehaus" calcext:value-type="string">
            <text:p>Epplehaus</text:p>
          </table:table-cell>
          <table:table-cell table:formula="of:=['file:///home/phil/Concert_Mailer/Bookinglist/Booking_all.ods'#$'Baden Würtemberg'.D52:.I52]" office:value-type="string" office:string-value="epplehaus.de" calcext:value-type="string">
            <text:p>epplehaus.de</text:p>
          </table:table-cell>
          <table:table-cell table:formula="of:=['file:///home/phil/Concert_Mailer/Bookinglist/Booking_all.ods'#$'Baden Würtemberg'.E52:.J52]" office:value-type="float" office:value="0" calcext:value-type="float">
            <text:p/>
          </table:table-cell>
          <table:table-cell table:formula="of:=['file:///home/phil/Concert_Mailer/Bookinglist/Booking_all.ods'#$'Baden Würtemberg'.F52:.K52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53:.F53]" office:value-type="string" office:string-value="Tübingen" calcext:value-type="string">
            <text:p>Tübingen</text:p>
          </table:table-cell>
          <table:table-cell table:formula="of:=['file:///home/phil/Concert_Mailer/Bookinglist/Booking_all.ods'#$'Baden Würtemberg'.B53:.G53]" office:value-type="string" office:string-value="Epplehaus" calcext:value-type="string">
            <text:p>Epplehaus</text:p>
          </table:table-cell>
          <table:table-cell table:formula="of:=['file:///home/phil/Concert_Mailer/Bookinglist/Booking_all.ods'#$'Baden Würtemberg'.C53:.H53]" office:value-type="string" office:string-value="Epplehaus" calcext:value-type="string">
            <text:p>Epplehaus</text:p>
          </table:table-cell>
          <table:table-cell table:formula="of:=['file:///home/phil/Concert_Mailer/Bookinglist/Booking_all.ods'#$'Baden Würtemberg'.D53:.I53]" office:value-type="string" office:string-value="epplehaus.de" calcext:value-type="string">
            <text:p>epplehaus.de</text:p>
          </table:table-cell>
          <table:table-cell table:formula="of:=['file:///home/phil/Concert_Mailer/Bookinglist/Booking_all.ods'#$'Baden Würtemberg'.E53:.J53]" office:value-type="float" office:value="0" calcext:value-type="float">
            <text:p/>
          </table:table-cell>
          <table:table-cell table:formula="of:=['file:///home/phil/Concert_Mailer/Bookinglist/Booking_all.ods'#$'Baden Würtemberg'.F53:.K53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54:.F54]" office:value-type="string" office:string-value="Tutlingen" calcext:value-type="string">
            <text:p>Tutlingen</text:p>
          </table:table-cell>
          <table:table-cell table:formula="of:=['file:///home/phil/Concert_Mailer/Bookinglist/Booking_all.ods'#$'Baden Würtemberg'.B54:.G54]" office:value-type="string" office:string-value="Phono" calcext:value-type="string">
            <text:p>Phono</text:p>
          </table:table-cell>
          <table:table-cell table:formula="of:=['file:///home/phil/Concert_Mailer/Bookinglist/Booking_all.ods'#$'Baden Würtemberg'.C54:.H54]" office:value-type="string" office:string-value="Phono" calcext:value-type="string">
            <text:p>Phono</text:p>
          </table:table-cell>
          <table:table-cell table:formula="of:=['file:///home/phil/Concert_Mailer/Bookinglist/Booking_all.ods'#$'Baden Würtemberg'.D54:.I54]" office:value-type="string" office:string-value="facebook.com/phonotuttlingen" calcext:value-type="string">
            <text:p>facebook.com/phonotuttlingen</text:p>
          </table:table-cell>
          <table:table-cell table:formula="of:=['file:///home/phil/Concert_Mailer/Bookinglist/Booking_all.ods'#$'Baden Würtemberg'.E54:.J54]" office:value-type="string" office:string-value="evang.JugendwerkTuttlingen@t-online.de" calcext:value-type="string">
            <text:p>evang.JugendwerkTuttlingen@t-online.de</text:p>
          </table:table-cell>
          <table:table-cell table:formula="of:=['file:///home/phil/Concert_Mailer/Bookinglist/Booking_all.ods'#$'Baden Würtemberg'.F54:.K54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55:.F55]" office:value-type="string" office:string-value="Tutlingen" calcext:value-type="string">
            <text:p>Tutlingen</text:p>
          </table:table-cell>
          <table:table-cell table:formula="of:=['file:///home/phil/Concert_Mailer/Bookinglist/Booking_all.ods'#$'Baden Würtemberg'.B55:.G55]" office:value-type="string" office:string-value="Rittergarten" calcext:value-type="string">
            <text:p>Rittergarten</text:p>
          </table:table-cell>
          <table:table-cell table:formula="of:=['file:///home/phil/Concert_Mailer/Bookinglist/Booking_all.ods'#$'Baden Würtemberg'.C55:.H55]" office:value-type="string" office:string-value="Rittergarten" calcext:value-type="string">
            <text:p>Rittergarten</text:p>
          </table:table-cell>
          <table:table-cell table:formula="of:=['file:///home/phil/Concert_Mailer/Bookinglist/Booking_all.ods'#$'Baden Würtemberg'.D55:.I55]" office:value-type="string" office:string-value="rittergarten.de" calcext:value-type="string">
            <text:p>rittergarten.de</text:p>
          </table:table-cell>
          <table:table-cell table:formula="of:=['file:///home/phil/Concert_Mailer/Bookinglist/Booking_all.ods'#$'Baden Würtemberg'.E55:.J55]" office:value-type="string" office:string-value="verein@rittergarten.de" calcext:value-type="string">
            <text:p>verein@rittergarten.de</text:p>
          </table:table-cell>
          <table:table-cell table:formula="of:=['file:///home/phil/Concert_Mailer/Bookinglist/Booking_all.ods'#$'Baden Würtemberg'.F55:.K55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56:.F56]" office:value-type="string" office:string-value="Ulm" calcext:value-type="string">
            <text:p>Ulm</text:p>
          </table:table-cell>
          <table:table-cell table:formula="of:=['file:///home/phil/Concert_Mailer/Bookinglist/Booking_all.ods'#$'Baden Würtemberg'.B56:.G56]" office:value-type="string" office:string-value="Beteigeuze" calcext:value-type="string">
            <text:p>Beteigeuze</text:p>
          </table:table-cell>
          <table:table-cell table:formula="of:=['file:///home/phil/Concert_Mailer/Bookinglist/Booking_all.ods'#$'Baden Würtemberg'.C56:.H56]" office:value-type="string" office:string-value="Beteigeuze" calcext:value-type="string">
            <text:p>Beteigeuze</text:p>
          </table:table-cell>
          <table:table-cell table:formula="of:=['file:///home/phil/Concert_Mailer/Bookinglist/Booking_all.ods'#$'Baden Würtemberg'.D56:.I56]" office:value-type="string" office:string-value="beteigeuze.npage.de" calcext:value-type="string">
            <text:p>beteigeuze.npage.de</text:p>
          </table:table-cell>
          <table:table-cell table:formula="of:=['file:///home/phil/Concert_Mailer/Bookinglist/Booking_all.ods'#$'Baden Würtemberg'.E56:.J56]" office:value-type="string" office:string-value="betei@gmx.com" calcext:value-type="string">
            <text:p>betei@gmx.com</text:p>
          </table:table-cell>
          <table:table-cell table:formula="of:=['file:///home/phil/Concert_Mailer/Bookinglist/Booking_all.ods'#$'Baden Würtemberg'.F56:.K56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57:.F57]" office:value-type="string" office:string-value="Ulm" calcext:value-type="string">
            <text:p>Ulm</text:p>
          </table:table-cell>
          <table:table-cell table:formula="of:=['file:///home/phil/Concert_Mailer/Bookinglist/Booking_all.ods'#$'Baden Würtemberg'.B57:.G57]" office:value-type="string" office:string-value="Cat" calcext:value-type="string">
            <text:p>Cat</text:p>
          </table:table-cell>
          <table:table-cell table:formula="of:=['file:///home/phil/Concert_Mailer/Bookinglist/Booking_all.ods'#$'Baden Würtemberg'.C57:.H57]" office:value-type="string" office:string-value="Cat" calcext:value-type="string">
            <text:p>Cat</text:p>
          </table:table-cell>
          <table:table-cell table:formula="of:=['file:///home/phil/Concert_Mailer/Bookinglist/Booking_all.ods'#$'Baden Würtemberg'.D57:.I57]" office:value-type="string" office:string-value="cat-ulm.de" calcext:value-type="string">
            <text:p>cat-ulm.de</text:p>
          </table:table-cell>
          <table:table-cell table:formula="of:=['file:///home/phil/Concert_Mailer/Bookinglist/Booking_all.ods'#$'Baden Würtemberg'.E57:.J57]" office:value-type="string" office:string-value="booking@cat-ulm.de" calcext:value-type="string">
            <text:p>booking@cat-ulm.de</text:p>
          </table:table-cell>
          <table:table-cell table:formula="of:=['file:///home/phil/Concert_Mailer/Bookinglist/Booking_all.ods'#$'Baden Würtemberg'.F57:.K57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58:.F58]" office:value-type="string" office:string-value="Ulm" calcext:value-type="string">
            <text:p>Ulm</text:p>
          </table:table-cell>
          <table:table-cell table:formula="of:=['file:///home/phil/Concert_Mailer/Bookinglist/Booking_all.ods'#$'Baden Würtemberg'.B58:.G58]" office:value-type="string" office:string-value="Club Action " calcext:value-type="string">
            <text:p>Club Action </text:p>
          </table:table-cell>
          <table:table-cell table:formula="of:=['file:///home/phil/Concert_Mailer/Bookinglist/Booking_all.ods'#$'Baden Würtemberg'.C58:.H58]" office:value-type="string" office:string-value="Florian" calcext:value-type="string">
            <text:p>Florian</text:p>
          </table:table-cell>
          <table:table-cell table:formula="of:=['file:///home/phil/Concert_Mailer/Bookinglist/Booking_all.ods'#$'Baden Würtemberg'.D58:.I58]" office:value-type="string" office:string-value="club-action.de" calcext:value-type="string">
            <text:p>club-action.de</text:p>
          </table:table-cell>
          <table:table-cell table:formula="of:=['file:///home/phil/Concert_Mailer/Bookinglist/Booking_all.ods'#$'Baden Würtemberg'.E58:.J58]" office:value-type="string" office:string-value="florian.haegele@club-action.de" calcext:value-type="string">
            <text:p>florian.haegele@club-action.de</text:p>
          </table:table-cell>
          <table:table-cell table:formula="of:=['file:///home/phil/Concert_Mailer/Bookinglist/Booking_all.ods'#$'Baden Würtemberg'.F58:.K58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59:.F59]" office:value-type="string" office:string-value="Ulm" calcext:value-type="string">
            <text:p>Ulm</text:p>
          </table:table-cell>
          <table:table-cell table:formula="of:=['file:///home/phil/Concert_Mailer/Bookinglist/Booking_all.ods'#$'Baden Würtemberg'.B59:.G59]" office:value-type="string" office:string-value="Club Schilli" calcext:value-type="string">
            <text:p>Club Schilli</text:p>
          </table:table-cell>
          <table:table-cell table:formula="of:=['file:///home/phil/Concert_Mailer/Bookinglist/Booking_all.ods'#$'Baden Würtemberg'.C59:.H59]" office:value-type="string" office:string-value="Club Schili" calcext:value-type="string">
            <text:p>Club Schili</text:p>
          </table:table-cell>
          <table:table-cell table:formula="of:=['file:///home/phil/Concert_Mailer/Bookinglist/Booking_all.ods'#$'Baden Würtemberg'.D59:.I59]" office:value-type="string" office:string-value="facebook.com/clubschilli" calcext:value-type="string">
            <text:p>facebook.com/clubschilli</text:p>
          </table:table-cell>
          <table:table-cell table:formula="of:=['file:///home/phil/Concert_Mailer/Bookinglist/Booking_all.ods'#$'Baden Würtemberg'.E59:.J59]" office:value-type="float" office:value="0" calcext:value-type="float">
            <text:p/>
          </table:table-cell>
          <table:table-cell table:formula="of:=['file:///home/phil/Concert_Mailer/Bookinglist/Booking_all.ods'#$'Baden Würtemberg'.F59:.K59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60:.F60]" office:value-type="string" office:string-value="Ulm" calcext:value-type="string">
            <text:p>Ulm</text:p>
          </table:table-cell>
          <table:table-cell table:formula="of:=['file:///home/phil/Concert_Mailer/Bookinglist/Booking_all.ods'#$'Baden Würtemberg'.B60:.G60]" office:value-type="string" office:string-value="Hexenhaus" calcext:value-type="string">
            <text:p>Hexenhaus</text:p>
          </table:table-cell>
          <table:table-cell table:formula="of:=['file:///home/phil/Concert_Mailer/Bookinglist/Booking_all.ods'#$'Baden Würtemberg'.C60:.H60]" office:value-type="string" office:string-value="Hexenhaus" calcext:value-type="string">
            <text:p>Hexenhaus</text:p>
          </table:table-cell>
          <table:table-cell table:formula="of:=['file:///home/phil/Concert_Mailer/Bookinglist/Booking_all.ods'#$'Baden Würtemberg'.D60:.I60]" office:value-type="string" office:string-value="hexenhaus-metal.de" calcext:value-type="string">
            <text:p>hexenhaus-metal.de</text:p>
          </table:table-cell>
          <table:table-cell table:formula="of:=['file:///home/phil/Concert_Mailer/Bookinglist/Booking_all.ods'#$'Baden Würtemberg'.E6:.J6]" office:value-type="string" office:string-value="info@komma.info" calcext:value-type="string">
            <text:p>info@komma.info</text:p>
          </table:table-cell>
          <table:table-cell table:formula="of:=['file:///home/phil/Concert_Mailer/Bookinglist/Booking_all.ods'#$'Baden Würtemberg'.F60:.K60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61:.F61]" office:value-type="string" office:string-value="Ulm" calcext:value-type="string">
            <text:p>Ulm</text:p>
          </table:table-cell>
          <table:table-cell table:formula="of:=['file:///home/phil/Concert_Mailer/Bookinglist/Booking_all.ods'#$'Baden Würtemberg'.B61:.G61]" office:value-type="string" office:string-value="Studentencafe" calcext:value-type="string">
            <text:p>Studentencafe</text:p>
          </table:table-cell>
          <table:table-cell table:formula="of:=['file:///home/phil/Concert_Mailer/Bookinglist/Booking_all.ods'#$'Baden Würtemberg'.C61:.H61]" office:value-type="string" office:string-value="Studentencafe" calcext:value-type="string">
            <text:p>Studentencafe</text:p>
          </table:table-cell>
          <table:table-cell table:formula="of:=['file:///home/phil/Concert_Mailer/Bookinglist/Booking_all.ods'#$'Baden Würtemberg'.D61:.I61]" office:value-type="string" office:string-value="studentencafe.de" calcext:value-type="string">
            <text:p>studentencafe.de</text:p>
          </table:table-cell>
          <table:table-cell table:formula="of:=['file:///home/phil/Concert_Mailer/Bookinglist/Booking_all.ods'#$'Baden Würtemberg'.E61:.J61]" office:value-type="string" office:string-value="bandbooking@studentencafe.de" calcext:value-type="string">
            <text:p>bandbooking@studentencafe.de</text:p>
          </table:table-cell>
          <table:table-cell table:formula="of:=['file:///home/phil/Concert_Mailer/Bookinglist/Booking_all.ods'#$'Baden Würtemberg'.F61:.K61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62:.F62]" office:value-type="string" office:string-value="Ulm" calcext:value-type="string">
            <text:p>Ulm</text:p>
          </table:table-cell>
          <table:table-cell table:formula="of:=['file:///home/phil/Concert_Mailer/Bookinglist/Booking_all.ods'#$'Baden Würtemberg'.B62:.G62]" office:value-type="string" office:string-value="Roxy" calcext:value-type="string">
            <text:p>Roxy</text:p>
          </table:table-cell>
          <table:table-cell table:formula="of:=['file:///home/phil/Concert_Mailer/Bookinglist/Booking_all.ods'#$'Baden Würtemberg'.C62:.H62]" office:value-type="string" office:string-value="Roxy" calcext:value-type="string">
            <text:p>Roxy</text:p>
          </table:table-cell>
          <table:table-cell table:formula="of:=['file:///home/phil/Concert_Mailer/Bookinglist/Booking_all.ods'#$'Baden Würtemberg'.D62:.I62]" office:value-type="string" office:string-value="roxy.ulm.de" calcext:value-type="string">
            <text:p>roxy.ulm.de</text:p>
          </table:table-cell>
          <table:table-cell/>
          <table:table-cell table:formula="of:=['file:///home/phil/Concert_Mailer/Bookinglist/Booking_all.ods'#$'Baden Würtemberg'.F62:.K62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63:.F63]" office:value-type="string" office:string-value="Weingarten" calcext:value-type="string">
            <text:p>Weingarten</text:p>
          </table:table-cell>
          <table:table-cell table:formula="of:=['file:///home/phil/Concert_Mailer/Bookinglist/Booking_all.ods'#$'Baden Würtemberg'.B63:.G63]" office:value-type="string" office:string-value="Alibi Cafe" calcext:value-type="string">
            <text:p>Alibi Cafe</text:p>
          </table:table-cell>
          <table:table-cell table:formula="of:=['file:///home/phil/Concert_Mailer/Bookinglist/Booking_all.ods'#$'Baden Würtemberg'.C63:.H63]" office:value-type="string" office:string-value="Alibi Cafe" calcext:value-type="string">
            <text:p>Alibi Cafe</text:p>
          </table:table-cell>
          <table:table-cell table:formula="of:=['file:///home/phil/Concert_Mailer/Bookinglist/Booking_all.ods'#$'Baden Würtemberg'.D63:.I63]" office:value-type="string" office:string-value="alibi-wgt.de" calcext:value-type="string">
            <text:p>alibi-wgt.de</text:p>
          </table:table-cell>
          <table:table-cell table:formula="of:=['file:///home/phil/Concert_Mailer/Bookinglist/Booking_all.ods'#$'Baden Würtemberg'.E63:.J63]" office:value-type="string" office:string-value="booking@alibi-wgt.de" calcext:value-type="string">
            <text:p>booking@alibi-wgt.de</text:p>
          </table:table-cell>
          <table:table-cell table:formula="of:=['file:///home/phil/Concert_Mailer/Bookinglist/Booking_all.ods'#$'Baden Würtemberg'.F63:.K63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64:.F64]" office:value-type="string" office:string-value="Weinheim" calcext:value-type="string">
            <text:p>Weinheim</text:p>
          </table:table-cell>
          <table:table-cell table:formula="of:=['file:///home/phil/Concert_Mailer/Bookinglist/Booking_all.ods'#$'Baden Würtemberg'.B64:.G64]" office:value-type="string" office:string-value="Cafe Central" calcext:value-type="string">
            <text:p>Cafe Central</text:p>
          </table:table-cell>
          <table:table-cell table:formula="of:=['file:///home/phil/Concert_Mailer/Bookinglist/Booking_all.ods'#$'Baden Würtemberg'.C64:.H64]" office:value-type="string" office:string-value="Cafe Central" calcext:value-type="string">
            <text:p>Cafe Central</text:p>
          </table:table-cell>
          <table:table-cell table:formula="of:=['file:///home/phil/Concert_Mailer/Bookinglist/Booking_all.ods'#$'Baden Würtemberg'.D64:.I64]" office:value-type="string" office:string-value="cafecentral.de" calcext:value-type="string">
            <text:p>cafecentral.de</text:p>
          </table:table-cell>
          <table:table-cell table:formula="of:=['file:///home/phil/Concert_Mailer/Bookinglist/Booking_all.ods'#$'Baden Würtemberg'.E64:.J64]" office:value-type="string" office:string-value="booking@cafecentral.de" calcext:value-type="string">
            <text:p>booking@cafecentral.de</text:p>
          </table:table-cell>
          <table:table-cell table:formula="of:=['file:///home/phil/Concert_Mailer/Bookinglist/Booking_all.ods'#$'Baden Würtemberg'.F64:.K64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65:.F65]" office:value-type="string" office:string-value="Villingen Schwenningen" calcext:value-type="string">
            <text:p>Villingen Schwenningen</text:p>
          </table:table-cell>
          <table:table-cell table:formula="of:=['file:///home/phil/Concert_Mailer/Bookinglist/Booking_all.ods'#$'Baden Würtemberg'.B65:.G65]" office:value-type="string" office:string-value="Delta" calcext:value-type="string">
            <text:p>Delta</text:p>
          </table:table-cell>
          <table:table-cell table:formula="of:=['file:///home/phil/Concert_Mailer/Bookinglist/Booking_all.ods'#$'Baden Würtemberg'.C65:.H65]" office:value-type="string" office:string-value="Delta" calcext:value-type="string">
            <text:p>Delta</text:p>
          </table:table-cell>
          <table:table-cell table:formula="of:=['file:///home/phil/Concert_Mailer/Bookinglist/Booking_all.ods'#$'Baden Würtemberg'.D65:.I65]" office:value-type="string" office:string-value="delta-the-animal-house.de" calcext:value-type="string">
            <text:p>delta-the-animal-house.de</text:p>
          </table:table-cell>
          <table:table-cell/>
          <table:table-cell table:formula="of:=['file:///home/phil/Concert_Mailer/Bookinglist/Booking_all.ods'#$'Baden Würtemberg'.F65:.K65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66:.F66]" office:value-type="string" office:string-value="Reutlingen" calcext:value-type="string">
            <text:p>Reutlingen</text:p>
          </table:table-cell>
          <table:table-cell table:formula="of:=['file:///home/phil/Concert_Mailer/Bookinglist/Booking_all.ods'#$'Baden Würtemberg'.B66:.G66]" office:value-type="string" office:string-value="Hades" calcext:value-type="string">
            <text:p>Hades</text:p>
          </table:table-cell>
          <table:table-cell table:formula="of:=['file:///home/phil/Concert_Mailer/Bookinglist/Booking_all.ods'#$'Baden Würtemberg'.C66:.H66]" office:value-type="string" office:string-value="Hades" calcext:value-type="string">
            <text:p>Hades</text:p>
          </table:table-cell>
          <table:table-cell table:formula="of:=['file:///home/phil/Concert_Mailer/Bookinglist/Booking_all.ods'#$'Baden Würtemberg'.D66:.I66]" office:value-type="string" office:string-value="facebook.com/HadesReutlingen" calcext:value-type="string">
            <text:p>facebook.com/HadesReutlingen</text:p>
          </table:table-cell>
          <table:table-cell/>
          <table:table-cell table:formula="of:=['file:///home/phil/Concert_Mailer/Bookinglist/Booking_all.ods'#$'Baden Würtemberg'.F66:.K66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67:.F67]" office:value-type="string" office:string-value="Stuttgart" calcext:value-type="string">
            <text:p>Stuttgart</text:p>
          </table:table-cell>
          <table:table-cell table:formula="of:=['file:///home/phil/Concert_Mailer/Bookinglist/Booking_all.ods'#$'Baden Würtemberg'.B67:.G67]" office:value-type="string" office:string-value="Zwölfzehn" calcext:value-type="string">
            <text:p>Zwölfzehn</text:p>
          </table:table-cell>
          <table:table-cell table:formula="of:=['file:///home/phil/Concert_Mailer/Bookinglist/Booking_all.ods'#$'Baden Würtemberg'.C67:.H67]" office:value-type="string" office:string-value="Zwölfzehn" calcext:value-type="string">
            <text:p>Zwölfzehn</text:p>
          </table:table-cell>
          <table:table-cell table:formula="of:=['file:///home/phil/Concert_Mailer/Bookinglist/Booking_all.ods'#$'Baden Würtemberg'.D67:.I67]" office:value-type="string" office:string-value="zwoelfzehn.club" calcext:value-type="string">
            <text:p>zwoelfzehn.club</text:p>
          </table:table-cell>
          <table:table-cell table:formula="of:=['file:///home/phil/Concert_Mailer/Bookinglist/Booking_all.ods'#$'Baden Würtemberg'.E67:.J67]" office:value-type="string" office:string-value="info@zwoelfzehn.de" calcext:value-type="string">
            <text:p>info@zwoelfzehn.de</text:p>
          </table:table-cell>
          <table:table-cell table:formula="of:=['file:///home/phil/Concert_Mailer/Bookinglist/Booking_all.ods'#$'Baden Würtemberg'.F67:.K67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68:.F68]" office:value-type="string" office:string-value="Schwäbisch Gmünd" calcext:value-type="string">
            <text:p>Schwäbisch Gmünd</text:p>
          </table:table-cell>
          <table:table-cell table:formula="of:=['file:///home/phil/Concert_Mailer/Bookinglist/Booking_all.ods'#$'Baden Würtemberg'.B68:.G68]" office:value-type="string" office:string-value="Esperanza" calcext:value-type="string">
            <text:p>Esperanza</text:p>
          </table:table-cell>
          <table:table-cell table:formula="of:=['file:///home/phil/Concert_Mailer/Bookinglist/Booking_all.ods'#$'Baden Würtemberg'.C68:.H68]" office:value-type="string" office:string-value="Esperanza" calcext:value-type="string">
            <text:p>Esperanza</text:p>
          </table:table-cell>
          <table:table-cell table:formula="of:=['file:///home/phil/Concert_Mailer/Bookinglist/Booking_all.ods'#$'Baden Würtemberg'.D68:.I68]" office:value-type="string" office:string-value="schwaebisch-gmuend.de/5642-Esperanza.html" calcext:value-type="string">
            <text:p>schwaebisch-gmuend.de/5642-Esperanza.html</text:p>
          </table:table-cell>
          <table:table-cell table:formula="of:=['file:///home/phil/Concert_Mailer/Bookinglist/Booking_all.ods'#$'Baden Würtemberg'.E68:.J68]" office:value-type="string" office:string-value="esperanza@goldmail.de" calcext:value-type="string">
            <text:p>esperanza@goldmail.de</text:p>
          </table:table-cell>
          <table:table-cell table:formula="of:=['file:///home/phil/Concert_Mailer/Bookinglist/Booking_all.ods'#$'Baden Würtemberg'.F68:.K68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69:.F69]" office:value-type="string" office:string-value="Heidelberg" calcext:value-type="string">
            <text:p>Heidelberg</text:p>
          </table:table-cell>
          <table:table-cell table:formula="of:=['file:///home/phil/Concert_Mailer/Bookinglist/Booking_all.ods'#$'Baden Würtemberg'.B69:.G69]" office:value-type="string" office:string-value="Karlstorbahnhof" calcext:value-type="string">
            <text:p>Karlstorbahnhof</text:p>
          </table:table-cell>
          <table:table-cell table:formula="of:=['file:///home/phil/Concert_Mailer/Bookinglist/Booking_all.ods'#$'Baden Würtemberg'.C69:.H69]" office:value-type="string" office:string-value="Karlstorbahnhof" calcext:value-type="string">
            <text:p>Karlstorbahnhof</text:p>
          </table:table-cell>
          <table:table-cell table:formula="of:=['file:///home/phil/Concert_Mailer/Bookinglist/Booking_all.ods'#$'Baden Würtemberg'.D69:.I69]" office:value-type="string" office:string-value="karlstorbahnhof.de" calcext:value-type="string">
            <text:p>karlstorbahnhof.de</text:p>
          </table:table-cell>
          <table:table-cell table:formula="of:=['file:///home/phil/Concert_Mailer/Bookinglist/Booking_all.ods'#$'Baden Würtemberg'.E69:.J69]" office:value-type="string" office:string-value="booking@karlstorbahnhof.de" calcext:value-type="string">
            <text:p>booking@karlstorbahnhof.de</text:p>
          </table:table-cell>
          <table:table-cell table:formula="of:=['file:///home/phil/Concert_Mailer/Bookinglist/Booking_all.ods'#$'Baden Würtemberg'.F69:.K69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70:.F70]" office:value-type="string" office:string-value="Königshofen" calcext:value-type="string">
            <text:p>Königshofen</text:p>
          </table:table-cell>
          <table:table-cell table:formula="of:=['file:///home/phil/Concert_Mailer/Bookinglist/Booking_all.ods'#$'Baden Würtemberg'.B70:.G70]" office:value-type="string" office:string-value="Kulturschock" calcext:value-type="string">
            <text:p>Kulturschock</text:p>
          </table:table-cell>
          <table:table-cell table:formula="of:=['file:///home/phil/Concert_Mailer/Bookinglist/Booking_all.ods'#$'Baden Würtemberg'.C70:.H70]" office:value-type="float" office:value="0" calcext:value-type="float">
            <text:p/>
          </table:table-cell>
          <table:table-cell table:formula="of:=['file:///home/phil/Concert_Mailer/Bookinglist/Booking_all.ods'#$'Baden Würtemberg'.D70:.I70]" office:value-type="float" office:value="0" calcext:value-type="float">
            <text:p/>
          </table:table-cell>
          <table:table-cell/>
          <table:table-cell table:formula="of:=['file:///home/phil/Concert_Mailer/Bookinglist/Booking_all.ods'#$'Baden Würtemberg'.F70:.K70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Baden Würtemberg'.A71:.F71]" office:value-type="string" office:string-value="Gaildorf" calcext:value-type="string">
            <text:p>Gaildorf</text:p>
          </table:table-cell>
          <table:table-cell table:formula="of:=['file:///home/phil/Concert_Mailer/Bookinglist/Booking_all.ods'#$'Baden Würtemberg'.B71:.G71]" office:value-type="string" office:string-value="Kulturcafe Gaildorf" calcext:value-type="string">
            <text:p>Kulturcafe Gaildorf</text:p>
          </table:table-cell>
          <table:table-cell table:formula="of:=['file:///home/phil/Concert_Mailer/Bookinglist/Booking_all.ods'#$'Baden Würtemberg'.C71:.H71]" office:value-type="float" office:value="0" calcext:value-type="float">
            <text:p/>
          </table:table-cell>
          <table:table-cell table:formula="of:=['file:///home/phil/Concert_Mailer/Bookinglist/Booking_all.ods'#$'Baden Würtemberg'.D71:.I71]" office:value-type="float" office:value="0" calcext:value-type="float">
            <text:p/>
          </table:table-cell>
          <table:table-cell table:formula="of:=['file:///home/phil/Concert_Mailer/Bookinglist/Booking_all.ods'#$'Baden Würtemberg'.E71:.J71]" office:value-type="string" office:string-value="uargh@kulturcafe-gaildorf.de" calcext:value-type="string">
            <text:p>uargh@kulturcafe-gaildorf.de</text:p>
          </table:table-cell>
          <table:table-cell table:formula="of:=['file:///home/phil/Concert_Mailer/Bookinglist/Booking_all.ods'#$'Baden Würtemberg'.F71:.K71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remen.A2:.F2]" office:value-type="string" office:string-value="Lagerhaus" calcext:value-type="string">
            <text:p>Lagerhaus</text:p>
          </table:table-cell>
          <table:table-cell table:formula="of:=['file:///home/phil/Concert_Mailer/Bookinglist/Booking_all.ods'#$Bremen.B2:.G2]" office:value-type="string" office:string-value="Bremen" calcext:value-type="string">
            <text:p>Bremen</text:p>
          </table:table-cell>
          <table:table-cell table:formula="of:=['file:///home/phil/Concert_Mailer/Bookinglist/Booking_all.ods'#$Bremen.C2:.H2]" office:value-type="string" office:string-value="Lagerhaus" calcext:value-type="string">
            <text:p>Lagerhaus</text:p>
          </table:table-cell>
          <table:table-cell table:formula="of:=['file:///home/phil/Concert_Mailer/Bookinglist/Booking_all.ods'#$Bremen.D2:.I2]" office:value-type="string" office:string-value="kulturzentrum-lagerhaus.de" calcext:value-type="string">
            <text:p>kulturzentrum-lagerhaus.de</text:p>
          </table:table-cell>
          <table:table-cell table:formula="of:=['file:///home/phil/Concert_Mailer/Bookinglist/Booking_all.ods'#$Bremen.E2:.J2]" office:value-type="string" office:string-value="info@kulturzentrum-lagerhaus.de" calcext:value-type="string">
            <text:p>info@kulturzentrum-lagerhaus.de</text:p>
          </table:table-cell>
          <table:table-cell table:formula="of:=['file:///home/phil/Concert_Mailer/Bookinglist/Booking_all.ods'#$Bremen.F2:.K2]" office:value-type="float" office:value="0" calcext:value-type="float">
            <text:p/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remen.A3:.F3]" office:value-type="string" office:string-value="Tower" calcext:value-type="string">
            <text:p>Tower</text:p>
          </table:table-cell>
          <table:table-cell table:formula="of:=['file:///home/phil/Concert_Mailer/Bookinglist/Booking_all.ods'#$Bremen.B3:.G3]" office:value-type="string" office:string-value="Bremen" calcext:value-type="string">
            <text:p>Bremen</text:p>
          </table:table-cell>
          <table:table-cell table:formula="of:=['file:///home/phil/Concert_Mailer/Bookinglist/Booking_all.ods'#$Bremen.C3:.H3]" office:value-type="string" office:string-value="Tower" calcext:value-type="string">
            <text:p>Tower</text:p>
          </table:table-cell>
          <table:table-cell table:formula="of:=['file:///home/phil/Concert_Mailer/Bookinglist/Booking_all.ods'#$Bremen.D3:.I3]" office:value-type="string" office:string-value="tower-bremen.de" calcext:value-type="string">
            <text:p>tower-bremen.de</text:p>
          </table:table-cell>
          <table:table-cell table:formula="of:=['file:///home/phil/Concert_Mailer/Bookinglist/Booking_all.ods'#$Bremen.E3:.J3]" office:value-type="string" office:string-value="info@tower-bremen.de" calcext:value-type="string">
            <text:p>info@tower-bremen.de</text:p>
          </table:table-cell>
          <table:table-cell table:formula="of:=['file:///home/phil/Concert_Mailer/Bookinglist/Booking_all.ods'#$Bremen.F3:.K3]" office:value-type="float" office:value="0" calcext:value-type="float">
            <text:p/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remen.A4:.F4]" office:value-type="string" office:string-value="Schlachthof" calcext:value-type="string">
            <text:p>Schlachthof</text:p>
          </table:table-cell>
          <table:table-cell table:formula="of:=['file:///home/phil/Concert_Mailer/Bookinglist/Booking_all.ods'#$Bremen.B4:.G4]" office:value-type="string" office:string-value="Bremen" calcext:value-type="string">
            <text:p>Bremen</text:p>
          </table:table-cell>
          <table:table-cell table:formula="of:=['file:///home/phil/Concert_Mailer/Bookinglist/Booking_all.ods'#$Bremen.C4:.H4]" office:value-type="string" office:string-value="Schlachthof" calcext:value-type="string">
            <text:p>Schlachthof</text:p>
          </table:table-cell>
          <table:table-cell table:formula="of:=['file:///home/phil/Concert_Mailer/Bookinglist/Booking_all.ods'#$Bremen.D4:.I4]" office:value-type="string" office:string-value="schlachthof-bremen.de" calcext:value-type="string">
            <text:p>schlachthof-bremen.de</text:p>
          </table:table-cell>
          <table:table-cell table:formula="of:=['file:///home/phil/Concert_Mailer/Bookinglist/Booking_all.ods'#$Bremen.E4:.J4]" office:value-type="string" office:string-value="info@schlachthof-bremen.de" calcext:value-type="string">
            <text:p>info@schlachthof-bremen.de</text:p>
          </table:table-cell>
          <table:table-cell table:formula="of:=['file:///home/phil/Concert_Mailer/Bookinglist/Booking_all.ods'#$Bremen.F4:.K4]" office:value-type="float" office:value="0" calcext:value-type="float">
            <text:p/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remen.A5:.F5]" office:value-type="string" office:string-value="Karo" calcext:value-type="string">
            <text:p>Karo</text:p>
          </table:table-cell>
          <table:table-cell table:formula="of:=['file:///home/phil/Concert_Mailer/Bookinglist/Booking_all.ods'#$Bremen.B5:.G5]" office:value-type="string" office:string-value="Bremen" calcext:value-type="string">
            <text:p>Bremen</text:p>
          </table:table-cell>
          <table:table-cell table:formula="of:=['file:///home/phil/Concert_Mailer/Bookinglist/Booking_all.ods'#$Bremen.C5:.H5]" office:value-type="string" office:string-value="Karo" calcext:value-type="string">
            <text:p>Karo</text:p>
          </table:table-cell>
          <table:table-cell table:formula="of:=['file:///home/phil/Concert_Mailer/Bookinglist/Booking_all.ods'#$Bremen.D5:.I5]" office:value-type="string" office:string-value="karo-bremen.de" calcext:value-type="string">
            <text:p>karo-bremen.de</text:p>
          </table:table-cell>
          <table:table-cell table:formula="of:=['file:///home/phil/Concert_Mailer/Bookinglist/Booking_all.ods'#$Bremen.E5:.J5]" office:value-type="string" office:string-value="karo@karo-bremen.de" calcext:value-type="string">
            <text:p>karo@karo-bremen.de</text:p>
          </table:table-cell>
          <table:table-cell table:formula="of:=['file:///home/phil/Concert_Mailer/Bookinglist/Booking_all.ods'#$Bremen.F5:.K5]" office:value-type="float" office:value="0" calcext:value-type="float">
            <text:p/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remen.A6:.F6]" office:value-type="string" office:string-value="Karo" calcext:value-type="string">
            <text:p>Karo</text:p>
          </table:table-cell>
          <table:table-cell table:formula="of:=['file:///home/phil/Concert_Mailer/Bookinglist/Booking_all.ods'#$Bremen.B6:.G6]" office:value-type="string" office:string-value="Bremen" calcext:value-type="string">
            <text:p>Bremen</text:p>
          </table:table-cell>
          <table:table-cell table:formula="of:=['file:///home/phil/Concert_Mailer/Bookinglist/Booking_all.ods'#$Bremen.C6:.H6]" office:value-type="string" office:string-value="Thielo, Hallo Karo" calcext:value-type="string">
            <text:p>Thielo, Hallo Karo</text:p>
          </table:table-cell>
          <table:table-cell table:formula="of:=['file:///home/phil/Concert_Mailer/Bookinglist/Booking_all.ods'#$Bremen.D6:.I6]" office:value-type="string" office:string-value="karo-bremen.de" calcext:value-type="string">
            <text:p>karo-bremen.de</text:p>
          </table:table-cell>
          <table:table-cell table:formula="of:=['file:///home/phil/Concert_Mailer/Bookinglist/Booking_all.ods'#$Bremen.E6:.J6]" office:value-type="string" office:string-value="thielo@karo-bremen.de" calcext:value-type="string">
            <text:p>thielo@karo-bremen.de</text:p>
          </table:table-cell>
          <table:table-cell table:formula="of:=['file:///home/phil/Concert_Mailer/Bookinglist/Booking_all.ods'#$Bremen.F6:.K6]" office:value-type="float" office:value="0" calcext:value-type="float">
            <text:p/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remen.A7:.F7]" office:value-type="string" office:string-value="Römer" calcext:value-type="string">
            <text:p>Römer</text:p>
          </table:table-cell>
          <table:table-cell table:formula="of:=['file:///home/phil/Concert_Mailer/Bookinglist/Booking_all.ods'#$Bremen.B7:.G7]" office:value-type="string" office:string-value="Bremen" calcext:value-type="string">
            <text:p>Bremen</text:p>
          </table:table-cell>
          <table:table-cell table:formula="of:=['file:///home/phil/Concert_Mailer/Bookinglist/Booking_all.ods'#$Bremen.C7:.H7]" office:value-type="string" office:string-value="Römer" calcext:value-type="string">
            <text:p>Römer</text:p>
          </table:table-cell>
          <table:table-cell table:formula="of:=['file:///home/phil/Concert_Mailer/Bookinglist/Booking_all.ods'#$Bremen.D7:.I7]" office:value-type="string" office:string-value="roemer-bremen.de" calcext:value-type="string">
            <text:p>roemer-bremen.de</text:p>
          </table:table-cell>
          <table:table-cell table:formula="of:=['file:///home/phil/Concert_Mailer/Bookinglist/Booking_all.ods'#$Bremen.E7:.J7]" office:value-type="string" office:string-value="hello@roemer-bremen.de" calcext:value-type="string">
            <text:p>hello@roemer-bremen.de</text:p>
          </table:table-cell>
          <table:table-cell table:formula="of:=['file:///home/phil/Concert_Mailer/Bookinglist/Booking_all.ods'#$Bremen.F7:.K7]" office:value-type="string" office:string-value="0174/1630669" calcext:value-type="string">
            <text:p>0174/1630669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2:.I2]" office:value-type="string" office:string-value="Chemnitz" calcext:value-type="string">
            <text:p>Chemnitz</text:p>
          </table:table-cell>
          <table:table-cell table:formula="of:=['file:///home/phil/Concert_Mailer/Bookinglist/Booking_all.ods'#$Sachsen.B2:.J2]" office:value-type="string" office:string-value="Ajz" calcext:value-type="string">
            <text:p>Ajz</text:p>
          </table:table-cell>
          <table:table-cell table:formula="of:=['file:///home/phil/Concert_Mailer/Bookinglist/Booking_all.ods'#$Sachsen.C2:.K2]" office:value-type="string" office:string-value="Ajz" calcext:value-type="string">
            <text:p>Ajz</text:p>
          </table:table-cell>
          <table:table-cell table:formula="of:=['file:///home/phil/Concert_Mailer/Bookinglist/Booking_all.ods'#$Sachsen.D2:.L2]" office:value-type="string" office:string-value="ajz-chemnitz.de" calcext:value-type="string">
            <text:p>ajz-chemnitz.de</text:p>
          </table:table-cell>
          <table:table-cell table:formula="of:=['file:///home/phil/Concert_Mailer/Bookinglist/Booking_all.ods'#$Sachsen.E2:.M2]" office:value-type="string" office:string-value="konzerte@ajz.de" calcext:value-type="string">
            <text:p>konzerte@ajz.de</text:p>
          </table:table-cell>
          <table:table-cell table:formula="of:=['file:///home/phil/Concert_Mailer/Bookinglist/Booking_all.ods'#$Sachsen.F2:.N2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3:.I3]" office:value-type="string" office:string-value="Chemnitz" calcext:value-type="string">
            <text:p>Chemnitz</text:p>
          </table:table-cell>
          <table:table-cell table:formula="of:=['file:///home/phil/Concert_Mailer/Bookinglist/Booking_all.ods'#$Sachsen.B3:.J3]" office:value-type="string" office:string-value="Subway To Peter" calcext:value-type="string">
            <text:p>Subway To Peter</text:p>
          </table:table-cell>
          <table:table-cell table:formula="of:=['file:///home/phil/Concert_Mailer/Bookinglist/Booking_all.ods'#$Sachsen.C3:.K3]" office:value-type="string" office:string-value="Peter" calcext:value-type="string">
            <text:p>Peter</text:p>
          </table:table-cell>
          <table:table-cell table:formula="of:=['file:///home/phil/Concert_Mailer/Bookinglist/Booking_all.ods'#$Sachsen.D3:.L3]" office:value-type="string" office:string-value="subwaytopeter.de" calcext:value-type="string">
            <text:p>subwaytopeter.de</text:p>
          </table:table-cell>
          <table:table-cell table:formula="of:=['file:///home/phil/Concert_Mailer/Bookinglist/Booking_all.ods'#$Sachsen.E3:.M3]" office:value-type="string" office:string-value="office@subwaytopeter.de" calcext:value-type="string">
            <text:p>office@subwaytopeter.de</text:p>
          </table:table-cell>
          <table:table-cell table:formula="of:=['file:///home/phil/Concert_Mailer/Bookinglist/Booking_all.ods'#$Sachsen.F3:.N3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4:.I4]" office:value-type="string" office:string-value="Chemnitz" calcext:value-type="string">
            <text:p>Chemnitz</text:p>
          </table:table-cell>
          <table:table-cell table:formula="of:=['file:///home/phil/Concert_Mailer/Bookinglist/Booking_all.ods'#$Sachsen.B4:.J4]" office:value-type="string" office:string-value="Südbahnhof" calcext:value-type="string">
            <text:p>Südbahnhof</text:p>
          </table:table-cell>
          <table:table-cell table:formula="of:=['file:///home/phil/Concert_Mailer/Bookinglist/Booking_all.ods'#$Sachsen.C4:.K4]" office:value-type="string" office:string-value="Südbahnhof" calcext:value-type="string">
            <text:p>Südbahnhof</text:p>
          </table:table-cell>
          <table:table-cell table:formula="of:=['file:///home/phil/Concert_Mailer/Bookinglist/Booking_all.ods'#$Sachsen.D4:.L4]" office:value-type="string" office:string-value="suedbahnhofchemnitz.de" calcext:value-type="string">
            <text:p>suedbahnhofchemnitz.de</text:p>
          </table:table-cell>
          <table:table-cell table:formula="of:=['file:///home/phil/Concert_Mailer/Bookinglist/Booking_all.ods'#$Sachsen.E4:.M4]" office:value-type="string" office:string-value="info@suedbahnhofchemnitz.de" calcext:value-type="string">
            <text:p>info@suedbahnhofchemnitz.de</text:p>
          </table:table-cell>
          <table:table-cell table:formula="of:=['file:///home/phil/Concert_Mailer/Bookinglist/Booking_all.ods'#$Sachsen.F4:.N4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5:.I5]" office:value-type="string" office:string-value="Chemnitz" calcext:value-type="string">
            <text:p>Chemnitz</text:p>
          </table:table-cell>
          <table:table-cell table:formula="of:=['file:///home/phil/Concert_Mailer/Bookinglist/Booking_all.ods'#$Sachsen.B5:.J5]" office:value-type="string" office:string-value="Südbahnhof" calcext:value-type="string">
            <text:p>Südbahnhof</text:p>
          </table:table-cell>
          <table:table-cell table:formula="of:=['file:///home/phil/Concert_Mailer/Bookinglist/Booking_all.ods'#$Sachsen.C5:.K5]" office:value-type="string" office:string-value="Klaus" calcext:value-type="string">
            <text:p>Klaus</text:p>
          </table:table-cell>
          <table:table-cell table:formula="of:=['file:///home/phil/Concert_Mailer/Bookinglist/Booking_all.ods'#$Sachsen.D5:.L5]" office:value-type="string" office:string-value="suedbahnhofchemnitz.de" calcext:value-type="string">
            <text:p>suedbahnhofchemnitz.de</text:p>
          </table:table-cell>
          <table:table-cell table:formula="of:=['file:///home/phil/Concert_Mailer/Bookinglist/Booking_all.ods'#$Sachsen.E5:.M5]" office:value-type="string" office:string-value="klaus@suedbahnhofchemnitz.de" calcext:value-type="string">
            <text:p>klaus@suedbahnhofchemnitz.de</text:p>
          </table:table-cell>
          <table:table-cell table:formula="of:=['file:///home/phil/Concert_Mailer/Bookinglist/Booking_all.ods'#$Sachsen.F5:.N5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6:.I6]" office:value-type="string" office:string-value="Dresden" calcext:value-type="string">
            <text:p>Dresden</text:p>
          </table:table-cell>
          <table:table-cell table:formula="of:=['file:///home/phil/Concert_Mailer/Bookinglist/Booking_all.ods'#$Sachsen.B6:.J6]" office:value-type="string" office:string-value="Chemiefabrik " calcext:value-type="string">
            <text:p>Chemiefabrik </text:p>
          </table:table-cell>
          <table:table-cell table:formula="of:=['file:///home/phil/Concert_Mailer/Bookinglist/Booking_all.ods'#$Sachsen.C6:.K6]" office:value-type="string" office:string-value="Chemiefabrik" calcext:value-type="string">
            <text:p>Chemiefabrik</text:p>
          </table:table-cell>
          <table:table-cell table:formula="of:=['file:///home/phil/Concert_Mailer/Bookinglist/Booking_all.ods'#$Sachsen.D6:.L6]" office:value-type="string" office:string-value="chemiefabrik.info" calcext:value-type="string">
            <text:p>chemiefabrik.info</text:p>
          </table:table-cell>
          <table:table-cell table:formula="of:=['file:///home/phil/Concert_Mailer/Bookinglist/Booking_all.ods'#$Sachsen.E6:.M6]" office:value-type="string" office:string-value="Fred_Adrett@gmx.de" calcext:value-type="string">
            <text:p>Fred_Adrett@gmx.de</text:p>
          </table:table-cell>
          <table:table-cell table:formula="of:=['file:///home/phil/Concert_Mailer/Bookinglist/Booking_all.ods'#$Sachsen.F6:.N6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7:.I7]" office:value-type="string" office:string-value="Dresden" calcext:value-type="string">
            <text:p>Dresden</text:p>
          </table:table-cell>
          <table:table-cell table:formula="of:=['file:///home/phil/Concert_Mailer/Bookinglist/Booking_all.ods'#$Sachsen.B7:.J7]" office:value-type="string" office:string-value="Chemiefabrik " calcext:value-type="string">
            <text:p>Chemiefabrik </text:p>
          </table:table-cell>
          <table:table-cell table:formula="of:=['file:///home/phil/Concert_Mailer/Bookinglist/Booking_all.ods'#$Sachsen.C7:.K7]" office:value-type="string" office:string-value="Chemiefabrik" calcext:value-type="string">
            <text:p>Chemiefabrik</text:p>
          </table:table-cell>
          <table:table-cell table:formula="of:=['file:///home/phil/Concert_Mailer/Bookinglist/Booking_all.ods'#$Sachsen.D7:.L7]" office:value-type="string" office:string-value="chemiefabrik.info" calcext:value-type="string">
            <text:p>chemiefabrik.info</text:p>
          </table:table-cell>
          <table:table-cell table:formula="of:=['file:///home/phil/Concert_Mailer/Bookinglist/Booking_all.ods'#$Sachsen.E7:.M7]" office:value-type="string" office:string-value="mario@chemiefabrik.info" calcext:value-type="string">
            <text:p>mario@chemiefabrik.info</text:p>
          </table:table-cell>
          <table:table-cell table:formula="of:=['file:///home/phil/Concert_Mailer/Bookinglist/Booking_all.ods'#$Sachsen.F7:.N7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8:.I8]" office:value-type="string" office:string-value="Dresden" calcext:value-type="string">
            <text:p>Dresden</text:p>
          </table:table-cell>
          <table:table-cell table:formula="of:=['file:///home/phil/Concert_Mailer/Bookinglist/Booking_all.ods'#$Sachsen.B8:.J8]" office:value-type="string" office:string-value="Club Novitatis" calcext:value-type="string">
            <text:p>Club Novitatis</text:p>
          </table:table-cell>
          <table:table-cell table:formula="of:=['file:///home/phil/Concert_Mailer/Bookinglist/Booking_all.ods'#$Sachsen.C8:.K8]" office:value-type="string" office:string-value="Novitatis" calcext:value-type="string">
            <text:p>Novitatis</text:p>
          </table:table-cell>
          <table:table-cell table:formula="of:=['file:///home/phil/Concert_Mailer/Bookinglist/Booking_all.ods'#$Sachsen.D8:.L8]" office:value-type="string" office:string-value="novitatis.de" calcext:value-type="string">
            <text:p>novitatis.de</text:p>
          </table:table-cell>
          <table:table-cell table:formula="of:=['file:///home/phil/Concert_Mailer/Bookinglist/Booking_all.ods'#$Sachsen.E8:.M8]" office:value-type="string" office:string-value="kontakt@novitatis.de" calcext:value-type="string">
            <text:p>kontakt@novitatis.de</text:p>
          </table:table-cell>
          <table:table-cell table:formula="of:=['file:///home/phil/Concert_Mailer/Bookinglist/Booking_all.ods'#$Sachsen.F8:.N8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9:.I9]" office:value-type="string" office:string-value="Dresden" calcext:value-type="string">
            <text:p>Dresden</text:p>
          </table:table-cell>
          <table:table-cell table:formula="of:=['file:///home/phil/Concert_Mailer/Bookinglist/Booking_all.ods'#$Sachsen.B9:.J9]" office:value-type="string" office:string-value="Club Puschkin" calcext:value-type="string">
            <text:p>Club Puschkin</text:p>
          </table:table-cell>
          <table:table-cell table:formula="of:=['file:///home/phil/Concert_Mailer/Bookinglist/Booking_all.ods'#$Sachsen.C9:.K9]" office:value-type="string" office:string-value="Club Puschkin" calcext:value-type="string">
            <text:p>Club Puschkin</text:p>
          </table:table-cell>
          <table:table-cell table:formula="of:=['file:///home/phil/Concert_Mailer/Bookinglist/Booking_all.ods'#$Sachsen.D9:.L9]" office:value-type="string" office:string-value="clubpuschkin.info" calcext:value-type="string">
            <text:p>clubpuschkin.info</text:p>
          </table:table-cell>
          <table:table-cell table:formula="of:=['file:///home/phil/Concert_Mailer/Bookinglist/Booking_all.ods'#$Sachsen.E9:.M9]" office:value-type="string" office:string-value="booking@clubpuschkin.de" calcext:value-type="string">
            <text:p>booking@clubpuschkin.de</text:p>
          </table:table-cell>
          <table:table-cell table:formula="of:=['file:///home/phil/Concert_Mailer/Bookinglist/Booking_all.ods'#$Sachsen.F9:.N9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10:.I10]" office:value-type="string" office:string-value="Dresden" calcext:value-type="string">
            <text:p>Dresden</text:p>
          </table:table-cell>
          <table:table-cell table:formula="of:=['file:///home/phil/Concert_Mailer/Bookinglist/Booking_all.ods'#$Sachsen.B10:.J10]" office:value-type="string" office:string-value="Groove Station " calcext:value-type="string">
            <text:p>Groove Station </text:p>
          </table:table-cell>
          <table:table-cell table:formula="of:=['file:///home/phil/Concert_Mailer/Bookinglist/Booking_all.ods'#$Sachsen.C10:.K10]" office:value-type="string" office:string-value="Groove Station" calcext:value-type="string">
            <text:p>Groove Station</text:p>
          </table:table-cell>
          <table:table-cell table:formula="of:=['file:///home/phil/Concert_Mailer/Bookinglist/Booking_all.ods'#$Sachsen.D10:.L10]" office:value-type="string" office:string-value="groovestation.de" calcext:value-type="string">
            <text:p>groovestation.de</text:p>
          </table:table-cell>
          <table:table-cell table:formula="of:=['file:///home/phil/Concert_Mailer/Bookinglist/Booking_all.ods'#$Sachsen.E1:.M1]" office:value-type="string" office:string-value="Mail" calcext:value-type="string">
            <text:p>Mail</text:p>
          </table:table-cell>
          <table:table-cell table:formula="of:=['file:///home/phil/Concert_Mailer/Bookinglist/Booking_all.ods'#$Sachsen.F10:.N10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11:.I11]" office:value-type="string" office:string-value="Dresden" calcext:value-type="string">
            <text:p>Dresden</text:p>
          </table:table-cell>
          <table:table-cell table:formula="of:=['file:///home/phil/Concert_Mailer/Bookinglist/Booking_all.ods'#$Sachsen.B11:.J11]" office:value-type="string" office:string-value="Heavy Duty" calcext:value-type="string">
            <text:p>Heavy Duty</text:p>
          </table:table-cell>
          <table:table-cell table:formula="of:=['file:///home/phil/Concert_Mailer/Bookinglist/Booking_all.ods'#$Sachsen.C11:.K11]" office:value-type="string" office:string-value="Heavy Duty" calcext:value-type="string">
            <text:p>Heavy Duty</text:p>
          </table:table-cell>
          <table:table-cell table:formula="of:=['file:///home/phil/Concert_Mailer/Bookinglist/Booking_all.ods'#$Sachsen.D11:.L11]" office:value-type="string" office:string-value="heavyduty-dresden.de" calcext:value-type="string">
            <text:p>heavyduty-dresden.de</text:p>
          </table:table-cell>
          <table:table-cell table:formula="of:=['file:///home/phil/Concert_Mailer/Bookinglist/Booking_all.ods'#$Sachsen.E11:.M11]" office:value-type="string" office:string-value="willi.iris@t-online.de" calcext:value-type="string">
            <text:p>willi.iris@t-online.de</text:p>
          </table:table-cell>
          <table:table-cell table:formula="of:=['file:///home/phil/Concert_Mailer/Bookinglist/Booking_all.ods'#$Sachsen.F11:.N11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12:.I12]" office:value-type="string" office:string-value="Dresden" calcext:value-type="string">
            <text:p>Dresden</text:p>
          </table:table-cell>
          <table:table-cell table:formula="of:=['file:///home/phil/Concert_Mailer/Bookinglist/Booking_all.ods'#$Sachsen.B12:.J12]" office:value-type="string" office:string-value="Jugendhaus Roter Baum" calcext:value-type="string">
            <text:p>Jugendhaus Roter Baum</text:p>
          </table:table-cell>
          <table:table-cell table:formula="of:=['file:///home/phil/Concert_Mailer/Bookinglist/Booking_all.ods'#$Sachsen.C12:.K12]" office:value-type="string" office:string-value="Jugendhaus Roter Baum" calcext:value-type="string">
            <text:p>Jugendhaus Roter Baum</text:p>
          </table:table-cell>
          <table:table-cell table:formula="of:=['file:///home/phil/Concert_Mailer/Bookinglist/Booking_all.ods'#$Sachsen.D12:.L12]" office:value-type="string" office:string-value="roter-baum.de" calcext:value-type="string">
            <text:p>roter-baum.de</text:p>
          </table:table-cell>
          <table:table-cell table:formula="of:=['file:///home/phil/Concert_Mailer/Bookinglist/Booking_all.ods'#$Sachsen.E12:.M12]" office:value-type="string" office:string-value="info@roter-baum.de" calcext:value-type="string">
            <text:p>info@roter-baum.de</text:p>
          </table:table-cell>
          <table:table-cell table:formula="of:=['file:///home/phil/Concert_Mailer/Bookinglist/Booking_all.ods'#$Sachsen.F12:.N12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13:.I13]" office:value-type="string" office:string-value="Dresden" calcext:value-type="string">
            <text:p>Dresden</text:p>
          </table:table-cell>
          <table:table-cell table:formula="of:=['file:///home/phil/Concert_Mailer/Bookinglist/Booking_all.ods'#$Sachsen.B13:.J13]" office:value-type="string" office:string-value="Jugendhaus Roter Baum" calcext:value-type="string">
            <text:p>Jugendhaus Roter Baum</text:p>
          </table:table-cell>
          <table:table-cell table:formula="of:=['file:///home/phil/Concert_Mailer/Bookinglist/Booking_all.ods'#$Sachsen.C13:.K13]" office:value-type="string" office:string-value="Schoisaal" calcext:value-type="string">
            <text:p>Schoisaal</text:p>
          </table:table-cell>
          <table:table-cell table:formula="of:=['file:///home/phil/Concert_Mailer/Bookinglist/Booking_all.ods'#$Sachsen.D13:.L13]" office:value-type="string" office:string-value="-" calcext:value-type="string">
            <text:p>-</text:p>
          </table:table-cell>
          <table:table-cell table:formula="of:=['file:///home/phil/Concert_Mailer/Bookinglist/Booking_all.ods'#$Sachsen.E13:.M13]" office:value-type="string" office:string-value="schoisaal-booking@gmx.de" calcext:value-type="string">
            <text:p>schoisaal-booking@gmx.de</text:p>
          </table:table-cell>
          <table:table-cell table:formula="of:=['file:///home/phil/Concert_Mailer/Bookinglist/Booking_all.ods'#$Sachsen.F13:.N13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14:.I14]" office:value-type="string" office:string-value="Dresden" calcext:value-type="string">
            <text:p>Dresden</text:p>
          </table:table-cell>
          <table:table-cell table:formula="of:=['file:///home/phil/Concert_Mailer/Bookinglist/Booking_all.ods'#$Sachsen.B14:.J14]" office:value-type="string" office:string-value="Katys Garage" calcext:value-type="string">
            <text:p>Katys Garage</text:p>
          </table:table-cell>
          <table:table-cell table:formula="of:=['file:///home/phil/Concert_Mailer/Bookinglist/Booking_all.ods'#$Sachsen.C14:.K14]" office:value-type="string" office:string-value="Katys" calcext:value-type="string">
            <text:p>Katys</text:p>
          </table:table-cell>
          <table:table-cell table:formula="of:=['file:///home/phil/Concert_Mailer/Bookinglist/Booking_all.ods'#$Sachsen.D14:.L14]" office:value-type="string" office:string-value="katysgarage.de" calcext:value-type="string">
            <text:p>katysgarage.de</text:p>
          </table:table-cell>
          <table:table-cell/>
          <table:table-cell table:formula="of:=['file:///home/phil/Concert_Mailer/Bookinglist/Booking_all.ods'#$Sachsen.F14:.N14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15:.I15]" office:value-type="string" office:string-value="Dresden" calcext:value-type="string">
            <text:p>Dresden</text:p>
          </table:table-cell>
          <table:table-cell table:formula="of:=['file:///home/phil/Concert_Mailer/Bookinglist/Booking_all.ods'#$Sachsen.B15:.J15]" office:value-type="string" office:string-value="Ostpol" calcext:value-type="string">
            <text:p>Ostpol</text:p>
          </table:table-cell>
          <table:table-cell table:formula="of:=['file:///home/phil/Concert_Mailer/Bookinglist/Booking_all.ods'#$Sachsen.C15:.K15]" office:value-type="string" office:string-value="Ost-Pol" calcext:value-type="string">
            <text:p>Ost-Pol</text:p>
          </table:table-cell>
          <table:table-cell table:formula="of:=['file:///home/phil/Concert_Mailer/Bookinglist/Booking_all.ods'#$Sachsen.D15:.L15]" office:value-type="string" office:string-value="ost-pol.de" calcext:value-type="string">
            <text:p>ost-pol.de</text:p>
          </table:table-cell>
          <table:table-cell table:formula="of:=['file:///home/phil/Concert_Mailer/Bookinglist/Booking_all.ods'#$Sachsen.E15:.M15]" office:value-type="string" office:string-value="ostpolbooking@gmx.de" calcext:value-type="string">
            <text:p>ostpolbooking@gmx.de</text:p>
          </table:table-cell>
          <table:table-cell table:formula="of:=['file:///home/phil/Concert_Mailer/Bookinglist/Booking_all.ods'#$Sachsen.F15:.N15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16:.I16]" office:value-type="string" office:string-value="Dresden" calcext:value-type="string">
            <text:p>Dresden</text:p>
          </table:table-cell>
          <table:table-cell table:formula="of:=['file:///home/phil/Concert_Mailer/Bookinglist/Booking_all.ods'#$Sachsen.B16:.J16]" office:value-type="string" office:string-value="Rosis Amüsierlokal" calcext:value-type="string">
            <text:p>Rosis Amüsierlokal</text:p>
          </table:table-cell>
          <table:table-cell table:formula="of:=['file:///home/phil/Concert_Mailer/Bookinglist/Booking_all.ods'#$Sachsen.C16:.K16]" office:value-type="string" office:string-value="Rosis" calcext:value-type="string">
            <text:p>Rosis</text:p>
          </table:table-cell>
          <table:table-cell table:formula="of:=['file:///home/phil/Concert_Mailer/Bookinglist/Booking_all.ods'#$Sachsen.D16:.L16]" office:value-type="string" office:string-value="rosis-dresden.de" calcext:value-type="string">
            <text:p>rosis-dresden.de</text:p>
          </table:table-cell>
          <table:table-cell/>
          <table:table-cell table:formula="of:=['file:///home/phil/Concert_Mailer/Bookinglist/Booking_all.ods'#$Sachsen.F16:.N16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17:.I17]" office:value-type="string" office:string-value="Dresden" calcext:value-type="string">
            <text:p>Dresden</text:p>
          </table:table-cell>
          <table:table-cell table:formula="of:=['file:///home/phil/Concert_Mailer/Bookinglist/Booking_all.ods'#$Sachsen.B17:.J17]" office:value-type="string" office:string-value="Sabotage" calcext:value-type="string">
            <text:p>Sabotage</text:p>
          </table:table-cell>
          <table:table-cell table:formula="of:=['file:///home/phil/Concert_Mailer/Bookinglist/Booking_all.ods'#$Sachsen.C17:.K17]" office:value-type="string" office:string-value="Sabotage" calcext:value-type="string">
            <text:p>Sabotage</text:p>
          </table:table-cell>
          <table:table-cell table:formula="of:=['file:///home/phil/Concert_Mailer/Bookinglist/Booking_all.ods'#$Sachsen.D17:.L17]" office:value-type="string" office:string-value="sabotage-dresden.de" calcext:value-type="string">
            <text:p>sabotage-dresden.de</text:p>
          </table:table-cell>
          <table:table-cell/>
          <table:table-cell table:formula="of:=['file:///home/phil/Concert_Mailer/Bookinglist/Booking_all.ods'#$Sachsen.F17:.N17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18:.I18]" office:value-type="string" office:string-value="Dresden" calcext:value-type="string">
            <text:p>Dresden</text:p>
          </table:table-cell>
          <table:table-cell table:formula="of:=['file:///home/phil/Concert_Mailer/Bookinglist/Booking_all.ods'#$Sachsen.B18:.J18]" office:value-type="string" office:string-value="Sabotage" calcext:value-type="string">
            <text:p>Sabotage</text:p>
          </table:table-cell>
          <table:table-cell table:formula="of:=['file:///home/phil/Concert_Mailer/Bookinglist/Booking_all.ods'#$Sachsen.C18:.K18]" office:value-type="string" office:string-value="Lucas, Hallo Sabotage" calcext:value-type="string">
            <text:p>Lucas, Hallo Sabotage</text:p>
          </table:table-cell>
          <table:table-cell table:formula="of:=['file:///home/phil/Concert_Mailer/Bookinglist/Booking_all.ods'#$Sachsen.D18:.L18]" office:value-type="string" office:string-value="sabotage-dresden.de" calcext:value-type="string">
            <text:p>sabotage-dresden.de</text:p>
          </table:table-cell>
          <table:table-cell table:formula="of:=['file:///home/phil/Concert_Mailer/Bookinglist/Booking_all.ods'#$Sachsen.E18:.M18]" office:value-type="string" office:string-value="usu_booking@gmx.de" calcext:value-type="string">
            <text:p>usu_booking@gmx.de</text:p>
          </table:table-cell>
          <table:table-cell table:formula="of:=['file:///home/phil/Concert_Mailer/Bookinglist/Booking_all.ods'#$Sachsen.F18:.N18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19:.I19]" office:value-type="string" office:string-value="Dresden" calcext:value-type="string">
            <text:p>Dresden</text:p>
          </table:table-cell>
          <table:table-cell table:formula="of:=['file:///home/phil/Concert_Mailer/Bookinglist/Booking_all.ods'#$Sachsen.B19:.J19]" office:value-type="string" office:string-value="Tante Ju" calcext:value-type="string">
            <text:p>Tante Ju</text:p>
          </table:table-cell>
          <table:table-cell table:formula="of:=['file:///home/phil/Concert_Mailer/Bookinglist/Booking_all.ods'#$Sachsen.C19:.K19]" office:value-type="string" office:string-value="Tante Ju" calcext:value-type="string">
            <text:p>Tante Ju</text:p>
          </table:table-cell>
          <table:table-cell table:formula="of:=['file:///home/phil/Concert_Mailer/Bookinglist/Booking_all.ods'#$Sachsen.D19:.L19]" office:value-type="string" office:string-value="liveclub-dresden.de" calcext:value-type="string">
            <text:p>liveclub-dresden.de</text:p>
          </table:table-cell>
          <table:table-cell/>
          <table:table-cell table:formula="of:=['file:///home/phil/Concert_Mailer/Bookinglist/Booking_all.ods'#$Sachsen.F19:.N19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20:.I20]" office:value-type="string" office:string-value="Görlitz" calcext:value-type="string">
            <text:p>Görlitz</text:p>
          </table:table-cell>
          <table:table-cell table:formula="of:=['file:///home/phil/Concert_Mailer/Bookinglist/Booking_all.ods'#$Sachsen.B20:.J20]" office:value-type="string" office:string-value="Basta" calcext:value-type="string">
            <text:p>Basta</text:p>
          </table:table-cell>
          <table:table-cell table:formula="of:=['file:///home/phil/Concert_Mailer/Bookinglist/Booking_all.ods'#$Sachsen.C20:.K20]" office:value-type="string" office:string-value="Kaothi, Hallo Basta" calcext:value-type="string">
            <text:p>Kaothi, Hallo Basta</text:p>
          </table:table-cell>
          <table:table-cell table:formula="of:=['file:///home/phil/Concert_Mailer/Bookinglist/Booking_all.ods'#$Sachsen.D20:.L20]" office:value-type="string" office:string-value="basta-club.net" calcext:value-type="string">
            <text:p>basta-club.net</text:p>
          </table:table-cell>
          <table:table-cell table:formula="of:=['file:///home/phil/Concert_Mailer/Bookinglist/Booking_all.ods'#$Sachsen.E2:.M2]" office:value-type="string" office:string-value="konzerte@ajz.de" calcext:value-type="string">
            <text:p>konzerte@ajz.de</text:p>
          </table:table-cell>
          <table:table-cell table:formula="of:=['file:///home/phil/Concert_Mailer/Bookinglist/Booking_all.ods'#$Sachsen.F20:.N20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21:.I21]" office:value-type="string" office:string-value="Leipzig" calcext:value-type="string">
            <text:p>Leipzig</text:p>
          </table:table-cell>
          <table:table-cell table:formula="of:=['file:///home/phil/Concert_Mailer/Bookinglist/Booking_all.ods'#$Sachsen.B21:.J21]" office:value-type="string" office:string-value="Black Label" calcext:value-type="string">
            <text:p>Black Label</text:p>
          </table:table-cell>
          <table:table-cell table:formula="of:=['file:///home/phil/Concert_Mailer/Bookinglist/Booking_all.ods'#$Sachsen.C21:.K21]" office:value-type="string" office:string-value="Black Label" calcext:value-type="string">
            <text:p>Black Label</text:p>
          </table:table-cell>
          <table:table-cell table:formula="of:=['file:///home/phil/Concert_Mailer/Bookinglist/Booking_all.ods'#$Sachsen.D21:.L21]" office:value-type="string" office:string-value="blacklabelpub.com" calcext:value-type="string">
            <text:p>blacklabelpub.com</text:p>
          </table:table-cell>
          <table:table-cell/>
          <table:table-cell table:formula="of:=['file:///home/phil/Concert_Mailer/Bookinglist/Booking_all.ods'#$Sachsen.F21:.N21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22:.I22]" office:value-type="string" office:string-value="Leipzig" calcext:value-type="string">
            <text:p>Leipzig</text:p>
          </table:table-cell>
          <table:table-cell table:formula="of:=['file:///home/phil/Concert_Mailer/Bookinglist/Booking_all.ods'#$Sachsen.B22:.J22]" office:value-type="string" office:string-value="Bandcommunity" calcext:value-type="string">
            <text:p>Bandcommunity</text:p>
          </table:table-cell>
          <table:table-cell table:formula="of:=['file:///home/phil/Concert_Mailer/Bookinglist/Booking_all.ods'#$Sachsen.C22:.K22]" office:value-type="string" office:string-value="Bandcommuninty" calcext:value-type="string">
            <text:p>Bandcommuninty</text:p>
          </table:table-cell>
          <table:table-cell table:formula="of:=['file:///home/phil/Concert_Mailer/Bookinglist/Booking_all.ods'#$Sachsen.D22:.L22]" office:value-type="string" office:string-value="bandcommunity-leipzig.org" calcext:value-type="string">
            <text:p>bandcommunity-leipzig.org</text:p>
          </table:table-cell>
          <table:table-cell table:formula="of:=['file:///home/phil/Concert_Mailer/Bookinglist/Booking_all.ods'#$Sachsen.E22:.M22]" office:value-type="string" office:string-value="booking@bandcommunity-leipzig.org" calcext:value-type="string">
            <text:p>booking@bandcommunity-leipzig.org</text:p>
          </table:table-cell>
          <table:table-cell table:formula="of:=['file:///home/phil/Concert_Mailer/Bookinglist/Booking_all.ods'#$Sachsen.F22:.N22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23:.I23]" office:value-type="string" office:string-value="Leipzig" calcext:value-type="string">
            <text:p>Leipzig</text:p>
          </table:table-cell>
          <table:table-cell table:formula="of:=['file:///home/phil/Concert_Mailer/Bookinglist/Booking_all.ods'#$Sachsen.B23:.J23]" office:value-type="string" office:string-value="Four Rooms" calcext:value-type="string">
            <text:p>Four Rooms</text:p>
          </table:table-cell>
          <table:table-cell table:formula="of:=['file:///home/phil/Concert_Mailer/Bookinglist/Booking_all.ods'#$Sachsen.C23:.K23]" office:value-type="string" office:string-value="Tobias, Hallo Four Rooms" calcext:value-type="string">
            <text:p>Tobias, Hallo Four Rooms</text:p>
          </table:table-cell>
          <table:table-cell table:formula="of:=['file:///home/phil/Concert_Mailer/Bookinglist/Booking_all.ods'#$Sachsen.D23:.L23]" office:value-type="string" office:string-value="fourooms.net" calcext:value-type="string">
            <text:p>fourooms.net</text:p>
          </table:table-cell>
          <table:table-cell table:formula="of:=['file:///home/phil/Concert_Mailer/Bookinglist/Booking_all.ods'#$Sachsen.E23:.M23]" office:value-type="string" office:string-value="Tobiquart@web.de" calcext:value-type="string">
            <text:p>Tobiquart@web.de</text:p>
          </table:table-cell>
          <table:table-cell table:formula="of:=['file:///home/phil/Concert_Mailer/Bookinglist/Booking_all.ods'#$Sachsen.F23:.N23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24:.I24]" office:value-type="string" office:string-value="Leipzig" calcext:value-type="string">
            <text:p>Leipzig</text:p>
          </table:table-cell>
          <table:table-cell table:formula="of:=['file:///home/phil/Concert_Mailer/Bookinglist/Booking_all.ods'#$Sachsen.B24:.J24]" office:value-type="string" office:string-value="Westwerk" calcext:value-type="string">
            <text:p>Westwerk</text:p>
          </table:table-cell>
          <table:table-cell table:formula="of:=['file:///home/phil/Concert_Mailer/Bookinglist/Booking_all.ods'#$Sachsen.C24:.K24]" office:value-type="string" office:string-value="Westwerk" calcext:value-type="string">
            <text:p>Westwerk</text:p>
          </table:table-cell>
          <table:table-cell table:formula="of:=['file:///home/phil/Concert_Mailer/Bookinglist/Booking_all.ods'#$Sachsen.D24:.L24]" office:value-type="string" office:string-value="westwerk-leipzig.de" calcext:value-type="string">
            <text:p>westwerk-leipzig.de</text:p>
          </table:table-cell>
          <table:table-cell table:formula="of:=['file:///home/phil/Concert_Mailer/Bookinglist/Booking_all.ods'#$Sachsen.E24:.M24]" office:value-type="string" office:string-value="mail@westwerk-leipzig.de" calcext:value-type="string">
            <text:p>mail@westwerk-leipzig.de</text:p>
          </table:table-cell>
          <table:table-cell table:formula="of:=['file:///home/phil/Concert_Mailer/Bookinglist/Booking_all.ods'#$Sachsen.F24:.N24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25:.I25]" office:value-type="string" office:string-value="Leipzig" calcext:value-type="string">
            <text:p>Leipzig</text:p>
          </table:table-cell>
          <table:table-cell table:formula="of:=['file:///home/phil/Concert_Mailer/Bookinglist/Booking_all.ods'#$Sachsen.B25:.J25]" office:value-type="string" office:string-value="Handstand Und Moral" calcext:value-type="string">
            <text:p>Handstand Und Moral</text:p>
          </table:table-cell>
          <table:table-cell table:formula="of:=['file:///home/phil/Concert_Mailer/Bookinglist/Booking_all.ods'#$Sachsen.C25:.K25]" office:value-type="string" office:string-value="Handstand Und Moral" calcext:value-type="string">
            <text:p>Handstand Und Moral</text:p>
          </table:table-cell>
          <table:table-cell table:formula="of:=['file:///home/phil/Concert_Mailer/Bookinglist/Booking_all.ods'#$Sachsen.D25:.L25]" office:value-type="string" office:string-value="anstandundmoral.wordpress.com" calcext:value-type="string">
            <text:p>anstandundmoral.wordpress.com</text:p>
          </table:table-cell>
          <table:table-cell table:formula="of:=['file:///home/phil/Concert_Mailer/Bookinglist/Booking_all.ods'#$Sachsen.E25:.M25]" office:value-type="string" office:string-value="kontakt@handstandundmoral.de" calcext:value-type="string">
            <text:p>kontakt@handstandundmoral.de</text:p>
          </table:table-cell>
          <table:table-cell table:formula="of:=['file:///home/phil/Concert_Mailer/Bookinglist/Booking_all.ods'#$Sachsen.F25:.N25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26:.I26]" office:value-type="string" office:string-value="Leipzig" calcext:value-type="string">
            <text:p>Leipzig</text:p>
          </table:table-cell>
          <table:table-cell table:formula="of:=['file:///home/phil/Concert_Mailer/Bookinglist/Booking_all.ods'#$Sachsen.B26:.J26]" office:value-type="string" office:string-value="naTo" calcext:value-type="string">
            <text:p>naTo</text:p>
          </table:table-cell>
          <table:table-cell table:formula="of:=['file:///home/phil/Concert_Mailer/Bookinglist/Booking_all.ods'#$Sachsen.C26:.K26]" office:value-type="string" office:string-value="naTo" calcext:value-type="string">
            <text:p>naTo</text:p>
          </table:table-cell>
          <table:table-cell table:formula="of:=['file:///home/phil/Concert_Mailer/Bookinglist/Booking_all.ods'#$Sachsen.D26:.L26]" office:value-type="string" office:string-value="nato-leipzig.de" calcext:value-type="string">
            <text:p>nato-leipzig.de</text:p>
          </table:table-cell>
          <table:table-cell table:formula="of:=['file:///home/phil/Concert_Mailer/Bookinglist/Booking_all.ods'#$Sachsen.E26:.M26]" office:value-type="string" office:string-value="booking@nato-leipzig.de" calcext:value-type="string">
            <text:p>booking@nato-leipzig.de</text:p>
          </table:table-cell>
          <table:table-cell table:formula="of:=['file:///home/phil/Concert_Mailer/Bookinglist/Booking_all.ods'#$Sachsen.F26:.N26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27:.I27]" office:value-type="string" office:string-value="Leipzig" calcext:value-type="string">
            <text:p>Leipzig</text:p>
          </table:table-cell>
          <table:table-cell table:formula="of:=['file:///home/phil/Concert_Mailer/Bookinglist/Booking_all.ods'#$Sachsen.B27:.J27]" office:value-type="string" office:string-value="Felsenkeller" calcext:value-type="string">
            <text:p>Felsenkeller</text:p>
          </table:table-cell>
          <table:table-cell table:formula="of:=['file:///home/phil/Concert_Mailer/Bookinglist/Booking_all.ods'#$Sachsen.C27:.K27]" office:value-type="string" office:string-value="Felsenkeller" calcext:value-type="string">
            <text:p>Felsenkeller</text:p>
          </table:table-cell>
          <table:table-cell table:formula="of:=['file:///home/phil/Concert_Mailer/Bookinglist/Booking_all.ods'#$Sachsen.D27:.L27]" office:value-type="string" office:string-value="felsenkeller-leipzig.weebly.com" calcext:value-type="string">
            <text:p>felsenkeller-leipzig.weebly.com</text:p>
          </table:table-cell>
          <table:table-cell table:formula="of:=['file:///home/phil/Concert_Mailer/Bookinglist/Booking_all.ods'#$Sachsen.E27:.M27]" office:value-type="string" office:string-value="booking@felsenkeller-leipzig.com" calcext:value-type="string">
            <text:p>booking@felsenkeller-leipzig.com</text:p>
          </table:table-cell>
          <table:table-cell table:formula="of:=['file:///home/phil/Concert_Mailer/Bookinglist/Booking_all.ods'#$Sachsen.F27:.N27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28:.I28]" office:value-type="string" office:string-value="Lichtenstein" calcext:value-type="string">
            <text:p>Lichtenstein</text:p>
          </table:table-cell>
          <table:table-cell table:formula="of:=['file:///home/phil/Concert_Mailer/Bookinglist/Booking_all.ods'#$Sachsen.B28:.J28]" office:value-type="string" office:string-value="JZ Riot" calcext:value-type="string">
            <text:p>JZ Riot</text:p>
          </table:table-cell>
          <table:table-cell table:formula="of:=['file:///home/phil/Concert_Mailer/Bookinglist/Booking_all.ods'#$Sachsen.C28:.K28]" office:value-type="string" office:string-value="JZ Riot" calcext:value-type="string">
            <text:p>JZ Riot</text:p>
          </table:table-cell>
          <table:table-cell table:formula="of:=['file:///home/phil/Concert_Mailer/Bookinglist/Booking_all.ods'#$Sachsen.D28:.L28]" office:value-type="string" office:string-value="facebook.com/JZ-RIOT-LICHTENSTEIN-234123229727" calcext:value-type="string">
            <text:p>facebook.com/JZ-RIOT-LICHTENSTEIN-234123229727</text:p>
          </table:table-cell>
          <table:table-cell/>
          <table:table-cell table:formula="of:=['file:///home/phil/Concert_Mailer/Bookinglist/Booking_all.ods'#$Sachsen.F28:.N28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29:.I29]" office:value-type="string" office:string-value="Niesky" calcext:value-type="string">
            <text:p>Niesky</text:p>
          </table:table-cell>
          <table:table-cell table:formula="of:=['file:///home/phil/Concert_Mailer/Bookinglist/Booking_all.ods'#$Sachsen.B29:.J29]" office:value-type="string" office:string-value="H.O.L.Z." calcext:value-type="string">
            <text:p>H.O.L.Z.</text:p>
          </table:table-cell>
          <table:table-cell table:formula="of:=['file:///home/phil/Concert_Mailer/Bookinglist/Booking_all.ods'#$Sachsen.C29:.K29]" office:value-type="string" office:string-value="Juz" calcext:value-type="string">
            <text:p>Juz</text:p>
          </table:table-cell>
          <table:table-cell table:formula="of:=['file:///home/phil/Concert_Mailer/Bookinglist/Booking_all.ods'#$Sachsen.D29:.L29]" office:value-type="string" office:string-value="facebook.com/JugendzentrumNiesky" calcext:value-type="string">
            <text:p>facebook.com/JugendzentrumNiesky</text:p>
          </table:table-cell>
          <table:table-cell table:formula="of:=['file:///home/phil/Concert_Mailer/Bookinglist/Booking_all.ods'#$Sachsen.E29:.M29]" office:value-type="string" office:string-value="juzniesky@jugendring-oberlausitz.de" calcext:value-type="string">
            <text:p>juzniesky@jugendring-oberlausitz.de</text:p>
          </table:table-cell>
          <table:table-cell table:formula="of:=['file:///home/phil/Concert_Mailer/Bookinglist/Booking_all.ods'#$Sachsen.F29:.N29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30:.I30]" office:value-type="string" office:string-value="Olbernhau" calcext:value-type="string">
            <text:p>Olbernhau</text:p>
          </table:table-cell>
          <table:table-cell table:formula="of:=['file:///home/phil/Concert_Mailer/Bookinglist/Booking_all.ods'#$Sachsen.B30:.J30]" office:value-type="string" office:string-value="Juz" calcext:value-type="string">
            <text:p>Juz</text:p>
          </table:table-cell>
          <table:table-cell table:formula="of:=['file:///home/phil/Concert_Mailer/Bookinglist/Booking_all.ods'#$Sachsen.C30:.K30]" office:value-type="string" office:string-value="Juz" calcext:value-type="string">
            <text:p>Juz</text:p>
          </table:table-cell>
          <table:table-cell table:formula="of:=['file:///home/phil/Concert_Mailer/Bookinglist/Booking_all.ods'#$Sachsen.D30:.L30]" office:value-type="string" office:string-value="juz-olbernhau.de" calcext:value-type="string">
            <text:p>juz-olbernhau.de</text:p>
          </table:table-cell>
          <table:table-cell table:formula="of:=['file:///home/phil/Concert_Mailer/Bookinglist/Booking_all.ods'#$Sachsen.E3:.M3]" office:value-type="string" office:string-value="office@subwaytopeter.de" calcext:value-type="string">
            <text:p>office@subwaytopeter.de</text:p>
          </table:table-cell>
          <table:table-cell table:formula="of:=['file:///home/phil/Concert_Mailer/Bookinglist/Booking_all.ods'#$Sachsen.F30:.N30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31:.I31]" office:value-type="string" office:string-value="Olbernhau" calcext:value-type="string">
            <text:p>Olbernhau</text:p>
          </table:table-cell>
          <table:table-cell table:formula="of:=['file:///home/phil/Concert_Mailer/Bookinglist/Booking_all.ods'#$Sachsen.B31:.J31]" office:value-type="string" office:string-value="Juz" calcext:value-type="string">
            <text:p>Juz</text:p>
          </table:table-cell>
          <table:table-cell table:formula="of:=['file:///home/phil/Concert_Mailer/Bookinglist/Booking_all.ods'#$Sachsen.C31:.K31]" office:value-type="string" office:string-value="Juz" calcext:value-type="string">
            <text:p>Juz</text:p>
          </table:table-cell>
          <table:table-cell table:formula="of:=['file:///home/phil/Concert_Mailer/Bookinglist/Booking_all.ods'#$Sachsen.D31:.L31]" office:value-type="string" office:string-value="juz-olbernhau.de" calcext:value-type="string">
            <text:p>juz-olbernhau.de</text:p>
          </table:table-cell>
          <table:table-cell table:formula="of:=['file:///home/phil/Concert_Mailer/Bookinglist/Booking_all.ods'#$Sachsen.E31:.M31]" office:value-type="string" office:string-value="kenny@juz-olbernhau.de" calcext:value-type="string">
            <text:p>kenny@juz-olbernhau.de</text:p>
          </table:table-cell>
          <table:table-cell table:formula="of:=['file:///home/phil/Concert_Mailer/Bookinglist/Booking_all.ods'#$Sachsen.F31:.N31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32:.I32]" office:value-type="string" office:string-value="Riesa" calcext:value-type="string">
            <text:p>Riesa</text:p>
          </table:table-cell>
          <table:table-cell table:formula="of:=['file:///home/phil/Concert_Mailer/Bookinglist/Booking_all.ods'#$Sachsen.B32:.J32]" office:value-type="string" office:string-value="Offenes Jugendhaus" calcext:value-type="string">
            <text:p>Offenes Jugendhaus</text:p>
          </table:table-cell>
          <table:table-cell table:formula="of:=['file:///home/phil/Concert_Mailer/Bookinglist/Booking_all.ods'#$Sachsen.C32:.K32]" office:value-type="string" office:string-value="OJH" calcext:value-type="string">
            <text:p>OJH</text:p>
          </table:table-cell>
          <table:table-cell table:formula="of:=['file:///home/phil/Concert_Mailer/Bookinglist/Booking_all.ods'#$Sachsen.D32:.L32]" office:value-type="string" office:string-value="ojh-riesa.de" calcext:value-type="string">
            <text:p>ojh-riesa.de</text:p>
          </table:table-cell>
          <table:table-cell table:formula="of:=['file:///home/phil/Concert_Mailer/Bookinglist/Booking_all.ods'#$Sachsen.E32:.M32]" office:value-type="string" office:string-value="ojh@outlaw-jugendhilfe.de" calcext:value-type="string">
            <text:p>ojh@outlaw-jugendhilfe.de</text:p>
          </table:table-cell>
          <table:table-cell table:formula="of:=['file:///home/phil/Concert_Mailer/Bookinglist/Booking_all.ods'#$Sachsen.F32:.N32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33:.I33]" office:value-type="string" office:string-value="Rosswein" calcext:value-type="string">
            <text:p>Rosswein</text:p>
          </table:table-cell>
          <table:table-cell table:formula="of:=['file:///home/phil/Concert_Mailer/Bookinglist/Booking_all.ods'#$Sachsen.B33:.J33]" office:value-type="string" office:string-value="Jugendhaus" calcext:value-type="string">
            <text:p>Jugendhaus</text:p>
          </table:table-cell>
          <table:table-cell table:formula="of:=['file:///home/phil/Concert_Mailer/Bookinglist/Booking_all.ods'#$Sachsen.C33:.K33]" office:value-type="string" office:string-value="Jugendhaus" calcext:value-type="string">
            <text:p>Jugendhaus</text:p>
          </table:table-cell>
          <table:table-cell table:formula="of:=['file:///home/phil/Concert_Mailer/Bookinglist/Booking_all.ods'#$Sachsen.D33:.L33]" office:value-type="string" office:string-value="jugendhaus-rosswein.de" calcext:value-type="string">
            <text:p>jugendhaus-rosswein.de</text:p>
          </table:table-cell>
          <table:table-cell table:formula="of:=['file:///home/phil/Concert_Mailer/Bookinglist/Booking_all.ods'#$Sachsen.E33:.M33]" office:value-type="string" office:string-value="jugendhaus.rw@googlemail.com" calcext:value-type="string">
            <text:p>jugendhaus.rw@googlemail.com</text:p>
          </table:table-cell>
          <table:table-cell table:formula="of:=['file:///home/phil/Concert_Mailer/Bookinglist/Booking_all.ods'#$Sachsen.F33:.N33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34:.I34]" office:value-type="string" office:string-value="Singwitz" calcext:value-type="string">
            <text:p>Singwitz</text:p>
          </table:table-cell>
          <table:table-cell table:formula="of:=['file:///home/phil/Concert_Mailer/Bookinglist/Booking_all.ods'#$Sachsen.B34:.J34]" office:value-type="string" office:string-value="Kesselhaus" calcext:value-type="string">
            <text:p>Kesselhaus</text:p>
          </table:table-cell>
          <table:table-cell table:formula="of:=['file:///home/phil/Concert_Mailer/Bookinglist/Booking_all.ods'#$Sachsen.C34:.K34]" office:value-type="string" office:string-value="Kesselhaus" calcext:value-type="string">
            <text:p>Kesselhaus</text:p>
          </table:table-cell>
          <table:table-cell table:formula="of:=['file:///home/phil/Concert_Mailer/Bookinglist/Booking_all.ods'#$Sachsen.D34:.L34]" office:value-type="string" office:string-value="kesselhauslager.de" calcext:value-type="string">
            <text:p>kesselhauslager.de</text:p>
          </table:table-cell>
          <table:table-cell table:formula="of:=['file:///home/phil/Concert_Mailer/Bookinglist/Booking_all.ods'#$Sachsen.E34:.M34]" office:value-type="string" office:string-value="live@kesselhauslager.de" calcext:value-type="string">
            <text:p>live@kesselhauslager.de</text:p>
          </table:table-cell>
          <table:table-cell table:formula="of:=['file:///home/phil/Concert_Mailer/Bookinglist/Booking_all.ods'#$Sachsen.F34:.N34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35:.I35]" office:value-type="string" office:string-value="Chemnitz" calcext:value-type="string">
            <text:p>Chemnitz</text:p>
          </table:table-cell>
          <table:table-cell table:formula="of:=['file:///home/phil/Concert_Mailer/Bookinglist/Booking_all.ods'#$Sachsen.B35:.J35]" office:value-type="string" office:string-value="Sanitätsstelle" calcext:value-type="string">
            <text:p>Sanitätsstelle</text:p>
          </table:table-cell>
          <table:table-cell table:formula="of:=['file:///home/phil/Concert_Mailer/Bookinglist/Booking_all.ods'#$Sachsen.C35:.K35]" office:value-type="string" office:string-value="Sanitätsstelle" calcext:value-type="string">
            <text:p>Sanitätsstelle</text:p>
          </table:table-cell>
          <table:table-cell table:formula="of:=['file:///home/phil/Concert_Mailer/Bookinglist/Booking_all.ods'#$Sachsen.D35:.L35]" office:value-type="string" office:string-value="sanitaetsstelle.de" calcext:value-type="string">
            <text:p>sanitaetsstelle.de</text:p>
          </table:table-cell>
          <table:table-cell/>
          <table:table-cell table:formula="of:=['file:///home/phil/Concert_Mailer/Bookinglist/Booking_all.ods'#$Sachsen.F35:.N35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36:.I36]" office:value-type="string" office:string-value="Zittau" calcext:value-type="string">
            <text:p>Zittau</text:p>
          </table:table-cell>
          <table:table-cell table:formula="of:=['file:///home/phil/Concert_Mailer/Bookinglist/Booking_all.ods'#$Sachsen.B36:.J36]" office:value-type="string" office:string-value="Emil" calcext:value-type="string">
            <text:p>Emil</text:p>
          </table:table-cell>
          <table:table-cell table:formula="of:=['file:///home/phil/Concert_Mailer/Bookinglist/Booking_all.ods'#$Sachsen.C36:.K36]" office:value-type="string" office:string-value="Emil, Hallo Kulturgruppe" calcext:value-type="string">
            <text:p>Emil, Hallo Kulturgruppe</text:p>
          </table:table-cell>
          <table:table-cell table:formula="of:=['file:///home/phil/Concert_Mailer/Bookinglist/Booking_all.ods'#$Sachsen.D36:.L36]" office:value-type="string" office:string-value="emil-zittau.de" calcext:value-type="string">
            <text:p>emil-zittau.de</text:p>
          </table:table-cell>
          <table:table-cell table:formula="of:=['file:///home/phil/Concert_Mailer/Bookinglist/Booking_all.ods'#$Sachsen.E36:.M36]" office:value-type="string" office:string-value="kulturgruppe@emil-zittau.de" calcext:value-type="string">
            <text:p>kulturgruppe@emil-zittau.de</text:p>
          </table:table-cell>
          <table:table-cell table:formula="of:=['file:///home/phil/Concert_Mailer/Bookinglist/Booking_all.ods'#$Sachsen.F36:.N36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37:.I37]" office:value-type="string" office:string-value="Ostritz" calcext:value-type="string">
            <text:p>Ostritz</text:p>
          </table:table-cell>
          <table:table-cell table:formula="of:=['file:///home/phil/Concert_Mailer/Bookinglist/Booking_all.ods'#$Sachsen.B37:.J37]" office:value-type="string" office:string-value="Me O Wa" calcext:value-type="string">
            <text:p>Me O Wa</text:p>
          </table:table-cell>
          <table:table-cell table:formula="of:=['file:///home/phil/Concert_Mailer/Bookinglist/Booking_all.ods'#$Sachsen.C37:.K37]" office:value-type="string" office:string-value="Me O Wa" calcext:value-type="string">
            <text:p>Me O Wa</text:p>
          </table:table-cell>
          <table:table-cell table:formula="of:=['file:///home/phil/Concert_Mailer/Bookinglist/Booking_all.ods'#$Sachsen.D37:.L37]" office:value-type="string" office:string-value="me-o-wa.de" calcext:value-type="string">
            <text:p>me-o-wa.de</text:p>
          </table:table-cell>
          <table:table-cell table:formula="of:=['file:///home/phil/Concert_Mailer/Bookinglist/Booking_all.ods'#$Sachsen.E37:.M37]" office:value-type="string" office:string-value="gig@me-o-wa.de" calcext:value-type="string">
            <text:p>gig@me-o-wa.de</text:p>
          </table:table-cell>
          <table:table-cell table:formula="of:=['file:///home/phil/Concert_Mailer/Bookinglist/Booking_all.ods'#$Sachsen.F37:.N37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38:.I38]" office:value-type="string" office:string-value="Bischoffswerda" calcext:value-type="string">
            <text:p>Bischoffswerda</text:p>
          </table:table-cell>
          <table:table-cell table:formula="of:=['file:///home/phil/Concert_Mailer/Bookinglist/Booking_all.ods'#$Sachsen.B38:.J38]" office:value-type="string" office:string-value="Eastclub" calcext:value-type="string">
            <text:p>Eastclub</text:p>
          </table:table-cell>
          <table:table-cell table:formula="of:=['file:///home/phil/Concert_Mailer/Bookinglist/Booking_all.ods'#$Sachsen.C38:.K38]" office:value-type="string" office:string-value="Eastclub" calcext:value-type="string">
            <text:p>Eastclub</text:p>
          </table:table-cell>
          <table:table-cell table:formula="of:=['file:///home/phil/Concert_Mailer/Bookinglist/Booking_all.ods'#$Sachsen.D38:.L38]" office:value-type="string" office:string-value="east-club.de" calcext:value-type="string">
            <text:p>east-club.de</text:p>
          </table:table-cell>
          <table:table-cell table:formula="of:=['file:///home/phil/Concert_Mailer/Bookinglist/Booking_all.ods'#$Sachsen.E38:.M38]" office:value-type="string" office:string-value="info@east-club.de" calcext:value-type="string">
            <text:p>info@east-club.de</text:p>
          </table:table-cell>
          <table:table-cell table:formula="of:=['file:///home/phil/Concert_Mailer/Bookinglist/Booking_all.ods'#$Sachsen.F38:.N38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39:.I39]" office:value-type="string" office:string-value="Plauen" calcext:value-type="string">
            <text:p>Plauen</text:p>
          </table:table-cell>
          <table:table-cell table:formula="of:=['file:///home/phil/Concert_Mailer/Bookinglist/Booking_all.ods'#$Sachsen.B39:.J39]" office:value-type="string" office:string-value="Alte Kaffeerösterei" calcext:value-type="string">
            <text:p>Alte Kaffeerösterei</text:p>
          </table:table-cell>
          <table:table-cell table:formula="of:=['file:///home/phil/Concert_Mailer/Bookinglist/Booking_all.ods'#$Sachsen.C39:.K39]" office:value-type="string" office:string-value="Rösterei" calcext:value-type="string">
            <text:p>Rösterei</text:p>
          </table:table-cell>
          <table:table-cell table:formula="of:=['file:///home/phil/Concert_Mailer/Bookinglist/Booking_all.ods'#$Sachsen.D39:.L39]" office:value-type="string" office:string-value="altekaffeeroesterei.de" calcext:value-type="string">
            <text:p>altekaffeeroesterei.de</text:p>
          </table:table-cell>
          <table:table-cell table:formula="of:=['file:///home/phil/Concert_Mailer/Bookinglist/Booking_all.ods'#$Sachsen.E39:.M39]" office:value-type="string" office:string-value="booking@altekaffeeroesterei.de" calcext:value-type="string">
            <text:p>booking@altekaffeeroesterei.de</text:p>
          </table:table-cell>
          <table:table-cell table:formula="of:=['file:///home/phil/Concert_Mailer/Bookinglist/Booking_all.ods'#$Sachsen.F39:.N39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40:.I40]" office:value-type="string" office:string-value="Annaberg" calcext:value-type="string">
            <text:p>Annaberg</text:p>
          </table:table-cell>
          <table:table-cell table:formula="of:=['file:///home/phil/Concert_Mailer/Bookinglist/Booking_all.ods'#$Sachsen.B40:.J40]" office:value-type="string" office:string-value="Alte Brauerei" calcext:value-type="string">
            <text:p>Alte Brauerei</text:p>
          </table:table-cell>
          <table:table-cell table:formula="of:=['file:///home/phil/Concert_Mailer/Bookinglist/Booking_all.ods'#$Sachsen.C40:.K40]" office:value-type="string" office:string-value="Brauerei" calcext:value-type="string">
            <text:p>Brauerei</text:p>
          </table:table-cell>
          <table:table-cell table:formula="of:=['file:///home/phil/Concert_Mailer/Bookinglist/Booking_all.ods'#$Sachsen.D40:.L40]" office:value-type="string" office:string-value="altebrauerei-annaberg.de" calcext:value-type="string">
            <text:p>altebrauerei-annaberg.de</text:p>
          </table:table-cell>
          <table:table-cell table:formula="of:=['file:///home/phil/Concert_Mailer/Bookinglist/Booking_all.ods'#$Sachsen.E4:.M4]" office:value-type="string" office:string-value="info@suedbahnhofchemnitz.de" calcext:value-type="string">
            <text:p>info@suedbahnhofchemnitz.de</text:p>
          </table:table-cell>
          <table:table-cell table:formula="of:=['file:///home/phil/Concert_Mailer/Bookinglist/Booking_all.ods'#$Sachsen.F40:.N40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41:.I41]" office:value-type="string" office:string-value="Zittau" calcext:value-type="string">
            <text:p>Zittau</text:p>
          </table:table-cell>
          <table:table-cell table:formula="of:=['file:///home/phil/Concert_Mailer/Bookinglist/Booking_all.ods'#$Sachsen.B41:.J41]" office:value-type="string" office:string-value="Bunter Hund" calcext:value-type="string">
            <text:p>Bunter Hund</text:p>
          </table:table-cell>
          <table:table-cell table:formula="of:=['file:///home/phil/Concert_Mailer/Bookinglist/Booking_all.ods'#$Sachsen.C41:.K41]" office:value-type="string" office:string-value="Bunter Hund" calcext:value-type="string">
            <text:p>Bunter Hund</text:p>
          </table:table-cell>
          <table:table-cell table:formula="of:=['file:///home/phil/Concert_Mailer/Bookinglist/Booking_all.ods'#$Sachsen.D41:.L41]" office:value-type="string" office:string-value="facebook.com/BunterHundZittau" calcext:value-type="string">
            <text:p>facebook.com/BunterHundZittau</text:p>
          </table:table-cell>
          <table:table-cell/>
          <table:table-cell table:formula="of:=['file:///home/phil/Concert_Mailer/Bookinglist/Booking_all.ods'#$Sachsen.F41:.N41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Sachsen.A42:.I42]" office:value-type="string" office:string-value="Hauptmannsgrün" calcext:value-type="string">
            <text:p>Hauptmannsgrün</text:p>
          </table:table-cell>
          <table:table-cell table:formula="of:=['file:///home/phil/Concert_Mailer/Bookinglist/Booking_all.ods'#$Sachsen.B42:.J42]" office:value-type="string" office:string-value="Metalclub Reichenbach" calcext:value-type="string">
            <text:p>Metalclub Reichenbach</text:p>
          </table:table-cell>
          <table:table-cell table:formula="of:=['file:///home/phil/Concert_Mailer/Bookinglist/Booking_all.ods'#$Sachsen.C42:.K42]" office:value-type="string" office:string-value="Metalclub Reichenbach" calcext:value-type="string">
            <text:p>Metalclub Reichenbach</text:p>
          </table:table-cell>
          <table:table-cell table:formula="of:=['file:///home/phil/Concert_Mailer/Bookinglist/Booking_all.ods'#$Sachsen.D42:.L42]" office:value-type="string" office:string-value="metalclub-reichenbach.de" calcext:value-type="string">
            <text:p>metalclub-reichenbach.de</text:p>
          </table:table-cell>
          <table:table-cell table:formula="of:=['file:///home/phil/Concert_Mailer/Bookinglist/Booking_all.ods'#$Sachsen.E42:.M42]" office:value-type="string" office:string-value="gruetzer@gmx.de" calcext:value-type="string">
            <text:p>gruetzer@gmx.de</text:p>
          </table:table-cell>
          <table:table-cell table:formula="of:=['file:///home/phil/Concert_Mailer/Bookinglist/Booking_all.ods'#$Sachsen.F42:.N42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2:.F2]" office:value-type="string" office:string-value="Alsfeld" calcext:value-type="string">
            <text:p>Alsfeld</text:p>
          </table:table-cell>
          <table:table-cell table:formula="of:=['file:///home/phil/Concert_Mailer/Bookinglist/Booking_all.ods'#$Hessen.B2:.G2]" office:value-type="string" office:string-value="Rockkeller Aglarond" calcext:value-type="string">
            <text:p>Rockkeller Aglarond</text:p>
          </table:table-cell>
          <table:table-cell table:formula="of:=['file:///home/phil/Concert_Mailer/Bookinglist/Booking_all.ods'#$Hessen.C2:.H2]" office:value-type="string" office:string-value="Aglarond" calcext:value-type="string">
            <text:p>Aglarond</text:p>
          </table:table-cell>
          <table:table-cell table:formula="of:=['file:///home/phil/Concert_Mailer/Bookinglist/Booking_all.ods'#$Hessen.D2:.I2]" office:value-type="string" office:string-value="facebook.com/Rockkeller-Aglarond-Alsfeld-458674644175842" calcext:value-type="string">
            <text:p>facebook.com/Rockkeller-Aglarond-Alsfeld-458674644175842</text:p>
          </table:table-cell>
          <table:table-cell/>
          <table:table-cell table:formula="of:=['file:///home/phil/Concert_Mailer/Bookinglist/Booking_all.ods'#$Hessen.F2:.K2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3:.F3]" office:value-type="string" office:string-value="Bad Neustadt/Saale" calcext:value-type="string">
            <text:p>Bad Neustadt/Saale</text:p>
          </table:table-cell>
          <table:table-cell table:formula="of:=['file:///home/phil/Concert_Mailer/Bookinglist/Booking_all.ods'#$Hessen.B3:.G3]" office:value-type="string" office:string-value="Juze" calcext:value-type="string">
            <text:p>Juze</text:p>
          </table:table-cell>
          <table:table-cell table:formula="of:=['file:///home/phil/Concert_Mailer/Bookinglist/Booking_all.ods'#$Hessen.C3:.H3]" office:value-type="string" office:string-value="Juze" calcext:value-type="string">
            <text:p>Juze</text:p>
          </table:table-cell>
          <table:table-cell table:formula="of:=['file:///home/phil/Concert_Mailer/Bookinglist/Booking_all.ods'#$Hessen.D3:.I3]" office:value-type="string" office:string-value="musicandyouthculture.de" calcext:value-type="string">
            <text:p>musicandyouthculture.de</text:p>
          </table:table-cell>
          <table:table-cell/>
          <table:table-cell table:formula="of:=['file:///home/phil/Concert_Mailer/Bookinglist/Booking_all.ods'#$Hessen.F3:.K3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4:.F4]" office:value-type="string" office:string-value="Darmstadt" calcext:value-type="string">
            <text:p>Darmstadt</text:p>
          </table:table-cell>
          <table:table-cell table:formula="of:=['file:///home/phil/Concert_Mailer/Bookinglist/Booking_all.ods'#$Hessen.B4:.G4]" office:value-type="string" office:string-value="Goldene Krone" calcext:value-type="string">
            <text:p>Goldene Krone</text:p>
          </table:table-cell>
          <table:table-cell table:formula="of:=['file:///home/phil/Concert_Mailer/Bookinglist/Booking_all.ods'#$Hessen.C4:.H4]" office:value-type="string" office:string-value="Julius, Hallo Krone" calcext:value-type="string">
            <text:p>Julius, Hallo Krone</text:p>
          </table:table-cell>
          <table:table-cell table:formula="of:=['file:///home/phil/Concert_Mailer/Bookinglist/Booking_all.ods'#$Hessen.D4:.I4]" office:value-type="string" office:string-value="goldene-krone.de" calcext:value-type="string">
            <text:p>goldene-krone.de</text:p>
          </table:table-cell>
          <table:table-cell table:formula="of:=['file:///home/phil/Concert_Mailer/Bookinglist/Booking_all.ods'#$Hessen.E4:.J4]" office:value-type="string" office:string-value="booking@goldene-krone.de" calcext:value-type="string">
            <text:p>booking@goldene-krone.de</text:p>
          </table:table-cell>
          <table:table-cell table:formula="of:=['file:///home/phil/Concert_Mailer/Bookinglist/Booking_all.ods'#$Hessen.F4:.K4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5:.F5]" office:value-type="string" office:string-value="Darmstadt" calcext:value-type="string">
            <text:p>Darmstadt</text:p>
          </table:table-cell>
          <table:table-cell table:formula="of:=['file:///home/phil/Concert_Mailer/Bookinglist/Booking_all.ods'#$Hessen.B5:.G5]" office:value-type="string" office:string-value="Steinbruch" calcext:value-type="string">
            <text:p>Steinbruch</text:p>
          </table:table-cell>
          <table:table-cell table:formula="of:=['file:///home/phil/Concert_Mailer/Bookinglist/Booking_all.ods'#$Hessen.C5:.H5]" office:value-type="string" office:string-value="Steinbruch" calcext:value-type="string">
            <text:p>Steinbruch</text:p>
          </table:table-cell>
          <table:table-cell table:formula="of:=['file:///home/phil/Concert_Mailer/Bookinglist/Booking_all.ods'#$Hessen.D5:.I5]" office:value-type="string" office:string-value="steinbruch-theater.club" calcext:value-type="string">
            <text:p>steinbruch-theater.club</text:p>
          </table:table-cell>
          <table:table-cell table:formula="of:=['file:///home/phil/Concert_Mailer/Bookinglist/Booking_all.ods'#$Hessen.E5:.J5]" office:value-type="float" office:value="0" calcext:value-type="float">
            <text:p/>
          </table:table-cell>
          <table:table-cell table:formula="of:=['file:///home/phil/Concert_Mailer/Bookinglist/Booking_all.ods'#$Hessen.F5:.K5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6:.F6]" office:value-type="string" office:string-value="Ennerich" calcext:value-type="string">
            <text:p>Ennerich</text:p>
          </table:table-cell>
          <table:table-cell table:formula="of:=['file:///home/phil/Concert_Mailer/Bookinglist/Booking_all.ods'#$Hessen.B6:.G6]" office:value-type="string" office:string-value="Second Home " calcext:value-type="string">
            <text:p>Second Home </text:p>
          </table:table-cell>
          <table:table-cell table:formula="of:=['file:///home/phil/Concert_Mailer/Bookinglist/Booking_all.ods'#$Hessen.C6:.H6]" office:value-type="string" office:string-value="Second Home" calcext:value-type="string">
            <text:p>Second Home</text:p>
          </table:table-cell>
          <table:table-cell table:formula="of:=['file:///home/phil/Concert_Mailer/Bookinglist/Booking_all.ods'#$Hessen.D6:.I6]" office:value-type="string" office:string-value="facebook.com/SecondHomeEnnerich" calcext:value-type="string">
            <text:p>facebook.com/SecondHomeEnnerich</text:p>
          </table:table-cell>
          <table:table-cell table:formula="of:=['file:///home/phil/Concert_Mailer/Bookinglist/Booking_all.ods'#$Hessen.E6:.J6]" office:value-type="string" office:string-value="second.home@gmx.de" calcext:value-type="string">
            <text:p>second.home@gmx.de</text:p>
          </table:table-cell>
          <table:table-cell table:formula="of:=['file:///home/phil/Concert_Mailer/Bookinglist/Booking_all.ods'#$Hessen.F6:.K6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7:.F7]" office:value-type="string" office:string-value="Eschwege" calcext:value-type="string">
            <text:p>Eschwege</text:p>
          </table:table-cell>
          <table:table-cell table:formula="of:=['file:///home/phil/Concert_Mailer/Bookinglist/Booking_all.ods'#$Hessen.B7:.G7]" office:value-type="string" office:string-value="Juze" calcext:value-type="string">
            <text:p>Juze</text:p>
          </table:table-cell>
          <table:table-cell table:formula="of:=['file:///home/phil/Concert_Mailer/Bookinglist/Booking_all.ods'#$Hessen.C7:.H7]" office:value-type="string" office:string-value="Juze Schlossmühle" calcext:value-type="string">
            <text:p>Juze Schlossmühle</text:p>
          </table:table-cell>
          <table:table-cell table:formula="of:=['file:///home/phil/Concert_Mailer/Bookinglist/Booking_all.ods'#$Hessen.D7:.I7]" office:value-type="string" office:string-value="facebook.com/Jugendzentrum-Schlossmühle-147482561946759" calcext:value-type="string">
            <text:p>facebook.com/Jugendzentrum-Schlossmühle-147482561946759</text:p>
          </table:table-cell>
          <table:table-cell table:formula="of:=['file:///home/phil/Concert_Mailer/Bookinglist/Booking_all.ods'#$Hessen.E7:.J7]" office:value-type="string" office:string-value="juz.schlossmuehle@gmail.com" calcext:value-type="string">
            <text:p>juz.schlossmuehle@gmail.com</text:p>
          </table:table-cell>
          <table:table-cell table:formula="of:=['file:///home/phil/Concert_Mailer/Bookinglist/Booking_all.ods'#$Hessen.F7:.K7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8:.F8]" office:value-type="string" office:string-value="Flörsheim" calcext:value-type="string">
            <text:p>Flörsheim</text:p>
          </table:table-cell>
          <table:table-cell table:formula="of:=['file:///home/phil/Concert_Mailer/Bookinglist/Booking_all.ods'#$Hessen.B8:.G8]" office:value-type="string" office:string-value="Moshpit" calcext:value-type="string">
            <text:p>Moshpit</text:p>
          </table:table-cell>
          <table:table-cell table:formula="of:=['file:///home/phil/Concert_Mailer/Bookinglist/Booking_all.ods'#$Hessen.C8:.H8]" office:value-type="string" office:string-value="Moshpit" calcext:value-type="string">
            <text:p>Moshpit</text:p>
          </table:table-cell>
          <table:table-cell table:formula="of:=['file:///home/phil/Concert_Mailer/Bookinglist/Booking_all.ods'#$Hessen.D8:.I8]" office:value-type="string" office:string-value="krake-ev.de" calcext:value-type="string">
            <text:p>krake-ev.de</text:p>
          </table:table-cell>
          <table:table-cell/>
          <table:table-cell table:formula="of:=['file:///home/phil/Concert_Mailer/Bookinglist/Booking_all.ods'#$Hessen.F8:.K8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9:.F9]" office:value-type="string" office:string-value="Frankfurt" calcext:value-type="string">
            <text:p>Frankfurt</text:p>
          </table:table-cell>
          <table:table-cell table:formula="of:=['file:///home/phil/Concert_Mailer/Bookinglist/Booking_all.ods'#$Hessen.B9:.G9]" office:value-type="string" office:string-value="Elfer" calcext:value-type="string">
            <text:p>Elfer</text:p>
          </table:table-cell>
          <table:table-cell table:formula="of:=['file:///home/phil/Concert_Mailer/Bookinglist/Booking_all.ods'#$Hessen.C9:.H9]" office:value-type="string" office:string-value="Thomas" calcext:value-type="string">
            <text:p>Thomas</text:p>
          </table:table-cell>
          <table:table-cell table:formula="of:=['file:///home/phil/Concert_Mailer/Bookinglist/Booking_all.ods'#$Hessen.D9:.I9]" office:value-type="string" office:string-value="www.11-er.de" calcext:value-type="string">
            <text:p>www.11-er.de</text:p>
          </table:table-cell>
          <table:table-cell table:formula="of:=['file:///home/phil/Concert_Mailer/Bookinglist/Booking_all.ods'#$Hessen.E9:.J9]" office:value-type="string" office:string-value="thomas@11-er.de" calcext:value-type="string">
            <text:p>thomas@11-er.de</text:p>
          </table:table-cell>
          <table:table-cell table:formula="of:=['file:///home/phil/Concert_Mailer/Bookinglist/Booking_all.ods'#$Hessen.F9:.K9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10:.F10]" office:value-type="string" office:string-value="Frankfurt" calcext:value-type="string">
            <text:p>Frankfurt</text:p>
          </table:table-cell>
          <table:table-cell table:formula="of:=['file:///home/phil/Concert_Mailer/Bookinglist/Booking_all.ods'#$Hessen.B10:.G10]" office:value-type="string" office:string-value="Klapperfeld" calcext:value-type="string">
            <text:p>Klapperfeld</text:p>
          </table:table-cell>
          <table:table-cell table:formula="of:=['file:///home/phil/Concert_Mailer/Bookinglist/Booking_all.ods'#$Hessen.C10:.H10]" office:value-type="string" office:string-value="Klapperfeld" calcext:value-type="string">
            <text:p>Klapperfeld</text:p>
          </table:table-cell>
          <table:table-cell table:formula="of:=['file:///home/phil/Concert_Mailer/Bookinglist/Booking_all.ods'#$Hessen.D10:.I10]" office:value-type="string" office:string-value="faitesvotrejeu.tk" calcext:value-type="string">
            <text:p>faitesvotrejeu.tk</text:p>
          </table:table-cell>
          <table:table-cell table:formula="of:=['file:///home/phil/Concert_Mailer/Bookinglist/Booking_all.ods'#$Hessen.E1:.J1]" office:value-type="string" office:string-value="E-mail Address" calcext:value-type="string">
            <text:p>E-mail Address</text:p>
          </table:table-cell>
          <table:table-cell table:formula="of:=['file:///home/phil/Concert_Mailer/Bookinglist/Booking_all.ods'#$Hessen.F10:.K10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11:.F11]" office:value-type="string" office:string-value="Fulda" calcext:value-type="string">
            <text:p>Fulda</text:p>
          </table:table-cell>
          <table:table-cell table:formula="of:=['file:///home/phil/Concert_Mailer/Bookinglist/Booking_all.ods'#$Hessen.B11:.G11]" office:value-type="string" office:string-value="Cafe Panama" calcext:value-type="string">
            <text:p>Cafe Panama</text:p>
          </table:table-cell>
          <table:table-cell table:formula="of:=['file:///home/phil/Concert_Mailer/Bookinglist/Booking_all.ods'#$Hessen.C11:.H11]" office:value-type="string" office:string-value="Cafe Panama" calcext:value-type="string">
            <text:p>Cafe Panama</text:p>
          </table:table-cell>
          <table:table-cell table:formula="of:=['file:///home/phil/Concert_Mailer/Bookinglist/Booking_all.ods'#$Hessen.D11:.I11]" office:value-type="string" office:string-value="facebook.com/cafepanama" calcext:value-type="string">
            <text:p>facebook.com/cafepanama</text:p>
          </table:table-cell>
          <table:table-cell/>
          <table:table-cell table:formula="of:=['file:///home/phil/Concert_Mailer/Bookinglist/Booking_all.ods'#$Hessen.F11:.K11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12:.F12]" office:value-type="string" office:string-value="Fulda" calcext:value-type="string">
            <text:p>Fulda</text:p>
          </table:table-cell>
          <table:table-cell table:formula="of:=['file:///home/phil/Concert_Mailer/Bookinglist/Booking_all.ods'#$Hessen.B12:.G12]" office:value-type="string" office:string-value="Kreuz" calcext:value-type="string">
            <text:p>Kreuz</text:p>
          </table:table-cell>
          <table:table-cell table:formula="of:=['file:///home/phil/Concert_Mailer/Bookinglist/Booking_all.ods'#$Hessen.C12:.H12]" office:value-type="string" office:string-value="Herr Wortmann, Hallo Kreuz Fulda" calcext:value-type="string">
            <text:p>Herr Wortmann, Hallo Kreuz Fulda</text:p>
          </table:table-cell>
          <table:table-cell table:formula="of:=['file:///home/phil/Concert_Mailer/Bookinglist/Booking_all.ods'#$Hessen.D12:.I12]" office:value-type="string" office:string-value="kreuz.com" calcext:value-type="string">
            <text:p>kreuz.com</text:p>
          </table:table-cell>
          <table:table-cell table:formula="of:=['file:///home/phil/Concert_Mailer/Bookinglist/Booking_all.ods'#$Hessen.E12:.J12]" office:value-type="string" office:string-value="kreuz@kreuz.com" calcext:value-type="string">
            <text:p>kreuz@kreuz.com</text:p>
          </table:table-cell>
          <table:table-cell table:formula="of:=['file:///home/phil/Concert_Mailer/Bookinglist/Booking_all.ods'#$Hessen.F12:.K12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13:.F13]" office:value-type="string" office:string-value="Gießen" calcext:value-type="string">
            <text:p>Gießen</text:p>
          </table:table-cell>
          <table:table-cell table:formula="of:=['file:///home/phil/Concert_Mailer/Bookinglist/Booking_all.ods'#$Hessen.B13:.G13]" office:value-type="string" office:string-value="Alte Kupferschmiede" calcext:value-type="string">
            <text:p>Alte Kupferschmiede</text:p>
          </table:table-cell>
          <table:table-cell table:formula="of:=['file:///home/phil/Concert_Mailer/Bookinglist/Booking_all.ods'#$Hessen.C13:.H13]" office:value-type="string" office:string-value="Kupferschmiede" calcext:value-type="string">
            <text:p>Kupferschmiede</text:p>
          </table:table-cell>
          <table:table-cell table:formula="of:=['file:///home/phil/Concert_Mailer/Bookinglist/Booking_all.ods'#$Hessen.D13:.I13]" office:value-type="string" office:string-value="facebook.com/altekupferschmiede" calcext:value-type="string">
            <text:p>facebook.com/altekupferschmiede</text:p>
          </table:table-cell>
          <table:table-cell/>
          <table:table-cell table:formula="of:=['file:///home/phil/Concert_Mailer/Bookinglist/Booking_all.ods'#$Hessen.F13:.K13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14:.F14]" office:value-type="string" office:string-value="Gelnhausen" calcext:value-type="string">
            <text:p>Gelnhausen</text:p>
          </table:table-cell>
          <table:table-cell table:formula="of:=['file:///home/phil/Concert_Mailer/Bookinglist/Booking_all.ods'#$Hessen.B14:.G14]" office:value-type="string" office:string-value="Lorbass" calcext:value-type="string">
            <text:p>Lorbass</text:p>
          </table:table-cell>
          <table:table-cell table:formula="of:=['file:///home/phil/Concert_Mailer/Bookinglist/Booking_all.ods'#$Hessen.C14:.H14]" office:value-type="string" office:string-value="Lorbass" calcext:value-type="string">
            <text:p>Lorbass</text:p>
          </table:table-cell>
          <table:table-cell table:formula="of:=['file:///home/phil/Concert_Mailer/Bookinglist/Booking_all.ods'#$Hessen.D14:.I14]" office:value-type="string" office:string-value="info@lorbass.de" calcext:value-type="string">
            <text:p>info@lorbass.de</text:p>
          </table:table-cell>
          <table:table-cell table:formula="of:=['file:///home/phil/Concert_Mailer/Bookinglist/Booking_all.ods'#$Hessen.E14:.J14]" office:value-type="string" office:string-value="lorbass-gelnhausen.de" calcext:value-type="string">
            <text:p>lorbass-gelnhausen.de</text:p>
          </table:table-cell>
          <table:table-cell table:formula="of:=['file:///home/phil/Concert_Mailer/Bookinglist/Booking_all.ods'#$Hessen.F14:.K14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15:.F15]" office:value-type="string" office:string-value="Hanau" calcext:value-type="string">
            <text:p>Hanau</text:p>
          </table:table-cell>
          <table:table-cell table:formula="of:=['file:///home/phil/Concert_Mailer/Bookinglist/Booking_all.ods'#$Hessen.B15:.G15]" office:value-type="string" office:string-value="Kuz" calcext:value-type="string">
            <text:p>Kuz</text:p>
          </table:table-cell>
          <table:table-cell table:formula="of:=['file:///home/phil/Concert_Mailer/Bookinglist/Booking_all.ods'#$Hessen.C15:.H15]" office:value-type="string" office:string-value="Kuz" calcext:value-type="string">
            <text:p>Kuz</text:p>
          </table:table-cell>
          <table:table-cell table:formula="of:=['file:///home/phil/Concert_Mailer/Bookinglist/Booking_all.ods'#$Hessen.D15:.I15]" office:value-type="string" office:string-value="kuz-hanau.de" calcext:value-type="string">
            <text:p>kuz-hanau.de</text:p>
          </table:table-cell>
          <table:table-cell table:formula="of:=['file:///home/phil/Concert_Mailer/Bookinglist/Booking_all.ods'#$Hessen.E15:.J15]" office:value-type="string" office:string-value="booking@kuz-hanau.de" calcext:value-type="string">
            <text:p>booking@kuz-hanau.de</text:p>
          </table:table-cell>
          <table:table-cell table:formula="of:=['file:///home/phil/Concert_Mailer/Bookinglist/Booking_all.ods'#$Hessen.F15:.K15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16:.F16]" office:value-type="string" office:string-value="Karben" calcext:value-type="string">
            <text:p>Karben</text:p>
          </table:table-cell>
          <table:table-cell table:formula="of:=['file:///home/phil/Concert_Mailer/Bookinglist/Booking_all.ods'#$Hessen.B16:.G16]" office:value-type="string" office:string-value="Kulturscheune" calcext:value-type="string">
            <text:p>Kulturscheune</text:p>
          </table:table-cell>
          <table:table-cell table:formula="of:=['file:///home/phil/Concert_Mailer/Bookinglist/Booking_all.ods'#$Hessen.C16:.H16]" office:value-type="string" office:string-value="Michael, Hallo Kulturscheune" calcext:value-type="string">
            <text:p>Michael, Hallo Kulturscheune</text:p>
          </table:table-cell>
          <table:table-cell table:formula="of:=['file:///home/phil/Concert_Mailer/Bookinglist/Booking_all.ods'#$Hessen.D16:.I16]" office:value-type="string" office:string-value="kulturscheune-karben.de" calcext:value-type="string">
            <text:p>kulturscheune-karben.de</text:p>
          </table:table-cell>
          <table:table-cell table:formula="of:=['file:///home/phil/Concert_Mailer/Bookinglist/Booking_all.ods'#$Hessen.E16:.J16]" office:value-type="string" office:string-value="michael@kulturscheune-karben.de" calcext:value-type="string">
            <text:p>michael@kulturscheune-karben.de</text:p>
          </table:table-cell>
          <table:table-cell table:formula="of:=['file:///home/phil/Concert_Mailer/Bookinglist/Booking_all.ods'#$Hessen.F16:.K16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17:.F17]" office:value-type="string" office:string-value="Kassel" calcext:value-type="string">
            <text:p>Kassel</text:p>
          </table:table-cell>
          <table:table-cell table:formula="of:=['file:///home/phil/Concert_Mailer/Bookinglist/Booking_all.ods'#$Hessen.B17:.G17]" office:value-type="string" office:string-value="K19" calcext:value-type="string">
            <text:p>K19</text:p>
          </table:table-cell>
          <table:table-cell table:formula="of:=['file:///home/phil/Concert_Mailer/Bookinglist/Booking_all.ods'#$Hessen.C17:.H17]" office:value-type="string" office:string-value="Asta" calcext:value-type="string">
            <text:p>Asta</text:p>
          </table:table-cell>
          <table:table-cell table:formula="of:=['file:///home/phil/Concert_Mailer/Bookinglist/Booking_all.ods'#$Hessen.D17:.I17]" office:value-type="string" office:string-value="kultur@asta-kassel.de" calcext:value-type="string">
            <text:p>kultur@asta-kassel.de</text:p>
          </table:table-cell>
          <table:table-cell table:formula="of:=['file:///home/phil/Concert_Mailer/Bookinglist/Booking_all.ods'#$Hessen.E17:.J17]" office:value-type="string" office:string-value="www.facebook.com/KulturzentrumK19" calcext:value-type="string">
            <text:p>www.facebook.com/KulturzentrumK19</text:p>
          </table:table-cell>
          <table:table-cell table:formula="of:=['file:///home/phil/Concert_Mailer/Bookinglist/Booking_all.ods'#$Hessen.F17:.K17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18:.F18]" office:value-type="string" office:string-value="Kassel" calcext:value-type="string">
            <text:p>Kassel</text:p>
          </table:table-cell>
          <table:table-cell table:formula="of:=['file:///home/phil/Concert_Mailer/Bookinglist/Booking_all.ods'#$Hessen.B18:.G18]" office:value-type="string" office:string-value="Kultur Von Unten" calcext:value-type="string">
            <text:p>Kultur Von Unten</text:p>
          </table:table-cell>
          <table:table-cell table:formula="of:=['file:///home/phil/Concert_Mailer/Bookinglist/Booking_all.ods'#$Hessen.C18:.H18]" office:value-type="string" office:string-value="Kultur Von Unten" calcext:value-type="string">
            <text:p>Kultur Von Unten</text:p>
          </table:table-cell>
          <table:table-cell table:formula="of:=['file:///home/phil/Concert_Mailer/Bookinglist/Booking_all.ods'#$Hessen.D18:.I18]" office:value-type="string" office:string-value="wirsindunten.de" calcext:value-type="string">
            <text:p>wirsindunten.de</text:p>
          </table:table-cell>
          <table:table-cell table:formula="of:=['file:///home/phil/Concert_Mailer/Bookinglist/Booking_all.ods'#$Hessen.E18:.J18]" office:value-type="string" office:string-value="kontakt@wirsindunten.de" calcext:value-type="string">
            <text:p>kontakt@wirsindunten.de</text:p>
          </table:table-cell>
          <table:table-cell table:formula="of:=['file:///home/phil/Concert_Mailer/Bookinglist/Booking_all.ods'#$Hessen.F18:.K18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19:.F19]" office:value-type="string" office:string-value="Kassel" calcext:value-type="string">
            <text:p>Kassel</text:p>
          </table:table-cell>
          <table:table-cell table:formula="of:=['file:///home/phil/Concert_Mailer/Bookinglist/Booking_all.ods'#$Hessen.B19:.G19]" office:value-type="string" office:string-value="Fiasko" calcext:value-type="string">
            <text:p>Fiasko</text:p>
          </table:table-cell>
          <table:table-cell table:formula="of:=['file:///home/phil/Concert_Mailer/Bookinglist/Booking_all.ods'#$Hessen.C19:.H19]" office:value-type="string" office:string-value="Fiasko" calcext:value-type="string">
            <text:p>Fiasko</text:p>
          </table:table-cell>
          <table:table-cell table:formula="of:=['file:///home/phil/Concert_Mailer/Bookinglist/Booking_all.ods'#$Hessen.D19:.I19]" office:value-type="string" office:string-value="fiasko-kassel.de" calcext:value-type="string">
            <text:p>fiasko-kassel.de</text:p>
          </table:table-cell>
          <table:table-cell table:formula="of:=['file:///home/phil/Concert_Mailer/Bookinglist/Booking_all.ods'#$Hessen.E19:.J19]" office:value-type="string" office:string-value="box@fiasko-kassel.de" calcext:value-type="string">
            <text:p>box@fiasko-kassel.de</text:p>
          </table:table-cell>
          <table:table-cell table:formula="of:=['file:///home/phil/Concert_Mailer/Bookinglist/Booking_all.ods'#$Hessen.F19:.K19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20:.F20]" office:value-type="string" office:string-value="Kassel" calcext:value-type="string">
            <text:p>Kassel</text:p>
          </table:table-cell>
          <table:table-cell table:formula="of:=['file:///home/phil/Concert_Mailer/Bookinglist/Booking_all.ods'#$Hessen.B20:.G20]" office:value-type="string" office:string-value="Schlachthof" calcext:value-type="string">
            <text:p>Schlachthof</text:p>
          </table:table-cell>
          <table:table-cell table:formula="of:=['file:///home/phil/Concert_Mailer/Bookinglist/Booking_all.ods'#$Hessen.C20:.H20]" office:value-type="string" office:string-value="Schlachthof" calcext:value-type="string">
            <text:p>Schlachthof</text:p>
          </table:table-cell>
          <table:table-cell table:formula="of:=['file:///home/phil/Concert_Mailer/Bookinglist/Booking_all.ods'#$Hessen.D20:.I20]" office:value-type="string" office:string-value="schlachthof-kassel.de" calcext:value-type="string">
            <text:p>schlachthof-kassel.de</text:p>
          </table:table-cell>
          <table:table-cell/>
          <table:table-cell table:formula="of:=['file:///home/phil/Concert_Mailer/Bookinglist/Booking_all.ods'#$Hessen.F20:.K20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21:.F21]" office:value-type="string" office:string-value="Langenselbold" calcext:value-type="string">
            <text:p>Langenselbold</text:p>
          </table:table-cell>
          <table:table-cell table:formula="of:=['file:///home/phil/Concert_Mailer/Bookinglist/Booking_all.ods'#$Hessen.B21:.G21]" office:value-type="string" office:string-value="Juz Underground" calcext:value-type="string">
            <text:p>Juz Underground</text:p>
          </table:table-cell>
          <table:table-cell table:formula="of:=['file:///home/phil/Concert_Mailer/Bookinglist/Booking_all.ods'#$Hessen.C21:.H21]" office:value-type="string" office:string-value="Juz Underground" calcext:value-type="string">
            <text:p>Juz Underground</text:p>
          </table:table-cell>
          <table:table-cell table:formula="of:=['file:///home/phil/Concert_Mailer/Bookinglist/Booking_all.ods'#$Hessen.D21:.I21]" office:value-type="string" office:string-value="jufoela.de" calcext:value-type="string">
            <text:p>jufoela.de</text:p>
          </table:table-cell>
          <table:table-cell table:formula="of:=['file:///home/phil/Concert_Mailer/Bookinglist/Booking_all.ods'#$Hessen.E21:.J21]" office:value-type="string" office:string-value="jugend@jufoela.de" calcext:value-type="string">
            <text:p>jugend@jufoela.de</text:p>
          </table:table-cell>
          <table:table-cell table:formula="of:=['file:///home/phil/Concert_Mailer/Bookinglist/Booking_all.ods'#$Hessen.F21:.K21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22:.F22]" office:value-type="string" office:string-value="Langenselbold" calcext:value-type="string">
            <text:p>Langenselbold</text:p>
          </table:table-cell>
          <table:table-cell table:formula="of:=['file:///home/phil/Concert_Mailer/Bookinglist/Booking_all.ods'#$Hessen.B22:.G22]" office:value-type="string" office:string-value="Juz Underground" calcext:value-type="string">
            <text:p>Juz Underground</text:p>
          </table:table-cell>
          <table:table-cell table:formula="of:=['file:///home/phil/Concert_Mailer/Bookinglist/Booking_all.ods'#$Hessen.C22:.H22]" office:value-type="string" office:string-value="Alex, Hallo Underground" calcext:value-type="string">
            <text:p>Alex, Hallo Underground</text:p>
          </table:table-cell>
          <table:table-cell table:formula="of:=['file:///home/phil/Concert_Mailer/Bookinglist/Booking_all.ods'#$Hessen.D22:.I22]" office:value-type="string" office:string-value="facebook.com/Volume.de" calcext:value-type="string">
            <text:p>facebook.com/Volume.de</text:p>
          </table:table-cell>
          <table:table-cell table:formula="of:=['file:///home/phil/Concert_Mailer/Bookinglist/Booking_all.ods'#$Hessen.E22:.J22]" office:value-type="string" office:string-value="alex@volume-music.com" calcext:value-type="string">
            <text:p>alex@volume-music.com</text:p>
          </table:table-cell>
          <table:table-cell table:formula="of:=['file:///home/phil/Concert_Mailer/Bookinglist/Booking_all.ods'#$Hessen.F22:.K22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23:.F23]" office:value-type="string" office:string-value="Limburg" calcext:value-type="string">
            <text:p>Limburg</text:p>
          </table:table-cell>
          <table:table-cell table:formula="of:=['file:///home/phil/Concert_Mailer/Bookinglist/Booking_all.ods'#$Hessen.B23:.G23]" office:value-type="string" office:string-value="Kalkrwerk" calcext:value-type="string">
            <text:p>Kalkrwerk</text:p>
          </table:table-cell>
          <table:table-cell table:formula="of:=['file:///home/phil/Concert_Mailer/Bookinglist/Booking_all.ods'#$Hessen.C23:.H23]" office:value-type="string" office:string-value="Kalkwerk" calcext:value-type="string">
            <text:p>Kalkwerk</text:p>
          </table:table-cell>
          <table:table-cell table:formula="of:=['file:///home/phil/Concert_Mailer/Bookinglist/Booking_all.ods'#$Hessen.D23:.I23]" office:value-type="string" office:string-value="kakadu.blogsport.eu" calcext:value-type="string">
            <text:p>kakadu.blogsport.eu</text:p>
          </table:table-cell>
          <table:table-cell table:formula="of:=['file:///home/phil/Concert_Mailer/Bookinglist/Booking_all.ods'#$Hessen.E23:.J23]" office:value-type="string" office:string-value="Kakadu_Kalkwerk@Safe-mail.net" calcext:value-type="string">
            <text:p>Kakadu_Kalkwerk@Safe-mail.net</text:p>
          </table:table-cell>
          <table:table-cell table:formula="of:=['file:///home/phil/Concert_Mailer/Bookinglist/Booking_all.ods'#$Hessen.F23:.K23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24:.F24]" office:value-type="string" office:string-value="Marburg" calcext:value-type="string">
            <text:p>Marburg</text:p>
          </table:table-cell>
          <table:table-cell table:formula="of:=['file:///home/phil/Concert_Mailer/Bookinglist/Booking_all.ods'#$Hessen.B24:.G24]" office:value-type="string" office:string-value="Cafe Trauma" calcext:value-type="string">
            <text:p>Cafe Trauma</text:p>
          </table:table-cell>
          <table:table-cell table:formula="of:=['file:///home/phil/Concert_Mailer/Bookinglist/Booking_all.ods'#$Hessen.C24:.H24]" office:value-type="string" office:string-value="Konzertgruppe, Hallo Trauma" calcext:value-type="string">
            <text:p>Konzertgruppe, Hallo Trauma</text:p>
          </table:table-cell>
          <table:table-cell table:formula="of:=['file:///home/phil/Concert_Mailer/Bookinglist/Booking_all.ods'#$Hessen.D24:.I24]" office:value-type="string" office:string-value="cafetrauma.de" calcext:value-type="string">
            <text:p>cafetrauma.de</text:p>
          </table:table-cell>
          <table:table-cell table:formula="of:=['file:///home/phil/Concert_Mailer/Bookinglist/Booking_all.ods'#$Hessen.E24:.J24]" office:value-type="string" office:string-value="info@cafetrauma.de" calcext:value-type="string">
            <text:p>info@cafetrauma.de</text:p>
          </table:table-cell>
          <table:table-cell table:formula="of:=['file:///home/phil/Concert_Mailer/Bookinglist/Booking_all.ods'#$Hessen.F24:.K24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25:.F25]" office:value-type="string" office:string-value="Marburg" calcext:value-type="string">
            <text:p>Marburg</text:p>
          </table:table-cell>
          <table:table-cell table:formula="of:=['file:///home/phil/Concert_Mailer/Bookinglist/Booking_all.ods'#$Hessen.B25:.G25]" office:value-type="string" office:string-value="KFZ" calcext:value-type="string">
            <text:p>KFZ</text:p>
          </table:table-cell>
          <table:table-cell table:formula="of:=['file:///home/phil/Concert_Mailer/Bookinglist/Booking_all.ods'#$Hessen.C25:.H25]" office:value-type="string" office:string-value="Kerstin, Hallo KFZ" calcext:value-type="string">
            <text:p>Kerstin, Hallo KFZ</text:p>
          </table:table-cell>
          <table:table-cell table:formula="of:=['file:///home/phil/Concert_Mailer/Bookinglist/Booking_all.ods'#$Hessen.D25:.I25]" office:value-type="string" office:string-value="kfz-marburg.de" calcext:value-type="string">
            <text:p>kfz-marburg.de</text:p>
          </table:table-cell>
          <table:table-cell table:formula="of:=['file:///home/phil/Concert_Mailer/Bookinglist/Booking_all.ods'#$Hessen.E25:.J25]" office:value-type="string" office:string-value="hoffbauer@kfz-marburg.de" calcext:value-type="string">
            <text:p>hoffbauer@kfz-marburg.de</text:p>
          </table:table-cell>
          <table:table-cell table:formula="of:=['file:///home/phil/Concert_Mailer/Bookinglist/Booking_all.ods'#$Hessen.F25:.K25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26:.F26]" office:value-type="string" office:string-value="Marburg" calcext:value-type="string">
            <text:p>Marburg</text:p>
          </table:table-cell>
          <table:table-cell table:formula="of:=['file:///home/phil/Concert_Mailer/Bookinglist/Booking_all.ods'#$Hessen.B26:.G26]" office:value-type="string" office:string-value="KFZ" calcext:value-type="string">
            <text:p>KFZ</text:p>
          </table:table-cell>
          <table:table-cell table:formula="of:=['file:///home/phil/Concert_Mailer/Bookinglist/Booking_all.ods'#$Hessen.C26:.H26]" office:value-type="string" office:string-value="Matthias, Hallo KFZ" calcext:value-type="string">
            <text:p>Matthias, Hallo KFZ</text:p>
          </table:table-cell>
          <table:table-cell table:formula="of:=['file:///home/phil/Concert_Mailer/Bookinglist/Booking_all.ods'#$Hessen.D26:.I26]" office:value-type="string" office:string-value="kfz-marburg.de" calcext:value-type="string">
            <text:p>kfz-marburg.de</text:p>
          </table:table-cell>
          <table:table-cell table:formula="of:=['file:///home/phil/Concert_Mailer/Bookinglist/Booking_all.ods'#$Hessen.E26:.J26]" office:value-type="string" office:string-value="wussow@kfz-marburg.de" calcext:value-type="string">
            <text:p>wussow@kfz-marburg.de</text:p>
          </table:table-cell>
          <table:table-cell table:formula="of:=['file:///home/phil/Concert_Mailer/Bookinglist/Booking_all.ods'#$Hessen.F26:.K26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27:.F27]" office:value-type="string" office:string-value="Marburg" calcext:value-type="string">
            <text:p>Marburg</text:p>
          </table:table-cell>
          <table:table-cell table:formula="of:=['file:///home/phil/Concert_Mailer/Bookinglist/Booking_all.ods'#$Hessen.B27:.G27]" office:value-type="string" office:string-value="Knubbel" calcext:value-type="string">
            <text:p>Knubbel</text:p>
          </table:table-cell>
          <table:table-cell table:formula="of:=['file:///home/phil/Concert_Mailer/Bookinglist/Booking_all.ods'#$Hessen.C27:.H27]" office:value-type="string" office:string-value="Knubbel" calcext:value-type="string">
            <text:p>Knubbel</text:p>
          </table:table-cell>
          <table:table-cell table:formula="of:=['file:///home/phil/Concert_Mailer/Bookinglist/Booking_all.ods'#$Hessen.D27:.I27]" office:value-type="string" office:string-value="knubel.net" calcext:value-type="string">
            <text:p>knubel.net</text:p>
          </table:table-cell>
          <table:table-cell table:formula="of:=['file:///home/phil/Concert_Mailer/Bookinglist/Booking_all.ods'#$Hessen.E27:.J27]" office:value-type="string" office:string-value="info@knubbel.net" calcext:value-type="string">
            <text:p>info@knubbel.net</text:p>
          </table:table-cell>
          <table:table-cell table:formula="of:=['file:///home/phil/Concert_Mailer/Bookinglist/Booking_all.ods'#$Hessen.F27:.K27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28:.F28]" office:value-type="string" office:string-value="Michelstadt" calcext:value-type="string">
            <text:p>Michelstadt</text:p>
          </table:table-cell>
          <table:table-cell table:formula="of:=['file:///home/phil/Concert_Mailer/Bookinglist/Booking_all.ods'#$Hessen.B28:.G28]" office:value-type="string" office:string-value="Unterholz" calcext:value-type="string">
            <text:p>Unterholz</text:p>
          </table:table-cell>
          <table:table-cell table:formula="of:=['file:///home/phil/Concert_Mailer/Bookinglist/Booking_all.ods'#$Hessen.C28:.H28]" office:value-type="string" office:string-value="Unterholz" calcext:value-type="string">
            <text:p>Unterholz</text:p>
          </table:table-cell>
          <table:table-cell table:formula="of:=['file:///home/phil/Concert_Mailer/Bookinglist/Booking_all.ods'#$Hessen.D28:.I28]" office:value-type="string" office:string-value="unterholz.club" calcext:value-type="string">
            <text:p>unterholz.club</text:p>
          </table:table-cell>
          <table:table-cell table:formula="of:=['file:///home/phil/Concert_Mailer/Bookinglist/Booking_all.ods'#$Hessen.E28:.J28]" office:value-type="string" office:string-value="info@unterholz.club" calcext:value-type="string">
            <text:p>info@unterholz.club</text:p>
          </table:table-cell>
          <table:table-cell table:formula="of:=['file:///home/phil/Concert_Mailer/Bookinglist/Booking_all.ods'#$Hessen.F28:.K28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29:.F29]" office:value-type="string" office:string-value="Michelstadt" calcext:value-type="string">
            <text:p>Michelstadt</text:p>
          </table:table-cell>
          <table:table-cell table:formula="of:=['file:///home/phil/Concert_Mailer/Bookinglist/Booking_all.ods'#$Hessen.B29:.G29]" office:value-type="string" office:string-value="Unterholz" calcext:value-type="string">
            <text:p>Unterholz</text:p>
          </table:table-cell>
          <table:table-cell table:formula="of:=['file:///home/phil/Concert_Mailer/Bookinglist/Booking_all.ods'#$Hessen.C29:.H29]" office:value-type="string" office:string-value="Eva, Hallo Unterholz" calcext:value-type="string">
            <text:p>Eva, Hallo Unterholz</text:p>
          </table:table-cell>
          <table:table-cell table:formula="of:=['file:///home/phil/Concert_Mailer/Bookinglist/Booking_all.ods'#$Hessen.D29:.I29]" office:value-type="string" office:string-value="unterholz.club" calcext:value-type="string">
            <text:p>unterholz.club</text:p>
          </table:table-cell>
          <table:table-cell table:formula="of:=['file:///home/phil/Concert_Mailer/Bookinglist/Booking_all.ods'#$Hessen.E29:.J29]" office:value-type="string" office:string-value="e.kuger@pq-world.de" calcext:value-type="string">
            <text:p>e.kuger@pq-world.de</text:p>
          </table:table-cell>
          <table:table-cell table:formula="of:=['file:///home/phil/Concert_Mailer/Bookinglist/Booking_all.ods'#$Hessen.F29:.K29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30:.F30]" office:value-type="string" office:string-value="Offenbach" calcext:value-type="string">
            <text:p>Offenbach</text:p>
          </table:table-cell>
          <table:table-cell table:formula="of:=['file:///home/phil/Concert_Mailer/Bookinglist/Booking_all.ods'#$Hessen.B30:.G30]" office:value-type="string" office:string-value="Lochlicht Booking" calcext:value-type="string">
            <text:p>Lochlicht Booking</text:p>
          </table:table-cell>
          <table:table-cell table:formula="of:=['file:///home/phil/Concert_Mailer/Bookinglist/Booking_all.ods'#$Hessen.C30:.H30]" office:value-type="string" office:string-value="Lochlicht Booking" calcext:value-type="string">
            <text:p>Lochlicht Booking</text:p>
          </table:table-cell>
          <table:table-cell table:formula="of:=['file:///home/phil/Concert_Mailer/Bookinglist/Booking_all.ods'#$Hessen.D30:.I30]" office:value-type="float" office:value="0" calcext:value-type="float">
            <text:p/>
          </table:table-cell>
          <table:table-cell/>
          <table:table-cell table:formula="of:=['file:///home/phil/Concert_Mailer/Bookinglist/Booking_all.ods'#$Hessen.F30:.K30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31:.F31]" office:value-type="string" office:string-value="Rüsselsheim" calcext:value-type="string">
            <text:p>Rüsselsheim</text:p>
          </table:table-cell>
          <table:table-cell table:formula="of:=['file:///home/phil/Concert_Mailer/Bookinglist/Booking_all.ods'#$Hessen.B31:.G31]" office:value-type="string" office:string-value="Das Rind" calcext:value-type="string">
            <text:p>Das Rind</text:p>
          </table:table-cell>
          <table:table-cell table:formula="of:=['file:///home/phil/Concert_Mailer/Bookinglist/Booking_all.ods'#$Hessen.C31:.H31]" office:value-type="string" office:string-value="Flo, Hallo Rind" calcext:value-type="string">
            <text:p>Flo, Hallo Rind</text:p>
          </table:table-cell>
          <table:table-cell table:formula="of:=['file:///home/phil/Concert_Mailer/Bookinglist/Booking_all.ods'#$Hessen.D31:.I31]" office:value-type="string" office:string-value="dasrind.de" calcext:value-type="string">
            <text:p>dasrind.de</text:p>
          </table:table-cell>
          <table:table-cell table:formula="of:=['file:///home/phil/Concert_Mailer/Bookinglist/Booking_all.ods'#$Hessen.E31:.J31]" office:value-type="string" office:string-value="flo@dasrind.de" calcext:value-type="string">
            <text:p>flo@dasrind.de</text:p>
          </table:table-cell>
          <table:table-cell table:formula="of:=['file:///home/phil/Concert_Mailer/Bookinglist/Booking_all.ods'#$Hessen.F31:.K31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32:.F32]" office:value-type="string" office:string-value="Wiesbaden" calcext:value-type="string">
            <text:p>Wiesbaden</text:p>
          </table:table-cell>
          <table:table-cell table:formula="of:=['file:///home/phil/Concert_Mailer/Bookinglist/Booking_all.ods'#$Hessen.B32:.G32]" office:value-type="string" office:string-value="Kulturpalast" calcext:value-type="string">
            <text:p>Kulturpalast</text:p>
          </table:table-cell>
          <table:table-cell table:formula="of:=['file:///home/phil/Concert_Mailer/Bookinglist/Booking_all.ods'#$Hessen.C32:.H32]" office:value-type="string" office:string-value="Ulf" calcext:value-type="string">
            <text:p>Ulf</text:p>
          </table:table-cell>
          <table:table-cell table:formula="of:=['file:///home/phil/Concert_Mailer/Bookinglist/Booking_all.ods'#$Hessen.D32:.I32]" office:value-type="string" office:string-value="kulturpalast-wiesbaden.de" calcext:value-type="string">
            <text:p>kulturpalast-wiesbaden.de</text:p>
          </table:table-cell>
          <table:table-cell table:formula="of:=['file:///home/phil/Concert_Mailer/Bookinglist/Booking_all.ods'#$Hessen.E32:.J32]" office:value-type="string" office:string-value="booking@kulturpalast-wiesbaden.de" calcext:value-type="string">
            <text:p>booking@kulturpalast-wiesbaden.de</text:p>
          </table:table-cell>
          <table:table-cell table:formula="of:=['file:///home/phil/Concert_Mailer/Bookinglist/Booking_all.ods'#$Hessen.F32:.K32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33:.F33]" office:value-type="string" office:string-value="Wiesbaden" calcext:value-type="string">
            <text:p>Wiesbaden</text:p>
          </table:table-cell>
          <table:table-cell table:formula="of:=['file:///home/phil/Concert_Mailer/Bookinglist/Booking_all.ods'#$Hessen.B33:.G33]" office:value-type="string" office:string-value="Sabot" calcext:value-type="string">
            <text:p>Sabot</text:p>
          </table:table-cell>
          <table:table-cell table:formula="of:=['file:///home/phil/Concert_Mailer/Bookinglist/Booking_all.ods'#$Hessen.C33:.H33]" office:value-type="string" office:string-value="Raidy, Hallo Sabot" calcext:value-type="string">
            <text:p>Raidy, Hallo Sabot</text:p>
          </table:table-cell>
          <table:table-cell table:formula="of:=['file:///home/phil/Concert_Mailer/Bookinglist/Booking_all.ods'#$Hessen.D33:.I33]" office:value-type="string" office:string-value="kulturkneipe-sabot.de" calcext:value-type="string">
            <text:p>kulturkneipe-sabot.de</text:p>
          </table:table-cell>
          <table:table-cell table:formula="of:=['file:///home/phil/Concert_Mailer/Bookinglist/Booking_all.ods'#$Hessen.E33:.J33]" office:value-type="string" office:string-value="raidy@kulturkneipe-sabot.de" calcext:value-type="string">
            <text:p>raidy@kulturkneipe-sabot.de</text:p>
          </table:table-cell>
          <table:table-cell table:formula="of:=['file:///home/phil/Concert_Mailer/Bookinglist/Booking_all.ods'#$Hessen.F33:.K33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34:.F34]" office:value-type="string" office:string-value="Wiesbaden" calcext:value-type="string">
            <text:p>Wiesbaden</text:p>
          </table:table-cell>
          <table:table-cell table:formula="of:=['file:///home/phil/Concert_Mailer/Bookinglist/Booking_all.ods'#$Hessen.B34:.G34]" office:value-type="string" office:string-value="Schlachthof" calcext:value-type="string">
            <text:p>Schlachthof</text:p>
          </table:table-cell>
          <table:table-cell table:formula="of:=['file:///home/phil/Concert_Mailer/Bookinglist/Booking_all.ods'#$Hessen.C34:.H34]" office:value-type="string" office:string-value="Dennis, Hallo Schlachthof" calcext:value-type="string">
            <text:p>Dennis, Hallo Schlachthof</text:p>
          </table:table-cell>
          <table:table-cell table:formula="of:=['file:///home/phil/Concert_Mailer/Bookinglist/Booking_all.ods'#$Hessen.D34:.I34]" office:value-type="string" office:string-value="schlachthof-wiesbaden.de" calcext:value-type="string">
            <text:p>schlachthof-wiesbaden.de</text:p>
          </table:table-cell>
          <table:table-cell table:formula="of:=['file:///home/phil/Concert_Mailer/Bookinglist/Booking_all.ods'#$Hessen.E34:.J34]" office:value-type="string" office:string-value="dennis.peters@schlachthof-wiesbaden.de" calcext:value-type="string">
            <text:p>dennis.peters@schlachthof-wiesbaden.de</text:p>
          </table:table-cell>
          <table:table-cell table:formula="of:=['file:///home/phil/Concert_Mailer/Bookinglist/Booking_all.ods'#$Hessen.F34:.K34]" office:value-type="string" office:string-value="0163-8939833" calcext:value-type="string">
            <text:p>0163-8939833</text:p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35:.F35]" office:value-type="string" office:string-value="Wiesbaden" calcext:value-type="string">
            <text:p>Wiesbaden</text:p>
          </table:table-cell>
          <table:table-cell table:formula="of:=['file:///home/phil/Concert_Mailer/Bookinglist/Booking_all.ods'#$Hessen.B35:.G35]" office:value-type="string" office:string-value="Schlachthof" calcext:value-type="string">
            <text:p>Schlachthof</text:p>
          </table:table-cell>
          <table:table-cell table:formula="of:=['file:///home/phil/Concert_Mailer/Bookinglist/Booking_all.ods'#$Hessen.C35:.H35]" office:value-type="string" office:string-value="Carsten, Hallo Schlachthof" calcext:value-type="string">
            <text:p>Carsten, Hallo Schlachthof</text:p>
          </table:table-cell>
          <table:table-cell table:formula="of:=['file:///home/phil/Concert_Mailer/Bookinglist/Booking_all.ods'#$Hessen.D35:.I35]" office:value-type="string" office:string-value="schlachthof-wiesbaden.de" calcext:value-type="string">
            <text:p>schlachthof-wiesbaden.de</text:p>
          </table:table-cell>
          <table:table-cell table:formula="of:=['file:///home/phil/Concert_Mailer/Bookinglist/Booking_all.ods'#$Hessen.E35:.J35]" office:value-type="string" office:string-value="carsten.schack@schlachthof-wiesbaden.de" calcext:value-type="string">
            <text:p>carsten.schack@schlachthof-wiesbaden.de</text:p>
          </table:table-cell>
          <table:table-cell table:formula="of:=['file:///home/phil/Concert_Mailer/Bookinglist/Booking_all.ods'#$Hessen.F35:.K35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36:.F36]" office:value-type="string" office:string-value="Gießen" calcext:value-type="string">
            <text:p>Gießen</text:p>
          </table:table-cell>
          <table:table-cell table:formula="of:=['file:///home/phil/Concert_Mailer/Bookinglist/Booking_all.ods'#$Hessen.B36:.G36]" office:value-type="string" office:string-value="MuK" calcext:value-type="string">
            <text:p>MuK</text:p>
          </table:table-cell>
          <table:table-cell table:formula="of:=['file:///home/phil/Concert_Mailer/Bookinglist/Booking_all.ods'#$Hessen.C36:.H36]" office:value-type="string" office:string-value="MuK" calcext:value-type="string">
            <text:p>MuK</text:p>
          </table:table-cell>
          <table:table-cell table:formula="of:=['file:///home/phil/Concert_Mailer/Bookinglist/Booking_all.ods'#$Hessen.D36:.I36]" office:value-type="string" office:string-value="muk-giessen.de" calcext:value-type="string">
            <text:p>muk-giessen.de</text:p>
          </table:table-cell>
          <table:table-cell table:formula="of:=['file:///home/phil/Concert_Mailer/Bookinglist/Booking_all.ods'#$Hessen.E36:.J36]" office:value-type="string" office:string-value="info@muk-giessen.de" calcext:value-type="string">
            <text:p>info@muk-giessen.de</text:p>
          </table:table-cell>
          <table:table-cell table:formula="of:=['file:///home/phil/Concert_Mailer/Bookinglist/Booking_all.ods'#$Hessen.F36:.K36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37:.F37]" office:value-type="string" office:string-value="Heuchelheim" calcext:value-type="string">
            <text:p>Heuchelheim</text:p>
          </table:table-cell>
          <table:table-cell table:formula="of:=['file:///home/phil/Concert_Mailer/Bookinglist/Booking_all.ods'#$Hessen.B37:.G37]" office:value-type="string" office:string-value="Undergrund" calcext:value-type="string">
            <text:p>Undergrund</text:p>
          </table:table-cell>
          <table:table-cell table:formula="of:=['file:///home/phil/Concert_Mailer/Bookinglist/Booking_all.ods'#$Hessen.C37:.H37]" office:value-type="string" office:string-value="Underground" calcext:value-type="string">
            <text:p>Underground</text:p>
          </table:table-cell>
          <table:table-cell table:formula="of:=['file:///home/phil/Concert_Mailer/Bookinglist/Booking_all.ods'#$Hessen.D37:.I37]" office:value-type="string" office:string-value="facebook.com/juz.heuchelheim.9" calcext:value-type="string">
            <text:p>facebook.com/juz.heuchelheim.9</text:p>
          </table:table-cell>
          <table:table-cell table:formula="of:=['file:///home/phil/Concert_Mailer/Bookinglist/Booking_all.ods'#$Hessen.E37:.J37]" office:value-type="string" office:string-value="kontakt@underground-heuchelheim.de" calcext:value-type="string">
            <text:p>kontakt@underground-heuchelheim.de</text:p>
          </table:table-cell>
          <table:table-cell table:formula="of:=['file:///home/phil/Concert_Mailer/Bookinglist/Booking_all.ods'#$Hessen.F37:.K37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38:.F38]" office:value-type="string" office:string-value="Gießen" calcext:value-type="string">
            <text:p>Gießen</text:p>
          </table:table-cell>
          <table:table-cell table:formula="of:=['file:///home/phil/Concert_Mailer/Bookinglist/Booking_all.ods'#$Hessen.B38:.G38]" office:value-type="string" office:string-value="Jokus" calcext:value-type="string">
            <text:p>Jokus</text:p>
          </table:table-cell>
          <table:table-cell table:formula="of:=['file:///home/phil/Concert_Mailer/Bookinglist/Booking_all.ods'#$Hessen.C38:.H38]" office:value-type="string" office:string-value="Jokus" calcext:value-type="string">
            <text:p>Jokus</text:p>
          </table:table-cell>
          <table:table-cell table:formula="of:=['file:///home/phil/Concert_Mailer/Bookinglist/Booking_all.ods'#$Hessen.D38:.I38]" office:value-type="string" office:string-value="jokus-giessen.de" calcext:value-type="string">
            <text:p>jokus-giessen.de</text:p>
          </table:table-cell>
          <table:table-cell table:formula="of:=['file:///home/phil/Concert_Mailer/Bookinglist/Booking_all.ods'#$Hessen.E38:.J38]" office:value-type="string" office:string-value="jokus@giessen.de" calcext:value-type="string">
            <text:p>jokus@giessen.de</text:p>
          </table:table-cell>
          <table:table-cell table:formula="of:=['file:///home/phil/Concert_Mailer/Bookinglist/Booking_all.ods'#$Hessen.F38:.K38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39:.F39]" office:value-type="string" office:string-value="Hanau" calcext:value-type="string">
            <text:p>Hanau</text:p>
          </table:table-cell>
          <table:table-cell table:formula="of:=['file:///home/phil/Concert_Mailer/Bookinglist/Booking_all.ods'#$Hessen.B39:.G39]" office:value-type="string" office:string-value="Infoladen" calcext:value-type="string">
            <text:p>Infoladen</text:p>
          </table:table-cell>
          <table:table-cell table:formula="of:=['file:///home/phil/Concert_Mailer/Bookinglist/Booking_all.ods'#$Hessen.C39:.H39]" office:value-type="string" office:string-value="Infoladen" calcext:value-type="string">
            <text:p>Infoladen</text:p>
          </table:table-cell>
          <table:table-cell table:formula="of:=['file:///home/phil/Concert_Mailer/Bookinglist/Booking_all.ods'#$Hessen.D39:.I39]" office:value-type="string" office:string-value="metzgerstrasse-hanau.de" calcext:value-type="string">
            <text:p>metzgerstrasse-hanau.de</text:p>
          </table:table-cell>
          <table:table-cell table:formula="of:=['file:///home/phil/Concert_Mailer/Bookinglist/Booking_all.ods'#$Hessen.E39:.J39]" office:value-type="string" office:string-value="Infoladen_hanau@gmx.net" calcext:value-type="string">
            <text:p>Infoladen_hanau@gmx.net</text:p>
          </table:table-cell>
          <table:table-cell table:formula="of:=['file:///home/phil/Concert_Mailer/Bookinglist/Booking_all.ods'#$Hessen.F39:.K39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40:.F40]" office:value-type="string" office:string-value="Neukirchen" calcext:value-type="string">
            <text:p>Neukirchen</text:p>
          </table:table-cell>
          <table:table-cell table:formula="of:=['file:///home/phil/Concert_Mailer/Bookinglist/Booking_all.ods'#$Hessen.B40:.G40]" office:value-type="string" office:string-value="Kuz Sägewerk" calcext:value-type="string">
            <text:p>Kuz Sägewerk</text:p>
          </table:table-cell>
          <table:table-cell table:formula="of:=['file:///home/phil/Concert_Mailer/Bookinglist/Booking_all.ods'#$Hessen.C40:.H40]" office:value-type="string" office:string-value="Kuz Sägewerk" calcext:value-type="string">
            <text:p>Kuz Sägewerk</text:p>
          </table:table-cell>
          <table:table-cell table:formula="of:=['file:///home/phil/Concert_Mailer/Bookinglist/Booking_all.ods'#$Hessen.D40:.I40]" office:value-type="string" office:string-value="kuz-saegewerk.de" calcext:value-type="string">
            <text:p>kuz-saegewerk.de</text:p>
          </table:table-cell>
          <table:table-cell table:formula="of:=['file:///home/phil/Concert_Mailer/Bookinglist/Booking_all.ods'#$Hessen.E4:.J4]" office:value-type="string" office:string-value="booking@goldene-krone.de" calcext:value-type="string">
            <text:p>booking@goldene-krone.de</text:p>
          </table:table-cell>
          <table:table-cell table:formula="of:=['file:///home/phil/Concert_Mailer/Bookinglist/Booking_all.ods'#$Hessen.F40:.K40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41:.F41]" office:value-type="string" office:string-value="Neu Isenburg" calcext:value-type="string">
            <text:p>Neu Isenburg</text:p>
          </table:table-cell>
          <table:table-cell table:formula="of:=['file:///home/phil/Concert_Mailer/Bookinglist/Booking_all.ods'#$Hessen.B41:.G41]" office:value-type="string" office:string-value="Club Voltaire" calcext:value-type="string">
            <text:p>Club Voltaire</text:p>
          </table:table-cell>
          <table:table-cell table:formula="of:=['file:///home/phil/Concert_Mailer/Bookinglist/Booking_all.ods'#$Hessen.C41:.H41]" office:value-type="string" office:string-value="Club Voltaire" calcext:value-type="string">
            <text:p>Club Voltaire</text:p>
          </table:table-cell>
          <table:table-cell table:formula="of:=['file:///home/phil/Concert_Mailer/Bookinglist/Booking_all.ods'#$Hessen.D41:.I41]" office:value-type="string" office:string-value="club-voltaire.de" calcext:value-type="string">
            <text:p>club-voltaire.de</text:p>
          </table:table-cell>
          <table:table-cell table:formula="of:=['file:///home/phil/Concert_Mailer/Bookinglist/Booking_all.ods'#$Hessen.E41:.J41]" office:value-type="string" office:string-value="clubvoltaire@t-online.de" calcext:value-type="string">
            <text:p>clubvoltaire@t-online.de</text:p>
          </table:table-cell>
          <table:table-cell table:formula="of:=['file:///home/phil/Concert_Mailer/Bookinglist/Booking_all.ods'#$Hessen.F41:.K41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Hessen.A42:.F42]" office:value-type="string" office:string-value="Lorsch" calcext:value-type="string">
            <text:p>Lorsch</text:p>
          </table:table-cell>
          <table:table-cell table:formula="of:=['file:///home/phil/Concert_Mailer/Bookinglist/Booking_all.ods'#$Hessen.B42:.G42]" office:value-type="string" office:string-value="Kulturhaus Rex" calcext:value-type="string">
            <text:p>Kulturhaus Rex</text:p>
          </table:table-cell>
          <table:table-cell table:formula="of:=['file:///home/phil/Concert_Mailer/Bookinglist/Booking_all.ods'#$Hessen.C42:.H42]" office:value-type="string" office:string-value="Kulturhaus" calcext:value-type="string">
            <text:p>Kulturhaus</text:p>
          </table:table-cell>
          <table:table-cell table:formula="of:=['file:///home/phil/Concert_Mailer/Bookinglist/Booking_all.ods'#$Hessen.D42:.I42]" office:value-type="string" office:string-value="facebook.com/REX.Kulturhaus" calcext:value-type="string">
            <text:p>facebook.com/REX.Kulturhaus</text:p>
          </table:table-cell>
          <table:table-cell/>
          <table:table-cell table:formula="of:=['file:///home/phil/Concert_Mailer/Bookinglist/Booking_all.ods'#$Hessen.F42:.K42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achsen Anhalt'.A2:.F2]" office:value-type="string" office:string-value="Bitterfeld" calcext:value-type="string">
            <text:p>Bitterfeld</text:p>
          </table:table-cell>
          <table:table-cell table:formula="of:=['file:///home/phil/Concert_Mailer/Bookinglist/Booking_all.ods'#$'Sachsen Anhalt'.B2:.G2]" office:value-type="string" office:string-value="Bunker" calcext:value-type="string">
            <text:p>Bunker</text:p>
          </table:table-cell>
          <table:table-cell table:formula="of:=['file:///home/phil/Concert_Mailer/Bookinglist/Booking_all.ods'#$'Sachsen Anhalt'.C2:.H2]" office:value-type="string" office:string-value="Roman" calcext:value-type="string">
            <text:p>Roman</text:p>
          </table:table-cell>
          <table:table-cell table:formula="of:=['file:///home/phil/Concert_Mailer/Bookinglist/Booking_all.ods'#$'Sachsen Anhalt'.D2:.I2]" office:value-type="string" office:string-value="facebook.com/bunkerbtf" calcext:value-type="string">
            <text:p>facebook.com/bunkerbtf</text:p>
          </table:table-cell>
          <table:table-cell/>
          <table:table-cell table:formula="of:=['file:///home/phil/Concert_Mailer/Bookinglist/Booking_all.ods'#$'Sachsen Anhalt'.F2:.K2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achsen Anhalt'.A3:.F3]" office:value-type="string" office:string-value="Halle" calcext:value-type="string">
            <text:p>Halle</text:p>
          </table:table-cell>
          <table:table-cell table:formula="of:=['file:///home/phil/Concert_Mailer/Bookinglist/Booking_all.ods'#$'Sachsen Anhalt'.B3:.G3]" office:value-type="string" office:string-value="Rockpool e.V." calcext:value-type="string">
            <text:p>Rockpool e.V.</text:p>
          </table:table-cell>
          <table:table-cell table:formula="of:=['file:///home/phil/Concert_Mailer/Bookinglist/Booking_all.ods'#$'Sachsen Anhalt'.C3:.H3]" office:value-type="string" office:string-value="Rockpool" calcext:value-type="string">
            <text:p>Rockpool</text:p>
          </table:table-cell>
          <table:table-cell table:formula="of:=['file:///home/phil/Concert_Mailer/Bookinglist/Booking_all.ods'#$'Sachsen Anhalt'.D3:.I3]" office:value-type="string" office:string-value="facebook.com/rockpoolev" calcext:value-type="string">
            <text:p>facebook.com/rockpoolev</text:p>
          </table:table-cell>
          <table:table-cell table:formula="of:=['file:///home/phil/Concert_Mailer/Bookinglist/Booking_all.ods'#$'Sachsen Anhalt'.E3:.J3]" office:value-type="string" office:string-value="info@rockpool-ev.de" calcext:value-type="string">
            <text:p>info@rockpool-ev.de</text:p>
          </table:table-cell>
          <table:table-cell table:formula="of:=['file:///home/phil/Concert_Mailer/Bookinglist/Booking_all.ods'#$'Sachsen Anhalt'.F3:.K3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achsen Anhalt'.A4:.F4]" office:value-type="string" office:string-value="Halle " calcext:value-type="string">
            <text:p>Halle </text:p>
          </table:table-cell>
          <table:table-cell table:formula="of:=['file:///home/phil/Concert_Mailer/Bookinglist/Booking_all.ods'#$'Sachsen Anhalt'.B4:.G4]" office:value-type="string" office:string-value="Rockstation" calcext:value-type="string">
            <text:p>Rockstation</text:p>
          </table:table-cell>
          <table:table-cell table:formula="of:=['file:///home/phil/Concert_Mailer/Bookinglist/Booking_all.ods'#$'Sachsen Anhalt'.C4:.H4]" office:value-type="string" office:string-value="Rockstation" calcext:value-type="string">
            <text:p>Rockstation</text:p>
          </table:table-cell>
          <table:table-cell table:formula="of:=['file:///home/phil/Concert_Mailer/Bookinglist/Booking_all.ods'#$'Sachsen Anhalt'.D4:.I4]" office:value-type="string" office:string-value="rockstation-halle.com" calcext:value-type="string">
            <text:p>rockstation-halle.com</text:p>
          </table:table-cell>
          <table:table-cell/>
          <table:table-cell table:formula="of:=['file:///home/phil/Concert_Mailer/Bookinglist/Booking_all.ods'#$'Sachsen Anhalt'.F4:.K4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achsen Anhalt'.A5:.F5]" office:value-type="string" office:string-value="Genthin" calcext:value-type="string">
            <text:p>Genthin</text:p>
          </table:table-cell>
          <table:table-cell table:formula="of:=['file:///home/phil/Concert_Mailer/Bookinglist/Booking_all.ods'#$'Sachsen Anhalt'.B5:.G5]" office:value-type="string" office:string-value="Irish Pub" calcext:value-type="string">
            <text:p>Irish Pub</text:p>
          </table:table-cell>
          <table:table-cell table:formula="of:=['file:///home/phil/Concert_Mailer/Bookinglist/Booking_all.ods'#$'Sachsen Anhalt'.C5:.H5]" office:value-type="string" office:string-value="Irish Pub" calcext:value-type="string">
            <text:p>Irish Pub</text:p>
          </table:table-cell>
          <table:table-cell table:formula="of:=['file:///home/phil/Concert_Mailer/Bookinglist/Booking_all.ods'#$'Sachsen Anhalt'.D5:.I5]" office:value-type="string" office:string-value="facebook.com/IrishPubGenthin" calcext:value-type="string">
            <text:p>facebook.com/IrishPubGenthin</text:p>
          </table:table-cell>
          <table:table-cell table:formula="of:=['file:///home/phil/Concert_Mailer/Bookinglist/Booking_all.ods'#$'Sachsen Anhalt'.E5:.J5]" office:value-type="float" office:value="0" calcext:value-type="float">
            <text:p/>
          </table:table-cell>
          <table:table-cell table:formula="of:=['file:///home/phil/Concert_Mailer/Bookinglist/Booking_all.ods'#$'Sachsen Anhalt'.F5:.K5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achsen Anhalt'.A6:.F6]" office:value-type="string" office:string-value="Halle" calcext:value-type="string">
            <text:p>Halle</text:p>
          </table:table-cell>
          <table:table-cell table:formula="of:=['file:///home/phil/Concert_Mailer/Bookinglist/Booking_all.ods'#$'Sachsen Anhalt'.B6:.G6]" office:value-type="string" office:string-value="Reil78" calcext:value-type="string">
            <text:p>Reil78</text:p>
          </table:table-cell>
          <table:table-cell table:formula="of:=['file:///home/phil/Concert_Mailer/Bookinglist/Booking_all.ods'#$'Sachsen Anhalt'.C6:.H6]" office:value-type="string" office:string-value="Reil78" calcext:value-type="string">
            <text:p>Reil78</text:p>
          </table:table-cell>
          <table:table-cell table:formula="of:=['file:///home/phil/Concert_Mailer/Bookinglist/Booking_all.ods'#$'Sachsen Anhalt'.D6:.I6]" office:value-type="string" office:string-value="http://reil78.de" calcext:value-type="string">
            <text:p>http://reil78.de</text:p>
          </table:table-cell>
          <table:table-cell table:formula="of:=['file:///home/phil/Concert_Mailer/Bookinglist/Booking_all.ods'#$'Sachsen Anhalt'.E6:.J6]" office:value-type="string" office:string-value="reil78@yahoo.de" calcext:value-type="string">
            <text:p>reil78@yahoo.de</text:p>
          </table:table-cell>
          <table:table-cell table:formula="of:=['file:///home/phil/Concert_Mailer/Bookinglist/Booking_all.ods'#$'Sachsen Anhalt'.F6:.K6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achsen Anhalt'.A7:.F7]" office:value-type="string" office:string-value="Halle" calcext:value-type="string">
            <text:p>Halle</text:p>
          </table:table-cell>
          <table:table-cell table:formula="of:=['file:///home/phil/Concert_Mailer/Bookinglist/Booking_all.ods'#$'Sachsen Anhalt'.B7:.G7]" office:value-type="string" office:string-value="Schaf Auf Eisenberg Booking" calcext:value-type="string">
            <text:p>Schaf Auf Eisenberg Booking</text:p>
          </table:table-cell>
          <table:table-cell table:formula="of:=['file:///home/phil/Concert_Mailer/Bookinglist/Booking_all.ods'#$'Sachsen Anhalt'.C7:.H7]" office:value-type="string" office:string-value="Schaf Auf Eisenberg Booking" calcext:value-type="string">
            <text:p>Schaf Auf Eisenberg Booking</text:p>
          </table:table-cell>
          <table:table-cell table:formula="of:=['file:///home/phil/Concert_Mailer/Bookinglist/Booking_all.ods'#$'Sachsen Anhalt'.D7:.I7]" office:value-type="float" office:value="0" calcext:value-type="float">
            <text:p/>
          </table:table-cell>
          <table:table-cell table:formula="of:=['file:///home/phil/Concert_Mailer/Bookinglist/Booking_all.ods'#$'Sachsen Anhalt'.E7:.J7]" office:value-type="string" office:string-value="schaf.auf.eisenberg@gmx.de" calcext:value-type="string">
            <text:p>schaf.auf.eisenberg@gmx.de</text:p>
          </table:table-cell>
          <table:table-cell table:formula="of:=['file:///home/phil/Concert_Mailer/Bookinglist/Booking_all.ods'#$'Sachsen Anhalt'.F7:.K7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achsen Anhalt'.A8:.F8]" office:value-type="string" office:string-value="Halle" calcext:value-type="string">
            <text:p>Halle</text:p>
          </table:table-cell>
          <table:table-cell table:formula="of:=['file:///home/phil/Concert_Mailer/Bookinglist/Booking_all.ods'#$'Sachsen Anhalt'.B8:.G8]" office:value-type="string" office:string-value="VL Ludwigstraße" calcext:value-type="string">
            <text:p>VL Ludwigstraße</text:p>
          </table:table-cell>
          <table:table-cell table:formula="of:=['file:///home/phil/Concert_Mailer/Bookinglist/Booking_all.ods'#$'Sachsen Anhalt'.C8:.H8]" office:value-type="string" office:string-value="VL Ludwigstraße" calcext:value-type="string">
            <text:p>VL Ludwigstraße</text:p>
          </table:table-cell>
          <table:table-cell table:formula="of:=['file:///home/phil/Concert_Mailer/Bookinglist/Booking_all.ods'#$'Sachsen Anhalt'.D8:.I8]" office:value-type="float" office:value="0" calcext:value-type="float">
            <text:p/>
          </table:table-cell>
          <table:table-cell table:formula="of:=['file:///home/phil/Concert_Mailer/Bookinglist/Booking_all.ods'#$'Sachsen Anhalt'.E8:.J8]" office:value-type="string" office:string-value="igkult@ludwigstraße37.de" calcext:value-type="string">
            <text:p>igkult@ludwigstraße37.de</text:p>
          </table:table-cell>
          <table:table-cell table:formula="of:=['file:///home/phil/Concert_Mailer/Bookinglist/Booking_all.ods'#$'Sachsen Anhalt'.F8:.K8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achsen Anhalt'.A9:.F9]" office:value-type="string" office:string-value="Halberstadt" calcext:value-type="string">
            <text:p>Halberstadt</text:p>
          </table:table-cell>
          <table:table-cell table:formula="of:=['file:///home/phil/Concert_Mailer/Bookinglist/Booking_all.ods'#$'Sachsen Anhalt'.B9:.G9]" office:value-type="string" office:string-value="Zora" calcext:value-type="string">
            <text:p>Zora</text:p>
          </table:table-cell>
          <table:table-cell table:formula="of:=['file:///home/phil/Concert_Mailer/Bookinglist/Booking_all.ods'#$'Sachsen Anhalt'.C9:.H9]" office:value-type="string" office:string-value="Zora" calcext:value-type="string">
            <text:p>Zora</text:p>
          </table:table-cell>
          <table:table-cell table:formula="of:=['file:///home/phil/Concert_Mailer/Bookinglist/Booking_all.ods'#$'Sachsen Anhalt'.D9:.I9]" office:value-type="string" office:string-value="zorahbs.blogsport.de" calcext:value-type="string">
            <text:p>zorahbs.blogsport.de</text:p>
          </table:table-cell>
          <table:table-cell table:formula="of:=['file:///home/phil/Concert_Mailer/Bookinglist/Booking_all.ods'#$'Sachsen Anhalt'.E9:.J9]" office:value-type="string" office:string-value="verwaltung@zora.de" calcext:value-type="string">
            <text:p>verwaltung@zora.de</text:p>
          </table:table-cell>
          <table:table-cell table:formula="of:=['file:///home/phil/Concert_Mailer/Bookinglist/Booking_all.ods'#$'Sachsen Anhalt'.F9:.K9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achsen Anhalt'.A10:.F10]" office:value-type="string" office:string-value="Magdeburg" calcext:value-type="string">
            <text:p>Magdeburg</text:p>
          </table:table-cell>
          <table:table-cell table:formula="of:=['file:///home/phil/Concert_Mailer/Bookinglist/Booking_all.ods'#$'Sachsen Anhalt'.B10:.G10]" office:value-type="string" office:string-value="Factory" calcext:value-type="string">
            <text:p>Factory</text:p>
          </table:table-cell>
          <table:table-cell table:formula="of:=['file:///home/phil/Concert_Mailer/Bookinglist/Booking_all.ods'#$'Sachsen Anhalt'.C10:.H10]" office:value-type="string" office:string-value="Factory" calcext:value-type="string">
            <text:p>Factory</text:p>
          </table:table-cell>
          <table:table-cell table:formula="of:=['file:///home/phil/Concert_Mailer/Bookinglist/Booking_all.ods'#$'Sachsen Anhalt'.D10:.I10]" office:value-type="string" office:string-value="factory-magdeburg.de" calcext:value-type="string">
            <text:p>factory-magdeburg.de</text:p>
          </table:table-cell>
          <table:table-cell table:formula="of:=['file:///home/phil/Concert_Mailer/Bookinglist/Booking_all.ods'#$'Sachsen Anhalt'.E1:.J1]" office:value-type="string" office:string-value="E-mail Address" calcext:value-type="string">
            <text:p>E-mail Address</text:p>
          </table:table-cell>
          <table:table-cell table:formula="of:=['file:///home/phil/Concert_Mailer/Bookinglist/Booking_all.ods'#$'Sachsen Anhalt'.F10:.K10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achsen Anhalt'.A11:.F11]" office:value-type="string" office:string-value="Leipzig" calcext:value-type="string">
            <text:p>Leipzig</text:p>
          </table:table-cell>
          <table:table-cell table:formula="of:=['file:///home/phil/Concert_Mailer/Bookinglist/Booking_all.ods'#$'Sachsen Anhalt'.B11:.G11]" office:value-type="string" office:string-value="4 Rooms" calcext:value-type="string">
            <text:p>4 Rooms</text:p>
          </table:table-cell>
          <table:table-cell table:formula="of:=['file:///home/phil/Concert_Mailer/Bookinglist/Booking_all.ods'#$'Sachsen Anhalt'.C11:.H11]" office:value-type="string" office:string-value="4 Rooms" calcext:value-type="string">
            <text:p>4 Rooms</text:p>
          </table:table-cell>
          <table:table-cell table:formula="of:=['file:///home/phil/Concert_Mailer/Bookinglist/Booking_all.ods'#$'Sachsen Anhalt'.D11:.I11]" office:value-type="string" office:string-value="http://fourooms.net/" calcext:value-type="string">
            <text:p>http://fourooms.net/</text:p>
          </table:table-cell>
          <table:table-cell table:formula="of:=['file:///home/phil/Concert_Mailer/Bookinglist/Booking_all.ods'#$'Sachsen Anhalt'.E11:.J11]" office:value-type="string" office:string-value="mail@fourooms.net" calcext:value-type="string">
            <text:p>mail@fourooms.net</text:p>
          </table:table-cell>
          <table:table-cell table:formula="of:=['file:///home/phil/Concert_Mailer/Bookinglist/Booking_all.ods'#$'Sachsen Anhalt'.F11:.K11]" office:value-type="string" office:string-value="0177 7944007" calcext:value-type="string">
            <text:p>0177 7944007</text:p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2:.F2]" office:value-type="string" office:string-value="Berlin" calcext:value-type="string">
            <text:p>Berlin</text:p>
          </table:table-cell>
          <table:table-cell table:formula="of:=['file:///home/phil/Concert_Mailer/Bookinglist/Booking_all.ods'#$Berlin.B2:.G2]" office:value-type="string" office:string-value="Cassiopeia" calcext:value-type="string">
            <text:p>Cassiopeia</text:p>
          </table:table-cell>
          <table:table-cell table:formula="of:=['file:///home/phil/Concert_Mailer/Bookinglist/Booking_all.ods'#$Berlin.C2:.H2]" office:value-type="string" office:string-value="Jakob" calcext:value-type="string">
            <text:p>Jakob</text:p>
          </table:table-cell>
          <table:table-cell table:formula="of:=['file:///home/phil/Concert_Mailer/Bookinglist/Booking_all.ods'#$Berlin.D2:.I2]" office:value-type="string" office:string-value="cassiopeia-berlin.de" calcext:value-type="string">
            <text:p>cassiopeia-berlin.de</text:p>
          </table:table-cell>
          <table:table-cell table:formula="of:=['file:///home/phil/Concert_Mailer/Bookinglist/Booking_all.ods'#$Berlin.E2:.J2]" office:value-type="string" office:string-value="jakob@cassiopeia-berlin.de" calcext:value-type="string">
            <text:p>jakob@cassiopeia-berlin.de</text:p>
          </table:table-cell>
          <table:table-cell table:formula="of:=['file:///home/phil/Concert_Mailer/Bookinglist/Booking_all.ods'#$Berlin.F2:.K2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3:.F3]" office:value-type="string" office:string-value="Berlin" calcext:value-type="string">
            <text:p>Berlin</text:p>
          </table:table-cell>
          <table:table-cell table:formula="of:=['file:///home/phil/Concert_Mailer/Bookinglist/Booking_all.ods'#$Berlin.B3:.G3]" office:value-type="string" office:string-value="For Life Concerts" calcext:value-type="string">
            <text:p>For Life Concerts</text:p>
          </table:table-cell>
          <table:table-cell table:formula="of:=['file:///home/phil/Concert_Mailer/Bookinglist/Booking_all.ods'#$Berlin.C3:.H3]" office:value-type="string" office:string-value="For Life Concerts" calcext:value-type="string">
            <text:p>For Life Concerts</text:p>
          </table:table-cell>
          <table:table-cell table:formula="of:=['file:///home/phil/Concert_Mailer/Bookinglist/Booking_all.ods'#$Berlin.D3:.I3]" office:value-type="string" office:string-value="facebook.com/4LifeConcertsBerlin" calcext:value-type="string">
            <text:p>facebook.com/4LifeConcertsBerlin</text:p>
          </table:table-cell>
          <table:table-cell table:formula="of:=['file:///home/phil/Concert_Mailer/Bookinglist/Booking_all.ods'#$Berlin.E3:.J3]" office:value-type="string" office:string-value="forlifeconcerts@web.de" calcext:value-type="string">
            <text:p>forlifeconcerts@web.de</text:p>
          </table:table-cell>
          <table:table-cell table:formula="of:=['file:///home/phil/Concert_Mailer/Bookinglist/Booking_all.ods'#$Berlin.F3:.K3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4:.F4]" office:value-type="string" office:string-value="Berlin" calcext:value-type="string">
            <text:p>Berlin</text:p>
          </table:table-cell>
          <table:table-cell table:formula="of:=['file:///home/phil/Concert_Mailer/Bookinglist/Booking_all.ods'#$Berlin.B4:.G4]" office:value-type="string" office:string-value="K17" calcext:value-type="string">
            <text:p>K17</text:p>
          </table:table-cell>
          <table:table-cell table:formula="of:=['file:///home/phil/Concert_Mailer/Bookinglist/Booking_all.ods'#$Berlin.C4:.H4]" office:value-type="string" office:string-value="K17" calcext:value-type="string">
            <text:p>K17</text:p>
          </table:table-cell>
          <table:table-cell table:formula="of:=['file:///home/phil/Concert_Mailer/Bookinglist/Booking_all.ods'#$Berlin.D4:.I4]" office:value-type="string" office:string-value="k17-berlin.de" calcext:value-type="string">
            <text:p>k17-berlin.de</text:p>
          </table:table-cell>
          <table:table-cell table:formula="of:=['file:///home/phil/Concert_Mailer/Bookinglist/Booking_all.ods'#$Berlin.E4:.J4]" office:value-type="string" office:string-value="office@k17-berlin.de" calcext:value-type="string">
            <text:p>office@k17-berlin.de</text:p>
          </table:table-cell>
          <table:table-cell table:formula="of:=['file:///home/phil/Concert_Mailer/Bookinglist/Booking_all.ods'#$Berlin.F4:.K4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5:.F5]" office:value-type="string" office:string-value="Berlin" calcext:value-type="string">
            <text:p>Berlin</text:p>
          </table:table-cell>
          <table:table-cell table:formula="of:=['file:///home/phil/Concert_Mailer/Bookinglist/Booking_all.ods'#$Berlin.B5:.G5]" office:value-type="string" office:string-value="Musik und Frieden" calcext:value-type="string">
            <text:p>Musik und Frieden</text:p>
          </table:table-cell>
          <table:table-cell table:formula="of:=['file:///home/phil/Concert_Mailer/Bookinglist/Booking_all.ods'#$Berlin.C5:.H5]" office:value-type="string" office:string-value="Musik und Frieden" calcext:value-type="string">
            <text:p>Musik und Frieden</text:p>
          </table:table-cell>
          <table:table-cell table:formula="of:=['file:///home/phil/Concert_Mailer/Bookinglist/Booking_all.ods'#$Berlin.D5:.I5]" office:value-type="string" office:string-value="musikundfrieden.de" calcext:value-type="string">
            <text:p>musikundfrieden.de</text:p>
          </table:table-cell>
          <table:table-cell table:formula="of:=['file:///home/phil/Concert_Mailer/Bookinglist/Booking_all.ods'#$Berlin.E5:.J5]" office:value-type="string" office:string-value="info@musikundfrieden.de" calcext:value-type="string">
            <text:p>info@musikundfrieden.de</text:p>
          </table:table-cell>
          <table:table-cell table:formula="of:=['file:///home/phil/Concert_Mailer/Bookinglist/Booking_all.ods'#$Berlin.F5:.K5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6:.F6]" office:value-type="string" office:string-value="Berlin" calcext:value-type="string">
            <text:p>Berlin</text:p>
          </table:table-cell>
          <table:table-cell table:formula="of:=['file:///home/phil/Concert_Mailer/Bookinglist/Booking_all.ods'#$Berlin.B6:.G6]" office:value-type="string" office:string-value="Roter Baum" calcext:value-type="string">
            <text:p>Roter Baum</text:p>
          </table:table-cell>
          <table:table-cell table:formula="of:=['file:///home/phil/Concert_Mailer/Bookinglist/Booking_all.ods'#$Berlin.C6:.H6]" office:value-type="string" office:string-value="Roter Baum" calcext:value-type="string">
            <text:p>Roter Baum</text:p>
          </table:table-cell>
          <table:table-cell table:formula="of:=['file:///home/phil/Concert_Mailer/Bookinglist/Booking_all.ods'#$Berlin.D6:.I6]" office:value-type="string" office:string-value="roter-baum-berlin.de" calcext:value-type="string">
            <text:p>roter-baum-berlin.de</text:p>
          </table:table-cell>
          <table:table-cell table:formula="of:=['file:///home/phil/Concert_Mailer/Bookinglist/Booking_all.ods'#$Berlin.E6:.J6]" office:value-type="string" office:string-value="info@roter-baum-berlin.de" calcext:value-type="string">
            <text:p>info@roter-baum-berlin.de</text:p>
          </table:table-cell>
          <table:table-cell table:formula="of:=['file:///home/phil/Concert_Mailer/Bookinglist/Booking_all.ods'#$Berlin.F6:.K6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7:.F7]" office:value-type="string" office:string-value="Berlin" calcext:value-type="string">
            <text:p>Berlin</text:p>
          </table:table-cell>
          <table:table-cell table:formula="of:=['file:///home/phil/Concert_Mailer/Bookinglist/Booking_all.ods'#$Berlin.B7:.G7]" office:value-type="string" office:string-value="Sage Club" calcext:value-type="string">
            <text:p>Sage Club</text:p>
          </table:table-cell>
          <table:table-cell table:formula="of:=['file:///home/phil/Concert_Mailer/Bookinglist/Booking_all.ods'#$Berlin.C7:.H7]" office:value-type="string" office:string-value="Sage Club" calcext:value-type="string">
            <text:p>Sage Club</text:p>
          </table:table-cell>
          <table:table-cell table:formula="of:=['file:///home/phil/Concert_Mailer/Bookinglist/Booking_all.ods'#$Berlin.D7:.I7]" office:value-type="string" office:string-value="sage-club.de" calcext:value-type="string">
            <text:p>sage-club.de</text:p>
          </table:table-cell>
          <table:table-cell/>
          <table:table-cell table:formula="of:=['file:///home/phil/Concert_Mailer/Bookinglist/Booking_all.ods'#$Berlin.F7:.K7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8:.F8]" office:value-type="string" office:string-value="Berlin" calcext:value-type="string">
            <text:p>Berlin</text:p>
          </table:table-cell>
          <table:table-cell table:formula="of:=['file:///home/phil/Concert_Mailer/Bookinglist/Booking_all.ods'#$Berlin.B8:.G8]" office:value-type="string" office:string-value="Zilini" calcext:value-type="string">
            <text:p>Zilini</text:p>
          </table:table-cell>
          <table:table-cell table:formula="of:=['file:///home/phil/Concert_Mailer/Bookinglist/Booking_all.ods'#$Berlin.C8:.H8]" office:value-type="string" office:string-value="Zilini" calcext:value-type="string">
            <text:p>Zilini</text:p>
          </table:table-cell>
          <table:table-cell table:formula="of:=['file:///home/phil/Concert_Mailer/Bookinglist/Booking_all.ods'#$Berlin.D8:.I8]" office:value-type="string" office:string-value="zilini.de" calcext:value-type="string">
            <text:p>zilini.de</text:p>
          </table:table-cell>
          <table:table-cell/>
          <table:table-cell table:formula="of:=['file:///home/phil/Concert_Mailer/Bookinglist/Booking_all.ods'#$Berlin.F8:.K8]" office:value-type="string" office:string-value="030-3329589" calcext:value-type="string">
            <text:p>030-332958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9:.F9]" office:value-type="string" office:string-value="Berlin" calcext:value-type="string">
            <text:p>Berlin</text:p>
          </table:table-cell>
          <table:table-cell table:formula="of:=['file:///home/phil/Concert_Mailer/Bookinglist/Booking_all.ods'#$Berlin.B9:.G9]" office:value-type="string" office:string-value="Tiefgrund" calcext:value-type="string">
            <text:p>Tiefgrund</text:p>
          </table:table-cell>
          <table:table-cell table:formula="of:=['file:///home/phil/Concert_Mailer/Bookinglist/Booking_all.ods'#$Berlin.C9:.H9]" office:value-type="string" office:string-value="Tiefgrund" calcext:value-type="string">
            <text:p>Tiefgrund</text:p>
          </table:table-cell>
          <table:table-cell table:formula="of:=['file:///home/phil/Concert_Mailer/Bookinglist/Booking_all.ods'#$Berlin.D9:.I9]" office:value-type="string" office:string-value="tiefgrund-venue.com" calcext:value-type="string">
            <text:p>tiefgrund-venue.com</text:p>
          </table:table-cell>
          <table:table-cell table:formula="of:=['file:///home/phil/Concert_Mailer/Bookinglist/Booking_all.ods'#$Berlin.E9:.J9]" office:value-type="string" office:string-value="contact@tiefgrund-venue.com" calcext:value-type="string">
            <text:p>contact@tiefgrund-venue.com</text:p>
          </table:table-cell>
          <table:table-cell table:formula="of:=['file:///home/phil/Concert_Mailer/Bookinglist/Booking_all.ods'#$Berlin.F9:.K9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10:.F10]" office:value-type="string" office:string-value="Berlin" calcext:value-type="string">
            <text:p>Berlin</text:p>
          </table:table-cell>
          <table:table-cell table:formula="of:=['file:///home/phil/Concert_Mailer/Bookinglist/Booking_all.ods'#$Berlin.B10:.G10]" office:value-type="string" office:string-value="White Trash" calcext:value-type="string">
            <text:p>White Trash</text:p>
          </table:table-cell>
          <table:table-cell table:formula="of:=['file:///home/phil/Concert_Mailer/Bookinglist/Booking_all.ods'#$Berlin.C10:.H10]" office:value-type="string" office:string-value="White Trash" calcext:value-type="string">
            <text:p>White Trash</text:p>
          </table:table-cell>
          <table:table-cell table:formula="of:=['file:///home/phil/Concert_Mailer/Bookinglist/Booking_all.ods'#$Berlin.D10:.I10]" office:value-type="string" office:string-value="whitetrashfastfood.com" calcext:value-type="string">
            <text:p>whitetrashfastfood.com</text:p>
          </table:table-cell>
          <table:table-cell table:formula="of:=['file:///home/phil/Concert_Mailer/Bookinglist/Booking_all.ods'#$Berlin.E1:.J1]" office:value-type="string" office:string-value="E-mail Address" calcext:value-type="string">
            <text:p>E-mail Address</text:p>
          </table:table-cell>
          <table:table-cell table:formula="of:=['file:///home/phil/Concert_Mailer/Bookinglist/Booking_all.ods'#$Berlin.F10:.K10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11:.F11]" office:value-type="string" office:string-value="Berlin" calcext:value-type="string">
            <text:p>Berlin</text:p>
          </table:table-cell>
          <table:table-cell table:formula="of:=['file:///home/phil/Concert_Mailer/Bookinglist/Booking_all.ods'#$Berlin.B11:.G11]" office:value-type="string" office:string-value="Jugendclub Klinke" calcext:value-type="string">
            <text:p>Jugendclub Klinke</text:p>
          </table:table-cell>
          <table:table-cell table:formula="of:=['file:///home/phil/Concert_Mailer/Bookinglist/Booking_all.ods'#$Berlin.C11:.H11]" office:value-type="string" office:string-value="Jugendclub Klinke" calcext:value-type="string">
            <text:p>Jugendclub Klinke</text:p>
          </table:table-cell>
          <table:table-cell table:formula="of:=['file:///home/phil/Concert_Mailer/Bookinglist/Booking_all.ods'#$Berlin.D11:.I11]" office:value-type="string" office:string-value="klub-dieklinke.de" calcext:value-type="string">
            <text:p>klub-dieklinke.de</text:p>
          </table:table-cell>
          <table:table-cell table:formula="of:=['file:///home/phil/Concert_Mailer/Bookinglist/Booking_all.ods'#$Berlin.E11:.J11]" office:value-type="string" office:string-value="klinke.jugendclub@gmx.de" calcext:value-type="string">
            <text:p>klinke.jugendclub@gmx.de</text:p>
          </table:table-cell>
          <table:table-cell table:formula="of:=['file:///home/phil/Concert_Mailer/Bookinglist/Booking_all.ods'#$Berlin.F11:.K11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12:.F12]" office:value-type="string" office:string-value="Berlin" calcext:value-type="string">
            <text:p>Berlin</text:p>
          </table:table-cell>
          <table:table-cell table:formula="of:=['file:///home/phil/Concert_Mailer/Bookinglist/Booking_all.ods'#$Berlin.B12:.G12]" office:value-type="string" office:string-value="XB Liebig" calcext:value-type="string">
            <text:p>XB Liebig</text:p>
          </table:table-cell>
          <table:table-cell table:formula="of:=['file:///home/phil/Concert_Mailer/Bookinglist/Booking_all.ods'#$Berlin.C12:.H12]" office:value-type="string" office:string-value="XB Liebig" calcext:value-type="string">
            <text:p>XB Liebig</text:p>
          </table:table-cell>
          <table:table-cell table:formula="of:=['file:///home/phil/Concert_Mailer/Bookinglist/Booking_all.ods'#$Berlin.D12:.I12]" office:value-type="string" office:string-value="xb.blogsport.de" calcext:value-type="string">
            <text:p>xb.blogsport.de</text:p>
          </table:table-cell>
          <table:table-cell table:formula="of:=['file:///home/phil/Concert_Mailer/Bookinglist/Booking_all.ods'#$Berlin.E12:.J12]" office:value-type="string" office:string-value="xb@riseup.net" calcext:value-type="string">
            <text:p>xb@riseup.net</text:p>
          </table:table-cell>
          <table:table-cell table:formula="of:=['file:///home/phil/Concert_Mailer/Bookinglist/Booking_all.ods'#$Berlin.F12:.K12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13:.F13]" office:value-type="string" office:string-value="Berlin" calcext:value-type="string">
            <text:p>Berlin</text:p>
          </table:table-cell>
          <table:table-cell table:formula="of:=['file:///home/phil/Concert_Mailer/Bookinglist/Booking_all.ods'#$Berlin.B13:.G13]" office:value-type="string" office:string-value="Bunte Kuh" calcext:value-type="string">
            <text:p>Bunte Kuh</text:p>
          </table:table-cell>
          <table:table-cell table:formula="of:=['file:///home/phil/Concert_Mailer/Bookinglist/Booking_all.ods'#$Berlin.C13:.H13]" office:value-type="string" office:string-value="Bunte Kuh" calcext:value-type="string">
            <text:p>Bunte Kuh</text:p>
          </table:table-cell>
          <table:table-cell table:formula="of:=['file:///home/phil/Concert_Mailer/Bookinglist/Booking_all.ods'#$Berlin.D13:.I13]" office:value-type="string" office:string-value="buntekuhverein.de" calcext:value-type="string">
            <text:p>buntekuhverein.de</text:p>
          </table:table-cell>
          <table:table-cell table:formula="of:=['file:///home/phil/Concert_Mailer/Bookinglist/Booking_all.ods'#$Berlin.E13:.J13]" office:value-type="string" office:string-value="buntekuhverein@gmx.de" calcext:value-type="string">
            <text:p>buntekuhverein@gmx.de</text:p>
          </table:table-cell>
          <table:table-cell table:formula="of:=['file:///home/phil/Concert_Mailer/Bookinglist/Booking_all.ods'#$Berlin.F13:.K13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14:.F14]" office:value-type="string" office:string-value="Berlin" calcext:value-type="string">
            <text:p>Berlin</text:p>
          </table:table-cell>
          <table:table-cell table:formula="of:=['file:///home/phil/Concert_Mailer/Bookinglist/Booking_all.ods'#$Berlin.B14:.G14]" office:value-type="string" office:string-value="Dufte Musikbar" calcext:value-type="string">
            <text:p>Dufte Musikbar</text:p>
          </table:table-cell>
          <table:table-cell table:formula="of:=['file:///home/phil/Concert_Mailer/Bookinglist/Booking_all.ods'#$Berlin.C14:.H14]" office:value-type="string" office:string-value="Dufte" calcext:value-type="string">
            <text:p>Dufte</text:p>
          </table:table-cell>
          <table:table-cell table:formula="of:=['file:///home/phil/Concert_Mailer/Bookinglist/Booking_all.ods'#$Berlin.D14:.I14]" office:value-type="string" office:string-value="dufte-musikbar.de" calcext:value-type="string">
            <text:p>dufte-musikbar.de</text:p>
          </table:table-cell>
          <table:table-cell table:formula="of:=['file:///home/phil/Concert_Mailer/Bookinglist/Booking_all.ods'#$Berlin.E14:.J14]" office:value-type="string" office:string-value="artists@dufte-musikbar.de" calcext:value-type="string">
            <text:p>artists@dufte-musikbar.de</text:p>
          </table:table-cell>
          <table:table-cell table:formula="of:=['file:///home/phil/Concert_Mailer/Bookinglist/Booking_all.ods'#$Berlin.F14:.K14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15:.F15]" office:value-type="string" office:string-value="Berlin" calcext:value-type="string">
            <text:p>Berlin</text:p>
          </table:table-cell>
          <table:table-cell table:formula="of:=['file:///home/phil/Concert_Mailer/Bookinglist/Booking_all.ods'#$Berlin.B15:.G15]" office:value-type="string" office:string-value="Wild At Heart" calcext:value-type="string">
            <text:p>Wild At Heart</text:p>
          </table:table-cell>
          <table:table-cell table:formula="of:=['file:///home/phil/Concert_Mailer/Bookinglist/Booking_all.ods'#$Berlin.C15:.H15]" office:value-type="string" office:string-value="Wild At Heart" calcext:value-type="string">
            <text:p>Wild At Heart</text:p>
          </table:table-cell>
          <table:table-cell table:formula="of:=['file:///home/phil/Concert_Mailer/Bookinglist/Booking_all.ods'#$Berlin.D15:.I15]" office:value-type="string" office:string-value="wildatheartberlin.de" calcext:value-type="string">
            <text:p>wildatheartberlin.de</text:p>
          </table:table-cell>
          <table:table-cell table:formula="of:=['file:///home/phil/Concert_Mailer/Bookinglist/Booking_all.ods'#$Berlin.E15:.J15]" office:value-type="string" office:string-value=" info@wildatheartberlin.de" calcext:value-type="string">
            <text:p><text:s/>info@wildatheartberlin.de</text:p>
          </table:table-cell>
          <table:table-cell table:formula="of:=['file:///home/phil/Concert_Mailer/Bookinglist/Booking_all.ods'#$Berlin.F15:.K15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erlin.A16:.F16]" office:value-type="string" office:string-value="Berlin" calcext:value-type="string">
            <text:p>Berlin</text:p>
          </table:table-cell>
          <table:table-cell table:formula="of:=['file:///home/phil/Concert_Mailer/Bookinglist/Booking_all.ods'#$Berlin.B16:.G16]" office:value-type="string" office:string-value="CVLT of Morningstart Booking" calcext:value-type="string">
            <text:p>CVLT of Morningstart Booking</text:p>
          </table:table-cell>
          <table:table-cell table:formula="of:=['file:///home/phil/Concert_Mailer/Bookinglist/Booking_all.ods'#$Berlin.C16:.H16]" office:value-type="string" office:string-value="CVLT of Morningstart Booking" calcext:value-type="string">
            <text:p>CVLT of Morningstart Booking</text:p>
          </table:table-cell>
          <table:table-cell table:formula="of:=['file:///home/phil/Concert_Mailer/Bookinglist/Booking_all.ods'#$Berlin.D16:.I16]" office:value-type="float" office:value="0" calcext:value-type="float">
            <text:p/>
          </table:table-cell>
          <table:table-cell table:formula="of:=['file:///home/phil/Concert_Mailer/Bookinglist/Booking_all.ods'#$Berlin.E16:.J16]" office:value-type="string" office:string-value="taliben@riseup.net" calcext:value-type="string">
            <text:p>taliben@riseup.net</text:p>
          </table:table-cell>
          <table:table-cell table:formula="of:=['file:///home/phil/Concert_Mailer/Bookinglist/Booking_all.ods'#$Berlin.F16:.K16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2:.F2]" office:value-type="string" office:string-value="Ansbach" calcext:value-type="string">
            <text:p>Ansbach</text:p>
          </table:table-cell>
          <table:table-cell table:formula="of:=['file:///home/phil/Concert_Mailer/Bookinglist/Booking_all.ods'#$Bayern.B2:.G2]" office:value-type="string" office:string-value="13Eins" calcext:value-type="string">
            <text:p>13Eins</text:p>
          </table:table-cell>
          <table:table-cell table:formula="of:=['file:///home/phil/Concert_Mailer/Bookinglist/Booking_all.ods'#$Bayern.C2:.H2]" office:value-type="string" office:string-value="13Eins" calcext:value-type="string">
            <text:p>13Eins</text:p>
          </table:table-cell>
          <table:table-cell table:formula="of:=['file:///home/phil/Concert_Mailer/Bookinglist/Booking_all.ods'#$Bayern.D2:.I2]" office:value-type="string" office:string-value="13eins.de" calcext:value-type="string">
            <text:p>13eins.de</text:p>
          </table:table-cell>
          <table:table-cell table:formula="of:=['file:///home/phil/Concert_Mailer/Bookinglist/Booking_all.ods'#$Bayern.E2:.J2]" office:value-type="string" office:string-value="booking@13eins.de" calcext:value-type="string">
            <text:p>booking@13eins.de</text:p>
          </table:table-cell>
          <table:table-cell table:formula="of:=['file:///home/phil/Concert_Mailer/Bookinglist/Booking_all.ods'#$Bayern.F2:.K2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3:.F3]" office:value-type="string" office:string-value="Alzenau" calcext:value-type="string">
            <text:p>Alzenau</text:p>
          </table:table-cell>
          <table:table-cell table:formula="of:=['file:///home/phil/Concert_Mailer/Bookinglist/Booking_all.ods'#$Bayern.B3:.G3]" office:value-type="string" office:string-value="Teestube" calcext:value-type="string">
            <text:p>Teestube</text:p>
          </table:table-cell>
          <table:table-cell table:formula="of:=['file:///home/phil/Concert_Mailer/Bookinglist/Booking_all.ods'#$Bayern.C3:.H3]" office:value-type="string" office:string-value="Teestube" calcext:value-type="string">
            <text:p>Teestube</text:p>
          </table:table-cell>
          <table:table-cell table:formula="of:=['file:///home/phil/Concert_Mailer/Bookinglist/Booking_all.ods'#$Bayern.D3:.I3]" office:value-type="string" office:string-value="teestube-alzenau.de" calcext:value-type="string">
            <text:p>teestube-alzenau.de</text:p>
          </table:table-cell>
          <table:table-cell table:formula="of:=['file:///home/phil/Concert_Mailer/Bookinglist/Booking_all.ods'#$Bayern.E3:.J3]" office:value-type="string" office:string-value="info@teestube-alzenau.de" calcext:value-type="string">
            <text:p>info@teestube-alzenau.de</text:p>
          </table:table-cell>
          <table:table-cell table:formula="of:=['file:///home/phil/Concert_Mailer/Bookinglist/Booking_all.ods'#$Bayern.F3:.K3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4:.F4]" office:value-type="string" office:string-value="Augsburg" calcext:value-type="string">
            <text:p>Augsburg</text:p>
          </table:table-cell>
          <table:table-cell table:formula="of:=['file:///home/phil/Concert_Mailer/Bookinglist/Booking_all.ods'#$Bayern.B4:.G4]" office:value-type="string" office:string-value="Ballonfabrik" calcext:value-type="string">
            <text:p>Ballonfabrik</text:p>
          </table:table-cell>
          <table:table-cell table:formula="of:=['file:///home/phil/Concert_Mailer/Bookinglist/Booking_all.ods'#$Bayern.C4:.H4]" office:value-type="string" office:string-value="Fabrik Unique" calcext:value-type="string">
            <text:p>Fabrik Unique</text:p>
          </table:table-cell>
          <table:table-cell table:formula="of:=['file:///home/phil/Concert_Mailer/Bookinglist/Booking_all.ods'#$Bayern.D4:.I4]" office:value-type="string" office:string-value="ballonfabrik.org" calcext:value-type="string">
            <text:p>ballonfabrik.org</text:p>
          </table:table-cell>
          <table:table-cell table:formula="of:=['file:///home/phil/Concert_Mailer/Bookinglist/Booking_all.ods'#$Bayern.E4:.J4]" office:value-type="string" office:string-value="info@ballonfabrik.org" calcext:value-type="string">
            <text:p>info@ballonfabrik.org</text:p>
          </table:table-cell>
          <table:table-cell table:formula="of:=['file:///home/phil/Concert_Mailer/Bookinglist/Booking_all.ods'#$Bayern.F4:.K4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5:.F5]" office:value-type="string" office:string-value="Augsburg" calcext:value-type="string">
            <text:p>Augsburg</text:p>
          </table:table-cell>
          <table:table-cell table:formula="of:=['file:///home/phil/Concert_Mailer/Bookinglist/Booking_all.ods'#$Bayern.B5:.G5]" office:value-type="string" office:string-value="K15" calcext:value-type="string">
            <text:p>K15</text:p>
          </table:table-cell>
          <table:table-cell table:formula="of:=['file:///home/phil/Concert_Mailer/Bookinglist/Booking_all.ods'#$Bayern.C5:.H5]" office:value-type="string" office:string-value="K15" calcext:value-type="string">
            <text:p>K15</text:p>
          </table:table-cell>
          <table:table-cell table:formula="of:=['file:///home/phil/Concert_Mailer/Bookinglist/Booking_all.ods'#$Bayern.D5:.I5]" office:value-type="string" office:string-value="sjr-a.de" calcext:value-type="string">
            <text:p>sjr-a.de</text:p>
          </table:table-cell>
          <table:table-cell table:formula="of:=['file:///home/phil/Concert_Mailer/Bookinglist/Booking_all.ods'#$Bayern.E5:.J5]" office:value-type="string" office:string-value="k15@sjr-a.de" calcext:value-type="string">
            <text:p>k15@sjr-a.de</text:p>
          </table:table-cell>
          <table:table-cell table:formula="of:=['file:///home/phil/Concert_Mailer/Bookinglist/Booking_all.ods'#$Bayern.F5:.K5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6:.F6]" office:value-type="string" office:string-value="Augsburg" calcext:value-type="string">
            <text:p>Augsburg</text:p>
          </table:table-cell>
          <table:table-cell table:formula="of:=['file:///home/phil/Concert_Mailer/Bookinglist/Booking_all.ods'#$Bayern.B6:.G6]" office:value-type="string" office:string-value="Kantine" calcext:value-type="string">
            <text:p>Kantine</text:p>
          </table:table-cell>
          <table:table-cell table:formula="of:=['file:///home/phil/Concert_Mailer/Bookinglist/Booking_all.ods'#$Bayern.C6:.H6]" office:value-type="string" office:string-value="Kantine" calcext:value-type="string">
            <text:p>Kantine</text:p>
          </table:table-cell>
          <table:table-cell table:formula="of:=['file:///home/phil/Concert_Mailer/Bookinglist/Booking_all.ods'#$Bayern.D6:.I6]" office:value-type="string" office:string-value="musikkantine.de" calcext:value-type="string">
            <text:p>musikkantine.de</text:p>
          </table:table-cell>
          <table:table-cell table:formula="of:=['file:///home/phil/Concert_Mailer/Bookinglist/Booking_all.ods'#$Bayern.E6:.J6]" office:value-type="string" office:string-value="info@musikkantine.de" calcext:value-type="string">
            <text:p>info@musikkantine.de</text:p>
          </table:table-cell>
          <table:table-cell table:formula="of:=['file:///home/phil/Concert_Mailer/Bookinglist/Booking_all.ods'#$Bayern.F6:.K6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7:.F7]" office:value-type="string" office:string-value="Augsburg" calcext:value-type="string">
            <text:p>Augsburg</text:p>
          </table:table-cell>
          <table:table-cell table:formula="of:=['file:///home/phil/Concert_Mailer/Bookinglist/Booking_all.ods'#$Bayern.B7:.G7]" office:value-type="string" office:string-value="Lamm Klub" calcext:value-type="string">
            <text:p>Lamm Klub</text:p>
          </table:table-cell>
          <table:table-cell table:formula="of:=['file:///home/phil/Concert_Mailer/Bookinglist/Booking_all.ods'#$Bayern.C7:.H7]" office:value-type="string" office:string-value="Markus, Hallo Lamm Klub" calcext:value-type="string">
            <text:p>Markus, Hallo Lamm Klub</text:p>
          </table:table-cell>
          <table:table-cell table:formula="of:=['file:///home/phil/Concert_Mailer/Bookinglist/Booking_all.ods'#$Bayern.D7:.I7]" office:value-type="string" office:string-value="lamm-klub.net" calcext:value-type="string">
            <text:p>lamm-klub.net</text:p>
          </table:table-cell>
          <table:table-cell table:formula="of:=['file:///home/phil/Concert_Mailer/Bookinglist/Booking_all.ods'#$Bayern.E7:.J7]" office:value-type="string" office:string-value="markus@lamm-klub.net" calcext:value-type="string">
            <text:p>markus@lamm-klub.net</text:p>
          </table:table-cell>
          <table:table-cell table:formula="of:=['file:///home/phil/Concert_Mailer/Bookinglist/Booking_all.ods'#$Bayern.F7:.K7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8:.F8]" office:value-type="string" office:string-value="Augsburg" calcext:value-type="string">
            <text:p>Augsburg</text:p>
          </table:table-cell>
          <table:table-cell table:formula="of:=['file:///home/phil/Concert_Mailer/Bookinglist/Booking_all.ods'#$Bayern.B8:.G8]" office:value-type="string" office:string-value="Rockfabrik" calcext:value-type="string">
            <text:p>Rockfabrik</text:p>
          </table:table-cell>
          <table:table-cell table:formula="of:=['file:///home/phil/Concert_Mailer/Bookinglist/Booking_all.ods'#$Bayern.C8:.H8]" office:value-type="string" office:string-value="Rockfabrik" calcext:value-type="string">
            <text:p>Rockfabrik</text:p>
          </table:table-cell>
          <table:table-cell table:formula="of:=['file:///home/phil/Concert_Mailer/Bookinglist/Booking_all.ods'#$Bayern.D8:.I8]" office:value-type="string" office:string-value="rockfabrik-augsburg.de" calcext:value-type="string">
            <text:p>rockfabrik-augsburg.de</text:p>
          </table:table-cell>
          <table:table-cell table:formula="of:=['file:///home/phil/Concert_Mailer/Bookinglist/Booking_all.ods'#$Bayern.E8:.J8]" office:value-type="string" office:string-value="office@rockfabrik-augsburg.de" calcext:value-type="string">
            <text:p>office@rockfabrik-augsburg.de</text:p>
          </table:table-cell>
          <table:table-cell table:formula="of:=['file:///home/phil/Concert_Mailer/Bookinglist/Booking_all.ods'#$Bayern.F8:.K8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9:.F9]" office:value-type="string" office:string-value="Aschaffenburg" calcext:value-type="string">
            <text:p>Aschaffenburg</text:p>
          </table:table-cell>
          <table:table-cell table:formula="of:=['file:///home/phil/Concert_Mailer/Bookinglist/Booking_all.ods'#$Bayern.B9:.G9]" office:value-type="string" office:string-value="Colos Saal" calcext:value-type="string">
            <text:p>Colos Saal</text:p>
          </table:table-cell>
          <table:table-cell table:formula="of:=['file:///home/phil/Concert_Mailer/Bookinglist/Booking_all.ods'#$Bayern.C9:.H9]" office:value-type="string" office:string-value="Colos Saal" calcext:value-type="string">
            <text:p>Colos Saal</text:p>
          </table:table-cell>
          <table:table-cell table:formula="of:=['file:///home/phil/Concert_Mailer/Bookinglist/Booking_all.ods'#$Bayern.D9:.I9]" office:value-type="string" office:string-value="colos-saal.de" calcext:value-type="string">
            <text:p>colos-saal.de</text:p>
          </table:table-cell>
          <table:table-cell table:formula="of:=['file:///home/phil/Concert_Mailer/Bookinglist/Booking_all.ods'#$Bayern.E9:.J9]" office:value-type="string" office:string-value="info@colos-saal.de" calcext:value-type="string">
            <text:p>info@colos-saal.de</text:p>
          </table:table-cell>
          <table:table-cell table:formula="of:=['file:///home/phil/Concert_Mailer/Bookinglist/Booking_all.ods'#$Bayern.F9:.K9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10:.F10]" office:value-type="string" office:string-value="Bayreuth" calcext:value-type="string">
            <text:p>Bayreuth</text:p>
          </table:table-cell>
          <table:table-cell table:formula="of:=['file:///home/phil/Concert_Mailer/Bookinglist/Booking_all.ods'#$Bayern.B10:.G10]" office:value-type="string" office:string-value="Glashaus" calcext:value-type="string">
            <text:p>Glashaus</text:p>
          </table:table-cell>
          <table:table-cell table:formula="of:=['file:///home/phil/Concert_Mailer/Bookinglist/Booking_all.ods'#$Bayern.C10:.H10]" office:value-type="string" office:string-value="Glashaus" calcext:value-type="string">
            <text:p>Glashaus</text:p>
          </table:table-cell>
          <table:table-cell table:formula="of:=['file:///home/phil/Concert_Mailer/Bookinglist/Booking_all.ods'#$Bayern.D10:.I10]" office:value-type="string" office:string-value="glashaus.org" calcext:value-type="string">
            <text:p>glashaus.org</text:p>
          </table:table-cell>
          <table:table-cell table:formula="of:=['file:///home/phil/Concert_Mailer/Bookinglist/Booking_all.ods'#$Bayern.E1:.J1]" office:value-type="string" office:string-value="E-mail Address" calcext:value-type="string">
            <text:p>E-mail Address</text:p>
          </table:table-cell>
          <table:table-cell table:formula="of:=['file:///home/phil/Concert_Mailer/Bookinglist/Booking_all.ods'#$Bayern.F10:.K10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11:.F11]" office:value-type="string" office:string-value="Bayreuth" calcext:value-type="string">
            <text:p>Bayreuth</text:p>
          </table:table-cell>
          <table:table-cell table:formula="of:=['file:///home/phil/Concert_Mailer/Bookinglist/Booking_all.ods'#$Bayern.B11:.G11]" office:value-type="string" office:string-value="Zentrum" calcext:value-type="string">
            <text:p>Zentrum</text:p>
          </table:table-cell>
          <table:table-cell table:formula="of:=['file:///home/phil/Concert_Mailer/Bookinglist/Booking_all.ods'#$Bayern.C11:.H11]" office:value-type="string" office:string-value="Zentrum" calcext:value-type="string">
            <text:p>Zentrum</text:p>
          </table:table-cell>
          <table:table-cell table:formula="of:=['file:///home/phil/Concert_Mailer/Bookinglist/Booking_all.ods'#$Bayern.D11:.I11]" office:value-type="string" office:string-value="das-zentrum.de" calcext:value-type="string">
            <text:p>das-zentrum.de</text:p>
          </table:table-cell>
          <table:table-cell table:formula="of:=['file:///home/phil/Concert_Mailer/Bookinglist/Booking_all.ods'#$Bayern.E11:.J11]" office:value-type="string" office:string-value="info@das-zentrum.de" calcext:value-type="string">
            <text:p>info@das-zentrum.de</text:p>
          </table:table-cell>
          <table:table-cell table:formula="of:=['file:///home/phil/Concert_Mailer/Bookinglist/Booking_all.ods'#$Bayern.F11:.K11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12:.F12]" office:value-type="string" office:string-value="Burglangenfeld" calcext:value-type="string">
            <text:p>Burglangenfeld</text:p>
          </table:table-cell>
          <table:table-cell table:formula="of:=['file:///home/phil/Concert_Mailer/Bookinglist/Booking_all.ods'#$Bayern.B12:.G12]" office:value-type="string" office:string-value="Juz" calcext:value-type="string">
            <text:p>Juz</text:p>
          </table:table-cell>
          <table:table-cell table:formula="of:=['file:///home/phil/Concert_Mailer/Bookinglist/Booking_all.ods'#$Bayern.C12:.H12]" office:value-type="string" office:string-value="Juz" calcext:value-type="string">
            <text:p>Juz</text:p>
          </table:table-cell>
          <table:table-cell table:formula="of:=['file:///home/phil/Concert_Mailer/Bookinglist/Booking_all.ods'#$Bayern.D12:.I12]" office:value-type="string" office:string-value="facebook.com/juzbul" calcext:value-type="string">
            <text:p>facebook.com/juzbul</text:p>
          </table:table-cell>
          <table:table-cell table:formula="of:=['file:///home/phil/Concert_Mailer/Bookinglist/Booking_all.ods'#$Bayern.E12:.J12]" office:value-type="string" office:string-value="juz_burglengenfeld@web.de" calcext:value-type="string">
            <text:p>juz_burglengenfeld@web.de</text:p>
          </table:table-cell>
          <table:table-cell table:formula="of:=['file:///home/phil/Concert_Mailer/Bookinglist/Booking_all.ods'#$Bayern.F12:.K12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13:.F13]" office:value-type="string" office:string-value="Burglengfeld" calcext:value-type="string">
            <text:p>Burglengfeld</text:p>
          </table:table-cell>
          <table:table-cell table:formula="of:=['file:///home/phil/Concert_Mailer/Bookinglist/Booking_all.ods'#$Bayern.B13:.G13]" office:value-type="string" office:string-value="Juz" calcext:value-type="string">
            <text:p>Juz</text:p>
          </table:table-cell>
          <table:table-cell table:formula="of:=['file:///home/phil/Concert_Mailer/Bookinglist/Booking_all.ods'#$Bayern.C13:.H13]" office:value-type="string" office:string-value="Juz Burglengenfeld" calcext:value-type="string">
            <text:p>Juz Burglengenfeld</text:p>
          </table:table-cell>
          <table:table-cell table:formula="of:=['file:///home/phil/Concert_Mailer/Bookinglist/Booking_all.ods'#$Bayern.D13:.I13]" office:value-type="string" office:string-value="juz-bul.de" calcext:value-type="string">
            <text:p>juz-bul.de</text:p>
          </table:table-cell>
          <table:table-cell table:formula="of:=['file:///home/phil/Concert_Mailer/Bookinglist/Booking_all.ods'#$Bayern.E13:.J13]" office:value-type="string" office:string-value="juz_burglengenfeld@web.de" calcext:value-type="string">
            <text:p>juz_burglengenfeld@web.de</text:p>
          </table:table-cell>
          <table:table-cell table:formula="of:=['file:///home/phil/Concert_Mailer/Bookinglist/Booking_all.ods'#$Bayern.F13:.K13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14:.F14]" office:value-type="string" office:string-value="Cham" calcext:value-type="string">
            <text:p>Cham</text:p>
          </table:table-cell>
          <table:table-cell table:formula="of:=['file:///home/phil/Concert_Mailer/Bookinglist/Booking_all.ods'#$Bayern.B14:.G14]" office:value-type="string" office:string-value="L.A." calcext:value-type="string">
            <text:p>L.A.</text:p>
          </table:table-cell>
          <table:table-cell table:formula="of:=['file:///home/phil/Concert_Mailer/Bookinglist/Booking_all.ods'#$Bayern.C14:.H14]" office:value-type="string" office:string-value="L.A. Cham" calcext:value-type="string">
            <text:p>L.A. Cham</text:p>
          </table:table-cell>
          <table:table-cell table:formula="of:=['file:///home/phil/Concert_Mailer/Bookinglist/Booking_all.ods'#$Bayern.D14:.I14]" office:value-type="string" office:string-value="la-cham.de" calcext:value-type="string">
            <text:p>la-cham.de</text:p>
          </table:table-cell>
          <table:table-cell table:formula="of:=['file:///home/phil/Concert_Mailer/Bookinglist/Booking_all.ods'#$Bayern.E14:.J14]" office:value-type="float" office:value="0" calcext:value-type="float">
            <text:p/>
          </table:table-cell>
          <table:table-cell table:formula="of:=['file:///home/phil/Concert_Mailer/Bookinglist/Booking_all.ods'#$Bayern.F14:.K14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15:.F15]" office:value-type="string" office:string-value="Erlangen" calcext:value-type="string">
            <text:p>Erlangen</text:p>
          </table:table-cell>
          <table:table-cell table:formula="of:=['file:///home/phil/Concert_Mailer/Bookinglist/Booking_all.ods'#$Bayern.B15:.G15]" office:value-type="string" office:string-value="E-Werk" calcext:value-type="string">
            <text:p>E-Werk</text:p>
          </table:table-cell>
          <table:table-cell table:formula="of:=['file:///home/phil/Concert_Mailer/Bookinglist/Booking_all.ods'#$Bayern.C15:.H15]" office:value-type="string" office:string-value="E-Werk" calcext:value-type="string">
            <text:p>E-Werk</text:p>
          </table:table-cell>
          <table:table-cell table:formula="of:=['file:///home/phil/Concert_Mailer/Bookinglist/Booking_all.ods'#$Bayern.D15:.I15]" office:value-type="string" office:string-value="e-werk.de" calcext:value-type="string">
            <text:p>e-werk.de</text:p>
          </table:table-cell>
          <table:table-cell table:formula="of:=['file:///home/phil/Concert_Mailer/Bookinglist/Booking_all.ods'#$Bayern.E15:.J15]" office:value-type="string" office:string-value="info@e-werk.de " calcext:value-type="string">
            <text:p>info@e-werk.de </text:p>
          </table:table-cell>
          <table:table-cell table:formula="of:=['file:///home/phil/Concert_Mailer/Bookinglist/Booking_all.ods'#$Bayern.F15:.K15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16:.F16]" office:value-type="string" office:string-value="Erlangen" calcext:value-type="string">
            <text:p>Erlangen</text:p>
          </table:table-cell>
          <table:table-cell table:formula="of:=['file:///home/phil/Concert_Mailer/Bookinglist/Booking_all.ods'#$Bayern.B16:.G16]" office:value-type="string" office:string-value="New Force" calcext:value-type="string">
            <text:p>New Force</text:p>
          </table:table-cell>
          <table:table-cell table:formula="of:=['file:///home/phil/Concert_Mailer/Bookinglist/Booking_all.ods'#$Bayern.C16:.H16]" office:value-type="string" office:string-value="New Force" calcext:value-type="string">
            <text:p>New Force</text:p>
          </table:table-cell>
          <table:table-cell table:formula="of:=['file:///home/phil/Concert_Mailer/Bookinglist/Booking_all.ods'#$Bayern.D16:.I16]" office:value-type="string" office:string-value="newforce.de" calcext:value-type="string">
            <text:p>newforce.de</text:p>
          </table:table-cell>
          <table:table-cell table:formula="of:=['file:///home/phil/Concert_Mailer/Bookinglist/Booking_all.ods'#$Bayern.E16:.J16]" office:value-type="string" office:string-value="booking@newforce.de" calcext:value-type="string">
            <text:p>booking@newforce.de</text:p>
          </table:table-cell>
          <table:table-cell table:formula="of:=['file:///home/phil/Concert_Mailer/Bookinglist/Booking_all.ods'#$Bayern.F16:.K16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17:.F17]" office:value-type="string" office:string-value="Erlangen" calcext:value-type="string">
            <text:p>Erlangen</text:p>
          </table:table-cell>
          <table:table-cell table:formula="of:=['file:///home/phil/Concert_Mailer/Bookinglist/Booking_all.ods'#$Bayern.B17:.G17]" office:value-type="string" office:string-value="New Force" calcext:value-type="string">
            <text:p>New Force</text:p>
          </table:table-cell>
          <table:table-cell table:formula="of:=['file:///home/phil/Concert_Mailer/Bookinglist/Booking_all.ods'#$Bayern.C17:.H17]" office:value-type="string" office:string-value="Mobbl" calcext:value-type="string">
            <text:p>Mobbl</text:p>
          </table:table-cell>
          <table:table-cell table:formula="of:=['file:///home/phil/Concert_Mailer/Bookinglist/Booking_all.ods'#$Bayern.D17:.I17]" office:value-type="string" office:string-value="newforce.de" calcext:value-type="string">
            <text:p>newforce.de</text:p>
          </table:table-cell>
          <table:table-cell table:formula="of:=['file:///home/phil/Concert_Mailer/Bookinglist/Booking_all.ods'#$Bayern.E17:.J17]" office:value-type="string" office:string-value="mobbl@newforce.de" calcext:value-type="string">
            <text:p>mobbl@newforce.de</text:p>
          </table:table-cell>
          <table:table-cell table:formula="of:=['file:///home/phil/Concert_Mailer/Bookinglist/Booking_all.ods'#$Bayern.F17:.K17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18:.F18]" office:value-type="string" office:string-value="Erlangen" calcext:value-type="string">
            <text:p>Erlangen</text:p>
          </table:table-cell>
          <table:table-cell table:formula="of:=['file:///home/phil/Concert_Mailer/Bookinglist/Booking_all.ods'#$Bayern.B18:.G18]" office:value-type="string" office:string-value="Omega" calcext:value-type="string">
            <text:p>Omega</text:p>
          </table:table-cell>
          <table:table-cell table:formula="of:=['file:///home/phil/Concert_Mailer/Bookinglist/Booking_all.ods'#$Bayern.C18:.H18]" office:value-type="string" office:string-value="Omega" calcext:value-type="string">
            <text:p>Omega</text:p>
          </table:table-cell>
          <table:table-cell table:formula="of:=['file:///home/phil/Concert_Mailer/Bookinglist/Booking_all.ods'#$Bayern.D18:.I18]" office:value-type="string" office:string-value="omega-erlangen.de" calcext:value-type="string">
            <text:p>omega-erlangen.de</text:p>
          </table:table-cell>
          <table:table-cell table:formula="of:=['file:///home/phil/Concert_Mailer/Bookinglist/Booking_all.ods'#$Bayern.E18:.J18]" office:value-type="string" office:string-value="konzerte@omega-erlangen.de" calcext:value-type="string">
            <text:p>konzerte@omega-erlangen.de</text:p>
          </table:table-cell>
          <table:table-cell table:formula="of:=['file:///home/phil/Concert_Mailer/Bookinglist/Booking_all.ods'#$Bayern.F18:.K18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19:.F19]" office:value-type="string" office:string-value="Erlangen" calcext:value-type="string">
            <text:p>Erlangen</text:p>
          </table:table-cell>
          <table:table-cell table:formula="of:=['file:///home/phil/Concert_Mailer/Bookinglist/Booking_all.ods'#$Bayern.B19:.G19]" office:value-type="string" office:string-value="Juz" calcext:value-type="string">
            <text:p>Juz</text:p>
          </table:table-cell>
          <table:table-cell table:formula="of:=['file:///home/phil/Concert_Mailer/Bookinglist/Booking_all.ods'#$Bayern.C19:.H19]" office:value-type="string" office:string-value="Juz " calcext:value-type="string">
            <text:p>Juz </text:p>
          </table:table-cell>
          <table:table-cell table:formula="of:=['file:///home/phil/Concert_Mailer/Bookinglist/Booking_all.ods'#$Bayern.D19:.I19]" office:value-type="string" office:string-value="juz.wojo-club.de" calcext:value-type="string">
            <text:p>juz.wojo-club.de</text:p>
          </table:table-cell>
          <table:table-cell table:formula="of:=['file:///home/phil/Concert_Mailer/Bookinglist/Booking_all.ods'#$Bayern.E19:.J19]" office:value-type="string" office:string-value="jugendhaus-er-konzerte@gmx.de" calcext:value-type="string">
            <text:p>jugendhaus-er-konzerte@gmx.de</text:p>
          </table:table-cell>
          <table:table-cell table:formula="of:=['file:///home/phil/Concert_Mailer/Bookinglist/Booking_all.ods'#$Bayern.F19:.K19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20:.F20]" office:value-type="string" office:string-value="Herzogenaurach" calcext:value-type="string">
            <text:p>Herzogenaurach</text:p>
          </table:table-cell>
          <table:table-cell table:formula="of:=['file:///home/phil/Concert_Mailer/Bookinglist/Booking_all.ods'#$Bayern.B20:.G20]" office:value-type="string" office:string-value="Jugendhaus Rabatz" calcext:value-type="string">
            <text:p>Jugendhaus Rabatz</text:p>
          </table:table-cell>
          <table:table-cell table:formula="of:=['file:///home/phil/Concert_Mailer/Bookinglist/Booking_all.ods'#$Bayern.C20:.H20]" office:value-type="string" office:string-value="Jugendhaus Rabatz" calcext:value-type="string">
            <text:p>Jugendhaus Rabatz</text:p>
          </table:table-cell>
          <table:table-cell table:formula="of:=['file:///home/phil/Concert_Mailer/Bookinglist/Booking_all.ods'#$Bayern.D20:.I20]" office:value-type="string" office:string-value="herzojugend.de" calcext:value-type="string">
            <text:p>herzojugend.de</text:p>
          </table:table-cell>
          <table:table-cell table:formula="of:=['file:///home/phil/Concert_Mailer/Bookinglist/Booking_all.ods'#$Bayern.E2:.J2]" office:value-type="string" office:string-value="booking@13eins.de" calcext:value-type="string">
            <text:p>booking@13eins.de</text:p>
          </table:table-cell>
          <table:table-cell table:formula="of:=['file:///home/phil/Concert_Mailer/Bookinglist/Booking_all.ods'#$Bayern.F20:.K20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21:.F21]" office:value-type="string" office:string-value="Herzogenaurach" calcext:value-type="string">
            <text:p>Herzogenaurach</text:p>
          </table:table-cell>
          <table:table-cell table:formula="of:=['file:///home/phil/Concert_Mailer/Bookinglist/Booking_all.ods'#$Bayern.B21:.G21]" office:value-type="string" office:string-value="Jugendhaus Rabatz" calcext:value-type="string">
            <text:p>Jugendhaus Rabatz</text:p>
          </table:table-cell>
          <table:table-cell table:formula="of:=['file:///home/phil/Concert_Mailer/Bookinglist/Booking_all.ods'#$Bayern.C21:.H21]" office:value-type="string" office:string-value="Jugendhaus Rabatz" calcext:value-type="string">
            <text:p>Jugendhaus Rabatz</text:p>
          </table:table-cell>
          <table:table-cell table:formula="of:=['file:///home/phil/Concert_Mailer/Bookinglist/Booking_all.ods'#$Bayern.D21:.I21]" office:value-type="string" office:string-value="herzojugend.de" calcext:value-type="string">
            <text:p>herzojugend.de</text:p>
          </table:table-cell>
          <table:table-cell table:formula="of:=['file:///home/phil/Concert_Mailer/Bookinglist/Booking_all.ods'#$Bayern.E21:.J21]" office:value-type="string" office:string-value="rafael.strzodka@me.com" calcext:value-type="string">
            <text:p>rafael.strzodka@me.com</text:p>
          </table:table-cell>
          <table:table-cell table:formula="of:=['file:///home/phil/Concert_Mailer/Bookinglist/Booking_all.ods'#$Bayern.F21:.K21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22:.F22]" office:value-type="string" office:string-value="Kaufbeuren" calcext:value-type="string">
            <text:p>Kaufbeuren</text:p>
          </table:table-cell>
          <table:table-cell table:formula="of:=['file:///home/phil/Concert_Mailer/Bookinglist/Booking_all.ods'#$Bayern.B22:.G22]" office:value-type="string" office:string-value="Brazil" calcext:value-type="string">
            <text:p>Brazil</text:p>
          </table:table-cell>
          <table:table-cell table:formula="of:=['file:///home/phil/Concert_Mailer/Bookinglist/Booking_all.ods'#$Bayern.C22:.H22]" office:value-type="string" office:string-value="Ralf" calcext:value-type="string">
            <text:p>Ralf</text:p>
          </table:table-cell>
          <table:table-cell table:formula="of:=['file:///home/phil/Concert_Mailer/Bookinglist/Booking_all.ods'#$Bayern.D22:.I22]" office:value-type="string" office:string-value="brazil-kf.de" calcext:value-type="string">
            <text:p>brazil-kf.de</text:p>
          </table:table-cell>
          <table:table-cell table:formula="of:=['file:///home/phil/Concert_Mailer/Bookinglist/Booking_all.ods'#$Bayern.E22:.J22]" office:value-type="string" office:string-value="info@brazil-kf.de" calcext:value-type="string">
            <text:p>info@brazil-kf.de</text:p>
          </table:table-cell>
          <table:table-cell table:formula="of:=['file:///home/phil/Concert_Mailer/Bookinglist/Booking_all.ods'#$Bayern.F22:.K22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23:.F23]" office:value-type="string" office:string-value="Langenzenn" calcext:value-type="string">
            <text:p>Langenzenn</text:p>
          </table:table-cell>
          <table:table-cell table:formula="of:=['file:///home/phil/Concert_Mailer/Bookinglist/Booking_all.ods'#$Bayern.B23:.G23]" office:value-type="string" office:string-value="Juz Alte Post" calcext:value-type="string">
            <text:p>Juz Alte Post</text:p>
          </table:table-cell>
          <table:table-cell table:formula="of:=['file:///home/phil/Concert_Mailer/Bookinglist/Booking_all.ods'#$Bayern.C23:.H23]" office:value-type="string" office:string-value="Alte Post" calcext:value-type="string">
            <text:p>Alte Post</text:p>
          </table:table-cell>
          <table:table-cell table:formula="of:=['file:///home/phil/Concert_Mailer/Bookinglist/Booking_all.ods'#$Bayern.D23:.I23]" office:value-type="string" office:string-value="altepost.org" calcext:value-type="string">
            <text:p>altepost.org</text:p>
          </table:table-cell>
          <table:table-cell table:formula="of:=['file:///home/phil/Concert_Mailer/Bookinglist/Booking_all.ods'#$Bayern.E23:.J23]" office:value-type="float" office:value="0" calcext:value-type="float">
            <text:p/>
          </table:table-cell>
          <table:table-cell table:formula="of:=['file:///home/phil/Concert_Mailer/Bookinglist/Booking_all.ods'#$Bayern.F23:.K23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24:.F24]" office:value-type="string" office:string-value="Lindau" calcext:value-type="string">
            <text:p>Lindau</text:p>
          </table:table-cell>
          <table:table-cell table:formula="of:=['file:///home/phil/Concert_Mailer/Bookinglist/Booking_all.ods'#$Bayern.B24:.G24]" office:value-type="string" office:string-value="Vaudeville" calcext:value-type="string">
            <text:p>Vaudeville</text:p>
          </table:table-cell>
          <table:table-cell table:formula="of:=['file:///home/phil/Concert_Mailer/Bookinglist/Booking_all.ods'#$Bayern.C24:.H24]" office:value-type="string" office:string-value="Vaudeville" calcext:value-type="string">
            <text:p>Vaudeville</text:p>
          </table:table-cell>
          <table:table-cell table:formula="of:=['file:///home/phil/Concert_Mailer/Bookinglist/Booking_all.ods'#$Bayern.D24:.I24]" office:value-type="string" office:string-value="vaudeville.de" calcext:value-type="string">
            <text:p>vaudeville.de</text:p>
          </table:table-cell>
          <table:table-cell table:formula="of:=['file:///home/phil/Concert_Mailer/Bookinglist/Booking_all.ods'#$Bayern.E24:.J24]" office:value-type="string" office:string-value="booking@vaudeville.de" calcext:value-type="string">
            <text:p>booking@vaudeville.de</text:p>
          </table:table-cell>
          <table:table-cell table:formula="of:=['file:///home/phil/Concert_Mailer/Bookinglist/Booking_all.ods'#$Bayern.F24:.K24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25:.F25]" office:value-type="string" office:string-value="Lindenberg Buchloe" calcext:value-type="string">
            <text:p>Lindenberg Buchloe</text:p>
          </table:table-cell>
          <table:table-cell table:formula="of:=['file:///home/phil/Concert_Mailer/Bookinglist/Booking_all.ods'#$Bayern.B25:.G25]" office:value-type="string" office:string-value="Hirsch" calcext:value-type="string">
            <text:p>Hirsch</text:p>
          </table:table-cell>
          <table:table-cell table:formula="of:=['file:///home/phil/Concert_Mailer/Bookinglist/Booking_all.ods'#$Bayern.C25:.H25]" office:value-type="string" office:string-value="Hirsch" calcext:value-type="string">
            <text:p>Hirsch</text:p>
          </table:table-cell>
          <table:table-cell table:formula="of:=['file:///home/phil/Concert_Mailer/Bookinglist/Booking_all.ods'#$Bayern.D25:.I25]" office:value-type="string" office:string-value="facebook.com/hirschlindenberg" calcext:value-type="string">
            <text:p>facebook.com/hirschlindenberg</text:p>
          </table:table-cell>
          <table:table-cell/>
          <table:table-cell table:formula="of:=['file:///home/phil/Concert_Mailer/Bookinglist/Booking_all.ods'#$Bayern.F25:.K25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26:.F26]" office:value-type="string" office:string-value="Lörrach" calcext:value-type="string">
            <text:p>Lörrach</text:p>
          </table:table-cell>
          <table:table-cell table:formula="of:=['file:///home/phil/Concert_Mailer/Bookinglist/Booking_all.ods'#$Bayern.B26:.G26]" office:value-type="string" office:string-value="Metalcafe" calcext:value-type="string">
            <text:p>Metalcafe</text:p>
          </table:table-cell>
          <table:table-cell table:formula="of:=['file:///home/phil/Concert_Mailer/Bookinglist/Booking_all.ods'#$Bayern.C26:.H26]" office:value-type="string" office:string-value="Metal Maniacs" calcext:value-type="string">
            <text:p>Metal Maniacs</text:p>
          </table:table-cell>
          <table:table-cell table:formula="of:=['file:///home/phil/Concert_Mailer/Bookinglist/Booking_all.ods'#$Bayern.D26:.I26]" office:value-type="string" office:string-value="metal-maniacs.eu" calcext:value-type="string">
            <text:p>metal-maniacs.eu</text:p>
          </table:table-cell>
          <table:table-cell table:formula="of:=['file:///home/phil/Concert_Mailer/Bookinglist/Booking_all.ods'#$Bayern.E26:.J26]" office:value-type="string" office:string-value="contact@metal-maniacs.eu" calcext:value-type="string">
            <text:p>contact@metal-maniacs.eu</text:p>
          </table:table-cell>
          <table:table-cell table:formula="of:=['file:///home/phil/Concert_Mailer/Bookinglist/Booking_all.ods'#$Bayern.F26:.K26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27:.F27]" office:value-type="string" office:string-value="München" calcext:value-type="string">
            <text:p>München</text:p>
          </table:table-cell>
          <table:table-cell table:formula="of:=['file:///home/phil/Concert_Mailer/Bookinglist/Booking_all.ods'#$Bayern.B27:.G27]" office:value-type="string" office:string-value="Backstage" calcext:value-type="string">
            <text:p>Backstage</text:p>
          </table:table-cell>
          <table:table-cell table:formula="of:=['file:///home/phil/Concert_Mailer/Bookinglist/Booking_all.ods'#$Bayern.C27:.H27]" office:value-type="string" office:string-value="Backstage" calcext:value-type="string">
            <text:p>Backstage</text:p>
          </table:table-cell>
          <table:table-cell table:formula="of:=['file:///home/phil/Concert_Mailer/Bookinglist/Booking_all.ods'#$Bayern.D27:.I27]" office:value-type="string" office:string-value="www.backstage.eu" calcext:value-type="string">
            <text:p>www.backstage.eu</text:p>
          </table:table-cell>
          <table:table-cell table:formula="of:=['file:///home/phil/Concert_Mailer/Bookinglist/Booking_all.ods'#$Bayern.E27:.J27]" office:value-type="float" office:value="0" calcext:value-type="float">
            <text:p/>
          </table:table-cell>
          <table:table-cell table:formula="of:=['file:///home/phil/Concert_Mailer/Bookinglist/Booking_all.ods'#$Bayern.F27:.K27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28:.F28]" office:value-type="string" office:string-value="München" calcext:value-type="string">
            <text:p>München</text:p>
          </table:table-cell>
          <table:table-cell table:formula="of:=['file:///home/phil/Concert_Mailer/Bookinglist/Booking_all.ods'#$Bayern.B28:.G28]" office:value-type="string" office:string-value="Feierwerk" calcext:value-type="string">
            <text:p>Feierwerk</text:p>
          </table:table-cell>
          <table:table-cell table:formula="of:=['file:///home/phil/Concert_Mailer/Bookinglist/Booking_all.ods'#$Bayern.C28:.H28]" office:value-type="string" office:string-value="Feierwerk" calcext:value-type="string">
            <text:p>Feierwerk</text:p>
          </table:table-cell>
          <table:table-cell table:formula="of:=['file:///home/phil/Concert_Mailer/Bookinglist/Booking_all.ods'#$Bayern.D28:.I28]" office:value-type="string" office:string-value="feierwerk.de" calcext:value-type="string">
            <text:p>feierwerk.de</text:p>
          </table:table-cell>
          <table:table-cell table:formula="of:=['file:///home/phil/Concert_Mailer/Bookinglist/Booking_all.ods'#$Bayern.E28:.J28]" office:value-type="string" office:string-value="booking@feierwerk.de" calcext:value-type="string">
            <text:p>booking@feierwerk.de</text:p>
          </table:table-cell>
          <table:table-cell table:formula="of:=['file:///home/phil/Concert_Mailer/Bookinglist/Booking_all.ods'#$Bayern.F28:.K28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29:.F29]" office:value-type="string" office:string-value="München" calcext:value-type="string">
            <text:p>München</text:p>
          </table:table-cell>
          <table:table-cell table:formula="of:=['file:///home/phil/Concert_Mailer/Bookinglist/Booking_all.ods'#$Bayern.B29:.G29]" office:value-type="string" office:string-value="Kaffee Kult" calcext:value-type="string">
            <text:p>Kaffee Kult</text:p>
          </table:table-cell>
          <table:table-cell table:formula="of:=['file:///home/phil/Concert_Mailer/Bookinglist/Booking_all.ods'#$Bayern.C29:.H29]" office:value-type="string" office:string-value="Kaffee Kult" calcext:value-type="string">
            <text:p>Kaffee Kult</text:p>
          </table:table-cell>
          <table:table-cell table:formula="of:=['file:///home/phil/Concert_Mailer/Bookinglist/Booking_all.ods'#$Bayern.D29:.I29]" office:value-type="string" office:string-value="kafekult.de" calcext:value-type="string">
            <text:p>kafekult.de</text:p>
          </table:table-cell>
          <table:table-cell/>
          <table:table-cell table:formula="of:=['file:///home/phil/Concert_Mailer/Bookinglist/Booking_all.ods'#$Bayern.F29:.K29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30:.F30]" office:value-type="string" office:string-value="München" calcext:value-type="string">
            <text:p>München</text:p>
          </table:table-cell>
          <table:table-cell table:formula="of:=['file:///home/phil/Concert_Mailer/Bookinglist/Booking_all.ods'#$Bayern.B30:.G30]" office:value-type="string" office:string-value="Kafe Marat" calcext:value-type="string">
            <text:p>Kafe Marat</text:p>
          </table:table-cell>
          <table:table-cell table:formula="of:=['file:///home/phil/Concert_Mailer/Bookinglist/Booking_all.ods'#$Bayern.C30:.H30]" office:value-type="string" office:string-value="Kafe Marat" calcext:value-type="string">
            <text:p>Kafe Marat</text:p>
          </table:table-cell>
          <table:table-cell table:formula="of:=['file:///home/phil/Concert_Mailer/Bookinglist/Booking_all.ods'#$Bayern.D30:.I30]" office:value-type="string" office:string-value="kafemarat.blogsport.de" calcext:value-type="string">
            <text:p>kafemarat.blogsport.de</text:p>
          </table:table-cell>
          <table:table-cell table:formula="of:=['file:///home/phil/Concert_Mailer/Bookinglist/Booking_all.ods'#$Bayern.E3:.J3]" office:value-type="string" office:string-value="info@teestube-alzenau.de" calcext:value-type="string">
            <text:p>info@teestube-alzenau.de</text:p>
          </table:table-cell>
          <table:table-cell table:formula="of:=['file:///home/phil/Concert_Mailer/Bookinglist/Booking_all.ods'#$Bayern.F30:.K30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31:.F31]" office:value-type="string" office:string-value="München" calcext:value-type="string">
            <text:p>München</text:p>
          </table:table-cell>
          <table:table-cell table:formula="of:=['file:///home/phil/Concert_Mailer/Bookinglist/Booking_all.ods'#$Bayern.B31:.G31]" office:value-type="string" office:string-value="Kafe Marat" calcext:value-type="string">
            <text:p>Kafe Marat</text:p>
          </table:table-cell>
          <table:table-cell table:formula="of:=['file:///home/phil/Concert_Mailer/Bookinglist/Booking_all.ods'#$Bayern.C31:.H31]" office:value-type="string" office:string-value="Bast, Hallo Kafe Marat" calcext:value-type="string">
            <text:p>Bast, Hallo Kafe Marat</text:p>
          </table:table-cell>
          <table:table-cell table:formula="of:=['file:///home/phil/Concert_Mailer/Bookinglist/Booking_all.ods'#$Bayern.D31:.I31]" office:value-type="string" office:string-value="kafemarat.blogsport.de" calcext:value-type="string">
            <text:p>kafemarat.blogsport.de</text:p>
          </table:table-cell>
          <table:table-cell table:formula="of:=['file:///home/phil/Concert_Mailer/Bookinglist/Booking_all.ods'#$Bayern.E31:.J31]" office:value-type="string" office:string-value="w.bastian@gmx.de" calcext:value-type="string">
            <text:p>w.bastian@gmx.de</text:p>
          </table:table-cell>
          <table:table-cell table:formula="of:=['file:///home/phil/Concert_Mailer/Bookinglist/Booking_all.ods'#$Bayern.F31:.K31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32:.F32]" office:value-type="string" office:string-value="München" calcext:value-type="string">
            <text:p>München</text:p>
          </table:table-cell>
          <table:table-cell table:formula="of:=['file:///home/phil/Concert_Mailer/Bookinglist/Booking_all.ods'#$Bayern.B32:.G32]" office:value-type="string" office:string-value="Be Alive Agency" calcext:value-type="string">
            <text:p>Be Alive Agency</text:p>
          </table:table-cell>
          <table:table-cell table:formula="of:=['file:///home/phil/Concert_Mailer/Bookinglist/Booking_all.ods'#$Bayern.C32:.H32]" office:value-type="string" office:string-value="Be Alive Agency" calcext:value-type="string">
            <text:p>Be Alive Agency</text:p>
          </table:table-cell>
          <table:table-cell table:formula="of:=['file:///home/phil/Concert_Mailer/Bookinglist/Booking_all.ods'#$Bayern.D32:.I32]" office:value-type="float" office:value="0" calcext:value-type="float">
            <text:p/>
          </table:table-cell>
          <table:table-cell table:formula="of:=['file:///home/phil/Concert_Mailer/Bookinglist/Booking_all.ods'#$Bayern.E32:.J32]" office:value-type="string" office:string-value="barney.s.blanke@googlemail.com" calcext:value-type="string">
            <text:p>barney.s.blanke@googlemail.com</text:p>
          </table:table-cell>
          <table:table-cell table:formula="of:=['file:///home/phil/Concert_Mailer/Bookinglist/Booking_all.ods'#$Bayern.F32:.K32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33:.F33]" office:value-type="string" office:string-value="München" calcext:value-type="string">
            <text:p>München</text:p>
          </table:table-cell>
          <table:table-cell table:formula="of:=['file:///home/phil/Concert_Mailer/Bookinglist/Booking_all.ods'#$Bayern.B33:.G33]" office:value-type="string" office:string-value="Sunny Red" calcext:value-type="string">
            <text:p>Sunny Red</text:p>
          </table:table-cell>
          <table:table-cell table:formula="of:=['file:///home/phil/Concert_Mailer/Bookinglist/Booking_all.ods'#$Bayern.C33:.H33]" office:value-type="float" office:value="0" calcext:value-type="float">
            <text:p/>
          </table:table-cell>
          <table:table-cell table:formula="of:=['file:///home/phil/Concert_Mailer/Bookinglist/Booking_all.ods'#$Bayern.D33:.I33]" office:value-type="float" office:value="0" calcext:value-type="float">
            <text:p/>
          </table:table-cell>
          <table:table-cell table:formula="of:=['file:///home/phil/Concert_Mailer/Bookinglist/Booking_all.ods'#$Bayern.E33:.J33]" office:value-type="float" office:value="0" calcext:value-type="float">
            <text:p/>
          </table:table-cell>
          <table:table-cell table:formula="of:=['file:///home/phil/Concert_Mailer/Bookinglist/Booking_all.ods'#$Bayern.F33:.K33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34:.F34]" office:value-type="string" office:string-value="Nersingen" calcext:value-type="string">
            <text:p>Nersingen</text:p>
          </table:table-cell>
          <table:table-cell table:formula="of:=['file:///home/phil/Concert_Mailer/Bookinglist/Booking_all.ods'#$Bayern.B34:.G34]" office:value-type="string" office:string-value="Rock's" calcext:value-type="string">
            <text:p>Rock's</text:p>
          </table:table-cell>
          <table:table-cell table:formula="of:=['file:///home/phil/Concert_Mailer/Bookinglist/Booking_all.ods'#$Bayern.C34:.H34]" office:value-type="string" office:string-value="Rock's" calcext:value-type="string">
            <text:p>Rock's</text:p>
          </table:table-cell>
          <table:table-cell table:formula="of:=['file:///home/phil/Concert_Mailer/Bookinglist/Booking_all.ods'#$Bayern.D34:.I34]" office:value-type="string" office:string-value="rocks-nersingen.de" calcext:value-type="string">
            <text:p>rocks-nersingen.de</text:p>
          </table:table-cell>
          <table:table-cell table:formula="of:=['file:///home/phil/Concert_Mailer/Bookinglist/Booking_all.ods'#$Bayern.E34:.J34]" office:value-type="string" office:string-value="info@rocks-nersingen.de" calcext:value-type="string">
            <text:p>info@rocks-nersingen.de</text:p>
          </table:table-cell>
          <table:table-cell table:formula="of:=['file:///home/phil/Concert_Mailer/Bookinglist/Booking_all.ods'#$Bayern.F34:.K34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35:.F35]" office:value-type="string" office:string-value="Neusäß" calcext:value-type="string">
            <text:p>Neusäß</text:p>
          </table:table-cell>
          <table:table-cell table:formula="of:=['file:///home/phil/Concert_Mailer/Bookinglist/Booking_all.ods'#$Bayern.B35:.G35]" office:value-type="string" office:string-value="Stereoton" calcext:value-type="string">
            <text:p>Stereoton</text:p>
          </table:table-cell>
          <table:table-cell table:formula="of:=['file:///home/phil/Concert_Mailer/Bookinglist/Booking_all.ods'#$Bayern.C35:.H35]" office:value-type="string" office:string-value="Stereoton" calcext:value-type="string">
            <text:p>Stereoton</text:p>
          </table:table-cell>
          <table:table-cell table:formula="of:=['file:///home/phil/Concert_Mailer/Bookinglist/Booking_all.ods'#$Bayern.D35:.I35]" office:value-type="string" office:string-value="jugendkulturhaus.de" calcext:value-type="string">
            <text:p>jugendkulturhaus.de</text:p>
          </table:table-cell>
          <table:table-cell table:formula="of:=['file:///home/phil/Concert_Mailer/Bookinglist/Booking_all.ods'#$Bayern.E35:.J35]" office:value-type="string" office:string-value="stereoton@jugendkulturhaus.de" calcext:value-type="string">
            <text:p>stereoton@jugendkulturhaus.de</text:p>
          </table:table-cell>
          <table:table-cell table:formula="of:=['file:///home/phil/Concert_Mailer/Bookinglist/Booking_all.ods'#$Bayern.F35:.K35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36:.F36]" office:value-type="string" office:string-value="Nürnberg" calcext:value-type="string">
            <text:p>Nürnberg</text:p>
          </table:table-cell>
          <table:table-cell table:formula="of:=['file:///home/phil/Concert_Mailer/Bookinglist/Booking_all.ods'#$Bayern.B36:.G36]" office:value-type="string" office:string-value="-" calcext:value-type="string">
            <text:p>-</text:p>
          </table:table-cell>
          <table:table-cell table:formula="of:=['file:///home/phil/Concert_Mailer/Bookinglist/Booking_all.ods'#$Bayern.C36:.H36]" office:value-type="string" office:string-value="Benni" calcext:value-type="string">
            <text:p>Benni</text:p>
          </table:table-cell>
          <table:table-cell table:formula="of:=['file:///home/phil/Concert_Mailer/Bookinglist/Booking_all.ods'#$Bayern.D36:.I36]" office:value-type="string" office:string-value="facebook.com/bennykindler" calcext:value-type="string">
            <text:p>facebook.com/bennykindler</text:p>
          </table:table-cell>
          <table:table-cell table:formula="of:=['file:///home/phil/Concert_Mailer/Bookinglist/Booking_all.ods'#$Bayern.E36:.J36]" office:value-type="float" office:value="0" calcext:value-type="float">
            <text:p/>
          </table:table-cell>
          <table:table-cell table:formula="of:=['file:///home/phil/Concert_Mailer/Bookinglist/Booking_all.ods'#$Bayern.F36:.K36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37:.F37]" office:value-type="string" office:string-value="Nürnberg" calcext:value-type="string">
            <text:p>Nürnberg</text:p>
          </table:table-cell>
          <table:table-cell table:formula="of:=['file:///home/phil/Concert_Mailer/Bookinglist/Booking_all.ods'#$Bayern.B37:.G37]" office:value-type="string" office:string-value="Cultfactory" calcext:value-type="string">
            <text:p>Cultfactory</text:p>
          </table:table-cell>
          <table:table-cell table:formula="of:=['file:///home/phil/Concert_Mailer/Bookinglist/Booking_all.ods'#$Bayern.C37:.H37]" office:value-type="string" office:string-value="Luise" calcext:value-type="string">
            <text:p>Luise</text:p>
          </table:table-cell>
          <table:table-cell table:formula="of:=['file:///home/phil/Concert_Mailer/Bookinglist/Booking_all.ods'#$Bayern.D37:.I37]" office:value-type="string" office:string-value="luise-cultfactory.de" calcext:value-type="string">
            <text:p>luise-cultfactory.de</text:p>
          </table:table-cell>
          <table:table-cell table:formula="of:=['file:///home/phil/Concert_Mailer/Bookinglist/Booking_all.ods'#$Bayern.E37:.J37]" office:value-type="string" office:string-value="info@luise-cultfactory.de" calcext:value-type="string">
            <text:p>info@luise-cultfactory.de</text:p>
          </table:table-cell>
          <table:table-cell table:formula="of:=['file:///home/phil/Concert_Mailer/Bookinglist/Booking_all.ods'#$Bayern.F37:.K37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38:.F38]" office:value-type="string" office:string-value="Nürnberg" calcext:value-type="string">
            <text:p>Nürnberg</text:p>
          </table:table-cell>
          <table:table-cell table:formula="of:=['file:///home/phil/Concert_Mailer/Bookinglist/Booking_all.ods'#$Bayern.B38:.G38]" office:value-type="string" office:string-value="Hirsch" calcext:value-type="string">
            <text:p>Hirsch</text:p>
          </table:table-cell>
          <table:table-cell table:formula="of:=['file:///home/phil/Concert_Mailer/Bookinglist/Booking_all.ods'#$Bayern.C38:.H38]" office:value-type="string" office:string-value="Hirsch" calcext:value-type="string">
            <text:p>Hirsch</text:p>
          </table:table-cell>
          <table:table-cell table:formula="of:=['file:///home/phil/Concert_Mailer/Bookinglist/Booking_all.ods'#$Bayern.D38:.I38]" office:value-type="string" office:string-value="der-hirsch.de" calcext:value-type="string">
            <text:p>der-hirsch.de</text:p>
          </table:table-cell>
          <table:table-cell table:formula="of:=['file:///home/phil/Concert_Mailer/Bookinglist/Booking_all.ods'#$Bayern.E38:.J38]" office:value-type="string" office:string-value="booking@der-hirsch.de" calcext:value-type="string">
            <text:p>booking@der-hirsch.de</text:p>
          </table:table-cell>
          <table:table-cell table:formula="of:=['file:///home/phil/Concert_Mailer/Bookinglist/Booking_all.ods'#$Bayern.F38:.K38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39:.F39]" office:value-type="string" office:string-value="Nürnberg" calcext:value-type="string">
            <text:p>Nürnberg</text:p>
          </table:table-cell>
          <table:table-cell table:formula="of:=['file:///home/phil/Concert_Mailer/Bookinglist/Booking_all.ods'#$Bayern.B39:.G39]" office:value-type="string" office:string-value="Klüpfel" calcext:value-type="string">
            <text:p>Klüpfel</text:p>
          </table:table-cell>
          <table:table-cell table:formula="of:=['file:///home/phil/Concert_Mailer/Bookinglist/Booking_all.ods'#$Bayern.C39:.H39]" office:value-type="string" office:string-value="Matthias, Hallo Klüpfel" calcext:value-type="string">
            <text:p>Matthias, Hallo Klüpfel</text:p>
          </table:table-cell>
          <table:table-cell table:formula="of:=['file:///home/phil/Concert_Mailer/Bookinglist/Booking_all.ods'#$Bayern.D39:.I39]" office:value-type="string" office:string-value="kluepfel.de" calcext:value-type="string">
            <text:p>kluepfel.de</text:p>
          </table:table-cell>
          <table:table-cell table:formula="of:=['file:///home/phil/Concert_Mailer/Bookinglist/Booking_all.ods'#$Bayern.E39:.J39]" office:value-type="string" office:string-value="booking@kluepfel.de" calcext:value-type="string">
            <text:p>booking@kluepfel.de</text:p>
          </table:table-cell>
          <table:table-cell table:formula="of:=['file:///home/phil/Concert_Mailer/Bookinglist/Booking_all.ods'#$Bayern.F39:.K39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40:.F40]" office:value-type="string" office:string-value="Nürnberg" calcext:value-type="string">
            <text:p>Nürnberg</text:p>
          </table:table-cell>
          <table:table-cell table:formula="of:=['file:///home/phil/Concert_Mailer/Bookinglist/Booking_all.ods'#$Bayern.B40:.G40]" office:value-type="string" office:string-value="Kulturverein" calcext:value-type="string">
            <text:p>Kulturverein</text:p>
          </table:table-cell>
          <table:table-cell table:formula="of:=['file:///home/phil/Concert_Mailer/Bookinglist/Booking_all.ods'#$Bayern.C40:.H40]" office:value-type="string" office:string-value="KV" calcext:value-type="string">
            <text:p>KV</text:p>
          </table:table-cell>
          <table:table-cell table:formula="of:=['file:///home/phil/Concert_Mailer/Bookinglist/Booking_all.ods'#$Bayern.D40:.I40]" office:value-type="string" office:string-value="kunstverein-nuernberg.de" calcext:value-type="string">
            <text:p>kunstverein-nuernberg.de</text:p>
          </table:table-cell>
          <table:table-cell table:formula="of:=['file:///home/phil/Concert_Mailer/Bookinglist/Booking_all.ods'#$Bayern.E4:.J4]" office:value-type="string" office:string-value="info@ballonfabrik.org" calcext:value-type="string">
            <text:p>info@ballonfabrik.org</text:p>
          </table:table-cell>
          <table:table-cell table:formula="of:=['file:///home/phil/Concert_Mailer/Bookinglist/Booking_all.ods'#$Bayern.F40:.K40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41:.F41]" office:value-type="string" office:string-value="Nürnberg" calcext:value-type="string">
            <text:p>Nürnberg</text:p>
          </table:table-cell>
          <table:table-cell table:formula="of:=['file:///home/phil/Concert_Mailer/Bookinglist/Booking_all.ods'#$Bayern.B41:.G41]" office:value-type="string" office:string-value="Musikzentrale" calcext:value-type="string">
            <text:p>Musikzentrale</text:p>
          </table:table-cell>
          <table:table-cell table:formula="of:=['file:///home/phil/Concert_Mailer/Bookinglist/Booking_all.ods'#$Bayern.C41:.H41]" office:value-type="string" office:string-value="Musikzentrale" calcext:value-type="string">
            <text:p>Musikzentrale</text:p>
          </table:table-cell>
          <table:table-cell table:formula="of:=['file:///home/phil/Concert_Mailer/Bookinglist/Booking_all.ods'#$Bayern.D41:.I41]" office:value-type="string" office:string-value="musikzentrale.com" calcext:value-type="string">
            <text:p>musikzentrale.com</text:p>
          </table:table-cell>
          <table:table-cell table:formula="of:=['file:///home/phil/Concert_Mailer/Bookinglist/Booking_all.ods'#$Bayern.E41:.J41]" office:value-type="string" office:string-value="info@musikzentrale.com" calcext:value-type="string">
            <text:p>info@musikzentrale.com</text:p>
          </table:table-cell>
          <table:table-cell table:formula="of:=['file:///home/phil/Concert_Mailer/Bookinglist/Booking_all.ods'#$Bayern.F41:.K41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42:.F42]" office:value-type="string" office:string-value="Nürnberg" calcext:value-type="string">
            <text:p>Nürnberg</text:p>
          </table:table-cell>
          <table:table-cell table:formula="of:=['file:///home/phil/Concert_Mailer/Bookinglist/Booking_all.ods'#$Bayern.B42:.G42]" office:value-type="string" office:string-value="Quibble" calcext:value-type="string">
            <text:p>Quibble</text:p>
          </table:table-cell>
          <table:table-cell table:formula="of:=['file:///home/phil/Concert_Mailer/Bookinglist/Booking_all.ods'#$Bayern.C42:.H42]" office:value-type="string" office:string-value="Quibble" calcext:value-type="string">
            <text:p>Quibble</text:p>
          </table:table-cell>
          <table:table-cell table:formula="of:=['file:///home/phil/Concert_Mailer/Bookinglist/Booking_all.ods'#$Bayern.D42:.I42]" office:value-type="string" office:string-value="quibble.de" calcext:value-type="string">
            <text:p>quibble.de</text:p>
          </table:table-cell>
          <table:table-cell table:formula="of:=['file:///home/phil/Concert_Mailer/Bookinglist/Booking_all.ods'#$Bayern.E42:.J42]" office:value-type="string" office:string-value="kontakt@quibble.de" calcext:value-type="string">
            <text:p>kontakt@quibble.de</text:p>
          </table:table-cell>
          <table:table-cell table:formula="of:=['file:///home/phil/Concert_Mailer/Bookinglist/Booking_all.ods'#$Bayern.F42:.K42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43:.F43]" office:value-type="string" office:string-value="Nürnberg" calcext:value-type="string">
            <text:p>Nürnberg</text:p>
          </table:table-cell>
          <table:table-cell table:formula="of:=['file:///home/phil/Concert_Mailer/Bookinglist/Booking_all.ods'#$Bayern.B43:.G43]" office:value-type="string" office:string-value="Quibble" calcext:value-type="string">
            <text:p>Quibble</text:p>
          </table:table-cell>
          <table:table-cell table:formula="of:=['file:///home/phil/Concert_Mailer/Bookinglist/Booking_all.ods'#$Bayern.C43:.H43]" office:value-type="string" office:string-value="Michael" calcext:value-type="string">
            <text:p>Michael</text:p>
          </table:table-cell>
          <table:table-cell table:formula="of:=['file:///home/phil/Concert_Mailer/Bookinglist/Booking_all.ods'#$Bayern.D43:.I43]" office:value-type="string" office:string-value="quibble.de" calcext:value-type="string">
            <text:p>quibble.de</text:p>
          </table:table-cell>
          <table:table-cell table:formula="of:=['file:///home/phil/Concert_Mailer/Bookinglist/Booking_all.ods'#$Bayern.E43:.J43]" office:value-type="string" office:string-value="michael.gerner@quibble.de" calcext:value-type="string">
            <text:p>michael.gerner@quibble.de</text:p>
          </table:table-cell>
          <table:table-cell table:formula="of:=['file:///home/phil/Concert_Mailer/Bookinglist/Booking_all.ods'#$Bayern.F43:.K43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44:.F44]" office:value-type="string" office:string-value="Nürnberg" calcext:value-type="string">
            <text:p>Nürnberg</text:p>
          </table:table-cell>
          <table:table-cell table:formula="of:=['file:///home/phil/Concert_Mailer/Bookinglist/Booking_all.ods'#$Bayern.B44:.G44]" office:value-type="string" office:string-value="Rockfabrik" calcext:value-type="string">
            <text:p>Rockfabrik</text:p>
          </table:table-cell>
          <table:table-cell table:formula="of:=['file:///home/phil/Concert_Mailer/Bookinglist/Booking_all.ods'#$Bayern.C44:.H44]" office:value-type="string" office:string-value="Rockfabrik" calcext:value-type="string">
            <text:p>Rockfabrik</text:p>
          </table:table-cell>
          <table:table-cell table:formula="of:=['file:///home/phil/Concert_Mailer/Bookinglist/Booking_all.ods'#$Bayern.D44:.I44]" office:value-type="string" office:string-value="rockfabrik.de" calcext:value-type="string">
            <text:p>rockfabrik.de</text:p>
          </table:table-cell>
          <table:table-cell table:formula="of:=['file:///home/phil/Concert_Mailer/Bookinglist/Booking_all.ods'#$Bayern.E44:.J44]" office:value-type="string" office:string-value="info@rockfabrik.de" calcext:value-type="string">
            <text:p>info@rockfabrik.de</text:p>
          </table:table-cell>
          <table:table-cell table:formula="of:=['file:///home/phil/Concert_Mailer/Bookinglist/Booking_all.ods'#$Bayern.F44:.K44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45:.F45]" office:value-type="string" office:string-value="Nürnberg" calcext:value-type="string">
            <text:p>Nürnberg</text:p>
          </table:table-cell>
          <table:table-cell table:formula="of:=['file:///home/phil/Concert_Mailer/Bookinglist/Booking_all.ods'#$Bayern.B45:.G45]" office:value-type="string" office:string-value="Rockfabrik" calcext:value-type="string">
            <text:p>Rockfabrik</text:p>
          </table:table-cell>
          <table:table-cell table:formula="of:=['file:///home/phil/Concert_Mailer/Bookinglist/Booking_all.ods'#$Bayern.C45:.H45]" office:value-type="string" office:string-value="Julia" calcext:value-type="string">
            <text:p>Julia</text:p>
          </table:table-cell>
          <table:table-cell table:formula="of:=['file:///home/phil/Concert_Mailer/Bookinglist/Booking_all.ods'#$Bayern.D45:.I45]" office:value-type="string" office:string-value="rockfabrik.de" calcext:value-type="string">
            <text:p>rockfabrik.de</text:p>
          </table:table-cell>
          <table:table-cell table:formula="of:=['file:///home/phil/Concert_Mailer/Bookinglist/Booking_all.ods'#$Bayern.E45:.J45]" office:value-type="string" office:string-value="julia@rockfabrik.de" calcext:value-type="string">
            <text:p>julia@rockfabrik.de</text:p>
          </table:table-cell>
          <table:table-cell table:formula="of:=['file:///home/phil/Concert_Mailer/Bookinglist/Booking_all.ods'#$Bayern.F45:.K45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46:.F46]" office:value-type="string" office:string-value="Nürnberg" calcext:value-type="string">
            <text:p>Nürnberg</text:p>
          </table:table-cell>
          <table:table-cell table:formula="of:=['file:///home/phil/Concert_Mailer/Bookinglist/Booking_all.ods'#$Bayern.B46:.G46]" office:value-type="string" office:string-value="Z-Bau" calcext:value-type="string">
            <text:p>Z-Bau</text:p>
          </table:table-cell>
          <table:table-cell table:formula="of:=['file:///home/phil/Concert_Mailer/Bookinglist/Booking_all.ods'#$Bayern.C46:.H46]" office:value-type="string" office:string-value="Z-Bau" calcext:value-type="string">
            <text:p>Z-Bau</text:p>
          </table:table-cell>
          <table:table-cell table:formula="of:=['file:///home/phil/Concert_Mailer/Bookinglist/Booking_all.ods'#$Bayern.D46:.I46]" office:value-type="string" office:string-value="z-bau.com" calcext:value-type="string">
            <text:p>z-bau.com</text:p>
          </table:table-cell>
          <table:table-cell table:formula="of:=['file:///home/phil/Concert_Mailer/Bookinglist/Booking_all.ods'#$Bayern.E46:.J46]" office:value-type="string" office:string-value="booking@z-bau.com" calcext:value-type="string">
            <text:p>booking@z-bau.com</text:p>
          </table:table-cell>
          <table:table-cell table:formula="of:=['file:///home/phil/Concert_Mailer/Bookinglist/Booking_all.ods'#$Bayern.F46:.K46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47:.F47]" office:value-type="string" office:string-value="Nürnberg" calcext:value-type="string">
            <text:p>Nürnberg</text:p>
          </table:table-cell>
          <table:table-cell table:formula="of:=['file:///home/phil/Concert_Mailer/Bookinglist/Booking_all.ods'#$Bayern.B47:.G47]" office:value-type="string" office:string-value="Zentralcafe" calcext:value-type="string">
            <text:p>Zentralcafe</text:p>
          </table:table-cell>
          <table:table-cell table:formula="of:=['file:///home/phil/Concert_Mailer/Bookinglist/Booking_all.ods'#$Bayern.C47:.H47]" office:value-type="string" office:string-value="Zentralcafe" calcext:value-type="string">
            <text:p>Zentralcafe</text:p>
          </table:table-cell>
          <table:table-cell table:formula="of:=['file:///home/phil/Concert_Mailer/Bookinglist/Booking_all.ods'#$Bayern.D47:.I47]" office:value-type="string" office:string-value="www.zentralcafe.com" calcext:value-type="string">
            <text:p>www.zentralcafe.com</text:p>
          </table:table-cell>
          <table:table-cell table:formula="of:=['file:///home/phil/Concert_Mailer/Bookinglist/Booking_all.ods'#$Bayern.E47:.J47]" office:value-type="string" office:string-value="info@zentralcafe.com" calcext:value-type="string">
            <text:p>info@zentralcafe.com</text:p>
          </table:table-cell>
          <table:table-cell table:formula="of:=['file:///home/phil/Concert_Mailer/Bookinglist/Booking_all.ods'#$Bayern.F47:.K47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48:.F48]" office:value-type="string" office:string-value="Passau" calcext:value-type="string">
            <text:p>Passau</text:p>
          </table:table-cell>
          <table:table-cell table:formula="of:=['file:///home/phil/Concert_Mailer/Bookinglist/Booking_all.ods'#$Bayern.B48:.G48]" office:value-type="string" office:string-value="Tabakfabrik" calcext:value-type="string">
            <text:p>Tabakfabrik</text:p>
          </table:table-cell>
          <table:table-cell table:formula="of:=['file:///home/phil/Concert_Mailer/Bookinglist/Booking_all.ods'#$Bayern.C48:.H48]" office:value-type="string" office:string-value="MFV" calcext:value-type="string">
            <text:p>MFV</text:p>
          </table:table-cell>
          <table:table-cell table:formula="of:=['file:///home/phil/Concert_Mailer/Bookinglist/Booking_all.ods'#$Bayern.D48:.I48]" office:value-type="string" office:string-value="mfv-passau.de" calcext:value-type="string">
            <text:p>mfv-passau.de</text:p>
          </table:table-cell>
          <table:table-cell table:formula="of:=['file:///home/phil/Concert_Mailer/Bookinglist/Booking_all.ods'#$Bayern.E48:.J48]" office:value-type="string" office:string-value="tabakfabrik@googlemail.com" calcext:value-type="string">
            <text:p>tabakfabrik@googlemail.com</text:p>
          </table:table-cell>
          <table:table-cell table:formula="of:=['file:///home/phil/Concert_Mailer/Bookinglist/Booking_all.ods'#$Bayern.F48:.K48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49:.F49]" office:value-type="string" office:string-value="Passau" calcext:value-type="string">
            <text:p>Passau</text:p>
          </table:table-cell>
          <table:table-cell table:formula="of:=['file:///home/phil/Concert_Mailer/Bookinglist/Booking_all.ods'#$Bayern.B49:.G49]" office:value-type="string" office:string-value="Zeughaus" calcext:value-type="string">
            <text:p>Zeughaus</text:p>
          </table:table-cell>
          <table:table-cell table:formula="of:=['file:///home/phil/Concert_Mailer/Bookinglist/Booking_all.ods'#$Bayern.C49:.H49]" office:value-type="string" office:string-value="Kathi" calcext:value-type="string">
            <text:p>Kathi</text:p>
          </table:table-cell>
          <table:table-cell table:formula="of:=['file:///home/phil/Concert_Mailer/Bookinglist/Booking_all.ods'#$Bayern.D49:.I49]" office:value-type="string" office:string-value="zeughaus-passau.de" calcext:value-type="string">
            <text:p>zeughaus-passau.de</text:p>
          </table:table-cell>
          <table:table-cell table:formula="of:=['file:///home/phil/Concert_Mailer/Bookinglist/Booking_all.ods'#$Bayern.E49:.J49]" office:value-type="string" office:string-value="kr@kamel-events.de" calcext:value-type="string">
            <text:p>kr@kamel-events.de</text:p>
          </table:table-cell>
          <table:table-cell table:formula="of:=['file:///home/phil/Concert_Mailer/Bookinglist/Booking_all.ods'#$Bayern.F49:.K49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50:.F50]" office:value-type="string" office:string-value="Passau" calcext:value-type="string">
            <text:p>Passau</text:p>
          </table:table-cell>
          <table:table-cell table:formula="of:=['file:///home/phil/Concert_Mailer/Bookinglist/Booking_all.ods'#$Bayern.B50:.G50]" office:value-type="string" office:string-value="Zeughaus" calcext:value-type="string">
            <text:p>Zeughaus</text:p>
          </table:table-cell>
          <table:table-cell table:formula="of:=['file:///home/phil/Concert_Mailer/Bookinglist/Booking_all.ods'#$Bayern.C50:.H50]" office:value-type="string" office:string-value="Christian" calcext:value-type="string">
            <text:p>Christian</text:p>
          </table:table-cell>
          <table:table-cell table:formula="of:=['file:///home/phil/Concert_Mailer/Bookinglist/Booking_all.ods'#$Bayern.D50:.I50]" office:value-type="string" office:string-value="zeughaus-passau.de" calcext:value-type="string">
            <text:p>zeughaus-passau.de</text:p>
          </table:table-cell>
          <table:table-cell table:formula="of:=['file:///home/phil/Concert_Mailer/Bookinglist/Booking_all.ods'#$Bayern.E5:.J5]" office:value-type="string" office:string-value="k15@sjr-a.de" calcext:value-type="string">
            <text:p>k15@sjr-a.de</text:p>
          </table:table-cell>
          <table:table-cell table:formula="of:=['file:///home/phil/Concert_Mailer/Bookinglist/Booking_all.ods'#$Bayern.F50:.K50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51:.F51]" office:value-type="string" office:string-value="Passau" calcext:value-type="string">
            <text:p>Passau</text:p>
          </table:table-cell>
          <table:table-cell table:formula="of:=['file:///home/phil/Concert_Mailer/Bookinglist/Booking_all.ods'#$Bayern.B51:.G51]" office:value-type="string" office:string-value="Zeughaus" calcext:value-type="string">
            <text:p>Zeughaus</text:p>
          </table:table-cell>
          <table:table-cell table:formula="of:=['file:///home/phil/Concert_Mailer/Bookinglist/Booking_all.ods'#$Bayern.C51:.H51]" office:value-type="string" office:string-value="Johannes" calcext:value-type="string">
            <text:p>Johannes</text:p>
          </table:table-cell>
          <table:table-cell table:formula="of:=['file:///home/phil/Concert_Mailer/Bookinglist/Booking_all.ods'#$Bayern.D51:.I51]" office:value-type="string" office:string-value="zeughaus-passau.de" calcext:value-type="string">
            <text:p>zeughaus-passau.de</text:p>
          </table:table-cell>
          <table:table-cell table:formula="of:=['file:///home/phil/Concert_Mailer/Bookinglist/Booking_all.ods'#$Bayern.E51:.J51]" office:value-type="string" office:string-value="karodde@gmx.de" calcext:value-type="string">
            <text:p>karodde@gmx.de</text:p>
          </table:table-cell>
          <table:table-cell table:formula="of:=['file:///home/phil/Concert_Mailer/Bookinglist/Booking_all.ods'#$Bayern.F51:.K51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52:.F52]" office:value-type="string" office:string-value="Passau" calcext:value-type="string">
            <text:p>Passau</text:p>
          </table:table-cell>
          <table:table-cell table:formula="of:=['file:///home/phil/Concert_Mailer/Bookinglist/Booking_all.ods'#$Bayern.B52:.G52]" office:value-type="string" office:string-value="Zeughaus" calcext:value-type="string">
            <text:p>Zeughaus</text:p>
          </table:table-cell>
          <table:table-cell table:formula="of:=['file:///home/phil/Concert_Mailer/Bookinglist/Booking_all.ods'#$Bayern.C52:.H52]" office:value-type="string" office:string-value="Sebastian" calcext:value-type="string">
            <text:p>Sebastian</text:p>
          </table:table-cell>
          <table:table-cell table:formula="of:=['file:///home/phil/Concert_Mailer/Bookinglist/Booking_all.ods'#$Bayern.D52:.I52]" office:value-type="string" office:string-value="zeughaus-passau.de" calcext:value-type="string">
            <text:p>zeughaus-passau.de</text:p>
          </table:table-cell>
          <table:table-cell table:formula="of:=['file:///home/phil/Concert_Mailer/Bookinglist/Booking_all.ods'#$Bayern.E52:.J52]" office:value-type="string" office:string-value="sebi.ruppert@freenet.de" calcext:value-type="string">
            <text:p>sebi.ruppert@freenet.de</text:p>
          </table:table-cell>
          <table:table-cell table:formula="of:=['file:///home/phil/Concert_Mailer/Bookinglist/Booking_all.ods'#$Bayern.F52:.K52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53:.F53]" office:value-type="string" office:string-value="Passau" calcext:value-type="string">
            <text:p>Passau</text:p>
          </table:table-cell>
          <table:table-cell table:formula="of:=['file:///home/phil/Concert_Mailer/Bookinglist/Booking_all.ods'#$Bayern.B53:.G53]" office:value-type="string" office:string-value="Zeughaus" calcext:value-type="string">
            <text:p>Zeughaus</text:p>
          </table:table-cell>
          <table:table-cell table:formula="of:=['file:///home/phil/Concert_Mailer/Bookinglist/Booking_all.ods'#$Bayern.C53:.H53]" office:value-type="string" office:string-value="Eva" calcext:value-type="string">
            <text:p>Eva</text:p>
          </table:table-cell>
          <table:table-cell table:formula="of:=['file:///home/phil/Concert_Mailer/Bookinglist/Booking_all.ods'#$Bayern.D53:.I53]" office:value-type="string" office:string-value="zeughaus-passau.de" calcext:value-type="string">
            <text:p>zeughaus-passau.de</text:p>
          </table:table-cell>
          <table:table-cell table:formula="of:=['file:///home/phil/Concert_Mailer/Bookinglist/Booking_all.ods'#$Bayern.E53:.J53]" office:value-type="string" office:string-value="eva-zink@web.de" calcext:value-type="string">
            <text:p>eva-zink@web.de</text:p>
          </table:table-cell>
          <table:table-cell table:formula="of:=['file:///home/phil/Concert_Mailer/Bookinglist/Booking_all.ods'#$Bayern.F53:.K53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54:.F54]" office:value-type="string" office:string-value="Passau" calcext:value-type="string">
            <text:p>Passau</text:p>
          </table:table-cell>
          <table:table-cell table:formula="of:=['file:///home/phil/Concert_Mailer/Bookinglist/Booking_all.ods'#$Bayern.B54:.G54]" office:value-type="string" office:string-value="Zeughaus" calcext:value-type="string">
            <text:p>Zeughaus</text:p>
          </table:table-cell>
          <table:table-cell table:formula="of:=['file:///home/phil/Concert_Mailer/Bookinglist/Booking_all.ods'#$Bayern.C54:.H54]" office:value-type="string" office:string-value="Bernhard" calcext:value-type="string">
            <text:p>Bernhard</text:p>
          </table:table-cell>
          <table:table-cell table:formula="of:=['file:///home/phil/Concert_Mailer/Bookinglist/Booking_all.ods'#$Bayern.D54:.I54]" office:value-type="string" office:string-value="zeughaus-passau.de" calcext:value-type="string">
            <text:p>zeughaus-passau.de</text:p>
          </table:table-cell>
          <table:table-cell table:formula="of:=['file:///home/phil/Concert_Mailer/Bookinglist/Booking_all.ods'#$Bayern.E54:.J54]" office:value-type="string" office:string-value="bernhard.grassl1@gmail.com" calcext:value-type="string">
            <text:p>bernhard.grassl1@gmail.com</text:p>
          </table:table-cell>
          <table:table-cell table:formula="of:=['file:///home/phil/Concert_Mailer/Bookinglist/Booking_all.ods'#$Bayern.F54:.K54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55:.F55]" office:value-type="string" office:string-value="Regensburg" calcext:value-type="string">
            <text:p>Regensburg</text:p>
          </table:table-cell>
          <table:table-cell table:formula="of:=['file:///home/phil/Concert_Mailer/Bookinglist/Booking_all.ods'#$Bayern.B55:.G55]" office:value-type="string" office:string-value="Alte Mälzerei" calcext:value-type="string">
            <text:p>Alte Mälzerei</text:p>
          </table:table-cell>
          <table:table-cell table:formula="of:=['file:///home/phil/Concert_Mailer/Bookinglist/Booking_all.ods'#$Bayern.C55:.H55]" office:value-type="string" office:string-value="Stefan" calcext:value-type="string">
            <text:p>Stefan</text:p>
          </table:table-cell>
          <table:table-cell table:formula="of:=['file:///home/phil/Concert_Mailer/Bookinglist/Booking_all.ods'#$Bayern.D55:.I55]" office:value-type="string" office:string-value="alte-maelzerei.de" calcext:value-type="string">
            <text:p>alte-maelzerei.de</text:p>
          </table:table-cell>
          <table:table-cell table:formula="of:=['file:///home/phil/Concert_Mailer/Bookinglist/Booking_all.ods'#$Bayern.E55:.J55]" office:value-type="string" office:string-value="stefan.glufke@alte-maelzerei.de" calcext:value-type="string">
            <text:p>stefan.glufke@alte-maelzerei.de</text:p>
          </table:table-cell>
          <table:table-cell table:formula="of:=['file:///home/phil/Concert_Mailer/Bookinglist/Booking_all.ods'#$Bayern.F55:.K55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56:.F56]" office:value-type="string" office:string-value="Regensburg" calcext:value-type="string">
            <text:p>Regensburg</text:p>
          </table:table-cell>
          <table:table-cell table:formula="of:=['file:///home/phil/Concert_Mailer/Bookinglist/Booking_all.ods'#$Bayern.B56:.G56]" office:value-type="string" office:string-value="Alte Mälzerei" calcext:value-type="string">
            <text:p>Alte Mälzerei</text:p>
          </table:table-cell>
          <table:table-cell table:formula="of:=['file:///home/phil/Concert_Mailer/Bookinglist/Booking_all.ods'#$Bayern.C56:.H56]" office:value-type="string" office:string-value="Hans" calcext:value-type="string">
            <text:p>Hans</text:p>
          </table:table-cell>
          <table:table-cell table:formula="of:=['file:///home/phil/Concert_Mailer/Bookinglist/Booking_all.ods'#$Bayern.D56:.I56]" office:value-type="string" office:string-value="alte-maelzerei.de" calcext:value-type="string">
            <text:p>alte-maelzerei.de</text:p>
          </table:table-cell>
          <table:table-cell table:formula="of:=['file:///home/phil/Concert_Mailer/Bookinglist/Booking_all.ods'#$Bayern.E56:.J56]" office:value-type="string" office:string-value="hans.krottenthaler@alte-maelzerei.de" calcext:value-type="string">
            <text:p>hans.krottenthaler@alte-maelzerei.de</text:p>
          </table:table-cell>
          <table:table-cell table:formula="of:=['file:///home/phil/Concert_Mailer/Bookinglist/Booking_all.ods'#$Bayern.F56:.K56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57:.F57]" office:value-type="string" office:string-value="Schweinfurt" calcext:value-type="string">
            <text:p>Schweinfurt</text:p>
          </table:table-cell>
          <table:table-cell table:formula="of:=['file:///home/phil/Concert_Mailer/Bookinglist/Booking_all.ods'#$Bayern.B57:.G57]" office:value-type="string" office:string-value="Stattbahnhof" calcext:value-type="string">
            <text:p>Stattbahnhof</text:p>
          </table:table-cell>
          <table:table-cell table:formula="of:=['file:///home/phil/Concert_Mailer/Bookinglist/Booking_all.ods'#$Bayern.C57:.H57]" office:value-type="string" office:string-value="Programmgruppe Stattbahnhof" calcext:value-type="string">
            <text:p>Programmgruppe Stattbahnhof</text:p>
          </table:table-cell>
          <table:table-cell table:formula="of:=['file:///home/phil/Concert_Mailer/Bookinglist/Booking_all.ods'#$Bayern.D57:.I57]" office:value-type="string" office:string-value="stattbahnhof-sw.de" calcext:value-type="string">
            <text:p>stattbahnhof-sw.de</text:p>
          </table:table-cell>
          <table:table-cell table:formula="of:=['file:///home/phil/Concert_Mailer/Bookinglist/Booking_all.ods'#$Bayern.E57:.J57]" office:value-type="string" office:string-value="booking@stattbahnhof.de" calcext:value-type="string">
            <text:p>booking@stattbahnhof.de</text:p>
          </table:table-cell>
          <table:table-cell table:formula="of:=['file:///home/phil/Concert_Mailer/Bookinglist/Booking_all.ods'#$Bayern.F57:.K57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58:.F58]" office:value-type="string" office:string-value="Straßkirchen" calcext:value-type="string">
            <text:p>Straßkirchen</text:p>
          </table:table-cell>
          <table:table-cell table:formula="of:=['file:///home/phil/Concert_Mailer/Bookinglist/Booking_all.ods'#$Bayern.B58:.G58]" office:value-type="string" office:string-value="Plutonium Klub" calcext:value-type="string">
            <text:p>Plutonium Klub</text:p>
          </table:table-cell>
          <table:table-cell table:formula="of:=['file:///home/phil/Concert_Mailer/Bookinglist/Booking_all.ods'#$Bayern.C58:.H58]" office:value-type="string" office:string-value="Plutonium Klub" calcext:value-type="string">
            <text:p>Plutonium Klub</text:p>
          </table:table-cell>
          <table:table-cell table:formula="of:=['file:///home/phil/Concert_Mailer/Bookinglist/Booking_all.ods'#$Bayern.D58:.I58]" office:value-type="string" office:string-value="plutonium-klub.com" calcext:value-type="string">
            <text:p>plutonium-klub.com</text:p>
          </table:table-cell>
          <table:table-cell table:formula="of:=['file:///home/phil/Concert_Mailer/Bookinglist/Booking_all.ods'#$Bayern.E58:.J58]" office:value-type="string" office:string-value="booking@plutonium-klub.com" calcext:value-type="string">
            <text:p>booking@plutonium-klub.com</text:p>
          </table:table-cell>
          <table:table-cell table:formula="of:=['file:///home/phil/Concert_Mailer/Bookinglist/Booking_all.ods'#$Bayern.F58:.K58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59:.F59]" office:value-type="string" office:string-value="Töging" calcext:value-type="string">
            <text:p>Töging</text:p>
          </table:table-cell>
          <table:table-cell table:formula="of:=['file:///home/phil/Concert_Mailer/Bookinglist/Booking_all.ods'#$Bayern.B59:.G59]" office:value-type="string" office:string-value="Silo " calcext:value-type="string">
            <text:p>Silo </text:p>
          </table:table-cell>
          <table:table-cell table:formula="of:=['file:///home/phil/Concert_Mailer/Bookinglist/Booking_all.ods'#$Bayern.C59:.H59]" office:value-type="string" office:string-value="Silo" calcext:value-type="string">
            <text:p>Silo</text:p>
          </table:table-cell>
          <table:table-cell table:formula="of:=['file:///home/phil/Concert_Mailer/Bookinglist/Booking_all.ods'#$Bayern.D59:.I59]" office:value-type="string" office:string-value="ourhomeland.wix.com" calcext:value-type="string">
            <text:p>ourhomeland.wix.com</text:p>
          </table:table-cell>
          <table:table-cell table:formula="of:=['file:///home/phil/Concert_Mailer/Bookinglist/Booking_all.ods'#$Bayern.E59:.J59]" office:value-type="string" office:string-value="play@silo1.de" calcext:value-type="string">
            <text:p>play@silo1.de</text:p>
          </table:table-cell>
          <table:table-cell table:formula="of:=['file:///home/phil/Concert_Mailer/Bookinglist/Booking_all.ods'#$Bayern.F59:.K59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60:.F60]" office:value-type="string" office:string-value="Weil Der Stadt" calcext:value-type="string">
            <text:p>Weil Der Stadt</text:p>
          </table:table-cell>
          <table:table-cell table:formula="of:=['file:///home/phil/Concert_Mailer/Bookinglist/Booking_all.ods'#$Bayern.B60:.G60]" office:value-type="string" office:string-value="Jugendhaus Kloster" calcext:value-type="string">
            <text:p>Jugendhaus Kloster</text:p>
          </table:table-cell>
          <table:table-cell table:formula="of:=['file:///home/phil/Concert_Mailer/Bookinglist/Booking_all.ods'#$Bayern.C60:.H60]" office:value-type="string" office:string-value="JH Kloster" calcext:value-type="string">
            <text:p>JH Kloster</text:p>
          </table:table-cell>
          <table:table-cell table:formula="of:=['file:///home/phil/Concert_Mailer/Bookinglist/Booking_all.ods'#$Bayern.D60:.I60]" office:value-type="string" office:string-value="jh-kloster.de" calcext:value-type="string">
            <text:p>jh-kloster.de</text:p>
          </table:table-cell>
          <table:table-cell table:formula="of:=['file:///home/phil/Concert_Mailer/Bookinglist/Booking_all.ods'#$Bayern.E6:.J6]" office:value-type="string" office:string-value="info@musikkantine.de" calcext:value-type="string">
            <text:p>info@musikkantine.de</text:p>
          </table:table-cell>
          <table:table-cell table:formula="of:=['file:///home/phil/Concert_Mailer/Bookinglist/Booking_all.ods'#$Bayern.F60:.K60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61:.F61]" office:value-type="string" office:string-value="Würzburg" calcext:value-type="string">
            <text:p>Würzburg</text:p>
          </table:table-cell>
          <table:table-cell table:formula="of:=['file:///home/phil/Concert_Mailer/Bookinglist/Booking_all.ods'#$Bayern.B61:.G61]" office:value-type="string" office:string-value="BHof" calcext:value-type="string">
            <text:p>BHof</text:p>
          </table:table-cell>
          <table:table-cell table:formula="of:=['file:///home/phil/Concert_Mailer/Bookinglist/Booking_all.ods'#$Bayern.C61:.H61]" office:value-type="string" office:string-value="Christof" calcext:value-type="string">
            <text:p>Christof</text:p>
          </table:table-cell>
          <table:table-cell table:formula="of:=['file:///home/phil/Concert_Mailer/Bookinglist/Booking_all.ods'#$Bayern.D61:.I61]" office:value-type="string" office:string-value="b-hof.de" calcext:value-type="string">
            <text:p>b-hof.de</text:p>
          </table:table-cell>
          <table:table-cell table:formula="of:=['file:///home/phil/Concert_Mailer/Bookinglist/Booking_all.ods'#$Bayern.E61:.J61]" office:value-type="string" office:string-value="christof@b-hof.de" calcext:value-type="string">
            <text:p>christof@b-hof.de</text:p>
          </table:table-cell>
          <table:table-cell table:formula="of:=['file:///home/phil/Concert_Mailer/Bookinglist/Booking_all.ods'#$Bayern.F61:.K61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62:.F62]" office:value-type="string" office:string-value="Würzburg" calcext:value-type="string">
            <text:p>Würzburg</text:p>
          </table:table-cell>
          <table:table-cell table:formula="of:=['file:///home/phil/Concert_Mailer/Bookinglist/Booking_all.ods'#$Bayern.B62:.G62]" office:value-type="string" office:string-value="BHof" calcext:value-type="string">
            <text:p>BHof</text:p>
          </table:table-cell>
          <table:table-cell table:formula="of:=['file:///home/phil/Concert_Mailer/Bookinglist/Booking_all.ods'#$Bayern.C62:.H62]" office:value-type="string" office:string-value="Lucky" calcext:value-type="string">
            <text:p>Lucky</text:p>
          </table:table-cell>
          <table:table-cell table:formula="of:=['file:///home/phil/Concert_Mailer/Bookinglist/Booking_all.ods'#$Bayern.D62:.I62]" office:value-type="string" office:string-value="b-hof.de" calcext:value-type="string">
            <text:p>b-hof.de</text:p>
          </table:table-cell>
          <table:table-cell table:formula="of:=['file:///home/phil/Concert_Mailer/Bookinglist/Booking_all.ods'#$Bayern.E62:.J62]" office:value-type="string" office:string-value="lucky@b-hof.de" calcext:value-type="string">
            <text:p>lucky@b-hof.de</text:p>
          </table:table-cell>
          <table:table-cell table:formula="of:=['file:///home/phil/Concert_Mailer/Bookinglist/Booking_all.ods'#$Bayern.F62:.K62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63:.F63]" office:value-type="string" office:string-value="Würzburg" calcext:value-type="string">
            <text:p>Würzburg</text:p>
          </table:table-cell>
          <table:table-cell table:formula="of:=['file:///home/phil/Concert_Mailer/Bookinglist/Booking_all.ods'#$Bayern.B63:.G63]" office:value-type="string" office:string-value="Cafe Kairo" calcext:value-type="string">
            <text:p>Cafe Kairo</text:p>
          </table:table-cell>
          <table:table-cell table:formula="of:=['file:///home/phil/Concert_Mailer/Bookinglist/Booking_all.ods'#$Bayern.C63:.H63]" office:value-type="string" office:string-value="Würzburger Rockgemeinschaft" calcext:value-type="string">
            <text:p>Würzburger Rockgemeinschaft</text:p>
          </table:table-cell>
          <table:table-cell table:formula="of:=['file:///home/phil/Concert_Mailer/Bookinglist/Booking_all.ods'#$Bayern.D63:.I63]" office:value-type="string" office:string-value="wuerg.net" calcext:value-type="string">
            <text:p>wuerg.net</text:p>
          </table:table-cell>
          <table:table-cell table:formula="of:=['file:///home/phil/Concert_Mailer/Bookinglist/Booking_all.ods'#$Bayern.E63:.J63]" office:value-type="string" office:string-value="mhlungu0@gmail.com" calcext:value-type="string">
            <text:p>mhlungu0@gmail.com</text:p>
          </table:table-cell>
          <table:table-cell table:formula="of:=['file:///home/phil/Concert_Mailer/Bookinglist/Booking_all.ods'#$Bayern.F63:.K63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64:.F64]" office:value-type="string" office:string-value="Würzburg" calcext:value-type="string">
            <text:p>Würzburg</text:p>
          </table:table-cell>
          <table:table-cell table:formula="of:=['file:///home/phil/Concert_Mailer/Bookinglist/Booking_all.ods'#$Bayern.B64:.G64]" office:value-type="string" office:string-value="Cafe Kairo" calcext:value-type="string">
            <text:p>Cafe Kairo</text:p>
          </table:table-cell>
          <table:table-cell table:formula="of:=['file:///home/phil/Concert_Mailer/Bookinglist/Booking_all.ods'#$Bayern.C64:.H64]" office:value-type="string" office:string-value="Matthias" calcext:value-type="string">
            <text:p>Matthias</text:p>
          </table:table-cell>
          <table:table-cell table:formula="of:=['file:///home/phil/Concert_Mailer/Bookinglist/Booking_all.ods'#$Bayern.D64:.I64]" office:value-type="string" office:string-value="xyeahx.blogsport.de" calcext:value-type="string">
            <text:p>xyeahx.blogsport.de</text:p>
          </table:table-cell>
          <table:table-cell/>
          <table:table-cell table:formula="of:=['file:///home/phil/Concert_Mailer/Bookinglist/Booking_all.ods'#$Bayern.F64:.K64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65:.F65]" office:value-type="string" office:string-value="Würzburg" calcext:value-type="string">
            <text:p>Würzburg</text:p>
          </table:table-cell>
          <table:table-cell table:formula="of:=['file:///home/phil/Concert_Mailer/Bookinglist/Booking_all.ods'#$Bayern.B65:.G65]" office:value-type="string" office:string-value="Jugendclub Immerhin" calcext:value-type="string">
            <text:p>Jugendclub Immerhin</text:p>
          </table:table-cell>
          <table:table-cell table:formula="of:=['file:///home/phil/Concert_Mailer/Bookinglist/Booking_all.ods'#$Bayern.C65:.H65]" office:value-type="string" office:string-value="Immerhin" calcext:value-type="string">
            <text:p>Immerhin</text:p>
          </table:table-cell>
          <table:table-cell table:formula="of:=['file:///home/phil/Concert_Mailer/Bookinglist/Booking_all.ods'#$Bayern.D65:.I65]" office:value-type="string" office:string-value="immerhin-wuerzburg.de" calcext:value-type="string">
            <text:p>immerhin-wuerzburg.de</text:p>
          </table:table-cell>
          <table:table-cell table:formula="of:=['file:///home/phil/Concert_Mailer/Bookinglist/Booking_all.ods'#$Bayern.E65:.J65]" office:value-type="string" office:string-value="whole_lotta_pete@gmx.de" calcext:value-type="string">
            <text:p>whole_lotta_pete@gmx.de</text:p>
          </table:table-cell>
          <table:table-cell table:formula="of:=['file:///home/phil/Concert_Mailer/Bookinglist/Booking_all.ods'#$Bayern.F65:.K65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66:.F66]" office:value-type="string" office:string-value="Straubing" calcext:value-type="string">
            <text:p>Straubing</text:p>
          </table:table-cell>
          <table:table-cell table:formula="of:=['file:///home/phil/Concert_Mailer/Bookinglist/Booking_all.ods'#$Bayern.B66:.G66]" office:value-type="string" office:string-value="Tiefenrausch" calcext:value-type="string">
            <text:p>Tiefenrausch</text:p>
          </table:table-cell>
          <table:table-cell table:formula="of:=['file:///home/phil/Concert_Mailer/Bookinglist/Booking_all.ods'#$Bayern.C66:.H66]" office:value-type="string" office:string-value="Nathalie, Hallo Tiefenrausch" calcext:value-type="string">
            <text:p>Nathalie, Hallo Tiefenrausch</text:p>
          </table:table-cell>
          <table:table-cell table:formula="of:=['file:///home/phil/Concert_Mailer/Bookinglist/Booking_all.ods'#$Bayern.D66:.I66]" office:value-type="string" office:string-value="tiefenrauschstraubing.de" calcext:value-type="string">
            <text:p>tiefenrauschstraubing.de</text:p>
          </table:table-cell>
          <table:table-cell table:formula="of:=['file:///home/phil/Concert_Mailer/Bookinglist/Booking_all.ods'#$Bayern.E66:.J66]" office:value-type="string" office:string-value="natty@tiefenrauschstraubing.de" calcext:value-type="string">
            <text:p>natty@tiefenrauschstraubing.de</text:p>
          </table:table-cell>
          <table:table-cell table:formula="of:=['file:///home/phil/Concert_Mailer/Bookinglist/Booking_all.ods'#$Bayern.F66:.K66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67:.F67]" office:value-type="string" office:string-value="Straubing" calcext:value-type="string">
            <text:p>Straubing</text:p>
          </table:table-cell>
          <table:table-cell table:formula="of:=['file:///home/phil/Concert_Mailer/Bookinglist/Booking_all.ods'#$Bayern.B67:.G67]" office:value-type="string" office:string-value="Tiefenrausch" calcext:value-type="string">
            <text:p>Tiefenrausch</text:p>
          </table:table-cell>
          <table:table-cell table:formula="of:=['file:///home/phil/Concert_Mailer/Bookinglist/Booking_all.ods'#$Bayern.C67:.H67]" office:value-type="string" office:string-value="Teifenrausch" calcext:value-type="string">
            <text:p>Teifenrausch</text:p>
          </table:table-cell>
          <table:table-cell table:formula="of:=['file:///home/phil/Concert_Mailer/Bookinglist/Booking_all.ods'#$Bayern.D67:.I67]" office:value-type="string" office:string-value="tiefenrauschstraubing.de" calcext:value-type="string">
            <text:p>tiefenrauschstraubing.de</text:p>
          </table:table-cell>
          <table:table-cell table:formula="of:=['file:///home/phil/Concert_Mailer/Bookinglist/Booking_all.ods'#$Bayern.E67:.J67]" office:value-type="string" office:string-value="info@tiefenrauschstraubing.de" calcext:value-type="string">
            <text:p>info@tiefenrauschstraubing.de</text:p>
          </table:table-cell>
          <table:table-cell table:formula="of:=['file:///home/phil/Concert_Mailer/Bookinglist/Booking_all.ods'#$Bayern.F67:.K67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68:.F68]" office:value-type="string" office:string-value="Straubing" calcext:value-type="string">
            <text:p>Straubing</text:p>
          </table:table-cell>
          <table:table-cell table:formula="of:=['file:///home/phil/Concert_Mailer/Bookinglist/Booking_all.ods'#$Bayern.B68:.G68]" office:value-type="string" office:string-value="Raven" calcext:value-type="string">
            <text:p>Raven</text:p>
          </table:table-cell>
          <table:table-cell table:formula="of:=['file:///home/phil/Concert_Mailer/Bookinglist/Booking_all.ods'#$Bayern.C68:.H68]" office:value-type="string" office:string-value="Fred, Hallo Raven" calcext:value-type="string">
            <text:p>Fred, Hallo Raven</text:p>
          </table:table-cell>
          <table:table-cell table:formula="of:=['file:///home/phil/Concert_Mailer/Bookinglist/Booking_all.ods'#$Bayern.D68:.I68]" office:value-type="string" office:string-value="ali-raven.com" calcext:value-type="string">
            <text:p>ali-raven.com</text:p>
          </table:table-cell>
          <table:table-cell table:formula="of:=['file:///home/phil/Concert_Mailer/Bookinglist/Booking_all.ods'#$Bayern.E68:.J68]" office:value-type="string" office:string-value="info@ali-raven.com" calcext:value-type="string">
            <text:p>info@ali-raven.com</text:p>
          </table:table-cell>
          <table:table-cell table:formula="of:=['file:///home/phil/Concert_Mailer/Bookinglist/Booking_all.ods'#$Bayern.F68:.K68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69:.F69]" office:value-type="string" office:string-value="Rosenheim" calcext:value-type="string">
            <text:p>Rosenheim</text:p>
          </table:table-cell>
          <table:table-cell table:formula="of:=['file:///home/phil/Concert_Mailer/Bookinglist/Booking_all.ods'#$Bayern.B69:.G69]" office:value-type="string" office:string-value="Vetternwirtschaft" calcext:value-type="string">
            <text:p>Vetternwirtschaft</text:p>
          </table:table-cell>
          <table:table-cell table:formula="of:=['file:///home/phil/Concert_Mailer/Bookinglist/Booking_all.ods'#$Bayern.C69:.H69]" office:value-type="string" office:string-value="Vetterwirtschaft" calcext:value-type="string">
            <text:p>Vetterwirtschaft</text:p>
          </table:table-cell>
          <table:table-cell table:formula="of:=['file:///home/phil/Concert_Mailer/Bookinglist/Booking_all.ods'#$Bayern.D69:.I69]" office:value-type="string" office:string-value="vfbk.net" calcext:value-type="string">
            <text:p>vfbk.net</text:p>
          </table:table-cell>
          <table:table-cell table:formula="of:=['file:///home/phil/Concert_Mailer/Bookinglist/Booking_all.ods'#$Bayern.E69:.J69]" office:value-type="string" office:string-value="vetternbooking@yahoo.de" calcext:value-type="string">
            <text:p>vetternbooking@yahoo.de</text:p>
          </table:table-cell>
          <table:table-cell table:formula="of:=['file:///home/phil/Concert_Mailer/Bookinglist/Booking_all.ods'#$Bayern.F69:.K69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70:.F70]" office:value-type="string" office:string-value="Nürnberg" calcext:value-type="string">
            <text:p>Nürnberg</text:p>
          </table:table-cell>
          <table:table-cell table:formula="of:=['file:///home/phil/Concert_Mailer/Bookinglist/Booking_all.ods'#$Bayern.B70:.G70]" office:value-type="string" office:string-value="Doom over Nuernberg" calcext:value-type="string">
            <text:p>Doom over Nuernberg</text:p>
          </table:table-cell>
          <table:table-cell table:formula="of:=['file:///home/phil/Concert_Mailer/Bookinglist/Booking_all.ods'#$Bayern.C70:.H70]" office:value-type="float" office:value="0" calcext:value-type="float">
            <text:p/>
          </table:table-cell>
          <table:table-cell table:formula="of:=['file:///home/phil/Concert_Mailer/Bookinglist/Booking_all.ods'#$Bayern.D70:.I70]" office:value-type="float" office:value="0" calcext:value-type="float">
            <text:p/>
          </table:table-cell>
          <table:table-cell table:formula="of:=['file:///home/phil/Concert_Mailer/Bookinglist/Booking_all.ods'#$Bayern.E7:.J7]" office:value-type="string" office:string-value="markus@lamm-klub.net" calcext:value-type="string">
            <text:p>markus@lamm-klub.net</text:p>
          </table:table-cell>
          <table:table-cell table:formula="of:=['file:///home/phil/Concert_Mailer/Bookinglist/Booking_all.ods'#$Bayern.F70:.K70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71:.F71]" office:value-type="string" office:string-value="Aschaffenburg" calcext:value-type="string">
            <text:p>Aschaffenburg</text:p>
          </table:table-cell>
          <table:table-cell table:formula="of:=['file:///home/phil/Concert_Mailer/Bookinglist/Booking_all.ods'#$Bayern.B71:.G71]" office:value-type="string" office:string-value="JuKuZ" calcext:value-type="string">
            <text:p>JuKuZ</text:p>
          </table:table-cell>
          <table:table-cell table:formula="of:=['file:///home/phil/Concert_Mailer/Bookinglist/Booking_all.ods'#$Bayern.C71:.H71]" office:value-type="float" office:value="0" calcext:value-type="float">
            <text:p/>
          </table:table-cell>
          <table:table-cell table:formula="of:=['file:///home/phil/Concert_Mailer/Bookinglist/Booking_all.ods'#$Bayern.D71:.I71]" office:value-type="float" office:value="0" calcext:value-type="float">
            <text:p/>
          </table:table-cell>
          <table:table-cell table:formula="of:=['file:///home/phil/Concert_Mailer/Bookinglist/Booking_all.ods'#$Bayern.E71:.J71]" office:value-type="string" office:string-value="musikbuero@jukuz.de" calcext:value-type="string">
            <text:p>musikbuero@jukuz.de</text:p>
          </table:table-cell>
          <table:table-cell table:formula="of:=['file:///home/phil/Concert_Mailer/Bookinglist/Booking_all.ods'#$Bayern.F71:.K71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72:.F72]" office:value-type="string" office:string-value="Wachenroth" calcext:value-type="string">
            <text:p>Wachenroth</text:p>
          </table:table-cell>
          <table:table-cell table:formula="of:=['file:///home/phil/Concert_Mailer/Bookinglist/Booking_all.ods'#$Bayern.B72:.G72]" office:value-type="string" office:string-value="Toxicity" calcext:value-type="string">
            <text:p>Toxicity</text:p>
          </table:table-cell>
          <table:table-cell table:formula="of:=['file:///home/phil/Concert_Mailer/Bookinglist/Booking_all.ods'#$Bayern.C72:.H72]" office:value-type="float" office:value="0" calcext:value-type="float">
            <text:p/>
          </table:table-cell>
          <table:table-cell table:formula="of:=['file:///home/phil/Concert_Mailer/Bookinglist/Booking_all.ods'#$Bayern.D72:.I72]" office:value-type="float" office:value="0" calcext:value-type="float">
            <text:p/>
          </table:table-cell>
          <table:table-cell table:formula="of:=['file:///home/phil/Concert_Mailer/Bookinglist/Booking_all.ods'#$Bayern.E72:.J72]" office:value-type="string" office:string-value="house-of-corpse@t-online.de" calcext:value-type="string">
            <text:p>house-of-corpse@t-online.de</text:p>
          </table:table-cell>
          <table:table-cell table:formula="of:=['file:///home/phil/Concert_Mailer/Bookinglist/Booking_all.ods'#$Bayern.F72:.K72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73:.F73]" office:value-type="string" office:string-value="Adelsheim" calcext:value-type="string">
            <text:p>Adelsheim</text:p>
          </table:table-cell>
          <table:table-cell table:formula="of:=['file:///home/phil/Concert_Mailer/Bookinglist/Booking_all.ods'#$Bayern.B73:.G73]" office:value-type="string" office:string-value="Live Factory" calcext:value-type="string">
            <text:p>Live Factory</text:p>
          </table:table-cell>
          <table:table-cell table:formula="of:=['file:///home/phil/Concert_Mailer/Bookinglist/Booking_all.ods'#$Bayern.C73:.H73]" office:value-type="float" office:value="0" calcext:value-type="float">
            <text:p/>
          </table:table-cell>
          <table:table-cell table:formula="of:=['file:///home/phil/Concert_Mailer/Bookinglist/Booking_all.ods'#$Bayern.D73:.I73]" office:value-type="float" office:value="0" calcext:value-type="float">
            <text:p/>
          </table:table-cell>
          <table:table-cell table:formula="of:=['file:///home/phil/Concert_Mailer/Bookinglist/Booking_all.ods'#$Bayern.E73:.J73]" office:value-type="string" office:string-value="live-factory@t-online.de" calcext:value-type="string">
            <text:p>live-factory@t-online.de</text:p>
          </table:table-cell>
          <table:table-cell table:formula="of:=['file:///home/phil/Concert_Mailer/Bookinglist/Booking_all.ods'#$Bayern.F73:.K73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74:.F74]" office:value-type="string" office:string-value="Schweinfurt" calcext:value-type="string">
            <text:p>Schweinfurt</text:p>
          </table:table-cell>
          <table:table-cell table:formula="of:=['file:///home/phil/Concert_Mailer/Bookinglist/Booking_all.ods'#$Bayern.B74:.G74]" office:value-type="string" office:string-value="Jugendhaus" calcext:value-type="string">
            <text:p>Jugendhaus</text:p>
          </table:table-cell>
          <table:table-cell table:formula="of:=['file:///home/phil/Concert_Mailer/Bookinglist/Booking_all.ods'#$Bayern.C74:.H74]" office:value-type="float" office:value="0" calcext:value-type="float">
            <text:p/>
          </table:table-cell>
          <table:table-cell table:formula="of:=['file:///home/phil/Concert_Mailer/Bookinglist/Booking_all.ods'#$Bayern.D74:.I74]" office:value-type="float" office:value="0" calcext:value-type="float">
            <text:p/>
          </table:table-cell>
          <table:table-cell table:formula="of:=['file:///home/phil/Concert_Mailer/Bookinglist/Booking_all.ods'#$Bayern.E74:.J74]" office:value-type="string" office:string-value="jugendhaus@schweinfurt.de" calcext:value-type="string">
            <text:p>jugendhaus@schweinfurt.de</text:p>
          </table:table-cell>
          <table:table-cell table:formula="of:=['file:///home/phil/Concert_Mailer/Bookinglist/Booking_all.ods'#$Bayern.F74:.K74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75:.F75]" office:value-type="string" office:string-value="Bad Windsheim" calcext:value-type="string">
            <text:p>Bad Windsheim</text:p>
          </table:table-cell>
          <table:table-cell table:formula="of:=['file:///home/phil/Concert_Mailer/Bookinglist/Booking_all.ods'#$Bayern.B75:.G75]" office:value-type="string" office:string-value="SChneiderscheune" calcext:value-type="string">
            <text:p>SChneiderscheune</text:p>
          </table:table-cell>
          <table:table-cell table:formula="of:=['file:///home/phil/Concert_Mailer/Bookinglist/Booking_all.ods'#$Bayern.C75:.H75]" office:value-type="float" office:value="0" calcext:value-type="float">
            <text:p/>
          </table:table-cell>
          <table:table-cell table:formula="of:=['file:///home/phil/Concert_Mailer/Bookinglist/Booking_all.ods'#$Bayern.D75:.I75]" office:value-type="float" office:value="0" calcext:value-type="float">
            <text:p/>
          </table:table-cell>
          <table:table-cell table:formula="of:=['file:///home/phil/Concert_Mailer/Bookinglist/Booking_all.ods'#$Bayern.E75:.J75]" office:value-type="string" office:string-value="team@jugendtreff-schneiderscheune.de" calcext:value-type="string">
            <text:p>team@jugendtreff-schneiderscheune.de</text:p>
          </table:table-cell>
          <table:table-cell table:formula="of:=['file:///home/phil/Concert_Mailer/Bookinglist/Booking_all.ods'#$Bayern.F75:.K75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76:.F76]" office:value-type="string" office:string-value="Hammelburg" calcext:value-type="string">
            <text:p>Hammelburg</text:p>
          </table:table-cell>
          <table:table-cell table:formula="of:=['file:///home/phil/Concert_Mailer/Bookinglist/Booking_all.ods'#$Bayern.B76:.G76]" office:value-type="string" office:string-value="Musikinitiative Hammelburg e.V." calcext:value-type="string">
            <text:p>Musikinitiative Hammelburg e.V.</text:p>
          </table:table-cell>
          <table:table-cell table:formula="of:=['file:///home/phil/Concert_Mailer/Bookinglist/Booking_all.ods'#$Bayern.C76:.H76]" office:value-type="float" office:value="0" calcext:value-type="float">
            <text:p/>
          </table:table-cell>
          <table:table-cell table:formula="of:=['file:///home/phil/Concert_Mailer/Bookinglist/Booking_all.ods'#$Bayern.D76:.I76]" office:value-type="float" office:value="0" calcext:value-type="float">
            <text:p/>
          </table:table-cell>
          <table:table-cell table:formula="of:=['file:///home/phil/Concert_Mailer/Bookinglist/Booking_all.ods'#$Bayern.E76:.J76]" office:value-type="string" office:string-value="manuel-bauer@musikini.de" calcext:value-type="string">
            <text:p>manuel-bauer@musikini.de</text:p>
          </table:table-cell>
          <table:table-cell table:formula="of:=['file:///home/phil/Concert_Mailer/Bookinglist/Booking_all.ods'#$Bayern.F76:.K76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77:.F77]" office:value-type="string" office:string-value="Bamberg" calcext:value-type="string">
            <text:p>Bamberg</text:p>
          </table:table-cell>
          <table:table-cell table:formula="of:=['file:///home/phil/Concert_Mailer/Bookinglist/Booking_all.ods'#$Bayern.B77:.G77]" office:value-type="string" office:string-value="Sounds'n'Arts" calcext:value-type="string">
            <text:p>Sounds'n'Arts</text:p>
          </table:table-cell>
          <table:table-cell table:formula="of:=['file:///home/phil/Concert_Mailer/Bookinglist/Booking_all.ods'#$Bayern.C77:.H77]" office:value-type="float" office:value="0" calcext:value-type="float">
            <text:p/>
          </table:table-cell>
          <table:table-cell table:formula="of:=['file:///home/phil/Concert_Mailer/Bookinglist/Booking_all.ods'#$Bayern.D77:.I77]" office:value-type="float" office:value="0" calcext:value-type="float">
            <text:p/>
          </table:table-cell>
          <table:table-cell table:formula="of:=['file:///home/phil/Concert_Mailer/Bookinglist/Booking_all.ods'#$Bayern.E77:.J77]" office:value-type="string" office:string-value="Info@sounds-n-arts.com" calcext:value-type="string">
            <text:p>Info@sounds-n-arts.com</text:p>
          </table:table-cell>
          <table:table-cell table:formula="of:=['file:///home/phil/Concert_Mailer/Bookinglist/Booking_all.ods'#$Bayern.F77:.K77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78:.F78]" office:value-type="string" office:string-value="Nürnberg" calcext:value-type="string">
            <text:p>Nürnberg</text:p>
          </table:table-cell>
          <table:table-cell table:formula="of:=['file:///home/phil/Concert_Mailer/Bookinglist/Booking_all.ods'#$Bayern.B78:.G78]" office:value-type="string" office:string-value="Power&amp;Equality" calcext:value-type="string">
            <text:p>Power&amp;Equality</text:p>
          </table:table-cell>
          <table:table-cell table:formula="of:=['file:///home/phil/Concert_Mailer/Bookinglist/Booking_all.ods'#$Bayern.C78:.H78]" office:value-type="float" office:value="0" calcext:value-type="float">
            <text:p/>
          </table:table-cell>
          <table:table-cell table:formula="of:=['file:///home/phil/Concert_Mailer/Bookinglist/Booking_all.ods'#$Bayern.D78:.I78]" office:value-type="float" office:value="0" calcext:value-type="float">
            <text:p/>
          </table:table-cell>
          <table:table-cell table:formula="of:=['file:///home/phil/Concert_Mailer/Bookinglist/Booking_all.ods'#$Bayern.E78:.J78]" office:value-type="string" office:string-value="thexheat@gmail.com" calcext:value-type="string">
            <text:p>thexheat@gmail.com</text:p>
          </table:table-cell>
          <table:table-cell table:formula="of:=['file:///home/phil/Concert_Mailer/Bookinglist/Booking_all.ods'#$Bayern.F78:.K78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79:.F79]" office:value-type="string" office:string-value="Würzburg" calcext:value-type="string">
            <text:p>Würzburg</text:p>
          </table:table-cell>
          <table:table-cell table:formula="of:=['file:///home/phil/Concert_Mailer/Bookinglist/Booking_all.ods'#$Bayern.B79:.G79]" office:value-type="string" office:string-value="Goondock Entertainment" calcext:value-type="string">
            <text:p>Goondock Entertainment</text:p>
          </table:table-cell>
          <table:table-cell table:formula="of:=['file:///home/phil/Concert_Mailer/Bookinglist/Booking_all.ods'#$Bayern.C79:.H79]" office:value-type="float" office:value="0" calcext:value-type="float">
            <text:p/>
          </table:table-cell>
          <table:table-cell table:formula="of:=['file:///home/phil/Concert_Mailer/Bookinglist/Booking_all.ods'#$Bayern.D79:.I79]" office:value-type="float" office:value="0" calcext:value-type="float">
            <text:p/>
          </table:table-cell>
          <table:table-cell table:formula="of:=['file:///home/phil/Concert_Mailer/Bookinglist/Booking_all.ods'#$Bayern.E79:.J79]" office:value-type="string" office:string-value="meiki@vhamrad.de" calcext:value-type="string">
            <text:p>meiki@vhamrad.de</text:p>
          </table:table-cell>
          <table:table-cell table:formula="of:=['file:///home/phil/Concert_Mailer/Bookinglist/Booking_all.ods'#$Bayern.F79:.K79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Bayern.A80:.F80]" office:value-type="string" office:string-value="Miltenberg" calcext:value-type="string">
            <text:p>Miltenberg</text:p>
          </table:table-cell>
          <table:table-cell table:formula="of:=['file:///home/phil/Concert_Mailer/Bookinglist/Booking_all.ods'#$Bayern.B80:.G80]" office:value-type="string" office:string-value="Beavers" calcext:value-type="string">
            <text:p>Beavers</text:p>
          </table:table-cell>
          <table:table-cell table:formula="of:=['file:///home/phil/Concert_Mailer/Bookinglist/Booking_all.ods'#$Bayern.C80:.H80]" office:value-type="string" office:string-value="Beavers" calcext:value-type="string">
            <text:p>Beavers</text:p>
          </table:table-cell>
          <table:table-cell table:formula="of:=['file:///home/phil/Concert_Mailer/Bookinglist/Booking_all.ods'#$Bayern.D80:.I80]" office:value-type="string" office:string-value="beaversmiltenberg.de" calcext:value-type="string">
            <text:p>beaversmiltenberg.de</text:p>
          </table:table-cell>
          <table:table-cell table:formula="of:=['file:///home/phil/Concert_Mailer/Bookinglist/Booking_all.ods'#$Bayern.E8:.J8]" office:value-type="string" office:string-value="office@rockfabrik-augsburg.de" calcext:value-type="string">
            <text:p>office@rockfabrik-augsburg.de</text:p>
          </table:table-cell>
          <table:table-cell table:formula="of:=['file:///home/phil/Concert_Mailer/Bookinglist/Booking_all.ods'#$Bayern.F80:.K80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chleswig Holstein'.A2:.F2]" office:value-type="string" office:string-value="Flensburg" calcext:value-type="string">
            <text:p>Flensburg</text:p>
          </table:table-cell>
          <table:table-cell table:formula="of:=['file:///home/phil/Concert_Mailer/Bookinglist/Booking_all.ods'#$'Schleswig Holstein'.B2:.G2]" office:value-type="string" office:string-value="Kühlhaus" calcext:value-type="string">
            <text:p>Kühlhaus</text:p>
          </table:table-cell>
          <table:table-cell table:formula="of:=['file:///home/phil/Concert_Mailer/Bookinglist/Booking_all.ods'#$'Schleswig Holstein'.C2:.H2]" office:value-type="string" office:string-value="Kühlhaus" calcext:value-type="string">
            <text:p>Kühlhaus</text:p>
          </table:table-cell>
          <table:table-cell table:formula="of:=['file:///home/phil/Concert_Mailer/Bookinglist/Booking_all.ods'#$'Schleswig Holstein'.D2:.I2]" office:value-type="string" office:string-value="kuehlhaus.net" calcext:value-type="string">
            <text:p>kuehlhaus.net</text:p>
          </table:table-cell>
          <table:table-cell table:formula="of:=['file:///home/phil/Concert_Mailer/Bookinglist/Booking_all.ods'#$'Schleswig Holstein'.E2:.J2]" office:value-type="string" office:string-value="info@kuehlhaus.net" calcext:value-type="string">
            <text:p>info@kuehlhaus.net</text:p>
          </table:table-cell>
          <table:table-cell table:formula="of:=['file:///home/phil/Concert_Mailer/Bookinglist/Booking_all.ods'#$'Schleswig Holstein'.F2:.K2]" office:value-type="float" office:value="0" calcext:value-type="float">
            <text:p/>
          </table:table-cell>
          <table:table-cell office:value-type="string" calcext:value-type="string">
            <text:p>Schlesweig-Holste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chleswig Holstein'.A3:.F3]" office:value-type="string" office:string-value="Kiel" calcext:value-type="string">
            <text:p>Kiel</text:p>
          </table:table-cell>
          <table:table-cell table:formula="of:=['file:///home/phil/Concert_Mailer/Bookinglist/Booking_all.ods'#$'Schleswig Holstein'.B3:.G3]" office:value-type="string" office:string-value="Die Pumpe" calcext:value-type="string">
            <text:p>Die Pumpe</text:p>
          </table:table-cell>
          <table:table-cell table:formula="of:=['file:///home/phil/Concert_Mailer/Bookinglist/Booking_all.ods'#$'Schleswig Holstein'.C3:.H3]" office:value-type="string" office:string-value="Marco" calcext:value-type="string">
            <text:p>Marco</text:p>
          </table:table-cell>
          <table:table-cell table:formula="of:=['file:///home/phil/Concert_Mailer/Bookinglist/Booking_all.ods'#$'Schleswig Holstein'.D3:.I3]" office:value-type="string" office:string-value="diepumpe.de" calcext:value-type="string">
            <text:p>diepumpe.de</text:p>
          </table:table-cell>
          <table:table-cell table:formula="of:=['file:///home/phil/Concert_Mailer/Bookinglist/Booking_all.ods'#$'Schleswig Holstein'.E3:.J3]" office:value-type="string" office:string-value="carlos@diepumpe.de" calcext:value-type="string">
            <text:p>carlos@diepumpe.de</text:p>
          </table:table-cell>
          <table:table-cell table:formula="of:=['file:///home/phil/Concert_Mailer/Bookinglist/Booking_all.ods'#$'Schleswig Holstein'.F3:.K3]" office:value-type="float" office:value="0" calcext:value-type="float">
            <text:p/>
          </table:table-cell>
          <table:table-cell office:value-type="string" calcext:value-type="string">
            <text:p>Schlesweig-Holste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chleswig Holstein'.A4:.F4]" office:value-type="string" office:string-value="Kiel" calcext:value-type="string">
            <text:p>Kiel</text:p>
          </table:table-cell>
          <table:table-cell table:formula="of:=['file:///home/phil/Concert_Mailer/Bookinglist/Booking_all.ods'#$'Schleswig Holstein'.B4:.G4]" office:value-type="string" office:string-value="Die Pumpe" calcext:value-type="string">
            <text:p>Die Pumpe</text:p>
          </table:table-cell>
          <table:table-cell table:formula="of:=['file:///home/phil/Concert_Mailer/Bookinglist/Booking_all.ods'#$'Schleswig Holstein'.C4:.H4]" office:value-type="string" office:string-value="Dennis" calcext:value-type="string">
            <text:p>Dennis</text:p>
          </table:table-cell>
          <table:table-cell table:formula="of:=['file:///home/phil/Concert_Mailer/Bookinglist/Booking_all.ods'#$'Schleswig Holstein'.D4:.I4]" office:value-type="string" office:string-value="diepumpe.de" calcext:value-type="string">
            <text:p>diepumpe.de</text:p>
          </table:table-cell>
          <table:table-cell table:formula="of:=['file:///home/phil/Concert_Mailer/Bookinglist/Booking_all.ods'#$'Schleswig Holstein'.E4:.J4]" office:value-type="string" office:string-value="oetzi@diepumpe.de" calcext:value-type="string">
            <text:p>oetzi@diepumpe.de</text:p>
          </table:table-cell>
          <table:table-cell table:formula="of:=['file:///home/phil/Concert_Mailer/Bookinglist/Booking_all.ods'#$'Schleswig Holstein'.F4:.K4]" office:value-type="float" office:value="0" calcext:value-type="float">
            <text:p/>
          </table:table-cell>
          <table:table-cell office:value-type="string" calcext:value-type="string">
            <text:p>Schlesweig-Holste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chleswig Holstein'.A5:.F5]" office:value-type="string" office:string-value="Lübeck" calcext:value-type="string">
            <text:p>Lübeck</text:p>
          </table:table-cell>
          <table:table-cell table:formula="of:=['file:///home/phil/Concert_Mailer/Bookinglist/Booking_all.ods'#$'Schleswig Holstein'.B5:.G5]" office:value-type="string" office:string-value="Dr. Rock" calcext:value-type="string">
            <text:p>Dr. Rock</text:p>
          </table:table-cell>
          <table:table-cell table:formula="of:=['file:///home/phil/Concert_Mailer/Bookinglist/Booking_all.ods'#$'Schleswig Holstein'.C5:.H5]" office:value-type="string" office:string-value="Dr. Rock" calcext:value-type="string">
            <text:p>Dr. Rock</text:p>
          </table:table-cell>
          <table:table-cell table:formula="of:=['file:///home/phil/Concert_Mailer/Bookinglist/Booking_all.ods'#$'Schleswig Holstein'.D5:.I5]" office:value-type="string" office:string-value="dr-rock-club.de" calcext:value-type="string">
            <text:p>dr-rock-club.de</text:p>
          </table:table-cell>
          <table:table-cell table:formula="of:=['file:///home/phil/Concert_Mailer/Bookinglist/Booking_all.ods'#$'Schleswig Holstein'.E5:.J5]" office:value-type="string" office:string-value="contact@dr-rock-club.de" calcext:value-type="string">
            <text:p>contact@dr-rock-club.de</text:p>
          </table:table-cell>
          <table:table-cell table:formula="of:=['file:///home/phil/Concert_Mailer/Bookinglist/Booking_all.ods'#$'Schleswig Holstein'.F5:.K5]" office:value-type="float" office:value="0" calcext:value-type="float">
            <text:p/>
          </table:table-cell>
          <table:table-cell office:value-type="string" calcext:value-type="string">
            <text:p>Schlesweig-Holste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chleswig Holstein'.A6:.F6]" office:value-type="string" office:string-value="Lübeck" calcext:value-type="string">
            <text:p>Lübeck</text:p>
          </table:table-cell>
          <table:table-cell table:formula="of:=['file:///home/phil/Concert_Mailer/Bookinglist/Booking_all.ods'#$'Schleswig Holstein'.B6:.G6]" office:value-type="string" office:string-value="Body And Soul" calcext:value-type="string">
            <text:p>Body And Soul</text:p>
          </table:table-cell>
          <table:table-cell table:formula="of:=['file:///home/phil/Concert_Mailer/Bookinglist/Booking_all.ods'#$'Schleswig Holstein'.C6:.H6]" office:value-type="string" office:string-value="Cargo Events" calcext:value-type="string">
            <text:p>Cargo Events</text:p>
          </table:table-cell>
          <table:table-cell table:formula="of:=['file:///home/phil/Concert_Mailer/Bookinglist/Booking_all.ods'#$'Schleswig Holstein'.D6:.I6]" office:value-type="string" office:string-value="bodyandsoul.de" calcext:value-type="string">
            <text:p>bodyandsoul.de</text:p>
          </table:table-cell>
          <table:table-cell table:formula="of:=['file:///home/phil/Concert_Mailer/Bookinglist/Booking_all.ods'#$'Schleswig Holstein'.E6:.J6]" office:value-type="string" office:string-value="bootsmann@cargo-schiff.de" calcext:value-type="string">
            <text:p>bootsmann@cargo-schiff.de</text:p>
          </table:table-cell>
          <table:table-cell table:formula="of:=['file:///home/phil/Concert_Mailer/Bookinglist/Booking_all.ods'#$'Schleswig Holstein'.F6:.K6]" office:value-type="float" office:value="0" calcext:value-type="float">
            <text:p/>
          </table:table-cell>
          <table:table-cell office:value-type="string" calcext:value-type="string">
            <text:p>Schlesweig-Holste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'Schleswig Holstein'.A7:.F7]" office:value-type="string" office:string-value="Flensburg" calcext:value-type="string">
            <text:p>Flensburg</text:p>
          </table:table-cell>
          <table:table-cell table:formula="of:=['file:///home/phil/Concert_Mailer/Bookinglist/Booking_all.ods'#$'Schleswig Holstein'.B7:.G7]" office:value-type="string" office:string-value="Volksbad" calcext:value-type="string">
            <text:p>Volksbad</text:p>
          </table:table-cell>
          <table:table-cell table:formula="of:=['file:///home/phil/Concert_Mailer/Bookinglist/Booking_all.ods'#$'Schleswig Holstein'.C7:.H7]" office:value-type="string" office:string-value="Flensburg" calcext:value-type="string">
            <text:p>Flensburg</text:p>
          </table:table-cell>
          <table:table-cell table:formula="of:=['file:///home/phil/Concert_Mailer/Bookinglist/Booking_all.ods'#$'Schleswig Holstein'.D7:.I7]" office:value-type="string" office:string-value="volxbad.de" calcext:value-type="string">
            <text:p>volxbad.de</text:p>
          </table:table-cell>
          <table:table-cell table:formula="of:=['file:///home/phil/Concert_Mailer/Bookinglist/Booking_all.ods'#$'Schleswig Holstein'.E7:.J7]" office:value-type="string" office:string-value="volksbad.flensburg@t-online.de" calcext:value-type="string">
            <text:p>volksbad.flensburg@t-online.de</text:p>
          </table:table-cell>
          <table:table-cell table:formula="of:=['file:///home/phil/Concert_Mailer/Bookinglist/Booking_all.ods'#$'Schleswig Holstein'.F7:.K7]" office:value-type="float" office:value="0" calcext:value-type="float">
            <text:p/>
          </table:table-cell>
          <table:table-cell office:value-type="string" calcext:value-type="string">
            <text:p>Schlesweig-Holste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:.G2]" office:value-type="string" office:string-value="Mannheim" calcext:value-type="string">
            <text:p>Mannheim</text:p>
          </table:table-cell>
          <table:table-cell table:formula="of:=['file:///home/phil/Concert_Mailer/Bookinglist/Booking_all.ods'#$Alles.B2:.H2]" office:value-type="string" office:string-value="For The Youth Concerts" calcext:value-type="string">
            <text:p>For The Youth Concerts</text:p>
          </table:table-cell>
          <table:table-cell table:formula="of:=['file:///home/phil/Concert_Mailer/Bookinglist/Booking_all.ods'#$Alles.C2:.I2]" office:value-type="string" office:string-value="Nik Harbourt" calcext:value-type="string">
            <text:p>Nik Harbourt</text:p>
          </table:table-cell>
          <table:table-cell table:formula="of:=['file:///home/phil/Concert_Mailer/Bookinglist/Booking_all.ods'#$Alles.D2:.J2]" office:value-type="string" office:string-value="https://www.facebook.com/nik.harbourt?fref=ts" calcext:value-type="string">
            <text:p>https://www.facebook.com/nik.harbourt?fref=ts</text:p>
          </table:table-cell>
          <table:table-cell table:formula="of:=['file:///home/phil/Concert_Mailer/Bookinglist/Booking_all.ods'#$Alles.E2:.K2]" office:value-type="string" office:string-value="fortheyouthconcerts@gmail.com" calcext:value-type="string">
            <text:p>fortheyouthconcerts@gmail.com</text:p>
          </table:table-cell>
          <table:table-cell table:formula="of:=['file:///home/phil/Concert_Mailer/Bookinglist/Booking_all.ods'#$Alles.F2:.L2]" office:value-type="float" office:value="0" calcext:value-type="float">
            <text:p/>
          </table:table-cell>
          <table:table-cell table:formula="of:=['file:///home/phil/Concert_Mailer/Bookinglist/Booking_all.ods'#$Alles.G2:.M2]" office:value-type="string" office:string-value="Baden-Württemberg" calcext:value-type="string">
            <text:p>Baden-Würt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3:.G3]" office:value-type="float" office:value="0" calcext:value-type="float">
            <text:p/>
          </table:table-cell>
          <table:table-cell table:formula="of:=['file:///home/phil/Concert_Mailer/Bookinglist/Booking_all.ods'#$Alles.B3:.H3]" office:value-type="string" office:string-value="Honey Bucket Show" calcext:value-type="string">
            <text:p>Honey Bucket Show</text:p>
          </table:table-cell>
          <table:table-cell table:formula="of:=['file:///home/phil/Concert_Mailer/Bookinglist/Booking_all.ods'#$Alles.C3:.I3]" office:value-type="float" office:value="0" calcext:value-type="float">
            <text:p/>
          </table:table-cell>
          <table:table-cell table:formula="of:=['file:///home/phil/Concert_Mailer/Bookinglist/Booking_all.ods'#$Alles.D3:.J3]" office:value-type="string" office:string-value="https://www.facebook.com/honeybucketcrew/" calcext:value-type="string">
            <text:p>https://www.facebook.com/honeybucketcrew/</text:p>
          </table:table-cell>
          <table:table-cell table:formula="of:=['file:///home/phil/Concert_Mailer/Bookinglist/Booking_all.ods'#$Alles.E3:.K3]" office:value-type="string" office:string-value="honeybucketcrew@gmail.com" calcext:value-type="string">
            <text:p>honeybucketcrew@gmail.com</text:p>
          </table:table-cell>
          <table:table-cell table:formula="of:=['file:///home/phil/Concert_Mailer/Bookinglist/Booking_all.ods'#$Alles.F3:.L3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4:.G4]" office:value-type="string" office:string-value="Ludwigsburg" calcext:value-type="string">
            <text:p>Ludwigsburg</text:p>
          </table:table-cell>
          <table:table-cell table:formula="of:=['file:///home/phil/Concert_Mailer/Bookinglist/Booking_all.ods'#$Alles.B4:.H4]" office:value-type="float" office:value="0" calcext:value-type="float">
            <text:p/>
          </table:table-cell>
          <table:table-cell table:formula="of:=['file:///home/phil/Concert_Mailer/Bookinglist/Booking_all.ods'#$Alles.C4:.I4]" office:value-type="string" office:string-value="Johannes" calcext:value-type="string">
            <text:p>Johannes</text:p>
          </table:table-cell>
          <table:table-cell table:formula="of:=['file:///home/phil/Concert_Mailer/Bookinglist/Booking_all.ods'#$Alles.D4:.J4]" office:value-type="string" office:string-value="https://www.facebook.com/freund.ney?fref=ts" calcext:value-type="string">
            <text:p>https://www.facebook.com/freund.ney?fref=ts</text:p>
          </table:table-cell>
          <table:table-cell table:formula="of:=['file:///home/phil/Concert_Mailer/Bookinglist/Booking_all.ods'#$Alles.E4:.K4]" office:value-type="float" office:value="0" calcext:value-type="float">
            <text:p/>
          </table:table-cell>
          <table:table-cell table:formula="of:=['file:///home/phil/Concert_Mailer/Bookinglist/Booking_all.ods'#$Alles.F4:.L4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5:.G5]" office:value-type="string" office:string-value="Konstanz" calcext:value-type="string">
            <text:p>Konstanz</text:p>
          </table:table-cell>
          <table:table-cell table:formula="of:=['file:///home/phil/Concert_Mailer/Bookinglist/Booking_all.ods'#$Alles.B5:.H5]" office:value-type="string" office:string-value="Mini-Rock Festival" calcext:value-type="string">
            <text:p>Mini-Rock Festival</text:p>
          </table:table-cell>
          <table:table-cell table:formula="of:=['file:///home/phil/Concert_Mailer/Bookinglist/Booking_all.ods'#$Alles.C5:.I5]" office:value-type="string" office:string-value="Matthias Maus" calcext:value-type="string">
            <text:p>Matthias Maus</text:p>
          </table:table-cell>
          <table:table-cell table:formula="of:=['file:///home/phil/Concert_Mailer/Bookinglist/Booking_all.ods'#$Alles.D5:.J5]" office:value-type="string" office:string-value="https://www.facebook.com/diemausmatthias?fref=ts" calcext:value-type="string">
            <text:p>https://www.facebook.com/diemausmatthias?fref=ts</text:p>
          </table:table-cell>
          <table:table-cell table:formula="of:=['file:///home/phil/Concert_Mailer/Bookinglist/Booking_all.ods'#$Alles.E5:.K5]" office:value-type="float" office:value="0" calcext:value-type="float">
            <text:p/>
          </table:table-cell>
          <table:table-cell table:formula="of:=['file:///home/phil/Concert_Mailer/Bookinglist/Booking_all.ods'#$Alles.F5:.L5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6:.G6]" office:value-type="float" office:value="0" calcext:value-type="float">
            <text:p/>
          </table:table-cell>
          <table:table-cell table:formula="of:=['file:///home/phil/Concert_Mailer/Bookinglist/Booking_all.ods'#$Alles.B6:.H6]" office:value-type="float" office:value="0" calcext:value-type="float">
            <text:p/>
          </table:table-cell>
          <table:table-cell table:formula="of:=['file:///home/phil/Concert_Mailer/Bookinglist/Booking_all.ods'#$Alles.C6:.I6]" office:value-type="string" office:string-value="Antonius" calcext:value-type="string">
            <text:p>Antonius</text:p>
          </table:table-cell>
          <table:table-cell table:formula="of:=['file:///home/phil/Concert_Mailer/Bookinglist/Booking_all.ods'#$Alles.D6:.J6]" office:value-type="string" office:string-value="https://www.facebook.com/anthony.blessing.31?fref=ts" calcext:value-type="string">
            <text:p>https://www.facebook.com/anthony.blessing.31?fref=ts</text:p>
          </table:table-cell>
          <table:table-cell table:formula="of:=['file:///home/phil/Concert_Mailer/Bookinglist/Booking_all.ods'#$Alles.E6:.K6]" office:value-type="float" office:value="0" calcext:value-type="float">
            <text:p/>
          </table:table-cell>
          <table:table-cell table:formula="of:=['file:///home/phil/Concert_Mailer/Bookinglist/Booking_all.ods'#$Alles.F6:.L6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7:.G7]" office:value-type="string" office:string-value="Singen" calcext:value-type="string">
            <text:p>Singen</text:p>
          </table:table-cell>
          <table:table-cell table:formula="of:=['file:///home/phil/Concert_Mailer/Bookinglist/Booking_all.ods'#$Alles.B7:.H7]" office:value-type="float" office:value="0" calcext:value-type="float">
            <text:p/>
          </table:table-cell>
          <table:table-cell table:formula="of:=['file:///home/phil/Concert_Mailer/Bookinglist/Booking_all.ods'#$Alles.C7:.I7]" office:value-type="string" office:string-value="Matthias Maus" calcext:value-type="string">
            <text:p>Matthias Maus</text:p>
          </table:table-cell>
          <table:table-cell table:formula="of:=['file:///home/phil/Concert_Mailer/Bookinglist/Booking_all.ods'#$Alles.D7:.J7]" office:value-type="string" office:string-value="https://www.facebook.com/diemausmatthias?fref=ts" calcext:value-type="string">
            <text:p>https://www.facebook.com/diemausmatthias?fref=ts</text:p>
          </table:table-cell>
          <table:table-cell table:formula="of:=['file:///home/phil/Concert_Mailer/Bookinglist/Booking_all.ods'#$Alles.E7:.K7]" office:value-type="float" office:value="0" calcext:value-type="float">
            <text:p/>
          </table:table-cell>
          <table:table-cell table:formula="of:=['file:///home/phil/Concert_Mailer/Bookinglist/Booking_all.ods'#$Alles.F7:.L7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8:.G8]" office:value-type="string" office:string-value="Stuttgart" calcext:value-type="string">
            <text:p>Stuttgart</text:p>
          </table:table-cell>
          <table:table-cell table:formula="of:=['file:///home/phil/Concert_Mailer/Bookinglist/Booking_all.ods'#$Alles.B8:.H8]" office:value-type="string" office:string-value="JuHa West" calcext:value-type="string">
            <text:p>JuHa West</text:p>
          </table:table-cell>
          <table:table-cell table:formula="of:=['file:///home/phil/Concert_Mailer/Bookinglist/Booking_all.ods'#$Alles.C8:.I8]" office:value-type="string" office:string-value="Florian" calcext:value-type="string">
            <text:p>Florian</text:p>
          </table:table-cell>
          <table:table-cell table:formula="of:=['file:///home/phil/Concert_Mailer/Bookinglist/Booking_all.ods'#$Alles.D8:.J8]" office:value-type="string" office:string-value="https://www.facebook.com/JuHaWest.Flo?fref=ts" calcext:value-type="string">
            <text:p>https://www.facebook.com/JuHaWest.Flo?fref=ts</text:p>
          </table:table-cell>
          <table:table-cell table:formula="of:=['file:///home/phil/Concert_Mailer/Bookinglist/Booking_all.ods'#$Alles.E8:.K8]" office:value-type="string" office:string-value="west@jugendhaus.net" calcext:value-type="string">
            <text:p>west@jugendhaus.net</text:p>
          </table:table-cell>
          <table:table-cell table:formula="of:=['file:///home/phil/Concert_Mailer/Bookinglist/Booking_all.ods'#$Alles.F8:.L8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9:.G9]" office:value-type="string" office:string-value="Dieburg" calcext:value-type="string">
            <text:p>Dieburg</text:p>
          </table:table-cell>
          <table:table-cell table:formula="of:=['file:///home/phil/Concert_Mailer/Bookinglist/Booking_all.ods'#$Alles.B9:.H9]" office:value-type="string" office:string-value="Traffic Jam Open Air" calcext:value-type="string">
            <text:p>Traffic Jam Open Air</text:p>
          </table:table-cell>
          <table:table-cell table:formula="of:=['file:///home/phil/Concert_Mailer/Bookinglist/Booking_all.ods'#$Alles.C9:.I9]" office:value-type="float" office:value="0" calcext:value-type="float">
            <text:p/>
          </table:table-cell>
          <table:table-cell table:formula="of:=['file:///home/phil/Concert_Mailer/Bookinglist/Booking_all.ods'#$Alles.D9:.J9]" office:value-type="string" office:string-value="https://www.facebook.com/trafficjamopenair/" calcext:value-type="string">
            <text:p>https://www.facebook.com/trafficjamopenair/</text:p>
          </table:table-cell>
          <table:table-cell table:formula="of:=['file:///home/phil/Concert_Mailer/Bookinglist/Booking_all.ods'#$Alles.E9:.K9]" office:value-type="string" office:string-value="http://www.trafficjam.de" calcext:value-type="string">
            <text:p>http://www.trafficjam.de</text:p>
          </table:table-cell>
          <table:table-cell table:formula="of:=['file:///home/phil/Concert_Mailer/Bookinglist/Booking_all.ods'#$Alles.F9:.L9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0:.G10]" office:value-type="string" office:string-value="Freiburg im Breisgau" calcext:value-type="string">
            <text:p>Freiburg im Breisgau</text:p>
          </table:table-cell>
          <table:table-cell table:formula="of:=['file:///home/phil/Concert_Mailer/Bookinglist/Booking_all.ods'#$Alles.B10:.H10]" office:value-type="string" office:string-value="HCM Booking" calcext:value-type="string">
            <text:p>HCM Booking</text:p>
          </table:table-cell>
          <table:table-cell table:formula="of:=['file:///home/phil/Concert_Mailer/Bookinglist/Booking_all.ods'#$Alles.C10:.I10]" office:value-type="string" office:string-value="Lutz" calcext:value-type="string">
            <text:p>Lutz</text:p>
          </table:table-cell>
          <table:table-cell table:formula="of:=['file:///home/phil/Concert_Mailer/Bookinglist/Booking_all.ods'#$Alles.D10:.J10]" office:value-type="string" office:string-value="https://www.facebook.com/hcmbooking/" calcext:value-type="string">
            <text:p>https://www.facebook.com/hcmbooking/</text:p>
          </table:table-cell>
          <table:table-cell table:formula="of:=['file:///home/phil/Concert_Mailer/Bookinglist/Booking_all.ods'#$Alles.E1:.K1]" office:value-type="string" office:string-value="E-MAIL/PHONE" calcext:value-type="string">
            <text:p>E-MAIL/PHONE</text:p>
          </table:table-cell>
          <table:table-cell table:formula="of:=['file:///home/phil/Concert_Mailer/Bookinglist/Booking_all.ods'#$Alles.F10:.L10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1:.G11]" office:value-type="string" office:string-value="Rastatt" calcext:value-type="string">
            <text:p>Rastatt</text:p>
          </table:table-cell>
          <table:table-cell table:formula="of:=['file:///home/phil/Concert_Mailer/Bookinglist/Booking_all.ods'#$Alles.B11:.H11]" office:value-type="string" office:string-value="ACR" calcext:value-type="string">
            <text:p>ACR</text:p>
          </table:table-cell>
          <table:table-cell table:formula="of:=['file:///home/phil/Concert_Mailer/Bookinglist/Booking_all.ods'#$Alles.C11:.I11]" office:value-type="string" office:string-value="Lukas" calcext:value-type="string">
            <text:p>Lukas</text:p>
          </table:table-cell>
          <table:table-cell table:formula="of:=['file:///home/phil/Concert_Mailer/Bookinglist/Booking_all.ods'#$Alles.D11:.J11]" office:value-type="string" office:string-value="https://www.facebook.com/lukas.gangl.9" calcext:value-type="string">
            <text:p>https://www.facebook.com/lukas.gangl.9</text:p>
          </table:table-cell>
          <table:table-cell table:formula="of:=['file:///home/phil/Concert_Mailer/Bookinglist/Booking_all.ods'#$Alles.E11:.K11]" office:value-type="float" office:value="0" calcext:value-type="float">
            <text:p/>
          </table:table-cell>
          <table:table-cell table:formula="of:=['file:///home/phil/Concert_Mailer/Bookinglist/Booking_all.ods'#$Alles.F11:.L11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2:.G12]" office:value-type="string" office:string-value="Ulm" calcext:value-type="string">
            <text:p>Ulm</text:p>
          </table:table-cell>
          <table:table-cell table:formula="of:=['file:///home/phil/Concert_Mailer/Bookinglist/Booking_all.ods'#$Alles.B12:.H12]" office:value-type="string" office:string-value="Broken Stage Booking" calcext:value-type="string">
            <text:p>Broken Stage Booking</text:p>
          </table:table-cell>
          <table:table-cell table:formula="of:=['file:///home/phil/Concert_Mailer/Bookinglist/Booking_all.ods'#$Alles.C12:.I12]" office:value-type="float" office:value="0" calcext:value-type="float">
            <text:p/>
          </table:table-cell>
          <table:table-cell table:formula="of:=['file:///home/phil/Concert_Mailer/Bookinglist/Booking_all.ods'#$Alles.D12:.J12]" office:value-type="string" office:string-value="https://www.facebook.com/Brokenstagebooking/?ref=un_c" calcext:value-type="string">
            <text:p>https://www.facebook.com/Brokenstagebooking/?ref=un_c</text:p>
          </table:table-cell>
          <table:table-cell table:formula="of:=['file:///home/phil/Concert_Mailer/Bookinglist/Booking_all.ods'#$Alles.E12:.K12]" office:value-type="string" office:string-value="brokenstagebooking@gmail.com" calcext:value-type="string">
            <text:p>brokenstagebooking@gmail.com</text:p>
          </table:table-cell>
          <table:table-cell table:formula="of:=['file:///home/phil/Concert_Mailer/Bookinglist/Booking_all.ods'#$Alles.F12:.L12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3:.G13]" office:value-type="string" office:string-value="Freiburg" calcext:value-type="string">
            <text:p>Freiburg</text:p>
          </table:table-cell>
          <table:table-cell table:formula="of:=['file:///home/phil/Concert_Mailer/Bookinglist/Booking_all.ods'#$Alles.B13:.H13]" office:value-type="string" office:string-value="Lucky Booking" calcext:value-type="string">
            <text:p>Lucky Booking</text:p>
          </table:table-cell>
          <table:table-cell table:formula="of:=['file:///home/phil/Concert_Mailer/Bookinglist/Booking_all.ods'#$Alles.C13:.I13]" office:value-type="string" office:string-value="Laurin / Robert" calcext:value-type="string">
            <text:p>Laurin / Robert</text:p>
          </table:table-cell>
          <table:table-cell table:formula="of:=['file:///home/phil/Concert_Mailer/Bookinglist/Booking_all.ods'#$Alles.D13:.J13]" office:value-type="string" office:string-value="https://www.facebook.com/LuckyBooking/" calcext:value-type="string">
            <text:p>https://www.facebook.com/LuckyBooking/</text:p>
          </table:table-cell>
          <table:table-cell table:formula="of:=['file:///home/phil/Concert_Mailer/Bookinglist/Booking_all.ods'#$Alles.E13:.K13]" office:value-type="string" office:string-value="robert.luckybooking@gmail.com" calcext:value-type="string">
            <text:p>robert.luckybooking@gmail.com</text:p>
          </table:table-cell>
          <table:table-cell table:formula="of:=['file:///home/phil/Concert_Mailer/Bookinglist/Booking_all.ods'#$Alles.F13:.L13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4:.G14]" office:value-type="string" office:string-value="Oberwolfbach" calcext:value-type="string">
            <text:p>Oberwolfbach</text:p>
          </table:table-cell>
          <table:table-cell table:formula="of:=['file:///home/phil/Concert_Mailer/Bookinglist/Booking_all.ods'#$Alles.B14:.H14]" office:value-type="string" office:string-value="Wolfsklaue" calcext:value-type="string">
            <text:p>Wolfsklaue</text:p>
          </table:table-cell>
          <table:table-cell table:formula="of:=['file:///home/phil/Concert_Mailer/Bookinglist/Booking_all.ods'#$Alles.C14:.I14]" office:value-type="float" office:value="0" calcext:value-type="float">
            <text:p/>
          </table:table-cell>
          <table:table-cell table:formula="of:=['file:///home/phil/Concert_Mailer/Bookinglist/Booking_all.ods'#$Alles.D14:.J14]" office:value-type="string" office:string-value="https://www.facebook.com/Wolfsklause-247292601989987/" calcext:value-type="string">
            <text:p>https://www.facebook.com/Wolfsklause-247292601989987/</text:p>
          </table:table-cell>
          <table:table-cell table:formula="of:=['file:///home/phil/Concert_Mailer/Bookinglist/Booking_all.ods'#$Alles.E14:.K14]" office:value-type="string" office:string-value="info@wolfsklaue-konzerte.de" calcext:value-type="string">
            <text:p>info@wolfsklaue-konzerte.de</text:p>
          </table:table-cell>
          <table:table-cell table:formula="of:=['file:///home/phil/Concert_Mailer/Bookinglist/Booking_all.ods'#$Alles.F14:.L14]" office:value-type="float" office:value="0" calcext:value-type="float">
            <text:p/>
          </table:table-cell>
          <table:table-cell office:value-type="string" calcext:value-type="string">
            <text:p>Baden-Würtembe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5:.G15]" office:value-type="string" office:string-value="Wunsiedel" calcext:value-type="string">
            <text:p>Wunsiedel</text:p>
          </table:table-cell>
          <table:table-cell table:formula="of:=['file:///home/phil/Concert_Mailer/Bookinglist/Booking_all.ods'#$Alles.B15:.H15]" office:value-type="string" office:string-value="Wunstock Festival" calcext:value-type="string">
            <text:p>Wunstock Festival</text:p>
          </table:table-cell>
          <table:table-cell table:formula="of:=['file:///home/phil/Concert_Mailer/Bookinglist/Booking_all.ods'#$Alles.C15:.I15]" office:value-type="float" office:value="0" calcext:value-type="float">
            <text:p/>
          </table:table-cell>
          <table:table-cell table:formula="of:=['file:///home/phil/Concert_Mailer/Bookinglist/Booking_all.ods'#$Alles.D15:.J15]" office:value-type="string" office:string-value="https://www.facebook.com/wunstock.festival/?fref=ts" calcext:value-type="string">
            <text:p>https://www.facebook.com/wunstock.festival/?fref=ts</text:p>
          </table:table-cell>
          <table:table-cell table:formula="of:=['file:///home/phil/Concert_Mailer/Bookinglist/Booking_all.ods'#$Alles.E15:.K15]" office:value-type="string" office:string-value="wunstockfestival@web.de" calcext:value-type="string">
            <text:p>wunstockfestival@web.de</text:p>
          </table:table-cell>
          <table:table-cell table:formula="of:=['file:///home/phil/Concert_Mailer/Bookinglist/Booking_all.ods'#$Alles.F15:.L15]" office:value-type="float" office:value="0" calcext:value-type="float">
            <text:p/>
          </table:table-cell>
          <table:table-cell table:formula="of:=['file:///home/phil/Concert_Mailer/Bookinglist/Booking_all.ods'#$Alles.G15:.M15]" office:value-type="string" office:string-value="Bayern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16:.G16]" office:value-type="string" office:string-value="Würzburg" calcext:value-type="string">
            <text:p>Würzburg</text:p>
          </table:table-cell>
          <table:table-cell table:formula="of:=['file:///home/phil/Concert_Mailer/Bookinglist/Booking_all.ods'#$Alles.B16:.H16]" office:value-type="string" office:string-value="Goondock Entertainment" calcext:value-type="string">
            <text:p>Goondock Entertainment</text:p>
          </table:table-cell>
          <table:table-cell table:formula="of:=['file:///home/phil/Concert_Mailer/Bookinglist/Booking_all.ods'#$Alles.C16:.I16]" office:value-type="string" office:string-value="Meiki" calcext:value-type="string">
            <text:p>Meiki</text:p>
          </table:table-cell>
          <table:table-cell table:formula="of:=['file:///home/phil/Concert_Mailer/Bookinglist/Booking_all.ods'#$Alles.D16:.J16]" office:value-type="string" office:string-value="https://www.facebook.com/Goondock-&#10;entertainment-116775021690530/?fref=ts" calcext:value-type="string">
            <text:p>https://www.facebook.com/Goondock-</text:p>
            <text:p>entertainment-116775021690530/?fref=ts</text:p>
          </table:table-cell>
          <table:table-cell table:formula="of:=['file:///home/phil/Concert_Mailer/Bookinglist/Booking_all.ods'#$Alles.E16:.K16]" office:value-type="string" office:string-value="meiki@chamrad.de" calcext:value-type="string">
            <text:p>meiki@chamrad.de</text:p>
          </table:table-cell>
          <table:table-cell table:formula="of:=['file:///home/phil/Concert_Mailer/Bookinglist/Booking_all.ods'#$Alles.F16:.L16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7:.G17]" office:value-type="float" office:value="0" calcext:value-type="float">
            <text:p/>
          </table:table-cell>
          <table:table-cell table:formula="of:=['file:///home/phil/Concert_Mailer/Bookinglist/Booking_all.ods'#$Alles.B17:.H17]" office:value-type="string" office:string-value="Hobey Booking &amp; Promotion" calcext:value-type="string">
            <text:p>Hobey Booking &amp; Promotion</text:p>
          </table:table-cell>
          <table:table-cell table:formula="of:=['file:///home/phil/Concert_Mailer/Bookinglist/Booking_all.ods'#$Alles.C17:.I17]" office:value-type="float" office:value="0" calcext:value-type="float">
            <text:p/>
          </table:table-cell>
          <table:table-cell table:formula="of:=['file:///home/phil/Concert_Mailer/Bookinglist/Booking_all.ods'#$Alles.D17:.J17]" office:value-type="string" office:string-value="https://www.facebook.com/hobeybooking/?fref=ts" calcext:value-type="string">
            <text:p>https://www.facebook.com/hobeybooking/?fref=ts</text:p>
          </table:table-cell>
          <table:table-cell table:formula="of:=['file:///home/phil/Concert_Mailer/Bookinglist/Booking_all.ods'#$Alles.E17:.K17]" office:value-type="string" office:string-value="hobeybooking@gmx.de" calcext:value-type="string">
            <text:p>hobeybooking@gmx.de</text:p>
          </table:table-cell>
          <table:table-cell table:formula="of:=['file:///home/phil/Concert_Mailer/Bookinglist/Booking_all.ods'#$Alles.F17:.L17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8:.G18]" office:value-type="float" office:value="0" calcext:value-type="float">
            <text:p/>
          </table:table-cell>
          <table:table-cell table:formula="of:=['file:///home/phil/Concert_Mailer/Bookinglist/Booking_all.ods'#$Alles.B18:.H18]" office:value-type="string" office:string-value="Premium Ice Tea" calcext:value-type="string">
            <text:p>Premium Ice Tea</text:p>
          </table:table-cell>
          <table:table-cell table:formula="of:=['file:///home/phil/Concert_Mailer/Bookinglist/Booking_all.ods'#$Alles.C18:.I18]" office:value-type="string" office:string-value="Thomas" calcext:value-type="string">
            <text:p>Thomas</text:p>
          </table:table-cell>
          <table:table-cell table:formula="of:=['file:///home/phil/Concert_Mailer/Bookinglist/Booking_all.ods'#$Alles.D18:.J18]" office:value-type="string" office:string-value="https://www.facebook.com/premiumicetea/?fref=ts" calcext:value-type="string">
            <text:p>https://www.facebook.com/premiumicetea/?fref=ts</text:p>
          </table:table-cell>
          <table:table-cell table:formula="of:=['file:///home/phil/Concert_Mailer/Bookinglist/Booking_all.ods'#$Alles.E18:.K18]" office:value-type="float" office:value="0" calcext:value-type="float">
            <text:p/>
          </table:table-cell>
          <table:table-cell table:formula="of:=['file:///home/phil/Concert_Mailer/Bookinglist/Booking_all.ods'#$Alles.F18:.L18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9:.G19]" office:value-type="float" office:value="0" calcext:value-type="float">
            <text:p/>
          </table:table-cell>
          <table:table-cell table:formula="of:=['file:///home/phil/Concert_Mailer/Bookinglist/Booking_all.ods'#$Alles.B19:.H19]" office:value-type="string" office:string-value="Hardcore Schweinfurt/ Würzburg" calcext:value-type="string">
            <text:p>Hardcore Schweinfurt/ Würzburg</text:p>
          </table:table-cell>
          <table:table-cell table:formula="of:=['file:///home/phil/Concert_Mailer/Bookinglist/Booking_all.ods'#$Alles.C19:.I19]" office:value-type="string" office:string-value="David Sachs" calcext:value-type="string">
            <text:p>David Sachs</text:p>
          </table:table-cell>
          <table:table-cell table:formula="of:=['file:///home/phil/Concert_Mailer/Bookinglist/Booking_all.ods'#$Alles.D19:.J19]" office:value-type="string" office:string-value="https://www.facebook.com/david.sachs.37?fref=ts" calcext:value-type="string">
            <text:p>https://www.facebook.com/david.sachs.37?fref=ts</text:p>
          </table:table-cell>
          <table:table-cell table:formula="of:=['file:///home/phil/Concert_Mailer/Bookinglist/Booking_all.ods'#$Alles.E19:.K19]" office:value-type="float" office:value="0" calcext:value-type="float">
            <text:p/>
          </table:table-cell>
          <table:table-cell table:formula="of:=['file:///home/phil/Concert_Mailer/Bookinglist/Booking_all.ods'#$Alles.F19:.L19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20:.G20]" office:value-type="float" office:value="0" calcext:value-type="float">
            <text:p/>
          </table:table-cell>
          <table:table-cell table:formula="of:=['file:///home/phil/Concert_Mailer/Bookinglist/Booking_all.ods'#$Alles.B20:.H20]" office:value-type="string" office:string-value="XYEAHX Shows" calcext:value-type="string">
            <text:p>XYEAHX Shows</text:p>
          </table:table-cell>
          <table:table-cell table:formula="of:=['file:///home/phil/Concert_Mailer/Bookinglist/Booking_all.ods'#$Alles.C20:.I20]" office:value-type="float" office:value="0" calcext:value-type="float">
            <text:p/>
          </table:table-cell>
          <table:table-cell table:formula="of:=['file:///home/phil/Concert_Mailer/Bookinglist/Booking_all.ods'#$Alles.D20:.J20]" office:value-type="string" office:string-value="https://www.facebook.com/XYEAHX-&#10;Shows-12240807778809&#10;9/?ref=timeline_chaining" calcext:value-type="string">
            <text:p>https://www.facebook.com/XYEAHX-</text:p>
            <text:p>Shows-12240807778809</text:p>
            <text:p>9/?ref=timeline_chaining</text:p>
          </table:table-cell>
          <table:table-cell table:formula="of:=['file:///home/phil/Concert_Mailer/Bookinglist/Booking_all.ods'#$Alles.E2:.K2]" office:value-type="string" office:string-value="fortheyouthconcerts@gmail.com" calcext:value-type="string">
            <text:p>fortheyouthconcerts@gmail.com</text:p>
          </table:table-cell>
          <table:table-cell table:formula="of:=['file:///home/phil/Concert_Mailer/Bookinglist/Booking_all.ods'#$Alles.F20:.L20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21:.G21]" office:value-type="float" office:value="0" calcext:value-type="float">
            <text:p/>
          </table:table-cell>
          <table:table-cell table:formula="of:=['file:///home/phil/Concert_Mailer/Bookinglist/Booking_all.ods'#$Alles.B21:.H21]" office:value-type="string" office:string-value="CAIRO -&#10;Jugendkulturhaus" calcext:value-type="string">
            <text:p>CAIRO -</text:p>
            <text:p>Jugendkulturhaus</text:p>
          </table:table-cell>
          <table:table-cell table:formula="of:=['file:///home/phil/Concert_Mailer/Bookinglist/Booking_all.ods'#$Alles.C21:.I21]" office:value-type="string" office:string-value="Smilla Jaspersen" calcext:value-type="string">
            <text:p>Smilla Jaspersen</text:p>
          </table:table-cell>
          <table:table-cell table:formula="of:=['file:///home/phil/Concert_Mailer/Bookinglist/Booking_all.ods'#$Alles.D21:.J21]" office:value-type="string" office:string-value="https://www.facebook.com/smilla.jaspersen.1" calcext:value-type="string">
            <text:p>https://www.facebook.com/smilla.jaspersen.1</text:p>
          </table:table-cell>
          <table:table-cell table:formula="of:=['file:///home/phil/Concert_Mailer/Bookinglist/Booking_all.ods'#$Alles.E21:.K21]" office:value-type="float" office:value="0" calcext:value-type="float">
            <text:p/>
          </table:table-cell>
          <table:table-cell table:formula="of:=['file:///home/phil/Concert_Mailer/Bookinglist/Booking_all.ods'#$Alles.F21:.L21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2:.G22]" office:value-type="float" office:value="0" calcext:value-type="float">
            <text:p/>
          </table:table-cell>
          <table:table-cell table:formula="of:=['file:///home/phil/Concert_Mailer/Bookinglist/Booking_all.ods'#$Alles.B22:.H22]" office:value-type="string" office:string-value="Immerhin Würzburg" calcext:value-type="string">
            <text:p>Immerhin Würzburg</text:p>
          </table:table-cell>
          <table:table-cell table:formula="of:=['file:///home/phil/Concert_Mailer/Bookinglist/Booking_all.ods'#$Alles.C22:.I22]" office:value-type="float" office:value="0" calcext:value-type="float">
            <text:p/>
          </table:table-cell>
          <table:table-cell table:formula="of:=['file:///home/phil/Concert_Mailer/Bookinglist/Booking_all.ods'#$Alles.D22:.J22]" office:value-type="string" office:string-value="https://www.facebook.com/Immerhin/?fref=ts" calcext:value-type="string">
            <text:p>https://www.facebook.com/Immerhin/?fref=ts</text:p>
          </table:table-cell>
          <table:table-cell table:formula="of:=['file:///home/phil/Concert_Mailer/Bookinglist/Booking_all.ods'#$Alles.E22:.K22]" office:value-type="float" office:value="0" calcext:value-type="float">
            <text:p/>
          </table:table-cell>
          <table:table-cell table:formula="of:=['file:///home/phil/Concert_Mailer/Bookinglist/Booking_all.ods'#$Alles.F22:.L22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3:.G23]" office:value-type="string" office:string-value="Nürnberg" calcext:value-type="string">
            <text:p>Nürnberg</text:p>
          </table:table-cell>
          <table:table-cell table:formula="of:=['file:///home/phil/Concert_Mailer/Bookinglist/Booking_all.ods'#$Alles.B23:.H23]" office:value-type="string" office:string-value="Down 4 Life - Hardcore Showcase" calcext:value-type="string">
            <text:p>Down 4 Life - Hardcore Showcase</text:p>
          </table:table-cell>
          <table:table-cell table:formula="of:=['file:///home/phil/Concert_Mailer/Bookinglist/Booking_all.ods'#$Alles.C23:.I23]" office:value-type="string" office:string-value="Stefan / Philipp" calcext:value-type="string">
            <text:p>Stefan / Philipp</text:p>
          </table:table-cell>
          <table:table-cell table:formula="of:=['file:///home/phil/Concert_Mailer/Bookinglist/Booking_all.ods'#$Alles.D23:.J23]" office:value-type="string" office:string-value="https://www.facebook.com/down4life1/?fref=ts" calcext:value-type="string">
            <text:p>https://www.facebook.com/down4life1/?fref=ts</text:p>
          </table:table-cell>
          <table:table-cell table:formula="of:=['file:///home/phil/Concert_Mailer/Bookinglist/Booking_all.ods'#$Alles.E23:.K23]" office:value-type="string" office:string-value="down4life@gmx.de" calcext:value-type="string">
            <text:p>down4life@gmx.de</text:p>
          </table:table-cell>
          <table:table-cell table:formula="of:=['file:///home/phil/Concert_Mailer/Bookinglist/Booking_all.ods'#$Alles.F23:.L23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4:.G24]" office:value-type="float" office:value="0" calcext:value-type="float">
            <text:p/>
          </table:table-cell>
          <table:table-cell table:formula="of:=['file:///home/phil/Concert_Mailer/Bookinglist/Booking_all.ods'#$Alles.B24:.H24]" office:value-type="string" office:string-value="Asylum Concerts" calcext:value-type="string">
            <text:p>Asylum Concerts</text:p>
          </table:table-cell>
          <table:table-cell table:formula="of:=['file:///home/phil/Concert_Mailer/Bookinglist/Booking_all.ods'#$Alles.C24:.I24]" office:value-type="float" office:value="0" calcext:value-type="float">
            <text:p/>
          </table:table-cell>
          <table:table-cell table:formula="of:=['file:///home/phil/Concert_Mailer/Bookinglist/Booking_all.ods'#$Alles.D24:.J24]" office:value-type="string" office:string-value="https://www.facebook.com/asylumconcerts.bookingpromo?fref=ts" calcext:value-type="string">
            <text:p>https://www.facebook.com/asylumconcerts.bookingpromo?fref=ts</text:p>
          </table:table-cell>
          <table:table-cell table:formula="of:=['file:///home/phil/Concert_Mailer/Bookinglist/Booking_all.ods'#$Alles.E24:.K24]" office:value-type="string" office:string-value="mail@asylum-concerts.de" calcext:value-type="string">
            <text:p>mail@asylum-concerts.de</text:p>
          </table:table-cell>
          <table:table-cell table:formula="of:=['file:///home/phil/Concert_Mailer/Bookinglist/Booking_all.ods'#$Alles.F24:.L24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5:.G25]" office:value-type="float" office:value="0" calcext:value-type="float">
            <text:p/>
          </table:table-cell>
          <table:table-cell table:formula="of:=['file:///home/phil/Concert_Mailer/Bookinglist/Booking_all.ods'#$Alles.B25:.H25]" office:value-type="float" office:value="0" calcext:value-type="float">
            <text:p/>
          </table:table-cell>
          <table:table-cell table:formula="of:=['file:///home/phil/Concert_Mailer/Bookinglist/Booking_all.ods'#$Alles.C25:.I25]" office:value-type="string" office:string-value="Benny Kindler" calcext:value-type="string">
            <text:p>Benny Kindler</text:p>
          </table:table-cell>
          <table:table-cell table:formula="of:=['file:///home/phil/Concert_Mailer/Bookinglist/Booking_all.ods'#$Alles.D25:.J25]" office:value-type="string" office:string-value="http://www.facebook.com/benny.kindler?ref=ts" calcext:value-type="string">
            <text:p>http://www.facebook.com/benny.kindler?ref=ts</text:p>
          </table:table-cell>
          <table:table-cell table:formula="of:=['file:///home/phil/Concert_Mailer/Bookinglist/Booking_all.ods'#$Alles.E25:.K25]" office:value-type="float" office:value="0" calcext:value-type="float">
            <text:p/>
          </table:table-cell>
          <table:table-cell table:formula="of:=['file:///home/phil/Concert_Mailer/Bookinglist/Booking_all.ods'#$Alles.F25:.L25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6:.G26]" office:value-type="float" office:value="0" calcext:value-type="float">
            <text:p/>
          </table:table-cell>
          <table:table-cell table:formula="of:=['file:///home/phil/Concert_Mailer/Bookinglist/Booking_all.ods'#$Alles.B26:.H26]" office:value-type="string" office:string-value="Der Hirsch" calcext:value-type="string">
            <text:p>Der Hirsch</text:p>
          </table:table-cell>
          <table:table-cell table:formula="of:=['file:///home/phil/Concert_Mailer/Bookinglist/Booking_all.ods'#$Alles.C26:.I26]" office:value-type="float" office:value="0" calcext:value-type="float">
            <text:p/>
          </table:table-cell>
          <table:table-cell table:formula="of:=['file:///home/phil/Concert_Mailer/Bookinglist/Booking_all.ods'#$Alles.D26:.J26]" office:value-type="string" office:string-value="https://www.facebook.com/HirschNbg/" calcext:value-type="string">
            <text:p>https://www.facebook.com/HirschNbg/</text:p>
          </table:table-cell>
          <table:table-cell table:formula="of:=['file:///home/phil/Concert_Mailer/Bookinglist/Booking_all.ods'#$Alles.E26:.K26]" office:value-type="string" office:string-value="mail@der-hirsch.de" calcext:value-type="string">
            <text:p>mail@der-hirsch.de</text:p>
          </table:table-cell>
          <table:table-cell table:formula="of:=['file:///home/phil/Concert_Mailer/Bookinglist/Booking_all.ods'#$Alles.F26:.L26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7:.G27]" office:value-type="string" office:string-value="Bayreuth" calcext:value-type="string">
            <text:p>Bayreuth</text:p>
          </table:table-cell>
          <table:table-cell table:formula="of:=['file:///home/phil/Concert_Mailer/Bookinglist/Booking_all.ods'#$Alles.B27:.H27]" office:value-type="string" office:string-value="Glashaus Bayreuth" calcext:value-type="string">
            <text:p>Glashaus Bayreuth</text:p>
          </table:table-cell>
          <table:table-cell table:formula="of:=['file:///home/phil/Concert_Mailer/Bookinglist/Booking_all.ods'#$Alles.C27:.I27]" office:value-type="float" office:value="0" calcext:value-type="float">
            <text:p/>
          </table:table-cell>
          <table:table-cell table:formula="of:=['file:///home/phil/Concert_Mailer/Bookinglist/Booking_all.ods'#$Alles.D27:.J27]" office:value-type="string" office:string-value="https://www.facebook.com/glashausbt/?fref=ts" calcext:value-type="string">
            <text:p>https://www.facebook.com/glashausbt/?fref=ts</text:p>
          </table:table-cell>
          <table:table-cell table:formula="of:=['file:///home/phil/Concert_Mailer/Bookinglist/Booking_all.ods'#$Alles.E27:.K27]" office:value-type="string" office:string-value="rock@glashaus.org" calcext:value-type="string">
            <text:p>rock@glashaus.org</text:p>
          </table:table-cell>
          <table:table-cell table:formula="of:=['file:///home/phil/Concert_Mailer/Bookinglist/Booking_all.ods'#$Alles.F27:.L27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28:.G28]" office:value-type="float" office:value="0" calcext:value-type="float">
            <text:p/>
          </table:table-cell>
          <table:table-cell table:formula="of:=['file:///home/phil/Concert_Mailer/Bookinglist/Booking_all.ods'#$Alles.B28:.H28]" office:value-type="string" office:string-value="We wake the Dead" calcext:value-type="string">
            <text:p>We wake the Dead</text:p>
          </table:table-cell>
          <table:table-cell table:formula="of:=['file:///home/phil/Concert_Mailer/Bookinglist/Booking_all.ods'#$Alles.C28:.I28]" office:value-type="float" office:value="0" calcext:value-type="float">
            <text:p/>
          </table:table-cell>
          <table:table-cell table:formula="of:=['file:///home/phil/Concert_Mailer/Bookinglist/Booking_all.ods'#$Alles.D28:.J28]" office:value-type="string" office:string-value="https://www.facebook.com/We-Wake-The-&#10;Dead-167039546698118/&#10;?fref=ts" calcext:value-type="string">
            <text:p>https://www.facebook.com/We-Wake-The-</text:p>
            <text:p>Dead-167039546698118/</text:p>
            <text:p>?fref=ts</text:p>
          </table:table-cell>
          <table:table-cell table:formula="of:=['file:///home/phil/Concert_Mailer/Bookinglist/Booking_all.ods'#$Alles.E28:.K28]" office:value-type="string" office:string-value="wewakethedead@googlemail.com" calcext:value-type="string">
            <text:p>wewakethedead@googlemail.com</text:p>
          </table:table-cell>
          <table:table-cell table:formula="of:=['file:///home/phil/Concert_Mailer/Bookinglist/Booking_all.ods'#$Alles.F28:.L28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9:.G29]" office:value-type="string" office:string-value="Waldsassen" calcext:value-type="string">
            <text:p>Waldsassen</text:p>
          </table:table-cell>
          <table:table-cell table:formula="of:=['file:///home/phil/Concert_Mailer/Bookinglist/Booking_all.ods'#$Alles.B29:.H29]" office:value-type="string" office:string-value="Save the Scene" calcext:value-type="string">
            <text:p>Save the Scene</text:p>
          </table:table-cell>
          <table:table-cell table:formula="of:=['file:///home/phil/Concert_Mailer/Bookinglist/Booking_all.ods'#$Alles.C29:.I29]" office:value-type="float" office:value="0" calcext:value-type="float">
            <text:p/>
          </table:table-cell>
          <table:table-cell table:formula="of:=['file:///home/phil/Concert_Mailer/Bookinglist/Booking_all.ods'#$Alles.D29:.J29]" office:value-type="string" office:string-value="https://www.facebook.com/sts.borderlands/?fref=ts" calcext:value-type="string">
            <text:p>https://www.facebook.com/sts.borderlands/?fref=ts</text:p>
          </table:table-cell>
          <table:table-cell table:formula="of:=['file:///home/phil/Concert_Mailer/Bookinglist/Booking_all.ods'#$Alles.E29:.K29]" office:value-type="string" office:string-value="savethescene@gmx.de" calcext:value-type="string">
            <text:p>savethescene@gmx.de</text:p>
          </table:table-cell>
          <table:table-cell table:formula="of:=['file:///home/phil/Concert_Mailer/Bookinglist/Booking_all.ods'#$Alles.F29:.L29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30:.G30]" office:value-type="string" office:string-value="Coburg" calcext:value-type="string">
            <text:p>Coburg</text:p>
          </table:table-cell>
          <table:table-cell table:formula="of:=['file:///home/phil/Concert_Mailer/Bookinglist/Booking_all.ods'#$Alles.B30:.H30]" office:value-type="string" office:string-value="JUZ Domino" calcext:value-type="string">
            <text:p>JUZ Domino</text:p>
          </table:table-cell>
          <table:table-cell table:formula="of:=['file:///home/phil/Concert_Mailer/Bookinglist/Booking_all.ods'#$Alles.C30:.I30]" office:value-type="float" office:value="0" calcext:value-type="float">
            <text:p/>
          </table:table-cell>
          <table:table-cell table:formula="of:=['file:///home/phil/Concert_Mailer/Bookinglist/Booking_all.ods'#$Alles.D30:.J30]" office:value-type="string" office:string-value="http://www.dominocoburg.de" calcext:value-type="string">
            <text:p>http://www.dominocoburg.de</text:p>
          </table:table-cell>
          <table:table-cell table:formula="of:=['file:///home/phil/Concert_Mailer/Bookinglist/Booking_all.ods'#$Alles.E3:.K3]" office:value-type="string" office:string-value="honeybucketcrew@gmail.com" calcext:value-type="string">
            <text:p>honeybucketcrew@gmail.com</text:p>
          </table:table-cell>
          <table:table-cell table:formula="of:=['file:///home/phil/Concert_Mailer/Bookinglist/Booking_all.ods'#$Alles.F30:.L30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31:.G31]" office:value-type="float" office:value="0" calcext:value-type="float">
            <text:p/>
          </table:table-cell>
          <table:table-cell table:formula="of:=['file:///home/phil/Concert_Mailer/Bookinglist/Booking_all.ods'#$Alles.B31:.H31]" office:value-type="string" office:string-value="Cafe Adam" calcext:value-type="string">
            <text:p>Cafe Adam</text:p>
          </table:table-cell>
          <table:table-cell table:formula="of:=['file:///home/phil/Concert_Mailer/Bookinglist/Booking_all.ods'#$Alles.C31:.I31]" office:value-type="string" office:string-value="Ina" calcext:value-type="string">
            <text:p>Ina</text:p>
          </table:table-cell>
          <table:table-cell table:formula="of:=['file:///home/phil/Concert_Mailer/Bookinglist/Booking_all.ods'#$Alles.D31:.J31]" office:value-type="string" office:string-value="https://www.facebook.com/ina.kzeptabel.5?fref=ts" calcext:value-type="string">
            <text:p>https://www.facebook.com/ina.kzeptabel.5?fref=ts</text:p>
          </table:table-cell>
          <table:table-cell table:formula="of:=['file:///home/phil/Concert_Mailer/Bookinglist/Booking_all.ods'#$Alles.E31:.K31]" office:value-type="float" office:value="0" calcext:value-type="float">
            <text:p/>
          </table:table-cell>
          <table:table-cell table:formula="of:=['file:///home/phil/Concert_Mailer/Bookinglist/Booking_all.ods'#$Alles.F31:.L31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32:.G32]" office:value-type="string" office:string-value="Schweinfurt" calcext:value-type="string">
            <text:p>Schweinfurt</text:p>
          </table:table-cell>
          <table:table-cell table:formula="of:=['file:///home/phil/Concert_Mailer/Bookinglist/Booking_all.ods'#$Alles.B32:.H32]" office:value-type="string" office:string-value="Goondock Entertainment" calcext:value-type="string">
            <text:p>Goondock Entertainment</text:p>
          </table:table-cell>
          <table:table-cell table:formula="of:=['file:///home/phil/Concert_Mailer/Bookinglist/Booking_all.ods'#$Alles.C32:.I32]" office:value-type="string" office:string-value="Meiki" calcext:value-type="string">
            <text:p>Meiki</text:p>
          </table:table-cell>
          <table:table-cell table:formula="of:=['file:///home/phil/Concert_Mailer/Bookinglist/Booking_all.ods'#$Alles.D32:.J32]" office:value-type="string" office:string-value="https://www.facebook.com/Goondock-&#10;entertainment-116775021690530/?fref=ts" calcext:value-type="string">
            <text:p>https://www.facebook.com/Goondock-</text:p>
            <text:p>entertainment-116775021690530/?fref=ts</text:p>
          </table:table-cell>
          <table:table-cell table:formula="of:=['file:///home/phil/Concert_Mailer/Bookinglist/Booking_all.ods'#$Alles.E32:.K32]" office:value-type="string" office:string-value="meiki@chamrad.de" calcext:value-type="string">
            <text:p>meiki@chamrad.de</text:p>
          </table:table-cell>
          <table:table-cell table:formula="of:=['file:///home/phil/Concert_Mailer/Bookinglist/Booking_all.ods'#$Alles.F32:.L32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33:.G33]" office:value-type="float" office:value="0" calcext:value-type="float">
            <text:p/>
          </table:table-cell>
          <table:table-cell table:formula="of:=['file:///home/phil/Concert_Mailer/Bookinglist/Booking_all.ods'#$Alles.B33:.H33]" office:value-type="string" office:string-value="Hardcore Schweinfurt/ Würzburg" calcext:value-type="string">
            <text:p>Hardcore Schweinfurt/ Würzburg</text:p>
          </table:table-cell>
          <table:table-cell table:formula="of:=['file:///home/phil/Concert_Mailer/Bookinglist/Booking_all.ods'#$Alles.C33:.I33]" office:value-type="string" office:string-value="David Sachs" calcext:value-type="string">
            <text:p>David Sachs</text:p>
          </table:table-cell>
          <table:table-cell table:formula="of:=['file:///home/phil/Concert_Mailer/Bookinglist/Booking_all.ods'#$Alles.D33:.J33]" office:value-type="string" office:string-value="https://www.facebook.com/david.sachs.37?fref=ts" calcext:value-type="string">
            <text:p>https://www.facebook.com/david.sachs.37?fref=ts</text:p>
          </table:table-cell>
          <table:table-cell table:formula="of:=['file:///home/phil/Concert_Mailer/Bookinglist/Booking_all.ods'#$Alles.E33:.K33]" office:value-type="float" office:value="0" calcext:value-type="float">
            <text:p/>
          </table:table-cell>
          <table:table-cell table:formula="of:=['file:///home/phil/Concert_Mailer/Bookinglist/Booking_all.ods'#$Alles.F33:.L33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34:.G34]" office:value-type="string" office:string-value="Berchtesgarden" calcext:value-type="string">
            <text:p>Berchtesgarden</text:p>
          </table:table-cell>
          <table:table-cell table:formula="of:=['file:///home/phil/Concert_Mailer/Bookinglist/Booking_all.ods'#$Alles.B34:.H34]" office:value-type="string" office:string-value="TBR Shows" calcext:value-type="string">
            <text:p>TBR Shows</text:p>
          </table:table-cell>
          <table:table-cell table:formula="of:=['file:///home/phil/Concert_Mailer/Bookinglist/Booking_all.ods'#$Alles.C34:.I34]" office:value-type="float" office:value="0" calcext:value-type="float">
            <text:p/>
          </table:table-cell>
          <table:table-cell table:formula="of:=['file:///home/phil/Concert_Mailer/Bookinglist/Booking_all.ods'#$Alles.D34:.J34]" office:value-type="string" office:string-value="https://www.facebook.com/TBR-Shows-141143429249936&#10;8/?fref=ts" calcext:value-type="string">
            <text:p>https://www.facebook.com/TBR-Shows-141143429249936</text:p>
            <text:p>8/?fref=ts</text:p>
          </table:table-cell>
          <table:table-cell table:formula="of:=['file:///home/phil/Concert_Mailer/Bookinglist/Booking_all.ods'#$Alles.E34:.K34]" office:value-type="string" office:string-value="tbr-shows@gmx.de" calcext:value-type="string">
            <text:p>tbr-shows@gmx.de</text:p>
          </table:table-cell>
          <table:table-cell table:formula="of:=['file:///home/phil/Concert_Mailer/Bookinglist/Booking_all.ods'#$Alles.F34:.L34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35:.G35]" office:value-type="string" office:string-value="Augsburg" calcext:value-type="string">
            <text:p>Augsburg</text:p>
          </table:table-cell>
          <table:table-cell table:formula="of:=['file:///home/phil/Concert_Mailer/Bookinglist/Booking_all.ods'#$Alles.B35:.H35]" office:value-type="string" office:string-value="Ballonfabrik" calcext:value-type="string">
            <text:p>Ballonfabrik</text:p>
          </table:table-cell>
          <table:table-cell table:formula="of:=['file:///home/phil/Concert_Mailer/Bookinglist/Booking_all.ods'#$Alles.C35:.I35]" office:value-type="float" office:value="0" calcext:value-type="float">
            <text:p/>
          </table:table-cell>
          <table:table-cell table:formula="of:=['file:///home/phil/Concert_Mailer/Bookinglist/Booking_all.ods'#$Alles.D35:.J35]" office:value-type="string" office:string-value="https://www.facebook.com/ballonfabrikaugsburg/?fref=ts" calcext:value-type="string">
            <text:p>https://www.facebook.com/ballonfabrikaugsburg/?fref=ts</text:p>
          </table:table-cell>
          <table:table-cell table:formula="of:=['file:///home/phil/Concert_Mailer/Bookinglist/Booking_all.ods'#$Alles.E35:.K35]" office:value-type="string" office:string-value="www.ballonfabrik.org/index.php/anfragen-bands" calcext:value-type="string">
            <text:p>www.ballonfabrik.org/index.php/anfragen-bands</text:p>
          </table:table-cell>
          <table:table-cell table:formula="of:=['file:///home/phil/Concert_Mailer/Bookinglist/Booking_all.ods'#$Alles.F35:.L35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36:.G36]" office:value-type="float" office:value="0" calcext:value-type="float">
            <text:p/>
          </table:table-cell>
          <table:table-cell table:formula="of:=['file:///home/phil/Concert_Mailer/Bookinglist/Booking_all.ods'#$Alles.B36:.H36]" office:value-type="string" office:string-value="Kantine Augsburg" calcext:value-type="string">
            <text:p>Kantine Augsburg</text:p>
          </table:table-cell>
          <table:table-cell table:formula="of:=['file:///home/phil/Concert_Mailer/Bookinglist/Booking_all.ods'#$Alles.C36:.I36]" office:value-type="float" office:value="0" calcext:value-type="float">
            <text:p/>
          </table:table-cell>
          <table:table-cell table:formula="of:=['file:///home/phil/Concert_Mailer/Bookinglist/Booking_all.ods'#$Alles.D36:.J36]" office:value-type="string" office:string-value="https://www.facebook.com/kantineaugsburg/" calcext:value-type="string">
            <text:p>https://www.facebook.com/kantineaugsburg/</text:p>
          </table:table-cell>
          <table:table-cell table:formula="of:=['file:///home/phil/Concert_Mailer/Bookinglist/Booking_all.ods'#$Alles.E36:.K36]" office:value-type="string" office:string-value="http://www.musikkantine.de/" calcext:value-type="string">
            <text:p>http://www.musikkantine.de/</text:p>
          </table:table-cell>
          <table:table-cell table:formula="of:=['file:///home/phil/Concert_Mailer/Bookinglist/Booking_all.ods'#$Alles.F36:.L36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37:.G37]" office:value-type="string" office:string-value="Ingolstadt" calcext:value-type="string">
            <text:p>Ingolstadt</text:p>
          </table:table-cell>
          <table:table-cell table:formula="of:=['file:///home/phil/Concert_Mailer/Bookinglist/Booking_all.ods'#$Alles.B37:.H37]" office:value-type="string" office:string-value="Kulturschub e.V." calcext:value-type="string">
            <text:p>Kulturschub e.V.</text:p>
          </table:table-cell>
          <table:table-cell table:formula="of:=['file:///home/phil/Concert_Mailer/Bookinglist/Booking_all.ods'#$Alles.C37:.I37]" office:value-type="string" office:string-value="Florian Raith" calcext:value-type="string">
            <text:p>Florian Raith</text:p>
          </table:table-cell>
          <table:table-cell table:formula="of:=['file:///home/phil/Concert_Mailer/Bookinglist/Booking_all.ods'#$Alles.D37:.J37]" office:value-type="string" office:string-value="https://www.facebook.com/florian.raith.7?ref=ts&amp;fref=ts&amp;qsefr=1" calcext:value-type="string">
            <text:p>https://www.facebook.com/florian.raith.7?ref=ts&amp;fref=ts&amp;qsefr=1</text:p>
          </table:table-cell>
          <table:table-cell table:formula="of:=['file:///home/phil/Concert_Mailer/Bookinglist/Booking_all.ods'#$Alles.E37:.K37]" office:value-type="float" office:value="0" calcext:value-type="float">
            <text:p/>
          </table:table-cell>
          <table:table-cell table:formula="of:=['file:///home/phil/Concert_Mailer/Bookinglist/Booking_all.ods'#$Alles.F37:.L37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38:.G38]" office:value-type="string" office:string-value="München" calcext:value-type="string">
            <text:p>München</text:p>
          </table:table-cell>
          <table:table-cell table:formula="of:=['file:///home/phil/Concert_Mailer/Bookinglist/Booking_all.ods'#$Alles.B38:.H38]" office:value-type="string" office:string-value="Feierwerk" calcext:value-type="string">
            <text:p>Feierwerk</text:p>
          </table:table-cell>
          <table:table-cell table:formula="of:=['file:///home/phil/Concert_Mailer/Bookinglist/Booking_all.ods'#$Alles.C38:.I38]" office:value-type="float" office:value="0" calcext:value-type="float">
            <text:p/>
          </table:table-cell>
          <table:table-cell table:formula="of:=['file:///home/phil/Concert_Mailer/Bookinglist/Booking_all.ods'#$Alles.D38:.J38]" office:value-type="string" office:string-value="https://www.facebook.com/feierwerk/?fref=ts" calcext:value-type="string">
            <text:p>https://www.facebook.com/feierwerk/?fref=ts</text:p>
          </table:table-cell>
          <table:table-cell table:formula="of:=['file:///home/phil/Concert_Mailer/Bookinglist/Booking_all.ods'#$Alles.E38:.K38]" office:value-type="string" office:string-value="booking@feierwerk.de" calcext:value-type="string">
            <text:p>booking@feierwerk.de</text:p>
          </table:table-cell>
          <table:table-cell table:formula="of:=['file:///home/phil/Concert_Mailer/Bookinglist/Booking_all.ods'#$Alles.F38:.L38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39:.G39]" office:value-type="float" office:value="0" calcext:value-type="float">
            <text:p/>
          </table:table-cell>
          <table:table-cell table:formula="of:=['file:///home/phil/Concert_Mailer/Bookinglist/Booking_all.ods'#$Alles.B39:.H39]" office:value-type="string" office:string-value="Backstage" calcext:value-type="string">
            <text:p>Backstage</text:p>
          </table:table-cell>
          <table:table-cell table:formula="of:=['file:///home/phil/Concert_Mailer/Bookinglist/Booking_all.ods'#$Alles.C39:.I39]" office:value-type="float" office:value="0" calcext:value-type="float">
            <text:p/>
          </table:table-cell>
          <table:table-cell table:formula="of:=['file:///home/phil/Concert_Mailer/Bookinglist/Booking_all.ods'#$Alles.D39:.J39]" office:value-type="string" office:string-value="https://www.facebook.com/Backstage-&#10;München-101954453204185/?fref=ts" calcext:value-type="string">
            <text:p>https://www.facebook.com/Backstage-</text:p>
            <text:p>München-101954453204185/?fref=ts</text:p>
          </table:table-cell>
          <table:table-cell table:formula="of:=['file:///home/phil/Concert_Mailer/Bookinglist/Booking_all.ods'#$Alles.E39:.K39]" office:value-type="string" office:string-value="simon@backstage.eu" calcext:value-type="string">
            <text:p>simon@backstage.eu</text:p>
          </table:table-cell>
          <table:table-cell table:formula="of:=['file:///home/phil/Concert_Mailer/Bookinglist/Booking_all.ods'#$Alles.F39:.L39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40:.G40]" office:value-type="float" office:value="0" calcext:value-type="float">
            <text:p/>
          </table:table-cell>
          <table:table-cell table:formula="of:=['file:///home/phil/Concert_Mailer/Bookinglist/Booking_all.ods'#$Alles.B40:.H40]" office:value-type="string" office:string-value="Final Exit Records" calcext:value-type="string">
            <text:p>Final Exit Records</text:p>
          </table:table-cell>
          <table:table-cell table:formula="of:=['file:///home/phil/Concert_Mailer/Bookinglist/Booking_all.ods'#$Alles.C40:.I40]" office:value-type="float" office:value="0" calcext:value-type="float">
            <text:p/>
          </table:table-cell>
          <table:table-cell table:formula="of:=['file:///home/phil/Concert_Mailer/Bookinglist/Booking_all.ods'#$Alles.D40:.J40]" office:value-type="string" office:string-value="http://www.facebook.com/finalexitrecords" calcext:value-type="string">
            <text:p>http://www.facebook.com/finalexitrecords</text:p>
          </table:table-cell>
          <table:table-cell table:formula="of:=['file:///home/phil/Concert_Mailer/Bookinglist/Booking_all.ods'#$Alles.E4:.K4]" office:value-type="float" office:value="0" calcext:value-type="float">
            <text:p/>
          </table:table-cell>
          <table:table-cell table:formula="of:=['file:///home/phil/Concert_Mailer/Bookinglist/Booking_all.ods'#$Alles.F40:.L40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41:.G41]" office:value-type="float" office:value="0" calcext:value-type="float">
            <text:p/>
          </table:table-cell>
          <table:table-cell table:formula="of:=['file:///home/phil/Concert_Mailer/Bookinglist/Booking_all.ods'#$Alles.B41:.H41]" office:value-type="string" office:string-value="Life/Less" calcext:value-type="string">
            <text:p>Life/Less</text:p>
          </table:table-cell>
          <table:table-cell table:formula="of:=['file:///home/phil/Concert_Mailer/Bookinglist/Booking_all.ods'#$Alles.C41:.I41]" office:value-type="float" office:value="0" calcext:value-type="float">
            <text:p/>
          </table:table-cell>
          <table:table-cell table:formula="of:=['file:///home/phil/Concert_Mailer/Bookinglist/Booking_all.ods'#$Alles.D41:.J41]" office:value-type="string" office:string-value="http://www.facebook.com/life.less.diy" calcext:value-type="string">
            <text:p>http://www.facebook.com/life.less.diy</text:p>
          </table:table-cell>
          <table:table-cell table:formula="of:=['file:///home/phil/Concert_Mailer/Bookinglist/Booking_all.ods'#$Alles.E41:.K41]" office:value-type="float" office:value="0" calcext:value-type="float">
            <text:p/>
          </table:table-cell>
          <table:table-cell table:formula="of:=['file:///home/phil/Concert_Mailer/Bookinglist/Booking_all.ods'#$Alles.F41:.L41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42:.G42]" office:value-type="float" office:value="0" calcext:value-type="float">
            <text:p/>
          </table:table-cell>
          <table:table-cell table:formula="of:=['file:///home/phil/Concert_Mailer/Bookinglist/Booking_all.ods'#$Alles.B42:.H42]" office:value-type="string" office:string-value="DOOMTOWN concerts" calcext:value-type="string">
            <text:p>DOOMTOWN concerts</text:p>
          </table:table-cell>
          <table:table-cell table:formula="of:=['file:///home/phil/Concert_Mailer/Bookinglist/Booking_all.ods'#$Alles.C42:.I42]" office:value-type="float" office:value="0" calcext:value-type="float">
            <text:p/>
          </table:table-cell>
          <table:table-cell table:formula="of:=['file:///home/phil/Concert_Mailer/Bookinglist/Booking_all.ods'#$Alles.D42:.J42]" office:value-type="string" office:string-value="https://www.facebook.com/dommtownconcerts/?ref=timeline_chaining" calcext:value-type="string">
            <text:p>https://www.facebook.com/dommtownconcerts/?ref=timeline_chaining</text:p>
          </table:table-cell>
          <table:table-cell table:formula="of:=['file:///home/phil/Concert_Mailer/Bookinglist/Booking_all.ods'#$Alles.E42:.K42]" office:value-type="float" office:value="0" calcext:value-type="float">
            <text:p/>
          </table:table-cell>
          <table:table-cell table:formula="of:=['file:///home/phil/Concert_Mailer/Bookinglist/Booking_all.ods'#$Alles.F42:.L42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43:.G43]" office:value-type="string" office:string-value="Kirchheim" calcext:value-type="string">
            <text:p>Kirchheim</text:p>
          </table:table-cell>
          <table:table-cell table:formula="of:=['file:///home/phil/Concert_Mailer/Bookinglist/Booking_all.ods'#$Alles.B43:.H43]" office:value-type="string" office:string-value="Rülps Kirchheim" calcext:value-type="string">
            <text:p>Rülps Kirchheim</text:p>
          </table:table-cell>
          <table:table-cell table:formula="of:=['file:///home/phil/Concert_Mailer/Bookinglist/Booking_all.ods'#$Alles.C43:.I43]" office:value-type="float" office:value="0" calcext:value-type="float">
            <text:p/>
          </table:table-cell>
          <table:table-cell table:formula="of:=['file:///home/phil/Concert_Mailer/Bookinglist/Booking_all.ods'#$Alles.D43:.J43]" office:value-type="string" office:string-value="https://www.facebook.com/Rülps-112101142155750/&#10;?fref=ts" calcext:value-type="string">
            <text:p>https://www.facebook.com/Rülps-112101142155750/</text:p>
            <text:p>?fref=ts</text:p>
          </table:table-cell>
          <table:table-cell table:formula="of:=['file:///home/phil/Concert_Mailer/Bookinglist/Booking_all.ods'#$Alles.E43:.K43]" office:value-type="string" office:string-value="booking@ruelps-kirchheim.de" calcext:value-type="string">
            <text:p>booking@ruelps-kirchheim.de</text:p>
          </table:table-cell>
          <table:table-cell table:formula="of:=['file:///home/phil/Concert_Mailer/Bookinglist/Booking_all.ods'#$Alles.F43:.L43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44:.G44]" office:value-type="string" office:string-value="Nördlingen" calcext:value-type="string">
            <text:p>Nördlingen</text:p>
          </table:table-cell>
          <table:table-cell table:formula="of:=['file:///home/phil/Concert_Mailer/Bookinglist/Booking_all.ods'#$Alles.B44:.H44]" office:value-type="float" office:value="0" calcext:value-type="float">
            <text:p/>
          </table:table-cell>
          <table:table-cell table:formula="of:=['file:///home/phil/Concert_Mailer/Bookinglist/Booking_all.ods'#$Alles.C44:.I44]" office:value-type="string" office:string-value="Patrick" calcext:value-type="string">
            <text:p>Patrick</text:p>
          </table:table-cell>
          <table:table-cell table:formula="of:=['file:///home/phil/Concert_Mailer/Bookinglist/Booking_all.ods'#$Alles.D44:.J44]" office:value-type="string" office:string-value="http://www.facebook.com/patrick.winter.90?ref=ts" calcext:value-type="string">
            <text:p>http://www.facebook.com/patrick.winter.90?ref=ts</text:p>
          </table:table-cell>
          <table:table-cell table:formula="of:=['file:///home/phil/Concert_Mailer/Bookinglist/Booking_all.ods'#$Alles.E44:.K44]" office:value-type="float" office:value="0" calcext:value-type="float">
            <text:p/>
          </table:table-cell>
          <table:table-cell table:formula="of:=['file:///home/phil/Concert_Mailer/Bookinglist/Booking_all.ods'#$Alles.F44:.L44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45:.G45]" office:value-type="string" office:string-value="Oettingen" calcext:value-type="string">
            <text:p>Oettingen</text:p>
          </table:table-cell>
          <table:table-cell table:formula="of:=['file:///home/phil/Concert_Mailer/Bookinglist/Booking_all.ods'#$Alles.B45:.H45]" office:value-type="float" office:value="0" calcext:value-type="float">
            <text:p/>
          </table:table-cell>
          <table:table-cell table:formula="of:=['file:///home/phil/Concert_Mailer/Bookinglist/Booking_all.ods'#$Alles.C45:.I45]" office:value-type="string" office:string-value="Patrick" calcext:value-type="string">
            <text:p>Patrick</text:p>
          </table:table-cell>
          <table:table-cell table:formula="of:=['file:///home/phil/Concert_Mailer/Bookinglist/Booking_all.ods'#$Alles.D45:.J45]" office:value-type="string" office:string-value="http://www.facebook.com/patrick.winter.90?ref=ts" calcext:value-type="string">
            <text:p>http://www.facebook.com/patrick.winter.90?ref=ts</text:p>
          </table:table-cell>
          <table:table-cell table:formula="of:=['file:///home/phil/Concert_Mailer/Bookinglist/Booking_all.ods'#$Alles.E45:.K45]" office:value-type="float" office:value="0" calcext:value-type="float">
            <text:p/>
          </table:table-cell>
          <table:table-cell table:formula="of:=['file:///home/phil/Concert_Mailer/Bookinglist/Booking_all.ods'#$Alles.F45:.L45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46:.G46]" office:value-type="string" office:string-value="Simbach am Inn" calcext:value-type="string">
            <text:p>Simbach am Inn</text:p>
          </table:table-cell>
          <table:table-cell table:formula="of:=['file:///home/phil/Concert_Mailer/Bookinglist/Booking_all.ods'#$Alles.B46:.H46]" office:value-type="string" office:string-value="Stray Records" calcext:value-type="string">
            <text:p>Stray Records</text:p>
          </table:table-cell>
          <table:table-cell table:formula="of:=['file:///home/phil/Concert_Mailer/Bookinglist/Booking_all.ods'#$Alles.C46:.I46]" office:value-type="string" office:string-value="Valentin Laabmayr" calcext:value-type="string">
            <text:p>Valentin Laabmayr</text:p>
          </table:table-cell>
          <table:table-cell table:formula="of:=['file:///home/phil/Concert_Mailer/Bookinglist/Booking_all.ods'#$Alles.D46:.J46]" office:value-type="string" office:string-value="http://www.facebook.com/valentin.laabmayr?ref=ts" calcext:value-type="string">
            <text:p>http://www.facebook.com/valentin.laabmayr?ref=ts</text:p>
          </table:table-cell>
          <table:table-cell table:formula="of:=['file:///home/phil/Concert_Mailer/Bookinglist/Booking_all.ods'#$Alles.E46:.K46]" office:value-type="float" office:value="0" calcext:value-type="float">
            <text:p/>
          </table:table-cell>
          <table:table-cell table:formula="of:=['file:///home/phil/Concert_Mailer/Bookinglist/Booking_all.ods'#$Alles.F46:.L46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47:.G47]" office:value-type="string" office:string-value="Aschaffenburg" calcext:value-type="string">
            <text:p>Aschaffenburg</text:p>
          </table:table-cell>
          <table:table-cell table:formula="of:=['file:///home/phil/Concert_Mailer/Bookinglist/Booking_all.ods'#$Alles.B47:.H47]" office:value-type="string" office:string-value="Recovery Showcase &amp; Booking" calcext:value-type="string">
            <text:p>Recovery Showcase &amp; Booking</text:p>
          </table:table-cell>
          <table:table-cell table:formula="of:=['file:///home/phil/Concert_Mailer/Bookinglist/Booking_all.ods'#$Alles.C47:.I47]" office:value-type="string" office:string-value="Phil / Eric" calcext:value-type="string">
            <text:p>Phil / Eric</text:p>
          </table:table-cell>
          <table:table-cell table:formula="of:=['file:///home/phil/Concert_Mailer/Bookinglist/Booking_all.ods'#$Alles.D47:.J47]" office:value-type="string" office:string-value="https://www.facebook.com/RECOVERY-SHOWCASE-&#10;BOOKING-14221737586&#10;8674/info/?tab=page_info" calcext:value-type="string">
            <text:p>https://www.facebook.com/RECOVERY-SHOWCASE-</text:p>
            <text:p>BOOKING-14221737586</text:p>
            <text:p>8674/info/?tab=page_info</text:p>
          </table:table-cell>
          <table:table-cell table:formula="of:=['file:///home/phil/Concert_Mailer/Bookinglist/Booking_all.ods'#$Alles.E47:.K47]" office:value-type="string" office:string-value="recovery.showcase@web&#10;.de" calcext:value-type="string">
            <text:p>recovery.showcase@web</text:p>
            <text:p>.de</text:p>
          </table:table-cell>
          <table:table-cell table:formula="of:=['file:///home/phil/Concert_Mailer/Bookinglist/Booking_all.ods'#$Alles.F47:.L47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48:.G48]" office:value-type="string" office:string-value="Erlangen" calcext:value-type="string">
            <text:p>Erlangen</text:p>
          </table:table-cell>
          <table:table-cell table:formula="of:=['file:///home/phil/Concert_Mailer/Bookinglist/Booking_all.ods'#$Alles.B48:.H48]" office:value-type="string" office:string-value="Regnitzgard Collective" calcext:value-type="string">
            <text:p>Regnitzgard Collective</text:p>
          </table:table-cell>
          <table:table-cell table:formula="of:=['file:///home/phil/Concert_Mailer/Bookinglist/Booking_all.ods'#$Alles.C48:.I48]" office:value-type="float" office:value="0" calcext:value-type="float">
            <text:p/>
          </table:table-cell>
          <table:table-cell table:formula="of:=['file:///home/phil/Concert_Mailer/Bookinglist/Booking_all.ods'#$Alles.D48:.J48]" office:value-type="string" office:string-value="https://www.facebook.com/Regnitzgrad-&#10;Collective-102535713178201/?ref=py_c" calcext:value-type="string">
            <text:p>https://www.facebook.com/Regnitzgrad-</text:p>
            <text:p>Collective-102535713178201/?ref=py_c</text:p>
          </table:table-cell>
          <table:table-cell table:formula="of:=['file:///home/phil/Concert_Mailer/Bookinglist/Booking_all.ods'#$Alles.E48:.K48]" office:value-type="string" office:string-value="regnitzgard@gmx.de" calcext:value-type="string">
            <text:p>regnitzgard@gmx.de</text:p>
          </table:table-cell>
          <table:table-cell table:formula="of:=['file:///home/phil/Concert_Mailer/Bookinglist/Booking_all.ods'#$Alles.F48:.L48]" office:value-type="float" office:value="0" calcext:value-type="float">
            <text:p/>
          </table:table-cell>
          <table:table-cell office:value-type="string" calcext:value-type="string">
            <text:p>Bay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49:.G49]" office:value-type="string" office:string-value="Berlin" calcext:value-type="string">
            <text:p>Berlin</text:p>
          </table:table-cell>
          <table:table-cell table:formula="of:=['file:///home/phil/Concert_Mailer/Bookinglist/Booking_all.ods'#$Alles.B49:.H49]" office:value-type="string" office:string-value="Stateless Society" calcext:value-type="string">
            <text:p>Stateless Society</text:p>
          </table:table-cell>
          <table:table-cell table:formula="of:=['file:///home/phil/Concert_Mailer/Bookinglist/Booking_all.ods'#$Alles.C49:.I49]" office:value-type="string" office:string-value="Tim Stateless / Joe Stateless / Ensen Thomas" calcext:value-type="string">
            <text:p>Tim Stateless / Joe Stateless / Ensen Thomas</text:p>
          </table:table-cell>
          <table:table-cell table:formula="of:=['file:///home/phil/Concert_Mailer/Bookinglist/Booking_all.ods'#$Alles.D49:.J49]" office:value-type="string" office:string-value="http://www.facebook.com/attack.tim?ref=ts" calcext:value-type="string">
            <text:p>http://www.facebook.com/attack.tim?ref=ts</text:p>
          </table:table-cell>
          <table:table-cell table:formula="of:=['file:///home/phil/Concert_Mailer/Bookinglist/Booking_all.ods'#$Alles.E49:.K49]" office:value-type="float" office:value="0" calcext:value-type="float">
            <text:p/>
          </table:table-cell>
          <table:table-cell table:formula="of:=['file:///home/phil/Concert_Mailer/Bookinglist/Booking_all.ods'#$Alles.F49:.L49]" office:value-type="float" office:value="0" calcext:value-type="float">
            <text:p/>
          </table:table-cell>
          <table:table-cell table:formula="of:=['file:///home/phil/Concert_Mailer/Bookinglist/Booking_all.ods'#$Alles.G49:.M49]" office:value-type="string" office:string-value="Berlin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50:.G50]" office:value-type="float" office:value="0" calcext:value-type="float">
            <text:p/>
          </table:table-cell>
          <table:table-cell table:formula="of:=['file:///home/phil/Concert_Mailer/Bookinglist/Booking_all.ods'#$Alles.B50:.H50]" office:value-type="string" office:string-value="Sleaze Shows" calcext:value-type="string">
            <text:p>Sleaze Shows</text:p>
          </table:table-cell>
          <table:table-cell table:formula="of:=['file:///home/phil/Concert_Mailer/Bookinglist/Booking_all.ods'#$Alles.C50:.I50]" office:value-type="float" office:value="0" calcext:value-type="float">
            <text:p/>
          </table:table-cell>
          <table:table-cell table:formula="of:=['file:///home/phil/Concert_Mailer/Bookinglist/Booking_all.ods'#$Alles.D50:.J50]" office:value-type="string" office:string-value="https://www.facebook.com/SleazeShows?ref=ts" calcext:value-type="string">
            <text:p>https://www.facebook.com/SleazeShows?ref=ts</text:p>
          </table:table-cell>
          <table:table-cell table:formula="of:=['file:///home/phil/Concert_Mailer/Bookinglist/Booking_all.ods'#$Alles.E5:.K5]" office:value-type="float" office:value="0" calcext:value-type="float">
            <text:p/>
          </table:table-cell>
          <table:table-cell table:formula="of:=['file:///home/phil/Concert_Mailer/Bookinglist/Booking_all.ods'#$Alles.F50:.L50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51:.G51]" office:value-type="float" office:value="0" calcext:value-type="float">
            <text:p/>
          </table:table-cell>
          <table:table-cell table:formula="of:=['file:///home/phil/Concert_Mailer/Bookinglist/Booking_all.ods'#$Alles.B51:.H51]" office:value-type="string" office:string-value="Bunte Kuh" calcext:value-type="string">
            <text:p>Bunte Kuh</text:p>
          </table:table-cell>
          <table:table-cell table:formula="of:=['file:///home/phil/Concert_Mailer/Bookinglist/Booking_all.ods'#$Alles.C51:.I51]" office:value-type="string" office:string-value="Klaus Trustthismerch Krause" calcext:value-type="string">
            <text:p>Klaus Trustthismerch Krause</text:p>
          </table:table-cell>
          <table:table-cell table:formula="of:=['file:///home/phil/Concert_Mailer/Bookinglist/Booking_all.ods'#$Alles.D51:.J51]" office:value-type="string" office:string-value="https://www.facebook.com/TrustinThisMerchandise" calcext:value-type="string">
            <text:p>https://www.facebook.com/TrustinThisMerchandise</text:p>
          </table:table-cell>
          <table:table-cell table:formula="of:=['file:///home/phil/Concert_Mailer/Bookinglist/Booking_all.ods'#$Alles.E51:.K51]" office:value-type="float" office:value="0" calcext:value-type="float">
            <text:p/>
          </table:table-cell>
          <table:table-cell table:formula="of:=['file:///home/phil/Concert_Mailer/Bookinglist/Booking_all.ods'#$Alles.F51:.L51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52:.G52]" office:value-type="float" office:value="0" calcext:value-type="float">
            <text:p/>
          </table:table-cell>
          <table:table-cell table:formula="of:=['file:///home/phil/Concert_Mailer/Bookinglist/Booking_all.ods'#$Alles.B52:.H52]" office:value-type="string" office:string-value="Drop The Bomb" calcext:value-type="string">
            <text:p>Drop The Bomb</text:p>
          </table:table-cell>
          <table:table-cell table:formula="of:=['file:///home/phil/Concert_Mailer/Bookinglist/Booking_all.ods'#$Alles.C52:.I52]" office:value-type="string" office:string-value="Marco Pitcam Rsg" calcext:value-type="string">
            <text:p>Marco Pitcam Rsg</text:p>
          </table:table-cell>
          <table:table-cell table:formula="of:=['file:///home/phil/Concert_Mailer/Bookinglist/Booking_all.ods'#$Alles.D52:.J52]" office:value-type="string" office:string-value="http://www.facebook.com/DropTheBombParty" calcext:value-type="string">
            <text:p>http://www.facebook.com/DropTheBombParty</text:p>
          </table:table-cell>
          <table:table-cell table:formula="of:=['file:///home/phil/Concert_Mailer/Bookinglist/Booking_all.ods'#$Alles.E52:.K52]" office:value-type="float" office:value="0" calcext:value-type="float">
            <text:p/>
          </table:table-cell>
          <table:table-cell table:formula="of:=['file:///home/phil/Concert_Mailer/Bookinglist/Booking_all.ods'#$Alles.F52:.L52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53:.G53]" office:value-type="float" office:value="0" calcext:value-type="float">
            <text:p/>
          </table:table-cell>
          <table:table-cell table:formula="of:=['file:///home/phil/Concert_Mailer/Bookinglist/Booking_all.ods'#$Alles.B53:.H53]" office:value-type="string" office:string-value="Eastend" calcext:value-type="string">
            <text:p>Eastend</text:p>
          </table:table-cell>
          <table:table-cell table:formula="of:=['file:///home/phil/Concert_Mailer/Bookinglist/Booking_all.ods'#$Alles.C53:.I53]" office:value-type="float" office:value="0" calcext:value-type="float">
            <text:p/>
          </table:table-cell>
          <table:table-cell table:formula="of:=['file:///home/phil/Concert_Mailer/Bookinglist/Booking_all.ods'#$Alles.D53:.J53]" office:value-type="string" office:string-value="https://www.facebook.com/Eastend-&#10;Berlin-182248525185497/&#10;?fref=ts" calcext:value-type="string">
            <text:p>https://www.facebook.com/Eastend-</text:p>
            <text:p>Berlin-182248525185497/</text:p>
            <text:p>?fref=ts</text:p>
          </table:table-cell>
          <table:table-cell table:formula="of:=['file:///home/phil/Concert_Mailer/Bookinglist/Booking_all.ods'#$Alles.E53:.K53]" office:value-type="string" office:string-value="http://www.eastend-berlin.com/incl.php?thema=kontakt" calcext:value-type="string">
            <text:p>http://www.eastend-berlin.com/incl.php?thema=kontakt</text:p>
          </table:table-cell>
          <table:table-cell table:formula="of:=['file:///home/phil/Concert_Mailer/Bookinglist/Booking_all.ods'#$Alles.F53:.L53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54:.G54]" office:value-type="float" office:value="0" calcext:value-type="float">
            <text:p/>
          </table:table-cell>
          <table:table-cell table:formula="of:=['file:///home/phil/Concert_Mailer/Bookinglist/Booking_all.ods'#$Alles.B54:.H54]" office:value-type="string" office:string-value="Ready To Fight Shows" calcext:value-type="string">
            <text:p>Ready To Fight Shows</text:p>
          </table:table-cell>
          <table:table-cell table:formula="of:=['file:///home/phil/Concert_Mailer/Bookinglist/Booking_all.ods'#$Alles.C54:.I54]" office:value-type="float" office:value="0" calcext:value-type="float">
            <text:p/>
          </table:table-cell>
          <table:table-cell table:formula="of:=['file:///home/phil/Concert_Mailer/Bookinglist/Booking_all.ods'#$Alles.D54:.J54]" office:value-type="string" office:string-value="https://www.facebook.com/readytofightshows/?fref=ts" calcext:value-type="string">
            <text:p>https://www.facebook.com/readytofightshows/?fref=ts</text:p>
          </table:table-cell>
          <table:table-cell table:formula="of:=['file:///home/phil/Concert_Mailer/Bookinglist/Booking_all.ods'#$Alles.E54:.K54]" office:value-type="float" office:value="0" calcext:value-type="float">
            <text:p/>
          </table:table-cell>
          <table:table-cell table:formula="of:=['file:///home/phil/Concert_Mailer/Bookinglist/Booking_all.ods'#$Alles.F54:.L54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55:.G55]" office:value-type="float" office:value="0" calcext:value-type="float">
            <text:p/>
          </table:table-cell>
          <table:table-cell table:formula="of:=['file:///home/phil/Concert_Mailer/Bookinglist/Booking_all.ods'#$Alles.B55:.H55]" office:value-type="string" office:string-value="Schweinehund Booking" calcext:value-type="string">
            <text:p>Schweinehund Booking</text:p>
          </table:table-cell>
          <table:table-cell table:formula="of:=['file:///home/phil/Concert_Mailer/Bookinglist/Booking_all.ods'#$Alles.C55:.I55]" office:value-type="float" office:value="0" calcext:value-type="float">
            <text:p/>
          </table:table-cell>
          <table:table-cell table:formula="of:=['file:///home/phil/Concert_Mailer/Bookinglist/Booking_all.ods'#$Alles.D55:.J55]" office:value-type="string" office:string-value="https://www.facebook.com/schweinhundshows/?fref=ts" calcext:value-type="string">
            <text:p>https://www.facebook.com/schweinhundshows/?fref=ts</text:p>
          </table:table-cell>
          <table:table-cell table:formula="of:=['file:///home/phil/Concert_Mailer/Bookinglist/Booking_all.ods'#$Alles.E55:.K55]" office:value-type="float" office:value="0" calcext:value-type="float">
            <text:p/>
          </table:table-cell>
          <table:table-cell table:formula="of:=['file:///home/phil/Concert_Mailer/Bookinglist/Booking_all.ods'#$Alles.F55:.L55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56:.G56]" office:value-type="float" office:value="0" calcext:value-type="float">
            <text:p/>
          </table:table-cell>
          <table:table-cell table:formula="of:=['file:///home/phil/Concert_Mailer/Bookinglist/Booking_all.ods'#$Alles.B56:.H56]" office:value-type="string" office:string-value="Scapegoat Shows" calcext:value-type="string">
            <text:p>Scapegoat Shows</text:p>
          </table:table-cell>
          <table:table-cell table:formula="of:=['file:///home/phil/Concert_Mailer/Bookinglist/Booking_all.ods'#$Alles.C56:.I56]" office:value-type="float" office:value="0" calcext:value-type="float">
            <text:p/>
          </table:table-cell>
          <table:table-cell table:formula="of:=['file:///home/phil/Concert_Mailer/Bookinglist/Booking_all.ods'#$Alles.D56:.J56]" office:value-type="string" office:string-value="https://www.facebook.com/Scapegoat-&#10;Shows-16165272089880&#10;4/?fref=ts" calcext:value-type="string">
            <text:p>https://www.facebook.com/Scapegoat-</text:p>
            <text:p>Shows-16165272089880</text:p>
            <text:p>4/?fref=ts</text:p>
          </table:table-cell>
          <table:table-cell table:formula="of:=['file:///home/phil/Concert_Mailer/Bookinglist/Booking_all.ods'#$Alles.E56:.K56]" office:value-type="string" office:string-value="scapegoatshows@gmail.com" calcext:value-type="string">
            <text:p>scapegoatshows@gmail.com</text:p>
          </table:table-cell>
          <table:table-cell table:formula="of:=['file:///home/phil/Concert_Mailer/Bookinglist/Booking_all.ods'#$Alles.F56:.L56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57:.G57]" office:value-type="float" office:value="0" calcext:value-type="float">
            <text:p/>
          </table:table-cell>
          <table:table-cell table:formula="of:=['file:///home/phil/Concert_Mailer/Bookinglist/Booking_all.ods'#$Alles.B57:.H57]" office:value-type="string" office:string-value="Move Your Ass Concerts" calcext:value-type="string">
            <text:p>Move Your Ass Concerts</text:p>
          </table:table-cell>
          <table:table-cell table:formula="of:=['file:///home/phil/Concert_Mailer/Bookinglist/Booking_all.ods'#$Alles.C57:.I57]" office:value-type="float" office:value="0" calcext:value-type="float">
            <text:p/>
          </table:table-cell>
          <table:table-cell table:formula="of:=['file:///home/phil/Concert_Mailer/Bookinglist/Booking_all.ods'#$Alles.D57:.J57]" office:value-type="string" office:string-value="https://www.facebook.com/Move-Your-Ass-&#10;Concerts-1437167236516304/?&#10;ref=timeline_chaining" calcext:value-type="string">
            <text:p>https://www.facebook.com/Move-Your-Ass-</text:p>
            <text:p>Concerts-1437167236516304/?</text:p>
            <text:p>ref=timeline_chaining</text:p>
          </table:table-cell>
          <table:table-cell table:formula="of:=['file:///home/phil/Concert_Mailer/Bookinglist/Booking_all.ods'#$Alles.E57:.K57]" office:value-type="float" office:value="0" calcext:value-type="float">
            <text:p/>
          </table:table-cell>
          <table:table-cell table:formula="of:=['file:///home/phil/Concert_Mailer/Bookinglist/Booking_all.ods'#$Alles.F57:.L57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58:.G58]" office:value-type="float" office:value="0" calcext:value-type="float">
            <text:p/>
          </table:table-cell>
          <table:table-cell table:formula="of:=['file:///home/phil/Concert_Mailer/Bookinglist/Booking_all.ods'#$Alles.B58:.H58]" office:value-type="string" office:string-value="Arthur le perroquet - DIY shows" calcext:value-type="string">
            <text:p>Arthur le perroquet - DIY shows</text:p>
          </table:table-cell>
          <table:table-cell table:formula="of:=['file:///home/phil/Concert_Mailer/Bookinglist/Booking_all.ods'#$Alles.C58:.I58]" office:value-type="float" office:value="0" calcext:value-type="float">
            <text:p/>
          </table:table-cell>
          <table:table-cell table:formula="of:=['file:///home/phil/Concert_Mailer/Bookinglist/Booking_all.ods'#$Alles.D58:.J58]" office:value-type="string" office:string-value="https://www.facebook.com/Arthur-le-perroquet-DIY-shows-864757226935898&#10;/" calcext:value-type="string">
            <text:p>https://www.facebook.com/Arthur-le-perroquet-DIY-shows-864757226935898</text:p>
            <text:p>/</text:p>
          </table:table-cell>
          <table:table-cell table:formula="of:=['file:///home/phil/Concert_Mailer/Bookinglist/Booking_all.ods'#$Alles.E58:.K58]" office:value-type="string" office:string-value="arthur_shows@gmx.de" calcext:value-type="string">
            <text:p>arthur_shows@gmx.de</text:p>
          </table:table-cell>
          <table:table-cell table:formula="of:=['file:///home/phil/Concert_Mailer/Bookinglist/Booking_all.ods'#$Alles.F58:.L58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59:.G59]" office:value-type="float" office:value="0" calcext:value-type="float">
            <text:p/>
          </table:table-cell>
          <table:table-cell table:formula="of:=['file:///home/phil/Concert_Mailer/Bookinglist/Booking_all.ods'#$Alles.B59:.H59]" office:value-type="string" office:string-value="Karsten Jahnke Konzerte" calcext:value-type="string">
            <text:p>Karsten Jahnke Konzerte</text:p>
          </table:table-cell>
          <table:table-cell table:formula="of:=['file:///home/phil/Concert_Mailer/Bookinglist/Booking_all.ods'#$Alles.C59:.I59]" office:value-type="float" office:value="0" calcext:value-type="float">
            <text:p/>
          </table:table-cell>
          <table:table-cell table:formula="of:=['file:///home/phil/Concert_Mailer/Bookinglist/Booking_all.ods'#$Alles.D59:.J59]" office:value-type="string" office:string-value="https://www.facebook.com/karstenjahnke/" calcext:value-type="string">
            <text:p>https://www.facebook.com/karstenjahnke/</text:p>
          </table:table-cell>
          <table:table-cell table:formula="of:=['file:///home/phil/Concert_Mailer/Bookinglist/Booking_all.ods'#$Alles.E59:.K59]" office:value-type="float" office:value="0" calcext:value-type="float">
            <text:p/>
          </table:table-cell>
          <table:table-cell table:formula="of:=['file:///home/phil/Concert_Mailer/Bookinglist/Booking_all.ods'#$Alles.F59:.L59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60:.G60]" office:value-type="float" office:value="0" calcext:value-type="float">
            <text:p/>
          </table:table-cell>
          <table:table-cell table:formula="of:=['file:///home/phil/Concert_Mailer/Bookinglist/Booking_all.ods'#$Alles.B60:.H60]" office:value-type="string" office:string-value="Kollektiv Kursk" calcext:value-type="string">
            <text:p>Kollektiv Kursk</text:p>
          </table:table-cell>
          <table:table-cell table:formula="of:=['file:///home/phil/Concert_Mailer/Bookinglist/Booking_all.ods'#$Alles.C60:.I60]" office:value-type="float" office:value="0" calcext:value-type="float">
            <text:p/>
          </table:table-cell>
          <table:table-cell table:formula="of:=['file:///home/phil/Concert_Mailer/Bookinglist/Booking_all.ods'#$Alles.D60:.J60]" office:value-type="string" office:string-value="https://www.facebook.com/KollektivKursk/" calcext:value-type="string">
            <text:p>https://www.facebook.com/KollektivKursk/</text:p>
          </table:table-cell>
          <table:table-cell table:formula="of:=['file:///home/phil/Concert_Mailer/Bookinglist/Booking_all.ods'#$Alles.E6:.K6]" office:value-type="float" office:value="0" calcext:value-type="float">
            <text:p/>
          </table:table-cell>
          <table:table-cell table:formula="of:=['file:///home/phil/Concert_Mailer/Bookinglist/Booking_all.ods'#$Alles.F60:.L60]" office:value-type="float" office:value="0" calcext:value-type="float">
            <text:p/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61:.G61]" office:value-type="string" office:string-value="Cottbus" calcext:value-type="string">
            <text:p>Cottbus</text:p>
          </table:table-cell>
          <table:table-cell table:formula="of:=['file:///home/phil/Concert_Mailer/Bookinglist/Booking_all.ods'#$Alles.B61:.H61]" office:value-type="string" office:string-value="Roaches &amp; Rats" calcext:value-type="string">
            <text:p>Roaches &amp; Rats</text:p>
          </table:table-cell>
          <table:table-cell table:formula="of:=['file:///home/phil/Concert_Mailer/Bookinglist/Booking_all.ods'#$Alles.C61:.I61]" office:value-type="string" office:string-value="Caro" calcext:value-type="string">
            <text:p>Caro</text:p>
          </table:table-cell>
          <table:table-cell table:formula="of:=['file:///home/phil/Concert_Mailer/Bookinglist/Booking_all.ods'#$Alles.D61:.J61]" office:value-type="string" office:string-value="https://www.facebook.com/profile.php?id=100007300579151&amp;fre&#10;f=ts" calcext:value-type="string">
            <text:p>https://www.facebook.com/profile.php?id=100007300579151&amp;fre</text:p>
            <text:p>f=ts</text:p>
          </table:table-cell>
          <table:table-cell table:formula="of:=['file:///home/phil/Concert_Mailer/Bookinglist/Booking_all.ods'#$Alles.E61:.K61]" office:value-type="string" office:string-value="roachesnrats@gmail.com" calcext:value-type="string">
            <text:p>roachesnrats@gmail.com</text:p>
          </table:table-cell>
          <table:table-cell table:formula="of:=['file:///home/phil/Concert_Mailer/Bookinglist/Booking_all.ods'#$Alles.F61:.L61]" office:value-type="float" office:value="0" calcext:value-type="float">
            <text:p/>
          </table:table-cell>
          <table:table-cell table:formula="of:=['file:///home/phil/Concert_Mailer/Bookinglist/Booking_all.ods'#$Alles.G61:.M61]" office:value-type="string" office:string-value="Brandenburg" calcext:value-type="string">
            <text:p>Branden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62:.G62]" office:value-type="string" office:string-value="Bremen" calcext:value-type="string">
            <text:p>Bremen</text:p>
          </table:table-cell>
          <table:table-cell table:formula="of:=['file:///home/phil/Concert_Mailer/Bookinglist/Booking_all.ods'#$Alles.B62:.H62]" office:value-type="float" office:value="0" calcext:value-type="float">
            <text:p/>
          </table:table-cell>
          <table:table-cell table:formula="of:=['file:///home/phil/Concert_Mailer/Bookinglist/Booking_all.ods'#$Alles.C62:.I62]" office:value-type="float" office:value="0" calcext:value-type="float">
            <text:p/>
          </table:table-cell>
          <table:table-cell table:formula="of:=['file:///home/phil/Concert_Mailer/Bookinglist/Booking_all.ods'#$Alles.D62:.J62]" office:value-type="float" office:value="0" calcext:value-type="float">
            <text:p/>
          </table:table-cell>
          <table:table-cell table:formula="of:=['file:///home/phil/Concert_Mailer/Bookinglist/Booking_all.ods'#$Alles.E62:.K62]" office:value-type="float" office:value="0" calcext:value-type="float">
            <text:p/>
          </table:table-cell>
          <table:table-cell table:formula="of:=['file:///home/phil/Concert_Mailer/Bookinglist/Booking_all.ods'#$Alles.F62:.L62]" office:value-type="float" office:value="0" calcext:value-type="float">
            <text:p/>
          </table:table-cell>
          <table:table-cell table:formula="of:=['file:///home/phil/Concert_Mailer/Bookinglist/Booking_all.ods'#$Alles.G62:.M62]" office:value-type="string" office:string-value="Bremen" calcext:value-type="string">
            <text:p>Brem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63:.G63]" office:value-type="string" office:string-value="Hamburg" calcext:value-type="string">
            <text:p>Hamburg</text:p>
          </table:table-cell>
          <table:table-cell table:formula="of:=['file:///home/phil/Concert_Mailer/Bookinglist/Booking_all.ods'#$Alles.B63:.H63]" office:value-type="string" office:string-value="Gängeviertel" calcext:value-type="string">
            <text:p>Gängeviertel</text:p>
          </table:table-cell>
          <table:table-cell table:formula="of:=['file:///home/phil/Concert_Mailer/Bookinglist/Booking_all.ods'#$Alles.C63:.I63]" office:value-type="float" office:value="0" calcext:value-type="float">
            <text:p/>
          </table:table-cell>
          <table:table-cell table:formula="of:=['file:///home/phil/Concert_Mailer/Bookinglist/Booking_all.ods'#$Alles.D63:.J63]" office:value-type="string" office:string-value="http://www.das-gaengeviertel.info.de" calcext:value-type="string">
            <text:p>http://www.das-gaengeviertel.info.de</text:p>
          </table:table-cell>
          <table:table-cell table:formula="of:=['file:///home/phil/Concert_Mailer/Bookinglist/Booking_all.ods'#$Alles.E63:.K63]" office:value-type="float" office:value="0" calcext:value-type="float">
            <text:p/>
          </table:table-cell>
          <table:table-cell table:formula="of:=['file:///home/phil/Concert_Mailer/Bookinglist/Booking_all.ods'#$Alles.F63:.L63]" office:value-type="float" office:value="0" calcext:value-type="float">
            <text:p/>
          </table:table-cell>
          <table:table-cell table:formula="of:=['file:///home/phil/Concert_Mailer/Bookinglist/Booking_all.ods'#$Alles.G63:.M63]" office:value-type="string" office:string-value="Hambur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64:.G64]" office:value-type="float" office:value="0" calcext:value-type="float">
            <text:p/>
          </table:table-cell>
          <table:table-cell table:formula="of:=['file:///home/phil/Concert_Mailer/Bookinglist/Booking_all.ods'#$Alles.B64:.H64]" office:value-type="string" office:string-value="Straight from the Heart" calcext:value-type="string">
            <text:p>Straight from the Heart</text:p>
          </table:table-cell>
          <table:table-cell table:formula="of:=['file:///home/phil/Concert_Mailer/Bookinglist/Booking_all.ods'#$Alles.C64:.I64]" office:value-type="string" office:string-value="Cindy Warrick" calcext:value-type="string">
            <text:p>Cindy Warrick</text:p>
          </table:table-cell>
          <table:table-cell table:formula="of:=['file:///home/phil/Concert_Mailer/Bookinglist/Booking_all.ods'#$Alles.D64:.J64]" office:value-type="string" office:string-value="https://www.facebook.com/cindy.gusinski?fref=ts" calcext:value-type="string">
            <text:p>https://www.facebook.com/cindy.gusinski?fref=ts</text:p>
          </table:table-cell>
          <table:table-cell table:formula="of:=['file:///home/phil/Concert_Mailer/Bookinglist/Booking_all.ods'#$Alles.E64:.K64]" office:value-type="string" office:string-value="sfthpromotion@gmail.com" calcext:value-type="string">
            <text:p>sfthpromotion@gmail.com</text:p>
          </table:table-cell>
          <table:table-cell table:formula="of:=['file:///home/phil/Concert_Mailer/Bookinglist/Booking_all.ods'#$Alles.F64:.L64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65:.G65]" office:value-type="float" office:value="0" calcext:value-type="float">
            <text:p/>
          </table:table-cell>
          <table:table-cell table:formula="of:=['file:///home/phil/Concert_Mailer/Bookinglist/Booking_all.ods'#$Alles.B65:.H65]" office:value-type="string" office:string-value="Death Or Better Days" calcext:value-type="string">
            <text:p>Death Or Better Days</text:p>
          </table:table-cell>
          <table:table-cell table:formula="of:=['file:///home/phil/Concert_Mailer/Bookinglist/Booking_all.ods'#$Alles.C65:.I65]" office:value-type="string" office:string-value="Martin" calcext:value-type="string">
            <text:p>Martin</text:p>
          </table:table-cell>
          <table:table-cell table:formula="of:=['file:///home/phil/Concert_Mailer/Bookinglist/Booking_all.ods'#$Alles.D65:.J65]" office:value-type="string" office:string-value="https://www.facebook.com/deathorbetterdays/?fref=ts" calcext:value-type="string">
            <text:p>https://www.facebook.com/deathorbetterdays/?fref=ts</text:p>
          </table:table-cell>
          <table:table-cell table:formula="of:=['file:///home/phil/Concert_Mailer/Bookinglist/Booking_all.ods'#$Alles.E65:.K65]" office:value-type="string" office:string-value="booking@deathorbetterdays.com" calcext:value-type="string">
            <text:p>booking@deathorbetterdays.com</text:p>
          </table:table-cell>
          <table:table-cell table:formula="of:=['file:///home/phil/Concert_Mailer/Bookinglist/Booking_all.ods'#$Alles.F65:.L65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66:.G66]" office:value-type="float" office:value="0" calcext:value-type="float">
            <text:p/>
          </table:table-cell>
          <table:table-cell table:formula="of:=['file:///home/phil/Concert_Mailer/Bookinglist/Booking_all.ods'#$Alles.B66:.H66]" office:value-type="string" office:string-value="Headcrash" calcext:value-type="string">
            <text:p>Headcrash</text:p>
          </table:table-cell>
          <table:table-cell table:formula="of:=['file:///home/phil/Concert_Mailer/Bookinglist/Booking_all.ods'#$Alles.C66:.I66]" office:value-type="string" office:string-value="Martin" calcext:value-type="string">
            <text:p>Martin</text:p>
          </table:table-cell>
          <table:table-cell table:formula="of:=['file:///home/phil/Concert_Mailer/Bookinglist/Booking_all.ods'#$Alles.D66:.J66]" office:value-type="string" office:string-value="https://www.facebook.com/headCRASH.de/?fref=ts" calcext:value-type="string">
            <text:p>https://www.facebook.com/headCRASH.de/?fref=ts</text:p>
          </table:table-cell>
          <table:table-cell table:formula="of:=['file:///home/phil/Concert_Mailer/Bookinglist/Booking_all.ods'#$Alles.E66:.K66]" office:value-type="string" office:string-value="martin@headcrash-hamburg.com" calcext:value-type="string">
            <text:p>martin@headcrash-hamburg.com</text:p>
          </table:table-cell>
          <table:table-cell table:formula="of:=['file:///home/phil/Concert_Mailer/Bookinglist/Booking_all.ods'#$Alles.F66:.L66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67:.G67]" office:value-type="float" office:value="0" calcext:value-type="float">
            <text:p/>
          </table:table-cell>
          <table:table-cell table:formula="of:=['file:///home/phil/Concert_Mailer/Bookinglist/Booking_all.ods'#$Alles.B67:.H67]" office:value-type="string" office:string-value="59 Hamburg" calcext:value-type="string">
            <text:p>59 Hamburg</text:p>
          </table:table-cell>
          <table:table-cell table:formula="of:=['file:///home/phil/Concert_Mailer/Bookinglist/Booking_all.ods'#$Alles.C67:.I67]" office:value-type="float" office:value="0" calcext:value-type="float">
            <text:p/>
          </table:table-cell>
          <table:table-cell table:formula="of:=['file:///home/phil/Concert_Mailer/Bookinglist/Booking_all.ods'#$Alles.D67:.J67]" office:value-type="float" office:value="0" calcext:value-type="float">
            <text:p/>
          </table:table-cell>
          <table:table-cell table:formula="of:=['file:///home/phil/Concert_Mailer/Bookinglist/Booking_all.ods'#$Alles.E67:.K67]" office:value-type="string" office:string-value="59booking.hamburg@gmail.com" calcext:value-type="string">
            <text:p>59booking.hamburg@gmail.com</text:p>
          </table:table-cell>
          <table:table-cell table:formula="of:=['file:///home/phil/Concert_Mailer/Bookinglist/Booking_all.ods'#$Alles.F67:.L67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68:.G68]" office:value-type="float" office:value="0" calcext:value-type="float">
            <text:p/>
          </table:table-cell>
          <table:table-cell table:formula="of:=['file:///home/phil/Concert_Mailer/Bookinglist/Booking_all.ods'#$Alles.B68:.H68]" office:value-type="string" office:string-value="MegaFauna Shows" calcext:value-type="string">
            <text:p>MegaFauna Shows</text:p>
          </table:table-cell>
          <table:table-cell table:formula="of:=['file:///home/phil/Concert_Mailer/Bookinglist/Booking_all.ods'#$Alles.C68:.I68]" office:value-type="float" office:value="0" calcext:value-type="float">
            <text:p/>
          </table:table-cell>
          <table:table-cell table:formula="of:=['file:///home/phil/Concert_Mailer/Bookinglist/Booking_all.ods'#$Alles.D68:.J68]" office:value-type="string" office:string-value="https://www.facebook.com/megafaunashows/?ref=timeline_chaining" calcext:value-type="string">
            <text:p>https://www.facebook.com/megafaunashows/?ref=timeline_chaining</text:p>
          </table:table-cell>
          <table:table-cell table:formula="of:=['file:///home/phil/Concert_Mailer/Bookinglist/Booking_all.ods'#$Alles.E68:.K68]" office:value-type="float" office:value="0" calcext:value-type="float">
            <text:p/>
          </table:table-cell>
          <table:table-cell table:formula="of:=['file:///home/phil/Concert_Mailer/Bookinglist/Booking_all.ods'#$Alles.F68:.L68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69:.G69]" office:value-type="float" office:value="0" calcext:value-type="float">
            <text:p/>
          </table:table-cell>
          <table:table-cell table:formula="of:=['file:///home/phil/Concert_Mailer/Bookinglist/Booking_all.ods'#$Alles.B69:.H69]" office:value-type="string" office:string-value="Beyond Borders" calcext:value-type="string">
            <text:p>Beyond Borders</text:p>
          </table:table-cell>
          <table:table-cell table:formula="of:=['file:///home/phil/Concert_Mailer/Bookinglist/Booking_all.ods'#$Alles.C69:.I69]" office:value-type="float" office:value="0" calcext:value-type="float">
            <text:p/>
          </table:table-cell>
          <table:table-cell table:formula="of:=['file:///home/phil/Concert_Mailer/Bookinglist/Booking_all.ods'#$Alles.D69:.J69]" office:value-type="string" office:string-value="https://www.facebook.com/BeyondBordersMusic/" calcext:value-type="string">
            <text:p>https://www.facebook.com/BeyondBordersMusic/</text:p>
          </table:table-cell>
          <table:table-cell table:formula="of:=['file:///home/phil/Concert_Mailer/Bookinglist/Booking_all.ods'#$Alles.E69:.K69]" office:value-type="string" office:string-value="beyondborders161@gmail.com" calcext:value-type="string">
            <text:p>beyondborders161@gmail.com</text:p>
          </table:table-cell>
          <table:table-cell table:formula="of:=['file:///home/phil/Concert_Mailer/Bookinglist/Booking_all.ods'#$Alles.F69:.L69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70:.G70]" office:value-type="float" office:value="0" calcext:value-type="float">
            <text:p/>
          </table:table-cell>
          <table:table-cell table:formula="of:=['file:///home/phil/Concert_Mailer/Bookinglist/Booking_all.ods'#$Alles.B70:.H70]" office:value-type="string" office:string-value="Violent Banana Shows" calcext:value-type="string">
            <text:p>Violent Banana Shows</text:p>
          </table:table-cell>
          <table:table-cell table:formula="of:=['file:///home/phil/Concert_Mailer/Bookinglist/Booking_all.ods'#$Alles.C70:.I70]" office:value-type="float" office:value="0" calcext:value-type="float">
            <text:p/>
          </table:table-cell>
          <table:table-cell table:formula="of:=['file:///home/phil/Concert_Mailer/Bookinglist/Booking_all.ods'#$Alles.D70:.J70]" office:value-type="string" office:string-value="https://www.facebook.com/ViolentBananaShows/" calcext:value-type="string">
            <text:p>https://www.facebook.com/ViolentBananaShows/</text:p>
          </table:table-cell>
          <table:table-cell table:formula="of:=['file:///home/phil/Concert_Mailer/Bookinglist/Booking_all.ods'#$Alles.E7:.K7]" office:value-type="float" office:value="0" calcext:value-type="float">
            <text:p/>
          </table:table-cell>
          <table:table-cell table:formula="of:=['file:///home/phil/Concert_Mailer/Bookinglist/Booking_all.ods'#$Alles.F70:.L70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71:.G71]" office:value-type="float" office:value="0" calcext:value-type="float">
            <text:p/>
          </table:table-cell>
          <table:table-cell table:formula="of:=['file:///home/phil/Concert_Mailer/Bookinglist/Booking_all.ods'#$Alles.B71:.H71]" office:value-type="string" office:string-value="Black Block Booking Hamburg" calcext:value-type="string">
            <text:p>Black Block Booking Hamburg</text:p>
          </table:table-cell>
          <table:table-cell table:formula="of:=['file:///home/phil/Concert_Mailer/Bookinglist/Booking_all.ods'#$Alles.C71:.I71]" office:value-type="float" office:value="0" calcext:value-type="float">
            <text:p/>
          </table:table-cell>
          <table:table-cell table:formula="of:=['file:///home/phil/Concert_Mailer/Bookinglist/Booking_all.ods'#$Alles.D71:.J71]" office:value-type="string" office:string-value="https://www.facebook.com/blackblockbookinghh/?ref=un_c" calcext:value-type="string">
            <text:p>https://www.facebook.com/blackblockbookinghh/?ref=un_c</text:p>
          </table:table-cell>
          <table:table-cell table:formula="of:=['file:///home/phil/Concert_Mailer/Bookinglist/Booking_all.ods'#$Alles.E71:.K71]" office:value-type="float" office:value="0" calcext:value-type="float">
            <text:p/>
          </table:table-cell>
          <table:table-cell table:formula="of:=['file:///home/phil/Concert_Mailer/Bookinglist/Booking_all.ods'#$Alles.F71:.L71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72:.G72]" office:value-type="float" office:value="0" calcext:value-type="float">
            <text:p/>
          </table:table-cell>
          <table:table-cell table:formula="of:=['file:///home/phil/Concert_Mailer/Bookinglist/Booking_all.ods'#$Alles.B72:.H72]" office:value-type="string" office:string-value="Our Turn Concerts" calcext:value-type="string">
            <text:p>Our Turn Concerts</text:p>
          </table:table-cell>
          <table:table-cell table:formula="of:=['file:///home/phil/Concert_Mailer/Bookinglist/Booking_all.ods'#$Alles.C72:.I72]" office:value-type="float" office:value="0" calcext:value-type="float">
            <text:p/>
          </table:table-cell>
          <table:table-cell table:formula="of:=['file:///home/phil/Concert_Mailer/Bookinglist/Booking_all.ods'#$Alles.D72:.J72]" office:value-type="string" office:string-value="https://www.facebook.com/ourturnconcerts/?fref=pb&amp;hc_location=profile_browser" calcext:value-type="string">
            <text:p>https://www.facebook.com/ourturnconcerts/?fref=pb&amp;hc_location=profile_browser</text:p>
          </table:table-cell>
          <table:table-cell table:formula="of:=['file:///home/phil/Concert_Mailer/Bookinglist/Booking_all.ods'#$Alles.E72:.K72]" office:value-type="float" office:value="0" calcext:value-type="float">
            <text:p/>
          </table:table-cell>
          <table:table-cell table:formula="of:=['file:///home/phil/Concert_Mailer/Bookinglist/Booking_all.ods'#$Alles.F72:.L72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73:.G73]" office:value-type="float" office:value="0" calcext:value-type="float">
            <text:p/>
          </table:table-cell>
          <table:table-cell table:formula="of:=['file:///home/phil/Concert_Mailer/Bookinglist/Booking_all.ods'#$Alles.B73:.H73]" office:value-type="string" office:string-value="Horrorbiz Booking" calcext:value-type="string">
            <text:p>Horrorbiz Booking</text:p>
          </table:table-cell>
          <table:table-cell table:formula="of:=['file:///home/phil/Concert_Mailer/Bookinglist/Booking_all.ods'#$Alles.C73:.I73]" office:value-type="string" office:string-value="Chris" calcext:value-type="string">
            <text:p>Chris</text:p>
          </table:table-cell>
          <table:table-cell table:formula="of:=['file:///home/phil/Concert_Mailer/Bookinglist/Booking_all.ods'#$Alles.D73:.J73]" office:value-type="string" office:string-value="https://www.facebook.com/booking.horrorbiz/" calcext:value-type="string">
            <text:p>https://www.facebook.com/booking.horrorbiz/</text:p>
          </table:table-cell>
          <table:table-cell table:formula="of:=['file:///home/phil/Concert_Mailer/Bookinglist/Booking_all.ods'#$Alles.E73:.K73]" office:value-type="string" office:string-value="chris@horrorbiz.de" calcext:value-type="string">
            <text:p>chris@horrorbiz.de</text:p>
          </table:table-cell>
          <table:table-cell table:formula="of:=['file:///home/phil/Concert_Mailer/Bookinglist/Booking_all.ods'#$Alles.F73:.L73]" office:value-type="float" office:value="0" calcext:value-type="float">
            <text:p/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74:.G74]" office:value-type="string" office:string-value="Gießen" calcext:value-type="string">
            <text:p>Gießen</text:p>
          </table:table-cell>
          <table:table-cell table:formula="of:=['file:///home/phil/Concert_Mailer/Bookinglist/Booking_all.ods'#$Alles.B74:.H74]" office:value-type="string" office:string-value="AK47" calcext:value-type="string">
            <text:p>AK47</text:p>
          </table:table-cell>
          <table:table-cell table:formula="of:=['file:///home/phil/Concert_Mailer/Bookinglist/Booking_all.ods'#$Alles.C74:.I74]" office:value-type="string" office:string-value="Michael Bullerjahn" calcext:value-type="string">
            <text:p>Michael Bullerjahn</text:p>
          </table:table-cell>
          <table:table-cell table:formula="of:=['file:///home/phil/Concert_Mailer/Bookinglist/Booking_all.ods'#$Alles.D74:.J74]" office:value-type="string" office:string-value="https://www.facebook.com/cujo.karmabomb?fref=ts" calcext:value-type="string">
            <text:p>https://www.facebook.com/cujo.karmabomb?fref=ts</text:p>
          </table:table-cell>
          <table:table-cell table:formula="of:=['file:///home/phil/Concert_Mailer/Bookinglist/Booking_all.ods'#$Alles.E74:.K74]" office:value-type="float" office:value="0" calcext:value-type="float">
            <text:p/>
          </table:table-cell>
          <table:table-cell table:formula="of:=['file:///home/phil/Concert_Mailer/Bookinglist/Booking_all.ods'#$Alles.F74:.L74]" office:value-type="float" office:value="0" calcext:value-type="float">
            <text:p/>
          </table:table-cell>
          <table:table-cell table:formula="of:=['file:///home/phil/Concert_Mailer/Bookinglist/Booking_all.ods'#$Alles.G74:.M74]" office:value-type="string" office:string-value="Hessen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75:.G75]" office:value-type="float" office:value="0" calcext:value-type="float">
            <text:p/>
          </table:table-cell>
          <table:table-cell table:formula="of:=['file:///home/phil/Concert_Mailer/Bookinglist/Booking_all.ods'#$Alles.B75:.H75]" office:value-type="string" office:string-value="Muk Gießen" calcext:value-type="string">
            <text:p>Muk Gießen</text:p>
          </table:table-cell>
          <table:table-cell table:formula="of:=['file:///home/phil/Concert_Mailer/Bookinglist/Booking_all.ods'#$Alles.C75:.I75]" office:value-type="string" office:string-value="Jasmine" calcext:value-type="string">
            <text:p>Jasmine</text:p>
          </table:table-cell>
          <table:table-cell table:formula="of:=['file:///home/phil/Concert_Mailer/Bookinglist/Booking_all.ods'#$Alles.D75:.J75]" office:value-type="string" office:string-value="https://www.facebook.com/muk.giessenprofilseite/?fref=ts" calcext:value-type="string">
            <text:p>https://www.facebook.com/muk.giessenprofilseite/?fref=ts</text:p>
          </table:table-cell>
          <table:table-cell table:formula="of:=['file:///home/phil/Concert_Mailer/Bookinglist/Booking_all.ods'#$Alles.E75:.K75]" office:value-type="string" office:string-value="jasmin@muk-giessen.de" calcext:value-type="string">
            <text:p>jasmin@muk-giessen.de</text:p>
          </table:table-cell>
          <table:table-cell table:formula="of:=['file:///home/phil/Concert_Mailer/Bookinglist/Booking_all.ods'#$Alles.F75:.L75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76:.G76]" office:value-type="string" office:string-value="Wiesbaden" calcext:value-type="string">
            <text:p>Wiesbaden</text:p>
          </table:table-cell>
          <table:table-cell table:formula="of:=['file:///home/phil/Concert_Mailer/Bookinglist/Booking_all.ods'#$Alles.B76:.H76]" office:value-type="string" office:string-value="MxS Booking" calcext:value-type="string">
            <text:p>MxS Booking</text:p>
          </table:table-cell>
          <table:table-cell table:formula="of:=['file:///home/phil/Concert_Mailer/Bookinglist/Booking_all.ods'#$Alles.C76:.I76]" office:value-type="string" office:string-value="Mark / Steven" calcext:value-type="string">
            <text:p>Mark / Steven</text:p>
          </table:table-cell>
          <table:table-cell table:formula="of:=['file:///home/phil/Concert_Mailer/Bookinglist/Booking_all.ods'#$Alles.D76:.J76]" office:value-type="string" office:string-value="https://www.facebook.com/MxS-Booking-15695011199347&#10;92/?fref=ts" calcext:value-type="string">
            <text:p>https://www.facebook.com/MxS-Booking-15695011199347</text:p>
            <text:p>92/?fref=ts</text:p>
          </table:table-cell>
          <table:table-cell table:formula="of:=['file:///home/phil/Concert_Mailer/Bookinglist/Booking_all.ods'#$Alles.E76:.K76]" office:value-type="float" office:value="0" calcext:value-type="float">
            <text:p/>
          </table:table-cell>
          <table:table-cell table:formula="of:=['file:///home/phil/Concert_Mailer/Bookinglist/Booking_all.ods'#$Alles.F76:.L76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77:.G77]" office:value-type="float" office:value="0" calcext:value-type="float">
            <text:p/>
          </table:table-cell>
          <table:table-cell table:formula="of:=['file:///home/phil/Concert_Mailer/Bookinglist/Booking_all.ods'#$Alles.B77:.H77]" office:value-type="string" office:string-value="Konglomerat Konzerte" calcext:value-type="string">
            <text:p>Konglomerat Konzerte</text:p>
          </table:table-cell>
          <table:table-cell table:formula="of:=['file:///home/phil/Concert_Mailer/Bookinglist/Booking_all.ods'#$Alles.C77:.I77]" office:value-type="string" office:string-value="Sebastian / Josh" calcext:value-type="string">
            <text:p>Sebastian / Josh</text:p>
          </table:table-cell>
          <table:table-cell table:formula="of:=['file:///home/phil/Concert_Mailer/Bookinglist/Booking_all.ods'#$Alles.D77:.J77]" office:value-type="string" office:string-value="https://www.facebook.com/Konzertkonglomerat/?fref=ts" calcext:value-type="string">
            <text:p>https://www.facebook.com/Konzertkonglomerat/?fref=ts</text:p>
          </table:table-cell>
          <table:table-cell table:formula="of:=['file:///home/phil/Concert_Mailer/Bookinglist/Booking_all.ods'#$Alles.E77:.K77]" office:value-type="string" office:string-value="konglomeratkonzerte@gmail.com" calcext:value-type="string">
            <text:p>konglomeratkonzerte@gmail.com</text:p>
          </table:table-cell>
          <table:table-cell table:formula="of:=['file:///home/phil/Concert_Mailer/Bookinglist/Booking_all.ods'#$Alles.F77:.L77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78:.G78]" office:value-type="string" office:string-value="Darmstadt" calcext:value-type="string">
            <text:p>Darmstadt</text:p>
          </table:table-cell>
          <table:table-cell table:formula="of:=['file:///home/phil/Concert_Mailer/Bookinglist/Booking_all.ods'#$Alles.B78:.H78]" office:value-type="string" office:string-value="Angeschimmelt Youth Concerts" calcext:value-type="string">
            <text:p>Angeschimmelt Youth Concerts</text:p>
          </table:table-cell>
          <table:table-cell table:formula="of:=['file:///home/phil/Concert_Mailer/Bookinglist/Booking_all.ods'#$Alles.C78:.I78]" office:value-type="float" office:value="0" calcext:value-type="float">
            <text:p/>
          </table:table-cell>
          <table:table-cell table:formula="of:=['file:///home/phil/Concert_Mailer/Bookinglist/Booking_all.ods'#$Alles.D78:.J78]" office:value-type="string" office:string-value="https://www.facebook.com/angeschimmeltyouthcrew/&#10;?fref=ts" calcext:value-type="string">
            <text:p>https://www.facebook.com/angeschimmeltyouthcrew/</text:p>
            <text:p>?fref=ts</text:p>
          </table:table-cell>
          <table:table-cell table:formula="of:=['file:///home/phil/Concert_Mailer/Bookinglist/Booking_all.ods'#$Alles.E78:.K78]" office:value-type="string" office:string-value="aycshows@yahoo.de" calcext:value-type="string">
            <text:p>aycshows@yahoo.de</text:p>
          </table:table-cell>
          <table:table-cell table:formula="of:=['file:///home/phil/Concert_Mailer/Bookinglist/Booking_all.ods'#$Alles.F78:.L78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79:.G79]" office:value-type="string" office:string-value="Gelnhausen" calcext:value-type="string">
            <text:p>Gelnhausen</text:p>
          </table:table-cell>
          <table:table-cell table:formula="of:=['file:///home/phil/Concert_Mailer/Bookinglist/Booking_all.ods'#$Alles.B79:.H79]" office:value-type="string" office:string-value="Volume Music" calcext:value-type="string">
            <text:p>Volume Music</text:p>
          </table:table-cell>
          <table:table-cell table:formula="of:=['file:///home/phil/Concert_Mailer/Bookinglist/Booking_all.ods'#$Alles.C79:.I79]" office:value-type="string" office:string-value="Axel" calcext:value-type="string">
            <text:p>Axel</text:p>
          </table:table-cell>
          <table:table-cell table:formula="of:=['file:///home/phil/Concert_Mailer/Bookinglist/Booking_all.ods'#$Alles.D79:.J79]" office:value-type="string" office:string-value="https://www.facebook.com/alex87lesch" calcext:value-type="string">
            <text:p>https://www.facebook.com/alex87lesch</text:p>
          </table:table-cell>
          <table:table-cell table:formula="of:=['file:///home/phil/Concert_Mailer/Bookinglist/Booking_all.ods'#$Alles.E79:.K79]" office:value-type="float" office:value="0" calcext:value-type="float">
            <text:p/>
          </table:table-cell>
          <table:table-cell table:formula="of:=['file:///home/phil/Concert_Mailer/Bookinglist/Booking_all.ods'#$Alles.F79:.L79]" office:value-type="float" office:value="0" calcext:value-type="float">
            <text:p/>
          </table:table-cell>
          <table:table-cell office:value-type="string" calcext:value-type="string">
            <text:p>Hes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80:.G80]" office:value-type="string" office:string-value="Rostock" calcext:value-type="string">
            <text:p>Rostock</text:p>
          </table:table-cell>
          <table:table-cell table:formula="of:=['file:///home/phil/Concert_Mailer/Bookinglist/Booking_all.ods'#$Alles.B80:.H80]" office:value-type="string" office:string-value="XLove Life BookingX" calcext:value-type="string">
            <text:p>XLove Life BookingX</text:p>
          </table:table-cell>
          <table:table-cell table:formula="of:=['file:///home/phil/Concert_Mailer/Bookinglist/Booking_all.ods'#$Alles.C80:.I80]" office:value-type="string" office:string-value="Christian" calcext:value-type="string">
            <text:p>Christian</text:p>
          </table:table-cell>
          <table:table-cell table:formula="of:=['file:///home/phil/Concert_Mailer/Bookinglist/Booking_all.ods'#$Alles.D80:.J80]" office:value-type="string" office:string-value="https://www.facebook.com/XLove-Life-&#10;Bookingx-158834447503425/timeline" calcext:value-type="string">
            <text:p>https://www.facebook.com/XLove-Life-</text:p>
            <text:p>Bookingx-158834447503425/timeline</text:p>
          </table:table-cell>
          <table:table-cell table:formula="of:=['file:///home/phil/Concert_Mailer/Bookinglist/Booking_all.ods'#$Alles.E8:.K8]" office:value-type="string" office:string-value="west@jugendhaus.net" calcext:value-type="string">
            <text:p>west@jugendhaus.net</text:p>
          </table:table-cell>
          <table:table-cell table:formula="of:=['file:///home/phil/Concert_Mailer/Bookinglist/Booking_all.ods'#$Alles.F80:.L80]" office:value-type="float" office:value="0" calcext:value-type="float">
            <text:p/>
          </table:table-cell>
          <table:table-cell table:formula="of:=['file:///home/phil/Concert_Mailer/Bookinglist/Booking_all.ods'#$Alles.G80:.M80]" office:value-type="string" office:string-value="Mecklenburg- Vorpommern" calcext:value-type="string">
            <text:p>Mecklenburg- Vorpommer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81:.G81]" office:value-type="string" office:string-value="Hannover" calcext:value-type="string">
            <text:p>Hannover</text:p>
          </table:table-cell>
          <table:table-cell table:formula="of:=['file:///home/phil/Concert_Mailer/Bookinglist/Booking_all.ods'#$Alles.B81:.H81]" office:value-type="float" office:value="0" calcext:value-type="float">
            <text:p/>
          </table:table-cell>
          <table:table-cell table:formula="of:=['file:///home/phil/Concert_Mailer/Bookinglist/Booking_all.ods'#$Alles.C81:.I81]" office:value-type="string" office:string-value="Stefan Rückriem" calcext:value-type="string">
            <text:p>Stefan Rückriem</text:p>
          </table:table-cell>
          <table:table-cell table:formula="of:=['file:///home/phil/Concert_Mailer/Bookinglist/Booking_all.ods'#$Alles.D81:.J81]" office:value-type="string" office:string-value="https://www.facebook.com/stefan.ruckriem?fref=ts" calcext:value-type="string">
            <text:p>https://www.facebook.com/stefan.ruckriem?fref=ts</text:p>
          </table:table-cell>
          <table:table-cell table:formula="of:=['file:///home/phil/Concert_Mailer/Bookinglist/Booking_all.ods'#$Alles.E81:.K81]" office:value-type="float" office:value="0" calcext:value-type="float">
            <text:p/>
          </table:table-cell>
          <table:table-cell table:formula="of:=['file:///home/phil/Concert_Mailer/Bookinglist/Booking_all.ods'#$Alles.F81:.L81]" office:value-type="float" office:value="0" calcext:value-type="float">
            <text:p/>
          </table:table-cell>
          <table:table-cell table:formula="of:=['file:///home/phil/Concert_Mailer/Bookinglist/Booking_all.ods'#$Alles.G81:.M81]" office:value-type="string" office:string-value="Niedersachsen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82:.G82]" office:value-type="float" office:value="0" calcext:value-type="float">
            <text:p/>
          </table:table-cell>
          <table:table-cell table:formula="of:=['file:///home/phil/Concert_Mailer/Bookinglist/Booking_all.ods'#$Alles.B82:.H82]" office:value-type="string" office:string-value="Still Cold Fest" calcext:value-type="string">
            <text:p>Still Cold Fest</text:p>
          </table:table-cell>
          <table:table-cell table:formula="of:=['file:///home/phil/Concert_Mailer/Bookinglist/Booking_all.ods'#$Alles.C82:.I82]" office:value-type="string" office:string-value="Stefan Becher" calcext:value-type="string">
            <text:p>Stefan Becher</text:p>
          </table:table-cell>
          <table:table-cell table:formula="of:=['file:///home/phil/Concert_Mailer/Bookinglist/Booking_all.ods'#$Alles.D82:.J82]" office:value-type="string" office:string-value="https://www.facebook.com/stefan.becher.71?fref=ts" calcext:value-type="string">
            <text:p>https://www.facebook.com/stefan.becher.71?fref=ts</text:p>
          </table:table-cell>
          <table:table-cell table:formula="of:=['file:///home/phil/Concert_Mailer/Bookinglist/Booking_all.ods'#$Alles.E82:.K82]" office:value-type="float" office:value="0" calcext:value-type="float">
            <text:p/>
          </table:table-cell>
          <table:table-cell table:formula="of:=['file:///home/phil/Concert_Mailer/Bookinglist/Booking_all.ods'#$Alles.F82:.L82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83:.G83]" office:value-type="float" office:value="0" calcext:value-type="float">
            <text:p/>
          </table:table-cell>
          <table:table-cell table:formula="of:=['file:///home/phil/Concert_Mailer/Bookinglist/Booking_all.ods'#$Alles.B83:.H83]" office:value-type="string" office:string-value="Hannover Concerts" calcext:value-type="string">
            <text:p>Hannover Concerts</text:p>
          </table:table-cell>
          <table:table-cell table:formula="of:=['file:///home/phil/Concert_Mailer/Bookinglist/Booking_all.ods'#$Alles.C83:.I83]" office:value-type="float" office:value="0" calcext:value-type="float">
            <text:p/>
          </table:table-cell>
          <table:table-cell table:formula="of:=['file:///home/phil/Concert_Mailer/Bookinglist/Booking_all.ods'#$Alles.D83:.J83]" office:value-type="string" office:string-value="https://www.facebook.com/hannoverconcerts/" calcext:value-type="string">
            <text:p>https://www.facebook.com/hannoverconcerts/</text:p>
          </table:table-cell>
          <table:table-cell table:formula="of:=['file:///home/phil/Concert_Mailer/Bookinglist/Booking_all.ods'#$Alles.E83:.K83]" office:value-type="string" office:string-value="info@hannover-concerts.de" calcext:value-type="string">
            <text:p>info@hannover-concerts.de</text:p>
          </table:table-cell>
          <table:table-cell table:formula="of:=['file:///home/phil/Concert_Mailer/Bookinglist/Booking_all.ods'#$Alles.F83:.L83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84:.G84]" office:value-type="string" office:string-value="Celle" calcext:value-type="string">
            <text:p>Celle</text:p>
          </table:table-cell>
          <table:table-cell table:formula="of:=['file:///home/phil/Concert_Mailer/Bookinglist/Booking_all.ods'#$Alles.B84:.H84]" office:value-type="string" office:string-value="Kulturzentrum Celle" calcext:value-type="string">
            <text:p>Kulturzentrum Celle</text:p>
          </table:table-cell>
          <table:table-cell table:formula="of:=['file:///home/phil/Concert_Mailer/Bookinglist/Booking_all.ods'#$Alles.C84:.I84]" office:value-type="string" office:string-value="Karsten Münkenhove" calcext:value-type="string">
            <text:p>Karsten Münkenhove</text:p>
          </table:table-cell>
          <table:table-cell table:formula="of:=['file:///home/phil/Concert_Mailer/Bookinglist/Booking_all.ods'#$Alles.D84:.J84]" office:value-type="string" office:string-value="https://www.facebook.com/karsten.munkenhove.5?fref=ts" calcext:value-type="string">
            <text:p>https://www.facebook.com/karsten.munkenhove.5?fref=ts</text:p>
          </table:table-cell>
          <table:table-cell table:formula="of:=['file:///home/phil/Concert_Mailer/Bookinglist/Booking_all.ods'#$Alles.E84:.K84]" office:value-type="float" office:value="0" calcext:value-type="float">
            <text:p/>
          </table:table-cell>
          <table:table-cell table:formula="of:=['file:///home/phil/Concert_Mailer/Bookinglist/Booking_all.ods'#$Alles.F84:.L84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85:.G85]" office:value-type="string" office:string-value="Oldenburg" calcext:value-type="string">
            <text:p>Oldenburg</text:p>
          </table:table-cell>
          <table:table-cell table:formula="of:=['file:///home/phil/Concert_Mailer/Bookinglist/Booking_all.ods'#$Alles.B85:.H85]" office:value-type="string" office:string-value="Fat Hoschi Events" calcext:value-type="string">
            <text:p>Fat Hoschi Events</text:p>
          </table:table-cell>
          <table:table-cell table:formula="of:=['file:///home/phil/Concert_Mailer/Bookinglist/Booking_all.ods'#$Alles.C85:.I85]" office:value-type="float" office:value="0" calcext:value-type="float">
            <text:p/>
          </table:table-cell>
          <table:table-cell table:formula="of:=['file:///home/phil/Concert_Mailer/Bookinglist/Booking_all.ods'#$Alles.D85:.J85]" office:value-type="string" office:string-value="https://www.facebook.com/Fat-Hoschi-Events/" calcext:value-type="string">
            <text:p>https://www.facebook.com/Fat-Hoschi-Events/</text:p>
          </table:table-cell>
          <table:table-cell table:formula="of:=['file:///home/phil/Concert_Mailer/Bookinglist/Booking_all.ods'#$Alles.E85:.K85]" office:value-type="float" office:value="0" calcext:value-type="float">
            <text:p/>
          </table:table-cell>
          <table:table-cell table:formula="of:=['file:///home/phil/Concert_Mailer/Bookinglist/Booking_all.ods'#$Alles.F85:.L85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86:.G86]" office:value-type="string" office:string-value="Göttingen" calcext:value-type="string">
            <text:p>Göttingen</text:p>
          </table:table-cell>
          <table:table-cell table:formula="of:=['file:///home/phil/Concert_Mailer/Bookinglist/Booking_all.ods'#$Alles.B86:.H86]" office:value-type="string" office:string-value="KulturKollektiv Göttingen" calcext:value-type="string">
            <text:p>KulturKollektiv Göttingen</text:p>
          </table:table-cell>
          <table:table-cell table:formula="of:=['file:///home/phil/Concert_Mailer/Bookinglist/Booking_all.ods'#$Alles.C86:.I86]" office:value-type="float" office:value="0" calcext:value-type="float">
            <text:p/>
          </table:table-cell>
          <table:table-cell table:formula="of:=['file:///home/phil/Concert_Mailer/Bookinglist/Booking_all.ods'#$Alles.D86:.J86]" office:value-type="string" office:string-value="https://www.facebook.com/kulturkollektiv.gottingen/" calcext:value-type="string">
            <text:p>https://www.facebook.com/kulturkollektiv.gottingen/</text:p>
          </table:table-cell>
          <table:table-cell table:formula="of:=['file:///home/phil/Concert_Mailer/Bookinglist/Booking_all.ods'#$Alles.E86:.K86]" office:value-type="string" office:string-value="stillbrvch@asta.uni-goettingen.de" calcext:value-type="string">
            <text:p>stillbrvch@asta.uni-goettingen.de</text:p>
          </table:table-cell>
          <table:table-cell table:formula="of:=['file:///home/phil/Concert_Mailer/Bookinglist/Booking_all.ods'#$Alles.F86:.L86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87:.G87]" office:value-type="float" office:value="0" calcext:value-type="float">
            <text:p/>
          </table:table-cell>
          <table:table-cell table:formula="of:=['file:///home/phil/Concert_Mailer/Bookinglist/Booking_all.ods'#$Alles.B87:.H87]" office:value-type="string" office:string-value="Konzertgruppe Eins" calcext:value-type="string">
            <text:p>Konzertgruppe Eins</text:p>
          </table:table-cell>
          <table:table-cell table:formula="of:=['file:///home/phil/Concert_Mailer/Bookinglist/Booking_all.ods'#$Alles.C87:.I87]" office:value-type="float" office:value="0" calcext:value-type="float">
            <text:p/>
          </table:table-cell>
          <table:table-cell table:formula="of:=['file:///home/phil/Concert_Mailer/Bookinglist/Booking_all.ods'#$Alles.D87:.J87]" office:value-type="string" office:string-value="https://www.facebook.com/konzertgruppe1/" calcext:value-type="string">
            <text:p>https://www.facebook.com/konzertgruppe1/</text:p>
          </table:table-cell>
          <table:table-cell table:formula="of:=['file:///home/phil/Concert_Mailer/Bookinglist/Booking_all.ods'#$Alles.E87:.K87]" office:value-type="string" office:string-value="konzertgruppe.eins@gmail.com" calcext:value-type="string">
            <text:p>konzertgruppe.eins@gmail.com</text:p>
          </table:table-cell>
          <table:table-cell table:formula="of:=['file:///home/phil/Concert_Mailer/Bookinglist/Booking_all.ods'#$Alles.F87:.L87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88:.G88]" office:value-type="float" office:value="0" calcext:value-type="float">
            <text:p/>
          </table:table-cell>
          <table:table-cell table:formula="of:=['file:///home/phil/Concert_Mailer/Bookinglist/Booking_all.ods'#$Alles.B88:.H88]" office:value-type="string" office:string-value="Heartbeat inc. HC" calcext:value-type="string">
            <text:p>Heartbeat inc. HC</text:p>
          </table:table-cell>
          <table:table-cell table:formula="of:=['file:///home/phil/Concert_Mailer/Bookinglist/Booking_all.ods'#$Alles.C88:.I88]" office:value-type="string" office:string-value="Max Ludwikowski" calcext:value-type="string">
            <text:p>Max Ludwikowski</text:p>
          </table:table-cell>
          <table:table-cell table:formula="of:=['file:///home/phil/Concert_Mailer/Bookinglist/Booking_all.ods'#$Alles.D88:.J88]" office:value-type="string" office:string-value="https://www.facebook.com/HeartBeatxhc/?pnref=lhc" calcext:value-type="string">
            <text:p>https://www.facebook.com/HeartBeatxhc/?pnref=lhc</text:p>
          </table:table-cell>
          <table:table-cell table:formula="of:=['file:///home/phil/Concert_Mailer/Bookinglist/Booking_all.ods'#$Alles.E88:.K88]" office:value-type="string" office:string-value="heartbeatxhc@gmail.com" calcext:value-type="string">
            <text:p>heartbeatxhc@gmail.com</text:p>
          </table:table-cell>
          <table:table-cell table:formula="of:=['file:///home/phil/Concert_Mailer/Bookinglist/Booking_all.ods'#$Alles.F88:.L88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89:.G89]" office:value-type="string" office:string-value="Münster" calcext:value-type="string">
            <text:p>Münster</text:p>
          </table:table-cell>
          <table:table-cell table:formula="of:=['file:///home/phil/Concert_Mailer/Bookinglist/Booking_all.ods'#$Alles.B89:.H89]" office:value-type="string" office:string-value="Brickmosh" calcext:value-type="string">
            <text:p>Brickmosh</text:p>
          </table:table-cell>
          <table:table-cell table:formula="of:=['file:///home/phil/Concert_Mailer/Bookinglist/Booking_all.ods'#$Alles.C89:.I89]" office:value-type="float" office:value="0" calcext:value-type="float">
            <text:p/>
          </table:table-cell>
          <table:table-cell table:formula="of:=['file:///home/phil/Concert_Mailer/Bookinglist/Booking_all.ods'#$Alles.D89:.J89]" office:value-type="string" office:string-value="https://www.facebook.com/BRICKMOSH/timeline" calcext:value-type="string">
            <text:p>https://www.facebook.com/BRICKMOSH/timeline</text:p>
          </table:table-cell>
          <table:table-cell table:formula="of:=['file:///home/phil/Concert_Mailer/Bookinglist/Booking_all.ods'#$Alles.E89:.K89]" office:value-type="string" office:string-value="booking@brickmosh.de" calcext:value-type="string">
            <text:p>booking@brickmosh.de</text:p>
          </table:table-cell>
          <table:table-cell table:formula="of:=['file:///home/phil/Concert_Mailer/Bookinglist/Booking_all.ods'#$Alles.F89:.L89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90:.G90]" office:value-type="float" office:value="0" calcext:value-type="float">
            <text:p/>
          </table:table-cell>
          <table:table-cell table:formula="of:=['file:///home/phil/Concert_Mailer/Bookinglist/Booking_all.ods'#$Alles.B90:.H90]" office:value-type="string" office:string-value="ND12 - DIY Shows Münster" calcext:value-type="string">
            <text:p>ND12 - DIY Shows Münster</text:p>
          </table:table-cell>
          <table:table-cell table:formula="of:=['file:///home/phil/Concert_Mailer/Bookinglist/Booking_all.ods'#$Alles.C90:.I90]" office:value-type="float" office:value="0" calcext:value-type="float">
            <text:p/>
          </table:table-cell>
          <table:table-cell table:formula="of:=['file:///home/phil/Concert_Mailer/Bookinglist/Booking_all.ods'#$Alles.D90:.J90]" office:value-type="string" office:string-value="https://www.facebook.com/ND12Shows/" calcext:value-type="string">
            <text:p>https://www.facebook.com/ND12Shows/</text:p>
          </table:table-cell>
          <table:table-cell table:formula="of:=['file:///home/phil/Concert_Mailer/Bookinglist/Booking_all.ods'#$Alles.E9:.K9]" office:value-type="string" office:string-value="http://www.trafficjam.de" calcext:value-type="string">
            <text:p>http://www.trafficjam.de</text:p>
          </table:table-cell>
          <table:table-cell table:formula="of:=['file:///home/phil/Concert_Mailer/Bookinglist/Booking_all.ods'#$Alles.F90:.L90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91:.G91]" office:value-type="float" office:value="0" calcext:value-type="float">
            <text:p/>
          </table:table-cell>
          <table:table-cell table:formula="of:=['file:///home/phil/Concert_Mailer/Bookinglist/Booking_all.ods'#$Alles.B91:.H91]" office:value-type="string" office:string-value="Purpur Gruen Konzerte" calcext:value-type="string">
            <text:p>Purpur Gruen Konzerte</text:p>
          </table:table-cell>
          <table:table-cell table:formula="of:=['file:///home/phil/Concert_Mailer/Bookinglist/Booking_all.ods'#$Alles.C91:.I91]" office:value-type="float" office:value="0" calcext:value-type="float">
            <text:p/>
          </table:table-cell>
          <table:table-cell table:formula="of:=['file:///home/phil/Concert_Mailer/Bookinglist/Booking_all.ods'#$Alles.D91:.J91]" office:value-type="string" office:string-value="https://www.facebook.com/purpurgruenkonzerte" calcext:value-type="string">
            <text:p>https://www.facebook.com/purpurgruenkonzerte</text:p>
          </table:table-cell>
          <table:table-cell table:formula="of:=['file:///home/phil/Concert_Mailer/Bookinglist/Booking_all.ods'#$Alles.E91:.K91]" office:value-type="float" office:value="0" calcext:value-type="float">
            <text:p/>
          </table:table-cell>
          <table:table-cell table:formula="of:=['file:///home/phil/Concert_Mailer/Bookinglist/Booking_all.ods'#$Alles.F91:.L91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92:.G92]" office:value-type="float" office:value="0" calcext:value-type="float">
            <text:p/>
          </table:table-cell>
          <table:table-cell table:formula="of:=['file:///home/phil/Concert_Mailer/Bookinglist/Booking_all.ods'#$Alles.B92:.H92]" office:value-type="string" office:string-value="Stahl &amp; Panik Entertainment" calcext:value-type="string">
            <text:p>Stahl &amp; Panik Entertainment</text:p>
          </table:table-cell>
          <table:table-cell table:formula="of:=['file:///home/phil/Concert_Mailer/Bookinglist/Booking_all.ods'#$Alles.C92:.I92]" office:value-type="string" office:string-value="Tobias" calcext:value-type="string">
            <text:p>Tobias</text:p>
          </table:table-cell>
          <table:table-cell table:formula="of:=['file:///home/phil/Concert_Mailer/Bookinglist/Booking_all.ods'#$Alles.D92:.J92]" office:value-type="string" office:string-value="https://www.facebook.com/stahlundpanikentertainment?fref=ts" calcext:value-type="string">
            <text:p>https://www.facebook.com/stahlundpanikentertainment?fref=ts</text:p>
          </table:table-cell>
          <table:table-cell table:formula="of:=['file:///home/phil/Concert_Mailer/Bookinglist/Booking_all.ods'#$Alles.E92:.K92]" office:value-type="string" office:string-value="tobi@stahlundpanik.de" calcext:value-type="string">
            <text:p>tobi@stahlundpanik.de</text:p>
          </table:table-cell>
          <table:table-cell table:formula="of:=['file:///home/phil/Concert_Mailer/Bookinglist/Booking_all.ods'#$Alles.F92:.L92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93:.G93]" office:value-type="float" office:value="0" calcext:value-type="float">
            <text:p/>
          </table:table-cell>
          <table:table-cell table:formula="of:=['file:///home/phil/Concert_Mailer/Bookinglist/Booking_all.ods'#$Alles.B93:.H93]" office:value-type="string" office:string-value="Grim Shows" calcext:value-type="string">
            <text:p>Grim Shows</text:p>
          </table:table-cell>
          <table:table-cell table:formula="of:=['file:///home/phil/Concert_Mailer/Bookinglist/Booking_all.ods'#$Alles.C93:.I93]" office:value-type="float" office:value="0" calcext:value-type="float">
            <text:p/>
          </table:table-cell>
          <table:table-cell table:formula="of:=['file:///home/phil/Concert_Mailer/Bookinglist/Booking_all.ods'#$Alles.D93:.J93]" office:value-type="string" office:string-value="https://www.facebook.com/pages/Grim-Shows/151722255000640?&#10;ref=ts&amp;fref=ts" calcext:value-type="string">
            <text:p>https://www.facebook.com/pages/Grim-Shows/151722255000640?</text:p>
            <text:p>ref=ts&amp;fref=ts</text:p>
          </table:table-cell>
          <table:table-cell table:formula="of:=['file:///home/phil/Concert_Mailer/Bookinglist/Booking_all.ods'#$Alles.E93:.K93]" office:value-type="string" office:string-value="grim-booking@gmx.de" calcext:value-type="string">
            <text:p>grim-booking@gmx.de</text:p>
          </table:table-cell>
          <table:table-cell table:formula="of:=['file:///home/phil/Concert_Mailer/Bookinglist/Booking_all.ods'#$Alles.F93:.L93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94:.G94]" office:value-type="float" office:value="0" calcext:value-type="float">
            <text:p/>
          </table:table-cell>
          <table:table-cell table:formula="of:=['file:///home/phil/Concert_Mailer/Bookinglist/Booking_all.ods'#$Alles.B94:.H94]" office:value-type="string" office:string-value="Spökes Konzerte" calcext:value-type="string">
            <text:p>Spökes Konzerte</text:p>
          </table:table-cell>
          <table:table-cell table:formula="of:=['file:///home/phil/Concert_Mailer/Bookinglist/Booking_all.ods'#$Alles.C94:.I94]" office:value-type="float" office:value="0" calcext:value-type="float">
            <text:p/>
          </table:table-cell>
          <table:table-cell table:formula="of:=['file:///home/phil/Concert_Mailer/Bookinglist/Booking_all.ods'#$Alles.D94:.J94]" office:value-type="string" office:string-value="https://www.facebook.com/spoekeskonzerte?fref=ts" calcext:value-type="string">
            <text:p>https://www.facebook.com/spoekeskonzerte?fref=ts</text:p>
          </table:table-cell>
          <table:table-cell table:formula="of:=['file:///home/phil/Concert_Mailer/Bookinglist/Booking_all.ods'#$Alles.E94:.K94]" office:value-type="float" office:value="0" calcext:value-type="float">
            <text:p/>
          </table:table-cell>
          <table:table-cell table:formula="of:=['file:///home/phil/Concert_Mailer/Bookinglist/Booking_all.ods'#$Alles.F94:.L94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95:.G95]" office:value-type="float" office:value="0" calcext:value-type="float">
            <text:p/>
          </table:table-cell>
          <table:table-cell table:formula="of:=['file:///home/phil/Concert_Mailer/Bookinglist/Booking_all.ods'#$Alles.B95:.H95]" office:value-type="string" office:string-value="„Einfach machen“" calcext:value-type="string">
            <text:p>„Einfach machen“</text:p>
          </table:table-cell>
          <table:table-cell table:formula="of:=['file:///home/phil/Concert_Mailer/Bookinglist/Booking_all.ods'#$Alles.C95:.I95]" office:value-type="float" office:value="0" calcext:value-type="float">
            <text:p/>
          </table:table-cell>
          <table:table-cell table:formula="of:=['file:///home/phil/Concert_Mailer/Bookinglist/Booking_all.ods'#$Alles.D95:.J95]" office:value-type="string" office:string-value="https://www.facebook.com/einfachmachendiy?fref=ts" calcext:value-type="string">
            <text:p>https://www.facebook.com/einfachmachendiy?fref=ts</text:p>
          </table:table-cell>
          <table:table-cell table:formula="of:=['file:///home/phil/Concert_Mailer/Bookinglist/Booking_all.ods'#$Alles.E95:.K95]" office:value-type="string" office:string-value="zackpengbumm@gmail.com" calcext:value-type="string">
            <text:p>zackpengbumm@gmail.com</text:p>
          </table:table-cell>
          <table:table-cell table:formula="of:=['file:///home/phil/Concert_Mailer/Bookinglist/Booking_all.ods'#$Alles.F95:.L95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96:.G96]" office:value-type="float" office:value="0" calcext:value-type="float">
            <text:p/>
          </table:table-cell>
          <table:table-cell table:formula="of:=['file:///home/phil/Concert_Mailer/Bookinglist/Booking_all.ods'#$Alles.B96:.H96]" office:value-type="string" office:string-value="Tobsucht Konzerte" calcext:value-type="string">
            <text:p>Tobsucht Konzerte</text:p>
          </table:table-cell>
          <table:table-cell table:formula="of:=['file:///home/phil/Concert_Mailer/Bookinglist/Booking_all.ods'#$Alles.C96:.I96]" office:value-type="float" office:value="0" calcext:value-type="float">
            <text:p/>
          </table:table-cell>
          <table:table-cell table:formula="of:=['file:///home/phil/Concert_Mailer/Bookinglist/Booking_all.ods'#$Alles.D96:.J96]" office:value-type="string" office:string-value="https://www.facebook.com/tobsuchtkonzerte/" calcext:value-type="string">
            <text:p>https://www.facebook.com/tobsuchtkonzerte/</text:p>
          </table:table-cell>
          <table:table-cell table:formula="of:=['file:///home/phil/Concert_Mailer/Bookinglist/Booking_all.ods'#$Alles.E96:.K96]" office:value-type="string" office:string-value="tobsuchtkonzerte@gmail.com" calcext:value-type="string">
            <text:p>tobsuchtkonzerte@gmail.com</text:p>
          </table:table-cell>
          <table:table-cell table:formula="of:=['file:///home/phil/Concert_Mailer/Bookinglist/Booking_all.ods'#$Alles.F96:.L96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97:.G97]" office:value-type="string" office:string-value="Nienburg" calcext:value-type="string">
            <text:p>Nienburg</text:p>
          </table:table-cell>
          <table:table-cell table:formula="of:=['file:///home/phil/Concert_Mailer/Bookinglist/Booking_all.ods'#$Alles.B97:.H97]" office:value-type="string" office:string-value="Burn Out Festival" calcext:value-type="string">
            <text:p>Burn Out Festival</text:p>
          </table:table-cell>
          <table:table-cell table:formula="of:=['file:///home/phil/Concert_Mailer/Bookinglist/Booking_all.ods'#$Alles.C97:.I97]" office:value-type="float" office:value="0" calcext:value-type="float">
            <text:p/>
          </table:table-cell>
          <table:table-cell table:formula="of:=['file:///home/phil/Concert_Mailer/Bookinglist/Booking_all.ods'#$Alles.D97:.J97]" office:value-type="string" office:string-value="https://www.facebook.com/burnoutfestivalnienburg/" calcext:value-type="string">
            <text:p>https://www.facebook.com/burnoutfestivalnienburg/</text:p>
          </table:table-cell>
          <table:table-cell table:formula="of:=['file:///home/phil/Concert_Mailer/Bookinglist/Booking_all.ods'#$Alles.E97:.K97]" office:value-type="string" office:string-value="http://burnoutfestival.com/" calcext:value-type="string">
            <text:p>http://burnoutfestival.com/</text:p>
          </table:table-cell>
          <table:table-cell table:formula="of:=['file:///home/phil/Concert_Mailer/Bookinglist/Booking_all.ods'#$Alles.F97:.L97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98:.G98]" office:value-type="string" office:string-value="Osnabrück" calcext:value-type="string">
            <text:p>Osnabrück</text:p>
          </table:table-cell>
          <table:table-cell table:formula="of:=['file:///home/phil/Concert_Mailer/Bookinglist/Booking_all.ods'#$Alles.B98:.H98]" office:value-type="string" office:string-value="The Black Sheep Shows" calcext:value-type="string">
            <text:p>The Black Sheep Shows</text:p>
          </table:table-cell>
          <table:table-cell table:formula="of:=['file:///home/phil/Concert_Mailer/Bookinglist/Booking_all.ods'#$Alles.C98:.I98]" office:value-type="float" office:value="0" calcext:value-type="float">
            <text:p/>
          </table:table-cell>
          <table:table-cell table:formula="of:=['file:///home/phil/Concert_Mailer/Bookinglist/Booking_all.ods'#$Alles.D98:.J98]" office:value-type="string" office:string-value="https://www.facebook.com/TheBlackSheepShows/" calcext:value-type="string">
            <text:p>https://www.facebook.com/TheBlackSheepShows/</text:p>
          </table:table-cell>
          <table:table-cell table:formula="of:=['file:///home/phil/Concert_Mailer/Bookinglist/Booking_all.ods'#$Alles.E98:.K98]" office:value-type="float" office:value="0" calcext:value-type="float">
            <text:p/>
          </table:table-cell>
          <table:table-cell table:formula="of:=['file:///home/phil/Concert_Mailer/Bookinglist/Booking_all.ods'#$Alles.F98:.L98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99:.G99]" office:value-type="float" office:value="0" calcext:value-type="float">
            <text:p/>
          </table:table-cell>
          <table:table-cell table:formula="of:=['file:///home/phil/Concert_Mailer/Bookinglist/Booking_all.ods'#$Alles.B99:.H99]" office:value-type="string" office:string-value="Apartment 46 Shows" calcext:value-type="string">
            <text:p>Apartment 46 Shows</text:p>
          </table:table-cell>
          <table:table-cell table:formula="of:=['file:///home/phil/Concert_Mailer/Bookinglist/Booking_all.ods'#$Alles.C99:.I99]" office:value-type="float" office:value="0" calcext:value-type="float">
            <text:p/>
          </table:table-cell>
          <table:table-cell table:formula="of:=['file:///home/phil/Concert_Mailer/Bookinglist/Booking_all.ods'#$Alles.D99:.J99]" office:value-type="string" office:string-value="https://www.facebook.com/Apartment-46-Shows-BN1516-&#10;Shows-25709844766282&#10;4/?ref=un_c" calcext:value-type="string">
            <text:p>https://www.facebook.com/Apartment-46-Shows-BN1516-</text:p>
            <text:p>Shows-25709844766282</text:p>
            <text:p>4/?ref=un_c</text:p>
          </table:table-cell>
          <table:table-cell table:formula="of:=['file:///home/phil/Concert_Mailer/Bookinglist/Booking_all.ods'#$Alles.E99:.K99]" office:value-type="string" office:string-value="apt.46shows@gmx.de" calcext:value-type="string">
            <text:p>apt.46shows@gmx.de</text:p>
          </table:table-cell>
          <table:table-cell table:formula="of:=['file:///home/phil/Concert_Mailer/Bookinglist/Booking_all.ods'#$Alles.F99:.L99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00:.G100]" office:value-type="float" office:value="0" calcext:value-type="float">
            <text:p/>
          </table:table-cell>
          <table:table-cell table:formula="of:=['file:///home/phil/Concert_Mailer/Bookinglist/Booking_all.ods'#$Alles.B100:.H100]" office:value-type="string" office:string-value="Manatee Entertainment" calcext:value-type="string">
            <text:p>Manatee Entertainment</text:p>
          </table:table-cell>
          <table:table-cell table:formula="of:=['file:///home/phil/Concert_Mailer/Bookinglist/Booking_all.ods'#$Alles.C100:.I100]" office:value-type="float" office:value="0" calcext:value-type="float">
            <text:p/>
          </table:table-cell>
          <table:table-cell table:formula="of:=['file:///home/phil/Concert_Mailer/Bookinglist/Booking_all.ods'#$Alles.D100:.J100]" office:value-type="string" office:string-value="https://www.facebook.com/ManateeEntertainment/?ref=un_c" calcext:value-type="string">
            <text:p>https://www.facebook.com/ManateeEntertainment/?ref=un_c</text:p>
          </table:table-cell>
          <table:table-cell table:formula="of:=['file:///home/phil/Concert_Mailer/Bookinglist/Booking_all.ods'#$Alles.E1:.K1]" office:value-type="string" office:string-value="E-MAIL/PHONE" calcext:value-type="string">
            <text:p>E-MAIL/PHONE</text:p>
          </table:table-cell>
          <table:table-cell table:formula="of:=['file:///home/phil/Concert_Mailer/Bookinglist/Booking_all.ods'#$Alles.F100:.L100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01:.G101]" office:value-type="string" office:string-value="Kassel" calcext:value-type="string">
            <text:p>Kassel</text:p>
          </table:table-cell>
          <table:table-cell table:formula="of:=['file:///home/phil/Concert_Mailer/Bookinglist/Booking_all.ods'#$Alles.B101:.H101]" office:value-type="string" office:string-value="Wild Heart Entertainment" calcext:value-type="string">
            <text:p>Wild Heart Entertainment</text:p>
          </table:table-cell>
          <table:table-cell table:formula="of:=['file:///home/phil/Concert_Mailer/Bookinglist/Booking_all.ods'#$Alles.C101:.I101]" office:value-type="string" office:string-value="Dennis" calcext:value-type="string">
            <text:p>Dennis</text:p>
          </table:table-cell>
          <table:table-cell table:formula="of:=['file:///home/phil/Concert_Mailer/Bookinglist/Booking_all.ods'#$Alles.D101:.J101]" office:value-type="string" office:string-value="https://www.facebook.com/wild.heart.entertainment/" calcext:value-type="string">
            <text:p>https://www.facebook.com/wild.heart.entertainment/</text:p>
          </table:table-cell>
          <table:table-cell table:formula="of:=['file:///home/phil/Concert_Mailer/Bookinglist/Booking_all.ods'#$Alles.E11:.K11]" office:value-type="float" office:value="0" calcext:value-type="float">
            <text:p/>
          </table:table-cell>
          <table:table-cell table:formula="of:=['file:///home/phil/Concert_Mailer/Bookinglist/Booking_all.ods'#$Alles.F101:.L101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02:.G102]" office:value-type="float" office:value="0" calcext:value-type="float">
            <text:p/>
          </table:table-cell>
          <table:table-cell table:formula="of:=['file:///home/phil/Concert_Mailer/Bookinglist/Booking_all.ods'#$Alles.B102:.H102]" office:value-type="string" office:string-value="Pit Justice" calcext:value-type="string">
            <text:p>Pit Justice</text:p>
          </table:table-cell>
          <table:table-cell table:formula="of:=['file:///home/phil/Concert_Mailer/Bookinglist/Booking_all.ods'#$Alles.C102:.I102]" office:value-type="string" office:string-value="Chris" calcext:value-type="string">
            <text:p>Chris</text:p>
          </table:table-cell>
          <table:table-cell table:formula="of:=['file:///home/phil/Concert_Mailer/Bookinglist/Booking_all.ods'#$Alles.D102:.J102]" office:value-type="string" office:string-value="https://www.facebook.com/chriz.kozzy" calcext:value-type="string">
            <text:p>https://www.facebook.com/chriz.kozzy</text:p>
          </table:table-cell>
          <table:table-cell table:formula="of:=['file:///home/phil/Concert_Mailer/Bookinglist/Booking_all.ods'#$Alles.E12:.K12]" office:value-type="string" office:string-value="brokenstagebooking@gmail.com" calcext:value-type="string">
            <text:p>brokenstagebooking@gmail.com</text:p>
          </table:table-cell>
          <table:table-cell table:formula="of:=['file:///home/phil/Concert_Mailer/Bookinglist/Booking_all.ods'#$Alles.F102:.L102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03:.G103]" office:value-type="float" office:value="0" calcext:value-type="float">
            <text:p/>
          </table:table-cell>
          <table:table-cell table:formula="of:=['file:///home/phil/Concert_Mailer/Bookinglist/Booking_all.ods'#$Alles.B103:.H103]" office:value-type="string" office:string-value="Moshpit Crew Cassel" calcext:value-type="string">
            <text:p>Moshpit Crew Cassel</text:p>
          </table:table-cell>
          <table:table-cell table:formula="of:=['file:///home/phil/Concert_Mailer/Bookinglist/Booking_all.ods'#$Alles.C103:.I103]" office:value-type="float" office:value="0" calcext:value-type="float">
            <text:p/>
          </table:table-cell>
          <table:table-cell table:formula="of:=['file:///home/phil/Concert_Mailer/Bookinglist/Booking_all.ods'#$Alles.D103:.J103]" office:value-type="string" office:string-value="https://www.facebook.com/moshpitcrewcassel/?fref=ts" calcext:value-type="string">
            <text:p>https://www.facebook.com/moshpitcrewcassel/?fref=ts</text:p>
          </table:table-cell>
          <table:table-cell table:formula="of:=['file:///home/phil/Concert_Mailer/Bookinglist/Booking_all.ods'#$Alles.E13:.K13]" office:value-type="string" office:string-value="robert.luckybooking@gmail.com" calcext:value-type="string">
            <text:p>robert.luckybooking@gmail.com</text:p>
          </table:table-cell>
          <table:table-cell table:formula="of:=['file:///home/phil/Concert_Mailer/Bookinglist/Booking_all.ods'#$Alles.F103:.L103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04:.G104]" office:value-type="string" office:string-value="Hildesheim" calcext:value-type="string">
            <text:p>Hildesheim</text:p>
          </table:table-cell>
          <table:table-cell table:formula="of:=['file:///home/phil/Concert_Mailer/Bookinglist/Booking_all.ods'#$Alles.B104:.H104]" office:value-type="string" office:string-value="Brothers Stand Together Booking" calcext:value-type="string">
            <text:p>Brothers Stand Together Booking</text:p>
          </table:table-cell>
          <table:table-cell table:formula="of:=['file:///home/phil/Concert_Mailer/Bookinglist/Booking_all.ods'#$Alles.C104:.I104]" office:value-type="string" office:string-value="Martin Bandog" calcext:value-type="string">
            <text:p>Martin Bandog</text:p>
          </table:table-cell>
          <table:table-cell table:formula="of:=['file:///home/phil/Concert_Mailer/Bookinglist/Booking_all.ods'#$Alles.D104:.J104]" office:value-type="string" office:string-value="https://www.facebook.com/martin.holz.988" calcext:value-type="string">
            <text:p>https://www.facebook.com/martin.holz.988</text:p>
          </table:table-cell>
          <table:table-cell table:formula="of:=['file:///home/phil/Concert_Mailer/Bookinglist/Booking_all.ods'#$Alles.E14:.K14]" office:value-type="string" office:string-value="info@wolfsklaue-konzerte.de" calcext:value-type="string">
            <text:p>info@wolfsklaue-konzerte.de</text:p>
          </table:table-cell>
          <table:table-cell table:formula="of:=['file:///home/phil/Concert_Mailer/Bookinglist/Booking_all.ods'#$Alles.F104:.L104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05:.G105]" office:value-type="string" office:string-value="Braunschweig" calcext:value-type="string">
            <text:p>Braunschweig</text:p>
          </table:table-cell>
          <table:table-cell table:formula="of:=['file:///home/phil/Concert_Mailer/Bookinglist/Booking_all.ods'#$Alles.B105:.H105]" office:value-type="string" office:string-value="Levitation Booking" calcext:value-type="string">
            <text:p>Levitation Booking</text:p>
          </table:table-cell>
          <table:table-cell table:formula="of:=['file:///home/phil/Concert_Mailer/Bookinglist/Booking_all.ods'#$Alles.C105:.I105]" office:value-type="string" office:string-value="Simon Skott" calcext:value-type="string">
            <text:p>Simon Skott</text:p>
          </table:table-cell>
          <table:table-cell table:formula="of:=['file:///home/phil/Concert_Mailer/Bookinglist/Booking_all.ods'#$Alles.D105:.J105]" office:value-type="string" office:string-value="https://www.facebook.com/levitationbookings/?ref=un_c" calcext:value-type="string">
            <text:p>https://www.facebook.com/levitationbookings/?ref=un_c</text:p>
          </table:table-cell>
          <table:table-cell table:formula="of:=['file:///home/phil/Concert_Mailer/Bookinglist/Booking_all.ods'#$Alles.E15:.K15]" office:value-type="string" office:string-value="wunstockfestival@web.de" calcext:value-type="string">
            <text:p>wunstockfestival@web.de</text:p>
          </table:table-cell>
          <table:table-cell table:formula="of:=['file:///home/phil/Concert_Mailer/Bookinglist/Booking_all.ods'#$Alles.F105:.L105]" office:value-type="float" office:value="0" calcext:value-type="float">
            <text:p/>
          </table:table-cell>
          <table:table-cell office:value-type="string" calcext:value-type="string">
            <text:p>Nieder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06:.G106]" office:value-type="string" office:string-value="Essen" calcext:value-type="string">
            <text:p>Essen</text:p>
          </table:table-cell>
          <table:table-cell table:formula="of:=['file:///home/phil/Concert_Mailer/Bookinglist/Booking_all.ods'#$Alles.B106:.H106]" office:value-type="string" office:string-value="Drunkard Entertainment" calcext:value-type="string">
            <text:p>Drunkard Entertainment</text:p>
          </table:table-cell>
          <table:table-cell table:formula="of:=['file:///home/phil/Concert_Mailer/Bookinglist/Booking_all.ods'#$Alles.C106:.I106]" office:value-type="float" office:value="0" calcext:value-type="float">
            <text:p/>
          </table:table-cell>
          <table:table-cell table:formula="of:=['file:///home/phil/Concert_Mailer/Bookinglist/Booking_all.ods'#$Alles.D106:.J106]" office:value-type="string" office:string-value="https://www.facebook.com/drunkardentertainment/?fref=ts" calcext:value-type="string">
            <text:p>https://www.facebook.com/drunkardentertainment/?fref=ts</text:p>
          </table:table-cell>
          <table:table-cell table:formula="of:=['file:///home/phil/Concert_Mailer/Bookinglist/Booking_all.ods'#$Alles.E16:.K16]" office:value-type="string" office:string-value="meiki@chamrad.de" calcext:value-type="string">
            <text:p>meiki@chamrad.de</text:p>
          </table:table-cell>
          <table:table-cell table:formula="of:=['file:///home/phil/Concert_Mailer/Bookinglist/Booking_all.ods'#$Alles.F106:.L106]" office:value-type="float" office:value="0" calcext:value-type="float">
            <text:p/>
          </table:table-cell>
          <table:table-cell table:formula="of:=['file:///home/phil/Concert_Mailer/Bookinglist/Booking_all.ods'#$Alles.G106:.M106]" office:value-type="string" office:string-value="Nordrhein-Westfalen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107:.G107]" office:value-type="float" office:value="0" calcext:value-type="float">
            <text:p/>
          </table:table-cell>
          <table:table-cell table:formula="of:=['file:///home/phil/Concert_Mailer/Bookinglist/Booking_all.ods'#$Alles.B107:.H107]" office:value-type="string" office:string-value="Crewlife Booking" calcext:value-type="string">
            <text:p>Crewlife Booking</text:p>
          </table:table-cell>
          <table:table-cell table:formula="of:=['file:///home/phil/Concert_Mailer/Bookinglist/Booking_all.ods'#$Alles.C107:.I107]" office:value-type="float" office:value="0" calcext:value-type="float">
            <text:p/>
          </table:table-cell>
          <table:table-cell table:formula="of:=['file:///home/phil/Concert_Mailer/Bookinglist/Booking_all.ods'#$Alles.D107:.J107]" office:value-type="string" office:string-value="https://www.facebook.com/Crewlife-&#10;Booking-1556012091314&#10;339/?fref=ts" calcext:value-type="string">
            <text:p>https://www.facebook.com/Crewlife-</text:p>
            <text:p>Booking-1556012091314</text:p>
            <text:p>339/?fref=ts</text:p>
          </table:table-cell>
          <table:table-cell table:formula="of:=['file:///home/phil/Concert_Mailer/Bookinglist/Booking_all.ods'#$Alles.E17:.K17]" office:value-type="string" office:string-value="hobeybooking@gmx.de" calcext:value-type="string">
            <text:p>hobeybooking@gmx.de</text:p>
          </table:table-cell>
          <table:table-cell table:formula="of:=['file:///home/phil/Concert_Mailer/Bookinglist/Booking_all.ods'#$Alles.F107:.L107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08:.G108]" office:value-type="float" office:value="0" calcext:value-type="float">
            <text:p/>
          </table:table-cell>
          <table:table-cell table:formula="of:=['file:///home/phil/Concert_Mailer/Bookinglist/Booking_all.ods'#$Alles.B108:.H108]" office:value-type="string" office:string-value="Emokeller" calcext:value-type="string">
            <text:p>Emokeller</text:p>
          </table:table-cell>
          <table:table-cell table:formula="of:=['file:///home/phil/Concert_Mailer/Bookinglist/Booking_all.ods'#$Alles.C108:.I108]" office:value-type="float" office:value="0" calcext:value-type="float">
            <text:p/>
          </table:table-cell>
          <table:table-cell table:formula="of:=['file:///home/phil/Concert_Mailer/Bookinglist/Booking_all.ods'#$Alles.D108:.J108]" office:value-type="string" office:string-value="https://www.facebook.com/emokellerbooking/?fref=ts" calcext:value-type="string">
            <text:p>https://www.facebook.com/emokellerbooking/?fref=ts</text:p>
          </table:table-cell>
          <table:table-cell table:formula="of:=['file:///home/phil/Concert_Mailer/Bookinglist/Booking_all.ods'#$Alles.E18:.K18]" office:value-type="float" office:value="0" calcext:value-type="float">
            <text:p/>
          </table:table-cell>
          <table:table-cell table:formula="of:=['file:///home/phil/Concert_Mailer/Bookinglist/Booking_all.ods'#$Alles.F108:.L108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09:.G109]" office:value-type="float" office:value="0" calcext:value-type="float">
            <text:p/>
          </table:table-cell>
          <table:table-cell table:formula="of:=['file:///home/phil/Concert_Mailer/Bookinglist/Booking_all.ods'#$Alles.B109:.H109]" office:value-type="string" office:string-value="TuRock" calcext:value-type="string">
            <text:p>TuRock</text:p>
          </table:table-cell>
          <table:table-cell table:formula="of:=['file:///home/phil/Concert_Mailer/Bookinglist/Booking_all.ods'#$Alles.C109:.I109]" office:value-type="float" office:value="0" calcext:value-type="float">
            <text:p/>
          </table:table-cell>
          <table:table-cell table:formula="of:=['file:///home/phil/Concert_Mailer/Bookinglist/Booking_all.ods'#$Alles.D109:.J109]" office:value-type="string" office:string-value="https://www.facebook.com/turock.essen/?ref=ts&amp;fref=ts&amp;qsefr=1" calcext:value-type="string">
            <text:p>https://www.facebook.com/turock.essen/?ref=ts&amp;fref=ts&amp;qsefr=1</text:p>
          </table:table-cell>
          <table:table-cell table:formula="of:=['file:///home/phil/Concert_Mailer/Bookinglist/Booking_all.ods'#$Alles.E19:.K19]" office:value-type="float" office:value="0" calcext:value-type="float">
            <text:p/>
          </table:table-cell>
          <table:table-cell table:formula="of:=['file:///home/phil/Concert_Mailer/Bookinglist/Booking_all.ods'#$Alles.F109:.L109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10:.G110]" office:value-type="float" office:value="0" calcext:value-type="float">
            <text:p/>
          </table:table-cell>
          <table:table-cell table:formula="of:=['file:///home/phil/Concert_Mailer/Bookinglist/Booking_all.ods'#$Alles.B110:.H110]" office:value-type="string" office:string-value="Hü-Weg" calcext:value-type="string">
            <text:p>Hü-Weg</text:p>
          </table:table-cell>
          <table:table-cell table:formula="of:=['file:///home/phil/Concert_Mailer/Bookinglist/Booking_all.ods'#$Alles.C110:.I110]" office:value-type="float" office:value="0" calcext:value-type="float">
            <text:p/>
          </table:table-cell>
          <table:table-cell table:formula="of:=['file:///home/phil/Concert_Mailer/Bookinglist/Booking_all.ods'#$Alles.D110:.J110]" office:value-type="string" office:string-value="https://www.facebook.com/huweg.essen/?fref=ts" calcext:value-type="string">
            <text:p>https://www.facebook.com/huweg.essen/?fref=ts</text:p>
          </table:table-cell>
          <table:table-cell table:formula="of:=['file:///home/phil/Concert_Mailer/Bookinglist/Booking_all.ods'#$Alles.E11:.K11]" office:value-type="float" office:value="0" calcext:value-type="float">
            <text:p/>
          </table:table-cell>
          <table:table-cell table:formula="of:=['file:///home/phil/Concert_Mailer/Bookinglist/Booking_all.ods'#$Alles.F110:.L110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11:.G111]" office:value-type="float" office:value="0" calcext:value-type="float">
            <text:p/>
          </table:table-cell>
          <table:table-cell table:formula="of:=['file:///home/phil/Concert_Mailer/Bookinglist/Booking_all.ods'#$Alles.B111:.H111]" office:value-type="string" office:string-value="Zeche Carl" calcext:value-type="string">
            <text:p>Zeche Carl</text:p>
          </table:table-cell>
          <table:table-cell table:formula="of:=['file:///home/phil/Concert_Mailer/Bookinglist/Booking_all.ods'#$Alles.C111:.I111]" office:value-type="float" office:value="0" calcext:value-type="float">
            <text:p/>
          </table:table-cell>
          <table:table-cell table:formula="of:=['file:///home/phil/Concert_Mailer/Bookinglist/Booking_all.ods'#$Alles.D111:.J111]" office:value-type="string" office:string-value="https://www.facebook.com/zechecarlessen/?fref=ts" calcext:value-type="string">
            <text:p>https://www.facebook.com/zechecarlessen/?fref=ts</text:p>
          </table:table-cell>
          <table:table-cell table:formula="of:=['file:///home/phil/Concert_Mailer/Bookinglist/Booking_all.ods'#$Alles.E111:.K111]" office:value-type="string" office:string-value="info@zechecarl.de" calcext:value-type="string">
            <text:p>info@zechecarl.de</text:p>
          </table:table-cell>
          <table:table-cell table:formula="of:=['file:///home/phil/Concert_Mailer/Bookinglist/Booking_all.ods'#$Alles.F111:.L111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12:.G112]" office:value-type="float" office:value="0" calcext:value-type="float">
            <text:p/>
          </table:table-cell>
          <table:table-cell table:formula="of:=['file:///home/phil/Concert_Mailer/Bookinglist/Booking_all.ods'#$Alles.B112:.H112]" office:value-type="string" office:string-value="Cafe Nova" calcext:value-type="string">
            <text:p>Cafe Nova</text:p>
          </table:table-cell>
          <table:table-cell table:formula="of:=['file:///home/phil/Concert_Mailer/Bookinglist/Booking_all.ods'#$Alles.C112:.I112]" office:value-type="float" office:value="0" calcext:value-type="float">
            <text:p/>
          </table:table-cell>
          <table:table-cell table:formula="of:=['file:///home/phil/Concert_Mailer/Bookinglist/Booking_all.ods'#$Alles.D112:.J112]" office:value-type="string" office:string-value="https://www.facebook.com/cafe.nova.music/" calcext:value-type="string">
            <text:p>https://www.facebook.com/cafe.nova.music/</text:p>
          </table:table-cell>
          <table:table-cell table:formula="of:=['file:///home/phil/Concert_Mailer/Bookinglist/Booking_all.ods'#$Alles.E112:.K112]" office:value-type="string" office:string-value="booking@cafe-nova.de" calcext:value-type="string">
            <text:p>booking@cafe-nova.de</text:p>
          </table:table-cell>
          <table:table-cell table:formula="of:=['file:///home/phil/Concert_Mailer/Bookinglist/Booking_all.ods'#$Alles.F112:.L112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113:.G113]" office:value-type="float" office:value="0" calcext:value-type="float">
            <text:p/>
          </table:table-cell>
          <table:table-cell table:formula="of:=['file:///home/phil/Concert_Mailer/Bookinglist/Booking_all.ods'#$Alles.B113:.H113]" office:value-type="string" office:string-value="Sharp Darts Booking" calcext:value-type="string">
            <text:p>Sharp Darts Booking</text:p>
          </table:table-cell>
          <table:table-cell table:formula="of:=['file:///home/phil/Concert_Mailer/Bookinglist/Booking_all.ods'#$Alles.C113:.I113]" office:value-type="float" office:value="0" calcext:value-type="float">
            <text:p/>
          </table:table-cell>
          <table:table-cell table:formula="of:=['file:///home/phil/Concert_Mailer/Bookinglist/Booking_all.ods'#$Alles.D113:.J113]" office:value-type="string" office:string-value="https://www.facebook.com/Sharp-Darts-&#10;Booking-2004465700298&#10;01/" calcext:value-type="string">
            <text:p>https://www.facebook.com/Sharp-Darts-</text:p>
            <text:p>Booking-2004465700298</text:p>
            <text:p>01/</text:p>
          </table:table-cell>
          <table:table-cell table:formula="of:=['file:///home/phil/Concert_Mailer/Bookinglist/Booking_all.ods'#$Alles.E113:.K113]" office:value-type="string" office:string-value="sharpdartsbooking@gmail.com" calcext:value-type="string">
            <text:p>sharpdartsbooking@gmail.com</text:p>
          </table:table-cell>
          <table:table-cell table:formula="of:=['file:///home/phil/Concert_Mailer/Bookinglist/Booking_all.ods'#$Alles.F113:.L113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14:.G114]" office:value-type="float" office:value="0" calcext:value-type="float">
            <text:p/>
          </table:table-cell>
          <table:table-cell table:formula="of:=['file:///home/phil/Concert_Mailer/Bookinglist/Booking_all.ods'#$Alles.B114:.H114]" office:value-type="string" office:string-value="Panic Room" calcext:value-type="string">
            <text:p>Panic Room</text:p>
          </table:table-cell>
          <table:table-cell table:formula="of:=['file:///home/phil/Concert_Mailer/Bookinglist/Booking_all.ods'#$Alles.C114:.I114]" office:value-type="float" office:value="0" calcext:value-type="float">
            <text:p/>
          </table:table-cell>
          <table:table-cell table:formula="of:=['file:///home/phil/Concert_Mailer/Bookinglist/Booking_all.ods'#$Alles.D114:.J114]" office:value-type="float" office:value="0" calcext:value-type="float">
            <text:p/>
          </table:table-cell>
          <table:table-cell table:formula="of:=['file:///home/phil/Concert_Mailer/Bookinglist/Booking_all.ods'#$Alles.E114:.K114]" office:value-type="string" office:string-value="info@panicroom-essen.de" calcext:value-type="string">
            <text:p>info@panicroom-essen.de</text:p>
          </table:table-cell>
          <table:table-cell table:formula="of:=['file:///home/phil/Concert_Mailer/Bookinglist/Booking_all.ods'#$Alles.F114:.L114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115:.G115]" office:value-type="float" office:value="0" calcext:value-type="float">
            <text:p/>
          </table:table-cell>
          <table:table-cell table:formula="of:=['file:///home/phil/Concert_Mailer/Bookinglist/Booking_all.ods'#$Alles.B115:.H115]" office:value-type="string" office:string-value="Leaven Entertainment" calcext:value-type="string">
            <text:p>Leaven Entertainment</text:p>
          </table:table-cell>
          <table:table-cell table:formula="of:=['file:///home/phil/Concert_Mailer/Bookinglist/Booking_all.ods'#$Alles.C115:.I115]" office:value-type="string" office:string-value="Phil" calcext:value-type="string">
            <text:p>Phil</text:p>
          </table:table-cell>
          <table:table-cell table:formula="of:=['file:///home/phil/Concert_Mailer/Bookinglist/Booking_all.ods'#$Alles.D115:.J115]" office:value-type="string" office:string-value="https://www.facebook.com/profile.php?id=100002306461211&amp;fre&#10;f=ts" calcext:value-type="string">
            <text:p>https://www.facebook.com/profile.php?id=100002306461211&amp;fre</text:p>
            <text:p>f=ts</text:p>
          </table:table-cell>
          <table:table-cell table:formula="of:=['file:///home/phil/Concert_Mailer/Bookinglist/Booking_all.ods'#$Alles.E115:.K115]" office:value-type="string" office:string-value="leavenentertainment@freenet.de" calcext:value-type="string">
            <text:p>leavenentertainment@freenet.de</text:p>
          </table:table-cell>
          <table:table-cell table:formula="of:=['file:///home/phil/Concert_Mailer/Bookinglist/Booking_all.ods'#$Alles.F115:.L115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16:.G116]" office:value-type="string" office:string-value="Krefeld" calcext:value-type="string">
            <text:p>Krefeld</text:p>
          </table:table-cell>
          <table:table-cell table:formula="of:=['file:///home/phil/Concert_Mailer/Bookinglist/Booking_all.ods'#$Alles.B116:.H116]" office:value-type="string" office:string-value="Hermano Booking" calcext:value-type="string">
            <text:p>Hermano Booking</text:p>
          </table:table-cell>
          <table:table-cell table:formula="of:=['file:///home/phil/Concert_Mailer/Bookinglist/Booking_all.ods'#$Alles.C116:.I116]" office:value-type="float" office:value="0" calcext:value-type="float">
            <text:p/>
          </table:table-cell>
          <table:table-cell table:formula="of:=['file:///home/phil/Concert_Mailer/Bookinglist/Booking_all.ods'#$Alles.D116:.J116]" office:value-type="string" office:string-value="https://www.facebook.com/hermanobooking/" calcext:value-type="string">
            <text:p>https://www.facebook.com/hermanobooking/</text:p>
          </table:table-cell>
          <table:table-cell table:formula="of:=['file:///home/phil/Concert_Mailer/Bookinglist/Booking_all.ods'#$Alles.E116:.K116]" office:value-type="string" office:string-value="info@hermanobooking.de" calcext:value-type="string">
            <text:p>info@hermanobooking.de</text:p>
          </table:table-cell>
          <table:table-cell table:formula="of:=['file:///home/phil/Concert_Mailer/Bookinglist/Booking_all.ods'#$Alles.F116:.L116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17:.G117]" office:value-type="string" office:string-value="Frankfurt am Main" calcext:value-type="string">
            <text:p>Frankfurt am Main</text:p>
          </table:table-cell>
          <table:table-cell table:formula="of:=['file:///home/phil/Concert_Mailer/Bookinglist/Booking_all.ods'#$Alles.B117:.H117]" office:value-type="string" office:string-value="Elfer" calcext:value-type="string">
            <text:p>Elfer</text:p>
          </table:table-cell>
          <table:table-cell table:formula="of:=['file:///home/phil/Concert_Mailer/Bookinglist/Booking_all.ods'#$Alles.C117:.I117]" office:value-type="float" office:value="0" calcext:value-type="float">
            <text:p/>
          </table:table-cell>
          <table:table-cell table:formula="of:=['file:///home/phil/Concert_Mailer/Bookinglist/Booking_all.ods'#$Alles.D117:.J117]" office:value-type="string" office:string-value="https://www.facebook.com/Elferclub/?fref=ts" calcext:value-type="string">
            <text:p>https://www.facebook.com/Elferclub/?fref=ts</text:p>
          </table:table-cell>
          <table:table-cell table:formula="of:=['file:///home/phil/Concert_Mailer/Bookinglist/Booking_all.ods'#$Alles.E117:.K117]" office:value-type="float" office:value="0" calcext:value-type="float">
            <text:p/>
          </table:table-cell>
          <table:table-cell table:formula="of:=['file:///home/phil/Concert_Mailer/Bookinglist/Booking_all.ods'#$Alles.F117:.L117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18:.G118]" office:value-type="string" office:string-value="Oberhausen" calcext:value-type="string">
            <text:p>Oberhausen</text:p>
          </table:table-cell>
          <table:table-cell table:formula="of:=['file:///home/phil/Concert_Mailer/Bookinglist/Booking_all.ods'#$Alles.B118:.H118]" office:value-type="string" office:string-value="Helvete" calcext:value-type="string">
            <text:p>Helvete</text:p>
          </table:table-cell>
          <table:table-cell table:formula="of:=['file:///home/phil/Concert_Mailer/Bookinglist/Booking_all.ods'#$Alles.C118:.I118]" office:value-type="float" office:value="0" calcext:value-type="float">
            <text:p/>
          </table:table-cell>
          <table:table-cell table:formula="of:=['file:///home/phil/Concert_Mailer/Bookinglist/Booking_all.ods'#$Alles.D118:.J118]" office:value-type="string" office:string-value="https://www.facebook.com/helvete.metal.club/?fref=ts" calcext:value-type="string">
            <text:p>https://www.facebook.com/helvete.metal.club/?fref=ts</text:p>
          </table:table-cell>
          <table:table-cell table:formula="of:=['file:///home/phil/Concert_Mailer/Bookinglist/Booking_all.ods'#$Alles.E118:.K118]" office:value-type="string" office:string-value="info@helvete.de" calcext:value-type="string">
            <text:p>info@helvete.de</text:p>
          </table:table-cell>
          <table:table-cell table:formula="of:=['file:///home/phil/Concert_Mailer/Bookinglist/Booking_all.ods'#$Alles.F118:.L118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19:.G119]" office:value-type="float" office:value="0" calcext:value-type="float">
            <text:p/>
          </table:table-cell>
          <table:table-cell table:formula="of:=['file:///home/phil/Concert_Mailer/Bookinglist/Booking_all.ods'#$Alles.B119:.H119]" office:value-type="string" office:string-value="Turbinenhalle" calcext:value-type="string">
            <text:p>Turbinenhalle</text:p>
          </table:table-cell>
          <table:table-cell table:formula="of:=['file:///home/phil/Concert_Mailer/Bookinglist/Booking_all.ods'#$Alles.C119:.I119]" office:value-type="float" office:value="0" calcext:value-type="float">
            <text:p/>
          </table:table-cell>
          <table:table-cell table:formula="of:=['file:///home/phil/Concert_Mailer/Bookinglist/Booking_all.ods'#$Alles.D119:.J119]" office:value-type="float" office:value="0" calcext:value-type="float">
            <text:p/>
          </table:table-cell>
          <table:table-cell table:formula="of:=['file:///home/phil/Concert_Mailer/Bookinglist/Booking_all.ods'#$Alles.E119:.K119]" office:value-type="string" office:string-value="info@turbinenhalle.de" calcext:value-type="string">
            <text:p>info@turbinenhalle.de</text:p>
          </table:table-cell>
          <table:table-cell table:formula="of:=['file:///home/phil/Concert_Mailer/Bookinglist/Booking_all.ods'#$Alles.F119:.L119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20:.G120]" office:value-type="float" office:value="0" calcext:value-type="float">
            <text:p/>
          </table:table-cell>
          <table:table-cell table:formula="of:=['file:///home/phil/Concert_Mailer/Bookinglist/Booking_all.ods'#$Alles.B120:.H120]" office:value-type="string" office:string-value="Noodlebrain Shows" calcext:value-type="string">
            <text:p>Noodlebrain Shows</text:p>
          </table:table-cell>
          <table:table-cell table:formula="of:=['file:///home/phil/Concert_Mailer/Bookinglist/Booking_all.ods'#$Alles.C120:.I120]" office:value-type="float" office:value="0" calcext:value-type="float">
            <text:p/>
          </table:table-cell>
          <table:table-cell table:formula="of:=['file:///home/phil/Concert_Mailer/Bookinglist/Booking_all.ods'#$Alles.D120:.J120]" office:value-type="string" office:string-value="https://www.facebook.com/noodlebrainshows/?ref=un_c" calcext:value-type="string">
            <text:p>https://www.facebook.com/noodlebrainshows/?ref=un_c</text:p>
          </table:table-cell>
          <table:table-cell table:formula="of:=['file:///home/phil/Concert_Mailer/Bookinglist/Booking_all.ods'#$Alles.E12:.K12]" office:value-type="string" office:string-value="brokenstagebooking@gmail.com" calcext:value-type="string">
            <text:p>brokenstagebooking@gmail.com</text:p>
          </table:table-cell>
          <table:table-cell table:formula="of:=['file:///home/phil/Concert_Mailer/Bookinglist/Booking_all.ods'#$Alles.F120:.L120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21:.G121]" office:value-type="string" office:string-value="Aachen" calcext:value-type="string">
            <text:p>Aachen</text:p>
          </table:table-cell>
          <table:table-cell table:formula="of:=['file:///home/phil/Concert_Mailer/Bookinglist/Booking_all.ods'#$Alles.B121:.H121]" office:value-type="string" office:string-value="BFG - Black Faction Guerrilla" calcext:value-type="string">
            <text:p>BFG - Black Faction Guerrilla</text:p>
          </table:table-cell>
          <table:table-cell table:formula="of:=['file:///home/phil/Concert_Mailer/Bookinglist/Booking_all.ods'#$Alles.C121:.I121]" office:value-type="float" office:value="0" calcext:value-type="float">
            <text:p/>
          </table:table-cell>
          <table:table-cell table:formula="of:=['file:///home/phil/Concert_Mailer/Bookinglist/Booking_all.ods'#$Alles.D121:.J121]" office:value-type="string" office:string-value="https://www.facebook.com/BlackFactionGuerrilla/" calcext:value-type="string">
            <text:p>https://www.facebook.com/BlackFactionGuerrilla/</text:p>
          </table:table-cell>
          <table:table-cell table:formula="of:=['file:///home/phil/Concert_Mailer/Bookinglist/Booking_all.ods'#$Alles.E121:.K121]" office:value-type="float" office:value="0" calcext:value-type="float">
            <text:p/>
          </table:table-cell>
          <table:table-cell table:formula="of:=['file:///home/phil/Concert_Mailer/Bookinglist/Booking_all.ods'#$Alles.F121:.L121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122:.G122]" office:value-type="float" office:value="0" calcext:value-type="float">
            <text:p/>
          </table:table-cell>
          <table:table-cell table:formula="of:=['file:///home/phil/Concert_Mailer/Bookinglist/Booking_all.ods'#$Alles.B122:.H122]" office:value-type="string" office:string-value="Sharp Darts Booking" calcext:value-type="string">
            <text:p>Sharp Darts Booking</text:p>
          </table:table-cell>
          <table:table-cell table:formula="of:=['file:///home/phil/Concert_Mailer/Bookinglist/Booking_all.ods'#$Alles.C122:.I122]" office:value-type="float" office:value="0" calcext:value-type="float">
            <text:p/>
          </table:table-cell>
          <table:table-cell table:formula="of:=['file:///home/phil/Concert_Mailer/Bookinglist/Booking_all.ods'#$Alles.D122:.J122]" office:value-type="string" office:string-value="https://www.facebook.com/Sharp-Darts-&#10;Booking-2004465700298&#10;01/" calcext:value-type="string">
            <text:p>https://www.facebook.com/Sharp-Darts-</text:p>
            <text:p>Booking-2004465700298</text:p>
            <text:p>01/</text:p>
          </table:table-cell>
          <table:table-cell table:formula="of:=['file:///home/phil/Concert_Mailer/Bookinglist/Booking_all.ods'#$Alles.E122:.K122]" office:value-type="string" office:string-value="sharpdartsbooking@gmail.com" calcext:value-type="string">
            <text:p>sharpdartsbooking@gmail.com</text:p>
          </table:table-cell>
          <table:table-cell table:formula="of:=['file:///home/phil/Concert_Mailer/Bookinglist/Booking_all.ods'#$Alles.F122:.L122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23:.G123]" office:value-type="string" office:string-value="Lüdenscheid" calcext:value-type="string">
            <text:p>Lüdenscheid</text:p>
          </table:table-cell>
          <table:table-cell table:formula="of:=['file:///home/phil/Concert_Mailer/Bookinglist/Booking_all.ods'#$Alles.B123:.H123]" office:value-type="string" office:string-value="Möve Konzerte" calcext:value-type="string">
            <text:p>Möve Konzerte</text:p>
          </table:table-cell>
          <table:table-cell table:formula="of:=['file:///home/phil/Concert_Mailer/Bookinglist/Booking_all.ods'#$Alles.C123:.I123]" office:value-type="float" office:value="0" calcext:value-type="float">
            <text:p/>
          </table:table-cell>
          <table:table-cell table:formula="of:=['file:///home/phil/Concert_Mailer/Bookinglist/Booking_all.ods'#$Alles.D123:.J123]" office:value-type="string" office:string-value="https://www.facebook.com/moevekonzerte/" calcext:value-type="string">
            <text:p>https://www.facebook.com/moevekonzerte/</text:p>
          </table:table-cell>
          <table:table-cell table:formula="of:=['file:///home/phil/Concert_Mailer/Bookinglist/Booking_all.ods'#$Alles.E123:.K123]" office:value-type="string" office:string-value="moeve.konzerte@gmx.de" calcext:value-type="string">
            <text:p>moeve.konzerte@gmx.de</text:p>
          </table:table-cell>
          <table:table-cell table:formula="of:=['file:///home/phil/Concert_Mailer/Bookinglist/Booking_all.ods'#$Alles.F123:.L123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24:.G124]" office:value-type="string" office:string-value="Paderborn" calcext:value-type="string">
            <text:p>Paderborn</text:p>
          </table:table-cell>
          <table:table-cell table:formula="of:=['file:///home/phil/Concert_Mailer/Bookinglist/Booking_all.ods'#$Alles.B124:.H124]" office:value-type="string" office:string-value="Feed us More Shows" calcext:value-type="string">
            <text:p>Feed us More Shows</text:p>
          </table:table-cell>
          <table:table-cell table:formula="of:=['file:///home/phil/Concert_Mailer/Bookinglist/Booking_all.ods'#$Alles.C124:.I124]" office:value-type="string" office:string-value="Daniel Ruschkowski" calcext:value-type="string">
            <text:p>Daniel Ruschkowski</text:p>
          </table:table-cell>
          <table:table-cell table:formula="of:=['file:///home/phil/Concert_Mailer/Bookinglist/Booking_all.ods'#$Alles.D124:.J124]" office:value-type="string" office:string-value="https://www.facebook.com/feedusmoreshows/?fref=ts" calcext:value-type="string">
            <text:p>https://www.facebook.com/feedusmoreshows/?fref=ts</text:p>
          </table:table-cell>
          <table:table-cell table:formula="of:=['file:///home/phil/Concert_Mailer/Bookinglist/Booking_all.ods'#$Alles.E124:.K124]" office:value-type="string" office:string-value="ruschi@feedusmore.de" calcext:value-type="string">
            <text:p>ruschi@feedusmore.de</text:p>
          </table:table-cell>
          <table:table-cell table:formula="of:=['file:///home/phil/Concert_Mailer/Bookinglist/Booking_all.ods'#$Alles.F124:.L124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25:.G125]" office:value-type="float" office:value="0" calcext:value-type="float">
            <text:p/>
          </table:table-cell>
          <table:table-cell table:formula="of:=['file:///home/phil/Concert_Mailer/Bookinglist/Booking_all.ods'#$Alles.B125:.H125]" office:value-type="string" office:string-value="Thumbs Up Concerts" calcext:value-type="string">
            <text:p>Thumbs Up Concerts</text:p>
          </table:table-cell>
          <table:table-cell table:formula="of:=['file:///home/phil/Concert_Mailer/Bookinglist/Booking_all.ods'#$Alles.C125:.I125]" office:value-type="float" office:value="0" calcext:value-type="float">
            <text:p/>
          </table:table-cell>
          <table:table-cell table:formula="of:=['file:///home/phil/Concert_Mailer/Bookinglist/Booking_all.ods'#$Alles.D125:.J125]" office:value-type="string" office:string-value="https://www.facebook.com/thumbsupconcerts/?fref=ts" calcext:value-type="string">
            <text:p>https://www.facebook.com/thumbsupconcerts/?fref=ts</text:p>
          </table:table-cell>
          <table:table-cell table:formula="of:=['file:///home/phil/Concert_Mailer/Bookinglist/Booking_all.ods'#$Alles.E125:.K125]" office:value-type="string" office:string-value="thumb69@gmx.de" calcext:value-type="string">
            <text:p>thumb69@gmx.de</text:p>
          </table:table-cell>
          <table:table-cell table:formula="of:=['file:///home/phil/Concert_Mailer/Bookinglist/Booking_all.ods'#$Alles.F125:.L125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26:.G126]" office:value-type="float" office:value="0" calcext:value-type="float">
            <text:p/>
          </table:table-cell>
          <table:table-cell table:formula="of:=['file:///home/phil/Concert_Mailer/Bookinglist/Booking_all.ods'#$Alles.B126:.H126]" office:value-type="string" office:string-value="Paderwahn Shows" calcext:value-type="string">
            <text:p>Paderwahn Shows</text:p>
          </table:table-cell>
          <table:table-cell table:formula="of:=['file:///home/phil/Concert_Mailer/Bookinglist/Booking_all.ods'#$Alles.C126:.I126]" office:value-type="float" office:value="0" calcext:value-type="float">
            <text:p/>
          </table:table-cell>
          <table:table-cell table:formula="of:=['file:///home/phil/Concert_Mailer/Bookinglist/Booking_all.ods'#$Alles.D126:.J126]" office:value-type="string" office:string-value="https://www.facebook.com/pader.wahn/?fref=ts" calcext:value-type="string">
            <text:p>https://www.facebook.com/pader.wahn/?fref=ts</text:p>
          </table:table-cell>
          <table:table-cell table:formula="of:=['file:///home/phil/Concert_Mailer/Bookinglist/Booking_all.ods'#$Alles.E126:.K126]" office:value-type="float" office:value="0" calcext:value-type="float">
            <text:p/>
          </table:table-cell>
          <table:table-cell table:formula="of:=['file:///home/phil/Concert_Mailer/Bookinglist/Booking_all.ods'#$Alles.F126:.L126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127:.G127]" office:value-type="float" office:value="0" calcext:value-type="float">
            <text:p/>
          </table:table-cell>
          <table:table-cell table:formula="of:=['file:///home/phil/Concert_Mailer/Bookinglist/Booking_all.ods'#$Alles.B127:.H127]" office:value-type="string" office:string-value="Multicult" calcext:value-type="string">
            <text:p>Multicult</text:p>
          </table:table-cell>
          <table:table-cell table:formula="of:=['file:///home/phil/Concert_Mailer/Bookinglist/Booking_all.ods'#$Alles.C127:.I127]" office:value-type="float" office:value="0" calcext:value-type="float">
            <text:p/>
          </table:table-cell>
          <table:table-cell table:formula="of:=['file:///home/phil/Concert_Mailer/Bookinglist/Booking_all.ods'#$Alles.D127:.J127]" office:value-type="string" office:string-value="https://www.facebook.com/MultiCult-&#10;Paderborn-586634104806406/?fref=ts" calcext:value-type="string">
            <text:p>https://www.facebook.com/MultiCult-</text:p>
            <text:p>Paderborn-586634104806406/?fref=ts</text:p>
          </table:table-cell>
          <table:table-cell table:formula="of:=['file:///home/phil/Concert_Mailer/Bookinglist/Booking_all.ods'#$Alles.E127:.K127]" office:value-type="string" office:string-value="s.chudalla@paderborn.de" calcext:value-type="string">
            <text:p>s.chudalla@paderborn.de</text:p>
          </table:table-cell>
          <table:table-cell table:formula="of:=['file:///home/phil/Concert_Mailer/Bookinglist/Booking_all.ods'#$Alles.F127:.L127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28:.G128]" office:value-type="string" office:string-value="Köln" calcext:value-type="string">
            <text:p>Köln</text:p>
          </table:table-cell>
          <table:table-cell table:formula="of:=['file:///home/phil/Concert_Mailer/Bookinglist/Booking_all.ods'#$Alles.B128:.H128]" office:value-type="string" office:string-value="Downfall Booking" calcext:value-type="string">
            <text:p>Downfall Booking</text:p>
          </table:table-cell>
          <table:table-cell table:formula="of:=['file:///home/phil/Concert_Mailer/Bookinglist/Booking_all.ods'#$Alles.C128:.I128]" office:value-type="float" office:value="0" calcext:value-type="float">
            <text:p/>
          </table:table-cell>
          <table:table-cell table:formula="of:=['file:///home/phil/Concert_Mailer/Bookinglist/Booking_all.ods'#$Alles.D128:.J128]" office:value-type="string" office:string-value="https://www.facebook.com/downfallbooking.cologne?fref=ts" calcext:value-type="string">
            <text:p>https://www.facebook.com/downfallbooking.cologne?fref=ts</text:p>
          </table:table-cell>
          <table:table-cell table:formula="of:=['file:///home/phil/Concert_Mailer/Bookinglist/Booking_all.ods'#$Alles.E128:.K128]" office:value-type="string" office:string-value="downfallbooking@yahoo.de" calcext:value-type="string">
            <text:p>downfallbooking@yahoo.de</text:p>
          </table:table-cell>
          <table:table-cell table:formula="of:=['file:///home/phil/Concert_Mailer/Bookinglist/Booking_all.ods'#$Alles.F128:.L128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29:.G129]" office:value-type="float" office:value="0" calcext:value-type="float">
            <text:p/>
          </table:table-cell>
          <table:table-cell table:formula="of:=['file:///home/phil/Concert_Mailer/Bookinglist/Booking_all.ods'#$Alles.B129:.H129]" office:value-type="string" office:string-value="Andriam Concerts" calcext:value-type="string">
            <text:p>Andriam Concerts</text:p>
          </table:table-cell>
          <table:table-cell table:formula="of:=['file:///home/phil/Concert_Mailer/Bookinglist/Booking_all.ods'#$Alles.C129:.I129]" office:value-type="string" office:string-value="Nikolas / Lars" calcext:value-type="string">
            <text:p>Nikolas / Lars</text:p>
          </table:table-cell>
          <table:table-cell table:formula="of:=['file:///home/phil/Concert_Mailer/Bookinglist/Booking_all.ods'#$Alles.D129:.J129]" office:value-type="string" office:string-value="https://www.facebook.com/andriamconcerts/?fref=ts" calcext:value-type="string">
            <text:p>https://www.facebook.com/andriamconcerts/?fref=ts</text:p>
          </table:table-cell>
          <table:table-cell table:formula="of:=['file:///home/phil/Concert_Mailer/Bookinglist/Booking_all.ods'#$Alles.E129:.K129]" office:value-type="float" office:value="0" calcext:value-type="float">
            <text:p/>
          </table:table-cell>
          <table:table-cell table:formula="of:=['file:///home/phil/Concert_Mailer/Bookinglist/Booking_all.ods'#$Alles.F129:.L129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30:.G130]" office:value-type="float" office:value="0" calcext:value-type="float">
            <text:p/>
          </table:table-cell>
          <table:table-cell table:formula="of:=['file:///home/phil/Concert_Mailer/Bookinglist/Booking_all.ods'#$Alles.B130:.H130]" office:value-type="string" office:string-value="MTC" calcext:value-type="string">
            <text:p>MTC</text:p>
          </table:table-cell>
          <table:table-cell table:formula="of:=['file:///home/phil/Concert_Mailer/Bookinglist/Booking_all.ods'#$Alles.C130:.I130]" office:value-type="float" office:value="0" calcext:value-type="float">
            <text:p/>
          </table:table-cell>
          <table:table-cell table:formula="of:=['file:///home/phil/Concert_Mailer/Bookinglist/Booking_all.ods'#$Alles.D130:.J130]" office:value-type="string" office:string-value="https://www.facebook.com/mtccologne/?fref=ts" calcext:value-type="string">
            <text:p>https://www.facebook.com/mtccologne/?fref=ts</text:p>
          </table:table-cell>
          <table:table-cell table:formula="of:=['file:///home/phil/Concert_Mailer/Bookinglist/Booking_all.ods'#$Alles.E13:.K13]" office:value-type="string" office:string-value="robert.luckybooking@gmail.com" calcext:value-type="string">
            <text:p>robert.luckybooking@gmail.com</text:p>
          </table:table-cell>
          <table:table-cell table:formula="of:=['file:///home/phil/Concert_Mailer/Bookinglist/Booking_all.ods'#$Alles.F130:.L130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31:.G131]" office:value-type="float" office:value="0" calcext:value-type="float">
            <text:p/>
          </table:table-cell>
          <table:table-cell table:formula="of:=['file:///home/phil/Concert_Mailer/Bookinglist/Booking_all.ods'#$Alles.B131:.H131]" office:value-type="string" office:string-value="Underground" calcext:value-type="string">
            <text:p>Underground</text:p>
          </table:table-cell>
          <table:table-cell table:formula="of:=['file:///home/phil/Concert_Mailer/Bookinglist/Booking_all.ods'#$Alles.C131:.I131]" office:value-type="float" office:value="0" calcext:value-type="float">
            <text:p/>
          </table:table-cell>
          <table:table-cell table:formula="of:=['file:///home/phil/Concert_Mailer/Bookinglist/Booking_all.ods'#$Alles.D131:.J131]" office:value-type="float" office:value="0" calcext:value-type="float">
            <text:p/>
          </table:table-cell>
          <table:table-cell table:formula="of:=['file:///home/phil/Concert_Mailer/Bookinglist/Booking_all.ods'#$Alles.E131:.K131]" office:value-type="string" office:string-value="info@underground-cologne.de" calcext:value-type="string">
            <text:p>info@underground-cologne.de</text:p>
          </table:table-cell>
          <table:table-cell table:formula="of:=['file:///home/phil/Concert_Mailer/Bookinglist/Booking_all.ods'#$Alles.F131:.L131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132:.G132]" office:value-type="float" office:value="0" calcext:value-type="float">
            <text:p/>
          </table:table-cell>
          <table:table-cell table:formula="of:=['file:///home/phil/Concert_Mailer/Bookinglist/Booking_all.ods'#$Alles.B132:.H132]" office:value-type="string" office:string-value="Sonic Ballroom" calcext:value-type="string">
            <text:p>Sonic Ballroom</text:p>
          </table:table-cell>
          <table:table-cell table:formula="of:=['file:///home/phil/Concert_Mailer/Bookinglist/Booking_all.ods'#$Alles.C132:.I132]" office:value-type="float" office:value="0" calcext:value-type="float">
            <text:p/>
          </table:table-cell>
          <table:table-cell table:formula="of:=['file:///home/phil/Concert_Mailer/Bookinglist/Booking_all.ods'#$Alles.D132:.J132]" office:value-type="string" office:string-value="https://www.facebook.com/Sonic-&#10;Ballroom-270978563310/&#10;?fref=ts" calcext:value-type="string">
            <text:p>https://www.facebook.com/Sonic-</text:p>
            <text:p>Ballroom-270978563310/</text:p>
            <text:p>?fref=ts</text:p>
          </table:table-cell>
          <table:table-cell table:formula="of:=['file:///home/phil/Concert_Mailer/Bookinglist/Booking_all.ods'#$Alles.E132:.K132]" office:value-type="string" office:string-value="sonicballroom@yahoo.com" calcext:value-type="string">
            <text:p>sonicballroom@yahoo.com</text:p>
          </table:table-cell>
          <table:table-cell table:formula="of:=['file:///home/phil/Concert_Mailer/Bookinglist/Booking_all.ods'#$Alles.F132:.L132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133:.G133]" office:value-type="float" office:value="0" calcext:value-type="float">
            <text:p/>
          </table:table-cell>
          <table:table-cell table:formula="of:=['file:///home/phil/Concert_Mailer/Bookinglist/Booking_all.ods'#$Alles.B133:.H133]" office:value-type="string" office:string-value="Gebäude 9" calcext:value-type="string">
            <text:p>Gebäude 9</text:p>
          </table:table-cell>
          <table:table-cell table:formula="of:=['file:///home/phil/Concert_Mailer/Bookinglist/Booking_all.ods'#$Alles.C133:.I133]" office:value-type="string" office:string-value="Jan S." calcext:value-type="string">
            <text:p>Jan S.</text:p>
          </table:table-cell>
          <table:table-cell table:formula="of:=['file:///home/phil/Concert_Mailer/Bookinglist/Booking_all.ods'#$Alles.D133:.J133]" office:value-type="string" office:string-value="https://www.facebook.com/Gebäude-9-16503103684&#10;6687/?fref=ts" calcext:value-type="string">
            <text:p>https://www.facebook.com/Gebäude-9-16503103684</text:p>
            <text:p>6687/?fref=ts</text:p>
          </table:table-cell>
          <table:table-cell table:formula="of:=['file:///home/phil/Concert_Mailer/Bookinglist/Booking_all.ods'#$Alles.E133:.K133]" office:value-type="string" office:string-value="jan@gebaeude9.de" calcext:value-type="string">
            <text:p>jan@gebaeude9.de</text:p>
          </table:table-cell>
          <table:table-cell table:formula="of:=['file:///home/phil/Concert_Mailer/Bookinglist/Booking_all.ods'#$Alles.F133:.L133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34:.G134]" office:value-type="float" office:value="0" calcext:value-type="float">
            <text:p/>
          </table:table-cell>
          <table:table-cell table:formula="of:=['file:///home/phil/Concert_Mailer/Bookinglist/Booking_all.ods'#$Alles.B134:.H134]" office:value-type="string" office:string-value="AZ Köln" calcext:value-type="string">
            <text:p>AZ Köln</text:p>
          </table:table-cell>
          <table:table-cell table:formula="of:=['file:///home/phil/Concert_Mailer/Bookinglist/Booking_all.ods'#$Alles.C134:.I134]" office:value-type="float" office:value="0" calcext:value-type="float">
            <text:p/>
          </table:table-cell>
          <table:table-cell table:formula="of:=['file:///home/phil/Concert_Mailer/Bookinglist/Booking_all.ods'#$Alles.D134:.J134]" office:value-type="string" office:string-value="https://www.facebook.com/KonzerteAZKoeln/?fref=ts" calcext:value-type="string">
            <text:p>https://www.facebook.com/KonzerteAZKoeln/?fref=ts</text:p>
          </table:table-cell>
          <table:table-cell table:formula="of:=['file:///home/phil/Concert_Mailer/Bookinglist/Booking_all.ods'#$Alles.E134:.K134]" office:value-type="string" office:string-value="partyministerium@riseup.net" calcext:value-type="string">
            <text:p>partyministerium@riseup.net</text:p>
          </table:table-cell>
          <table:table-cell table:formula="of:=['file:///home/phil/Concert_Mailer/Bookinglist/Booking_all.ods'#$Alles.F134:.L134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35:.G135]" office:value-type="float" office:value="0" calcext:value-type="float">
            <text:p/>
          </table:table-cell>
          <table:table-cell table:formula="of:=['file:///home/phil/Concert_Mailer/Bookinglist/Booking_all.ods'#$Alles.B135:.H135]" office:value-type="string" office:string-value="Kraake Konzerte" calcext:value-type="string">
            <text:p>Kraake Konzerte</text:p>
          </table:table-cell>
          <table:table-cell table:formula="of:=['file:///home/phil/Concert_Mailer/Bookinglist/Booking_all.ods'#$Alles.C135:.I135]" office:value-type="float" office:value="0" calcext:value-type="float">
            <text:p/>
          </table:table-cell>
          <table:table-cell table:formula="of:=['file:///home/phil/Concert_Mailer/Bookinglist/Booking_all.ods'#$Alles.D135:.J135]" office:value-type="string" office:string-value="https://www.facebook.com/kraakekonzerte/" calcext:value-type="string">
            <text:p>https://www.facebook.com/kraakekonzerte/</text:p>
          </table:table-cell>
          <table:table-cell table:formula="of:=['file:///home/phil/Concert_Mailer/Bookinglist/Booking_all.ods'#$Alles.E135:.K135]" office:value-type="float" office:value="0" calcext:value-type="float">
            <text:p/>
          </table:table-cell>
          <table:table-cell table:formula="of:=['file:///home/phil/Concert_Mailer/Bookinglist/Booking_all.ods'#$Alles.F135:.L135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36:.G136]" office:value-type="float" office:value="0" calcext:value-type="float">
            <text:p/>
          </table:table-cell>
          <table:table-cell table:formula="of:=['file:///home/phil/Concert_Mailer/Bookinglist/Booking_all.ods'#$Alles.B136:.H136]" office:value-type="string" office:string-value="Baumhaus Konzerte" calcext:value-type="string">
            <text:p>Baumhaus Konzerte</text:p>
          </table:table-cell>
          <table:table-cell table:formula="of:=['file:///home/phil/Concert_Mailer/Bookinglist/Booking_all.ods'#$Alles.C136:.I136]" office:value-type="float" office:value="0" calcext:value-type="float">
            <text:p/>
          </table:table-cell>
          <table:table-cell table:formula="of:=['file:///home/phil/Concert_Mailer/Bookinglist/Booking_all.ods'#$Alles.D136:.J136]" office:value-type="string" office:string-value="https://www.facebook.com/baumhauskonzerte/timeline" calcext:value-type="string">
            <text:p>https://www.facebook.com/baumhauskonzerte/timeline</text:p>
          </table:table-cell>
          <table:table-cell table:formula="of:=['file:///home/phil/Concert_Mailer/Bookinglist/Booking_all.ods'#$Alles.E136:.K136]" office:value-type="string" office:string-value="baumhaus.konzerte@web.de" calcext:value-type="string">
            <text:p>baumhaus.konzerte@web.de</text:p>
          </table:table-cell>
          <table:table-cell table:formula="of:=['file:///home/phil/Concert_Mailer/Bookinglist/Booking_all.ods'#$Alles.F136:.L136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37:.G137]" office:value-type="float" office:value="0" calcext:value-type="float">
            <text:p/>
          </table:table-cell>
          <table:table-cell table:formula="of:=['file:///home/phil/Concert_Mailer/Bookinglist/Booking_all.ods'#$Alles.B137:.H137]" office:value-type="string" office:string-value="La Pinata Shows" calcext:value-type="string">
            <text:p>La Pinata Shows</text:p>
          </table:table-cell>
          <table:table-cell table:formula="of:=['file:///home/phil/Concert_Mailer/Bookinglist/Booking_all.ods'#$Alles.C137:.I137]" office:value-type="float" office:value="0" calcext:value-type="float">
            <text:p/>
          </table:table-cell>
          <table:table-cell table:formula="of:=['file:///home/phil/Concert_Mailer/Bookinglist/Booking_all.ods'#$Alles.D137:.J137]" office:value-type="string" office:string-value="https://www.facebook.com/lapinatashows/" calcext:value-type="string">
            <text:p>https://www.facebook.com/lapinatashows/</text:p>
          </table:table-cell>
          <table:table-cell table:formula="of:=['file:///home/phil/Concert_Mailer/Bookinglist/Booking_all.ods'#$Alles.E137:.K137]" office:value-type="string" office:string-value="lapinatashows@gmail.com" calcext:value-type="string">
            <text:p>lapinatashows@gmail.com</text:p>
          </table:table-cell>
          <table:table-cell table:formula="of:=['file:///home/phil/Concert_Mailer/Bookinglist/Booking_all.ods'#$Alles.F137:.L137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138:.G138]" office:value-type="float" office:value="0" calcext:value-type="float">
            <text:p/>
          </table:table-cell>
          <table:table-cell table:formula="of:=['file:///home/phil/Concert_Mailer/Bookinglist/Booking_all.ods'#$Alles.B138:.H138]" office:value-type="string" office:string-value="P&amp;R Concerts" calcext:value-type="string">
            <text:p>P&amp;R Concerts</text:p>
          </table:table-cell>
          <table:table-cell table:formula="of:=['file:///home/phil/Concert_Mailer/Bookinglist/Booking_all.ods'#$Alles.C138:.I138]" office:value-type="float" office:value="0" calcext:value-type="float">
            <text:p/>
          </table:table-cell>
          <table:table-cell table:formula="of:=['file:///home/phil/Concert_Mailer/Bookinglist/Booking_all.ods'#$Alles.D138:.J138]" office:value-type="string" office:string-value="https://www.facebook.com/PR-CONCERTS-1222192411&#10;26590/?ref=ts&amp;fref=ts" calcext:value-type="string">
            <text:p>https://www.facebook.com/PR-CONCERTS-1222192411</text:p>
            <text:p>26590/?ref=ts&amp;fref=ts</text:p>
          </table:table-cell>
          <table:table-cell table:formula="of:=['file:///home/phil/Concert_Mailer/Bookinglist/Booking_all.ods'#$Alles.E138:.K138]" office:value-type="string" office:string-value="http://www.pr-concerts.com/cms/index.php/contact.html" calcext:value-type="string">
            <text:p>http://www.pr-concerts.com/cms/index.php/contact.html</text:p>
          </table:table-cell>
          <table:table-cell table:formula="of:=['file:///home/phil/Concert_Mailer/Bookinglist/Booking_all.ods'#$Alles.F138:.L138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39:.G139]" office:value-type="string" office:string-value="Bonn" calcext:value-type="string">
            <text:p>Bonn</text:p>
          </table:table-cell>
          <table:table-cell table:formula="of:=['file:///home/phil/Concert_Mailer/Bookinglist/Booking_all.ods'#$Alles.B139:.H139]" office:value-type="string" office:string-value="Andriam Concerts" calcext:value-type="string">
            <text:p>Andriam Concerts</text:p>
          </table:table-cell>
          <table:table-cell table:formula="of:=['file:///home/phil/Concert_Mailer/Bookinglist/Booking_all.ods'#$Alles.C139:.I139]" office:value-type="string" office:string-value="Nikolas / Lars" calcext:value-type="string">
            <text:p>Nikolas / Lars</text:p>
          </table:table-cell>
          <table:table-cell table:formula="of:=['file:///home/phil/Concert_Mailer/Bookinglist/Booking_all.ods'#$Alles.D139:.J139]" office:value-type="string" office:string-value="https://www.facebook.com/andriamconcerts/?fref=ts" calcext:value-type="string">
            <text:p>https://www.facebook.com/andriamconcerts/?fref=ts</text:p>
          </table:table-cell>
          <table:table-cell table:formula="of:=['file:///home/phil/Concert_Mailer/Bookinglist/Booking_all.ods'#$Alles.E139:.K139]" office:value-type="float" office:value="0" calcext:value-type="float">
            <text:p/>
          </table:table-cell>
          <table:table-cell table:formula="of:=['file:///home/phil/Concert_Mailer/Bookinglist/Booking_all.ods'#$Alles.F139:.L139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40:.G140]" office:value-type="float" office:value="0" calcext:value-type="float">
            <text:p/>
          </table:table-cell>
          <table:table-cell table:formula="of:=['file:///home/phil/Concert_Mailer/Bookinglist/Booking_all.ods'#$Alles.B140:.H140]" office:value-type="string" office:string-value="Heart of Core" calcext:value-type="string">
            <text:p>Heart of Core</text:p>
          </table:table-cell>
          <table:table-cell table:formula="of:=['file:///home/phil/Concert_Mailer/Bookinglist/Booking_all.ods'#$Alles.C140:.I140]" office:value-type="string" office:string-value="Chris Peters" calcext:value-type="string">
            <text:p>Chris Peters</text:p>
          </table:table-cell>
          <table:table-cell table:formula="of:=['file:///home/phil/Concert_Mailer/Bookinglist/Booking_all.ods'#$Alles.D140:.J140]" office:value-type="float" office:value="0" calcext:value-type="float">
            <text:p/>
          </table:table-cell>
          <table:table-cell table:formula="of:=['file:///home/phil/Concert_Mailer/Bookinglist/Booking_all.ods'#$Alles.E14:.K14]" office:value-type="string" office:string-value="info@wolfsklaue-konzerte.de" calcext:value-type="string">
            <text:p>info@wolfsklaue-konzerte.de</text:p>
          </table:table-cell>
          <table:table-cell table:formula="of:=['file:///home/phil/Concert_Mailer/Bookinglist/Booking_all.ods'#$Alles.F140:.L140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41:.G141]" office:value-type="string" office:string-value="Koblenz" calcext:value-type="string">
            <text:p>Koblenz</text:p>
          </table:table-cell>
          <table:table-cell table:formula="of:=['file:///home/phil/Concert_Mailer/Bookinglist/Booking_all.ods'#$Alles.B141:.H141]" office:value-type="string" office:string-value="Andriam Concerts" calcext:value-type="string">
            <text:p>Andriam Concerts</text:p>
          </table:table-cell>
          <table:table-cell table:formula="of:=['file:///home/phil/Concert_Mailer/Bookinglist/Booking_all.ods'#$Alles.C141:.I141]" office:value-type="string" office:string-value="Nikolas / Lars" calcext:value-type="string">
            <text:p>Nikolas / Lars</text:p>
          </table:table-cell>
          <table:table-cell table:formula="of:=['file:///home/phil/Concert_Mailer/Bookinglist/Booking_all.ods'#$Alles.D141:.J141]" office:value-type="string" office:string-value="https://www.facebook.com/andriamconcerts/?fref=ts" calcext:value-type="string">
            <text:p>https://www.facebook.com/andriamconcerts/?fref=ts</text:p>
          </table:table-cell>
          <table:table-cell table:formula="of:=['file:///home/phil/Concert_Mailer/Bookinglist/Booking_all.ods'#$Alles.E141:.K141]" office:value-type="float" office:value="0" calcext:value-type="float">
            <text:p/>
          </table:table-cell>
          <table:table-cell table:formula="of:=['file:///home/phil/Concert_Mailer/Bookinglist/Booking_all.ods'#$Alles.F141:.L141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142:.G142]" office:value-type="float" office:value="0" calcext:value-type="float">
            <text:p/>
          </table:table-cell>
          <table:table-cell table:formula="of:=['file:///home/phil/Concert_Mailer/Bookinglist/Booking_all.ods'#$Alles.B142:.H142]" office:value-type="string" office:string-value="FÄTZich KOnzertgruppe" calcext:value-type="string">
            <text:p>FÄTZich KOnzertgruppe</text:p>
          </table:table-cell>
          <table:table-cell table:formula="of:=['file:///home/phil/Concert_Mailer/Bookinglist/Booking_all.ods'#$Alles.C142:.I142]" office:value-type="string" office:string-value="Fa Bibobabo" calcext:value-type="string">
            <text:p>Fa Bibobabo</text:p>
          </table:table-cell>
          <table:table-cell table:formula="of:=['file:///home/phil/Concert_Mailer/Bookinglist/Booking_all.ods'#$Alles.D142:.J142]" office:value-type="string" office:string-value="https://www.facebook.com/FÄTZich-&#10;KOnzertgruppe-652042344918954/?pnref=lhc" calcext:value-type="string">
            <text:p>https://www.facebook.com/FÄTZich-</text:p>
            <text:p>KOnzertgruppe-652042344918954/?pnref=lhc</text:p>
          </table:table-cell>
          <table:table-cell table:formula="of:=['file:///home/phil/Concert_Mailer/Bookinglist/Booking_all.ods'#$Alles.E142:.K142]" office:value-type="string" office:string-value="faetzich@gmx.de" calcext:value-type="string">
            <text:p>faetzich@gmx.de</text:p>
          </table:table-cell>
          <table:table-cell table:formula="of:=['file:///home/phil/Concert_Mailer/Bookinglist/Booking_all.ods'#$Alles.F142:.L142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43:.G143]" office:value-type="string" office:string-value="Moers" calcext:value-type="string">
            <text:p>Moers</text:p>
          </table:table-cell>
          <table:table-cell table:formula="of:=['file:///home/phil/Concert_Mailer/Bookinglist/Booking_all.ods'#$Alles.B143:.H143]" office:value-type="string" office:string-value="Bollwerk" calcext:value-type="string">
            <text:p>Bollwerk</text:p>
          </table:table-cell>
          <table:table-cell table:formula="of:=['file:///home/phil/Concert_Mailer/Bookinglist/Booking_all.ods'#$Alles.C143:.I143]" office:value-type="float" office:value="0" calcext:value-type="float">
            <text:p/>
          </table:table-cell>
          <table:table-cell table:formula="of:=['file:///home/phil/Concert_Mailer/Bookinglist/Booking_all.ods'#$Alles.D143:.J143]" office:value-type="float" office:value="0" calcext:value-type="float">
            <text:p/>
          </table:table-cell>
          <table:table-cell table:formula="of:=['file:///home/phil/Concert_Mailer/Bookinglist/Booking_all.ods'#$Alles.E143:.K143]" office:value-type="string" office:string-value="booking@bollwerk107.de" calcext:value-type="string">
            <text:p>booking@bollwerk107.de</text:p>
          </table:table-cell>
          <table:table-cell table:formula="of:=['file:///home/phil/Concert_Mailer/Bookinglist/Booking_all.ods'#$Alles.F143:.L143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44:.G144]" office:value-type="float" office:value="0" calcext:value-type="float">
            <text:p/>
          </table:table-cell>
          <table:table-cell table:formula="of:=['file:///home/phil/Concert_Mailer/Bookinglist/Booking_all.ods'#$Alles.B144:.H144]" office:value-type="string" office:string-value="JZ Henri" calcext:value-type="string">
            <text:p>JZ Henri</text:p>
          </table:table-cell>
          <table:table-cell table:formula="of:=['file:///home/phil/Concert_Mailer/Bookinglist/Booking_all.ods'#$Alles.C144:.I144]" office:value-type="float" office:value="0" calcext:value-type="float">
            <text:p/>
          </table:table-cell>
          <table:table-cell table:formula="of:=['file:///home/phil/Concert_Mailer/Bookinglist/Booking_all.ods'#$Alles.D144:.J144]" office:value-type="float" office:value="0" calcext:value-type="float">
            <text:p/>
          </table:table-cell>
          <table:table-cell table:formula="of:=['file:///home/phil/Concert_Mailer/Bookinglist/Booking_all.ods'#$Alles.E144:.K144]" office:value-type="string" office:string-value="henri@awo-jz-henri.de" calcext:value-type="string">
            <text:p>henri@awo-jz-henri.de</text:p>
          </table:table-cell>
          <table:table-cell table:formula="of:=['file:///home/phil/Concert_Mailer/Bookinglist/Booking_all.ods'#$Alles.F144:.L144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145:.G145]" office:value-type="string" office:string-value="Duisburg" calcext:value-type="string">
            <text:p>Duisburg</text:p>
          </table:table-cell>
          <table:table-cell table:formula="of:=['file:///home/phil/Concert_Mailer/Bookinglist/Booking_all.ods'#$Alles.B145:.H145]" office:value-type="string" office:string-value="Team Collin Reynolds" calcext:value-type="string">
            <text:p>Team Collin Reynolds</text:p>
          </table:table-cell>
          <table:table-cell table:formula="of:=['file:///home/phil/Concert_Mailer/Bookinglist/Booking_all.ods'#$Alles.C145:.I145]" office:value-type="string" office:string-value="Olivia Patricia" calcext:value-type="string">
            <text:p>Olivia Patricia</text:p>
          </table:table-cell>
          <table:table-cell table:formula="of:=['file:///home/phil/Concert_Mailer/Bookinglist/Booking_all.ods'#$Alles.D145:.J145]" office:value-type="string" office:string-value="https://www.facebook.com/team-collin-reynolds-cystic-fibrosis-&#10;sucks-502586066508695/&#10;?fref=ts" calcext:value-type="string">
            <text:p>https://www.facebook.com/team-collin-reynolds-cystic-fibrosis-</text:p>
            <text:p>sucks-502586066508695/</text:p>
            <text:p>?fref=ts</text:p>
          </table:table-cell>
          <table:table-cell table:formula="of:=['file:///home/phil/Concert_Mailer/Bookinglist/Booking_all.ods'#$Alles.E145:.K145]" office:value-type="string" office:string-value="teamcollinreynolds@gmail.com" calcext:value-type="string">
            <text:p>teamcollinreynolds@gmail.com</text:p>
          </table:table-cell>
          <table:table-cell table:formula="of:=['file:///home/phil/Concert_Mailer/Bookinglist/Booking_all.ods'#$Alles.F145:.L145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46:.G146]" office:value-type="float" office:value="0" calcext:value-type="float">
            <text:p/>
          </table:table-cell>
          <table:table-cell table:formula="of:=['file:///home/phil/Concert_Mailer/Bookinglist/Booking_all.ods'#$Alles.B146:.H146]" office:value-type="string" office:string-value="JZ St. Peter" calcext:value-type="string">
            <text:p>JZ St. Peter</text:p>
          </table:table-cell>
          <table:table-cell table:formula="of:=['file:///home/phil/Concert_Mailer/Bookinglist/Booking_all.ods'#$Alles.C146:.I146]" office:value-type="float" office:value="0" calcext:value-type="float">
            <text:p/>
          </table:table-cell>
          <table:table-cell table:formula="of:=['file:///home/phil/Concert_Mailer/Bookinglist/Booking_all.ods'#$Alles.D146:.J146]" office:value-type="float" office:value="0" calcext:value-type="float">
            <text:p/>
          </table:table-cell>
          <table:table-cell table:formula="of:=['file:///home/phil/Concert_Mailer/Bookinglist/Booking_all.ods'#$Alles.E146:.K146]" office:value-type="string" office:string-value="info@jz-stpeter.de" calcext:value-type="string">
            <text:p>info@jz-stpeter.de</text:p>
          </table:table-cell>
          <table:table-cell table:formula="of:=['file:///home/phil/Concert_Mailer/Bookinglist/Booking_all.ods'#$Alles.F146:.L146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47:.G147]" office:value-type="float" office:value="0" calcext:value-type="float">
            <text:p/>
          </table:table-cell>
          <table:table-cell table:formula="of:=['file:///home/phil/Concert_Mailer/Bookinglist/Booking_all.ods'#$Alles.B147:.H147]" office:value-type="string" office:string-value="Parkhaus" calcext:value-type="string">
            <text:p>Parkhaus</text:p>
          </table:table-cell>
          <table:table-cell table:formula="of:=['file:///home/phil/Concert_Mailer/Bookinglist/Booking_all.ods'#$Alles.C147:.I147]" office:value-type="float" office:value="0" calcext:value-type="float">
            <text:p/>
          </table:table-cell>
          <table:table-cell table:formula="of:=['file:///home/phil/Concert_Mailer/Bookinglist/Booking_all.ods'#$Alles.D147:.J147]" office:value-type="float" office:value="0" calcext:value-type="float">
            <text:p/>
          </table:table-cell>
          <table:table-cell table:formula="of:=['file:///home/phil/Concert_Mailer/Bookinglist/Booking_all.ods'#$Alles.E147:.K147]" office:value-type="string" office:string-value="info@parkhaus-meiderich.de" calcext:value-type="string">
            <text:p>info@parkhaus-meiderich.de</text:p>
          </table:table-cell>
          <table:table-cell table:formula="of:=['file:///home/phil/Concert_Mailer/Bookinglist/Booking_all.ods'#$Alles.F147:.L147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48:.G148]" office:value-type="float" office:value="0" calcext:value-type="float">
            <text:p/>
          </table:table-cell>
          <table:table-cell table:formula="of:=['file:///home/phil/Concert_Mailer/Bookinglist/Booking_all.ods'#$Alles.B148:.H148]" office:value-type="string" office:string-value="JZ Area 51" calcext:value-type="string">
            <text:p>JZ Area 51</text:p>
          </table:table-cell>
          <table:table-cell table:formula="of:=['file:///home/phil/Concert_Mailer/Bookinglist/Booking_all.ods'#$Alles.C148:.I148]" office:value-type="float" office:value="0" calcext:value-type="float">
            <text:p/>
          </table:table-cell>
          <table:table-cell table:formula="of:=['file:///home/phil/Concert_Mailer/Bookinglist/Booking_all.ods'#$Alles.D148:.J148]" office:value-type="float" office:value="0" calcext:value-type="float">
            <text:p/>
          </table:table-cell>
          <table:table-cell table:formula="of:=['file:///home/phil/Concert_Mailer/Bookinglist/Booking_all.ods'#$Alles.E148:.K148]" office:value-type="string" office:string-value="jugendzentrum.area51@gmx.de" calcext:value-type="string">
            <text:p>jugendzentrum.area51@gmx.de</text:p>
          </table:table-cell>
          <table:table-cell table:formula="of:=['file:///home/phil/Concert_Mailer/Bookinglist/Booking_all.ods'#$Alles.F148:.L148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49:.G149]" office:value-type="float" office:value="0" calcext:value-type="float">
            <text:p/>
          </table:table-cell>
          <table:table-cell table:formula="of:=['file:///home/phil/Concert_Mailer/Bookinglist/Booking_all.ods'#$Alles.B149:.H149]" office:value-type="string" office:string-value="Grammatikoff" calcext:value-type="string">
            <text:p>Grammatikoff</text:p>
          </table:table-cell>
          <table:table-cell table:formula="of:=['file:///home/phil/Concert_Mailer/Bookinglist/Booking_all.ods'#$Alles.C149:.I149]" office:value-type="float" office:value="0" calcext:value-type="float">
            <text:p/>
          </table:table-cell>
          <table:table-cell table:formula="of:=['file:///home/phil/Concert_Mailer/Bookinglist/Booking_all.ods'#$Alles.D149:.J149]" office:value-type="float" office:value="0" calcext:value-type="float">
            <text:p/>
          </table:table-cell>
          <table:table-cell table:formula="of:=['file:///home/phil/Concert_Mailer/Bookinglist/Booking_all.ods'#$Alles.E149:.K149]" office:value-type="string" office:string-value="booking@kellergeist06.de" calcext:value-type="string">
            <text:p>booking@kellergeist06.de</text:p>
          </table:table-cell>
          <table:table-cell table:formula="of:=['file:///home/phil/Concert_Mailer/Bookinglist/Booking_all.ods'#$Alles.F149:.L149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50:.G150]" office:value-type="float" office:value="0" calcext:value-type="float">
            <text:p/>
          </table:table-cell>
          <table:table-cell table:formula="of:=['file:///home/phil/Concert_Mailer/Bookinglist/Booking_all.ods'#$Alles.B150:.H150]" office:value-type="string" office:string-value="Timeless" calcext:value-type="string">
            <text:p>Timeless</text:p>
          </table:table-cell>
          <table:table-cell table:formula="of:=['file:///home/phil/Concert_Mailer/Bookinglist/Booking_all.ods'#$Alles.C150:.I150]" office:value-type="string" office:string-value="Chris Seiler" calcext:value-type="string">
            <text:p>Chris Seiler</text:p>
          </table:table-cell>
          <table:table-cell table:formula="of:=['file:///home/phil/Concert_Mailer/Bookinglist/Booking_all.ods'#$Alles.D150:.J150]" office:value-type="string" office:string-value="https://www.facebook.com/chris.seiler.102?fref=ts" calcext:value-type="string">
            <text:p>https://www.facebook.com/chris.seiler.102?fref=ts</text:p>
          </table:table-cell>
          <table:table-cell table:formula="of:=['file:///home/phil/Concert_Mailer/Bookinglist/Booking_all.ods'#$Alles.E15:.K15]" office:value-type="string" office:string-value="wunstockfestival@web.de" calcext:value-type="string">
            <text:p>wunstockfestival@web.de</text:p>
          </table:table-cell>
          <table:table-cell table:formula="of:=['file:///home/phil/Concert_Mailer/Bookinglist/Booking_all.ods'#$Alles.F150:.L150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51:.G151]" office:value-type="float" office:value="0" calcext:value-type="float">
            <text:p/>
          </table:table-cell>
          <table:table-cell table:formula="of:=['file:///home/phil/Concert_Mailer/Bookinglist/Booking_all.ods'#$Alles.B151:.H151]" office:value-type="string" office:string-value="Revenge Booking" calcext:value-type="string">
            <text:p>Revenge Booking</text:p>
          </table:table-cell>
          <table:table-cell table:formula="of:=['file:///home/phil/Concert_Mailer/Bookinglist/Booking_all.ods'#$Alles.C151:.I151]" office:value-type="float" office:value="0" calcext:value-type="float">
            <text:p/>
          </table:table-cell>
          <table:table-cell table:formula="of:=['file:///home/phil/Concert_Mailer/Bookinglist/Booking_all.ods'#$Alles.D151:.J151]" office:value-type="string" office:string-value="https://www.facebook.com/RevengeBooking/?ref=un_c" calcext:value-type="string">
            <text:p>https://www.facebook.com/RevengeBooking/?ref=un_c</text:p>
          </table:table-cell>
          <table:table-cell table:formula="of:=['file:///home/phil/Concert_Mailer/Bookinglist/Booking_all.ods'#$Alles.E151:.K151]" office:value-type="string" office:string-value="revengebooking@gmx.de" calcext:value-type="string">
            <text:p>revengebooking@gmx.de</text:p>
          </table:table-cell>
          <table:table-cell table:formula="of:=['file:///home/phil/Concert_Mailer/Bookinglist/Booking_all.ods'#$Alles.F151:.L151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52:.G152]" office:value-type="string" office:string-value="Mühlheim" calcext:value-type="string">
            <text:p>Mühlheim</text:p>
          </table:table-cell>
          <table:table-cell table:formula="of:=['file:///home/phil/Concert_Mailer/Bookinglist/Booking_all.ods'#$Alles.B152:.H152]" office:value-type="string" office:string-value="AZ Mühlheim" calcext:value-type="string">
            <text:p>AZ Mühlheim</text:p>
          </table:table-cell>
          <table:table-cell table:formula="of:=['file:///home/phil/Concert_Mailer/Bookinglist/Booking_all.ods'#$Alles.C152:.I152]" office:value-type="float" office:value="0" calcext:value-type="float">
            <text:p/>
          </table:table-cell>
          <table:table-cell table:formula="of:=['file:///home/phil/Concert_Mailer/Bookinglist/Booking_all.ods'#$Alles.D152:.J152]" office:value-type="float" office:value="0" calcext:value-type="float">
            <text:p/>
          </table:table-cell>
          <table:table-cell table:formula="of:=['file:///home/phil/Concert_Mailer/Bookinglist/Booking_all.ods'#$Alles.E152:.K152]" office:value-type="string" office:string-value="info@az-muehlheim.de" calcext:value-type="string">
            <text:p>info@az-muehlheim.de</text:p>
          </table:table-cell>
          <table:table-cell table:formula="of:=['file:///home/phil/Concert_Mailer/Bookinglist/Booking_all.ods'#$Alles.F152:.L152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53:.G153]" office:value-type="string" office:string-value="Waltrop" calcext:value-type="string">
            <text:p>Waltrop</text:p>
          </table:table-cell>
          <table:table-cell table:formula="of:=['file:///home/phil/Concert_Mailer/Bookinglist/Booking_all.ods'#$Alles.B153:.H153]" office:value-type="string" office:string-value="Yahoo" calcext:value-type="string">
            <text:p>Yahoo</text:p>
          </table:table-cell>
          <table:table-cell table:formula="of:=['file:///home/phil/Concert_Mailer/Bookinglist/Booking_all.ods'#$Alles.C153:.I153]" office:value-type="float" office:value="0" calcext:value-type="float">
            <text:p/>
          </table:table-cell>
          <table:table-cell table:formula="of:=['file:///home/phil/Concert_Mailer/Bookinglist/Booking_all.ods'#$Alles.D153:.J153]" office:value-type="float" office:value="0" calcext:value-type="float">
            <text:p/>
          </table:table-cell>
          <table:table-cell table:formula="of:=['file:///home/phil/Concert_Mailer/Bookinglist/Booking_all.ods'#$Alles.E153:.K153]" office:value-type="string" office:string-value="yahoo@rockandwords.de" calcext:value-type="string">
            <text:p>yahoo@rockandwords.de</text:p>
          </table:table-cell>
          <table:table-cell table:formula="of:=['file:///home/phil/Concert_Mailer/Bookinglist/Booking_all.ods'#$Alles.F153:.L153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54:.G154]" office:value-type="string" office:string-value="Düsseldorf" calcext:value-type="string">
            <text:p>Düsseldorf</text:p>
          </table:table-cell>
          <table:table-cell table:formula="of:=['file:///home/phil/Concert_Mailer/Bookinglist/Booking_all.ods'#$Alles.B154:.H154]" office:value-type="string" office:string-value="Zakk" calcext:value-type="string">
            <text:p>Zakk</text:p>
          </table:table-cell>
          <table:table-cell table:formula="of:=['file:///home/phil/Concert_Mailer/Bookinglist/Booking_all.ods'#$Alles.C154:.I154]" office:value-type="float" office:value="0" calcext:value-type="float">
            <text:p/>
          </table:table-cell>
          <table:table-cell table:formula="of:=['file:///home/phil/Concert_Mailer/Bookinglist/Booking_all.ods'#$Alles.D154:.J154]" office:value-type="float" office:value="0" calcext:value-type="float">
            <text:p/>
          </table:table-cell>
          <table:table-cell table:formula="of:=['file:///home/phil/Concert_Mailer/Bookinglist/Booking_all.ods'#$Alles.E154:.K154]" office:value-type="string" office:string-value="info@zakk.de" calcext:value-type="string">
            <text:p>info@zakk.de</text:p>
          </table:table-cell>
          <table:table-cell table:formula="of:=['file:///home/phil/Concert_Mailer/Bookinglist/Booking_all.ods'#$Alles.F154:.L154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55:.G155]" office:value-type="float" office:value="0" calcext:value-type="float">
            <text:p/>
          </table:table-cell>
          <table:table-cell table:formula="of:=['file:///home/phil/Concert_Mailer/Bookinglist/Booking_all.ods'#$Alles.B155:.H155]" office:value-type="string" office:string-value="Tube" calcext:value-type="string">
            <text:p>Tube</text:p>
          </table:table-cell>
          <table:table-cell table:formula="of:=['file:///home/phil/Concert_Mailer/Bookinglist/Booking_all.ods'#$Alles.C155:.I155]" office:value-type="float" office:value="0" calcext:value-type="float">
            <text:p/>
          </table:table-cell>
          <table:table-cell table:formula="of:=['file:///home/phil/Concert_Mailer/Bookinglist/Booking_all.ods'#$Alles.D155:.J155]" office:value-type="float" office:value="0" calcext:value-type="float">
            <text:p/>
          </table:table-cell>
          <table:table-cell table:formula="of:=['file:///home/phil/Concert_Mailer/Bookinglist/Booking_all.ods'#$Alles.E155:.K155]" office:value-type="string" office:string-value="booking@the-tube-club.com" calcext:value-type="string">
            <text:p>booking@the-tube-club.com</text:p>
          </table:table-cell>
          <table:table-cell table:formula="of:=['file:///home/phil/Concert_Mailer/Bookinglist/Booking_all.ods'#$Alles.F155:.L155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56:.G156]" office:value-type="string" office:string-value="Sollingen" calcext:value-type="string">
            <text:p>Sollingen</text:p>
          </table:table-cell>
          <table:table-cell table:formula="of:=['file:///home/phil/Concert_Mailer/Bookinglist/Booking_all.ods'#$Alles.B156:.H156]" office:value-type="string" office:string-value="CowClub" calcext:value-type="string">
            <text:p>CowClub</text:p>
          </table:table-cell>
          <table:table-cell table:formula="of:=['file:///home/phil/Concert_Mailer/Bookinglist/Booking_all.ods'#$Alles.C156:.I156]" office:value-type="float" office:value="0" calcext:value-type="float">
            <text:p/>
          </table:table-cell>
          <table:table-cell table:formula="of:=['file:///home/phil/Concert_Mailer/Bookinglist/Booking_all.ods'#$Alles.D156:.J156]" office:value-type="float" office:value="0" calcext:value-type="float">
            <text:p/>
          </table:table-cell>
          <table:table-cell table:formula="of:=['file:///home/phil/Concert_Mailer/Bookinglist/Booking_all.ods'#$Alles.E156:.K156]" office:value-type="string" office:string-value="info@cowclub.de" calcext:value-type="string">
            <text:p>info@cowclub.de</text:p>
          </table:table-cell>
          <table:table-cell table:formula="of:=['file:///home/phil/Concert_Mailer/Bookinglist/Booking_all.ods'#$Alles.F156:.L156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57:.G157]" office:value-type="string" office:string-value="Bochum" calcext:value-type="string">
            <text:p>Bochum</text:p>
          </table:table-cell>
          <table:table-cell table:formula="of:=['file:///home/phil/Concert_Mailer/Bookinglist/Booking_all.ods'#$Alles.B157:.H157]" office:value-type="string" office:string-value="Rotunde" calcext:value-type="string">
            <text:p>Rotunde</text:p>
          </table:table-cell>
          <table:table-cell table:formula="of:=['file:///home/phil/Concert_Mailer/Bookinglist/Booking_all.ods'#$Alles.C157:.I157]" office:value-type="float" office:value="0" calcext:value-type="float">
            <text:p/>
          </table:table-cell>
          <table:table-cell table:formula="of:=['file:///home/phil/Concert_Mailer/Bookinglist/Booking_all.ods'#$Alles.D157:.J157]" office:value-type="float" office:value="0" calcext:value-type="float">
            <text:p/>
          </table:table-cell>
          <table:table-cell table:formula="of:=['file:///home/phil/Concert_Mailer/Bookinglist/Booking_all.ods'#$Alles.E157:.K157]" office:value-type="string" office:string-value="booking@rotunde-bochum.de" calcext:value-type="string">
            <text:p>booking@rotunde-bochum.de</text:p>
          </table:table-cell>
          <table:table-cell table:formula="of:=['file:///home/phil/Concert_Mailer/Bookinglist/Booking_all.ods'#$Alles.F157:.L157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58:.G158]" office:value-type="string" office:string-value="Wassenberg" calcext:value-type="string">
            <text:p>Wassenberg</text:p>
          </table:table-cell>
          <table:table-cell table:formula="of:=['file:///home/phil/Concert_Mailer/Bookinglist/Booking_all.ods'#$Alles.B158:.H158]" office:value-type="string" office:string-value="JuZe" calcext:value-type="string">
            <text:p>JuZe</text:p>
          </table:table-cell>
          <table:table-cell table:formula="of:=['file:///home/phil/Concert_Mailer/Bookinglist/Booking_all.ods'#$Alles.C158:.I158]" office:value-type="float" office:value="0" calcext:value-type="float">
            <text:p/>
          </table:table-cell>
          <table:table-cell table:formula="of:=['file:///home/phil/Concert_Mailer/Bookinglist/Booking_all.ods'#$Alles.D158:.J158]" office:value-type="float" office:value="0" calcext:value-type="float">
            <text:p/>
          </table:table-cell>
          <table:table-cell table:formula="of:=['file:///home/phil/Concert_Mailer/Bookinglist/Booking_all.ods'#$Alles.E158:.K158]" office:value-type="string" office:string-value="jugendzentrum@wassenberg.de" calcext:value-type="string">
            <text:p>jugendzentrum@wassenberg.de</text:p>
          </table:table-cell>
          <table:table-cell table:formula="of:=['file:///home/phil/Concert_Mailer/Bookinglist/Booking_all.ods'#$Alles.F158:.L158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59:.G159]" office:value-type="string" office:string-value="Arnsberg" calcext:value-type="string">
            <text:p>Arnsberg</text:p>
          </table:table-cell>
          <table:table-cell table:formula="of:=['file:///home/phil/Concert_Mailer/Bookinglist/Booking_all.ods'#$Alles.B159:.H159]" office:value-type="string" office:string-value="Rock It" calcext:value-type="string">
            <text:p>Rock It</text:p>
          </table:table-cell>
          <table:table-cell table:formula="of:=['file:///home/phil/Concert_Mailer/Bookinglist/Booking_all.ods'#$Alles.C159:.I159]" office:value-type="string" office:string-value="Stephan" calcext:value-type="string">
            <text:p>Stephan</text:p>
          </table:table-cell>
          <table:table-cell table:formula="of:=['file:///home/phil/Concert_Mailer/Bookinglist/Booking_all.ods'#$Alles.D159:.J159]" office:value-type="float" office:value="0" calcext:value-type="float">
            <text:p/>
          </table:table-cell>
          <table:table-cell table:formula="of:=['file:///home/phil/Concert_Mailer/Bookinglist/Booking_all.ods'#$Alles.E159:.K159]" office:value-type="string" office:string-value="stephan@das-rockt.de" calcext:value-type="string">
            <text:p>stephan@das-rockt.de</text:p>
          </table:table-cell>
          <table:table-cell table:formula="of:=['file:///home/phil/Concert_Mailer/Bookinglist/Booking_all.ods'#$Alles.F159:.L159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60:.G160]" office:value-type="string" office:string-value="Bielefeld" calcext:value-type="string">
            <text:p>Bielefeld</text:p>
          </table:table-cell>
          <table:table-cell table:formula="of:=['file:///home/phil/Concert_Mailer/Bookinglist/Booking_all.ods'#$Alles.B160:.H160]" office:value-type="string" office:string-value="Forum" calcext:value-type="string">
            <text:p>Forum</text:p>
          </table:table-cell>
          <table:table-cell table:formula="of:=['file:///home/phil/Concert_Mailer/Bookinglist/Booking_all.ods'#$Alles.C160:.I160]" office:value-type="float" office:value="0" calcext:value-type="float">
            <text:p/>
          </table:table-cell>
          <table:table-cell table:formula="of:=['file:///home/phil/Concert_Mailer/Bookinglist/Booking_all.ods'#$Alles.D160:.J160]" office:value-type="float" office:value="0" calcext:value-type="float">
            <text:p/>
          </table:table-cell>
          <table:table-cell table:formula="of:=['file:///home/phil/Concert_Mailer/Bookinglist/Booking_all.ods'#$Alles.E16:.K16]" office:value-type="string" office:string-value="meiki@chamrad.de" calcext:value-type="string">
            <text:p>meiki@chamrad.de</text:p>
          </table:table-cell>
          <table:table-cell table:formula="of:=['file:///home/phil/Concert_Mailer/Bookinglist/Booking_all.ods'#$Alles.F160:.L160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61:.G161]" office:value-type="float" office:value="0" calcext:value-type="float">
            <text:p/>
          </table:table-cell>
          <table:table-cell table:formula="of:=['file:///home/phil/Concert_Mailer/Bookinglist/Booking_all.ods'#$Alles.B161:.H161]" office:value-type="string" office:string-value="Wild Boys Concerts" calcext:value-type="string">
            <text:p>Wild Boys Concerts</text:p>
          </table:table-cell>
          <table:table-cell table:formula="of:=['file:///home/phil/Concert_Mailer/Bookinglist/Booking_all.ods'#$Alles.C161:.I161]" office:value-type="float" office:value="0" calcext:value-type="float">
            <text:p/>
          </table:table-cell>
          <table:table-cell table:formula="of:=['file:///home/phil/Concert_Mailer/Bookinglist/Booking_all.ods'#$Alles.D161:.J161]" office:value-type="string" office:string-value="https://www.facebook.com/wild.boys.concerts/?fref=ts" calcext:value-type="string">
            <text:p>https://www.facebook.com/wild.boys.concerts/?fref=ts</text:p>
          </table:table-cell>
          <table:table-cell table:formula="of:=['file:///home/phil/Concert_Mailer/Bookinglist/Booking_all.ods'#$Alles.E161:.K161]" office:value-type="string" office:string-value="wild.boys.concerts@ajz-bielefeld.de" calcext:value-type="string">
            <text:p>wild.boys.concerts@ajz-bielefeld.de</text:p>
          </table:table-cell>
          <table:table-cell table:formula="of:=['file:///home/phil/Concert_Mailer/Bookinglist/Booking_all.ods'#$Alles.F161:.L161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62:.G162]" office:value-type="string" office:string-value="Siegen" calcext:value-type="string">
            <text:p>Siegen</text:p>
          </table:table-cell>
          <table:table-cell table:formula="of:=['file:///home/phil/Concert_Mailer/Bookinglist/Booking_all.ods'#$Alles.B162:.H162]" office:value-type="string" office:string-value="Vortex Surfer Musikclub" calcext:value-type="string">
            <text:p>Vortex Surfer Musikclub</text:p>
          </table:table-cell>
          <table:table-cell table:formula="of:=['file:///home/phil/Concert_Mailer/Bookinglist/Booking_all.ods'#$Alles.C162:.I162]" office:value-type="float" office:value="0" calcext:value-type="float">
            <text:p/>
          </table:table-cell>
          <table:table-cell table:formula="of:=['file:///home/phil/Concert_Mailer/Bookinglist/Booking_all.ods'#$Alles.D162:.J162]" office:value-type="string" office:string-value="https://www.facebook.com/VortexSurferMusikclub/" calcext:value-type="string">
            <text:p>https://www.facebook.com/VortexSurferMusikclub/</text:p>
          </table:table-cell>
          <table:table-cell table:formula="of:=['file:///home/phil/Concert_Mailer/Bookinglist/Booking_all.ods'#$Alles.E162:.K162]" office:value-type="float" office:value="0" calcext:value-type="float">
            <text:p/>
          </table:table-cell>
          <table:table-cell table:formula="of:=['file:///home/phil/Concert_Mailer/Bookinglist/Booking_all.ods'#$Alles.F162:.L162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63:.G163]" office:value-type="string" office:string-value="Dortmund" calcext:value-type="string">
            <text:p>Dortmund</text:p>
          </table:table-cell>
          <table:table-cell table:formula="of:=['file:///home/phil/Concert_Mailer/Bookinglist/Booking_all.ods'#$Alles.B163:.H163]" office:value-type="string" office:string-value="Eviltree Rockshows" calcext:value-type="string">
            <text:p>Eviltree Rockshows</text:p>
          </table:table-cell>
          <table:table-cell table:formula="of:=['file:///home/phil/Concert_Mailer/Bookinglist/Booking_all.ods'#$Alles.C163:.I163]" office:value-type="float" office:value="0" calcext:value-type="float">
            <text:p/>
          </table:table-cell>
          <table:table-cell table:formula="of:=['file:///home/phil/Concert_Mailer/Bookinglist/Booking_all.ods'#$Alles.D163:.J163]" office:value-type="string" office:string-value="https://www.facebook.com/Eviltreerockshows/" calcext:value-type="string">
            <text:p>https://www.facebook.com/Eviltreerockshows/</text:p>
          </table:table-cell>
          <table:table-cell table:formula="of:=['file:///home/phil/Concert_Mailer/Bookinglist/Booking_all.ods'#$Alles.E163:.K163]" office:value-type="float" office:value="0" calcext:value-type="float">
            <text:p/>
          </table:table-cell>
          <table:table-cell table:formula="of:=['file:///home/phil/Concert_Mailer/Bookinglist/Booking_all.ods'#$Alles.F163:.L163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164:.G164]" office:value-type="string" office:string-value="Düren" calcext:value-type="string">
            <text:p>Düren</text:p>
          </table:table-cell>
          <table:table-cell table:formula="of:=['file:///home/phil/Concert_Mailer/Bookinglist/Booking_all.ods'#$Alles.B164:.H164]" office:value-type="string" office:string-value="Popcorn Concerts" calcext:value-type="string">
            <text:p>Popcorn Concerts</text:p>
          </table:table-cell>
          <table:table-cell table:formula="of:=['file:///home/phil/Concert_Mailer/Bookinglist/Booking_all.ods'#$Alles.C164:.I164]" office:value-type="float" office:value="0" calcext:value-type="float">
            <text:p/>
          </table:table-cell>
          <table:table-cell table:formula="of:=['file:///home/phil/Concert_Mailer/Bookinglist/Booking_all.ods'#$Alles.D164:.J164]" office:value-type="string" office:string-value="https://www.facebook.com/Popcorn-&#10;Concerts-1075023592571956/?rc=p" calcext:value-type="string">
            <text:p>https://www.facebook.com/Popcorn-</text:p>
            <text:p>Concerts-1075023592571956/?rc=p</text:p>
          </table:table-cell>
          <table:table-cell table:formula="of:=['file:///home/phil/Concert_Mailer/Bookinglist/Booking_all.ods'#$Alles.E164:.K164]" office:value-type="string" office:string-value="booking@popcorn-concerts.de" calcext:value-type="string">
            <text:p>booking@popcorn-concerts.de</text:p>
          </table:table-cell>
          <table:table-cell table:formula="of:=['file:///home/phil/Concert_Mailer/Bookinglist/Booking_all.ods'#$Alles.F164:.L164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65:.G165]" office:value-type="string" office:string-value="Schwerte" calcext:value-type="string">
            <text:p>Schwerte</text:p>
          </table:table-cell>
          <table:table-cell table:formula="of:=['file:///home/phil/Concert_Mailer/Bookinglist/Booking_all.ods'#$Alles.B165:.H165]" office:value-type="float" office:value="0" calcext:value-type="float">
            <text:p/>
          </table:table-cell>
          <table:table-cell table:formula="of:=['file:///home/phil/Concert_Mailer/Bookinglist/Booking_all.ods'#$Alles.C165:.I165]" office:value-type="string" office:string-value="Ole" calcext:value-type="string">
            <text:p>Ole</text:p>
          </table:table-cell>
          <table:table-cell table:formula="of:=['file:///home/phil/Concert_Mailer/Bookinglist/Booking_all.ods'#$Alles.D165:.J165]" office:value-type="string" office:string-value="https://www.facebook.com/ole.renfordt?fref=ts" calcext:value-type="string">
            <text:p>https://www.facebook.com/ole.renfordt?fref=ts</text:p>
          </table:table-cell>
          <table:table-cell table:formula="of:=['file:///home/phil/Concert_Mailer/Bookinglist/Booking_all.ods'#$Alles.E165:.K165]" office:value-type="float" office:value="0" calcext:value-type="float">
            <text:p/>
          </table:table-cell>
          <table:table-cell table:formula="of:=['file:///home/phil/Concert_Mailer/Bookinglist/Booking_all.ods'#$Alles.F165:.L165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66:.G166]" office:value-type="string" office:string-value="Ibbenbüren" calcext:value-type="string">
            <text:p>Ibbenbüren</text:p>
          </table:table-cell>
          <table:table-cell table:formula="of:=['file:///home/phil/Concert_Mailer/Bookinglist/Booking_all.ods'#$Alles.B166:.H166]" office:value-type="string" office:string-value="You are not Punk" calcext:value-type="string">
            <text:p>You are not Punk</text:p>
          </table:table-cell>
          <table:table-cell table:formula="of:=['file:///home/phil/Concert_Mailer/Bookinglist/Booking_all.ods'#$Alles.C166:.I166]" office:value-type="string" office:string-value="Alex" calcext:value-type="string">
            <text:p>Alex</text:p>
          </table:table-cell>
          <table:table-cell table:formula="of:=['file:///home/phil/Concert_Mailer/Bookinglist/Booking_all.ods'#$Alles.D166:.J166]" office:value-type="string" office:string-value="https://www.facebook.com/youarenotpunk/" calcext:value-type="string">
            <text:p>https://www.facebook.com/youarenotpunk/</text:p>
          </table:table-cell>
          <table:table-cell table:formula="of:=['file:///home/phil/Concert_Mailer/Bookinglist/Booking_all.ods'#$Alles.E166:.K166]" office:value-type="string" office:string-value="alex.Welle@pinkpop.de" calcext:value-type="string">
            <text:p>alex.Welle@pinkpop.de</text:p>
          </table:table-cell>
          <table:table-cell table:formula="of:=['file:///home/phil/Concert_Mailer/Bookinglist/Booking_all.ods'#$Alles.F166:.L166]" office:value-type="float" office:value="0" calcext:value-type="float">
            <text:p/>
          </table:table-cell>
          <table:table-cell office:value-type="string" calcext:value-type="string">
            <text:p>Nordrhein-Westfal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67:.G167]" office:value-type="string" office:string-value="Trier" calcext:value-type="string">
            <text:p>Trier</text:p>
          </table:table-cell>
          <table:table-cell table:formula="of:=['file:///home/phil/Concert_Mailer/Bookinglist/Booking_all.ods'#$Alles.B167:.H167]" office:value-type="string" office:string-value="Ex Haus" calcext:value-type="string">
            <text:p>Ex Haus</text:p>
          </table:table-cell>
          <table:table-cell table:formula="of:=['file:///home/phil/Concert_Mailer/Bookinglist/Booking_all.ods'#$Alles.C167:.I167]" office:value-type="float" office:value="0" calcext:value-type="float">
            <text:p/>
          </table:table-cell>
          <table:table-cell table:formula="of:=['file:///home/phil/Concert_Mailer/Bookinglist/Booking_all.ods'#$Alles.D167:.J167]" office:value-type="string" office:string-value="https://www.facebook.com/exhaus/?fref=ts" calcext:value-type="string">
            <text:p>https://www.facebook.com/exhaus/?fref=ts</text:p>
          </table:table-cell>
          <table:table-cell table:formula="of:=['file:///home/phil/Concert_Mailer/Bookinglist/Booking_all.ods'#$Alles.E167:.K167]" office:value-type="string" office:string-value="verwaltung@exhaus.de" calcext:value-type="string">
            <text:p>verwaltung@exhaus.de</text:p>
          </table:table-cell>
          <table:table-cell table:formula="of:=['file:///home/phil/Concert_Mailer/Bookinglist/Booking_all.ods'#$Alles.F167:.L167]" office:value-type="float" office:value="0" calcext:value-type="float">
            <text:p/>
          </table:table-cell>
          <table:table-cell table:formula="of:=['file:///home/phil/Concert_Mailer/Bookinglist/Booking_all.ods'#$Alles.G167:.M167]" office:value-type="string" office:string-value="Rheinland-Pfalz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68:.G168]" office:value-type="float" office:value="0" calcext:value-type="float">
            <text:p/>
          </table:table-cell>
          <table:table-cell table:formula="of:=['file:///home/phil/Concert_Mailer/Bookinglist/Booking_all.ods'#$Alles.B168:.H168]" office:value-type="string" office:string-value="Honey Bucket Show" calcext:value-type="string">
            <text:p>Honey Bucket Show</text:p>
          </table:table-cell>
          <table:table-cell table:formula="of:=['file:///home/phil/Concert_Mailer/Bookinglist/Booking_all.ods'#$Alles.C168:.I168]" office:value-type="float" office:value="0" calcext:value-type="float">
            <text:p/>
          </table:table-cell>
          <table:table-cell table:formula="of:=['file:///home/phil/Concert_Mailer/Bookinglist/Booking_all.ods'#$Alles.D168:.J168]" office:value-type="string" office:string-value="https://www.facebook.com/honeybucketcrew/" calcext:value-type="string">
            <text:p>https://www.facebook.com/honeybucketcrew/</text:p>
          </table:table-cell>
          <table:table-cell table:formula="of:=['file:///home/phil/Concert_Mailer/Bookinglist/Booking_all.ods'#$Alles.E168:.K168]" office:value-type="string" office:string-value="honeybucketcrew@gmail.com" calcext:value-type="string">
            <text:p>honeybucketcrew@gmail.com</text:p>
          </table:table-cell>
          <table:table-cell table:formula="of:=['file:///home/phil/Concert_Mailer/Bookinglist/Booking_all.ods'#$Alles.F168:.L168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69:.G169]" office:value-type="string" office:string-value="Idar-Oberstein" calcext:value-type="string">
            <text:p>Idar-Oberstein</text:p>
          </table:table-cell>
          <table:table-cell table:formula="of:=['file:///home/phil/Concert_Mailer/Bookinglist/Booking_all.ods'#$Alles.B169:.H169]" office:value-type="string" office:string-value="For The Youth Concerts" calcext:value-type="string">
            <text:p>For The Youth Concerts</text:p>
          </table:table-cell>
          <table:table-cell table:formula="of:=['file:///home/phil/Concert_Mailer/Bookinglist/Booking_all.ods'#$Alles.C169:.I169]" office:value-type="string" office:string-value="Nik Harbourt" calcext:value-type="string">
            <text:p>Nik Harbourt</text:p>
          </table:table-cell>
          <table:table-cell table:formula="of:=['file:///home/phil/Concert_Mailer/Bookinglist/Booking_all.ods'#$Alles.D169:.J169]" office:value-type="string" office:string-value="https://www.facebook.com/nik.harbourt?fref=ts" calcext:value-type="string">
            <text:p>https://www.facebook.com/nik.harbourt?fref=ts</text:p>
          </table:table-cell>
          <table:table-cell table:formula="of:=['file:///home/phil/Concert_Mailer/Bookinglist/Booking_all.ods'#$Alles.E169:.K169]" office:value-type="string" office:string-value="fortheyouthconcerts@gmail.com" calcext:value-type="string">
            <text:p>fortheyouthconcerts@gmail.com</text:p>
          </table:table-cell>
          <table:table-cell table:formula="of:=['file:///home/phil/Concert_Mailer/Bookinglist/Booking_all.ods'#$Alles.F169:.L169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70:.G170]" office:value-type="string" office:string-value="Mainz" calcext:value-type="string">
            <text:p>Mainz</text:p>
          </table:table-cell>
          <table:table-cell table:formula="of:=['file:///home/phil/Concert_Mailer/Bookinglist/Booking_all.ods'#$Alles.B170:.H170]" office:value-type="string" office:string-value="Honey Bucket Show" calcext:value-type="string">
            <text:p>Honey Bucket Show</text:p>
          </table:table-cell>
          <table:table-cell table:formula="of:=['file:///home/phil/Concert_Mailer/Bookinglist/Booking_all.ods'#$Alles.C170:.I170]" office:value-type="float" office:value="0" calcext:value-type="float">
            <text:p/>
          </table:table-cell>
          <table:table-cell table:formula="of:=['file:///home/phil/Concert_Mailer/Bookinglist/Booking_all.ods'#$Alles.D170:.J170]" office:value-type="string" office:string-value="https://www.facebook.com/honeybucketcrew/" calcext:value-type="string">
            <text:p>https://www.facebook.com/honeybucketcrew/</text:p>
          </table:table-cell>
          <table:table-cell table:formula="of:=['file:///home/phil/Concert_Mailer/Bookinglist/Booking_all.ods'#$Alles.E17:.K17]" office:value-type="string" office:string-value="hobeybooking@gmx.de" calcext:value-type="string">
            <text:p>hobeybooking@gmx.de</text:p>
          </table:table-cell>
          <table:table-cell table:formula="of:=['file:///home/phil/Concert_Mailer/Bookinglist/Booking_all.ods'#$Alles.F170:.L170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71:.G171]" office:value-type="float" office:value="0" calcext:value-type="float">
            <text:p/>
          </table:table-cell>
          <table:table-cell table:formula="of:=['file:///home/phil/Concert_Mailer/Bookinglist/Booking_all.ods'#$Alles.B171:.H171]" office:value-type="string" office:string-value="Konglomerat Konzerte" calcext:value-type="string">
            <text:p>Konglomerat Konzerte</text:p>
          </table:table-cell>
          <table:table-cell table:formula="of:=['file:///home/phil/Concert_Mailer/Bookinglist/Booking_all.ods'#$Alles.C171:.I171]" office:value-type="string" office:string-value="Sebastian / Josh" calcext:value-type="string">
            <text:p>Sebastian / Josh</text:p>
          </table:table-cell>
          <table:table-cell table:formula="of:=['file:///home/phil/Concert_Mailer/Bookinglist/Booking_all.ods'#$Alles.D171:.J171]" office:value-type="string" office:string-value="https://www.facebook.com/Konzertkonglomerat/?fref=ts" calcext:value-type="string">
            <text:p>https://www.facebook.com/Konzertkonglomerat/?fref=ts</text:p>
          </table:table-cell>
          <table:table-cell table:formula="of:=['file:///home/phil/Concert_Mailer/Bookinglist/Booking_all.ods'#$Alles.E171:.K171]" office:value-type="string" office:string-value="konglomeratkonzerte@gmail.com" calcext:value-type="string">
            <text:p>konglomeratkonzerte@gmail.com</text:p>
          </table:table-cell>
          <table:table-cell table:formula="of:=['file:///home/phil/Concert_Mailer/Bookinglist/Booking_all.ods'#$Alles.F171:.L171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72:.G172]" office:value-type="float" office:value="0" calcext:value-type="float">
            <text:p/>
          </table:table-cell>
          <table:table-cell table:formula="of:=['file:///home/phil/Concert_Mailer/Bookinglist/Booking_all.ods'#$Alles.B172:.H172]" office:value-type="string" office:string-value="Stempelkissen Konzerte" calcext:value-type="string">
            <text:p>Stempelkissen Konzerte</text:p>
          </table:table-cell>
          <table:table-cell table:formula="of:=['file:///home/phil/Concert_Mailer/Bookinglist/Booking_all.ods'#$Alles.C172:.I172]" office:value-type="float" office:value="0" calcext:value-type="float">
            <text:p/>
          </table:table-cell>
          <table:table-cell table:formula="of:=['file:///home/phil/Concert_Mailer/Bookinglist/Booking_all.ods'#$Alles.D172:.J172]" office:value-type="string" office:string-value="https://www.facebook.com/stempelkisseninc/" calcext:value-type="string">
            <text:p>https://www.facebook.com/stempelkisseninc/</text:p>
          </table:table-cell>
          <table:table-cell table:formula="of:=['file:///home/phil/Concert_Mailer/Bookinglist/Booking_all.ods'#$Alles.E172:.K172]" office:value-type="float" office:value="0" calcext:value-type="float">
            <text:p/>
          </table:table-cell>
          <table:table-cell table:formula="of:=['file:///home/phil/Concert_Mailer/Bookinglist/Booking_all.ods'#$Alles.F172:.L172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73:.G173]" office:value-type="float" office:value="0" calcext:value-type="float">
            <text:p/>
          </table:table-cell>
          <table:table-cell table:formula="of:=['file:///home/phil/Concert_Mailer/Bookinglist/Booking_all.ods'#$Alles.B173:.H173]" office:value-type="string" office:string-value="Keep it a Secret" calcext:value-type="string">
            <text:p>Keep it a Secret</text:p>
          </table:table-cell>
          <table:table-cell table:formula="of:=['file:///home/phil/Concert_Mailer/Bookinglist/Booking_all.ods'#$Alles.C173:.I173]" office:value-type="float" office:value="0" calcext:value-type="float">
            <text:p/>
          </table:table-cell>
          <table:table-cell table:formula="of:=['file:///home/phil/Concert_Mailer/Bookinglist/Booking_all.ods'#$Alles.D173:.J173]" office:value-type="string" office:string-value="https://www.facebook.com/keepitasecretdiy/timeline" calcext:value-type="string">
            <text:p>https://www.facebook.com/keepitasecretdiy/timeline</text:p>
          </table:table-cell>
          <table:table-cell table:formula="of:=['file:///home/phil/Concert_Mailer/Bookinglist/Booking_all.ods'#$Alles.E173:.K173]" office:value-type="float" office:value="0" calcext:value-type="float">
            <text:p/>
          </table:table-cell>
          <table:table-cell table:formula="of:=['file:///home/phil/Concert_Mailer/Bookinglist/Booking_all.ods'#$Alles.F173:.L173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74:.G174]" office:value-type="float" office:value="0" calcext:value-type="float">
            <text:p/>
          </table:table-cell>
          <table:table-cell table:formula="of:=['file:///home/phil/Concert_Mailer/Bookinglist/Booking_all.ods'#$Alles.B174:.H174]" office:value-type="string" office:string-value="Caveau" calcext:value-type="string">
            <text:p>Caveau</text:p>
          </table:table-cell>
          <table:table-cell table:formula="of:=['file:///home/phil/Concert_Mailer/Bookinglist/Booking_all.ods'#$Alles.C174:.I174]" office:value-type="float" office:value="0" calcext:value-type="float">
            <text:p/>
          </table:table-cell>
          <table:table-cell table:formula="of:=['file:///home/phil/Concert_Mailer/Bookinglist/Booking_all.ods'#$Alles.D174:.J174]" office:value-type="string" office:string-value="https://www.facebook.com/caveaumainz/?fref=ts" calcext:value-type="string">
            <text:p>https://www.facebook.com/caveaumainz/?fref=ts</text:p>
          </table:table-cell>
          <table:table-cell table:formula="of:=['file:///home/phil/Concert_Mailer/Bookinglist/Booking_all.ods'#$Alles.E174:.K174]" office:value-type="float" office:value="0" calcext:value-type="float">
            <text:p/>
          </table:table-cell>
          <table:table-cell table:formula="of:=['file:///home/phil/Concert_Mailer/Bookinglist/Booking_all.ods'#$Alles.F174:.L174]" office:value-type="float" office:value="0" calcext:value-type="float">
            <text:p/>
          </table:table-cell>
          <table:table-cell office:value-type="string" calcext:value-type="string">
            <text:p>Rheinland-Pfalz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75:.G175]" office:value-type="string" office:string-value="Saarlouis" calcext:value-type="string">
            <text:p>Saarlouis</text:p>
          </table:table-cell>
          <table:table-cell table:formula="of:=['file:///home/phil/Concert_Mailer/Bookinglist/Booking_all.ods'#$Alles.B175:.H175]" office:value-type="string" office:string-value="For The Youth Concerts" calcext:value-type="string">
            <text:p>For The Youth Concerts</text:p>
          </table:table-cell>
          <table:table-cell table:formula="of:=['file:///home/phil/Concert_Mailer/Bookinglist/Booking_all.ods'#$Alles.C175:.I175]" office:value-type="string" office:string-value="Nik Harbourt" calcext:value-type="string">
            <text:p>Nik Harbourt</text:p>
          </table:table-cell>
          <table:table-cell table:formula="of:=['file:///home/phil/Concert_Mailer/Bookinglist/Booking_all.ods'#$Alles.D175:.J175]" office:value-type="string" office:string-value="https://www.facebook.com/nik.harbourt?fref=ts" calcext:value-type="string">
            <text:p>https://www.facebook.com/nik.harbourt?fref=ts</text:p>
          </table:table-cell>
          <table:table-cell table:formula="of:=['file:///home/phil/Concert_Mailer/Bookinglist/Booking_all.ods'#$Alles.E175:.K175]" office:value-type="string" office:string-value="fortheyouthconcerts@gmail.com" calcext:value-type="string">
            <text:p>fortheyouthconcerts@gmail.com</text:p>
          </table:table-cell>
          <table:table-cell table:formula="of:=['file:///home/phil/Concert_Mailer/Bookinglist/Booking_all.ods'#$Alles.F175:.L175]" office:value-type="float" office:value="0" calcext:value-type="float">
            <text:p/>
          </table:table-cell>
          <table:table-cell table:formula="of:=['file:///home/phil/Concert_Mailer/Bookinglist/Booking_all.ods'#$Alles.G175:.M175]" office:value-type="string" office:string-value="Saarland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176:.G176]" office:value-type="float" office:value="0" calcext:value-type="float">
            <text:p/>
          </table:table-cell>
          <table:table-cell table:formula="of:=['file:///home/phil/Concert_Mailer/Bookinglist/Booking_all.ods'#$Alles.B176:.H176]" office:value-type="string" office:string-value="Recovery Showcase &amp; Booking" calcext:value-type="string">
            <text:p>Recovery Showcase &amp; Booking</text:p>
          </table:table-cell>
          <table:table-cell table:formula="of:=['file:///home/phil/Concert_Mailer/Bookinglist/Booking_all.ods'#$Alles.C176:.I176]" office:value-type="float" office:value="0" calcext:value-type="float">
            <text:p/>
          </table:table-cell>
          <table:table-cell table:formula="of:=['file:///home/phil/Concert_Mailer/Bookinglist/Booking_all.ods'#$Alles.D176:.J176]" office:value-type="string" office:string-value="https://www.facebook.com/RECOVERY-SHOWCASE-&#10;BOOKING-142217375868674/" calcext:value-type="string">
            <text:p>https://www.facebook.com/RECOVERY-SHOWCASE-</text:p>
            <text:p>BOOKING-142217375868674/</text:p>
          </table:table-cell>
          <table:table-cell table:formula="of:=['file:///home/phil/Concert_Mailer/Bookinglist/Booking_all.ods'#$Alles.E176:.K176]" office:value-type="float" office:value="0" calcext:value-type="float">
            <text:p/>
          </table:table-cell>
          <table:table-cell table:formula="of:=['file:///home/phil/Concert_Mailer/Bookinglist/Booking_all.ods'#$Alles.F176:.L176]" office:value-type="float" office:value="0" calcext:value-type="float">
            <text:p/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177:.G177]" office:value-type="float" office:value="0" calcext:value-type="float">
            <text:p/>
          </table:table-cell>
          <table:table-cell table:formula="of:=['file:///home/phil/Concert_Mailer/Bookinglist/Booking_all.ods'#$Alles.B177:.H177]" office:value-type="string" office:string-value="JuZ United" calcext:value-type="string">
            <text:p>JuZ United</text:p>
          </table:table-cell>
          <table:table-cell table:formula="of:=['file:///home/phil/Concert_Mailer/Bookinglist/Booking_all.ods'#$Alles.C177:.I177]" office:value-type="string" office:string-value="Andre Juzu United / Bella XN" calcext:value-type="string">
            <text:p>Andre Juzu United / Bella XN</text:p>
          </table:table-cell>
          <table:table-cell table:formula="of:=['file:///home/phil/Concert_Mailer/Bookinglist/Booking_all.ods'#$Alles.D177:.J177]" office:value-type="string" office:string-value="https://www.facebook.com/profile.php?id=100010484894935&amp;fre&#10;f=ts" calcext:value-type="string">
            <text:p>https://www.facebook.com/profile.php?id=100010484894935&amp;fre</text:p>
            <text:p>f=ts</text:p>
          </table:table-cell>
          <table:table-cell table:formula="of:=['file:///home/phil/Concert_Mailer/Bookinglist/Booking_all.ods'#$Alles.E177:.K177]" office:value-type="float" office:value="0" calcext:value-type="float">
            <text:p/>
          </table:table-cell>
          <table:table-cell table:formula="of:=['file:///home/phil/Concert_Mailer/Bookinglist/Booking_all.ods'#$Alles.F177:.L177]" office:value-type="float" office:value="0" calcext:value-type="float">
            <text:p/>
          </table:table-cell>
          <table:table-cell office:value-type="string" calcext:value-type="string">
            <text:p>Saarland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78:.G178]" office:value-type="string" office:string-value="Dresden" calcext:value-type="string">
            <text:p>Dresden</text:p>
          </table:table-cell>
          <table:table-cell table:formula="of:=['file:///home/phil/Concert_Mailer/Bookinglist/Booking_all.ods'#$Alles.B178:.H178]" office:value-type="string" office:string-value="Paria Connection" calcext:value-type="string">
            <text:p>Paria Connection</text:p>
          </table:table-cell>
          <table:table-cell table:formula="of:=['file:///home/phil/Concert_Mailer/Bookinglist/Booking_all.ods'#$Alles.C178:.I178]" office:value-type="string" office:string-value="Bruce Freshman / Matthias Kunzendorf" calcext:value-type="string">
            <text:p>Bruce Freshman / Matthias Kunzendorf</text:p>
          </table:table-cell>
          <table:table-cell table:formula="of:=['file:///home/phil/Concert_Mailer/Bookinglist/Booking_all.ods'#$Alles.D178:.J178]" office:value-type="string" office:string-value="http://www.facebook.com/PariaConnection" calcext:value-type="string">
            <text:p>http://www.facebook.com/PariaConnection</text:p>
          </table:table-cell>
          <table:table-cell table:formula="of:=['file:///home/phil/Concert_Mailer/Bookinglist/Booking_all.ods'#$Alles.E178:.K178]" office:value-type="string" office:string-value="paria.connection@gmx.de" calcext:value-type="string">
            <text:p>paria.connection@gmx.de</text:p>
          </table:table-cell>
          <table:table-cell table:formula="of:=['file:///home/phil/Concert_Mailer/Bookinglist/Booking_all.ods'#$Alles.F178:.L178]" office:value-type="float" office:value="0" calcext:value-type="float">
            <text:p/>
          </table:table-cell>
          <table:table-cell table:formula="of:=['file:///home/phil/Concert_Mailer/Bookinglist/Booking_all.ods'#$Alles.G178:.M178]" office:value-type="string" office:string-value="Sachsen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79:.G179]" office:value-type="float" office:value="0" calcext:value-type="float">
            <text:p/>
          </table:table-cell>
          <table:table-cell table:formula="of:=['file:///home/phil/Concert_Mailer/Bookinglist/Booking_all.ods'#$Alles.B179:.H179]" office:value-type="string" office:string-value="True Spirit Concerts" calcext:value-type="string">
            <text:p>True Spirit Concerts</text:p>
          </table:table-cell>
          <table:table-cell table:formula="of:=['file:///home/phil/Concert_Mailer/Bookinglist/Booking_all.ods'#$Alles.C179:.I179]" office:value-type="string" office:string-value="Eric Zech / Tobias Thelemann" calcext:value-type="string">
            <text:p>Eric Zech / Tobias Thelemann</text:p>
          </table:table-cell>
          <table:table-cell table:formula="of:=['file:///home/phil/Concert_Mailer/Bookinglist/Booking_all.ods'#$Alles.D179:.J179]" office:value-type="string" office:string-value="http://www.facebook.com/TrueSpiritConcerts" calcext:value-type="string">
            <text:p>http://www.facebook.com/TrueSpiritConcerts</text:p>
          </table:table-cell>
          <table:table-cell table:formula="of:=['file:///home/phil/Concert_Mailer/Bookinglist/Booking_all.ods'#$Alles.E179:.K179]" office:value-type="string" office:string-value="truespiritconcerts@outlook.de" calcext:value-type="string">
            <text:p>truespiritconcerts@outlook.de</text:p>
          </table:table-cell>
          <table:table-cell table:formula="of:=['file:///home/phil/Concert_Mailer/Bookinglist/Booking_all.ods'#$Alles.F179:.L179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80:.G180]" office:value-type="float" office:value="0" calcext:value-type="float">
            <text:p/>
          </table:table-cell>
          <table:table-cell table:formula="of:=['file:///home/phil/Concert_Mailer/Bookinglist/Booking_all.ods'#$Alles.B180:.H180]" office:value-type="string" office:string-value="Subculture Crew" calcext:value-type="string">
            <text:p>Subculture Crew</text:p>
          </table:table-cell>
          <table:table-cell table:formula="of:=['file:///home/phil/Concert_Mailer/Bookinglist/Booking_all.ods'#$Alles.C180:.I180]" office:value-type="string" office:string-value="Gregor (Risk It!)" calcext:value-type="string">
            <text:p>Gregor (Risk It!)</text:p>
          </table:table-cell>
          <table:table-cell table:formula="of:=['file:///home/phil/Concert_Mailer/Bookinglist/Booking_all.ods'#$Alles.D180:.J180]" office:value-type="string" office:string-value="http://www.facebook.com/gre.beez?ref=ts" calcext:value-type="string">
            <text:p>http://www.facebook.com/gre.beez?ref=ts</text:p>
          </table:table-cell>
          <table:table-cell table:formula="of:=['file:///home/phil/Concert_Mailer/Bookinglist/Booking_all.ods'#$Alles.E18:.K18]" office:value-type="float" office:value="0" calcext:value-type="float">
            <text:p/>
          </table:table-cell>
          <table:table-cell table:formula="of:=['file:///home/phil/Concert_Mailer/Bookinglist/Booking_all.ods'#$Alles.F180:.L180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81:.G181]" office:value-type="float" office:value="0" calcext:value-type="float">
            <text:p/>
          </table:table-cell>
          <table:table-cell table:formula="of:=['file:///home/phil/Concert_Mailer/Bookinglist/Booking_all.ods'#$Alles.B181:.H181]" office:value-type="string" office:string-value="Colours of Core" calcext:value-type="string">
            <text:p>Colours of Core</text:p>
          </table:table-cell>
          <table:table-cell table:formula="of:=['file:///home/phil/Concert_Mailer/Bookinglist/Booking_all.ods'#$Alles.C181:.I181]" office:value-type="string" office:string-value="Maximilian van Garnier" calcext:value-type="string">
            <text:p>Maximilian van Garnier</text:p>
          </table:table-cell>
          <table:table-cell table:formula="of:=['file:///home/phil/Concert_Mailer/Bookinglist/Booking_all.ods'#$Alles.D181:.J181]" office:value-type="string" office:string-value="http://www.facebook.com/coloursofcore.kontakt?ref=ts" calcext:value-type="string">
            <text:p>http://www.facebook.com/coloursofcore.kontakt?ref=ts</text:p>
          </table:table-cell>
          <table:table-cell table:formula="of:=['file:///home/phil/Concert_Mailer/Bookinglist/Booking_all.ods'#$Alles.E181:.K181]" office:value-type="float" office:value="0" calcext:value-type="float">
            <text:p/>
          </table:table-cell>
          <table:table-cell table:formula="of:=['file:///home/phil/Concert_Mailer/Bookinglist/Booking_all.ods'#$Alles.F181:.L181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82:.G182]" office:value-type="float" office:value="0" calcext:value-type="float">
            <text:p/>
          </table:table-cell>
          <table:table-cell table:formula="of:=['file:///home/phil/Concert_Mailer/Bookinglist/Booking_all.ods'#$Alles.B182:.H182]" office:value-type="string" office:string-value="Schoißsaal Dresden" calcext:value-type="string">
            <text:p>Schoißsaal Dresden</text:p>
          </table:table-cell>
          <table:table-cell table:formula="of:=['file:///home/phil/Concert_Mailer/Bookinglist/Booking_all.ods'#$Alles.C182:.I182]" office:value-type="string" office:string-value="Steffen Sohms" calcext:value-type="string">
            <text:p>Steffen Sohms</text:p>
          </table:table-cell>
          <table:table-cell table:formula="of:=['file:///home/phil/Concert_Mailer/Bookinglist/Booking_all.ods'#$Alles.D182:.J182]" office:value-type="string" office:string-value="https://www.facebook.com/bier.zapfchen?fref=ts" calcext:value-type="string">
            <text:p>https://www.facebook.com/bier.zapfchen?fref=ts</text:p>
          </table:table-cell>
          <table:table-cell table:formula="of:=['file:///home/phil/Concert_Mailer/Bookinglist/Booking_all.ods'#$Alles.E182:.K182]" office:value-type="float" office:value="0" calcext:value-type="float">
            <text:p/>
          </table:table-cell>
          <table:table-cell table:formula="of:=['file:///home/phil/Concert_Mailer/Bookinglist/Booking_all.ods'#$Alles.F182:.L182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83:.G183]" office:value-type="float" office:value="0" calcext:value-type="float">
            <text:p/>
          </table:table-cell>
          <table:table-cell table:formula="of:=['file:///home/phil/Concert_Mailer/Bookinglist/Booking_all.ods'#$Alles.B183:.H183]" office:value-type="string" office:string-value="Dumbo Booking" calcext:value-type="string">
            <text:p>Dumbo Booking</text:p>
          </table:table-cell>
          <table:table-cell table:formula="of:=['file:///home/phil/Concert_Mailer/Bookinglist/Booking_all.ods'#$Alles.C183:.I183]" office:value-type="string" office:string-value="Marcus Dumbo" calcext:value-type="string">
            <text:p>Marcus Dumbo</text:p>
          </table:table-cell>
          <table:table-cell table:formula="of:=['file:///home/phil/Concert_Mailer/Bookinglist/Booking_all.ods'#$Alles.D183:.J183]" office:value-type="string" office:string-value="https://www.facebook.com/dumbosissy?fref=ts" calcext:value-type="string">
            <text:p>https://www.facebook.com/dumbosissy?fref=ts</text:p>
          </table:table-cell>
          <table:table-cell table:formula="of:=['file:///home/phil/Concert_Mailer/Bookinglist/Booking_all.ods'#$Alles.E183:.K183]" office:value-type="float" office:value="0" calcext:value-type="float">
            <text:p/>
          </table:table-cell>
          <table:table-cell table:formula="of:=['file:///home/phil/Concert_Mailer/Bookinglist/Booking_all.ods'#$Alles.F183:.L183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84:.G184]" office:value-type="float" office:value="0" calcext:value-type="float">
            <text:p/>
          </table:table-cell>
          <table:table-cell table:formula="of:=['file:///home/phil/Concert_Mailer/Bookinglist/Booking_all.ods'#$Alles.B184:.H184]" office:value-type="string" office:string-value="böse und gemein - Konzerte" calcext:value-type="string">
            <text:p>böse und gemein - Konzerte</text:p>
          </table:table-cell>
          <table:table-cell table:formula="of:=['file:///home/phil/Concert_Mailer/Bookinglist/Booking_all.ods'#$Alles.C184:.I184]" office:value-type="float" office:value="0" calcext:value-type="float">
            <text:p/>
          </table:table-cell>
          <table:table-cell table:formula="of:=['file:///home/phil/Concert_Mailer/Bookinglist/Booking_all.ods'#$Alles.D184:.J184]" office:value-type="string" office:string-value="https://www.facebook.com/boeseundgemein666/" calcext:value-type="string">
            <text:p>https://www.facebook.com/boeseundgemein666/</text:p>
          </table:table-cell>
          <table:table-cell table:formula="of:=['file:///home/phil/Concert_Mailer/Bookinglist/Booking_all.ods'#$Alles.E184:.K184]" office:value-type="string" office:string-value="boeseundgemein@posteo.de" calcext:value-type="string">
            <text:p>boeseundgemein@posteo.de</text:p>
          </table:table-cell>
          <table:table-cell table:formula="of:=['file:///home/phil/Concert_Mailer/Bookinglist/Booking_all.ods'#$Alles.F184:.L184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85:.G185]" office:value-type="float" office:value="0" calcext:value-type="float">
            <text:p/>
          </table:table-cell>
          <table:table-cell table:formula="of:=['file:///home/phil/Concert_Mailer/Bookinglist/Booking_all.ods'#$Alles.B185:.H185]" office:value-type="string" office:string-value="Katy’s Garage" calcext:value-type="string">
            <text:p>Katy’s Garage</text:p>
          </table:table-cell>
          <table:table-cell table:formula="of:=['file:///home/phil/Concert_Mailer/Bookinglist/Booking_all.ods'#$Alles.C185:.I185]" office:value-type="float" office:value="0" calcext:value-type="float">
            <text:p/>
          </table:table-cell>
          <table:table-cell table:formula="of:=['file:///home/phil/Concert_Mailer/Bookinglist/Booking_all.ods'#$Alles.D185:.J185]" office:value-type="string" office:string-value="https://www.facebook.com/KatysGarageDresden/" calcext:value-type="string">
            <text:p>https://www.facebook.com/KatysGarageDresden/</text:p>
          </table:table-cell>
          <table:table-cell table:formula="of:=['file:///home/phil/Concert_Mailer/Bookinglist/Booking_all.ods'#$Alles.E185:.K185]" office:value-type="string" office:string-value="http://katysgarage.de/kontakt/" calcext:value-type="string">
            <text:p>http://katysgarage.de/kontakt/</text:p>
          </table:table-cell>
          <table:table-cell table:formula="of:=['file:///home/phil/Concert_Mailer/Bookinglist/Booking_all.ods'#$Alles.F185:.L185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86:.G186]" office:value-type="float" office:value="0" calcext:value-type="float">
            <text:p/>
          </table:table-cell>
          <table:table-cell table:formula="of:=['file:///home/phil/Concert_Mailer/Bookinglist/Booking_all.ods'#$Alles.B186:.H186]" office:value-type="string" office:string-value="Golden Gloom Sessions." calcext:value-type="string">
            <text:p>Golden Gloom Sessions.</text:p>
          </table:table-cell>
          <table:table-cell table:formula="of:=['file:///home/phil/Concert_Mailer/Bookinglist/Booking_all.ods'#$Alles.C186:.I186]" office:value-type="float" office:value="0" calcext:value-type="float">
            <text:p/>
          </table:table-cell>
          <table:table-cell table:formula="of:=['file:///home/phil/Concert_Mailer/Bookinglist/Booking_all.ods'#$Alles.D186:.J186]" office:value-type="string" office:string-value="https://www.facebook.com/GoldenGloomSessions/" calcext:value-type="string">
            <text:p>https://www.facebook.com/GoldenGloomSessions/</text:p>
          </table:table-cell>
          <table:table-cell table:formula="of:=['file:///home/phil/Concert_Mailer/Bookinglist/Booking_all.ods'#$Alles.E186:.K186]" office:value-type="string" office:string-value="goldengloomsessions@yahoo.de" calcext:value-type="string">
            <text:p>goldengloomsessions@yahoo.de</text:p>
          </table:table-cell>
          <table:table-cell table:formula="of:=['file:///home/phil/Concert_Mailer/Bookinglist/Booking_all.ods'#$Alles.F186:.L186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187:.G187]" office:value-type="float" office:value="0" calcext:value-type="float">
            <text:p/>
          </table:table-cell>
          <table:table-cell table:formula="of:=['file:///home/phil/Concert_Mailer/Bookinglist/Booking_all.ods'#$Alles.B187:.H187]" office:value-type="string" office:string-value="Black Cat" calcext:value-type="string">
            <text:p>Black Cat</text:p>
          </table:table-cell>
          <table:table-cell table:formula="of:=['file:///home/phil/Concert_Mailer/Bookinglist/Booking_all.ods'#$Alles.C187:.I187]" office:value-type="string" office:string-value="Nicole" calcext:value-type="string">
            <text:p>Nicole</text:p>
          </table:table-cell>
          <table:table-cell table:formula="of:=['file:///home/phil/Concert_Mailer/Bookinglist/Booking_all.ods'#$Alles.D187:.J187]" office:value-type="string" office:string-value="https://www.facebook.com/Black-&#10;Cat-958762784200718/?&#10;pnref=lhc" calcext:value-type="string">
            <text:p>https://www.facebook.com/Black-</text:p>
            <text:p>Cat-958762784200718/?</text:p>
            <text:p>pnref=lhc</text:p>
          </table:table-cell>
          <table:table-cell table:formula="of:=['file:///home/phil/Concert_Mailer/Bookinglist/Booking_all.ods'#$Alles.E187:.K187]" office:value-type="float" office:value="0" calcext:value-type="float">
            <text:p/>
          </table:table-cell>
          <table:table-cell table:formula="of:=['file:///home/phil/Concert_Mailer/Bookinglist/Booking_all.ods'#$Alles.F187:.L187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88:.G188]" office:value-type="float" office:value="0" calcext:value-type="float">
            <text:p/>
          </table:table-cell>
          <table:table-cell table:formula="of:=['file:///home/phil/Concert_Mailer/Bookinglist/Booking_all.ods'#$Alles.B188:.H188]" office:value-type="string" office:string-value="p7ac@freudenkinder.de" calcext:value-type="string">
            <text:p>p7ac@freudenkinder.de</text:p>
          </table:table-cell>
          <table:table-cell table:formula="of:=['file:///home/phil/Concert_Mailer/Bookinglist/Booking_all.ods'#$Alles.C188:.I188]" office:value-type="string" office:string-value="P7AC // Konzertkollektiv" calcext:value-type="string">
            <text:p>P7AC // Konzertkollektiv</text:p>
          </table:table-cell>
          <table:table-cell table:formula="of:=['file:///home/phil/Concert_Mailer/Bookinglist/Booking_all.ods'#$Alles.D188:.J188]" office:value-type="string" office:string-value="https://www.facebook.com/konzertkollektiv/" calcext:value-type="string">
            <text:p>https://www.facebook.com/konzertkollektiv/</text:p>
          </table:table-cell>
          <table:table-cell table:formula="of:=['file:///home/phil/Concert_Mailer/Bookinglist/Booking_all.ods'#$Alles.E188:.K188]" office:value-type="float" office:value="0" calcext:value-type="float">
            <text:p/>
          </table:table-cell>
          <table:table-cell table:formula="of:=['file:///home/phil/Concert_Mailer/Bookinglist/Booking_all.ods'#$Alles.F188:.L188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89:.G189]" office:value-type="float" office:value="0" calcext:value-type="float">
            <text:p/>
          </table:table-cell>
          <table:table-cell table:formula="of:=['file:///home/phil/Concert_Mailer/Bookinglist/Booking_all.ods'#$Alles.B189:.H189]" office:value-type="string" office:string-value="Bärzwinger" calcext:value-type="string">
            <text:p>Bärzwinger</text:p>
          </table:table-cell>
          <table:table-cell table:formula="of:=['file:///home/phil/Concert_Mailer/Bookinglist/Booking_all.ods'#$Alles.C189:.I189]" office:value-type="string" office:string-value="Kles" calcext:value-type="string">
            <text:p>Kles</text:p>
          </table:table-cell>
          <table:table-cell table:formula="of:=['file:///home/phil/Concert_Mailer/Bookinglist/Booking_all.ods'#$Alles.D189:.J189]" office:value-type="string" office:string-value="https://www.facebook.com/hera.kles.98?fref=ts" calcext:value-type="string">
            <text:p>https://www.facebook.com/hera.kles.98?fref=ts</text:p>
          </table:table-cell>
          <table:table-cell table:formula="of:=['file:///home/phil/Concert_Mailer/Bookinglist/Booking_all.ods'#$Alles.E189:.K189]" office:value-type="float" office:value="0" calcext:value-type="float">
            <text:p/>
          </table:table-cell>
          <table:table-cell table:formula="of:=['file:///home/phil/Concert_Mailer/Bookinglist/Booking_all.ods'#$Alles.F189:.L189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90:.G190]" office:value-type="string" office:string-value="Leipzig" calcext:value-type="string">
            <text:p>Leipzig</text:p>
          </table:table-cell>
          <table:table-cell table:formula="of:=['file:///home/phil/Concert_Mailer/Bookinglist/Booking_all.ods'#$Alles.B190:.H190]" office:value-type="string" office:string-value="Laid.Bound" calcext:value-type="string">
            <text:p>Laid.Bound</text:p>
          </table:table-cell>
          <table:table-cell table:formula="of:=['file:///home/phil/Concert_Mailer/Bookinglist/Booking_all.ods'#$Alles.C190:.I190]" office:value-type="string" office:string-value="Max Kraft / Josefine Mutzenbacher" calcext:value-type="string">
            <text:p>Max Kraft / Josefine Mutzenbacher</text:p>
          </table:table-cell>
          <table:table-cell table:formula="of:=['file:///home/phil/Concert_Mailer/Bookinglist/Booking_all.ods'#$Alles.D190:.J190]" office:value-type="string" office:string-value="https://www.facebook.com/laidbound/?fref=ts" calcext:value-type="string">
            <text:p>https://www.facebook.com/laidbound/?fref=ts</text:p>
          </table:table-cell>
          <table:table-cell table:formula="of:=['file:///home/phil/Concert_Mailer/Bookinglist/Booking_all.ods'#$Alles.E19:.K19]" office:value-type="float" office:value="0" calcext:value-type="float">
            <text:p/>
          </table:table-cell>
          <table:table-cell table:formula="of:=['file:///home/phil/Concert_Mailer/Bookinglist/Booking_all.ods'#$Alles.F190:.L190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91:.G191]" office:value-type="float" office:value="0" calcext:value-type="float">
            <text:p/>
          </table:table-cell>
          <table:table-cell table:formula="of:=['file:///home/phil/Concert_Mailer/Bookinglist/Booking_all.ods'#$Alles.B191:.H191]" office:value-type="string" office:string-value="Metalheadz / Panzerherz Promotion + Records" calcext:value-type="string">
            <text:p>Metalheadz / Panzerherz Promotion + Records</text:p>
          </table:table-cell>
          <table:table-cell table:formula="of:=['file:///home/phil/Concert_Mailer/Bookinglist/Booking_all.ods'#$Alles.C191:.I191]" office:value-type="string" office:string-value="Jörg „Niebe“ Niebuhr" calcext:value-type="string">
            <text:p>Jörg „Niebe“ Niebuhr</text:p>
          </table:table-cell>
          <table:table-cell table:formula="of:=['file:///home/phil/Concert_Mailer/Bookinglist/Booking_all.ods'#$Alles.D191:.J191]" office:value-type="string" office:string-value="https://www.facebook.com/Dr.Niebe?fref=ts" calcext:value-type="string">
            <text:p>https://www.facebook.com/Dr.Niebe?fref=ts</text:p>
          </table:table-cell>
          <table:table-cell table:formula="of:=['file:///home/phil/Concert_Mailer/Bookinglist/Booking_all.ods'#$Alles.E191:.K191]" office:value-type="string" office:string-value="panzerherz@gmx.demetalheadz@gmx.de" calcext:value-type="string">
            <text:p>panzerherz@gmx.demetalheadz@gmx.de</text:p>
          </table:table-cell>
          <table:table-cell table:formula="of:=['file:///home/phil/Concert_Mailer/Bookinglist/Booking_all.ods'#$Alles.F191:.L191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92:.G192]" office:value-type="float" office:value="0" calcext:value-type="float">
            <text:p/>
          </table:table-cell>
          <table:table-cell table:formula="of:=['file:///home/phil/Concert_Mailer/Bookinglist/Booking_all.ods'#$Alles.B192:.H192]" office:value-type="string" office:string-value="Shiquadi" calcext:value-type="string">
            <text:p>Shiquadi</text:p>
          </table:table-cell>
          <table:table-cell table:formula="of:=['file:///home/phil/Concert_Mailer/Bookinglist/Booking_all.ods'#$Alles.C192:.I192]" office:value-type="string" office:string-value="Michael Glöckner" calcext:value-type="string">
            <text:p>Michael Glöckner</text:p>
          </table:table-cell>
          <table:table-cell table:formula="of:=['file:///home/phil/Concert_Mailer/Bookinglist/Booking_all.ods'#$Alles.D192:.J192]" office:value-type="string" office:string-value="https://www.facebook.com/michael.glockner.9?fref=ts" calcext:value-type="string">
            <text:p>https://www.facebook.com/michael.glockner.9?fref=ts</text:p>
          </table:table-cell>
          <table:table-cell table:formula="of:=['file:///home/phil/Concert_Mailer/Bookinglist/Booking_all.ods'#$Alles.E192:.K192]" office:value-type="float" office:value="0" calcext:value-type="float">
            <text:p/>
          </table:table-cell>
          <table:table-cell table:formula="of:=['file:///home/phil/Concert_Mailer/Bookinglist/Booking_all.ods'#$Alles.F192:.L192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93:.G193]" office:value-type="float" office:value="0" calcext:value-type="float">
            <text:p/>
          </table:table-cell>
          <table:table-cell table:formula="of:=['file:///home/phil/Concert_Mailer/Bookinglist/Booking_all.ods'#$Alles.B193:.H193]" office:value-type="string" office:string-value="M.H. Booking" calcext:value-type="string">
            <text:p>M.H. Booking</text:p>
          </table:table-cell>
          <table:table-cell table:formula="of:=['file:///home/phil/Concert_Mailer/Bookinglist/Booking_all.ods'#$Alles.C193:.I193]" office:value-type="string" office:string-value="Daniel Ertel" calcext:value-type="string">
            <text:p>Daniel Ertel</text:p>
          </table:table-cell>
          <table:table-cell table:formula="of:=['file:///home/phil/Concert_Mailer/Bookinglist/Booking_all.ods'#$Alles.D193:.J193]" office:value-type="string" office:string-value="https://www.facebook.com/daniel.ertel.31?fref=ts" calcext:value-type="string">
            <text:p>https://www.facebook.com/daniel.ertel.31?fref=ts</text:p>
          </table:table-cell>
          <table:table-cell table:formula="of:=['file:///home/phil/Concert_Mailer/Bookinglist/Booking_all.ods'#$Alles.E193:.K193]" office:value-type="float" office:value="0" calcext:value-type="float">
            <text:p/>
          </table:table-cell>
          <table:table-cell table:formula="of:=['file:///home/phil/Concert_Mailer/Bookinglist/Booking_all.ods'#$Alles.F193:.L193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94:.G194]" office:value-type="float" office:value="0" calcext:value-type="float">
            <text:p/>
          </table:table-cell>
          <table:table-cell table:formula="of:=['file:///home/phil/Concert_Mailer/Bookinglist/Booking_all.ods'#$Alles.B194:.H194]" office:value-type="string" office:string-value="Blackheart Inc." calcext:value-type="string">
            <text:p>Blackheart Inc.</text:p>
          </table:table-cell>
          <table:table-cell table:formula="of:=['file:///home/phil/Concert_Mailer/Bookinglist/Booking_all.ods'#$Alles.C194:.I194]" office:value-type="string" office:string-value="Hannes Makisch" calcext:value-type="string">
            <text:p>Hannes Makisch</text:p>
          </table:table-cell>
          <table:table-cell table:formula="of:=['file:///home/phil/Concert_Mailer/Bookinglist/Booking_all.ods'#$Alles.D194:.J194]" office:value-type="string" office:string-value="https://www.facebook.com/thisisblackheart/?ref=ts&amp;fref=ts&amp;qsefr=1" calcext:value-type="string">
            <text:p>https://www.facebook.com/thisisblackheart/?ref=ts&amp;fref=ts&amp;qsefr=1</text:p>
          </table:table-cell>
          <table:table-cell table:formula="of:=['file:///home/phil/Concert_Mailer/Bookinglist/Booking_all.ods'#$Alles.E194:.K194]" office:value-type="float" office:value="0" calcext:value-type="float">
            <text:p/>
          </table:table-cell>
          <table:table-cell table:formula="of:=['file:///home/phil/Concert_Mailer/Bookinglist/Booking_all.ods'#$Alles.F194:.L194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95:.G195]" office:value-type="float" office:value="0" calcext:value-type="float">
            <text:p/>
          </table:table-cell>
          <table:table-cell table:formula="of:=['file:///home/phil/Concert_Mailer/Bookinglist/Booking_all.ods'#$Alles.B195:.H195]" office:value-type="string" office:string-value="Dead Cat Shows" calcext:value-type="string">
            <text:p>Dead Cat Shows</text:p>
          </table:table-cell>
          <table:table-cell table:formula="of:=['file:///home/phil/Concert_Mailer/Bookinglist/Booking_all.ods'#$Alles.C195:.I195]" office:value-type="string" office:string-value="Ben Pe" calcext:value-type="string">
            <text:p>Ben Pe</text:p>
          </table:table-cell>
          <table:table-cell table:formula="of:=['file:///home/phil/Concert_Mailer/Bookinglist/Booking_all.ods'#$Alles.D195:.J195]" office:value-type="string" office:string-value="https://www.facebook.com/deadcatshows/?fref=ts" calcext:value-type="string">
            <text:p>https://www.facebook.com/deadcatshows/?fref=ts</text:p>
          </table:table-cell>
          <table:table-cell table:formula="of:=['file:///home/phil/Concert_Mailer/Bookinglist/Booking_all.ods'#$Alles.E195:.K195]" office:value-type="float" office:value="0" calcext:value-type="float">
            <text:p/>
          </table:table-cell>
          <table:table-cell table:formula="of:=['file:///home/phil/Concert_Mailer/Bookinglist/Booking_all.ods'#$Alles.F195:.L195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96:.G196]" office:value-type="float" office:value="0" calcext:value-type="float">
            <text:p/>
          </table:table-cell>
          <table:table-cell table:formula="of:=['file:///home/phil/Concert_Mailer/Bookinglist/Booking_all.ods'#$Alles.B196:.H196]" office:value-type="string" office:string-value="E35" calcext:value-type="string">
            <text:p>E35</text:p>
          </table:table-cell>
          <table:table-cell table:formula="of:=['file:///home/phil/Concert_Mailer/Bookinglist/Booking_all.ods'#$Alles.C196:.I196]" office:value-type="string" office:string-value="Kathi Körmann" calcext:value-type="string">
            <text:p>Kathi Körmann</text:p>
          </table:table-cell>
          <table:table-cell table:formula="of:=['file:///home/phil/Concert_Mailer/Bookinglist/Booking_all.ods'#$Alles.D196:.J196]" office:value-type="string" office:string-value="https://www.facebook.com/kathi.kormann?fref=ts" calcext:value-type="string">
            <text:p>https://www.facebook.com/kathi.kormann?fref=ts</text:p>
          </table:table-cell>
          <table:table-cell table:formula="of:=['file:///home/phil/Concert_Mailer/Bookinglist/Booking_all.ods'#$Alles.E196:.K196]" office:value-type="float" office:value="0" calcext:value-type="float">
            <text:p/>
          </table:table-cell>
          <table:table-cell table:formula="of:=['file:///home/phil/Concert_Mailer/Bookinglist/Booking_all.ods'#$Alles.F196:.L196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97:.G197]" office:value-type="float" office:value="0" calcext:value-type="float">
            <text:p/>
          </table:table-cell>
          <table:table-cell table:formula="of:=['file:///home/phil/Concert_Mailer/Bookinglist/Booking_all.ods'#$Alles.B197:.H197]" office:value-type="string" office:string-value="Werk2" calcext:value-type="string">
            <text:p>Werk2</text:p>
          </table:table-cell>
          <table:table-cell table:formula="of:=['file:///home/phil/Concert_Mailer/Bookinglist/Booking_all.ods'#$Alles.C197:.I197]" office:value-type="string" office:string-value="Katrin Gruel" calcext:value-type="string">
            <text:p>Katrin Gruel</text:p>
          </table:table-cell>
          <table:table-cell table:formula="of:=['file:///home/phil/Concert_Mailer/Bookinglist/Booking_all.ods'#$Alles.D197:.J197]" office:value-type="string" office:string-value="https://www.facebook.com/werk2kulturfabrik/?fref=ts" calcext:value-type="string">
            <text:p>https://www.facebook.com/werk2kulturfabrik/?fref=ts</text:p>
          </table:table-cell>
          <table:table-cell table:formula="of:=['file:///home/phil/Concert_Mailer/Bookinglist/Booking_all.ods'#$Alles.E197:.K197]" office:value-type="string" office:string-value="event@werk-2.dek.gruel@werk-2.de" calcext:value-type="string">
            <text:p>event@werk-2.dek.gruel@werk-2.de</text:p>
          </table:table-cell>
          <table:table-cell table:formula="of:=['file:///home/phil/Concert_Mailer/Bookinglist/Booking_all.ods'#$Alles.F197:.L197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98:.G198]" office:value-type="float" office:value="0" calcext:value-type="float">
            <text:p/>
          </table:table-cell>
          <table:table-cell table:formula="of:=['file:///home/phil/Concert_Mailer/Bookinglist/Booking_all.ods'#$Alles.B198:.H198]" office:value-type="string" office:string-value="4Rooms" calcext:value-type="string">
            <text:p>4Rooms</text:p>
          </table:table-cell>
          <table:table-cell table:formula="of:=['file:///home/phil/Concert_Mailer/Bookinglist/Booking_all.ods'#$Alles.C198:.I198]" office:value-type="string" office:string-value="Tobias Quart" calcext:value-type="string">
            <text:p>Tobias Quart</text:p>
          </table:table-cell>
          <table:table-cell table:formula="of:=['file:///home/phil/Concert_Mailer/Bookinglist/Booking_all.ods'#$Alles.D198:.J198]" office:value-type="string" office:string-value="https://www.facebook.com/4roomsLeipzig/?fref=ts" calcext:value-type="string">
            <text:p>https://www.facebook.com/4roomsLeipzig/?fref=ts</text:p>
          </table:table-cell>
          <table:table-cell table:formula="of:=['file:///home/phil/Concert_Mailer/Bookinglist/Booking_all.ods'#$Alles.E198:.K198]" office:value-type="string" office:string-value="tobiquart@web.de" calcext:value-type="string">
            <text:p>tobiquart@web.de</text:p>
          </table:table-cell>
          <table:table-cell table:formula="of:=['file:///home/phil/Concert_Mailer/Bookinglist/Booking_all.ods'#$Alles.F198:.L198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199:.G199]" office:value-type="float" office:value="0" calcext:value-type="float">
            <text:p/>
          </table:table-cell>
          <table:table-cell table:formula="of:=['file:///home/phil/Concert_Mailer/Bookinglist/Booking_all.ods'#$Alles.B199:.H199]" office:value-type="string" office:string-value="Kids in the Bearsuits" calcext:value-type="string">
            <text:p>Kids in the Bearsuits</text:p>
          </table:table-cell>
          <table:table-cell table:formula="of:=['file:///home/phil/Concert_Mailer/Bookinglist/Booking_all.ods'#$Alles.C199:.I199]" office:value-type="string" office:string-value="Stefan Holland / Eva Trouvain" calcext:value-type="string">
            <text:p>Stefan Holland / Eva Trouvain</text:p>
          </table:table-cell>
          <table:table-cell table:formula="of:=['file:///home/phil/Concert_Mailer/Bookinglist/Booking_all.ods'#$Alles.D199:.J199]" office:value-type="string" office:string-value="https://www.facebook.com/annaxbolika?fref=ts" calcext:value-type="string">
            <text:p>https://www.facebook.com/annaxbolika?fref=ts</text:p>
          </table:table-cell>
          <table:table-cell table:formula="of:=['file:///home/phil/Concert_Mailer/Bookinglist/Booking_all.ods'#$Alles.E199:.K199]" office:value-type="float" office:value="0" calcext:value-type="float">
            <text:p/>
          </table:table-cell>
          <table:table-cell table:formula="of:=['file:///home/phil/Concert_Mailer/Bookinglist/Booking_all.ods'#$Alles.F199:.L199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00:.G200]" office:value-type="float" office:value="0" calcext:value-type="float">
            <text:p/>
          </table:table-cell>
          <table:table-cell table:formula="of:=['file:///home/phil/Concert_Mailer/Bookinglist/Booking_all.ods'#$Alles.B200:.H200]" office:value-type="string" office:string-value="Thousand Times Booking" calcext:value-type="string">
            <text:p>Thousand Times Booking</text:p>
          </table:table-cell>
          <table:table-cell table:formula="of:=['file:///home/phil/Concert_Mailer/Bookinglist/Booking_all.ods'#$Alles.C200:.I200]" office:value-type="string" office:string-value="Nadine Jahn" calcext:value-type="string">
            <text:p>Nadine Jahn</text:p>
          </table:table-cell>
          <table:table-cell table:formula="of:=['file:///home/phil/Concert_Mailer/Bookinglist/Booking_all.ods'#$Alles.D200:.J200]" office:value-type="string" office:string-value="https://www.facebook.com/nadine.jahn.50?fref=ts" calcext:value-type="string">
            <text:p>https://www.facebook.com/nadine.jahn.50?fref=ts</text:p>
          </table:table-cell>
          <table:table-cell table:formula="of:=['file:///home/phil/Concert_Mailer/Bookinglist/Booking_all.ods'#$Alles.E2:.K2]" office:value-type="string" office:string-value="fortheyouthconcerts@gmail.com" calcext:value-type="string">
            <text:p>fortheyouthconcerts@gmail.com</text:p>
          </table:table-cell>
          <table:table-cell table:formula="of:=['file:///home/phil/Concert_Mailer/Bookinglist/Booking_all.ods'#$Alles.F200:.L200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01:.G201]" office:value-type="float" office:value="0" calcext:value-type="float">
            <text:p/>
          </table:table-cell>
          <table:table-cell table:formula="of:=['file:///home/phil/Concert_Mailer/Bookinglist/Booking_all.ods'#$Alles.B201:.H201]" office:value-type="string" office:string-value="LE Mosh Booking / Bandhaus" calcext:value-type="string">
            <text:p>LE Mosh Booking / Bandhaus</text:p>
          </table:table-cell>
          <table:table-cell table:formula="of:=['file:///home/phil/Concert_Mailer/Bookinglist/Booking_all.ods'#$Alles.C201:.I201]" office:value-type="string" office:string-value="Uwe Küffner" calcext:value-type="string">
            <text:p>Uwe Küffner</text:p>
          </table:table-cell>
          <table:table-cell table:formula="of:=['file:///home/phil/Concert_Mailer/Bookinglist/Booking_all.ods'#$Alles.D201:.J201]" office:value-type="string" office:string-value="https://www.facebook.com/LeMoshBooking/?fref=ts" calcext:value-type="string">
            <text:p>https://www.facebook.com/LeMoshBooking/?fref=ts</text:p>
          </table:table-cell>
          <table:table-cell table:formula="of:=['file:///home/phil/Concert_Mailer/Bookinglist/Booking_all.ods'#$Alles.E21:.K21]" office:value-type="float" office:value="0" calcext:value-type="float">
            <text:p/>
          </table:table-cell>
          <table:table-cell table:formula="of:=['file:///home/phil/Concert_Mailer/Bookinglist/Booking_all.ods'#$Alles.F201:.L201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02:.G202]" office:value-type="float" office:value="0" calcext:value-type="float">
            <text:p/>
          </table:table-cell>
          <table:table-cell table:formula="of:=['file:///home/phil/Concert_Mailer/Bookinglist/Booking_all.ods'#$Alles.B202:.H202]" office:value-type="string" office:string-value="Outsiders Connections" calcext:value-type="string">
            <text:p>Outsiders Connections</text:p>
          </table:table-cell>
          <table:table-cell table:formula="of:=['file:///home/phil/Concert_Mailer/Bookinglist/Booking_all.ods'#$Alles.C202:.I202]" office:value-type="string" office:string-value="Philip Helbig" calcext:value-type="string">
            <text:p>Philip Helbig</text:p>
          </table:table-cell>
          <table:table-cell table:formula="of:=['file:///home/phil/Concert_Mailer/Bookinglist/Booking_all.ods'#$Alles.D202:.J202]" office:value-type="string" office:string-value="https://www.facebook.com/OutsidersConnection/?fref=ts" calcext:value-type="string">
            <text:p>https://www.facebook.com/OutsidersConnection/?fref=ts</text:p>
          </table:table-cell>
          <table:table-cell table:formula="of:=['file:///home/phil/Concert_Mailer/Bookinglist/Booking_all.ods'#$Alles.E22:.K22]" office:value-type="float" office:value="0" calcext:value-type="float">
            <text:p/>
          </table:table-cell>
          <table:table-cell table:formula="of:=['file:///home/phil/Concert_Mailer/Bookinglist/Booking_all.ods'#$Alles.F202:.L202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203:.G203]" office:value-type="float" office:value="0" calcext:value-type="float">
            <text:p/>
          </table:table-cell>
          <table:table-cell table:formula="of:=['file:///home/phil/Concert_Mailer/Bookinglist/Booking_all.ods'#$Alles.B203:.H203]" office:value-type="string" office:string-value="We are the Underdogs" calcext:value-type="string">
            <text:p>We are the Underdogs</text:p>
          </table:table-cell>
          <table:table-cell table:formula="of:=['file:///home/phil/Concert_Mailer/Bookinglist/Booking_all.ods'#$Alles.C203:.I203]" office:value-type="string" office:string-value="Jens Scheibe" calcext:value-type="string">
            <text:p>Jens Scheibe</text:p>
          </table:table-cell>
          <table:table-cell table:formula="of:=['file:///home/phil/Concert_Mailer/Bookinglist/Booking_all.ods'#$Alles.D203:.J203]" office:value-type="string" office:string-value="https://www.facebook.com/We-are-the-&#10;Underdogs-409457789173847/?fref=ts" calcext:value-type="string">
            <text:p>https://www.facebook.com/We-are-the-</text:p>
            <text:p>Underdogs-409457789173847/?fref=ts</text:p>
          </table:table-cell>
          <table:table-cell table:formula="of:=['file:///home/phil/Concert_Mailer/Bookinglist/Booking_all.ods'#$Alles.E23:.K23]" office:value-type="string" office:string-value="down4life@gmx.de" calcext:value-type="string">
            <text:p>down4life@gmx.de</text:p>
          </table:table-cell>
          <table:table-cell table:formula="of:=['file:///home/phil/Concert_Mailer/Bookinglist/Booking_all.ods'#$Alles.F203:.L203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04:.G204]" office:value-type="float" office:value="0" calcext:value-type="float">
            <text:p/>
          </table:table-cell>
          <table:table-cell table:formula="of:=['file:///home/phil/Concert_Mailer/Bookinglist/Booking_all.ods'#$Alles.B204:.H204]" office:value-type="string" office:string-value="Felsenkeller" calcext:value-type="string">
            <text:p>Felsenkeller</text:p>
          </table:table-cell>
          <table:table-cell table:formula="of:=['file:///home/phil/Concert_Mailer/Bookinglist/Booking_all.ods'#$Alles.C204:.I204]" office:value-type="string" office:string-value="Nils Sackewitz" calcext:value-type="string">
            <text:p>Nils Sackewitz</text:p>
          </table:table-cell>
          <table:table-cell table:formula="of:=['file:///home/phil/Concert_Mailer/Bookinglist/Booking_all.ods'#$Alles.D204:.J204]" office:value-type="string" office:string-value="https://www.facebook.com/FelsenkellerLeipzig/?fref=ts" calcext:value-type="string">
            <text:p>https://www.facebook.com/FelsenkellerLeipzig/?fref=ts</text:p>
          </table:table-cell>
          <table:table-cell table:formula="of:=['file:///home/phil/Concert_Mailer/Bookinglist/Booking_all.ods'#$Alles.E24:.K24]" office:value-type="string" office:string-value="mail@asylum-concerts.de" calcext:value-type="string">
            <text:p>mail@asylum-concerts.de</text:p>
          </table:table-cell>
          <table:table-cell table:formula="of:=['file:///home/phil/Concert_Mailer/Bookinglist/Booking_all.ods'#$Alles.F204:.L204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05:.G205]" office:value-type="float" office:value="0" calcext:value-type="float">
            <text:p/>
          </table:table-cell>
          <table:table-cell table:formula="of:=['file:///home/phil/Concert_Mailer/Bookinglist/Booking_all.ods'#$Alles.B205:.H205]" office:value-type="string" office:string-value="Mucha Shows" calcext:value-type="string">
            <text:p>Mucha Shows</text:p>
          </table:table-cell>
          <table:table-cell table:formula="of:=['file:///home/phil/Concert_Mailer/Bookinglist/Booking_all.ods'#$Alles.C205:.I205]" office:value-type="string" office:string-value="Chris Franke" calcext:value-type="string">
            <text:p>Chris Franke</text:p>
          </table:table-cell>
          <table:table-cell table:formula="of:=['file:///home/phil/Concert_Mailer/Bookinglist/Booking_all.ods'#$Alles.D205:.J205]" office:value-type="string" office:string-value="https://www.facebook.com/muchashows/?fref=ts" calcext:value-type="string">
            <text:p>https://www.facebook.com/muchashows/?fref=ts</text:p>
          </table:table-cell>
          <table:table-cell table:formula="of:=['file:///home/phil/Concert_Mailer/Bookinglist/Booking_all.ods'#$Alles.E25:.K25]" office:value-type="float" office:value="0" calcext:value-type="float">
            <text:p/>
          </table:table-cell>
          <table:table-cell table:formula="of:=['file:///home/phil/Concert_Mailer/Bookinglist/Booking_all.ods'#$Alles.F205:.L205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06:.G206]" office:value-type="float" office:value="0" calcext:value-type="float">
            <text:p/>
          </table:table-cell>
          <table:table-cell table:formula="of:=['file:///home/phil/Concert_Mailer/Bookinglist/Booking_all.ods'#$Alles.B206:.H206]" office:value-type="string" office:string-value="Income Tax Refund" calcext:value-type="string">
            <text:p>Income Tax Refund</text:p>
          </table:table-cell>
          <table:table-cell table:formula="of:=['file:///home/phil/Concert_Mailer/Bookinglist/Booking_all.ods'#$Alles.C206:.I206]" office:value-type="float" office:value="0" calcext:value-type="float">
            <text:p/>
          </table:table-cell>
          <table:table-cell table:formula="of:=['file:///home/phil/Concert_Mailer/Bookinglist/Booking_all.ods'#$Alles.D206:.J206]" office:value-type="string" office:string-value="https://www.facebook.com/refundtaxincome/" calcext:value-type="string">
            <text:p>https://www.facebook.com/refundtaxincome/</text:p>
          </table:table-cell>
          <table:table-cell table:formula="of:=['file:///home/phil/Concert_Mailer/Bookinglist/Booking_all.ods'#$Alles.E26:.K26]" office:value-type="string" office:string-value="mail@der-hirsch.de" calcext:value-type="string">
            <text:p>mail@der-hirsch.de</text:p>
          </table:table-cell>
          <table:table-cell table:formula="of:=['file:///home/phil/Concert_Mailer/Bookinglist/Booking_all.ods'#$Alles.F206:.L206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07:.G207]" office:value-type="float" office:value="0" calcext:value-type="float">
            <text:p/>
          </table:table-cell>
          <table:table-cell table:formula="of:=['file:///home/phil/Concert_Mailer/Bookinglist/Booking_all.ods'#$Alles.B207:.H207]" office:value-type="string" office:string-value="3asseln" calcext:value-type="string">
            <text:p>3asseln</text:p>
          </table:table-cell>
          <table:table-cell table:formula="of:=['file:///home/phil/Concert_Mailer/Bookinglist/Booking_all.ods'#$Alles.C207:.I207]" office:value-type="float" office:value="0" calcext:value-type="float">
            <text:p/>
          </table:table-cell>
          <table:table-cell table:formula="of:=['file:///home/phil/Concert_Mailer/Bookinglist/Booking_all.ods'#$Alles.D207:.J207]" office:value-type="string" office:string-value="https://www.facebook.com/3asseln/?fref=ts" calcext:value-type="string">
            <text:p>https://www.facebook.com/3asseln/?fref=ts</text:p>
          </table:table-cell>
          <table:table-cell table:formula="of:=['file:///home/phil/Concert_Mailer/Bookinglist/Booking_all.ods'#$Alles.E27:.K27]" office:value-type="string" office:string-value="rock@glashaus.org" calcext:value-type="string">
            <text:p>rock@glashaus.org</text:p>
          </table:table-cell>
          <table:table-cell table:formula="of:=['file:///home/phil/Concert_Mailer/Bookinglist/Booking_all.ods'#$Alles.F207:.L207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08:.G208]" office:value-type="float" office:value="0" calcext:value-type="float">
            <text:p/>
          </table:table-cell>
          <table:table-cell table:formula="of:=['file:///home/phil/Concert_Mailer/Bookinglist/Booking_all.ods'#$Alles.B208:.H208]" office:value-type="string" office:string-value="Köter Konzerte" calcext:value-type="string">
            <text:p>Köter Konzerte</text:p>
          </table:table-cell>
          <table:table-cell table:formula="of:=['file:///home/phil/Concert_Mailer/Bookinglist/Booking_all.ods'#$Alles.C208:.I208]" office:value-type="string" office:string-value="Benni" calcext:value-type="string">
            <text:p>Benni</text:p>
          </table:table-cell>
          <table:table-cell table:formula="of:=['file:///home/phil/Concert_Mailer/Bookinglist/Booking_all.ods'#$Alles.D208:.J208]" office:value-type="string" office:string-value="https://www.facebook.com/koeterkoenzerte/?ref=ts&amp;fref=ts" calcext:value-type="string">
            <text:p>https://www.facebook.com/koeterkoenzerte/?ref=ts&amp;fref=ts</text:p>
          </table:table-cell>
          <table:table-cell table:formula="of:=['file:///home/phil/Concert_Mailer/Bookinglist/Booking_all.ods'#$Alles.E28:.K28]" office:value-type="string" office:string-value="wewakethedead@googlemail.com" calcext:value-type="string">
            <text:p>wewakethedead@googlemail.com</text:p>
          </table:table-cell>
          <table:table-cell table:formula="of:=['file:///home/phil/Concert_Mailer/Bookinglist/Booking_all.ods'#$Alles.F208:.L208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09:.G209]" office:value-type="string" office:string-value="Rosswein" calcext:value-type="string">
            <text:p>Rosswein</text:p>
          </table:table-cell>
          <table:table-cell table:formula="of:=['file:///home/phil/Concert_Mailer/Bookinglist/Booking_all.ods'#$Alles.B209:.H209]" office:value-type="string" office:string-value="JuHa Rosswein" calcext:value-type="string">
            <text:p>JuHa Rosswein</text:p>
          </table:table-cell>
          <table:table-cell table:formula="of:=['file:///home/phil/Concert_Mailer/Bookinglist/Booking_all.ods'#$Alles.C209:.I209]" office:value-type="string" office:string-value="Christian Rüdiger / Tariq Lorenz" calcext:value-type="string">
            <text:p>Christian Rüdiger / Tariq Lorenz</text:p>
          </table:table-cell>
          <table:table-cell table:formula="of:=['file:///home/phil/Concert_Mailer/Bookinglist/Booking_all.ods'#$Alles.D209:.J209]" office:value-type="string" office:string-value="https://www.facebook.com/christian.rudiger.39?fref=ts" calcext:value-type="string">
            <text:p>https://www.facebook.com/christian.rudiger.39?fref=ts</text:p>
          </table:table-cell>
          <table:table-cell table:formula="of:=['file:///home/phil/Concert_Mailer/Bookinglist/Booking_all.ods'#$Alles.E29:.K29]" office:value-type="string" office:string-value="savethescene@gmx.de" calcext:value-type="string">
            <text:p>savethescene@gmx.de</text:p>
          </table:table-cell>
          <table:table-cell table:formula="of:=['file:///home/phil/Concert_Mailer/Bookinglist/Booking_all.ods'#$Alles.F209:.L209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10:.G210]" office:value-type="string" office:string-value="Chemnitz" calcext:value-type="string">
            <text:p>Chemnitz</text:p>
          </table:table-cell>
          <table:table-cell table:formula="of:=['file:///home/phil/Concert_Mailer/Bookinglist/Booking_all.ods'#$Alles.B210:.H210]" office:value-type="string" office:string-value="Moshcity Entertainment" calcext:value-type="string">
            <text:p>Moshcity Entertainment</text:p>
          </table:table-cell>
          <table:table-cell table:formula="of:=['file:///home/phil/Concert_Mailer/Bookinglist/Booking_all.ods'#$Alles.C210:.I210]" office:value-type="string" office:string-value="Rico Günther" calcext:value-type="string">
            <text:p>Rico Günther</text:p>
          </table:table-cell>
          <table:table-cell table:formula="of:=['file:///home/phil/Concert_Mailer/Bookinglist/Booking_all.ods'#$Alles.D210:.J210]" office:value-type="string" office:string-value="https://www.facebook.com/rico.gunther.357?fref=ts" calcext:value-type="string">
            <text:p>https://www.facebook.com/rico.gunther.357?fref=ts</text:p>
          </table:table-cell>
          <table:table-cell table:formula="of:=['file:///home/phil/Concert_Mailer/Bookinglist/Booking_all.ods'#$Alles.E21:.K21]" office:value-type="float" office:value="0" calcext:value-type="float">
            <text:p/>
          </table:table-cell>
          <table:table-cell table:formula="of:=['file:///home/phil/Concert_Mailer/Bookinglist/Booking_all.ods'#$Alles.F210:.L210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211:.G211]" office:value-type="float" office:value="0" calcext:value-type="float">
            <text:p/>
          </table:table-cell>
          <table:table-cell table:formula="of:=['file:///home/phil/Concert_Mailer/Bookinglist/Booking_all.ods'#$Alles.B211:.H211]" office:value-type="string" office:string-value="Subway To Peter" calcext:value-type="string">
            <text:p>Subway To Peter</text:p>
          </table:table-cell>
          <table:table-cell table:formula="of:=['file:///home/phil/Concert_Mailer/Bookinglist/Booking_all.ods'#$Alles.C211:.I211]" office:value-type="float" office:value="0" calcext:value-type="float">
            <text:p/>
          </table:table-cell>
          <table:table-cell table:formula="of:=['file:///home/phil/Concert_Mailer/Bookinglist/Booking_all.ods'#$Alles.D211:.J211]" office:value-type="string" office:string-value="https://www.facebook.com/Subway-to-&#10;Peter-116164375124181/&#10;?fref=ts" calcext:value-type="string">
            <text:p>https://www.facebook.com/Subway-to-</text:p>
            <text:p>Peter-116164375124181/</text:p>
            <text:p>?fref=ts</text:p>
          </table:table-cell>
          <table:table-cell table:formula="of:=['file:///home/phil/Concert_Mailer/Bookinglist/Booking_all.ods'#$Alles.E211:.K211]" office:value-type="string" office:string-value="http://www.subwaytopeter.de/contact.html" calcext:value-type="string">
            <text:p>http://www.subwaytopeter.de/contact.html</text:p>
          </table:table-cell>
          <table:table-cell table:formula="of:=['file:///home/phil/Concert_Mailer/Bookinglist/Booking_all.ods'#$Alles.F211:.L211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12:.G212]" office:value-type="float" office:value="0" calcext:value-type="float">
            <text:p/>
          </table:table-cell>
          <table:table-cell table:formula="of:=['file:///home/phil/Concert_Mailer/Bookinglist/Booking_all.ods'#$Alles.B212:.H212]" office:value-type="string" office:string-value="AC17" calcext:value-type="string">
            <text:p>AC17</text:p>
          </table:table-cell>
          <table:table-cell table:formula="of:=['file:///home/phil/Concert_Mailer/Bookinglist/Booking_all.ods'#$Alles.C212:.I212]" office:value-type="string" office:string-value="Max Keller" calcext:value-type="string">
            <text:p>Max Keller</text:p>
          </table:table-cell>
          <table:table-cell table:formula="of:=['file:///home/phil/Concert_Mailer/Bookinglist/Booking_all.ods'#$Alles.D212:.J212]" office:value-type="string" office:string-value="https://www.facebook.com/max.keller.7140?fref=ts" calcext:value-type="string">
            <text:p>https://www.facebook.com/max.keller.7140?fref=ts</text:p>
          </table:table-cell>
          <table:table-cell table:formula="of:=['file:///home/phil/Concert_Mailer/Bookinglist/Booking_all.ods'#$Alles.E212:.K212]" office:value-type="string" office:string-value="ac.17@web.de" calcext:value-type="string">
            <text:p>ac.17@web.de</text:p>
          </table:table-cell>
          <table:table-cell table:formula="of:=['file:///home/phil/Concert_Mailer/Bookinglist/Booking_all.ods'#$Alles.F212:.L212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13:.G213]" office:value-type="string" office:string-value="Waldkirchen" calcext:value-type="string">
            <text:p>Waldkirchen</text:p>
          </table:table-cell>
          <table:table-cell table:formula="of:=['file:///home/phil/Concert_Mailer/Bookinglist/Booking_all.ods'#$Alles.B213:.H213]" office:value-type="string" office:string-value="AZ Dorftrottel" calcext:value-type="string">
            <text:p>AZ Dorftrottel</text:p>
          </table:table-cell>
          <table:table-cell table:formula="of:=['file:///home/phil/Concert_Mailer/Bookinglist/Booking_all.ods'#$Alles.C213:.I213]" office:value-type="string" office:string-value="Hansi" calcext:value-type="string">
            <text:p>Hansi</text:p>
          </table:table-cell>
          <table:table-cell table:formula="of:=['file:///home/phil/Concert_Mailer/Bookinglist/Booking_all.ods'#$Alles.D213:.J213]" office:value-type="float" office:value="0" calcext:value-type="float">
            <text:p/>
          </table:table-cell>
          <table:table-cell table:formula="of:=['file:///home/phil/Concert_Mailer/Bookinglist/Booking_all.ods'#$Alles.E213:.K213]" office:value-type="string" office:string-value="webmaster@az-dorftrottel.de" calcext:value-type="string">
            <text:p>webmaster@az-dorftrottel.de</text:p>
          </table:table-cell>
          <table:table-cell table:formula="of:=['file:///home/phil/Concert_Mailer/Bookinglist/Booking_all.ods'#$Alles.F213:.L213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14:.G214]" office:value-type="string" office:string-value="Eppendorf" calcext:value-type="string">
            <text:p>Eppendorf</text:p>
          </table:table-cell>
          <table:table-cell table:formula="of:=['file:///home/phil/Concert_Mailer/Bookinglist/Booking_all.ods'#$Alles.B214:.H214]" office:value-type="string" office:string-value="Moshcity Entertainment" calcext:value-type="string">
            <text:p>Moshcity Entertainment</text:p>
          </table:table-cell>
          <table:table-cell table:formula="of:=['file:///home/phil/Concert_Mailer/Bookinglist/Booking_all.ods'#$Alles.C214:.I214]" office:value-type="string" office:string-value="Rico Günther" calcext:value-type="string">
            <text:p>Rico Günther</text:p>
          </table:table-cell>
          <table:table-cell table:formula="of:=['file:///home/phil/Concert_Mailer/Bookinglist/Booking_all.ods'#$Alles.D214:.J214]" office:value-type="string" office:string-value="https://www.facebook.com/rico.gunther.357?fref=ts" calcext:value-type="string">
            <text:p>https://www.facebook.com/rico.gunther.357?fref=ts</text:p>
          </table:table-cell>
          <table:table-cell table:formula="of:=['file:///home/phil/Concert_Mailer/Bookinglist/Booking_all.ods'#$Alles.E214:.K214]" office:value-type="string" office:string-value="r.drums@t-online.de" calcext:value-type="string">
            <text:p>r.drums@t-online.de</text:p>
          </table:table-cell>
          <table:table-cell table:formula="of:=['file:///home/phil/Concert_Mailer/Bookinglist/Booking_all.ods'#$Alles.F214:.L214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15:.G215]" office:value-type="string" office:string-value="Rauenstein" calcext:value-type="string">
            <text:p>Rauenstein</text:p>
          </table:table-cell>
          <table:table-cell table:formula="of:=['file:///home/phil/Concert_Mailer/Bookinglist/Booking_all.ods'#$Alles.B215:.H215]" office:value-type="string" office:string-value="TCHC Booking" calcext:value-type="string">
            <text:p>TCHC Booking</text:p>
          </table:table-cell>
          <table:table-cell table:formula="of:=['file:///home/phil/Concert_Mailer/Bookinglist/Booking_all.ods'#$Alles.C215:.I215]" office:value-type="string" office:string-value="Patrick Stolzmann" calcext:value-type="string">
            <text:p>Patrick Stolzmann</text:p>
          </table:table-cell>
          <table:table-cell table:formula="of:=['file:///home/phil/Concert_Mailer/Bookinglist/Booking_all.ods'#$Alles.D215:.J215]" office:value-type="string" office:string-value="https://www.facebook.com/patrick.stolzmann?fref=ts" calcext:value-type="string">
            <text:p>https://www.facebook.com/patrick.stolzmann?fref=ts</text:p>
          </table:table-cell>
          <table:table-cell table:formula="of:=['file:///home/phil/Concert_Mailer/Bookinglist/Booking_all.ods'#$Alles.E215:.K215]" office:value-type="float" office:value="0" calcext:value-type="float">
            <text:p/>
          </table:table-cell>
          <table:table-cell table:formula="of:=['file:///home/phil/Concert_Mailer/Bookinglist/Booking_all.ods'#$Alles.F215:.L215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216:.G216]" office:value-type="string" office:string-value="Liechtenstein" calcext:value-type="string">
            <text:p>Liechtenstein</text:p>
          </table:table-cell>
          <table:table-cell table:formula="of:=['file:///home/phil/Concert_Mailer/Bookinglist/Booking_all.ods'#$Alles.B216:.H216]" office:value-type="string" office:string-value="Riot Liechtenstein" calcext:value-type="string">
            <text:p>Riot Liechtenstein</text:p>
          </table:table-cell>
          <table:table-cell table:formula="of:=['file:///home/phil/Concert_Mailer/Bookinglist/Booking_all.ods'#$Alles.C216:.I216]" office:value-type="string" office:string-value="Michael Grey" calcext:value-type="string">
            <text:p>Michael Grey</text:p>
          </table:table-cell>
          <table:table-cell table:formula="of:=['file:///home/phil/Concert_Mailer/Bookinglist/Booking_all.ods'#$Alles.D216:.J216]" office:value-type="string" office:string-value="https://www.facebook.com/JZ-RIOT-&#10;LICHTENSTEIN-2341232&#10;29727/?fref=ts" calcext:value-type="string">
            <text:p>https://www.facebook.com/JZ-RIOT-</text:p>
            <text:p>LICHTENSTEIN-2341232</text:p>
            <text:p>29727/?fref=ts</text:p>
          </table:table-cell>
          <table:table-cell table:formula="of:=['file:///home/phil/Concert_Mailer/Bookinglist/Booking_all.ods'#$Alles.E216:.K216]" office:value-type="float" office:value="0" calcext:value-type="float">
            <text:p/>
          </table:table-cell>
          <table:table-cell table:formula="of:=['file:///home/phil/Concert_Mailer/Bookinglist/Booking_all.ods'#$Alles.F216:.L216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17:.G217]" office:value-type="string" office:string-value="Nünchritz" calcext:value-type="string">
            <text:p>Nünchritz</text:p>
          </table:table-cell>
          <table:table-cell table:formula="of:=['file:///home/phil/Concert_Mailer/Bookinglist/Booking_all.ods'#$Alles.B217:.H217]" office:value-type="string" office:string-value="JUZ Kombi" calcext:value-type="string">
            <text:p>JUZ Kombi</text:p>
          </table:table-cell>
          <table:table-cell table:formula="of:=['file:///home/phil/Concert_Mailer/Bookinglist/Booking_all.ods'#$Alles.C217:.I217]" office:value-type="float" office:value="0" calcext:value-type="float">
            <text:p/>
          </table:table-cell>
          <table:table-cell table:formula="of:=['file:///home/phil/Concert_Mailer/Bookinglist/Booking_all.ods'#$Alles.D217:.J217]" office:value-type="string" office:string-value="https://www.facebook.com/juzkombi/" calcext:value-type="string">
            <text:p>https://www.facebook.com/juzkombi/</text:p>
          </table:table-cell>
          <table:table-cell table:formula="of:=['file:///home/phil/Concert_Mailer/Bookinglist/Booking_all.ods'#$Alles.E217:.K217]" office:value-type="float" office:value="0" calcext:value-type="float">
            <text:p/>
          </table:table-cell>
          <table:table-cell table:formula="of:=['file:///home/phil/Concert_Mailer/Bookinglist/Booking_all.ods'#$Alles.F217:.L217]" office:value-type="float" office:value="0" calcext:value-type="float">
            <text:p/>
          </table:table-cell>
          <table:table-cell office:value-type="string" calcext:value-type="string">
            <text:p>Sachs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3">
          <table:table-cell table:formula="of:=['file:///home/phil/Concert_Mailer/Bookinglist/Booking_all.ods'#$Alles.A218:.G218]" office:value-type="string" office:string-value="Dessau" calcext:value-type="string">
            <text:p>Dessau</text:p>
          </table:table-cell>
          <table:table-cell table:formula="of:=['file:///home/phil/Concert_Mailer/Bookinglist/Booking_all.ods'#$Alles.B218:.H218]" office:value-type="string" office:string-value="Beat Club / Panic Room" calcext:value-type="string">
            <text:p>Beat Club / Panic Room</text:p>
          </table:table-cell>
          <table:table-cell table:formula="of:=['file:///home/phil/Concert_Mailer/Bookinglist/Booking_all.ods'#$Alles.C218:.I218]" office:value-type="string" office:string-value="Nils Sackewitz" calcext:value-type="string">
            <text:p>Nils Sackewitz</text:p>
          </table:table-cell>
          <table:table-cell table:formula="of:=['file:///home/phil/Concert_Mailer/Bookinglist/Booking_all.ods'#$Alles.D218:.J218]" office:value-type="string" office:string-value="https://www.facebook.com/nils2711?fref=ts" calcext:value-type="string">
            <text:p>https://www.facebook.com/nils2711?fref=ts</text:p>
          </table:table-cell>
          <table:table-cell table:formula="of:=['file:///home/phil/Concert_Mailer/Bookinglist/Booking_all.ods'#$Alles.E218:.K218]" office:value-type="string" office:string-value="nils.sackewitz@beatclub-dessau.deeastern.projects.&#10;1@gmail.com" calcext:value-type="string">
            <text:p>nils.sackewitz@beatclub-dessau.deeastern.projects.</text:p>
            <text:p>1@gmail.com</text:p>
          </table:table-cell>
          <table:table-cell table:formula="of:=['file:///home/phil/Concert_Mailer/Bookinglist/Booking_all.ods'#$Alles.F218:.L218]" office:value-type="float" office:value="0" calcext:value-type="float">
            <text:p/>
          </table:table-cell>
          <table:table-cell table:formula="of:=['file:///home/phil/Concert_Mailer/Bookinglist/Booking_all.ods'#$Alles.G218:.M218]" office:value-type="string" office:string-value="Sachsen-Anhalt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19:.G219]" office:value-type="string" office:string-value="Magdeburg" calcext:value-type="string">
            <text:p>Magdeburg</text:p>
          </table:table-cell>
          <table:table-cell table:formula="of:=['file:///home/phil/Concert_Mailer/Bookinglist/Booking_all.ods'#$Alles.B219:.H219]" office:value-type="string" office:string-value="Bruised &amp; Brocken Records" calcext:value-type="string">
            <text:p>Bruised &amp; Brocken Records</text:p>
          </table:table-cell>
          <table:table-cell table:formula="of:=['file:///home/phil/Concert_Mailer/Bookinglist/Booking_all.ods'#$Alles.C219:.I219]" office:value-type="string" office:string-value="Thomas „TomTom“" calcext:value-type="string">
            <text:p>Thomas „TomTom“</text:p>
          </table:table-cell>
          <table:table-cell table:formula="of:=['file:///home/phil/Concert_Mailer/Bookinglist/Booking_all.ods'#$Alles.D219:.J219]" office:value-type="string" office:string-value="https://www.bb-records.de" calcext:value-type="string">
            <text:p>https://www.bb-records.de</text:p>
          </table:table-cell>
          <table:table-cell table:formula="of:=['file:///home/phil/Concert_Mailer/Bookinglist/Booking_all.ods'#$Alles.E219:.K219]" office:value-type="float" office:value="0" calcext:value-type="float">
            <text:p/>
          </table:table-cell>
          <table:table-cell table:formula="of:=['file:///home/phil/Concert_Mailer/Bookinglist/Booking_all.ods'#$Alles.F219:.L219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20:.G220]" office:value-type="float" office:value="0" calcext:value-type="float">
            <text:p/>
          </table:table-cell>
          <table:table-cell table:formula="of:=['file:///home/phil/Concert_Mailer/Bookinglist/Booking_all.ods'#$Alles.B220:.H220]" office:value-type="string" office:string-value="Factory MD" calcext:value-type="string">
            <text:p>Factory MD</text:p>
          </table:table-cell>
          <table:table-cell table:formula="of:=['file:///home/phil/Concert_Mailer/Bookinglist/Booking_all.ods'#$Alles.C220:.I220]" office:value-type="string" office:string-value="Christian „Terror“" calcext:value-type="string">
            <text:p>Christian „Terror“</text:p>
          </table:table-cell>
          <table:table-cell table:formula="of:=['file:///home/phil/Concert_Mailer/Bookinglist/Booking_all.ods'#$Alles.D220:.J220]" office:value-type="string" office:string-value="https://www.facebook.com/factorymagdeburg/?fref=ts" calcext:value-type="string">
            <text:p>https://www.facebook.com/factorymagdeburg/?fref=ts</text:p>
          </table:table-cell>
          <table:table-cell table:formula="of:=['file:///home/phil/Concert_Mailer/Bookinglist/Booking_all.ods'#$Alles.E22:.K22]" office:value-type="float" office:value="0" calcext:value-type="float">
            <text:p/>
          </table:table-cell>
          <table:table-cell table:formula="of:=['file:///home/phil/Concert_Mailer/Bookinglist/Booking_all.ods'#$Alles.F220:.L220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21:.G221]" office:value-type="float" office:value="0" calcext:value-type="float">
            <text:p/>
          </table:table-cell>
          <table:table-cell table:formula="of:=['file:///home/phil/Concert_Mailer/Bookinglist/Booking_all.ods'#$Alles.B221:.H221]" office:value-type="string" office:string-value="Prison Riot" calcext:value-type="string">
            <text:p>Prison Riot</text:p>
          </table:table-cell>
          <table:table-cell table:formula="of:=['file:///home/phil/Concert_Mailer/Bookinglist/Booking_all.ods'#$Alles.C221:.I221]" office:value-type="string" office:string-value="Robbe Schmidt" calcext:value-type="string">
            <text:p>Robbe Schmidt</text:p>
          </table:table-cell>
          <table:table-cell table:formula="of:=['file:///home/phil/Concert_Mailer/Bookinglist/Booking_all.ods'#$Alles.D221:.J221]" office:value-type="string" office:string-value="https://www.facebook.com/robbe.schmidt?fref=ts" calcext:value-type="string">
            <text:p>https://www.facebook.com/robbe.schmidt?fref=ts</text:p>
          </table:table-cell>
          <table:table-cell table:formula="of:=['file:///home/phil/Concert_Mailer/Bookinglist/Booking_all.ods'#$Alles.E221:.K221]" office:value-type="float" office:value="0" calcext:value-type="float">
            <text:p/>
          </table:table-cell>
          <table:table-cell table:formula="of:=['file:///home/phil/Concert_Mailer/Bookinglist/Booking_all.ods'#$Alles.F221:.L221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22:.G222]" office:value-type="string" office:string-value="Halle" calcext:value-type="string">
            <text:p>Halle</text:p>
          </table:table-cell>
          <table:table-cell table:formula="of:=['file:///home/phil/Concert_Mailer/Bookinglist/Booking_all.ods'#$Alles.B222:.H222]" office:value-type="string" office:string-value="The Cheese Cake" calcext:value-type="string">
            <text:p>The Cheese Cake</text:p>
          </table:table-cell>
          <table:table-cell table:formula="of:=['file:///home/phil/Concert_Mailer/Bookinglist/Booking_all.ods'#$Alles.C222:.I222]" office:value-type="string" office:string-value="Martin" calcext:value-type="string">
            <text:p>Martin</text:p>
          </table:table-cell>
          <table:table-cell table:formula="of:=['file:///home/phil/Concert_Mailer/Bookinglist/Booking_all.ods'#$Alles.D222:.J222]" office:value-type="string" office:string-value="https://www.facebook.com/kaesekucheninhalle/?fref=ts" calcext:value-type="string">
            <text:p>https://www.facebook.com/kaesekucheninhalle/?fref=ts</text:p>
          </table:table-cell>
          <table:table-cell table:formula="of:=['file:///home/phil/Concert_Mailer/Bookinglist/Booking_all.ods'#$Alles.E222:.K222]" office:value-type="string" office:string-value="booking@the-cheesecake.de" calcext:value-type="string">
            <text:p>booking@the-cheesecake.de</text:p>
          </table:table-cell>
          <table:table-cell table:formula="of:=['file:///home/phil/Concert_Mailer/Bookinglist/Booking_all.ods'#$Alles.F222:.L222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23:.G223]" office:value-type="float" office:value="0" calcext:value-type="float">
            <text:p/>
          </table:table-cell>
          <table:table-cell table:formula="of:=['file:///home/phil/Concert_Mailer/Bookinglist/Booking_all.ods'#$Alles.B223:.H223]" office:value-type="string" office:string-value="Colourblind Concerts" calcext:value-type="string">
            <text:p>Colourblind Concerts</text:p>
          </table:table-cell>
          <table:table-cell table:formula="of:=['file:///home/phil/Concert_Mailer/Bookinglist/Booking_all.ods'#$Alles.C223:.I223]" office:value-type="float" office:value="0" calcext:value-type="float">
            <text:p/>
          </table:table-cell>
          <table:table-cell table:formula="of:=['file:///home/phil/Concert_Mailer/Bookinglist/Booking_all.ods'#$Alles.D223:.J223]" office:value-type="string" office:string-value="https://www.facebook.com/colourblindconcerts/" calcext:value-type="string">
            <text:p>https://www.facebook.com/colourblindconcerts/</text:p>
          </table:table-cell>
          <table:table-cell table:formula="of:=['file:///home/phil/Concert_Mailer/Bookinglist/Booking_all.ods'#$Alles.E223:.K223]" office:value-type="float" office:value="0" calcext:value-type="float">
            <text:p/>
          </table:table-cell>
          <table:table-cell table:formula="of:=['file:///home/phil/Concert_Mailer/Bookinglist/Booking_all.ods'#$Alles.F223:.L223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24:.G224]" office:value-type="string" office:string-value="Quedlinburg" calcext:value-type="string">
            <text:p>Quedlinburg</text:p>
          </table:table-cell>
          <table:table-cell table:formula="of:=['file:///home/phil/Concert_Mailer/Bookinglist/Booking_all.ods'#$Alles.B224:.H224]" office:value-type="string" office:string-value="Kuz Leichenstrasse" calcext:value-type="string">
            <text:p>Kuz Leichenstrasse</text:p>
          </table:table-cell>
          <table:table-cell table:formula="of:=['file:///home/phil/Concert_Mailer/Bookinglist/Booking_all.ods'#$Alles.C224:.I224]" office:value-type="float" office:value="0" calcext:value-type="float">
            <text:p/>
          </table:table-cell>
          <table:table-cell table:formula="of:=['file:///home/phil/Concert_Mailer/Bookinglist/Booking_all.ods'#$Alles.D224:.J224]" office:value-type="string" office:string-value="https://www.facebook.com/kuz.reichenstrasse/timeline" calcext:value-type="string">
            <text:p>https://www.facebook.com/kuz.reichenstrasse/timeline</text:p>
          </table:table-cell>
          <table:table-cell table:formula="of:=['file:///home/phil/Concert_Mailer/Bookinglist/Booking_all.ods'#$Alles.E224:.K224]" office:value-type="float" office:value="0" calcext:value-type="float">
            <text:p/>
          </table:table-cell>
          <table:table-cell table:formula="of:=['file:///home/phil/Concert_Mailer/Bookinglist/Booking_all.ods'#$Alles.F224:.L224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25:.G225]" office:value-type="string" office:string-value="Salzwedel" calcext:value-type="string">
            <text:p>Salzwedel</text:p>
          </table:table-cell>
          <table:table-cell table:formula="of:=['file:///home/phil/Concert_Mailer/Bookinglist/Booking_all.ods'#$Alles.B225:.H225]" office:value-type="string" office:string-value="Club Hanseat" calcext:value-type="string">
            <text:p>Club Hanseat</text:p>
          </table:table-cell>
          <table:table-cell table:formula="of:=['file:///home/phil/Concert_Mailer/Bookinglist/Booking_all.ods'#$Alles.C225:.I225]" office:value-type="string" office:string-value="Louis / Claudia" calcext:value-type="string">
            <text:p>Louis / Claudia</text:p>
          </table:table-cell>
          <table:table-cell table:formula="of:=['file:///home/phil/Concert_Mailer/Bookinglist/Booking_all.ods'#$Alles.D225:.J225]" office:value-type="string" office:string-value="https://www.facebook.com/club.hanseat.salzwedel/" calcext:value-type="string">
            <text:p>https://www.facebook.com/club.hanseat.salzwedel/</text:p>
          </table:table-cell>
          <table:table-cell table:formula="of:=['file:///home/phil/Concert_Mailer/Bookinglist/Booking_all.ods'#$Alles.E225:.K225]" office:value-type="string" office:string-value="office@club-hanseat.de" calcext:value-type="string">
            <text:p>office@club-hanseat.de</text:p>
          </table:table-cell>
          <table:table-cell table:formula="of:=['file:///home/phil/Concert_Mailer/Bookinglist/Booking_all.ods'#$Alles.F225:.L225]" office:value-type="float" office:value="0" calcext:value-type="float">
            <text:p/>
          </table:table-cell>
          <table:table-cell office:value-type="string" calcext:value-type="string">
            <text:p>Sachsen-Anhalt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26:.G226]" office:value-type="float" office:value="0" calcext:value-type="float">
            <text:p/>
          </table:table-cell>
          <table:table-cell table:formula="of:=['file:///home/phil/Concert_Mailer/Bookinglist/Booking_all.ods'#$Alles.B226:.H226]" office:value-type="float" office:value="0" calcext:value-type="float">
            <text:p/>
          </table:table-cell>
          <table:table-cell table:formula="of:=['file:///home/phil/Concert_Mailer/Bookinglist/Booking_all.ods'#$Alles.C226:.I226]" office:value-type="float" office:value="0" calcext:value-type="float">
            <text:p/>
          </table:table-cell>
          <table:table-cell table:formula="of:=['file:///home/phil/Concert_Mailer/Bookinglist/Booking_all.ods'#$Alles.D226:.J226]" office:value-type="float" office:value="0" calcext:value-type="float">
            <text:p/>
          </table:table-cell>
          <table:table-cell table:formula="of:=['file:///home/phil/Concert_Mailer/Bookinglist/Booking_all.ods'#$Alles.E226:.K226]" office:value-type="float" office:value="0" calcext:value-type="float">
            <text:p/>
          </table:table-cell>
          <table:table-cell table:formula="of:=['file:///home/phil/Concert_Mailer/Bookinglist/Booking_all.ods'#$Alles.F226:.L226]" office:value-type="float" office:value="0" calcext:value-type="float">
            <text:p/>
          </table:table-cell>
          <table:table-cell table:formula="of:=['file:///home/phil/Concert_Mailer/Bookinglist/Booking_all.ods'#$Alles.G226:.M226]" office:value-type="string" office:string-value="Schleswig-Holstein" calcext:value-type="string">
            <text:p>Schleswig-Holstei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227:.G227]" office:value-type="string" office:string-value="Suhl" calcext:value-type="string">
            <text:p>Suhl</text:p>
          </table:table-cell>
          <table:table-cell table:formula="of:=['file:///home/phil/Concert_Mailer/Bookinglist/Booking_all.ods'#$Alles.B227:.H227]" office:value-type="string" office:string-value="LFWP Suhl" calcext:value-type="string">
            <text:p>LFWP Suhl</text:p>
          </table:table-cell>
          <table:table-cell table:formula="of:=['file:///home/phil/Concert_Mailer/Bookinglist/Booking_all.ods'#$Alles.C227:.I227]" office:value-type="float" office:value="0" calcext:value-type="float">
            <text:p/>
          </table:table-cell>
          <table:table-cell table:formula="of:=['file:///home/phil/Concert_Mailer/Bookinglist/Booking_all.ods'#$Alles.D227:.J227]" office:value-type="string" office:string-value="https://www.facebook.com/LFWP-&#10;Suhl-1681641772106909/&#10;?fref=ts" calcext:value-type="string">
            <text:p>https://www.facebook.com/LFWP-</text:p>
            <text:p>Suhl-1681641772106909/</text:p>
            <text:p>?fref=ts</text:p>
          </table:table-cell>
          <table:table-cell table:formula="of:=['file:///home/phil/Concert_Mailer/Bookinglist/Booking_all.ods'#$Alles.E227:.K227]" office:value-type="float" office:value="0" calcext:value-type="float">
            <text:p/>
          </table:table-cell>
          <table:table-cell table:formula="of:=['file:///home/phil/Concert_Mailer/Bookinglist/Booking_all.ods'#$Alles.F227:.L227]" office:value-type="float" office:value="0" calcext:value-type="float">
            <text:p/>
          </table:table-cell>
          <table:table-cell table:formula="of:=['file:///home/phil/Concert_Mailer/Bookinglist/Booking_all.ods'#$Alles.G227:.M227]" office:value-type="string" office:string-value="Thüringen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28:.G228]" office:value-type="string" office:string-value="Jena" calcext:value-type="string">
            <text:p>Jena</text:p>
          </table:table-cell>
          <table:table-cell table:formula="of:=['file:///home/phil/Concert_Mailer/Bookinglist/Booking_all.ods'#$Alles.B228:.H228]" office:value-type="string" office:string-value="BRING IT BACK Booking" calcext:value-type="string">
            <text:p>BRING IT BACK Booking</text:p>
          </table:table-cell>
          <table:table-cell table:formula="of:=['file:///home/phil/Concert_Mailer/Bookinglist/Booking_all.ods'#$Alles.C228:.I228]" office:value-type="float" office:value="0" calcext:value-type="float">
            <text:p/>
          </table:table-cell>
          <table:table-cell table:formula="of:=['file:///home/phil/Concert_Mailer/Bookinglist/Booking_all.ods'#$Alles.D228:.J228]" office:value-type="string" office:string-value="https://www.facebook.com/xbringitbackx/?fref=ts" calcext:value-type="string">
            <text:p>https://www.facebook.com/xbringitbackx/?fref=ts</text:p>
          </table:table-cell>
          <table:table-cell table:formula="of:=['file:///home/phil/Concert_Mailer/Bookinglist/Booking_all.ods'#$Alles.E228:.K228]" office:value-type="string" office:string-value="xbringitbackbookingx@gmail.com" calcext:value-type="string">
            <text:p>xbringitbackbookingx@gmail.com</text:p>
          </table:table-cell>
          <table:table-cell table:formula="of:=['file:///home/phil/Concert_Mailer/Bookinglist/Booking_all.ods'#$Alles.F228:.L228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29:.G229]" office:value-type="float" office:value="0" calcext:value-type="float">
            <text:p/>
          </table:table-cell>
          <table:table-cell table:formula="of:=['file:///home/phil/Concert_Mailer/Bookinglist/Booking_all.ods'#$Alles.B229:.H229]" office:value-type="string" office:string-value="Greenheart Booking" calcext:value-type="string">
            <text:p>Greenheart Booking</text:p>
          </table:table-cell>
          <table:table-cell table:formula="of:=['file:///home/phil/Concert_Mailer/Bookinglist/Booking_all.ods'#$Alles.C229:.I229]" office:value-type="string" office:string-value="Yannik" calcext:value-type="string">
            <text:p>Yannik</text:p>
          </table:table-cell>
          <table:table-cell table:formula="of:=['file:///home/phil/Concert_Mailer/Bookinglist/Booking_all.ods'#$Alles.D229:.J229]" office:value-type="string" office:string-value="https://www.facebook.com/yannick.latour.9?fref=ts" calcext:value-type="string">
            <text:p>https://www.facebook.com/yannick.latour.9?fref=ts</text:p>
          </table:table-cell>
          <table:table-cell table:formula="of:=['file:///home/phil/Concert_Mailer/Bookinglist/Booking_all.ods'#$Alles.E229:.K229]" office:value-type="float" office:value="0" calcext:value-type="float">
            <text:p/>
          </table:table-cell>
          <table:table-cell table:formula="of:=['file:///home/phil/Concert_Mailer/Bookinglist/Booking_all.ods'#$Alles.F229:.L229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4">
          <table:table-cell table:formula="of:=['file:///home/phil/Concert_Mailer/Bookinglist/Booking_all.ods'#$Alles.A230:.G230]" office:value-type="float" office:value="0" calcext:value-type="float">
            <text:p/>
          </table:table-cell>
          <table:table-cell table:formula="of:=['file:///home/phil/Concert_Mailer/Bookinglist/Booking_all.ods'#$Alles.B230:.H230]" office:value-type="string" office:string-value="Deaf Row Shows" calcext:value-type="string">
            <text:p>Deaf Row Shows</text:p>
          </table:table-cell>
          <table:table-cell table:formula="of:=['file:///home/phil/Concert_Mailer/Bookinglist/Booking_all.ods'#$Alles.C230:.I230]" office:value-type="float" office:value="0" calcext:value-type="float">
            <text:p/>
          </table:table-cell>
          <table:table-cell table:formula="of:=['file:///home/phil/Concert_Mailer/Bookinglist/Booking_all.ods'#$Alles.D230:.J230]" office:value-type="string" office:string-value="https://www.facebook.com/Deaf-Row-&#10;Shows-50346143635082&#10;8/" calcext:value-type="string">
            <text:p>https://www.facebook.com/Deaf-Row-</text:p>
            <text:p>Shows-50346143635082</text:p>
            <text:p>8/</text:p>
          </table:table-cell>
          <table:table-cell table:formula="of:=['file:///home/phil/Concert_Mailer/Bookinglist/Booking_all.ods'#$Alles.E23:.K23]" office:value-type="string" office:string-value="down4life@gmx.de" calcext:value-type="string">
            <text:p>down4life@gmx.de</text:p>
          </table:table-cell>
          <table:table-cell table:formula="of:=['file:///home/phil/Concert_Mailer/Bookinglist/Booking_all.ods'#$Alles.F230:.L230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31:.G231]" office:value-type="float" office:value="0" calcext:value-type="float">
            <text:p/>
          </table:table-cell>
          <table:table-cell table:formula="of:=['file:///home/phil/Concert_Mailer/Bookinglist/Booking_all.ods'#$Alles.B231:.H231]" office:value-type="string" office:string-value="Monkey Mosh Events" calcext:value-type="string">
            <text:p>Monkey Mosh Events</text:p>
          </table:table-cell>
          <table:table-cell table:formula="of:=['file:///home/phil/Concert_Mailer/Bookinglist/Booking_all.ods'#$Alles.C231:.I231]" office:value-type="float" office:value="0" calcext:value-type="float">
            <text:p/>
          </table:table-cell>
          <table:table-cell table:formula="of:=['file:///home/phil/Concert_Mailer/Bookinglist/Booking_all.ods'#$Alles.D231:.J231]" office:value-type="string" office:string-value="https://www.facebook.com/monkeymoshevents/?fref=ts" calcext:value-type="string">
            <text:p>https://www.facebook.com/monkeymoshevents/?fref=ts</text:p>
          </table:table-cell>
          <table:table-cell table:formula="of:=['file:///home/phil/Concert_Mailer/Bookinglist/Booking_all.ods'#$Alles.E231:.K231]" office:value-type="string" office:string-value="monkey.mosh@gmx.de" calcext:value-type="string">
            <text:p>monkey.mosh@gmx.de</text:p>
          </table:table-cell>
          <table:table-cell table:formula="of:=['file:///home/phil/Concert_Mailer/Bookinglist/Booking_all.ods'#$Alles.F231:.L231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32:.G232]" office:value-type="string" office:string-value="Arndstadt" calcext:value-type="string">
            <text:p>Arndstadt</text:p>
          </table:table-cell>
          <table:table-cell table:formula="of:=['file:///home/phil/Concert_Mailer/Bookinglist/Booking_all.ods'#$Alles.B232:.H232]" office:value-type="string" office:string-value="For The Hope" calcext:value-type="string">
            <text:p>For The Hope</text:p>
          </table:table-cell>
          <table:table-cell table:formula="of:=['file:///home/phil/Concert_Mailer/Bookinglist/Booking_all.ods'#$Alles.C232:.I232]" office:value-type="string" office:string-value="Patrick / Connie" calcext:value-type="string">
            <text:p>Patrick / Connie</text:p>
          </table:table-cell>
          <table:table-cell table:formula="of:=['file:///home/phil/Concert_Mailer/Bookinglist/Booking_all.ods'#$Alles.D232:.J232]" office:value-type="string" office:string-value="https://www.facebook.com/patrick.sxe.9?fref=ts" calcext:value-type="string">
            <text:p>https://www.facebook.com/patrick.sxe.9?fref=ts</text:p>
          </table:table-cell>
          <table:table-cell table:formula="of:=['file:///home/phil/Concert_Mailer/Bookinglist/Booking_all.ods'#$Alles.E232:.K232]" office:value-type="float" office:value="0" calcext:value-type="float">
            <text:p/>
          </table:table-cell>
          <table:table-cell table:formula="of:=['file:///home/phil/Concert_Mailer/Bookinglist/Booking_all.ods'#$Alles.F232:.L232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33:.G233]" office:value-type="string" office:string-value="Erfurt" calcext:value-type="string">
            <text:p>Erfurt</text:p>
          </table:table-cell>
          <table:table-cell table:formula="of:=['file:///home/phil/Concert_Mailer/Bookinglist/Booking_all.ods'#$Alles.B233:.H233]" office:value-type="string" office:string-value="Metalgulasch" calcext:value-type="string">
            <text:p>Metalgulasch</text:p>
          </table:table-cell>
          <table:table-cell table:formula="of:=['file:///home/phil/Concert_Mailer/Bookinglist/Booking_all.ods'#$Alles.C233:.I233]" office:value-type="string" office:string-value="Jan Schuhmacher" calcext:value-type="string">
            <text:p>Jan Schuhmacher</text:p>
          </table:table-cell>
          <table:table-cell table:formula="of:=['file:///home/phil/Concert_Mailer/Bookinglist/Booking_all.ods'#$Alles.D233:.J233]" office:value-type="string" office:string-value="https://www.facebook.com/jan.schumacher.35?ref=ts&amp;fref=ts&amp;qsefr=1" calcext:value-type="string">
            <text:p>https://www.facebook.com/jan.schumacher.35?ref=ts&amp;fref=ts&amp;qsefr=1</text:p>
          </table:table-cell>
          <table:table-cell table:formula="of:=['file:///home/phil/Concert_Mailer/Bookinglist/Booking_all.ods'#$Alles.E233:.K233]" office:value-type="float" office:value="0" calcext:value-type="float">
            <text:p/>
          </table:table-cell>
          <table:table-cell table:formula="of:=['file:///home/phil/Concert_Mailer/Bookinglist/Booking_all.ods'#$Alles.F233:.L233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34:.G234]" office:value-type="string" office:string-value="Gera" calcext:value-type="string">
            <text:p>Gera</text:p>
          </table:table-cell>
          <table:table-cell table:formula="of:=['file:///home/phil/Concert_Mailer/Bookinglist/Booking_all.ods'#$Alles.B234:.H234]" office:value-type="string" office:string-value="This is your Time" calcext:value-type="string">
            <text:p>This is your Time</text:p>
          </table:table-cell>
          <table:table-cell table:formula="of:=['file:///home/phil/Concert_Mailer/Bookinglist/Booking_all.ods'#$Alles.C234:.I234]" office:value-type="string" office:string-value="Gigi" calcext:value-type="string">
            <text:p>Gigi</text:p>
          </table:table-cell>
          <table:table-cell table:formula="of:=['file:///home/phil/Concert_Mailer/Bookinglist/Booking_all.ods'#$Alles.D234:.J234]" office:value-type="string" office:string-value="https://www.facebook.com/gigi.core.7?fref=ts" calcext:value-type="string">
            <text:p>https://www.facebook.com/gigi.core.7?fref=ts</text:p>
          </table:table-cell>
          <table:table-cell table:formula="of:=['file:///home/phil/Concert_Mailer/Bookinglist/Booking_all.ods'#$Alles.E234:.K234]" office:value-type="float" office:value="0" calcext:value-type="float">
            <text:p/>
          </table:table-cell>
          <table:table-cell table:formula="of:=['file:///home/phil/Concert_Mailer/Bookinglist/Booking_all.ods'#$Alles.F234:.L234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2">
          <table:table-cell table:formula="of:=['file:///home/phil/Concert_Mailer/Bookinglist/Booking_all.ods'#$Alles.A235:.G235]" office:value-type="string" office:string-value="Neustadt an der Orla" calcext:value-type="string">
            <text:p>Neustadt an der Orla</text:p>
          </table:table-cell>
          <table:table-cell table:formula="of:=['file:///home/phil/Concert_Mailer/Bookinglist/Booking_all.ods'#$Alles.B235:.H235]" office:value-type="string" office:string-value="EXIL SHOWS" calcext:value-type="string">
            <text:p>EXIL SHOWS</text:p>
          </table:table-cell>
          <table:table-cell table:formula="of:=['file:///home/phil/Concert_Mailer/Bookinglist/Booking_all.ods'#$Alles.C235:.I235]" office:value-type="float" office:value="0" calcext:value-type="float">
            <text:p/>
          </table:table-cell>
          <table:table-cell table:formula="of:=['file:///home/phil/Concert_Mailer/Bookinglist/Booking_all.ods'#$Alles.D235:.J235]" office:value-type="string" office:string-value="https://www.facebook.com/exilshows/" calcext:value-type="string">
            <text:p>https://www.facebook.com/exilshows/</text:p>
          </table:table-cell>
          <table:table-cell table:formula="of:=['file:///home/phil/Concert_Mailer/Bookinglist/Booking_all.ods'#$Alles.E235:.K235]" office:value-type="float" office:value="0" calcext:value-type="float">
            <text:p/>
          </table:table-cell>
          <table:table-cell table:formula="of:=['file:///home/phil/Concert_Mailer/Bookinglist/Booking_all.ods'#$Alles.F235:.L235]" office:value-type="float" office:value="0" calcext:value-type="float">
            <text:p/>
          </table:table-cell>
          <table:table-cell office:value-type="string" calcext:value-type="string">
            <text:p>Thüringen</text:p>
          </table:table-cell>
          <table:table-cell office:value-type="string" calcext:value-type="string">
            <text:p>Deutschland</text:p>
          </table:table-cell>
          <table:table-cell/>
        </table:table-row>
        <table:table-row table:style-name="ro5">
          <table:table-cell table:style-name="ce3" office:value-type="string" calcext:value-type="string">
            <text:p>Kopenhagen</text:p>
          </table:table-cell>
          <table:table-cell table:number-columns-repeated="2" table:style-name="ce3" office:value-type="string" calcext:value-type="string">
            <text:p>Underwerket</text:p>
          </table:table-cell>
          <table:table-cell table:style-name="ce3" office:value-type="string" calcext:value-type="string">
            <text:p>under.werket.dk</text:p>
          </table:table-cell>
          <table:table-cell table:style-name="ce3" office:value-type="string" calcext:value-type="string">
            <text:p>Underwerket@kraftwerket.dk</text:p>
          </table:table-cell>
          <table:table-cell table:number-columns-repeated="2"/>
          <table:table-cell table:style-name="ce3" office:value-type="string" calcext:value-type="string">
            <text:p>Dänemark</text:p>
          </table:table-cell>
          <table:table-cell table:style-name="ce5"/>
        </table:table-row>
        <table:table-row table:style-name="ro5">
          <table:table-cell table:style-name="ce3" office:value-type="string" calcext:value-type="string">
            <text:p>Vöcklabruck</text:p>
          </table:table-cell>
          <table:table-cell table:number-columns-repeated="2" table:style-name="ce3" office:value-type="string" calcext:value-type="string">
            <text:p>OKH</text:p>
          </table:table-cell>
          <table:table-cell table:style-name="ce3" office:value-type="string" calcext:value-type="string">
            <text:p>okh.or.at</text:p>
          </table:table-cell>
          <table:table-cell table:style-name="ce3" office:value-type="string" calcext:value-type="string">
            <text:p>programm@okh.or.at</text:p>
          </table:table-cell>
          <table:table-cell table:number-columns-repeated="2"/>
          <table:table-cell table:style-name="ce3" office:value-type="string" calcext:value-type="string">
            <text:p>Österreich</text:p>
          </table:table-cell>
          <table:table-cell table:style-name="ce5"/>
        </table:table-row>
        <table:table-row table:style-name="ro5">
          <table:table-cell table:style-name="ce3" office:value-type="string" calcext:value-type="string">
            <text:p>Salzburg</text:p>
          </table:table-cell>
          <table:table-cell table:style-name="ce3" office:value-type="string" calcext:value-type="string">
            <text:p>Rockhouse</text:p>
          </table:table-cell>
          <table:table-cell table:style-name="ce3" office:value-type="string" calcext:value-type="string">
            <text:p>Wolf</text:p>
          </table:table-cell>
          <table:table-cell table:style-name="ce3" office:value-type="string" calcext:value-type="string">
            <text:p>www.rockhouse.at</text:p>
          </table:table-cell>
          <table:table-cell table:style-name="ce3" office:value-type="string" calcext:value-type="string">
            <text:p>booking@rockhouse.at</text:p>
          </table:table-cell>
          <table:table-cell table:number-columns-repeated="2"/>
          <table:table-cell table:style-name="ce3" office:value-type="string" calcext:value-type="string">
            <text:p>Österreich</text:p>
          </table:table-cell>
          <table:table-cell table:style-name="ce5"/>
        </table:table-row>
        <table:table-row table:style-name="ro5">
          <table:table-cell table:style-name="ce3" office:value-type="string" calcext:value-type="string">
            <text:p>St. Pölten</text:p>
          </table:table-cell>
          <table:table-cell table:number-columns-repeated="2" table:style-name="ce3" office:value-type="string" calcext:value-type="string">
            <text:p>frei:raum</text:p>
          </table:table-cell>
          <table:table-cell table:style-name="ce3"/>
          <table:table-cell table:style-name="ce3" office:value-type="string" calcext:value-type="string">
            <text:p>wolfgang.matzl@st-poelten.gv.at</text:p>
          </table:table-cell>
          <table:table-cell table:number-columns-repeated="2"/>
          <table:table-cell table:style-name="ce3" office:value-type="string" calcext:value-type="string">
            <text:p>Österreich</text:p>
          </table:table-cell>
          <table:table-cell table:style-name="ce5"/>
        </table:table-row>
        <table:table-row table:style-name="ro5">
          <table:table-cell table:style-name="ce3" office:value-type="string" calcext:value-type="string">
            <text:p>Gei</text:p>
          </table:table-cell>
          <table:table-cell table:number-columns-repeated="2" table:style-name="ce3" office:value-type="string" calcext:value-type="string">
            <text:p>Musikclub Gei</text:p>
          </table:table-cell>
          <table:table-cell table:style-name="ce3" office:value-type="string" calcext:value-type="string">
            <text:p>facebook.com/gei.tk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Österreich</text:p>
          </table:table-cell>
          <table:table-cell table:style-name="ce5"/>
        </table:table-row>
        <table:table-row table:style-name="ro5">
          <table:table-cell table:style-name="ce3" office:value-type="string" calcext:value-type="string">
            <text:p>Wien</text:p>
          </table:table-cell>
          <table:table-cell table:number-columns-repeated="2" table:style-name="ce3" office:value-type="string" calcext:value-type="string">
            <text:p>Arena 3Raum</text:p>
          </table:table-cell>
          <table:table-cell table:style-name="ce3" office:value-type="string" calcext:value-type="string">
            <text:p>arenavie.com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Österreich</text:p>
          </table:table-cell>
          <table:table-cell table:style-name="ce5"/>
        </table:table-row>
        <table:table-row table:style-name="ro5">
          <table:table-cell table:style-name="ce3" office:value-type="string" calcext:value-type="string">
            <text:p>Basel</text:p>
          </table:table-cell>
          <table:table-cell table:style-name="ce3" office:value-type="string" calcext:value-type="string">
            <text:p>Kaserne</text:p>
          </table:table-cell>
          <table:table-cell table:number-columns-repeated="5"/>
          <table:table-cell table:style-name="ce3" office:value-type="string" calcext:value-type="string">
            <text:p>Schweiz</text:p>
          </table:table-cell>
          <table:table-cell table:style-name="ce5"/>
        </table:table-row>
        <table:table-row table:style-name="ro5">
          <table:table-cell table:style-name="ce3" office:value-type="string" calcext:value-type="string">
            <text:p>Bremgarten</text:p>
          </table:table-cell>
          <table:table-cell table:number-columns-repeated="2" table:style-name="ce3" office:value-type="string" calcext:value-type="string">
            <text:p>Rockbunker</text:p>
          </table:table-cell>
          <table:table-cell table:style-name="ce3" office:value-type="string" calcext:value-type="string">
            <text:p>rockbunker.ch</text:p>
          </table:table-cell>
          <table:table-cell table:style-name="ce3" office:value-type="string" calcext:value-type="string">
            <text:p>rockbunker@gmx.ch</text:p>
          </table:table-cell>
          <table:table-cell table:number-columns-repeated="2"/>
          <table:table-cell table:style-name="ce3" office:value-type="string" calcext:value-type="string">
            <text:p>Schweiz</text:p>
          </table:table-cell>
          <table:table-cell table:style-name="ce5"/>
        </table:table-row>
        <table:table-row table:style-name="ro5">
          <table:table-cell table:style-name="ce3" office:value-type="string" calcext:value-type="string">
            <text:p>Zürich</text:p>
          </table:table-cell>
          <table:table-cell table:number-columns-repeated="2" table:style-name="ce3" office:value-type="string" calcext:value-type="string">
            <text:p>Dynamo</text:p>
          </table:table-cell>
          <table:table-cell table:style-name="ce3" office:value-type="string" calcext:value-type="string">
            <text:p>dynamo.ch</text:p>
          </table:table-cell>
          <table:table-cell table:style-name="ce3" office:value-type="string" calcext:value-type="string">
            <text:p>info@dynamo.ch</text:p>
          </table:table-cell>
          <table:table-cell/>
          <table:table-cell table:style-name="ce4"/>
          <table:table-cell table:style-name="ce3" office:value-type="string" calcext:value-type="string">
            <text:p>Schweiz</text:p>
          </table:table-cell>
          <table:table-cell table:style-name="ce5"/>
        </table:table-row>
        <table:table-row table:style-name="ro5">
          <table:table-cell table:style-name="ce3" office:value-type="string" calcext:value-type="string">
            <text:p>Amsterdam</text:p>
          </table:table-cell>
          <table:table-cell table:style-name="ce3" office:value-type="string" calcext:value-type="string">
            <text:p>The Cave</text:p>
          </table:table-cell>
          <table:table-cell/>
          <table:table-cell table:style-name="ce3" office:value-type="string" calcext:value-type="string">
            <text:p>facebook.com/pages/The-Cave</text:p>
          </table:table-cell>
          <table:table-cell table:style-name="ce3" office:value-type="string" calcext:value-type="string">
            <text:p>rockclubthecave@gmail.com</text:p>
          </table:table-cell>
          <table:table-cell table:number-columns-repeated="2"/>
          <table:table-cell table:style-name="ce3" office:value-type="string" calcext:value-type="string">
            <text:p>Niederlande</text:p>
          </table:table-cell>
          <table:table-cell table:style-name="ce5"/>
        </table:table-row>
      </table:table>
      <table:table table:name="'file:///home/phil/Concert_Mailer/Bookinglist/Booking_all.ods'#Saarland" table:print="false" table:style-name="ta_extref">
        <table:table-source xlink:type="simple" xlink:href="../Booking_all.ods" table:table-name="Saarland" table:mode="copy-results-only"/>
        <table:table-column table:number-columns-repeated="8"/>
        <table:table-row>
          <table:table-cell table:number-columns-repeated="4"/>
          <table:table-cell table:style-name="ce1" office:value-type="string">
            <text:p>E-mail Address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Type</text:p>
          </table:table-cell>
        </table:table-row>
        <table:table-row>
          <table:table-cell table:style-name="ce1" office:value-type="string">
            <text:p>Illingen</text:p>
          </table:table-cell>
          <table:table-cell table:style-name="ce1" office:value-type="string">
            <text:p>Juz Illingen</text:p>
          </table:table-cell>
          <table:table-cell table:style-name="ce1" office:value-type="string">
            <text:p>Juz Illingen</text:p>
          </table:table-cell>
          <table:table-cell table:style-name="ce1" office:value-type="string">
            <text:p>facebook.com/JuZ-Illingen-171593271731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Neunkirchen</text:p>
          </table:table-cell>
          <table:table-cell table:style-name="ce1" office:value-type="string">
            <text:p>Kuz Sägewerk</text:p>
          </table:table-cell>
          <table:table-cell table:style-name="ce1" office:value-type="string">
            <text:p>Kuz Sägewerk</text:p>
          </table:table-cell>
          <table:table-cell table:style-name="ce1" office:value-type="string">
            <text:p>kuz-saegewerk.de</text:p>
          </table:table-cell>
          <table:table-cell table:style-name="ce1" office:value-type="string">
            <text:p>info@kuz-saegewerk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aarbrücken </text:p>
          </table:table-cell>
          <table:table-cell table:style-name="ce1" office:value-type="string">
            <text:p>Devild Place</text:p>
          </table:table-cell>
          <table:table-cell table:style-name="ce1" office:value-type="string">
            <text:p>Devils Place</text:p>
          </table:table-cell>
          <table:table-cell table:style-name="ce1" office:value-type="string">
            <text:p>devils-place.com</text:p>
          </table:table-cell>
          <table:table-cell table:style-name="ce1" office:value-type="string">
            <text:p>booking@devils-place.com</text:p>
          </table:table-cell>
          <table:table-cell table:number-columns-repeated="2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Saarbrücken</text:p>
          </table:table-cell>
          <table:table-cell table:style-name="ce1" office:value-type="string">
            <text:p>Haifischblut Collective</text:p>
          </table:table-cell>
          <table:table-cell table:style-name="ce1" office:value-type="string">
            <text:p>Haifischblut Collective</text:p>
          </table:table-cell>
          <table:table-cell table:style-name="ce1" office:value-type="string">
            <text:p>facebook.com/haifischblutcollective</text:p>
          </table:table-cell>
          <table:table-cell table:style-name="ce1" office:value-type="string">
            <text:p>haifischblut.collective@gmail.com</text:p>
          </table:table-cell>
          <table:table-cell/>
          <table:table-cell table:style-name="ce1" office:value-type="string">
            <text:p>Lokaler Veranstalter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aarbrücken</text:p>
          </table:table-cell>
          <table:table-cell table:style-name="ce1" office:value-type="string">
            <text:p>Juz United</text:p>
          </table:table-cell>
          <table:table-cell table:style-name="ce1" office:value-type="string">
            <text:p>Juz United</text:p>
          </table:table-cell>
          <table:table-cell table:style-name="ce1" office:value-type="string">
            <text:p>juz-united.de</text:p>
          </table:table-cell>
          <table:table-cell table:style-name="ce1" office:value-type="string">
            <text:p>zentrale@juz-united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aarbrücken</text:p>
          </table:table-cell>
          <table:table-cell table:style-name="ce1" office:value-type="string">
            <text:p>Kleiner Klub</text:p>
          </table:table-cell>
          <table:table-cell table:style-name="ce1" office:value-type="string">
            <text:p>Eric</text:p>
          </table:table-cell>
          <table:table-cell table:style-name="ce1" office:value-type="string">
            <text:p>kleinerklub.de</text:p>
          </table:table-cell>
          <table:table-cell table:style-name="ce1" office:value-type="string">
            <text:p>eric@kleinerklub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aarbrücken</text:p>
          </table:table-cell>
          <table:table-cell table:style-name="ce1" office:value-type="string">
            <text:p>Kleiner Klub</text:p>
          </table:table-cell>
          <table:table-cell table:style-name="ce1" office:value-type="string">
            <text:p>Enzo</text:p>
          </table:table-cell>
          <table:table-cell table:style-name="ce1" office:value-type="string">
            <text:p>kleinerklub.de</text:p>
          </table:table-cell>
          <table:table-cell table:style-name="ce1" office:value-type="string">
            <text:p>enzo@kleinerklub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t. Ingbert</text:p>
          </table:table-cell>
          <table:table-cell table:style-name="ce1" office:value-type="string">
            <text:p>Juz St. Ingbert</text:p>
          </table:table-cell>
          <table:table-cell table:style-name="ce1" office:value-type="string">
            <text:p>Juz</text:p>
          </table:table-cell>
          <table:table-cell table:style-name="ce1" office:value-type="string">
            <text:p>juzigb.blogsport.de</text:p>
          </table:table-cell>
          <table:table-cell table:style-name="ce1" office:value-type="string">
            <text:p>konzertanfrage.juz-igb@gmx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aarwellingen</text:p>
          </table:table-cell>
          <table:table-cell table:style-name="ce1" office:value-type="string">
            <text:p>Flexibel</text:p>
          </table:table-cell>
          <table:table-cell table:style-name="ce1" office:value-type="string">
            <text:p>Flexibel</text:p>
          </table:table-cell>
          <table:table-cell table:style-name="ce1" office:value-type="string">
            <text:p>facebook.com/Flexibel-203437186383484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ce1" office:value-type="string">
            <text:p>Facebook</text:p>
          </table:table-cell>
        </table:table-row>
      </table:table>
      <table:table table:name="'file:///home/phil/Concert_Mailer/Bookinglist/Booking_all.ods'#Thüringen" table:print="false" table:style-name="ta_extref">
        <table:table-source xlink:type="simple" xlink:href="../Booking_all.ods" table:table-name="Thüringen" table:mode="copy-results-only"/>
        <table:table-column table:number-columns-repeated="9"/>
        <table:table-row>
          <table:table-cell table:number-columns-repeated="4"/>
          <table:table-cell table:style-name="ce1" office:value-type="string">
            <text:p>E-mail Address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W</text:p>
          </table:table-cell>
          <table:table-cell table:style-name="ce1" office:value-type="string">
            <text:p>Type</text:p>
          </table:table-cell>
        </table:table-row>
        <table:table-row>
          <table:table-cell table:style-name="ce1" office:value-type="string">
            <text:p>Erfurt</text:p>
          </table:table-cell>
          <table:table-cell table:style-name="ce1" office:value-type="string">
            <text:p>Club From Hell</text:p>
          </table:table-cell>
          <table:table-cell table:style-name="ce1" office:value-type="string">
            <text:p>Frank</text:p>
          </table:table-cell>
          <table:table-cell table:style-name="ce1" office:value-type="string">
            <text:p>clubfromhell.de</text:p>
          </table:table-cell>
          <table:table-cell table:style-name="ce1" office:value-type="string">
            <text:p>info@clubfromhell.de</text:p>
          </table:table-cell>
          <table:table-cell/>
          <table:table-cell table:style-name="ce1" office:value-type="string">
            <text:p>Unverschämte Deals (Clubmiete ~500)</text:p>
          </table:table-cell>
          <table:table-cell table:style-name="ce1" office:value-type="string">
            <text:p>Unverschämte Deals (Clubmiete ~500)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Gotha</text:p>
          </table:table-cell>
          <table:table-cell table:style-name="ce1" office:value-type="string">
            <text:p>Juwel</text:p>
          </table:table-cell>
          <table:table-cell table:style-name="ce1" office:value-type="string">
            <text:p>Juwel</text:p>
          </table:table-cell>
          <table:table-cell table:style-name="ce1" office:value-type="string">
            <text:p>juwelev.wordpress.com</text:p>
          </table:table-cell>
          <table:table-cell table:style-name="ce1" office:value-type="string">
            <text:p>veranstaltungen-juwel@safe-mail.net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Jena</text:p>
          </table:table-cell>
          <table:table-cell table:style-name="ce1" office:value-type="string">
            <text:p>Rosenkeller</text:p>
          </table:table-cell>
          <table:table-cell table:style-name="ce1" office:value-type="string">
            <text:p>Rosenkeller, Hallo Tom</text:p>
          </table:table-cell>
          <table:table-cell table:style-name="ce1" office:value-type="string">
            <text:p>rosenkeller.org</text:p>
          </table:table-cell>
          <table:table-cell table:style-name="ce1" office:value-type="string">
            <text:p>tom@rosenkeller.org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iebengrün</text:p>
          </table:table-cell>
          <table:table-cell table:style-name="ce1" office:value-type="string">
            <text:p>Rathaussaal</text:p>
          </table:table-cell>
          <table:table-cell table:style-name="ce1" office:value-type="string">
            <text:p>Liebengrün</text:p>
          </table:table-cell>
          <table:table-cell table:style-name="ce1" office:value-type="string">
            <text:p>www.fuck-this.de</text:p>
          </table:table-cell>
          <table:table-cell table:style-name="ce1" office:value-type="string">
            <text:p>erwin@fuck-this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Rauenstein</text:p>
          </table:table-cell>
          <table:table-cell table:style-name="ce1" office:value-type="string">
            <text:p>Kulti</text:p>
          </table:table-cell>
          <table:table-cell table:style-name="ce1" office:value-type="string">
            <text:p>Kulti, Hallo Hendrik</text:p>
          </table:table-cell>
          <table:table-cell table:style-name="ce1" office:value-type="string">
            <text:p>kulti-rauenstein.de</text:p>
          </table:table-cell>
          <table:table-cell table:style-name="ce1" office:value-type="string">
            <text:p>hendrik@kulti-rauenstei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aalfeld</text:p>
          </table:table-cell>
          <table:table-cell table:style-name="ce1" office:value-type="string">
            <text:p>Klubhaus</text:p>
          </table:table-cell>
          <table:table-cell table:style-name="ce1" office:value-type="string">
            <text:p>Tommy</text:p>
          </table:table-cell>
          <table:table-cell table:style-name="ce1" office:value-type="string">
            <text:p>klubhaus-saalfeld.de</text:p>
          </table:table-cell>
          <table:table-cell table:style-name="ce1" office:value-type="string">
            <text:p>klubhaus-slf@web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Gotha</text:p>
          </table:table-cell>
          <table:table-cell table:style-name="ce1" office:value-type="string">
            <text:p>Juwel</text:p>
          </table:table-cell>
          <table:table-cell table:style-name="ce1" office:value-type="string">
            <text:p>Juwel</text:p>
          </table:table-cell>
          <table:table-cell table:style-name="ce1" office:value-type="string">
            <text:p>juwelev.wordpress.com</text:p>
          </table:table-cell>
          <table:table-cell table:style-name="ce1" office:value-type="string">
            <text:p>veranstaltungen-juwel@safe-mail.net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Illmenau</text:p>
          </table:table-cell>
          <table:table-cell table:style-name="ce1" office:value-type="string">
            <text:p>BC Studentenclub</text:p>
          </table:table-cell>
          <table:table-cell table:style-name="ce1" office:value-type="string">
            <text:p>BC Studentenclub</text:p>
          </table:table-cell>
          <table:table-cell/>
          <table:table-cell table:style-name="ce1" office:value-type="string">
            <text:p>booking@bc-studentenclub.de</text:p>
          </table:table-cell>
          <table:table-cell table:style-name="ce1" office:value-type="string">
            <text:p>booking@bc-studentenclub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üdthüringen/ Oberfranken</text:p>
          </table:table-cell>
          <table:table-cell table:style-name="ce1" office:value-type="string">
            <text:p>TCHC Booking</text:p>
          </table:table-cell>
          <table:table-cell table:style-name="ce1" office:value-type="string">
            <text:p>TCHC Booking</text:p>
          </table:table-cell>
          <table:table-cell table:style-name="ce1" office:value-type="string">
            <text:p>facebook.com/tchc.booking</text:p>
          </table:table-cell>
          <table:table-cell table:style-name="ce1" office:value-type="string">
            <text:p>tchcbooking@web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Weimar</text:p>
          </table:table-cell>
          <table:table-cell table:style-name="ce1" office:value-type="string">
            <text:p>TRVEFRYKT Zine</text:p>
          </table:table-cell>
          <table:table-cell table:style-name="ce1" office:value-type="string">
            <text:p>TRVEFRYKT Zine</text:p>
          </table:table-cell>
          <table:table-cell/>
          <table:table-cell table:style-name="ce1" office:value-type="string">
            <text:p>atmofear@gmx.de</text:p>
          </table:table-cell>
          <table:table-cell table:style-name="ce1" office:value-type="string">
            <text:p>atmofear@gmx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Eisenach</text:p>
          </table:table-cell>
          <table:table-cell table:style-name="ce1" office:value-type="string">
            <text:p>Straight Outta EastSide Shows</text:p>
          </table:table-cell>
          <table:table-cell table:style-name="ce1" office:value-type="string">
            <text:p>Straight Outta EastSide Shows</text:p>
          </table:table-cell>
          <table:table-cell table:style-name="ce1" office:value-type="string">
            <text:p>facebook.com/SOEshows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Illmenau</text:p>
          </table:table-cell>
          <table:table-cell table:style-name="ce1" office:value-type="string">
            <text:p>Naracke 5 e.V.</text:p>
          </table:table-cell>
          <table:table-cell table:style-name="ce1" office:value-type="string">
            <text:p>Naracke 5 e.V.</text:p>
          </table:table-cell>
          <table:table-cell table:style-name="ce1" office:value-type="string">
            <text:p>facebook.com/Baracke5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Jena/ Weimar/ Erfurt/ Saalfeld</text:p>
          </table:table-cell>
          <table:table-cell table:style-name="ce1" office:value-type="string">
            <text:p>Lotus Entertainment Booking</text:p>
          </table:table-cell>
          <table:table-cell table:style-name="ce1" office:value-type="string">
            <text:p>Lotus Entertainment</text:p>
          </table:table-cell>
          <table:table-cell/>
          <table:table-cell table:style-name="ce1" office:value-type="string">
            <text:p>lotus-entertainment@web.de</text:p>
          </table:table-cell>
          <table:table-cell table:style-name="ce1" office:value-type="string">
            <text:p>lotus-entertainment@web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Jena/ Weimar/ Erfurt/ Saalfeld</text:p>
          </table:table-cell>
          <table:table-cell table:style-name="ce1" office:value-type="string">
            <text:p>Posi Box Booking</text:p>
          </table:table-cell>
          <table:table-cell table:style-name="ce1" office:value-type="string">
            <text:p>Posi Box</text:p>
          </table:table-cell>
          <table:table-cell/>
          <table:table-cell table:style-name="ce1" office:value-type="string">
            <text:p>posibox@riseup.net</text:p>
          </table:table-cell>
          <table:table-cell table:style-name="ce1" office:value-type="string">
            <text:p>posibox@riseup.net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Jena/ Weimar/ Erfurt/ Saalfeld</text:p>
          </table:table-cell>
          <table:table-cell table:style-name="ce1" office:value-type="string">
            <text:p>Hypno East Brigade Concerts</text:p>
          </table:table-cell>
          <table:table-cell table:style-name="ce1" office:value-type="string">
            <text:p>Hypno East Brigade</text:p>
          </table:table-cell>
          <table:table-cell/>
          <table:table-cell table:style-name="ce1" office:value-type="string">
            <text:p>Crustfrosch@web.de</text:p>
          </table:table-cell>
          <table:table-cell table:style-name="ce1" office:value-type="string">
            <text:p>Crustfrosch@web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Jena/ Weimar/ Erfurt/ Saalfeld</text:p>
          </table:table-cell>
          <table:table-cell table:style-name="ce1" office:value-type="string">
            <text:p>Deaf Row Shows</text:p>
          </table:table-cell>
          <table:table-cell table:style-name="ce1" office:value-type="string">
            <text:p>Deaf Row Shows</text:p>
          </table:table-cell>
          <table:table-cell/>
          <table:table-cell table:style-name="ce1" office:value-type="string">
            <text:p>deafrowfest@gmx.de</text:p>
          </table:table-cell>
          <table:table-cell table:style-name="ce1" office:value-type="string">
            <text:p>deafrowfest@gmx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</table:table>
      <table:table table:name="'file:///home/phil/Concert_Mailer/Bookinglist/Booking_all.ods'#Nordrhein-Westfalen" table:print="false" table:style-name="ta_extref">
        <table:table-source xlink:type="simple" xlink:href="../Booking_all.ods" table:table-name="Nordrhein-Westfalen" table:mode="copy-results-only"/>
        <table:table-column table:number-columns-repeated="9"/>
        <table:table-row>
          <table:table-cell table:number-columns-repeated="4"/>
          <table:table-cell table:style-name="ce1" office:value-type="string">
            <text:p>E-mail Address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W</text:p>
          </table:table-cell>
          <table:table-cell table:style-name="ce1" office:value-type="string">
            <text:p>Type</text:p>
          </table:table-cell>
        </table:table-row>
        <table:table-row>
          <table:table-cell table:style-name="ce1" office:value-type="string">
            <text:p>Aachen</text:p>
          </table:table-cell>
          <table:table-cell table:style-name="ce1" office:value-type="string">
            <text:p>Musikbunker</text:p>
          </table:table-cell>
          <table:table-cell table:style-name="ce1" office:value-type="string">
            <text:p>Musikbunker</text:p>
          </table:table-cell>
          <table:table-cell table:style-name="ce1" office:value-type="string">
            <text:p>mubu.ac</text:p>
          </table:table-cell>
          <table:table-cell table:style-name="ce1" office:value-type="string">
            <text:p>info@musikbunker-aach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Attendorn</text:p>
          </table:table-cell>
          <table:table-cell table:style-name="ce1" office:value-type="string">
            <text:p>Noisebox</text:p>
          </table:table-cell>
          <table:table-cell table:style-name="ce1" office:value-type="string">
            <text:p>Noisebox</text:p>
          </table:table-cell>
          <table:table-cell table:style-name="ce1" office:value-type="string">
            <text:p>jugendzentrum-attendorn.de</text:p>
          </table:table-cell>
          <table:table-cell table:style-name="ce1" office:value-type="string">
            <text:p>info@jugendzentrum-attendor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ad Oeyenhausen</text:p>
          </table:table-cell>
          <table:table-cell table:style-name="ce1" office:value-type="string">
            <text:p>Druckerei</text:p>
          </table:table-cell>
          <table:table-cell table:style-name="ce1" office:value-type="string">
            <text:p>Druckerei, Hallo Programmgruppe</text:p>
          </table:table-cell>
          <table:table-cell table:style-name="ce1" office:value-type="string">
            <text:p>dbbo.de</text:p>
          </table:table-cell>
          <table:table-cell table:style-name="ce1" office:value-type="string">
            <text:p>pg@dbbo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ad Oeyenhausen</text:p>
          </table:table-cell>
          <table:table-cell table:style-name="ce1" office:value-type="string">
            <text:p>Druckerei</text:p>
          </table:table-cell>
          <table:table-cell table:style-name="ce1" office:value-type="string">
            <text:p>Druckerei, Hallo Programmgruppe</text:p>
          </table:table-cell>
          <table:table-cell table:style-name="ce1" office:value-type="string">
            <text:p>dbbo.de</text:p>
          </table:table-cell>
          <table:table-cell table:style-name="ce1" office:value-type="string">
            <text:p>info@dbbo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ensberg</text:p>
          </table:table-cell>
          <table:table-cell table:style-name="ce1" office:value-type="string">
            <text:p>Juz Ufo</text:p>
          </table:table-cell>
          <table:table-cell table:style-name="ce1" office:value-type="string">
            <text:p>Q1</text:p>
          </table:table-cell>
          <table:table-cell table:style-name="ce1" office:value-type="string">
            <text:p>q1-gl.de</text:p>
          </table:table-cell>
          <table:table-cell table:style-name="ce1" office:value-type="string">
            <text:p>k.piel@q1-gl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ergkamen</text:p>
          </table:table-cell>
          <table:table-cell table:style-name="ce1" office:value-type="string">
            <text:p>Yellowstone</text:p>
          </table:table-cell>
          <table:table-cell table:style-name="ce1" office:value-type="string">
            <text:p>Yellowstone</text:p>
          </table:table-cell>
          <table:table-cell table:style-name="ce1" office:value-type="string">
            <text:p>soundclub-bergkamen.de</text:p>
          </table:table-cell>
          <table:table-cell table:style-name="ce1" office:value-type="string">
            <text:p>jh.oberaden@helimail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ielefeld</text:p>
          </table:table-cell>
          <table:table-cell table:style-name="ce1" office:value-type="string">
            <text:p>Forum</text:p>
          </table:table-cell>
          <table:table-cell table:style-name="ce1" office:value-type="string">
            <text:p>Forum</text:p>
          </table:table-cell>
          <table:table-cell table:style-name="ce1" office:value-type="string">
            <text:p>forum-bielefeld.com</text:p>
          </table:table-cell>
          <table:table-cell table:style-name="ce1" office:value-type="string">
            <text:p>info@forum-bielefeld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ochum</text:p>
          </table:table-cell>
          <table:table-cell table:style-name="ce1" office:value-type="string">
            <text:p>Die Trumpete</text:p>
          </table:table-cell>
          <table:table-cell table:style-name="ce1" office:value-type="string">
            <text:p>Trumpete</text:p>
          </table:table-cell>
          <table:table-cell table:style-name="ce1" office:value-type="string">
            <text:p>facebook.com/dieTrompet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Bonn</text:p>
          </table:table-cell>
          <table:table-cell table:style-name="ce1" office:value-type="string">
            <text:p>BLA</text:p>
          </table:table-cell>
          <table:table-cell table:style-name="ce1" office:value-type="string">
            <text:p>BLA</text:p>
          </table:table-cell>
          <table:table-cell table:style-name="ce1" office:value-type="string">
            <text:p>bla-bonn.de</text:p>
          </table:table-cell>
          <table:table-cell table:style-name="ce1" office:value-type="string">
            <text:p>bla@bla-bon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onn</text:p>
          </table:table-cell>
          <table:table-cell table:style-name="ce1" office:value-type="string">
            <text:p>Klangstation</text:p>
          </table:table-cell>
          <table:table-cell table:style-name="ce1" office:value-type="string">
            <text:p>Klangstation</text:p>
          </table:table-cell>
          <table:table-cell table:style-name="ce1" office:value-type="string">
            <text:p>klangstation.de</text:p>
          </table:table-cell>
          <table:table-cell table:style-name="ce1" office:value-type="string">
            <text:p>info@klangstatio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etmold</text:p>
          </table:table-cell>
          <table:table-cell table:style-name="ce1" office:value-type="string">
            <text:p>Villa Am Hügel</text:p>
          </table:table-cell>
          <table:table-cell table:style-name="ce1" office:value-type="string">
            <text:p>Villa</text:p>
          </table:table-cell>
          <table:table-cell table:style-name="ce1" office:value-type="string">
            <text:p>facebook.com/KonzerteamHuegel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Dorsten</text:p>
          </table:table-cell>
          <table:table-cell table:style-name="ce1" office:value-type="string">
            <text:p>Positive Records</text:p>
          </table:table-cell>
          <table:table-cell table:style-name="ce1" office:value-type="string">
            <text:p>Dieter, Hallo Positive Records</text:p>
          </table:table-cell>
          <table:table-cell table:style-name="ce1" office:value-type="string">
            <text:p>positive-records.de</text:p>
          </table:table-cell>
          <table:table-cell table:style-name="ce1" office:value-type="string">
            <text:p>backs@positive-records.com</text:p>
          </table:table-cell>
          <table:table-cell table:style-name="ce1" office:value-type="string">
            <text:p>02362 / 796965</text:p>
          </table:table-cell>
          <table:table-cell table:style-name="ce1" office:value-type="string">
            <text:p>Lokaler Veranstalter für Große Bands, mietspielen idR über Ticketabnahme möglich</text:p>
          </table:table-cell>
          <table:table-cell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uisburg</text:p>
          </table:table-cell>
          <table:table-cell table:style-name="ce1" office:value-type="string">
            <text:p>Alte Schleiferei</text:p>
          </table:table-cell>
          <table:table-cell table:style-name="ce1" office:value-type="string">
            <text:p>Schleiferei</text:p>
          </table:table-cell>
          <table:table-cell table:style-name="ce1" office:value-type="string">
            <text:p>facebook.com/alteschleifereiduisburg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Duisburg</text:p>
          </table:table-cell>
          <table:table-cell table:style-name="ce1" office:value-type="string">
            <text:p>St. Peter</text:p>
          </table:table-cell>
          <table:table-cell table:style-name="ce1" office:value-type="string">
            <text:p>St. Peter</text:p>
          </table:table-cell>
          <table:table-cell table:style-name="ce1" office:value-type="string">
            <text:p>facebook.com/JugendzentrumSt.Peter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Duisburg</text:p>
          </table:table-cell>
          <table:table-cell table:style-name="ce1" office:value-type="string">
            <text:p>Parkhaus</text:p>
          </table:table-cell>
          <table:table-cell table:style-name="ce1" office:value-type="string">
            <text:p>Anna, Hallo Parkhaus</text:p>
          </table:table-cell>
          <table:table-cell table:style-name="ce1" office:value-type="string">
            <text:p>parkhaus-meiderich.de</text:p>
          </table:table-cell>
          <table:table-cell table:style-name="ce1" office:value-type="string">
            <text:p>info@parkhaus-meiderich.de</text:p>
          </table:table-cell>
          <table:table-cell table:style-name="ce1" office:value-type="string">
            <text:p>0203 / 443 448</text:p>
          </table:table-cell>
          <table:table-cell table:style-name="ce1" office:value-type="string">
            <text:p>Miete 250 EUR, Eher kein Metal</text:p>
          </table:table-cell>
          <table:table-cell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üsseldorf</text:p>
          </table:table-cell>
          <table:table-cell table:style-name="ce1" office:value-type="string">
            <text:p>Brause</text:p>
          </table:table-cell>
          <table:table-cell table:style-name="ce1" office:value-type="string">
            <text:p>Brause</text:p>
          </table:table-cell>
          <table:table-cell table:style-name="ce1" office:value-type="string">
            <text:p>metzgereischnitzel.de</text:p>
          </table:table-cell>
          <table:table-cell table:style-name="ce1" office:value-type="string">
            <text:p>booking@metzgereischnitzel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üsseldorf</text:p>
          </table:table-cell>
          <table:table-cell table:style-name="ce1" office:value-type="string">
            <text:p>Cafe Schreiraum</text:p>
          </table:table-cell>
          <table:table-cell table:style-name="ce1" office:value-type="string">
            <text:p>Cafe Schreiraum</text:p>
          </table:table-cell>
          <table:table-cell table:style-name="ce1" office:value-type="string">
            <text:p>facebook.com/schreiraum</text:p>
          </table:table-cell>
          <table:table-cell table:style-name="ce1" office:value-type="string">
            <text:p>schreiraum@fahr-zur-hoelle.org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üsseldorf</text:p>
          </table:table-cell>
          <table:table-cell table:style-name="ce1" office:value-type="string">
            <text:p>Haus Spilles</text:p>
          </table:table-cell>
          <table:table-cell table:style-name="ce1" office:value-type="string">
            <text:p>Haus Spilles</text:p>
          </table:table-cell>
          <table:table-cell table:style-name="ce1" office:value-type="string">
            <text:p>spilles.de</text:p>
          </table:table-cell>
          <table:table-cell table:style-name="ce1" office:value-type="string">
            <text:p>haus@spilles.de</text:p>
          </table:table-cell>
          <table:table-cell/>
          <table:table-cell table:style-name="ce1" office:value-type="string">
            <text:p>per Post</text:p>
          </table:table-cell>
          <table:table-cell table:style-name="ce1" office:value-type="string">
            <text:p>Automail</text:p>
          </table:table-cell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Düsseldorf</text:p>
          </table:table-cell>
          <table:table-cell table:style-name="ce1" office:value-type="string">
            <text:p>Spektakulum</text:p>
          </table:table-cell>
          <table:table-cell table:style-name="ce1" office:value-type="string">
            <text:p>Spektakulum</text:p>
          </table:table-cell>
          <table:table-cell table:style-name="ce1" office:value-type="string">
            <text:p>spektakulum.net</text:p>
          </table:table-cell>
          <table:table-cell table:style-name="ce1" office:value-type="string">
            <text:p>-</text:p>
          </table:table-cell>
        </table:table-row>
        <table:table-row>
          <table:table-cell table:style-name="ce1" office:value-type="string">
            <text:p>Düsseldorf</text:p>
          </table:table-cell>
          <table:table-cell table:style-name="ce1" office:value-type="string">
            <text:p>Teestube</text:p>
          </table:table-cell>
          <table:table-cell table:style-name="ce1" office:value-type="string">
            <text:p>Teestube</text:p>
          </table:table-cell>
          <table:table-cell/>
          <table:table-cell table:style-name="ce1" office:value-type="string">
            <text:p>teestube@fnk.de</text:p>
          </table:table-cell>
          <table:table-cell table:style-name="ce1" office:value-type="string">
            <text:p>0211-4790497</text:p>
          </table:table-cell>
          <table:table-cell table:style-name="ce1" office:value-type="string">
            <text:p>0211-4790497</text:p>
          </table:table-cell>
          <table:table-cell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üsseldorf</text:p>
          </table:table-cell>
          <table:table-cell table:style-name="ce1" office:value-type="string">
            <text:p>Tube</text:p>
          </table:table-cell>
          <table:table-cell table:style-name="ce1" office:value-type="string">
            <text:p>Tube</text:p>
          </table:table-cell>
          <table:table-cell table:number-columns-repeated="3"/>
          <table:table-cell table:style-name="ce1" office:value-type="string">
            <text:p>Pay To Play</text:p>
          </table:table-cell>
        </table:table-row>
        <table:table-row>
          <table:table-cell table:style-name="ce1" office:value-type="string">
            <text:p>Düsseldorf</text:p>
          </table:table-cell>
          <table:table-cell table:style-name="ce1" office:value-type="string">
            <text:p>ZAKK</text:p>
          </table:table-cell>
          <table:table-cell table:style-name="ce1" office:value-type="string">
            <text:p>ZAKK</text:p>
          </table:table-cell>
          <table:table-cell table:style-name="ce1" office:value-type="string">
            <text:p>zakk.de</text:p>
          </table:table-cell>
          <table:table-cell table:style-name="ce1" office:value-type="string">
            <text:p>-</text:p>
          </table:table-cell>
        </table:table-row>
        <table:table-row>
          <table:table-cell table:style-name="ce1" office:value-type="string">
            <text:p>Düsseldorf</text:p>
          </table:table-cell>
          <table:table-cell table:style-name="ce1" office:value-type="string">
            <text:p>Pitcher</text:p>
          </table:table-cell>
          <table:table-cell table:style-name="ce1" office:value-type="string">
            <text:p>Pitcher</text:p>
          </table:table-cell>
          <table:table-cell table:style-name="ce1" office:value-type="string">
            <text:p>pitcher29.com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Düsseldorf</text:p>
          </table:table-cell>
          <table:table-cell table:style-name="ce1" office:value-type="string">
            <text:p>Franklin5</text:p>
          </table:table-cell>
          <table:table-cell table:style-name="ce1" office:value-type="string">
            <text:p>Franklin 5</text:p>
          </table:table-cell>
          <table:table-cell table:style-name="ce1" office:value-type="string">
            <text:p>franklin5.de</text:p>
          </table:table-cell>
          <table:table-cell table:style-name="ce1" office:value-type="string">
            <text:p>info@franklin5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Essen</text:p>
          </table:table-cell>
          <table:table-cell table:style-name="ce1" office:value-type="string">
            <text:p>Panic Room</text:p>
          </table:table-cell>
        </table:table-row>
        <table:table-row>
          <table:table-cell table:style-name="ce1" office:value-type="string">
            <text:p>Essen</text:p>
          </table:table-cell>
          <table:table-cell table:style-name="ce1" office:value-type="string">
            <text:p>Cafe Nova</text:p>
          </table:table-cell>
          <table:table-cell table:style-name="ce1" office:value-type="string">
            <text:p>Cafe Nova</text:p>
          </table:table-cell>
          <table:table-cell table:style-name="ce1" office:value-type="string">
            <text:p>cafe-nova.de</text:p>
          </table:table-cell>
          <table:table-cell table:style-name="ce1" office:value-type="string">
            <text:p>booking@cafe-nova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Essen</text:p>
          </table:table-cell>
          <table:table-cell table:style-name="ce1" office:value-type="string">
            <text:p>Turock</text:p>
          </table:table-cell>
          <table:table-cell table:style-name="ce1" office:value-type="string">
            <text:p>Peter</text:p>
          </table:table-cell>
          <table:table-cell table:style-name="ce1" office:value-type="string">
            <text:p>turock.de</text:p>
          </table:table-cell>
          <table:table-cell table:style-name="ce1" office:value-type="string">
            <text:p>info@turock.de</text:p>
          </table:table-cell>
          <table:table-cell/>
          <table:table-cell table:style-name="ce1" office:value-type="string">
            <text:p>Nur mit etablierten/großen Bands zusammen</text:p>
          </table:table-cell>
          <table:table-cell table:style-name="ce1" office:value-type="string">
            <text:p>Nur mit etablierten/großen Bands zusammen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Grefrath</text:p>
          </table:table-cell>
          <table:table-cell table:style-name="ce1" office:value-type="string">
            <text:p>Dingens</text:p>
          </table:table-cell>
          <table:table-cell table:style-name="ce1" office:value-type="string">
            <text:p>Dingens, Hallo Herr Küsters</text:p>
          </table:table-cell>
          <table:table-cell table:style-name="ce1" office:value-type="string">
            <text:p>grefrath.de/de/inhalt/jugendzentrum-dingens-9708183</text:p>
          </table:table-cell>
          <table:table-cell table:style-name="ce1" office:value-type="string">
            <text:p>leon.kuesters@grefrath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Gütersloh</text:p>
          </table:table-cell>
          <table:table-cell table:style-name="ce1" office:value-type="string">
            <text:p>Die Weberei</text:p>
          </table:table-cell>
          <table:table-cell table:style-name="ce1" office:value-type="string">
            <text:p>Die Weberei</text:p>
          </table:table-cell>
          <table:table-cell table:style-name="ce1" office:value-type="string">
            <text:p>die-weberei.de</text:p>
          </table:table-cell>
          <table:table-cell table:style-name="ce1" office:value-type="string">
            <text:p>info@die-weberei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Gütersloh</text:p>
          </table:table-cell>
          <table:table-cell table:style-name="ce1" office:value-type="string">
            <text:p>Cable Street Beat</text:p>
          </table:table-cell>
          <table:table-cell table:style-name="ce1" office:value-type="string">
            <text:p>Cable Street Beat</text:p>
          </table:table-cell>
          <table:table-cell table:style-name="ce1" office:value-type="string">
            <text:p>cable-street-beat.de</text:p>
          </table:table-cell>
          <table:table-cell table:style-name="ce1" office:value-type="string">
            <text:p>booking@cable-street-beat.de</text:p>
          </table:table-cell>
          <table:table-cell/>
          <table:table-cell table:style-name="ce1" office:value-type="string">
            <text:p>Lokaler Veranstalter</text:p>
          </table:table-cell>
          <table:table-cell table:style-name="ce1" office:value-type="string">
            <text:p>Lokaler Veranstalter</text:p>
          </table:table-cell>
          <table:table-cell table:style-name="ce1" office:value-type="string">
            <text:p>Mail </text:p>
          </table:table-cell>
        </table:table-row>
        <table:table-row>
          <table:table-cell table:style-name="ce1" office:value-type="string">
            <text:p>Hagen</text:p>
          </table:table-cell>
          <table:table-cell table:style-name="ce1" office:value-type="string">
            <text:p>Kultopia</text:p>
          </table:table-cell>
          <table:table-cell table:style-name="ce1" office:value-type="string">
            <text:p>Kultopia</text:p>
          </table:table-cell>
          <table:table-cell table:style-name="ce1" office:value-type="string">
            <text:p>kultopia.de</text:p>
          </table:table-cell>
          <table:table-cell table:style-name="ce1" office:value-type="string">
            <text:p>booking@kultopia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erzebrock</text:p>
          </table:table-cell>
          <table:table-cell table:style-name="ce1" office:value-type="string">
            <text:p>JH Klein Bonum</text:p>
          </table:table-cell>
          <table:table-cell table:style-name="ce1" office:value-type="string">
            <text:p>Klein Bonum</text:p>
          </table:table-cell>
          <table:table-cell table:style-name="ce1" office:value-type="string">
            <text:p>jh-kleinbonum.de</text:p>
          </table:table-cell>
          <table:table-cell table:style-name="ce1" office:value-type="string">
            <text:p>klein.bonum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leve</text:p>
          </table:table-cell>
          <table:table-cell table:style-name="ce1" office:value-type="string">
            <text:p>Radhaus</text:p>
          </table:table-cell>
          <table:table-cell table:style-name="ce1" office:value-type="string">
            <text:p>Kleve</text:p>
          </table:table-cell>
          <table:table-cell table:style-name="ce1" office:value-type="string">
            <text:p>radhaus-kleve.de</text:p>
          </table:table-cell>
          <table:table-cell table:style-name="ce1" office:value-type="string">
            <text:p>konzerte@radhaus-klev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refeld</text:p>
          </table:table-cell>
          <table:table-cell table:style-name="ce1" office:value-type="string">
            <text:p>Magnapop</text:p>
          </table:table-cell>
          <table:table-cell table:style-name="ce1" office:value-type="string">
            <text:p>Magnapop</text:p>
          </table:table-cell>
          <table:table-cell table:style-name="ce1" office:value-type="string">
            <text:p>wordpress.magnapop.de</text:p>
          </table:table-cell>
          <table:table-cell table:style-name="ce1" office:value-type="string">
            <text:p>info@magnapop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öln</text:p>
          </table:table-cell>
          <table:table-cell table:style-name="ce1" office:value-type="string">
            <text:p>Blue Shell</text:p>
          </table:table-cell>
          <table:table-cell table:style-name="ce1" office:value-type="string">
            <text:p>Rolf, Hallo Blue Shell</text:p>
          </table:table-cell>
          <table:table-cell table:style-name="ce1" office:value-type="string">
            <text:p>blue-shell.de</text:p>
          </table:table-cell>
          <table:table-cell table:style-name="ce1" office:value-type="string">
            <text:p>rolf.kistenich@blue-shell.de</text:p>
          </table:table-cell>
          <table:table-cell table:style-name="ce1" office:value-type="string">
            <text:p>0163/6195138</text:p>
          </table:table-cell>
          <table:table-cell table:style-name="ce1" office:value-type="string">
            <text:p>Miete 300 EUR</text:p>
          </table:table-cell>
          <table:table-cell/>
          <table:table-cell table:style-name="ce1" office:value-type="string">
            <text:p>Handy</text:p>
          </table:table-cell>
        </table:table-row>
        <table:table-row>
          <table:table-cell table:style-name="ce1" office:value-type="string">
            <text:p>Köln</text:p>
          </table:table-cell>
          <table:table-cell table:style-name="ce1" office:value-type="string">
            <text:p>MTC</text:p>
          </table:table-cell>
          <table:table-cell table:style-name="ce1" office:value-type="string">
            <text:p>MTC Club</text:p>
          </table:table-cell>
          <table:table-cell table:style-name="ce1" office:value-type="string">
            <text:p>mtcclub.de</text:p>
          </table:table-cell>
          <table:table-cell table:style-name="ce1" office:value-type="string">
            <text:p>mtcclub@netcologne.de</text:p>
          </table:table-cell>
          <table:table-cell/>
          <table:table-cell table:style-name="ce1" office:value-type="string">
            <text:p>Miete 400 EUR</text:p>
          </table:table-cell>
          <table:table-cell table:style-name="ce1" office:value-type="string">
            <text:p>Miete 400 EUR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üdenscheid</text:p>
          </table:table-cell>
          <table:table-cell table:style-name="ce1" office:value-type="string">
            <text:p>AJZ</text:p>
          </table:table-cell>
          <table:table-cell table:style-name="ce1" office:value-type="string">
            <text:p>AJZ</text:p>
          </table:table-cell>
          <table:table-cell table:style-name="ce1" office:value-type="string">
            <text:p>facebook.com/ajzluedenscheid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Mönchengladbach</text:p>
          </table:table-cell>
          <table:table-cell table:style-name="ce1" office:value-type="string">
            <text:p>Jukomm</text:p>
          </table:table-cell>
          <table:table-cell table:style-name="ce1" office:value-type="string">
            <text:p>Jukomm</text:p>
          </table:table-cell>
          <table:table-cell table:style-name="ce1" office:value-type="string">
            <text:p>jukomm.de</text:p>
          </table:table-cell>
          <table:table-cell table:style-name="ce1" office:value-type="string">
            <text:p>info@jukomm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önchengladbach</text:p>
          </table:table-cell>
          <table:table-cell table:style-name="ce1" office:value-type="string">
            <text:p>Roots Club</text:p>
          </table:table-cell>
          <table:table-cell table:style-name="ce1" office:value-type="string">
            <text:p>Roots Club</text:p>
          </table:table-cell>
          <table:table-cell table:style-name="ce1" office:value-type="string">
            <text:p>facebook.com/ROOTS-Club-MG-265188968728</text:p>
          </table:table-cell>
          <table:table-cell table:style-name="ce1" office:value-type="string">
            <text:p>rootsmg@web.de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Mühlheim</text:p>
          </table:table-cell>
          <table:table-cell table:style-name="ce1" office:value-type="string">
            <text:p>Autonomes Zentrum</text:p>
          </table:table-cell>
          <table:table-cell table:style-name="ce1" office:value-type="string">
            <text:p>AZ</text:p>
          </table:table-cell>
          <table:table-cell table:style-name="ce1" office:value-type="string">
            <text:p>az-muelheim.de</text:p>
          </table:table-cell>
          <table:table-cell table:style-name="ce1" office:value-type="string">
            <text:p>punkerzuechter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ünster</text:p>
          </table:table-cell>
          <table:table-cell table:style-name="ce1" office:value-type="string">
            <text:p>Bahnhof Wolbeck</text:p>
          </table:table-cell>
          <table:table-cell table:style-name="ce1" office:value-type="string">
            <text:p>Jonathan, Hallo Bahnhof Wolbeck</text:p>
          </table:table-cell>
          <table:table-cell table:style-name="ce1" office:value-type="string">
            <text:p>bahnhof-wolbeck.de</text:p>
          </table:table-cell>
          <table:table-cell table:style-name="ce1" office:value-type="string">
            <text:p>email@bahnhof-wolbeck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ünster</text:p>
          </table:table-cell>
          <table:table-cell table:style-name="ce1" office:value-type="string">
            <text:p>Dead Mans Chest Booking</text:p>
          </table:table-cell>
          <table:table-cell table:style-name="ce1" office:value-type="string">
            <text:p>Matthias, Hallo Dead Mans Chest</text:p>
          </table:table-cell>
          <table:table-cell table:style-name="ce1" office:value-type="string">
            <text:p>deadmanschest.de</text:p>
          </table:table-cell>
          <table:table-cell table:style-name="ce1" office:value-type="string">
            <text:p>booking@deadmanschest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ünster</text:p>
          </table:table-cell>
          <table:table-cell table:style-name="ce1" office:value-type="string">
            <text:p>Grim Booking</text:p>
          </table:table-cell>
          <table:table-cell table:style-name="ce1" office:value-type="string">
            <text:p>Grim Booking</text:p>
          </table:table-cell>
          <table:table-cell table:style-name="ce1" office:value-type="string">
            <text:p>facebook.com/grimshows</text:p>
          </table:table-cell>
          <table:table-cell table:style-name="ce1" office:value-type="string">
            <text:p>grim-booking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ünster</text:p>
          </table:table-cell>
          <table:table-cell table:style-name="ce1" office:value-type="string">
            <text:p>KissOrKillBooking</text:p>
          </table:table-cell>
          <table:table-cell table:style-name="ce1" office:value-type="string">
            <text:p>Kiss Or Kill</text:p>
          </table:table-cell>
          <table:table-cell table:style-name="ce1" office:value-type="string">
            <text:p>facebook.com/kissorkillshows</text:p>
          </table:table-cell>
        </table:table-row>
        <table:table-row>
          <table:table-cell table:style-name="ce1" office:value-type="string">
            <text:p>Münster</text:p>
          </table:table-cell>
          <table:table-cell table:style-name="ce1" office:value-type="string">
            <text:p>Rare Guitar</text:p>
          </table:table-cell>
          <table:table-cell table:style-name="ce1" office:value-type="string">
            <text:p>Marco, Hallo Rare Guitar</text:p>
          </table:table-cell>
          <table:table-cell table:style-name="ce1" office:value-type="string">
            <text:p>rareguitar.de</text:p>
          </table:table-cell>
          <table:table-cell table:style-name="ce1" office:value-type="string">
            <text:p>Marco-Beuker@t-onlin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ünster</text:p>
          </table:table-cell>
          <table:table-cell table:style-name="ce1" office:value-type="string">
            <text:p>Spökes Booking</text:p>
          </table:table-cell>
          <table:table-cell table:style-name="ce1" office:value-type="string">
            <text:p>Spökes</text:p>
          </table:table-cell>
          <table:table-cell table:style-name="ce1" office:value-type="string">
            <text:p>facebook.com/spoekeskonzerte</text:p>
          </table:table-cell>
        </table:table-row>
        <table:table-row>
          <table:table-cell table:style-name="ce1" office:value-type="string">
            <text:p>Münster</text:p>
          </table:table-cell>
          <table:table-cell table:style-name="ce1" office:value-type="string">
            <text:p>Tortuga Booking</text:p>
          </table:table-cell>
          <table:table-cell table:style-name="ce1" office:value-type="string">
            <text:p>David, Hallo Tortuga Booking</text:p>
          </table:table-cell>
          <table:table-cell table:style-name="ce1" office:value-type="string">
            <text:p>facebook.com/Tortuga-Booking-877214915681469</text:p>
          </table:table-cell>
          <table:table-cell table:style-name="ce1" office:value-type="string">
            <text:p>contact@tortuga-booking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Oberhausen</text:p>
          </table:table-cell>
          <table:table-cell table:style-name="ce1" office:value-type="string">
            <text:p>Helvete</text:p>
          </table:table-cell>
          <table:table-cell table:style-name="ce1" office:value-type="string">
            <text:p>Gregor, Hallo Helvete</text:p>
          </table:table-cell>
          <table:table-cell table:style-name="ce1" office:value-type="string">
            <text:p>helvete.de / facebook.com/helvete.ob</text:p>
          </table:table-cell>
          <table:table-cell table:style-name="ce1" office:value-type="string">
            <text:p>info@helvete.de</text:p>
          </table:table-cell>
          <table:table-cell table:style-name="ce1" office:value-type="string">
            <text:p>0176/61145616</text:p>
          </table:table-cell>
          <table:table-cell table:style-name="ce1" office:value-type="string">
            <text:p>Miete 225 EUR</text:p>
          </table:table-cell>
          <table:table-cell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Oberhausen</text:p>
          </table:table-cell>
          <table:table-cell table:style-name="ce1" office:value-type="string">
            <text:p>Druckluft</text:p>
          </table:table-cell>
          <table:table-cell table:style-name="ce1" office:value-type="string">
            <text:p>Druckluft</text:p>
          </table:table-cell>
          <table:table-cell table:style-name="ce1" office:value-type="string">
            <text:p>drucklufthaus.de</text:p>
          </table:table-cell>
          <table:table-cell table:number-columns-repeated="4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Oer Erkenschwick</text:p>
          </table:table-cell>
          <table:table-cell table:style-name="ce1" office:value-type="string">
            <text:p>Joes</text:p>
          </table:table-cell>
          <table:table-cell table:style-name="ce1" office:value-type="string">
            <text:p>Joes</text:p>
          </table:table-cell>
          <table:table-cell table:style-name="ce1" office:value-type="string">
            <text:p>facebook.com/jugendinoe</text:p>
          </table:table-cell>
        </table:table-row>
        <table:table-row>
          <table:table-cell table:style-name="ce1" office:value-type="string">
            <text:p>Paderborn</text:p>
          </table:table-cell>
          <table:table-cell table:style-name="ce1" office:value-type="string">
            <text:p>Juzi MultiCulti</text:p>
          </table:table-cell>
          <table:table-cell table:style-name="ce1" office:value-type="string">
            <text:p>Sonja, Hallo Juzi</text:p>
          </table:table-cell>
          <table:table-cell table:style-name="ce1" office:value-type="string">
            <text:p>multicult.wordpress.com</text:p>
          </table:table-cell>
          <table:table-cell table:style-name="ce1" office:value-type="string">
            <text:p>s.chudalla@paderbor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Ratingen</text:p>
          </table:table-cell>
          <table:table-cell table:style-name="ce1" office:value-type="string">
            <text:p>Cafe Comic</text:p>
          </table:table-cell>
          <table:table-cell table:style-name="ce1" office:value-type="string">
            <text:p>Bernhard / Phil</text:p>
          </table:table-cell>
          <table:table-cell table:style-name="ce1" office:value-type="string">
            <text:p>cafe-comic.de</text:p>
          </table:table-cell>
          <table:table-cell table:style-name="ce1" office:value-type="string">
            <text:p>berni@cafe-comic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Remscheid</text:p>
          </table:table-cell>
          <table:table-cell table:style-name="ce1" office:value-type="string">
            <text:p>Kraftstation</text:p>
          </table:table-cell>
          <table:table-cell table:style-name="ce1" office:value-type="string">
            <text:p>Kraftstation</text:p>
          </table:table-cell>
          <table:table-cell table:style-name="ce1" office:value-type="string">
            <text:p>kraftstation.de</text:p>
          </table:table-cell>
          <table:table-cell table:style-name="ce1" office:value-type="string">
            <text:p>dill@kraftstatio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Rheinberg </text:p>
          </table:table-cell>
          <table:table-cell table:style-name="ce1" office:value-type="string">
            <text:p>Zuff 07</text:p>
          </table:table-cell>
        </table:table-row>
        <table:table-row>
          <table:table-cell table:style-name="ce1" office:value-type="string">
            <text:p>Schwerte</text:p>
          </table:table-cell>
          <table:table-cell table:style-name="ce1" office:value-type="string">
            <text:p>Rattenloch</text:p>
          </table:table-cell>
          <table:table-cell table:style-name="ce1" office:value-type="string">
            <text:p>Rattenloch</text:p>
          </table:table-cell>
          <table:table-cell table:style-name="ce1" office:value-type="string">
            <text:p>kunterbunt-schwerte.com</text:p>
          </table:table-cell>
          <table:table-cell table:style-name="ce1" office:value-type="string">
            <text:p>rattenloch@googlemail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iegburg</text:p>
          </table:table-cell>
          <table:table-cell table:style-name="ce1" office:value-type="string">
            <text:p>Kubana Live Club</text:p>
          </table:table-cell>
          <table:table-cell table:style-name="ce1" office:value-type="string">
            <text:p>Kubana</text:p>
          </table:table-cell>
          <table:table-cell table:style-name="ce1" office:value-type="string">
            <text:p>kubana.de</text:p>
          </table:table-cell>
          <table:table-cell table:style-name="ce1" office:value-type="string">
            <text:p>info@kubana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iegen</text:p>
          </table:table-cell>
          <table:table-cell table:style-name="ce1" office:value-type="string">
            <text:p>Vortex</text:p>
          </table:table-cell>
          <table:table-cell table:style-name="ce1" office:value-type="string">
            <text:p>Phil, Hallo Vortex</text:p>
          </table:table-cell>
          <table:table-cell table:style-name="ce1" office:value-type="string">
            <text:p>vortex-surfer.de</text:p>
          </table:table-cell>
          <table:table-cell table:style-name="ce1" office:value-type="string">
            <text:p>info@vortex-surfer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iegen</text:p>
          </table:table-cell>
          <table:table-cell table:style-name="ce1" office:value-type="string">
            <text:p>Musikclub Meyer</text:p>
          </table:table-cell>
          <table:table-cell table:style-name="ce1" office:value-type="string">
            <text:p>Christina, Hallo Musikclub Meyer</text:p>
          </table:table-cell>
          <table:table-cell table:style-name="ce1" office:value-type="string">
            <text:p>meyer-siegen.de</text:p>
          </table:table-cell>
          <table:table-cell table:style-name="ce1" office:value-type="string">
            <text:p>ina.le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iegen</text:p>
          </table:table-cell>
          <table:table-cell table:style-name="ce1" office:value-type="string">
            <text:p>Musikclub Meyer</text:p>
          </table:table-cell>
          <table:table-cell table:style-name="ce1" office:value-type="string">
            <text:p>Musikclub Meyer</text:p>
          </table:table-cell>
          <table:table-cell table:style-name="ce1" office:value-type="string">
            <text:p>meyer-siegen.de</text:p>
          </table:table-cell>
          <table:table-cell table:style-name="ce1" office:value-type="string">
            <text:p>team@meyer-sieg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olingen</text:p>
          </table:table-cell>
          <table:table-cell table:style-name="ce1" office:value-type="string">
            <text:p>Cobra</text:p>
          </table:table-cell>
          <table:table-cell table:style-name="ce1" office:value-type="string">
            <text:p>Cobra</text:p>
          </table:table-cell>
          <table:table-cell table:style-name="ce1" office:value-type="string">
            <text:p>cobra-solingen.de</text:p>
          </table:table-cell>
          <table:table-cell table:style-name="ce1" office:value-type="string">
            <text:p>info@cobra-soling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Troisdorf</text:p>
          </table:table-cell>
          <table:table-cell table:style-name="ce1" office:value-type="string">
            <text:p>Bauhaus</text:p>
          </table:table-cell>
          <table:table-cell table:style-name="ce1" office:value-type="string">
            <text:p>Torsten, Hallo Baumhaus</text:p>
          </table:table-cell>
          <table:table-cell table:style-name="ce1" office:value-type="string">
            <text:p>jugendzentrum-bauhaus.de</text:p>
          </table:table-cell>
          <table:table-cell table:style-name="ce1" office:value-type="string">
            <text:p>taktart-booking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Wermelskirchen</text:p>
          </table:table-cell>
          <table:table-cell table:style-name="ce1" office:value-type="string">
            <text:p>Ajz Bahndamm</text:p>
          </table:table-cell>
          <table:table-cell table:style-name="ce1" office:value-type="string">
            <text:p>AJZ</text:p>
          </table:table-cell>
          <table:table-cell table:style-name="ce1" office:value-type="string">
            <text:p>ajzbahndamm.de</text:p>
          </table:table-cell>
          <table:table-cell table:style-name="ce1" office:value-type="string">
            <text:p>webmaster@ajzbahndamm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Wesel</text:p>
          </table:table-cell>
          <table:table-cell table:style-name="ce1" office:value-type="string">
            <text:p>Krachgarten</text:p>
          </table:table-cell>
          <table:table-cell table:style-name="ce1" office:value-type="string">
            <text:p>Krachgarten</text:p>
          </table:table-cell>
          <table:table-cell table:style-name="ce1" office:value-type="string">
            <text:p>krachgarten-wesel.jimdo.com</text:p>
          </table:table-cell>
          <table:table-cell table:style-name="ce1" office:value-type="string">
            <text:p>-</text:p>
          </table:table-cell>
        </table:table-row>
        <table:table-row>
          <table:table-cell table:style-name="ce1" office:value-type="string">
            <text:p>Wuppertal</text:p>
          </table:table-cell>
          <table:table-cell table:style-name="ce1" office:value-type="string">
            <text:p>Underground</text:p>
          </table:table-cell>
          <table:table-cell/>
          <table:table-cell table:style-name="ce1" office:value-type="string">
            <text:p>underground-wuppertal.de</text:p>
          </table:table-cell>
          <table:table-cell table:style-name="ce1" office:value-type="string">
            <text:p>info@underground-wuppertal.de</text:p>
          </table:table-cell>
          <table:table-cell table:style-name="ce1" office:value-type="string">
            <text:p>0152/27315789</text:p>
          </table:table-cell>
          <table:table-cell table:style-name="ce1" office:value-type="string">
            <text:p>Miete 350 EUR + 150 EUR für Hauseigenen Mischer</text:p>
          </table:table-cell>
          <table:table-cell/>
          <table:table-cell table:style-name="ce1" office:value-type="string">
            <text:p>Handy</text:p>
          </table:table-cell>
        </table:table-row>
        <table:table-row>
          <table:table-cell table:style-name="ce1" office:value-type="string">
            <text:p>Wuppertal</text:p>
          </table:table-cell>
          <table:table-cell table:style-name="ce1" office:value-type="string">
            <text:p>Hannya Booking</text:p>
          </table:table-cell>
          <table:table-cell table:style-name="ce1" office:value-type="string">
            <text:p>Hannya Booking</text:p>
          </table:table-cell>
          <table:table-cell/>
          <table:table-cell table:style-name="ce1" office:value-type="string">
            <text:p>hannja.booking@gmail.com</text:p>
          </table:table-cell>
          <table:table-cell table:style-name="ce1" office:value-type="string">
            <text:p>hannja.booking@gmail.com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empen</text:p>
          </table:table-cell>
          <table:table-cell table:style-name="ce1" office:value-type="string">
            <text:p>Hermano Booking</text:p>
          </table:table-cell>
          <table:table-cell table:style-name="ce1" office:value-type="string">
            <text:p>Eduardo, Hallo Hermano Booking</text:p>
          </table:table-cell>
          <table:table-cell table:style-name="ce1" office:value-type="string">
            <text:p>hermanobooking.de / facebook.com/hermanobooking</text:p>
          </table:table-cell>
          <table:table-cell table:style-name="ce1" office:value-type="string">
            <text:p>info@hermanobooking.de</text:p>
          </table:table-cell>
          <table:table-cell/>
          <table:table-cell table:style-name="ce1" office:value-type="string">
            <text:p>Lokaler Veranstalter</text:p>
          </table:table-cell>
          <table:table-cell table:style-name="ce1" office:value-type="string">
            <text:p>Lokaler Veranstalter</text:p>
          </table:table-cell>
          <table:table-cell table:style-name="ce1" office:value-type="string">
            <text:p>Facebook</text:p>
          </table:table-cell>
        </table:table-row>
      </table:table>
      <table:table table:name="'file:///home/phil/Concert_Mailer/Bookinglist/Booking_all.ods'#Niedersachsen" table:print="false" table:style-name="ta_extref">
        <table:table-source xlink:type="simple" xlink:href="../Booking_all.ods" table:table-name="Niedersachsen" table:mode="copy-results-only"/>
        <table:table-column table:number-columns-repeated="9"/>
        <table:table-row>
          <table:table-cell table:number-columns-repeated="4"/>
          <table:table-cell table:style-name="ce1" office:value-type="string">
            <text:p>E-mail Address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W</text:p>
          </table:table-cell>
          <table:table-cell table:style-name="ce1" office:value-type="string">
            <text:p>Type</text:p>
          </table:table-cell>
        </table:table-row>
        <table:table-row>
          <table:table-cell table:style-name="ce1" office:value-type="string">
            <text:p>Braunschweig</text:p>
          </table:table-cell>
          <table:table-cell table:style-name="ce1" office:value-type="string">
            <text:p>B58</text:p>
          </table:table-cell>
          <table:table-cell table:style-name="ce1" office:value-type="string">
            <text:p>B58</text:p>
          </table:table-cell>
          <table:table-cell table:style-name="ce1" office:value-type="string">
            <text:p>juzb58.de</text:p>
          </table:table-cell>
          <table:table-cell table:style-name="ce1" office:value-type="string">
            <text:p>booking@juzB58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raunschweig</text:p>
          </table:table-cell>
          <table:table-cell table:style-name="ce1" office:value-type="string">
            <text:p>Nexus</text:p>
          </table:table-cell>
          <table:table-cell table:style-name="ce1" office:value-type="string">
            <text:p>Nexus</text:p>
          </table:table-cell>
          <table:table-cell table:style-name="ce1" office:value-type="string">
            <text:p>dasnexus.de</text:p>
          </table:table-cell>
          <table:table-cell table:style-name="ce1" office:value-type="string">
            <text:p>veranstaltungen@dasnexus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Celle</text:p>
          </table:table-cell>
          <table:table-cell table:style-name="ce1" office:value-type="string">
            <text:p>Celler Musik Initiative</text:p>
          </table:table-cell>
          <table:table-cell table:style-name="ce1" office:value-type="string">
            <text:p>Musik Initiative</text:p>
          </table:table-cell>
          <table:table-cell table:style-name="ce1" office:value-type="string">
            <text:p>cri-web.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Clausthal</text:p>
          </table:table-cell>
          <table:table-cell table:style-name="ce1" office:value-type="string">
            <text:p>Kellerclub</text:p>
          </table:table-cell>
          <table:table-cell table:style-name="ce1" office:value-type="string">
            <text:p>Kellerclub</text:p>
          </table:table-cell>
          <table:table-cell table:style-name="ce1" office:value-type="string">
            <text:p>kellerclubimstuz.de</text:p>
          </table:table-cell>
          <table:table-cell table:style-name="ce1" office:value-type="string">
            <text:p>booking@KellerclubimStuZ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Emden</text:p>
          </table:table-cell>
          <table:table-cell table:style-name="ce1" office:value-type="string">
            <text:p>Alte Post</text:p>
          </table:table-cell>
          <table:table-cell table:style-name="ce1" office:value-type="string">
            <text:p>Alte Post, Hallo Rita</text:p>
          </table:table-cell>
          <table:table-cell table:style-name="ce1" office:value-type="string">
            <text:p>altepost-emden.de</text:p>
          </table:table-cell>
          <table:table-cell table:style-name="ce1" office:value-type="string">
            <text:p>kracht-bleeker@emd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Faßberg</text:p>
          </table:table-cell>
          <table:table-cell table:style-name="ce1" office:value-type="string">
            <text:p>Anders Kneipe</text:p>
          </table:table-cell>
          <table:table-cell table:style-name="ce1" office:value-type="string">
            <text:p>Anders Kneipe</text:p>
          </table:table-cell>
          <table:table-cell table:style-name="ce1" office:value-type="string">
            <text:p>facebook.com/Anders-die-etwas-andere-Kneipe-805603389536168</text:p>
          </table:table-cell>
          <table:table-cell table:number-columns-repeated="4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Großfehn</text:p>
          </table:table-cell>
          <table:table-cell table:style-name="ce1" office:value-type="string">
            <text:p>Schlappohr</text:p>
          </table:table-cell>
          <table:table-cell table:style-name="ce1" office:value-type="string">
            <text:p>Schlappohr</text:p>
          </table:table-cell>
          <table:table-cell table:style-name="ce1" office:value-type="string">
            <text:p>facebook.com/Schlappohr-Rockkneipe-195991987087620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ce1" office:value-type="string">
            <text:p>Facebook</text:p>
          </table:table-cell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Hameln</text:p>
          </table:table-cell>
          <table:table-cell table:style-name="ce1" office:value-type="string">
            <text:p>Freiraum</text:p>
          </table:table-cell>
          <table:table-cell table:style-name="ce1" office:value-type="string">
            <text:p>Freiraum Konzertgruppe</text:p>
          </table:table-cell>
          <table:table-cell table:style-name="ce1" office:value-type="string">
            <text:p>freiraum-hameln.de</text:p>
          </table:table-cell>
          <table:table-cell table:style-name="ce1" office:value-type="string">
            <text:p>noise@freiraum-hamel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meln</text:p>
          </table:table-cell>
          <table:table-cell table:style-name="ce1" office:value-type="string">
            <text:p>Regenbogen</text:p>
          </table:table-cell>
          <table:table-cell table:style-name="ce1" office:value-type="string">
            <text:p>Regenbogen</text:p>
          </table:table-cell>
          <table:table-cell table:style-name="ce1" office:value-type="string">
            <text:p>regenbogen.hameln.de</text:p>
          </table:table-cell>
          <table:table-cell table:style-name="ce1" office:value-type="string">
            <text:p>regenbogen@hameln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meln</text:p>
          </table:table-cell>
          <table:table-cell table:style-name="ce1" office:value-type="string">
            <text:p>K3</text:p>
          </table:table-cell>
          <table:table-cell table:style-name="ce1" office:value-type="string">
            <text:p>K3</text:p>
          </table:table-cell>
          <table:table-cell table:style-name="ce1" office:value-type="string">
            <text:p>k3-hameln.de</text:p>
          </table:table-cell>
          <table:table-cell table:style-name="ce1" office:value-type="string">
            <text:p>info@k3-hameln.de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Hannover</text:p>
          </table:table-cell>
          <table:table-cell table:style-name="ce1" office:value-type="string">
            <text:p>Lux</text:p>
          </table:table-cell>
          <table:table-cell table:style-name="ce1" office:value-type="string">
            <text:p>Lux Linden</text:p>
          </table:table-cell>
          <table:table-cell table:style-name="ce1" office:value-type="string">
            <text:p>lux-linden.de</text:p>
          </table:table-cell>
          <table:table-cell table:style-name="ce1" office:value-type="string">
            <text:p>info@lux-lind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nnover</text:p>
          </table:table-cell>
          <table:table-cell table:style-name="ce1" office:value-type="string">
            <text:p>Rocker </text:p>
          </table:table-cell>
          <table:table-cell table:style-name="ce1" office:value-type="string">
            <text:p>Rocker</text:p>
          </table:table-cell>
          <table:table-cell table:style-name="ce1" office:value-type="string">
            <text:p>rocker-hannover.de</text:p>
          </table:table-cell>
          <table:table-cell table:style-name="ce1" office:value-type="string">
            <text:p>rocker-hannover@web.de</text:p>
          </table:table-cell>
          <table:table-cell/>
          <table:table-cell table:style-name="ce1" office:value-type="string">
            <text:p>Nur Mittwochs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nnover</text:p>
          </table:table-cell>
          <table:table-cell table:style-name="ce1" office:value-type="string">
            <text:p>Stumpf</text:p>
          </table:table-cell>
          <table:table-cell table:style-name="ce1" office:value-type="string">
            <text:p>Stumpf</text:p>
          </table:table-cell>
          <table:table-cell table:style-name="ce1" office:value-type="string">
            <text:p>stumpfpunk.blogsport.de</text:p>
          </table:table-cell>
          <table:table-cell table:style-name="ce1" office:value-type="string">
            <text:p>stumpfpunk@riseup.net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nnover</text:p>
          </table:table-cell>
          <table:table-cell table:style-name="ce1" office:value-type="string">
            <text:p>Cafe Glocksee</text:p>
          </table:table-cell>
          <table:table-cell table:style-name="ce1" office:value-type="string">
            <text:p>Cafe Glocksee</text:p>
          </table:table-cell>
          <table:table-cell table:style-name="ce1" office:value-type="string">
            <text:p>cafe-glocksee.de</text:p>
          </table:table-cell>
          <table:table-cell table:style-name="ce1" office:value-type="string">
            <text:p>mail@cafe-glockse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nnover</text:p>
          </table:table-cell>
          <table:table-cell table:style-name="ce1" office:value-type="string">
            <text:p>Kulturzentrum Faust</text:p>
          </table:table-cell>
          <table:table-cell table:style-name="ce1" office:value-type="string">
            <text:p>Faust</text:p>
          </table:table-cell>
          <table:table-cell table:style-name="ce1" office:value-type="string">
            <text:p>kulturzentrum-faust.de</text:p>
          </table:table-cell>
          <table:table-cell table:style-name="ce1" office:value-type="string">
            <text:p>booking@kulturzentrum-faust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nnover</text:p>
          </table:table-cell>
          <table:table-cell table:style-name="ce1" office:value-type="string">
            <text:p>Bei Chez Heinz</text:p>
          </table:table-cell>
          <table:table-cell table:style-name="ce1" office:value-type="string">
            <text:p>Christian, Hallo Chez Heinz</text:p>
          </table:table-cell>
          <table:table-cell table:style-name="ce1" office:value-type="string">
            <text:p>beichezheinz.de</text:p>
          </table:table-cell>
          <table:table-cell table:style-name="ce1" office:value-type="string">
            <text:p>jennifer.kern@beichezheinz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nnover</text:p>
          </table:table-cell>
          <table:table-cell table:style-name="ce1" office:value-type="string">
            <text:p>Bei Chez Heinz</text:p>
          </table:table-cell>
          <table:table-cell table:style-name="ce1" office:value-type="string">
            <text:p>Jennifer, Hallo Chez Heinz</text:p>
          </table:table-cell>
          <table:table-cell table:style-name="ce1" office:value-type="string">
            <text:p>beichezheinz.de</text:p>
          </table:table-cell>
          <table:table-cell table:style-name="ce1" office:value-type="string">
            <text:p>christian.soelter@beichezheinz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nnover</text:p>
          </table:table-cell>
          <table:table-cell table:style-name="ce1" office:value-type="string">
            <text:p>Faust</text:p>
          </table:table-cell>
          <table:table-cell table:style-name="ce1" office:value-type="string">
            <text:p>Faust</text:p>
          </table:table-cell>
          <table:table-cell table:style-name="ce1" office:value-type="string">
            <text:p>kulturzentrum-faust.de</text:p>
          </table:table-cell>
          <table:table-cell table:style-name="ce1" office:value-type="string">
            <text:p>booking@kulturzentrum-faust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nnover</text:p>
          </table:table-cell>
          <table:table-cell table:style-name="ce1" office:value-type="string">
            <text:p>Kulturpalast</text:p>
          </table:table-cell>
          <table:table-cell table:style-name="ce1" office:value-type="string">
            <text:p>Kulturpalast</text:p>
          </table:table-cell>
          <table:table-cell table:style-name="ce1" office:value-type="string">
            <text:p>kulturpalast-hannover.de</text:p>
          </table:table-cell>
          <table:table-cell table:style-name="ce1" office:value-type="string">
            <text:p>Kulturpalast@googlemail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ingen</text:p>
          </table:table-cell>
          <table:table-cell table:style-name="ce1" office:value-type="string">
            <text:p>Alter Schlachthof</text:p>
          </table:table-cell>
          <table:table-cell table:style-name="ce1" office:value-type="string">
            <text:p>Alter Schlachthof</text:p>
          </table:table-cell>
          <table:table-cell table:style-name="ce1" office:value-type="string">
            <text:p>alterschlachthof.de</text:p>
          </table:table-cell>
          <table:table-cell table:style-name="ce1" office:value-type="string">
            <text:p>epping@alterschlachthof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ingen</text:p>
          </table:table-cell>
          <table:table-cell table:style-name="ce1" office:value-type="string">
            <text:p>Alter Schlachthof</text:p>
          </table:table-cell>
          <table:table-cell table:style-name="ce1" office:value-type="string">
            <text:p>Alter Schlachthof</text:p>
          </table:table-cell>
          <table:table-cell table:style-name="ce1" office:value-type="string">
            <text:p>alterschlachthof.de</text:p>
          </table:table-cell>
          <table:table-cell table:style-name="ce1" office:value-type="string">
            <text:p>fehren@alterschlachthof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oormerland</text:p>
          </table:table-cell>
          <table:table-cell table:style-name="ce1" office:value-type="string">
            <text:p>Juz Phoenix</text:p>
          </table:table-cell>
          <table:table-cell table:style-name="ce1" office:value-type="string">
            <text:p>Enno</text:p>
          </table:table-cell>
          <table:table-cell table:style-name="ce1" office:value-type="string">
            <text:p>phoenix-moormerland.de</text:p>
          </table:table-cell>
          <table:table-cell table:style-name="ce1" office:value-type="string">
            <text:p>phoenix-jukuz@ewetel.net</text:p>
          </table:table-cell>
          <table:table-cell table:style-name="ce1" office:value-type="string">
            <text:p>04954/5968</text:p>
          </table:table-cell>
          <table:table-cell table:style-name="ce1" office:value-type="string">
            <text:p>Bürozeiten: DI-FR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euenhaus</text:p>
          </table:table-cell>
          <table:table-cell table:style-name="ce1" office:value-type="string">
            <text:p>Gleis 1</text:p>
          </table:table-cell>
          <table:table-cell table:style-name="ce1" office:value-type="string">
            <text:p>Rüdiger, Hallo Gleis 1</text:p>
          </table:table-cell>
          <table:table-cell table:style-name="ce1" office:value-type="string">
            <text:p>gleis1-neuenhaus.de</text:p>
          </table:table-cell>
          <table:table-cell table:style-name="ce1" office:value-type="string">
            <text:p>info@gleis1-neuenhaus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Peine</text:p>
          </table:table-cell>
          <table:table-cell table:style-name="ce1" office:value-type="string">
            <text:p>Garage</text:p>
          </table:table-cell>
          <table:table-cell table:style-name="ce1" office:value-type="string">
            <text:p>Garage Peine</text:p>
          </table:table-cell>
          <table:table-cell table:style-name="ce1" office:value-type="string">
            <text:p>facebook.com/garage.peine</text:p>
          </table:table-cell>
          <table:table-cell table:style-name="ce1" office:value-type="string">
            <text:p>garage.peine@web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chüttdorf</text:p>
          </table:table-cell>
          <table:table-cell table:style-name="ce1" office:value-type="string">
            <text:p>UJZ Komplex</text:p>
          </table:table-cell>
          <table:table-cell table:style-name="ce1" office:value-type="string">
            <text:p>UJZ Komplex</text:p>
          </table:table-cell>
          <table:table-cell table:style-name="ce1" office:value-type="string">
            <text:p>komplex-schuettorf.de</text:p>
          </table:table-cell>
          <table:table-cell table:style-name="ce1" office:value-type="string">
            <text:p>info@komplex-schuettorf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Varel</text:p>
          </table:table-cell>
          <table:table-cell table:style-name="ce1" office:value-type="string">
            <text:p>Weberei</text:p>
          </table:table-cell>
          <table:table-cell table:style-name="ce1" office:value-type="string">
            <text:p>Weberei</text:p>
          </table:table-cell>
          <table:table-cell table:style-name="ce1" office:value-type="string">
            <text:p>facebook.com/JugendzentrumWebereiVarel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Wolfsburg</text:p>
          </table:table-cell>
          <table:table-cell table:style-name="ce1" office:value-type="string">
            <text:p>Jugendhaus Ost</text:p>
          </table:table-cell>
          <table:table-cell table:style-name="ce1" office:value-type="string">
            <text:p>Juha Ost</text:p>
          </table:table-cell>
          <table:table-cell table:style-name="ce1" office:value-type="string">
            <text:p>jugendhausost.blogspot.de</text:p>
          </table:table-cell>
          <table:table-cell table:style-name="ce1" office:value-type="string">
            <text:p>konzerte.jugendhausost@googlemail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Oldenburg</text:p>
          </table:table-cell>
          <table:table-cell table:style-name="ce1" office:value-type="string">
            <text:p>Amadeus</text:p>
          </table:table-cell>
          <table:table-cell table:style-name="ce1" office:value-type="string">
            <text:p>Amadeus</text:p>
          </table:table-cell>
          <table:table-cell table:style-name="ce1" office:value-type="string">
            <text:p>amadeus-ol.de</text:p>
          </table:table-cell>
          <table:table-cell table:style-name="ce1" office:value-type="string">
            <text:p>info@amadeus-ol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Göttingen</text:p>
          </table:table-cell>
          <table:table-cell table:style-name="ce1" office:value-type="string">
            <text:p>Exil</text:p>
          </table:table-cell>
          <table:table-cell table:style-name="ce1" office:value-type="string">
            <text:p>Exil</text:p>
          </table:table-cell>
          <table:table-cell table:style-name="ce1" office:value-type="string">
            <text:p>exil-web.de</text:p>
          </table:table-cell>
          <table:table-cell table:style-name="ce1" office:value-type="string">
            <text:p>booking@exil-web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ildesheim</text:p>
          </table:table-cell>
          <table:table-cell table:style-name="ce1" office:value-type="string">
            <text:p>Kulturfabrik</text:p>
          </table:table-cell>
          <table:table-cell table:style-name="ce1" office:value-type="string">
            <text:p>Kulturfabrik</text:p>
          </table:table-cell>
          <table:table-cell table:style-name="ce1" office:value-type="string">
            <text:p>kufa.info</text:p>
          </table:table-cell>
          <table:table-cell table:style-name="ce1" office:value-type="string">
            <text:p>booking@kufa.info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ildesheim</text:p>
          </table:table-cell>
          <table:table-cell table:style-name="ce1" office:value-type="string">
            <text:p>Kulturfabrik</text:p>
          </table:table-cell>
          <table:table-cell table:style-name="ce1" office:value-type="string">
            <text:p>Kulturfabrik</text:p>
          </table:table-cell>
          <table:table-cell table:style-name="ce1" office:value-type="string">
            <text:p>kufa.info</text:p>
          </table:table-cell>
          <table:table-cell table:style-name="ce1" office:value-type="string">
            <text:p>bwolter@kufa.info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Vechta</text:p>
          </table:table-cell>
          <table:table-cell table:style-name="ce1" office:value-type="string">
            <text:p>Gulfhaus</text:p>
          </table:table-cell>
          <table:table-cell table:style-name="ce1" office:value-type="string">
            <text:p>Gulfhaus</text:p>
          </table:table-cell>
          <table:table-cell table:style-name="ce1" office:value-type="string">
            <text:p>gulfhaus.de</text:p>
          </table:table-cell>
          <table:table-cell table:style-name="ce1" office:value-type="string">
            <text:p>info@gulfhaus.de</text:p>
          </table:table-cell>
          <table:table-cell table:number-columns-repeated="2"/>
          <table:table-cell table:style-name="ce1" office:value-type="string">
            <text:p>Facebook</text:p>
          </table:table-cell>
          <table:table-cell table:style-name="ce1" office:value-type="string">
            <text:p>Facebook</text:p>
          </table:table-cell>
        </table:table-row>
      </table:table>
      <table:table table:name="'file:///home/phil/Concert_Mailer/Bookinglist/Booking_all.ods'#Mecklenburg Vorpommern" table:print="false" table:style-name="ta_extref">
        <table:table-source xlink:type="simple" xlink:href="../Booking_all.ods" table:table-name="Mecklenburg Vorpommern" table:mode="copy-results-only"/>
        <table:table-column table:number-columns-repeated="8"/>
        <table:table-row>
          <table:table-cell table:number-columns-repeated="8"/>
        </table:table-row>
        <table:table-row>
          <table:table-cell table:style-name="ce1" office:value-type="string">
            <text:p>Rostock</text:p>
          </table:table-cell>
          <table:table-cell table:style-name="ce1" office:value-type="string">
            <text:p>Bunker</text:p>
          </table:table-cell>
          <table:table-cell table:style-name="ce1" office:value-type="string">
            <text:p>Bunker</text:p>
          </table:table-cell>
          <table:table-cell table:style-name="ce1" office:value-type="string">
            <text:p>bunker-rostock.de</text:p>
          </table:table-cell>
          <table:table-cell table:style-name="ce1" office:value-type="string">
            <text:p>kombinatsleitung@bunker-rostock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Rostock</text:p>
          </table:table-cell>
          <table:table-cell table:style-name="ce1" office:value-type="string">
            <text:p>MS Stubnitz</text:p>
          </table:table-cell>
          <table:table-cell table:style-name="ce1" office:value-type="string">
            <text:p>Stubnitz</text:p>
          </table:table-cell>
          <table:table-cell table:style-name="ce1" office:value-type="string">
            <text:p>ms.stubnitz.com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Rostock</text:p>
          </table:table-cell>
          <table:table-cell table:style-name="ce1" office:value-type="string">
            <text:p>Peter Weiß Haus</text:p>
          </table:table-cell>
          <table:table-cell table:style-name="ce1" office:value-type="string">
            <text:p>Peter Weiß Haus</text:p>
          </table:table-cell>
          <table:table-cell table:style-name="ce1" office:value-type="string">
            <text:p>peterweisshaus.de</text:p>
          </table:table-cell>
          <table:table-cell table:style-name="ce1" office:value-type="string">
            <text:p>post@peterweisshaus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Greifswald</text:p>
          </table:table-cell>
          <table:table-cell table:style-name="ce1" office:value-type="string">
            <text:p>Klex</text:p>
          </table:table-cell>
          <table:table-cell table:style-name="ce1" office:value-type="string">
            <text:p>Klex</text:p>
          </table:table-cell>
          <table:table-cell table:style-name="ce1" office:value-type="string">
            <text:p>das-klex.de</text:p>
          </table:table-cell>
          <table:table-cell table:style-name="ce1" office:value-type="string">
            <text:p>proton-hgw@web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</table:table>
      <table:table table:name="'file:///home/phil/Concert_Mailer/Bookinglist/Booking_all.ods'#Brandenburg" table:print="false" table:style-name="ta_extref">
        <table:table-source xlink:type="simple" xlink:href="../Booking_all.ods" table:table-name="Brandenburg" table:mode="copy-results-only"/>
        <table:table-column table:number-columns-repeated="8"/>
        <table:table-row>
          <table:table-cell table:number-columns-repeated="8"/>
        </table:table-row>
        <table:table-row>
          <table:table-cell table:style-name="ce1" office:value-type="string">
            <text:p>Cottbus</text:p>
          </table:table-cell>
          <table:table-cell table:style-name="ce1" office:value-type="string">
            <text:p>Gladhouse</text:p>
          </table:table-cell>
          <table:table-cell table:style-name="ce1" office:value-type="string">
            <text:p>Gladhouse</text:p>
          </table:table-cell>
          <table:table-cell table:style-name="ce1" office:value-type="string">
            <text:p>gladhouse.de</text:p>
          </table:table-cell>
          <table:table-cell table:style-name="ce1" office:value-type="string">
            <text:p>booking@gladhouse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Cottbus</text:p>
          </table:table-cell>
          <table:table-cell table:style-name="ce1" office:value-type="string">
            <text:p>Irish Pub Baalse</text:p>
          </table:table-cell>
          <table:table-cell table:style-name="ce1" office:value-type="string">
            <text:p>Irish Pub Baalse</text:p>
          </table:table-cell>
          <table:table-cell table:style-name="ce1" office:value-type="string">
            <text:p>facebook.com/baalsepub.de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Cottbus</text:p>
          </table:table-cell>
          <table:table-cell table:style-name="ce1" office:value-type="string">
            <text:p>La Casa </text:p>
          </table:table-cell>
          <table:table-cell table:style-name="ce1" office:value-type="string">
            <text:p>La Casa</text:p>
          </table:table-cell>
          <table:table-cell table:style-name="ce1" office:value-type="string">
            <text:p>lacasa-cb.de</text:p>
          </table:table-cell>
          <table:table-cell table:style-name="ce1" office:value-type="string">
            <text:p>info.lacasa@gmx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Cottbus</text:p>
          </table:table-cell>
          <table:table-cell table:style-name="ce1" office:value-type="string">
            <text:p>Muggefug</text:p>
          </table:table-cell>
          <table:table-cell table:style-name="ce1" office:value-type="string">
            <text:p>Muggefug</text:p>
          </table:table-cell>
          <table:table-cell table:style-name="ce1" office:value-type="string">
            <text:p>muggefug.de</text:p>
          </table:table-cell>
          <table:table-cell table:style-name="ce1" office:value-type="string">
            <text:p>muggefug@gmx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Cottbus</text:p>
          </table:table-cell>
          <table:table-cell table:style-name="ce1" office:value-type="string">
            <text:p>Chekov</text:p>
          </table:table-cell>
          <table:table-cell table:style-name="ce1" office:value-type="string">
            <text:p>Chekov</text:p>
          </table:table-cell>
          <table:table-cell table:style-name="ce1" office:value-type="string">
            <text:p>facebook.com/Chekov.Cottbus</text:p>
          </table:table-cell>
          <table:table-cell table:style-name="ce1" office:value-type="string">
            <text:p>chekov.cottbus@googlemail.com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Guben</text:p>
          </table:table-cell>
          <table:table-cell table:style-name="ce1" office:value-type="string">
            <text:p>JC Comet</text:p>
          </table:table-cell>
          <table:table-cell table:style-name="ce1" office:value-type="string">
            <text:p>JC Comet</text:p>
          </table:table-cell>
          <table:table-cell table:style-name="ce1" office:value-type="string">
            <text:p>cafe-nobudget.de</text:p>
          </table:table-cell>
          <table:table-cell table:style-name="ce1" office:value-type="string">
            <text:p>cafe-nobudget@gmx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Potsdam</text:p>
          </table:table-cell>
          <table:table-cell table:style-name="ce1" office:value-type="string">
            <text:p>Waschhaus</text:p>
          </table:table-cell>
          <table:table-cell table:style-name="ce1" office:value-type="string">
            <text:p>Waschhaus</text:p>
          </table:table-cell>
          <table:table-cell table:style-name="ce1" office:value-type="string">
            <text:p>waschhaus.de</text:p>
          </table:table-cell>
          <table:table-cell table:style-name="ce1" office:value-type="string">
            <text:p>kontakt@waschhaus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</table:table>
      <table:table table:name="'file:///home/phil/Concert_Mailer/Bookinglist/Booking_all.ods'#Rheinland Pfalz" table:print="false" table:style-name="ta_extref">
        <table:table-source xlink:type="simple" xlink:href="../Booking_all.ods" table:table-name="Rheinland Pfalz" table:mode="copy-results-only"/>
        <table:table-column table:number-columns-repeated="10"/>
        <table:table-row>
          <table:table-cell table:number-columns-repeated="4"/>
          <table:table-cell table:style-name="ce1" office:value-type="string">
            <text:p>E-mail Address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W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ez w/ COC/ MYRA</text:p>
          </table:table-cell>
        </table:table-row>
        <table:table-row>
          <table:table-cell table:style-name="ce1" office:value-type="string">
            <text:p>Andernach</text:p>
          </table:table-cell>
          <table:table-cell table:style-name="ce1" office:value-type="string">
            <text:p>Juz Live Club</text:p>
          </table:table-cell>
          <table:table-cell table:style-name="ce1" office:value-type="string">
            <text:p>Juz Andernach, Hallo Thomas</text:p>
          </table:table-cell>
          <table:table-cell table:style-name="ce1" office:value-type="string">
            <text:p>juz-live-club.de</text:p>
          </table:table-cell>
          <table:table-cell table:style-name="ce1" office:value-type="string">
            <text:p>thomas.schmidt@andernach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Andernach</text:p>
          </table:table-cell>
          <table:table-cell table:style-name="ce1" office:value-type="string">
            <text:p>Shout Loud</text:p>
          </table:table-cell>
          <table:table-cell table:style-name="ce1" office:value-type="string">
            <text:p>Shout Loud Konzerte</text:p>
          </table:table-cell>
          <table:table-cell table:style-name="ce1" office:value-type="string">
            <text:p>magazin.shout-loud.de</text:p>
          </table:table-cell>
          <table:table-cell table:style-name="ce1" office:value-type="string">
            <text:p>info@shout-loud.de</text:p>
          </table:table-cell>
          <table:table-cell/>
          <table:table-cell table:style-name="ce1" office:value-type="string">
            <text:p>Lokaler Veranstalter</text:p>
          </table:table-cell>
          <table:table-cell table:style-name="ce1" office:value-type="string">
            <text:p>Lokaler Veranstalter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Andernach</text:p>
          </table:table-cell>
          <table:table-cell table:style-name="ce1" office:value-type="string">
            <text:p>Shout Loud</text:p>
          </table:table-cell>
          <table:table-cell table:style-name="ce1" office:value-type="string">
            <text:p>Florian</text:p>
          </table:table-cell>
          <table:table-cell table:style-name="ce1" office:value-type="string">
            <text:p>magazin.shout-loud.de</text:p>
          </table:table-cell>
          <table:table-cell table:style-name="ce1" office:value-type="string">
            <text:p>florian@shout-loud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Bad Dürkheim</text:p>
          </table:table-cell>
          <table:table-cell table:style-name="ce1" office:value-type="string">
            <text:p>Jukib</text:p>
          </table:table-cell>
          <table:table-cell table:style-name="ce1" office:value-type="string">
            <text:p>Jukib</text:p>
          </table:table-cell>
          <table:table-cell table:style-name="ce1" office:value-type="string">
            <text:p>facebook.com/jukib.konzerte</text:p>
          </table:table-cell>
          <table:table-cell table:style-name="ce1" office:value-type="string">
            <text:p>anstaett@jukib-konzerte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Bad Kreuznach</text:p>
          </table:table-cell>
          <table:table-cell table:style-name="ce1" office:value-type="string">
            <text:p>Ajk </text:p>
          </table:table-cell>
          <table:table-cell table:style-name="ce1" office:value-type="string">
            <text:p>Ajk, Hallo Juliane</text:p>
          </table:table-cell>
          <table:table-cell table:style-name="ce1" office:value-type="string">
            <text:p>ajk.blogsport.de</text:p>
          </table:table-cell>
          <table:table-cell table:style-name="ce1" office:value-type="string">
            <text:p>AJK-BadKreuznach@gmx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Bad Kreuznach</text:p>
          </table:table-cell>
          <table:table-cell table:style-name="ce1" office:value-type="string">
            <text:p>Ajk </text:p>
          </table:table-cell>
          <table:table-cell table:style-name="ce1" office:value-type="string">
            <text:p>Ajk, Hallo Fey</text:p>
          </table:table-cell>
          <table:table-cell table:style-name="ce1" office:value-type="string">
            <text:p>ajk.blogsport.de</text:p>
          </table:table-cell>
          <table:table-cell table:style-name="ce1" office:value-type="string">
            <text:p>AJK-Booking@gmx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ad Kreuznach</text:p>
          </table:table-cell>
          <table:table-cell table:style-name="ce1" office:value-type="string">
            <text:p>Dudelsack</text:p>
          </table:table-cell>
          <table:table-cell table:style-name="ce1" office:value-type="string">
            <text:p>Dudelsack</text:p>
          </table:table-cell>
          <table:table-cell table:style-name="ce1" office:value-type="string">
            <text:p>dudelsack-bk.de</text:p>
          </table:table-cell>
          <table:table-cell table:style-name="ce1" office:value-type="string">
            <text:p>info@dudelsack-bk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Frankenthal</text:p>
          </table:table-cell>
          <table:table-cell table:style-name="ce1" office:value-type="string">
            <text:p>Zuckerfabrik</text:p>
          </table:table-cell>
          <table:table-cell table:style-name="ce1" office:value-type="string">
            <text:p>Karsten</text:p>
          </table:table-cell>
          <table:table-cell table:style-name="ce1" office:value-type="string">
            <text:p>frankenthal.de/sv_frankenthal</text:p>
          </table:table-cell>
          <table:table-cell table:style-name="ce1" office:value-type="string">
            <text:p>karsten.ferchow@frankenthal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Herdorf</text:p>
          </table:table-cell>
          <table:table-cell table:style-name="ce1" office:value-type="string">
            <text:p>Rattenloch</text:p>
          </table:table-cell>
          <table:table-cell table:style-name="ce1" office:value-type="string">
            <text:p>Rattenloch</text:p>
          </table:table-cell>
          <table:table-cell table:style-name="ce1" office:value-type="string">
            <text:p>rattenloch-herdorf.de</text:p>
          </table:table-cell>
          <table:table-cell table:style-name="ce1" office:value-type="string">
            <text:p>hardy.hope@t-onlin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iserslautern</text:p>
          </table:table-cell>
          <table:table-cell table:style-name="ce1" office:value-type="string">
            <text:p>Juz </text:p>
          </table:table-cell>
          <table:table-cell table:style-name="ce1" office:value-type="string">
            <text:p>Juz</text:p>
          </table:table-cell>
          <table:table-cell table:style-name="ce1" office:value-type="string">
            <text:p>juz-kl.de</text:p>
          </table:table-cell>
          <table:table-cell table:style-name="ce1" office:value-type="string">
            <text:p>juz-kl@web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Koblenz </text:p>
          </table:table-cell>
          <table:table-cell table:style-name="ce1" office:value-type="string">
            <text:p>Circus Maximus</text:p>
          </table:table-cell>
          <table:table-cell table:style-name="ce1" office:value-type="string">
            <text:p>Circus Maximus</text:p>
          </table:table-cell>
          <table:table-cell table:style-name="ce1" office:value-type="string">
            <text:p>circus-maximus.org</text:p>
          </table:table-cell>
          <table:table-cell table:style-name="ce1" office:value-type="string">
            <text:p>booking@circus-maximus.org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andau</text:p>
          </table:table-cell>
          <table:table-cell table:style-name="ce1" office:value-type="string">
            <text:p>Rhumbar</text:p>
          </table:table-cell>
          <table:table-cell table:style-name="ce1" office:value-type="string">
            <text:p>Jeannine</text:p>
          </table:table-cell>
          <table:table-cell table:style-name="ce1" office:value-type="string">
            <text:p>rhumbar-in-landau.jimdo.com</text:p>
          </table:table-cell>
          <table:table-cell table:style-name="ce1" office:value-type="string">
            <text:p>rhumbar.team@yahoo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Mainz</text:p>
          </table:table-cell>
          <table:table-cell table:style-name="ce1" office:value-type="string">
            <text:p>Alexander The Great</text:p>
          </table:table-cell>
          <table:table-cell/>
          <table:table-cell table:style-name="ce1" office:value-type="string">
            <text:p>alexander-the-great-mz.de</text:p>
          </table:table-cell>
        </table:table-row>
        <table:table-row>
          <table:table-cell table:style-name="ce1" office:value-type="string">
            <text:p>Mainz</text:p>
          </table:table-cell>
          <table:table-cell table:style-name="ce1" office:value-type="string">
            <text:p>Haus der Jugend</text:p>
          </table:table-cell>
          <table:table-cell table:style-name="ce1" office:value-type="string">
            <text:p>Peter</text:p>
          </table:table-cell>
          <table:table-cell table:style-name="ce1" office:value-type="string">
            <text:p>hdj-mainz.de</text:p>
          </table:table-cell>
          <table:table-cell table:style-name="ce1" office:value-type="string">
            <text:p>info@m8-mainz.de</text:p>
          </table:table-cell>
          <table:table-cell table:style-name="ce1" office:value-type="string">
            <text:p>0176-85043098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ainz</text:p>
          </table:table-cell>
          <table:table-cell table:style-name="ce1" office:value-type="string">
            <text:p>Haus Mainusch</text:p>
          </table:table-cell>
          <table:table-cell table:style-name="ce1" office:value-type="string">
            <text:p>Mainusch</text:p>
          </table:table-cell>
          <table:table-cell table:style-name="ce1" office:value-type="string">
            <text:p>haus-mainusch.de</text:p>
          </table:table-cell>
        </table:table-row>
        <table:table-row>
          <table:table-cell table:style-name="ce1" office:value-type="string">
            <text:p>Mainz</text:p>
          </table:table-cell>
          <table:table-cell table:style-name="ce1" office:value-type="string">
            <text:p>QKaff</text:p>
          </table:table-cell>
          <table:table-cell table:style-name="ce1" office:value-type="string">
            <text:p>QKaff</text:p>
          </table:table-cell>
        </table:table-row>
        <table:table-row>
          <table:table-cell table:style-name="ce1" office:value-type="string">
            <text:p>Trier</text:p>
          </table:table-cell>
          <table:table-cell table:style-name="ce1" office:value-type="string">
            <text:p>Exzellenzhaus</text:p>
          </table:table-cell>
          <table:table-cell table:style-name="ce1" office:value-type="string">
            <text:p>Rino</text:p>
          </table:table-cell>
          <table:table-cell table:style-name="ce1" office:value-type="string">
            <text:p>exhaus.de</text:p>
          </table:table-cell>
          <table:table-cell table:style-name="ce1" office:value-type="string">
            <text:p>kulturbuero@exhaus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Trier</text:p>
          </table:table-cell>
          <table:table-cell table:style-name="ce1" office:value-type="string">
            <text:p>Luckys Luke</text:p>
          </table:table-cell>
          <table:table-cell table:style-name="ce1" office:value-type="string">
            <text:p>Thomas</text:p>
          </table:table-cell>
          <table:table-cell table:style-name="ce1" office:value-type="string">
            <text:p>luckys-luke.de</text:p>
          </table:table-cell>
          <table:table-cell table:style-name="ce1" office:value-type="string">
            <text:p>thomas@luke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Koblenz </text:p>
          </table:table-cell>
          <table:table-cell table:style-name="ce1" office:value-type="string">
            <text:p>Jam Club</text:p>
          </table:table-cell>
          <table:table-cell table:style-name="ce1" office:value-type="string">
            <text:p>Christoph, Hallo Jam</text:p>
          </table:table-cell>
          <table:table-cell table:style-name="ce1" office:value-type="string">
            <text:p>jamnet.de</text:p>
          </table:table-cell>
          <table:table-cell table:style-name="ce1" office:value-type="string">
            <text:p>christophbeckmann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iserslautern</text:p>
          </table:table-cell>
          <table:table-cell table:style-name="ce1" office:value-type="string">
            <text:p>Havanna</text:p>
          </table:table-cell>
          <table:table-cell table:style-name="ce1" office:value-type="string">
            <text:p>Havanna</text:p>
          </table:table-cell>
          <table:table-cell table:style-name="ce1" office:value-type="string">
            <text:p>facebook.com/Club-Discothek-Havanna-329392487112893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</table:table>
      <table:table table:name="'file:///home/phil/Concert_Mailer/Bookinglist/Booking_all.ods'#Hamburg" table:print="false" table:style-name="ta_extref">
        <table:table-source xlink:type="simple" xlink:href="../Booking_all.ods" table:table-name="Hamburg" table:mode="copy-results-only"/>
        <table:table-column table:number-columns-repeated="10"/>
        <table:table-row>
          <table:table-cell table:number-columns-repeated="4"/>
          <table:table-cell table:style-name="ce1" office:value-type="string">
            <text:p>E-mail Address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W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Gahlen</text:p>
          </table:table-cell>
        </table:table-row>
        <table:table-row>
          <table:table-cell table:style-name="ce1" office:value-type="string">
            <text:p>Hamburg</text:p>
          </table:table-cell>
          <table:table-cell table:style-name="ce1" office:value-type="string">
            <text:p>Astra Stube</text:p>
          </table:table-cell>
          <table:table-cell table:style-name="ce1" office:value-type="string">
            <text:p>Astra Stube</text:p>
          </table:table-cell>
          <table:table-cell table:style-name="ce1" office:value-type="string">
            <text:p>astra-stube.de</text:p>
          </table:table-cell>
          <table:table-cell table:style-name="ce1" office:value-type="string">
            <text:p>play@astra-stube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Hamburg</text:p>
          </table:table-cell>
          <table:table-cell table:style-name="ce1" office:value-type="string">
            <text:p>Bambi Galore</text:p>
          </table:table-cell>
          <table:table-cell table:style-name="ce1" office:value-type="string">
            <text:p>Bambi Galore, Hallo Florian</text:p>
          </table:table-cell>
          <table:table-cell table:style-name="ce1" office:value-type="string">
            <text:p>bambigalore.de</text:p>
          </table:table-cell>
          <table:table-cell table:style-name="ce1" office:value-type="string">
            <text:p>f.holzapfel@kph-hamburg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Hamburg</text:p>
          </table:table-cell>
          <table:table-cell table:style-name="ce1" office:value-type="string">
            <text:p>Cafe Flop</text:p>
          </table:table-cell>
          <table:table-cell table:style-name="ce1" office:value-type="string">
            <text:p>Cafe Flop</text:p>
          </table:table-cell>
          <table:table-cell table:style-name="ce1" office:value-type="string">
            <text:p>unserhausev.de</text:p>
          </table:table-cell>
          <table:table-cell table:style-name="ce1" office:value-type="string">
            <text:p>booking@unserhausev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Hamburg</text:p>
          </table:table-cell>
          <table:table-cell table:style-name="ce1" office:value-type="string">
            <text:p>Club Molotow</text:p>
          </table:table-cell>
          <table:table-cell table:style-name="ce1" office:value-type="string">
            <text:p>Molotow</text:p>
          </table:table-cell>
          <table:table-cell table:style-name="ce1" office:value-type="string">
            <text:p>molotowclub.com</text:p>
          </table:table-cell>
          <table:table-cell table:style-name="ce1" office:value-type="string">
            <text:p>molotow@molotowclub.com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Hamburg</text:p>
          </table:table-cell>
          <table:table-cell table:style-name="ce1" office:value-type="string">
            <text:p>Der Clochard</text:p>
          </table:table-cell>
          <table:table-cell table:style-name="ce1" office:value-type="string">
            <text:p>Clochard</text:p>
          </table:table-cell>
          <table:table-cell table:style-name="ce1" office:value-type="string">
            <text:p>clo.lima-city.de</text:p>
          </table:table-cell>
          <table:table-cell table:style-name="ce1" office:value-type="string">
            <text:p>band@derclochard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Hamburg</text:p>
          </table:table-cell>
          <table:table-cell table:style-name="ce1" office:value-type="string">
            <text:p>Gängeviertel</text:p>
          </table:table-cell>
          <table:table-cell table:style-name="ce1" office:value-type="string">
            <text:p>Gängeviertel</text:p>
          </table:table-cell>
          <table:table-cell table:style-name="ce1" office:value-type="string">
            <text:p>facebook.com/gvgoeshc</text:p>
          </table:table-cell>
          <table:table-cell table:number-columns-repeated="4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Hamburg</text:p>
          </table:table-cell>
          <table:table-cell table:style-name="ce1" office:value-type="string">
            <text:p>Pocca Bar</text:p>
          </table:table-cell>
          <table:table-cell table:style-name="ce1" office:value-type="string">
            <text:p>Marc</text:p>
          </table:table-cell>
          <table:table-cell table:style-name="ce1" office:value-type="string">
            <text:p>marc@pocca-bar.com</text:p>
          </table:table-cell>
          <table:table-cell table:style-name="ce1" office:value-type="string">
            <text:p>pooca-bar.com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Hamburg</text:p>
          </table:table-cell>
          <table:table-cell table:style-name="ce1" office:value-type="string">
            <text:p>Rock Cafe St. Pauli</text:p>
          </table:table-cell>
          <table:table-cell table:style-name="ce1" office:value-type="string">
            <text:p>Rock Cafe</text:p>
          </table:table-cell>
          <table:table-cell table:style-name="ce1" office:value-type="string">
            <text:p>rock-cafe-hamburg.de</text:p>
          </table:table-cell>
          <table:table-cell table:style-name="ce1" office:value-type="string">
            <text:p>info@rock-cafe-stpauli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Hamburg</text:p>
          </table:table-cell>
          <table:table-cell table:style-name="ce1" office:value-type="string">
            <text:p>Zwick</text:p>
          </table:table-cell>
          <table:table-cell table:style-name="ce1" office:value-type="string">
            <text:p>Zwick</text:p>
          </table:table-cell>
          <table:table-cell table:style-name="ce1" office:value-type="string">
            <text:p>zwick4u.com</text:p>
          </table:table-cell>
          <table:table-cell table:style-name="ce1" office:value-type="string">
            <text:p>booking@zwick4u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mburg</text:p>
          </table:table-cell>
          <table:table-cell table:style-name="ce1" office:value-type="string">
            <text:p>Monkeys Music Club</text:p>
          </table:table-cell>
          <table:table-cell table:style-name="ce1" office:value-type="string">
            <text:p>Monkeys</text:p>
          </table:table-cell>
          <table:table-cell table:style-name="ce1" office:value-type="string">
            <text:p>facebook.com/monkeysclubhamburg</text:p>
          </table:table-cell>
          <table:table-cell table:style-name="ce1" office:value-type="string">
            <text:p>info@monkeys-hamburg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Hamburg</text:p>
          </table:table-cell>
          <table:table-cell table:style-name="ce1" office:value-type="string">
            <text:p>Hafenklang</text:p>
          </table:table-cell>
          <table:table-cell table:style-name="ce1" office:value-type="string">
            <text:p>Hafenklang</text:p>
          </table:table-cell>
          <table:table-cell table:style-name="ce1" office:value-type="string">
            <text:p>hafenklang.org</text:p>
          </table:table-cell>
          <table:table-cell table:number-columns-repeated="4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mburg</text:p>
          </table:table-cell>
          <table:table-cell table:style-name="ce1" office:value-type="string">
            <text:p>Headcrash</text:p>
          </table:table-cell>
          <table:table-cell table:style-name="ce1" office:value-type="string">
            <text:p>Headcrash</text:p>
          </table:table-cell>
          <table:table-cell table:style-name="ce1" office:value-type="string">
            <text:p>headcrash-hamburg.com</text:p>
          </table:table-cell>
          <table:table-cell table:style-name="ce1" office:value-type="string">
            <text:p>community@headcrash.hamburg</text:p>
          </table:table-cell>
          <table:table-cell/>
          <table:table-cell table:style-name="ce1" office:value-type="string">
            <text:p>Nur Miete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Hamburg</text:p>
          </table:table-cell>
          <table:table-cell table:style-name="ce1" office:value-type="string">
            <text:p>Bar227</text:p>
          </table:table-cell>
          <table:table-cell table:style-name="ce1" office:value-type="string">
            <text:p>Bar227</text:p>
          </table:table-cell>
          <table:table-cell table:style-name="ce1" office:value-type="string">
            <text:p>bar227.de</text:p>
          </table:table-cell>
          <table:table-cell table:style-name="ce1" office:value-type="string">
            <text:p>info@bar227.de</text:p>
          </table:table-cell>
          <table:table-cell table:number-columns-repeated="3"/>
          <table:table-cell table:style-name="ce1" office:value-type="string">
            <text:p>Mail</text:p>
          </table:table-cell>
          <table:table-cell table:style-name="ce1" office:value-type="string">
            <text:p>Tobi</text:p>
          </table:table-cell>
        </table:table-row>
      </table:table>
      <table:table table:name="'file:///home/phil/Concert_Mailer/Bookinglist/Booking_all.ods'#Baden Würtemberg" table:print="false" table:style-name="ta_extref">
        <table:table-source xlink:type="simple" xlink:href="../Booking_all.ods" table:table-name="Baden Würtemberg" table:mode="copy-results-only"/>
        <table:table-column table:number-columns-repeated="9"/>
        <table:table-row>
          <table:table-cell table:number-columns-repeated="4"/>
          <table:table-cell table:style-name="ce1" office:value-type="string">
            <text:p>E-mail Address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W</text:p>
          </table:table-cell>
          <table:table-cell table:style-name="ce1" office:value-type="string">
            <text:p>Type </text:p>
          </table:table-cell>
        </table:table-row>
        <table:table-row>
          <table:table-cell table:style-name="ce1" office:value-type="string">
            <text:p>Aalen</text:p>
          </table:table-cell>
          <table:table-cell table:style-name="ce1" office:value-type="string">
            <text:p>Rock It</text:p>
          </table:table-cell>
          <table:table-cell table:style-name="ce1" office:value-type="string">
            <text:p>Rock It</text:p>
          </table:table-cell>
          <table:table-cell table:style-name="ce1" office:value-type="string">
            <text:p>rockitaalen.de</text:p>
          </table:table-cell>
          <table:table-cell table:style-name="ce1" office:value-type="string">
            <text:p>rockit@gmx.net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Auggen</text:p>
          </table:table-cell>
          <table:table-cell table:style-name="ce1" office:value-type="string">
            <text:p>Raumstation Sternen</text:p>
          </table:table-cell>
          <table:table-cell table:style-name="ce1" office:value-type="string">
            <text:p>Raumstation</text:p>
          </table:table-cell>
          <table:table-cell table:style-name="ce1" office:value-type="string">
            <text:p>sternengalaxie.de</text:p>
          </table:table-cell>
          <table:table-cell table:style-name="ce1" office:value-type="string">
            <text:p>sternen-auggen@web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acknang</text:p>
          </table:table-cell>
          <table:table-cell table:style-name="ce1" office:value-type="string">
            <text:p>Jugendzentrum</text:p>
          </table:table-cell>
          <table:table-cell table:style-name="ce1" office:value-type="string">
            <text:p>Juze</text:p>
          </table:table-cell>
          <table:table-cell table:style-name="ce1" office:value-type="string">
            <text:p>juzebacknang.com</text:p>
          </table:table-cell>
          <table:table-cell table:style-name="ce1" office:value-type="string">
            <text:p>konzert@juzebacknang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Emmendingen</text:p>
          </table:table-cell>
          <table:table-cell table:style-name="ce1" office:value-type="string">
            <text:p>Juze</text:p>
          </table:table-cell>
          <table:table-cell table:style-name="ce1" office:value-type="string">
            <text:p>Muhamet</text:p>
          </table:table-cell>
          <table:table-cell table:style-name="ce1" office:value-type="string">
            <text:p>facebook.com/juzeem</text:p>
          </table:table-cell>
          <table:table-cell table:style-name="ce1" office:value-type="string">
            <text:p>m.yilmaz@emmending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Esslingen</text:p>
          </table:table-cell>
          <table:table-cell table:style-name="ce1" office:value-type="string">
            <text:p>Komma</text:p>
          </table:table-cell>
          <table:table-cell table:style-name="ce1" office:value-type="string">
            <text:p>Komma</text:p>
          </table:table-cell>
          <table:table-cell table:style-name="ce1" office:value-type="string">
            <text:p>komma.info</text:p>
          </table:table-cell>
          <table:table-cell table:style-name="ce1" office:value-type="string">
            <text:p>info@komma.info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Freiburg</text:p>
          </table:table-cell>
          <table:table-cell table:style-name="ce1" office:value-type="string">
            <text:p>Cafe Atlantik</text:p>
          </table:table-cell>
          <table:table-cell table:style-name="ce1" office:value-type="string">
            <text:p>Cafe Atlantik</text:p>
          </table:table-cell>
          <table:table-cell table:style-name="ce1" office:value-type="string">
            <text:p>cafe-atlantik.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Freiburg</text:p>
          </table:table-cell>
          <table:table-cell table:style-name="ce1" office:value-type="string">
            <text:p>KTS</text:p>
          </table:table-cell>
          <table:table-cell table:style-name="ce1" office:value-type="string">
            <text:p>Slacklinecity Shows</text:p>
          </table:table-cell>
          <table:table-cell table:style-name="ce1" office:value-type="string">
            <text:p>facebook.com/slhcpunx</text:p>
          </table:table-cell>
          <table:table-cell table:style-name="ce1" office:value-type="string">
            <text:p>slacklinecityshows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Freiburg</text:p>
          </table:table-cell>
          <table:table-cell table:style-name="ce1" office:value-type="string">
            <text:p>White Rabbit</text:p>
          </table:table-cell>
          <table:table-cell table:style-name="ce1" office:value-type="string">
            <text:p>White Rabbit</text:p>
          </table:table-cell>
          <table:table-cell table:style-name="ce1" office:value-type="string">
            <text:p>white-rabbit-club.de</text:p>
          </table:table-cell>
          <table:table-cell table:style-name="ce1" office:value-type="string">
            <text:p>info@white-rabbit-club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Göppingen</text:p>
          </table:table-cell>
          <table:table-cell table:style-name="ce1" office:value-type="string">
            <text:p>Krypta</text:p>
          </table:table-cell>
          <table:table-cell table:style-name="ce1" office:value-type="string">
            <text:p>Fabrik Für Kunst Und Kultur</text:p>
          </table:table-cell>
          <table:table-cell table:style-name="ce1" office:value-type="string">
            <text:p>fabrikev.de</text:p>
          </table:table-cell>
          <table:table-cell table:style-name="ce1" office:value-type="string">
            <text:p>info@fabrikev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slach</text:p>
          </table:table-cell>
          <table:table-cell table:style-name="ce1" office:value-type="string">
            <text:p>Black Station</text:p>
          </table:table-cell>
          <table:table-cell table:style-name="ce1" office:value-type="string">
            <text:p>Blackstation</text:p>
          </table:table-cell>
          <table:table-cell table:style-name="ce1" office:value-type="string">
            <text:p>blackstation218-haslach.de</text:p>
          </table:table-cell>
          <table:table-cell table:style-name="ce1" office:value-type="string">
            <text:p>BRMC-Haslach@web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slach</text:p>
          </table:table-cell>
          <table:table-cell table:style-name="ce1" office:value-type="string">
            <text:p>Kastenkeller</text:p>
          </table:table-cell>
          <table:table-cell table:style-name="ce1" office:value-type="string">
            <text:p>Kastenkeller</text:p>
          </table:table-cell>
          <table:table-cell table:style-name="ce1" office:value-type="string">
            <text:p>facebook.com/Kastenkeller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Haslach</text:p>
          </table:table-cell>
          <table:table-cell table:style-name="ce1" office:value-type="string">
            <text:p>Kastenkeller</text:p>
          </table:table-cell>
          <table:table-cell table:style-name="ce1" office:value-type="string">
            <text:p>Kastenkeller</text:p>
          </table:table-cell>
          <table:table-cell table:style-name="ce1" office:value-type="string">
            <text:p>facebook.com/Kastenkeller-Konzerte-589542044521875</text:p>
          </table:table-cell>
          <table:table-cell table:number-columns-repeated="4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Herrenberg</text:p>
          </table:table-cell>
          <table:table-cell table:style-name="ce1" office:value-type="string">
            <text:p>Juha</text:p>
          </table:table-cell>
          <table:table-cell table:style-name="ce1" office:value-type="string">
            <text:p>Juha</text:p>
          </table:table-cell>
          <table:table-cell table:style-name="ce1" office:value-type="string">
            <text:p>juha-herrenberg.de</text:p>
          </table:table-cell>
          <table:table-cell table:style-name="ce1" office:value-type="string">
            <text:p>-</text:p>
          </table:table-cell>
        </table:table-row>
        <table:table-row>
          <table:table-cell table:style-name="ce1" office:value-type="string">
            <text:p>Heubach</text:p>
          </table:table-cell>
          <table:table-cell table:style-name="ce1" office:value-type="string">
            <text:p>QL Tourraum</text:p>
          </table:table-cell>
          <table:table-cell table:style-name="ce1" office:value-type="string">
            <text:p>QL Tourraum</text:p>
          </table:table-cell>
          <table:table-cell table:style-name="ce1" office:value-type="string">
            <text:p>qltourraum.de</text:p>
          </table:table-cell>
          <table:table-cell table:style-name="ce1" office:value-type="string">
            <text:p>info@QLTourRaum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euchlingen</text:p>
          </table:table-cell>
          <table:table-cell table:style-name="ce1" office:value-type="string">
            <text:p>Schlicker</text:p>
          </table:table-cell>
          <table:table-cell table:style-name="ce1" office:value-type="string">
            <text:p>Schlicker</text:p>
          </table:table-cell>
          <table:table-cell table:style-name="ce1" office:value-type="string">
            <text:p>schlicker-heuchlingen.de</text:p>
          </table:table-cell>
          <table:table-cell table:style-name="ce1" office:value-type="string">
            <text:p>info@schlicker-heuchling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Isny</text:p>
          </table:table-cell>
          <table:table-cell table:style-name="ce1" office:value-type="string">
            <text:p>Juz</text:p>
          </table:table-cell>
          <table:table-cell table:style-name="ce1" office:value-type="string">
            <text:p>Juze Go In</text:p>
          </table:table-cell>
          <table:table-cell table:style-name="ce1" office:value-type="string">
            <text:p>juze-goin-isny.de</text:p>
          </table:table-cell>
          <table:table-cell table:style-name="ce1" office:value-type="string">
            <text:p>konzerte@juze-goin-isny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rlsruhe</text:p>
          </table:table-cell>
          <table:table-cell table:style-name="ce1" office:value-type="string">
            <text:p>AKK</text:p>
          </table:table-cell>
          <table:table-cell table:style-name="ce1" office:value-type="string">
            <text:p>AKK Karlsruhe</text:p>
          </table:table-cell>
          <table:table-cell table:style-name="ce1" office:value-type="string">
            <text:p>akk.org</text:p>
          </table:table-cell>
          <table:table-cell table:style-name="ce1" office:value-type="string">
            <text:p>akk@akk.org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rlsruhe</text:p>
          </table:table-cell>
          <table:table-cell table:style-name="ce1" office:value-type="string">
            <text:p>Alte Hackerei</text:p>
          </table:table-cell>
          <table:table-cell table:style-name="ce1" office:value-type="string">
            <text:p>Alte Hackerei</text:p>
          </table:table-cell>
          <table:table-cell table:style-name="ce1" office:value-type="string">
            <text:p>altehackerei.de</text:p>
          </table:table-cell>
          <table:table-cell table:style-name="ce1" office:value-type="string">
            <text:p>plueschbert@web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rlsruhe</text:p>
          </table:table-cell>
          <table:table-cell table:style-name="ce1" office:value-type="string">
            <text:p>Alte Hackerei</text:p>
          </table:table-cell>
          <table:table-cell table:style-name="ce1" office:value-type="string">
            <text:p>Alte Hackerei</text:p>
          </table:table-cell>
          <table:table-cell table:style-name="ce1" office:value-type="string">
            <text:p>altehackerei.de</text:p>
          </table:table-cell>
          <table:table-cell table:style-name="ce1" office:value-type="string">
            <text:p>teenkrieg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rlsruhe</text:p>
          </table:table-cell>
          <table:table-cell table:style-name="ce1" office:value-type="string">
            <text:p>Die Stadtmitte</text:p>
          </table:table-cell>
          <table:table-cell table:style-name="ce1" office:value-type="string">
            <text:p>Stadtmitte</text:p>
          </table:table-cell>
          <table:table-cell table:style-name="ce1" office:value-type="string">
            <text:p>die-stadtmitte.de</text:p>
          </table:table-cell>
          <table:table-cell table:style-name="ce1" office:value-type="string">
            <text:p>booking@die-stadtmitt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rlsruhe</text:p>
          </table:table-cell>
          <table:table-cell table:style-name="ce1" office:value-type="string">
            <text:p>Substage</text:p>
          </table:table-cell>
          <table:table-cell table:style-name="ce1" office:value-type="string">
            <text:p>Substage</text:p>
          </table:table-cell>
        </table:table-row>
        <table:table-row>
          <table:table-cell table:style-name="ce1" office:value-type="string">
            <text:p>Karlsruhe</text:p>
          </table:table-cell>
          <table:table-cell table:style-name="ce1" office:value-type="string">
            <text:p>Z10</text:p>
          </table:table-cell>
          <table:table-cell table:style-name="ce1" office:value-type="string">
            <text:p>Z10</text:p>
          </table:table-cell>
          <table:table-cell table:style-name="ce1" office:value-type="string">
            <text:p>z10.info</text:p>
          </table:table-cell>
          <table:table-cell table:style-name="ce1" office:value-type="string">
            <text:p>kultur@z10.info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rlsruhe</text:p>
          </table:table-cell>
          <table:table-cell table:style-name="ce1" office:value-type="string">
            <text:p>Jubez</text:p>
          </table:table-cell>
          <table:table-cell table:style-name="ce1" office:value-type="string">
            <text:p>Chris</text:p>
          </table:table-cell>
          <table:table-cell table:style-name="ce1" office:value-type="string">
            <text:p>jubez.de</text:p>
          </table:table-cell>
          <table:table-cell table:style-name="ce1" office:value-type="string">
            <text:p>c.marmann@stja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ehl</text:p>
          </table:table-cell>
          <table:table-cell table:style-name="ce1" office:value-type="string">
            <text:p>Juke St. Nepomuk</text:p>
          </table:table-cell>
          <table:table-cell table:style-name="ce1" office:value-type="string">
            <text:p>Heiko</text:p>
          </table:table-cell>
          <table:table-cell table:style-name="ce1" office:value-type="string">
            <text:p>juke-st-nepomuk.de</text:p>
          </table:table-cell>
          <table:table-cell table:style-name="ce1" office:value-type="string">
            <text:p>info@juke-kehl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isslegg</text:p>
          </table:table-cell>
          <table:table-cell table:style-name="ce1" office:value-type="string">
            <text:p>Juze Spatz</text:p>
          </table:table-cell>
          <table:table-cell table:style-name="ce1" office:value-type="string">
            <text:p>Juze Spatz</text:p>
          </table:table-cell>
          <table:table-cell table:style-name="ce1" office:value-type="string">
            <text:p>juze-spatz.de</text:p>
          </table:table-cell>
          <table:table-cell table:style-name="ce1" office:value-type="string">
            <text:p>konzerte@juze-spatz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ahr</text:p>
          </table:table-cell>
          <table:table-cell table:style-name="ce1" office:value-type="string">
            <text:p>Schlachthof</text:p>
          </table:table-cell>
          <table:table-cell table:style-name="ce1" office:value-type="string">
            <text:p>Rockwerkstatt</text:p>
          </table:table-cell>
          <table:table-cell table:style-name="ce1" office:value-type="string">
            <text:p>schlachthof-lahr.de</text:p>
          </table:table-cell>
          <table:table-cell table:style-name="ce1" office:value-type="string">
            <text:p>info@rockwerkstatt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angenau</text:p>
          </table:table-cell>
          <table:table-cell table:style-name="ce1" office:value-type="string">
            <text:p>Kaoskeller</text:p>
          </table:table-cell>
          <table:table-cell table:style-name="ce1" office:value-type="string">
            <text:p>Kaoskeller</text:p>
          </table:table-cell>
          <table:table-cell/>
          <table:table-cell table:style-name="ce1" office:value-type="string">
            <text:p>info@jugendzentrum-langenau.de</text:p>
          </table:table-cell>
          <table:table-cell table:style-name="ce1" office:value-type="string">
            <text:p>info@jugendzentrum-langenau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eonberg</text:p>
          </table:table-cell>
          <table:table-cell table:style-name="ce1" office:value-type="string">
            <text:p>Beatbaracke</text:p>
          </table:table-cell>
          <table:table-cell table:style-name="ce1" office:value-type="string">
            <text:p>Beatbaracke</text:p>
          </table:table-cell>
          <table:table-cell table:style-name="ce1" office:value-type="string">
            <text:p>jhleonberg.de</text:p>
          </table:table-cell>
          <table:table-cell table:style-name="ce1" office:value-type="string">
            <text:p>info@jhleonberg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eutkirch im Allgäu</text:p>
          </table:table-cell>
          <table:table-cell table:style-name="ce1" office:value-type="string">
            <text:p>Jugendhaus</text:p>
          </table:table-cell>
          <table:table-cell table:style-name="ce1" office:value-type="string">
            <text:p>Jugendhaus</text:p>
          </table:table-cell>
          <table:table-cell table:style-name="ce1" office:value-type="string">
            <text:p>jugendhaus-leutkirch.de</text:p>
          </table:table-cell>
          <table:table-cell table:style-name="ce1" office:value-type="string">
            <text:p>info@jugendhaus-leutkirch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örrach</text:p>
          </table:table-cell>
          <table:table-cell table:style-name="ce1" office:value-type="string">
            <text:p>Altes Wasserwerk</text:p>
          </table:table-cell>
          <table:table-cell table:style-name="ce1" office:value-type="string">
            <text:p>Hallo Jürgen, Hallo Altes Wasserwerk</text:p>
          </table:table-cell>
          <table:table-cell table:style-name="ce1" office:value-type="string">
            <text:p>alteswasserwerk.de</text:p>
          </table:table-cell>
          <table:table-cell table:style-name="ce1" office:value-type="string">
            <text:p>juergen.hamel@gmail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örrach</text:p>
          </table:table-cell>
          <table:table-cell table:style-name="ce1" office:value-type="string">
            <text:p>Altes Wasserwerk</text:p>
          </table:table-cell>
          <table:table-cell table:style-name="ce1" office:value-type="string">
            <text:p>Hallo Manuel, Hallo Altes Wasserwerk</text:p>
          </table:table-cell>
          <table:table-cell table:style-name="ce1" office:value-type="string">
            <text:p>alteswasserwerk.de</text:p>
          </table:table-cell>
          <table:table-cell table:style-name="ce1" office:value-type="string">
            <text:p>manuel.wegner80@gmail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örrach</text:p>
          </table:table-cell>
          <table:table-cell table:style-name="ce1" office:value-type="string">
            <text:p>Metalcafe</text:p>
          </table:table-cell>
          <table:table-cell table:style-name="ce1" office:value-type="string">
            <text:p>Metal Maniacs</text:p>
          </table:table-cell>
          <table:table-cell table:style-name="ce1" office:value-type="string">
            <text:p>metal-maniacs.eu</text:p>
          </table:table-cell>
          <table:table-cell table:style-name="ce1" office:value-type="string">
            <text:p>contact@metal-maniacs.eu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udwigsburg</text:p>
          </table:table-cell>
          <table:table-cell table:style-name="ce1" office:value-type="string">
            <text:p>Villa</text:p>
          </table:table-cell>
          <table:table-cell table:style-name="ce1" office:value-type="string">
            <text:p>Villa</text:p>
          </table:table-cell>
          <table:table-cell table:style-name="ce1" office:value-type="string">
            <text:p>facebook.com/grunzev</text:p>
          </table:table-cell>
          <table:table-cell table:style-name="ce1" office:value-type="string">
            <text:p>-</text:p>
          </table:table-cell>
          <table:table-cell/>
          <table:table-cell table:style-name="ce1" office:value-type="string">
            <text:p>Nur Wochenenden</text:p>
          </table:table-cell>
          <table:table-cell table:style-name="ce1" office:value-type="string">
            <text:p>Nur Wochenenden</text:p>
          </table:table-cell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Mannheim</text:p>
          </table:table-cell>
          <table:table-cell table:style-name="ce1" office:value-type="string">
            <text:p>Jugendhaus Waldpforte</text:p>
          </table:table-cell>
          <table:table-cell table:style-name="ce1" office:value-type="string">
            <text:p>Herr Camilotto</text:p>
          </table:table-cell>
          <table:table-cell table:style-name="ce1" office:value-type="string">
            <text:p>waldpforte.majo.de</text:p>
          </table:table-cell>
          <table:table-cell table:style-name="ce1" office:value-type="string">
            <text:p>dieter.camilotto@mannheim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annheim</text:p>
          </table:table-cell>
          <table:table-cell table:style-name="ce1" office:value-type="string">
            <text:p>Jugendhaus Waldpforte</text:p>
          </table:table-cell>
          <table:table-cell table:style-name="ce1" office:value-type="string">
            <text:p>Niklas</text:p>
          </table:table-cell>
          <table:table-cell table:style-name="ce1" office:value-type="string">
            <text:p>waldpforte.majo.de</text:p>
          </table:table-cell>
          <table:table-cell table:style-name="ce1" office:value-type="string">
            <text:p>niknik992@gmail.com</text:p>
          </table:table-cell>
          <table:table-cell/>
          <table:table-cell table:style-name="ce1" office:value-type="string">
            <text:p>Niklas Harbourt (Azubi)</text:p>
          </table:table-cell>
          <table:table-cell table:style-name="ce1" office:value-type="string">
            <text:p>Niklas Harbourt (Azubi)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annheim</text:p>
          </table:table-cell>
          <table:table-cell table:style-name="ce1" office:value-type="string">
            <text:p>Juz Friedrich Dürr</text:p>
          </table:table-cell>
          <table:table-cell table:style-name="ce1" office:value-type="string">
            <text:p>Juz Mannheim</text:p>
          </table:table-cell>
          <table:table-cell table:style-name="ce1" office:value-type="string">
            <text:p>juz-mannheim.de</text:p>
          </table:table-cell>
          <table:table-cell table:style-name="ce1" office:value-type="string">
            <text:p>konzertanfrage@juz-mannheim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annheim</text:p>
          </table:table-cell>
          <table:table-cell table:style-name="ce1" office:value-type="string">
            <text:p>Fresh</text:p>
          </table:table-cell>
          <table:table-cell table:style-name="ce1" office:value-type="string">
            <text:p>Fresh</text:p>
          </table:table-cell>
          <table:table-cell table:style-name="ce1" office:value-type="string">
            <text:p>facebook.com/freshmannheim</text:p>
          </table:table-cell>
          <table:table-cell table:style-name="ce1" office:value-type="string">
            <text:p>fresh-club@forum-mannheim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annheim</text:p>
          </table:table-cell>
          <table:table-cell table:style-name="ce1" office:value-type="string">
            <text:p>Fresh</text:p>
          </table:table-cell>
          <table:table-cell table:style-name="ce1" office:value-type="string">
            <text:p>Rainer, Hallo Fresh Mannheum</text:p>
          </table:table-cell>
          <table:table-cell table:style-name="ce1" office:value-type="string">
            <text:p>facebook.com/freshmannheim</text:p>
          </table:table-cell>
          <table:table-cell table:style-name="ce1" office:value-type="string">
            <text:p>rainer.doehring@forum-mannheim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ulfingen</text:p>
          </table:table-cell>
          <table:table-cell table:style-name="ce1" office:value-type="string">
            <text:p>Himmelreich</text:p>
          </table:table-cell>
          <table:table-cell table:style-name="ce1" office:value-type="string">
            <text:p>Rolf, Hallo Himmelreich</text:p>
          </table:table-cell>
          <table:table-cell table:style-name="ce1" office:value-type="string">
            <text:p>himmelreich-mulfingen.de</text:p>
          </table:table-cell>
          <table:table-cell table:style-name="ce1" office:value-type="string">
            <text:p>musikanfrage@himmelreich-mulfingen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Oberwolfach</text:p>
          </table:table-cell>
          <table:table-cell table:style-name="ce1" office:value-type="string">
            <text:p>Wolfsklause</text:p>
          </table:table-cell>
          <table:table-cell table:style-name="ce1" office:value-type="string">
            <text:p>Wolfsklause</text:p>
          </table:table-cell>
          <table:table-cell table:style-name="ce1" office:value-type="string">
            <text:p>wolfsklause-konzerte.de</text:p>
          </table:table-cell>
          <table:table-cell table:style-name="ce1" office:value-type="string">
            <text:p>info@wolfsklause-konzerte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Offenburg</text:p>
          </table:table-cell>
          <table:table-cell table:style-name="ce1" office:value-type="string">
            <text:p>Kessel</text:p>
          </table:table-cell>
          <table:table-cell table:style-name="ce1" office:value-type="string">
            <text:p>Kessel</text:p>
          </table:table-cell>
          <table:table-cell table:style-name="ce1" office:value-type="string">
            <text:p>juze-kessel.de</text:p>
          </table:table-cell>
          <table:table-cell table:style-name="ce1" office:value-type="string">
            <text:p>post@juze-kessel.de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Offenburg</text:p>
          </table:table-cell>
          <table:table-cell table:style-name="ce1" office:value-type="string">
            <text:p>Stud</text:p>
          </table:table-cell>
          <table:table-cell table:style-name="ce1" office:value-type="string">
            <text:p>Christian</text:p>
          </table:table-cell>
          <table:table-cell table:style-name="ce1" office:value-type="string">
            <text:p>stud-offenburg.de</text:p>
          </table:table-cell>
          <table:table-cell table:style-name="ce1" office:value-type="string">
            <text:p>bands@stud-offenburg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Pforzheim</text:p>
          </table:table-cell>
          <table:table-cell table:style-name="ce1" office:value-type="string">
            <text:p>Kupferdächle</text:p>
          </table:table-cell>
          <table:table-cell table:style-name="ce1" office:value-type="string">
            <text:p>Kupferdächle</text:p>
          </table:table-cell>
          <table:table-cell table:style-name="ce1" office:value-type="string">
            <text:p>kupferdaechle.de</text:p>
          </table:table-cell>
          <table:table-cell table:style-name="ce1" office:value-type="string">
            <text:p>info@kupferdaechl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Plochingen</text:p>
          </table:table-cell>
          <table:table-cell table:style-name="ce1" office:value-type="string">
            <text:p>Juze</text:p>
          </table:table-cell>
          <table:table-cell table:style-name="ce1" office:value-type="string">
            <text:p>Dennis, Hallo Juze</text:p>
          </table:table-cell>
          <table:table-cell table:style-name="ce1" office:value-type="string">
            <text:p>jz-plochingen.de</text:p>
          </table:table-cell>
          <table:table-cell table:number-columns-repeated="4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Ravensburg</text:p>
          </table:table-cell>
          <table:table-cell table:style-name="ce1" office:value-type="string">
            <text:p>Jugendhaus</text:p>
          </table:table-cell>
          <table:table-cell table:style-name="ce1" office:value-type="string">
            <text:p>Daniel, Hallo Jugendhaus</text:p>
          </table:table-cell>
          <table:table-cell table:style-name="ce1" office:value-type="string">
            <text:p>jugend-rv.de</text:p>
          </table:table-cell>
          <table:table-cell table:style-name="ce1" office:value-type="string">
            <text:p>Daniel.Butz@jugend-rv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Radolfzell</text:p>
          </table:table-cell>
          <table:table-cell table:style-name="ce1" office:value-type="string">
            <text:p>Bokle</text:p>
          </table:table-cell>
          <table:table-cell table:style-name="ce1" office:value-type="string">
            <text:p>Hallo Daniel, Hallo Bokle</text:p>
          </table:table-cell>
          <table:table-cell table:style-name="ce1" office:value-type="string">
            <text:p>bokle.de</text:p>
          </table:table-cell>
          <table:table-cell table:style-name="ce1" office:value-type="string">
            <text:p>bokle@bokle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Reutlingen</text:p>
          </table:table-cell>
          <table:table-cell table:style-name="ce1" office:value-type="string">
            <text:p>Kulturschock</text:p>
          </table:table-cell>
          <table:table-cell table:style-name="ce1" office:value-type="string">
            <text:p>Kulturschock</text:p>
          </table:table-cell>
          <table:table-cell table:style-name="ce1" office:value-type="string">
            <text:p>facebook.com/KulturschockZelle</text:p>
          </table:table-cell>
          <table:table-cell table:style-name="ce1" office:value-type="string">
            <text:p>postfach@kulturschock-zell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chwäbisch Hall</text:p>
          </table:table-cell>
          <table:table-cell table:style-name="ce1" office:value-type="string">
            <text:p>Club Alpha 60</text:p>
          </table:table-cell>
          <table:table-cell table:style-name="ce1" office:value-type="string">
            <text:p>Club Alpha 60</text:p>
          </table:table-cell>
          <table:table-cell table:style-name="ce1" office:value-type="string">
            <text:p>clubalpha60.de</text:p>
          </table:table-cell>
          <table:table-cell table:style-name="ce1" office:value-type="string">
            <text:p>ak-programm@clubalpha60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tuttgart</text:p>
          </table:table-cell>
          <table:table-cell table:style-name="ce1" office:value-type="string">
            <text:p>Jugendhaus West</text:p>
          </table:table-cell>
          <table:table-cell table:style-name="ce1" office:value-type="string">
            <text:p>Juha West, Hallo Flo</text:p>
          </table:table-cell>
          <table:table-cell table:style-name="ce1" office:value-type="string">
            <text:p>facebook.com/pages/Juha-West</text:p>
          </table:table-cell>
          <table:table-cell table:style-name="ce1" office:value-type="string">
            <text:p>konzerte-west@jugendhaus.net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tuttgart</text:p>
          </table:table-cell>
          <table:table-cell table:style-name="ce1" office:value-type="string">
            <text:p>Kellerklub</text:p>
          </table:table-cell>
          <table:table-cell table:style-name="ce1" office:value-type="string">
            <text:p>Kellerklub</text:p>
          </table:table-cell>
          <table:table-cell table:style-name="ce1" office:value-type="string">
            <text:p>kellerklub.com</text:p>
          </table:table-cell>
          <table:table-cell table:style-name="ce1" office:value-type="string">
            <text:p>theodorou@kellerklub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Tübingen</text:p>
          </table:table-cell>
          <table:table-cell table:style-name="ce1" office:value-type="string">
            <text:p>Epplehaus</text:p>
          </table:table-cell>
          <table:table-cell table:style-name="ce1" office:value-type="string">
            <text:p>Epplehaus</text:p>
          </table:table-cell>
          <table:table-cell table:style-name="ce1" office:value-type="string">
            <text:p>epplehaus.de</text:p>
          </table:table-cell>
        </table:table-row>
        <table:table-row>
          <table:table-cell table:style-name="ce1" office:value-type="string">
            <text:p>Tübingen</text:p>
          </table:table-cell>
          <table:table-cell table:style-name="ce1" office:value-type="string">
            <text:p>Epplehaus</text:p>
          </table:table-cell>
          <table:table-cell table:style-name="ce1" office:value-type="string">
            <text:p>Epplehaus</text:p>
          </table:table-cell>
          <table:table-cell table:style-name="ce1" office:value-type="string">
            <text:p>epplehaus.de</text:p>
          </table:table-cell>
        </table:table-row>
        <table:table-row>
          <table:table-cell table:style-name="ce1" office:value-type="string">
            <text:p>Tutlingen</text:p>
          </table:table-cell>
          <table:table-cell table:style-name="ce1" office:value-type="string">
            <text:p>Phono</text:p>
          </table:table-cell>
          <table:table-cell table:style-name="ce1" office:value-type="string">
            <text:p>Phono</text:p>
          </table:table-cell>
          <table:table-cell table:style-name="ce1" office:value-type="string">
            <text:p>facebook.com/phonotuttlingen</text:p>
          </table:table-cell>
          <table:table-cell table:style-name="ce1" office:value-type="string">
            <text:p>evang.JugendwerkTuttlingen@t-onlin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Tutlingen</text:p>
          </table:table-cell>
          <table:table-cell table:style-name="ce1" office:value-type="string">
            <text:p>Rittergarten</text:p>
          </table:table-cell>
          <table:table-cell table:style-name="ce1" office:value-type="string">
            <text:p>Rittergarten</text:p>
          </table:table-cell>
          <table:table-cell table:style-name="ce1" office:value-type="string">
            <text:p>rittergarten.de</text:p>
          </table:table-cell>
          <table:table-cell table:style-name="ce1" office:value-type="string">
            <text:p>verein@rittergart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Ulm</text:p>
          </table:table-cell>
          <table:table-cell table:style-name="ce1" office:value-type="string">
            <text:p>Beteigeuze</text:p>
          </table:table-cell>
          <table:table-cell table:style-name="ce1" office:value-type="string">
            <text:p>Beteigeuze</text:p>
          </table:table-cell>
          <table:table-cell table:style-name="ce1" office:value-type="string">
            <text:p>beteigeuze.npage.de</text:p>
          </table:table-cell>
          <table:table-cell table:style-name="ce1" office:value-type="string">
            <text:p>betei@gmx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Ulm</text:p>
          </table:table-cell>
          <table:table-cell table:style-name="ce1" office:value-type="string">
            <text:p>Cat</text:p>
          </table:table-cell>
          <table:table-cell table:style-name="ce1" office:value-type="string">
            <text:p>Cat</text:p>
          </table:table-cell>
          <table:table-cell table:style-name="ce1" office:value-type="string">
            <text:p>cat-ulm.de</text:p>
          </table:table-cell>
          <table:table-cell table:style-name="ce1" office:value-type="string">
            <text:p>booking@cat-ulm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Ulm</text:p>
          </table:table-cell>
          <table:table-cell table:style-name="ce1" office:value-type="string">
            <text:p>Club Action </text:p>
          </table:table-cell>
          <table:table-cell table:style-name="ce1" office:value-type="string">
            <text:p>Florian</text:p>
          </table:table-cell>
          <table:table-cell table:style-name="ce1" office:value-type="string">
            <text:p>club-action.de</text:p>
          </table:table-cell>
          <table:table-cell table:style-name="ce1" office:value-type="string">
            <text:p>florian.haegele@club-actio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Ulm</text:p>
          </table:table-cell>
          <table:table-cell table:style-name="ce1" office:value-type="string">
            <text:p>Club Schilli</text:p>
          </table:table-cell>
          <table:table-cell table:style-name="ce1" office:value-type="string">
            <text:p>Club Schili</text:p>
          </table:table-cell>
          <table:table-cell table:style-name="ce1" office:value-type="string">
            <text:p>facebook.com/clubschilli</text:p>
          </table:table-cell>
        </table:table-row>
        <table:table-row>
          <table:table-cell table:style-name="ce1" office:value-type="string">
            <text:p>Ulm</text:p>
          </table:table-cell>
          <table:table-cell table:style-name="ce1" office:value-type="string">
            <text:p>Hexenhaus</text:p>
          </table:table-cell>
          <table:table-cell table:style-name="ce1" office:value-type="string">
            <text:p>Hexenhaus</text:p>
          </table:table-cell>
          <table:table-cell table:style-name="ce1" office:value-type="string">
            <text:p>hexenhaus-metal.de</text:p>
          </table:table-cell>
          <table:table-cell table:style-name="ce1" office:value-type="string">
            <text:p>metalgigs@hexenhaus-metal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Ulm</text:p>
          </table:table-cell>
          <table:table-cell table:style-name="ce1" office:value-type="string">
            <text:p>Studentencafe</text:p>
          </table:table-cell>
          <table:table-cell table:style-name="ce1" office:value-type="string">
            <text:p>Studentencafe</text:p>
          </table:table-cell>
          <table:table-cell table:style-name="ce1" office:value-type="string">
            <text:p>studentencafe.de</text:p>
          </table:table-cell>
          <table:table-cell table:style-name="ce1" office:value-type="string">
            <text:p>bandbooking@studentencafe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Ulm</text:p>
          </table:table-cell>
          <table:table-cell table:style-name="ce1" office:value-type="string">
            <text:p>Roxy</text:p>
          </table:table-cell>
          <table:table-cell table:style-name="ce1" office:value-type="string">
            <text:p>Roxy</text:p>
          </table:table-cell>
          <table:table-cell table:style-name="ce1" office:value-type="string">
            <text:p>roxy.ulm.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Weingarten</text:p>
          </table:table-cell>
          <table:table-cell table:style-name="ce1" office:value-type="string">
            <text:p>Alibi Cafe</text:p>
          </table:table-cell>
          <table:table-cell table:style-name="ce1" office:value-type="string">
            <text:p>Alibi Cafe</text:p>
          </table:table-cell>
          <table:table-cell table:style-name="ce1" office:value-type="string">
            <text:p>alibi-wgt.de</text:p>
          </table:table-cell>
          <table:table-cell table:style-name="ce1" office:value-type="string">
            <text:p>booking@alibi-wgt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Weinheim</text:p>
          </table:table-cell>
          <table:table-cell table:style-name="ce1" office:value-type="string">
            <text:p>Cafe Central</text:p>
          </table:table-cell>
          <table:table-cell table:style-name="ce1" office:value-type="string">
            <text:p>Cafe Central</text:p>
          </table:table-cell>
          <table:table-cell table:style-name="ce1" office:value-type="string">
            <text:p>cafecentral.de</text:p>
          </table:table-cell>
          <table:table-cell table:style-name="ce1" office:value-type="string">
            <text:p>booking@cafecentral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Villingen Schwenningen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delta-the-animal-house.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Reutlingen</text:p>
          </table:table-cell>
          <table:table-cell table:style-name="ce1" office:value-type="string">
            <text:p>Hades</text:p>
          </table:table-cell>
          <table:table-cell table:style-name="ce1" office:value-type="string">
            <text:p>Hades</text:p>
          </table:table-cell>
          <table:table-cell table:style-name="ce1" office:value-type="string">
            <text:p>facebook.com/HadesReutlingen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Stuttgart</text:p>
          </table:table-cell>
          <table:table-cell table:style-name="ce1" office:value-type="string">
            <text:p>Zwölfzehn</text:p>
          </table:table-cell>
          <table:table-cell table:style-name="ce1" office:value-type="string">
            <text:p>Zwölfzehn</text:p>
          </table:table-cell>
          <table:table-cell table:style-name="ce1" office:value-type="string">
            <text:p>zwoelfzehn.club</text:p>
          </table:table-cell>
          <table:table-cell table:style-name="ce1" office:value-type="string">
            <text:p>info@zwoelfzeh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chwäbisch Gmünd</text:p>
          </table:table-cell>
          <table:table-cell table:style-name="ce1" office:value-type="string">
            <text:p>Esperanza</text:p>
          </table:table-cell>
          <table:table-cell table:style-name="ce1" office:value-type="string">
            <text:p>Esperanza</text:p>
          </table:table-cell>
          <table:table-cell table:style-name="ce1" office:value-type="string">
            <text:p>schwaebisch-gmuend.de/5642-Esperanza.html</text:p>
          </table:table-cell>
          <table:table-cell table:style-name="ce1" office:value-type="string">
            <text:p>esperanza@goldmail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eidelberg</text:p>
          </table:table-cell>
          <table:table-cell table:style-name="ce1" office:value-type="string">
            <text:p>Karlstorbahnhof</text:p>
          </table:table-cell>
          <table:table-cell table:style-name="ce1" office:value-type="string">
            <text:p>Karlstorbahnhof</text:p>
          </table:table-cell>
          <table:table-cell table:style-name="ce1" office:value-type="string">
            <text:p>karlstorbahnhof.de</text:p>
          </table:table-cell>
          <table:table-cell table:style-name="ce1" office:value-type="string">
            <text:p>booking@karlstorbahnhof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önigshofen</text:p>
          </table:table-cell>
          <table:table-cell table:style-name="ce1" office:value-type="string">
            <text:p>Kulturschock</text:p>
          </table:table-cell>
          <table:table-cell table:number-columns-repeated="2"/>
          <table:table-cell table:style-name="ce1" office:value-type="string">
            <text:p>info@kulturschock-koenigshofen.de</text:p>
          </table:table-cell>
        </table:table-row>
        <table:table-row>
          <table:table-cell table:style-name="ce1" office:value-type="string">
            <text:p>Gaildorf</text:p>
          </table:table-cell>
          <table:table-cell table:style-name="ce1" office:value-type="string">
            <text:p>Kulturcafe Gaildorf</text:p>
          </table:table-cell>
          <table:table-cell table:number-columns-repeated="2"/>
          <table:table-cell table:style-name="ce1" office:value-type="string">
            <text:p>uargh@kulturcafe-gaildorf.de</text:p>
          </table:table-cell>
        </table:table-row>
      </table:table>
      <table:table table:name="'file:///home/phil/Concert_Mailer/Bookinglist/Booking_all.ods'#Bremen" table:print="false" table:style-name="ta_extref">
        <table:table-source xlink:type="simple" xlink:href="../Booking_all.ods" table:table-name="Bremen" table:mode="copy-results-only"/>
        <table:table-column table:number-columns-repeated="9"/>
        <table:table-row>
          <table:table-cell table:number-columns-repeated="9"/>
        </table:table-row>
        <table:table-row>
          <table:table-cell table:style-name="ce1" office:value-type="string">
            <text:p>Lagerhaus</text:p>
          </table:table-cell>
          <table:table-cell table:style-name="ce1" office:value-type="string">
            <text:p>Bremen</text:p>
          </table:table-cell>
          <table:table-cell table:style-name="ce1" office:value-type="string">
            <text:p>Lagerhaus</text:p>
          </table:table-cell>
          <table:table-cell table:style-name="ce1" office:value-type="string">
            <text:p>kulturzentrum-lagerhaus.de</text:p>
          </table:table-cell>
          <table:table-cell table:style-name="ce1" office:value-type="string">
            <text:p>info@kulturzentrum-lagerhaus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Tower</text:p>
          </table:table-cell>
          <table:table-cell table:style-name="ce1" office:value-type="string">
            <text:p>Bremen</text:p>
          </table:table-cell>
          <table:table-cell table:style-name="ce1" office:value-type="string">
            <text:p>Tower</text:p>
          </table:table-cell>
          <table:table-cell table:style-name="ce1" office:value-type="string">
            <text:p>tower-bremen.de</text:p>
          </table:table-cell>
          <table:table-cell table:style-name="ce1" office:value-type="string">
            <text:p>info@tower-brem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chlachthof</text:p>
          </table:table-cell>
          <table:table-cell table:style-name="ce1" office:value-type="string">
            <text:p>Bremen</text:p>
          </table:table-cell>
          <table:table-cell table:style-name="ce1" office:value-type="string">
            <text:p>Schlachthof</text:p>
          </table:table-cell>
          <table:table-cell table:style-name="ce1" office:value-type="string">
            <text:p>schlachthof-bremen.de</text:p>
          </table:table-cell>
          <table:table-cell table:style-name="ce1" office:value-type="string">
            <text:p>info@schlachthof-bremen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ro</text:p>
          </table:table-cell>
          <table:table-cell table:style-name="ce1" office:value-type="string">
            <text:p>Bremen</text:p>
          </table:table-cell>
          <table:table-cell table:style-name="ce1" office:value-type="string">
            <text:p>Karo</text:p>
          </table:table-cell>
          <table:table-cell table:style-name="ce1" office:value-type="string">
            <text:p>karo-bremen.de</text:p>
          </table:table-cell>
          <table:table-cell table:style-name="ce1" office:value-type="string">
            <text:p>karo@karo-bremen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ro</text:p>
          </table:table-cell>
          <table:table-cell table:style-name="ce1" office:value-type="string">
            <text:p>Bremen</text:p>
          </table:table-cell>
          <table:table-cell table:style-name="ce1" office:value-type="string">
            <text:p>Thielo, Hallo Karo</text:p>
          </table:table-cell>
          <table:table-cell table:style-name="ce1" office:value-type="string">
            <text:p>karo-bremen.de</text:p>
          </table:table-cell>
          <table:table-cell table:style-name="ce1" office:value-type="string">
            <text:p>thielo@karo-bremen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Römer</text:p>
          </table:table-cell>
          <table:table-cell table:style-name="ce1" office:value-type="string">
            <text:p>Bremen</text:p>
          </table:table-cell>
          <table:table-cell table:style-name="ce1" office:value-type="string">
            <text:p>Römer</text:p>
          </table:table-cell>
          <table:table-cell table:style-name="ce1" office:value-type="string">
            <text:p>roemer-bremen.de</text:p>
          </table:table-cell>
          <table:table-cell table:style-name="ce1" office:value-type="string">
            <text:p>hello@roemer-bremen.de</text:p>
          </table:table-cell>
          <table:table-cell table:style-name="ce1" office:value-type="string">
            <text:p>0174/1630669</text:p>
          </table:table-cell>
          <table:table-cell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</table:table>
      <table:table table:name="'file:///home/phil/Concert_Mailer/Bookinglist/Booking_all.ods'#Sachsen" table:print="false" table:style-name="ta_extref">
        <table:table-source xlink:type="simple" xlink:href="../Booking_all.ods" table:table-name="Sachsen" table:mode="copy-results-only"/>
        <table:table-column table:number-columns-repeated="9"/>
        <table:table-row>
          <table:table-cell table:number-columns-repeated="4"/>
          <table:table-cell table:style-name="ce1" office:value-type="string">
            <text:p>Mail</text:p>
          </table:table-cell>
          <table:table-cell table:style-name="ce1" office:value-type="string">
            <text:p>Tel.</text:p>
          </table:table-cell>
          <table:table-cell table:style-name="ce1" office:value-type="string">
            <text:p>Notizen</text:p>
          </table:table-cell>
          <table:table-cell table:style-name="ce1" office:value-type="string">
            <text:p>AW</text:p>
          </table:table-cell>
          <table:table-cell table:style-name="ce1" office:value-type="string">
            <text:p>Type</text:p>
          </table:table-cell>
        </table:table-row>
        <table:table-row>
          <table:table-cell table:style-name="ce1" office:value-type="string">
            <text:p>Chemnitz</text:p>
          </table:table-cell>
          <table:table-cell table:style-name="ce1" office:value-type="string">
            <text:p>Ajz</text:p>
          </table:table-cell>
          <table:table-cell table:style-name="ce1" office:value-type="string">
            <text:p>Ajz</text:p>
          </table:table-cell>
          <table:table-cell table:style-name="ce1" office:value-type="string">
            <text:p>ajz-chemnitz.de</text:p>
          </table:table-cell>
          <table:table-cell table:style-name="ce1" office:value-type="string">
            <text:p>konzerte@ajz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Chemnitz</text:p>
          </table:table-cell>
          <table:table-cell table:style-name="ce1" office:value-type="string">
            <text:p>Subway To Peter</text:p>
          </table:table-cell>
          <table:table-cell table:style-name="ce1" office:value-type="string">
            <text:p>Peter</text:p>
          </table:table-cell>
          <table:table-cell table:style-name="ce1" office:value-type="string">
            <text:p>subwaytopeter.de</text:p>
          </table:table-cell>
          <table:table-cell table:style-name="ce1" office:value-type="string">
            <text:p>office@subwaytopeter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Chemnitz</text:p>
          </table:table-cell>
          <table:table-cell table:style-name="ce1" office:value-type="string">
            <text:p>Südbahnhof</text:p>
          </table:table-cell>
          <table:table-cell table:style-name="ce1" office:value-type="string">
            <text:p>Südbahnhof</text:p>
          </table:table-cell>
          <table:table-cell table:style-name="ce1" office:value-type="string">
            <text:p>suedbahnhofchemnitz.de</text:p>
          </table:table-cell>
          <table:table-cell table:style-name="ce1" office:value-type="string">
            <text:p>info@suedbahnhofchemnitz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Chemnitz</text:p>
          </table:table-cell>
          <table:table-cell table:style-name="ce1" office:value-type="string">
            <text:p>Südbahnhof</text:p>
          </table:table-cell>
          <table:table-cell table:style-name="ce1" office:value-type="string">
            <text:p>Klaus</text:p>
          </table:table-cell>
          <table:table-cell table:style-name="ce1" office:value-type="string">
            <text:p>suedbahnhofchemnitz.de</text:p>
          </table:table-cell>
          <table:table-cell table:style-name="ce1" office:value-type="string">
            <text:p>klaus@suedbahnhofchemnitz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Chemiefabrik </text:p>
          </table:table-cell>
          <table:table-cell table:style-name="ce1" office:value-type="string">
            <text:p>Chemiefabrik</text:p>
          </table:table-cell>
          <table:table-cell table:style-name="ce1" office:value-type="string">
            <text:p>chemiefabrik.info</text:p>
          </table:table-cell>
          <table:table-cell table:style-name="ce1" office:value-type="string">
            <text:p>Fred_Adrett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Chemiefabrik </text:p>
          </table:table-cell>
          <table:table-cell table:style-name="ce1" office:value-type="string">
            <text:p>Chemiefabrik</text:p>
          </table:table-cell>
          <table:table-cell table:style-name="ce1" office:value-type="string">
            <text:p>chemiefabrik.info</text:p>
          </table:table-cell>
          <table:table-cell table:style-name="ce1" office:value-type="string">
            <text:p>mario@chemiefabrik.info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Club Novitatis</text:p>
          </table:table-cell>
          <table:table-cell table:style-name="ce1" office:value-type="string">
            <text:p>Novitatis</text:p>
          </table:table-cell>
          <table:table-cell table:style-name="ce1" office:value-type="string">
            <text:p>novitatis.de</text:p>
          </table:table-cell>
          <table:table-cell table:style-name="ce1" office:value-type="string">
            <text:p>kontakt@novitatis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Club Puschkin</text:p>
          </table:table-cell>
          <table:table-cell table:style-name="ce1" office:value-type="string">
            <text:p>Club Puschkin</text:p>
          </table:table-cell>
          <table:table-cell table:style-name="ce1" office:value-type="string">
            <text:p>clubpuschkin.info</text:p>
          </table:table-cell>
          <table:table-cell table:style-name="ce1" office:value-type="string">
            <text:p>booking@clubpuschki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Groove Station </text:p>
          </table:table-cell>
          <table:table-cell table:style-name="ce1" office:value-type="string">
            <text:p>Groove Station</text:p>
          </table:table-cell>
          <table:table-cell table:style-name="ce1" office:value-type="string">
            <text:p>groovestation.de</text:p>
          </table:table-cell>
          <table:table-cell table:style-name="ce1" office:value-type="string">
            <text:p>info@groovestatio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Heavy Duty</text:p>
          </table:table-cell>
          <table:table-cell table:style-name="ce1" office:value-type="string">
            <text:p>Heavy Duty</text:p>
          </table:table-cell>
          <table:table-cell table:style-name="ce1" office:value-type="string">
            <text:p>heavyduty-dresden.de</text:p>
          </table:table-cell>
          <table:table-cell table:style-name="ce1" office:value-type="string">
            <text:p>willi.iris@t-onlin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Jugendhaus Roter Baum</text:p>
          </table:table-cell>
          <table:table-cell table:style-name="ce1" office:value-type="string">
            <text:p>Jugendhaus Roter Baum</text:p>
          </table:table-cell>
          <table:table-cell table:style-name="ce1" office:value-type="string">
            <text:p>roter-baum.de</text:p>
          </table:table-cell>
          <table:table-cell table:style-name="ce1" office:value-type="string">
            <text:p>info@roter-baum.de</text:p>
          </table:table-cell>
          <table:table-cell/>
          <table:table-cell table:style-name="ce1" office:value-type="string">
            <text:p>Keine eigenen Veranstaltungen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Jugendhaus Roter Baum</text:p>
          </table:table-cell>
          <table:table-cell table:style-name="ce1" office:value-type="string">
            <text:p>Schoisaal</text:p>
          </table:table-cell>
          <table:table-cell table:style-name="ce1" office:value-type="string">
            <text:p>-</text:p>
          </table:table-cell>
          <table:table-cell table:style-name="ce1" office:value-type="string">
            <text:p>schoisaal-booking@gmx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Katys Garage</text:p>
          </table:table-cell>
          <table:table-cell table:style-name="ce1" office:value-type="string">
            <text:p>Katys</text:p>
          </table:table-cell>
          <table:table-cell table:style-name="ce1" office:value-type="string">
            <text:p>katysgarage.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Ostpol</text:p>
          </table:table-cell>
          <table:table-cell table:style-name="ce1" office:value-type="string">
            <text:p>Ost-Pol</text:p>
          </table:table-cell>
          <table:table-cell table:style-name="ce1" office:value-type="string">
            <text:p>ost-pol.de</text:p>
          </table:table-cell>
          <table:table-cell table:style-name="ce1" office:value-type="string">
            <text:p>ostpolbooking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Rosis Amüsierlokal</text:p>
          </table:table-cell>
          <table:table-cell table:style-name="ce1" office:value-type="string">
            <text:p>Rosis</text:p>
          </table:table-cell>
          <table:table-cell table:style-name="ce1" office:value-type="string">
            <text:p>rosis-dresden.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Sabotage</text:p>
          </table:table-cell>
          <table:table-cell table:style-name="ce1" office:value-type="string">
            <text:p>Sabotage</text:p>
          </table:table-cell>
          <table:table-cell table:style-name="ce1" office:value-type="string">
            <text:p>sabotage-dresden.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Sabotage</text:p>
          </table:table-cell>
          <table:table-cell table:style-name="ce1" office:value-type="string">
            <text:p>Lucas, Hallo Sabotage</text:p>
          </table:table-cell>
          <table:table-cell table:style-name="ce1" office:value-type="string">
            <text:p>sabotage-dresden.de</text:p>
          </table:table-cell>
          <table:table-cell table:style-name="ce1" office:value-type="string">
            <text:p>usu_booking@gmx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Tante Ju</text:p>
          </table:table-cell>
          <table:table-cell table:style-name="ce1" office:value-type="string">
            <text:p>Tante Ju</text:p>
          </table:table-cell>
          <table:table-cell table:style-name="ce1" office:value-type="string">
            <text:p>liveclub-dresden.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Görlitz</text:p>
          </table:table-cell>
          <table:table-cell table:style-name="ce1" office:value-type="string">
            <text:p>Basta</text:p>
          </table:table-cell>
          <table:table-cell table:style-name="ce1" office:value-type="string">
            <text:p>Kaothi, Hallo Basta</text:p>
          </table:table-cell>
          <table:table-cell table:style-name="ce1" office:value-type="string">
            <text:p>basta-club.net</text:p>
          </table:table-cell>
          <table:table-cell table:style-name="ce1" office:value-type="string">
            <text:p>kaothi@riseup.net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eipzig</text:p>
          </table:table-cell>
          <table:table-cell table:style-name="ce1" office:value-type="string">
            <text:p>Black Label</text:p>
          </table:table-cell>
          <table:table-cell table:style-name="ce1" office:value-type="string">
            <text:p>Black Label</text:p>
          </table:table-cell>
          <table:table-cell table:style-name="ce1" office:value-type="string">
            <text:p>blacklabelpub.com</text:p>
          </table:table-cell>
          <table:table-cell table:style-name="ce1" office:value-type="string">
            <text:p>-</text:p>
          </table:table-cell>
        </table:table-row>
        <table:table-row>
          <table:table-cell table:style-name="ce1" office:value-type="string">
            <text:p>Leipzig</text:p>
          </table:table-cell>
          <table:table-cell table:style-name="ce1" office:value-type="string">
            <text:p>Bandcommunity</text:p>
          </table:table-cell>
          <table:table-cell table:style-name="ce1" office:value-type="string">
            <text:p>Bandcommuninty</text:p>
          </table:table-cell>
          <table:table-cell table:style-name="ce1" office:value-type="string">
            <text:p>bandcommunity-leipzig.org</text:p>
          </table:table-cell>
          <table:table-cell table:style-name="ce1" office:value-type="string">
            <text:p>booking@bandcommunity-leipzig.org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eipzig</text:p>
          </table:table-cell>
          <table:table-cell table:style-name="ce1" office:value-type="string">
            <text:p>Four Rooms</text:p>
          </table:table-cell>
          <table:table-cell table:style-name="ce1" office:value-type="string">
            <text:p>Tobias, Hallo Four Rooms</text:p>
          </table:table-cell>
          <table:table-cell table:style-name="ce1" office:value-type="string">
            <text:p>fourooms.net</text:p>
          </table:table-cell>
          <table:table-cell table:style-name="ce1" office:value-type="string">
            <text:p>Tobiquart@web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eipzig</text:p>
          </table:table-cell>
          <table:table-cell table:style-name="ce1" office:value-type="string">
            <text:p>Westwerk</text:p>
          </table:table-cell>
          <table:table-cell table:style-name="ce1" office:value-type="string">
            <text:p>Westwerk</text:p>
          </table:table-cell>
          <table:table-cell table:style-name="ce1" office:value-type="string">
            <text:p>westwerk-leipzig.de</text:p>
          </table:table-cell>
          <table:table-cell table:style-name="ce1" office:value-type="string">
            <text:p>mail@westwerk-leipzig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eipzig</text:p>
          </table:table-cell>
          <table:table-cell table:style-name="ce1" office:value-type="string">
            <text:p>Handstand Und Moral</text:p>
          </table:table-cell>
          <table:table-cell table:style-name="ce1" office:value-type="string">
            <text:p>Handstand Und Moral</text:p>
          </table:table-cell>
          <table:table-cell table:style-name="ce1" office:value-type="string">
            <text:p>anstandundmoral.wordpress.com</text:p>
          </table:table-cell>
          <table:table-cell table:style-name="ce1" office:value-type="string">
            <text:p>kontakt@handstandundmoral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eipzig</text:p>
          </table:table-cell>
          <table:table-cell table:style-name="ce1" office:value-type="string">
            <text:p>naTo</text:p>
          </table:table-cell>
          <table:table-cell table:style-name="ce1" office:value-type="string">
            <text:p>naTo</text:p>
          </table:table-cell>
          <table:table-cell table:style-name="ce1" office:value-type="string">
            <text:p>nato-leipzig.de</text:p>
          </table:table-cell>
          <table:table-cell table:style-name="ce1" office:value-type="string">
            <text:p>booking@nato-leipzig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eipzig</text:p>
          </table:table-cell>
          <table:table-cell table:style-name="ce1" office:value-type="string">
            <text:p>Felsenkeller</text:p>
          </table:table-cell>
          <table:table-cell table:style-name="ce1" office:value-type="string">
            <text:p>Felsenkeller</text:p>
          </table:table-cell>
          <table:table-cell table:style-name="ce1" office:value-type="string">
            <text:p>felsenkeller-leipzig.weebly.com</text:p>
          </table:table-cell>
          <table:table-cell table:style-name="ce1" office:value-type="string">
            <text:p>booking@felsenkeller-leipzig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ichtenstein</text:p>
          </table:table-cell>
          <table:table-cell table:style-name="ce1" office:value-type="string">
            <text:p>JZ Riot</text:p>
          </table:table-cell>
          <table:table-cell table:style-name="ce1" office:value-type="string">
            <text:p>JZ Riot</text:p>
          </table:table-cell>
          <table:table-cell table:style-name="ce1" office:value-type="string">
            <text:p>facebook.com/JZ-RIOT-LICHTENSTEIN-234123229727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Niesky</text:p>
          </table:table-cell>
          <table:table-cell table:style-name="ce1" office:value-type="string">
            <text:p>H.O.L.Z.</text:p>
          </table:table-cell>
          <table:table-cell table:style-name="ce1" office:value-type="string">
            <text:p>Juz</text:p>
          </table:table-cell>
          <table:table-cell table:style-name="ce1" office:value-type="string">
            <text:p>facebook.com/JugendzentrumNiesky</text:p>
          </table:table-cell>
          <table:table-cell table:style-name="ce1" office:value-type="string">
            <text:p>juzniesky@jugendring-oberlausitz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Olbernhau</text:p>
          </table:table-cell>
          <table:table-cell table:style-name="ce1" office:value-type="string">
            <text:p>Juz</text:p>
          </table:table-cell>
          <table:table-cell table:style-name="ce1" office:value-type="string">
            <text:p>Juz</text:p>
          </table:table-cell>
          <table:table-cell table:style-name="ce1" office:value-type="string">
            <text:p>juz-olbernhau.de</text:p>
          </table:table-cell>
          <table:table-cell table:style-name="ce1" office:value-type="string">
            <text:p>info@juz-olbernhau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Olbernhau</text:p>
          </table:table-cell>
          <table:table-cell table:style-name="ce1" office:value-type="string">
            <text:p>Juz</text:p>
          </table:table-cell>
          <table:table-cell table:style-name="ce1" office:value-type="string">
            <text:p>Juz</text:p>
          </table:table-cell>
          <table:table-cell table:style-name="ce1" office:value-type="string">
            <text:p>juz-olbernhau.de</text:p>
          </table:table-cell>
          <table:table-cell table:style-name="ce1" office:value-type="string">
            <text:p>kenny@juz-olbernhau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Riesa</text:p>
          </table:table-cell>
          <table:table-cell table:style-name="ce1" office:value-type="string">
            <text:p>Offenes Jugendhaus</text:p>
          </table:table-cell>
          <table:table-cell table:style-name="ce1" office:value-type="string">
            <text:p>OJH</text:p>
          </table:table-cell>
          <table:table-cell table:style-name="ce1" office:value-type="string">
            <text:p>ojh-riesa.de</text:p>
          </table:table-cell>
          <table:table-cell table:style-name="ce1" office:value-type="string">
            <text:p>ojh@outlaw-jugendhilf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Rosswein</text:p>
          </table:table-cell>
          <table:table-cell table:style-name="ce1" office:value-type="string">
            <text:p>Jugendhaus</text:p>
          </table:table-cell>
          <table:table-cell table:style-name="ce1" office:value-type="string">
            <text:p>Jugendhaus</text:p>
          </table:table-cell>
          <table:table-cell table:style-name="ce1" office:value-type="string">
            <text:p>jugendhaus-rosswein.de</text:p>
          </table:table-cell>
          <table:table-cell table:style-name="ce1" office:value-type="string">
            <text:p>jugendhaus.rw@googlemail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ingwitz</text:p>
          </table:table-cell>
          <table:table-cell table:style-name="ce1" office:value-type="string">
            <text:p>Kesselhaus</text:p>
          </table:table-cell>
          <table:table-cell table:style-name="ce1" office:value-type="string">
            <text:p>Kesselhaus</text:p>
          </table:table-cell>
          <table:table-cell table:style-name="ce1" office:value-type="string">
            <text:p>kesselhauslager.de</text:p>
          </table:table-cell>
          <table:table-cell table:style-name="ce1" office:value-type="string">
            <text:p>live@kesselhauslager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Chemnitz</text:p>
          </table:table-cell>
          <table:table-cell table:style-name="ce1" office:value-type="string">
            <text:p>Sanitätsstelle</text:p>
          </table:table-cell>
          <table:table-cell table:style-name="ce1" office:value-type="string">
            <text:p>Sanitätsstelle</text:p>
          </table:table-cell>
          <table:table-cell table:style-name="ce1" office:value-type="string">
            <text:p>sanitaetsstelle.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Zittau</text:p>
          </table:table-cell>
          <table:table-cell table:style-name="ce1" office:value-type="string">
            <text:p>Emil</text:p>
          </table:table-cell>
          <table:table-cell table:style-name="ce1" office:value-type="string">
            <text:p>Emil, Hallo Kulturgruppe</text:p>
          </table:table-cell>
          <table:table-cell table:style-name="ce1" office:value-type="string">
            <text:p>emil-zittau.de</text:p>
          </table:table-cell>
          <table:table-cell table:style-name="ce1" office:value-type="string">
            <text:p>kulturgruppe@emil-zittau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Ostritz</text:p>
          </table:table-cell>
          <table:table-cell table:style-name="ce1" office:value-type="string">
            <text:p>Me O Wa</text:p>
          </table:table-cell>
          <table:table-cell table:style-name="ce1" office:value-type="string">
            <text:p>Me O Wa</text:p>
          </table:table-cell>
          <table:table-cell table:style-name="ce1" office:value-type="string">
            <text:p>me-o-wa.de</text:p>
          </table:table-cell>
          <table:table-cell table:style-name="ce1" office:value-type="string">
            <text:p>gig@me-o-wa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ischoffswerda</text:p>
          </table:table-cell>
          <table:table-cell table:style-name="ce1" office:value-type="string">
            <text:p>Eastclub</text:p>
          </table:table-cell>
          <table:table-cell table:style-name="ce1" office:value-type="string">
            <text:p>Eastclub</text:p>
          </table:table-cell>
          <table:table-cell table:style-name="ce1" office:value-type="string">
            <text:p>east-club.de</text:p>
          </table:table-cell>
          <table:table-cell table:style-name="ce1" office:value-type="string">
            <text:p>info@east-club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Plauen</text:p>
          </table:table-cell>
          <table:table-cell table:style-name="ce1" office:value-type="string">
            <text:p>Alte Kaffeerösterei</text:p>
          </table:table-cell>
          <table:table-cell table:style-name="ce1" office:value-type="string">
            <text:p>Rösterei</text:p>
          </table:table-cell>
          <table:table-cell table:style-name="ce1" office:value-type="string">
            <text:p>altekaffeeroesterei.de</text:p>
          </table:table-cell>
          <table:table-cell table:style-name="ce1" office:value-type="string">
            <text:p>booking@altekaffeeroesterei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Annaberg</text:p>
          </table:table-cell>
          <table:table-cell table:style-name="ce1" office:value-type="string">
            <text:p>Alte Brauerei</text:p>
          </table:table-cell>
          <table:table-cell table:style-name="ce1" office:value-type="string">
            <text:p>Brauerei</text:p>
          </table:table-cell>
          <table:table-cell table:style-name="ce1" office:value-type="string">
            <text:p>altebrauerei-annaberg.de</text:p>
          </table:table-cell>
          <table:table-cell table:style-name="ce1" office:value-type="string">
            <text:p>booking@altebrauerei-annaberg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Zittau</text:p>
          </table:table-cell>
          <table:table-cell table:style-name="ce1" office:value-type="string">
            <text:p>Bunter Hund</text:p>
          </table:table-cell>
          <table:table-cell table:style-name="ce1" office:value-type="string">
            <text:p>Bunter Hund</text:p>
          </table:table-cell>
          <table:table-cell table:style-name="ce1" office:value-type="string">
            <text:p>facebook.com/BunterHundZittau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ce1" office:value-type="string">
            <text:p>Facebook</text:p>
          </table:table-cell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Hauptmannsgrün</text:p>
          </table:table-cell>
          <table:table-cell table:style-name="ce1" office:value-type="string">
            <text:p>Metalclub Reichenbach</text:p>
          </table:table-cell>
          <table:table-cell table:style-name="ce1" office:value-type="string">
            <text:p>Metalclub Reichenbach</text:p>
          </table:table-cell>
          <table:table-cell table:style-name="ce1" office:value-type="string">
            <text:p>metalclub-reichenbach.de</text:p>
          </table:table-cell>
          <table:table-cell table:style-name="ce1" office:value-type="string">
            <text:p>gruetzer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</table:table>
      <table:table table:name="'file:///home/phil/Concert_Mailer/Bookinglist/Booking_all.ods'#Hessen" table:print="false" table:style-name="ta_extref">
        <table:table-source xlink:type="simple" xlink:href="../Booking_all.ods" table:table-name="Hessen" table:mode="copy-results-only"/>
        <table:table-column table:number-columns-repeated="9"/>
        <table:table-row>
          <table:table-cell table:number-columns-repeated="4"/>
          <table:table-cell table:style-name="ce1" office:value-type="string">
            <text:p>E-mail Address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W</text:p>
          </table:table-cell>
          <table:table-cell table:style-name="ce1" office:value-type="string">
            <text:p>Type</text:p>
          </table:table-cell>
        </table:table-row>
        <table:table-row>
          <table:table-cell table:style-name="ce1" office:value-type="string">
            <text:p>Alsfeld</text:p>
          </table:table-cell>
          <table:table-cell table:style-name="ce1" office:value-type="string">
            <text:p>Rockkeller Aglarond</text:p>
          </table:table-cell>
          <table:table-cell table:style-name="ce1" office:value-type="string">
            <text:p>Aglarond</text:p>
          </table:table-cell>
          <table:table-cell table:style-name="ce1" office:value-type="string">
            <text:p>facebook.com/Rockkeller-Aglarond-Alsfeld-458674644175842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Bad Neustadt/Saale</text:p>
          </table:table-cell>
          <table:table-cell table:style-name="ce1" office:value-type="string">
            <text:p>Juze</text:p>
          </table:table-cell>
          <table:table-cell table:style-name="ce1" office:value-type="string">
            <text:p>Juze</text:p>
          </table:table-cell>
          <table:table-cell table:style-name="ce1" office:value-type="string">
            <text:p>musicandyouthculture.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Darmstadt</text:p>
          </table:table-cell>
          <table:table-cell table:style-name="ce1" office:value-type="string">
            <text:p>Goldene Krone</text:p>
          </table:table-cell>
          <table:table-cell table:style-name="ce1" office:value-type="string">
            <text:p>Julius, Hallo Krone</text:p>
          </table:table-cell>
          <table:table-cell table:style-name="ce1" office:value-type="string">
            <text:p>goldene-krone.de</text:p>
          </table:table-cell>
          <table:table-cell table:style-name="ce1" office:value-type="string">
            <text:p>booking@goldene-kron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Darmstadt</text:p>
          </table:table-cell>
          <table:table-cell table:style-name="ce1" office:value-type="string">
            <text:p>Steinbruch</text:p>
          </table:table-cell>
          <table:table-cell table:style-name="ce1" office:value-type="string">
            <text:p>Steinbruch</text:p>
          </table:table-cell>
          <table:table-cell table:style-name="ce1" office:value-type="string">
            <text:p>steinbruch-theater.club</text:p>
          </table:table-cell>
          <table:table-cell table:number-columns-repeated="4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Ennerich</text:p>
          </table:table-cell>
          <table:table-cell table:style-name="ce1" office:value-type="string">
            <text:p>Second Home </text:p>
          </table:table-cell>
          <table:table-cell table:style-name="ce1" office:value-type="string">
            <text:p>Second Home</text:p>
          </table:table-cell>
          <table:table-cell table:style-name="ce1" office:value-type="string">
            <text:p>facebook.com/SecondHomeEnnerich</text:p>
          </table:table-cell>
          <table:table-cell table:style-name="ce1" office:value-type="string">
            <text:p>second.home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Eschwege</text:p>
          </table:table-cell>
          <table:table-cell table:style-name="ce1" office:value-type="string">
            <text:p>Juze</text:p>
          </table:table-cell>
          <table:table-cell table:style-name="ce1" office:value-type="string">
            <text:p>Juze Schlossmühle</text:p>
          </table:table-cell>
          <table:table-cell table:style-name="ce1" office:value-type="string">
            <text:p>facebook.com/Jugendzentrum-Schlossmühle-147482561946759</text:p>
          </table:table-cell>
          <table:table-cell table:style-name="ce1" office:value-type="string">
            <text:p>juz.schlossmuehle@gmail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Flörsheim</text:p>
          </table:table-cell>
          <table:table-cell table:style-name="ce1" office:value-type="string">
            <text:p>Moshpit</text:p>
          </table:table-cell>
          <table:table-cell table:style-name="ce1" office:value-type="string">
            <text:p>Moshpit</text:p>
          </table:table-cell>
          <table:table-cell table:style-name="ce1" office:value-type="string">
            <text:p>krake-ev.de</text:p>
          </table:table-cell>
          <table:table-cell table:style-name="ce1" office:value-type="string">
            <text:p>-</text:p>
          </table:table-cell>
          <table:table-cell/>
          <table:table-cell table:style-name="ce1" office:value-type="string">
            <text:p>Nicht erreichbar</text:p>
          </table:table-cell>
          <table:table-cell table:style-name="ce1" office:value-type="string">
            <text:p>Nicht erreichbar</text:p>
          </table:table-cell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Frankfurt</text:p>
          </table:table-cell>
          <table:table-cell table:style-name="ce1" office:value-type="string">
            <text:p>Elfer</text:p>
          </table:table-cell>
          <table:table-cell table:style-name="ce1" office:value-type="string">
            <text:p>Thomas</text:p>
          </table:table-cell>
          <table:table-cell table:style-name="ce1" office:value-type="string">
            <text:p>www.11-er.de</text:p>
          </table:table-cell>
          <table:table-cell table:style-name="ce1" office:value-type="string">
            <text:p>thomas@11-er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Frankfurt</text:p>
          </table:table-cell>
          <table:table-cell table:style-name="ce1" office:value-type="string">
            <text:p>Klapperfeld</text:p>
          </table:table-cell>
          <table:table-cell table:style-name="ce1" office:value-type="string">
            <text:p>Klapperfeld</text:p>
          </table:table-cell>
          <table:table-cell table:style-name="ce1" office:value-type="string">
            <text:p>faitesvotrejeu.tk</text:p>
          </table:table-cell>
          <table:table-cell table:style-name="ce1" office:value-type="string">
            <text:p>faitesvotrejeu@yahoo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Fulda</text:p>
          </table:table-cell>
          <table:table-cell table:style-name="ce1" office:value-type="string">
            <text:p>Cafe Panama</text:p>
          </table:table-cell>
          <table:table-cell table:style-name="ce1" office:value-type="string">
            <text:p>Cafe Panama</text:p>
          </table:table-cell>
          <table:table-cell table:style-name="ce1" office:value-type="string">
            <text:p>facebook.com/cafepanama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Fulda</text:p>
          </table:table-cell>
          <table:table-cell table:style-name="ce1" office:value-type="string">
            <text:p>Kreuz</text:p>
          </table:table-cell>
          <table:table-cell table:style-name="ce1" office:value-type="string">
            <text:p>Herr Wortmann, Hallo Kreuz Fulda</text:p>
          </table:table-cell>
          <table:table-cell table:style-name="ce1" office:value-type="string">
            <text:p>kreuz.com</text:p>
          </table:table-cell>
          <table:table-cell table:style-name="ce1" office:value-type="string">
            <text:p>kreuz@kreuz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Gießen</text:p>
          </table:table-cell>
          <table:table-cell table:style-name="ce1" office:value-type="string">
            <text:p>Alte Kupferschmiede</text:p>
          </table:table-cell>
          <table:table-cell table:style-name="ce1" office:value-type="string">
            <text:p>Kupferschmiede</text:p>
          </table:table-cell>
          <table:table-cell table:style-name="ce1" office:value-type="string">
            <text:p>facebook.com/altekupferschmie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Gelnhausen</text:p>
          </table:table-cell>
          <table:table-cell table:style-name="ce1" office:value-type="string">
            <text:p>Lorbass</text:p>
          </table:table-cell>
          <table:table-cell table:style-name="ce1" office:value-type="string">
            <text:p>Lorbass</text:p>
          </table:table-cell>
          <table:table-cell table:style-name="ce1" office:value-type="string">
            <text:p>info@lorbass.de</text:p>
          </table:table-cell>
          <table:table-cell table:style-name="ce1" office:value-type="string">
            <text:p>lorbass-gelnhaus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nau</text:p>
          </table:table-cell>
          <table:table-cell table:style-name="ce1" office:value-type="string">
            <text:p>Kuz</text:p>
          </table:table-cell>
          <table:table-cell table:style-name="ce1" office:value-type="string">
            <text:p>Kuz</text:p>
          </table:table-cell>
          <table:table-cell table:style-name="ce1" office:value-type="string">
            <text:p>kuz-hanau.de</text:p>
          </table:table-cell>
          <table:table-cell table:style-name="ce1" office:value-type="string">
            <text:p>booking@kuz-hanau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rben</text:p>
          </table:table-cell>
          <table:table-cell table:style-name="ce1" office:value-type="string">
            <text:p>Kulturscheune</text:p>
          </table:table-cell>
          <table:table-cell table:style-name="ce1" office:value-type="string">
            <text:p>Michael, Hallo Kulturscheune</text:p>
          </table:table-cell>
          <table:table-cell table:style-name="ce1" office:value-type="string">
            <text:p>kulturscheune-karben.de</text:p>
          </table:table-cell>
          <table:table-cell table:style-name="ce1" office:value-type="string">
            <text:p>michael@kulturscheune-karb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ssel</text:p>
          </table:table-cell>
          <table:table-cell table:style-name="ce1" office:value-type="string">
            <text:p>K19</text:p>
          </table:table-cell>
          <table:table-cell table:style-name="ce1" office:value-type="string">
            <text:p>Asta</text:p>
          </table:table-cell>
          <table:table-cell table:style-name="ce1" office:value-type="string">
            <text:p>kultur@asta-kassel.de</text:p>
          </table:table-cell>
          <table:table-cell table:style-name="ce1" office:value-type="string">
            <text:p>www.facebook.com/KulturzentrumK19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ssel</text:p>
          </table:table-cell>
          <table:table-cell table:style-name="ce1" office:value-type="string">
            <text:p>Kultur Von Unten</text:p>
          </table:table-cell>
          <table:table-cell table:style-name="ce1" office:value-type="string">
            <text:p>Kultur Von Unten</text:p>
          </table:table-cell>
          <table:table-cell table:style-name="ce1" office:value-type="string">
            <text:p>wirsindunten.de</text:p>
          </table:table-cell>
          <table:table-cell table:style-name="ce1" office:value-type="string">
            <text:p>kontakt@wirsindunt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ssel</text:p>
          </table:table-cell>
          <table:table-cell table:style-name="ce1" office:value-type="string">
            <text:p>Fiasko</text:p>
          </table:table-cell>
          <table:table-cell table:style-name="ce1" office:value-type="string">
            <text:p>Fiasko</text:p>
          </table:table-cell>
          <table:table-cell table:style-name="ce1" office:value-type="string">
            <text:p>fiasko-kassel.de</text:p>
          </table:table-cell>
          <table:table-cell table:style-name="ce1" office:value-type="string">
            <text:p>box@fiasko-kassel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ssel</text:p>
          </table:table-cell>
          <table:table-cell table:style-name="ce1" office:value-type="string">
            <text:p>Schlachthof</text:p>
          </table:table-cell>
          <table:table-cell table:style-name="ce1" office:value-type="string">
            <text:p>Schlachthof</text:p>
          </table:table-cell>
          <table:table-cell table:style-name="ce1" office:value-type="string">
            <text:p>schlachthof-kassel.de</text:p>
          </table:table-cell>
          <table:table-cell table:style-name="ce1" office:value-type="string">
            <text:p>info@schlachthof-kassel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angenselbold</text:p>
          </table:table-cell>
          <table:table-cell table:style-name="ce1" office:value-type="string">
            <text:p>Juz Underground</text:p>
          </table:table-cell>
          <table:table-cell table:style-name="ce1" office:value-type="string">
            <text:p>Juz Underground</text:p>
          </table:table-cell>
          <table:table-cell table:style-name="ce1" office:value-type="string">
            <text:p>jufoela.de</text:p>
          </table:table-cell>
          <table:table-cell table:style-name="ce1" office:value-type="string">
            <text:p>jugend@jufoela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angenselbold</text:p>
          </table:table-cell>
          <table:table-cell table:style-name="ce1" office:value-type="string">
            <text:p>Juz Underground</text:p>
          </table:table-cell>
          <table:table-cell table:style-name="ce1" office:value-type="string">
            <text:p>Alex, Hallo Underground</text:p>
          </table:table-cell>
          <table:table-cell table:style-name="ce1" office:value-type="string">
            <text:p>facebook.com/Volume.de</text:p>
          </table:table-cell>
          <table:table-cell table:style-name="ce1" office:value-type="string">
            <text:p>alex@volume-music.com</text:p>
          </table:table-cell>
          <table:table-cell/>
          <table:table-cell table:style-name="ce1" office:value-type="string">
            <text:p>Booker für das Juz Langenselbold</text:p>
          </table:table-cell>
          <table:table-cell table:style-name="ce1" office:value-type="string">
            <text:p>Booker für das Juz Langenselbold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imburg</text:p>
          </table:table-cell>
          <table:table-cell table:style-name="ce1" office:value-type="string">
            <text:p>Kalkrwerk</text:p>
          </table:table-cell>
          <table:table-cell table:style-name="ce1" office:value-type="string">
            <text:p>Kalkwerk</text:p>
          </table:table-cell>
          <table:table-cell table:style-name="ce1" office:value-type="string">
            <text:p>kakadu.blogsport.eu</text:p>
          </table:table-cell>
          <table:table-cell table:style-name="ce1" office:value-type="string">
            <text:p>Kakadu_Kalkwerk@Safe-mail.net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arburg</text:p>
          </table:table-cell>
          <table:table-cell table:style-name="ce1" office:value-type="string">
            <text:p>Cafe Trauma</text:p>
          </table:table-cell>
          <table:table-cell table:style-name="ce1" office:value-type="string">
            <text:p>Konzertgruppe, Hallo Trauma</text:p>
          </table:table-cell>
          <table:table-cell table:style-name="ce1" office:value-type="string">
            <text:p>cafetrauma.de</text:p>
          </table:table-cell>
          <table:table-cell table:style-name="ce1" office:value-type="string">
            <text:p>info@cafetrauma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arburg</text:p>
          </table:table-cell>
          <table:table-cell table:style-name="ce1" office:value-type="string">
            <text:p>KFZ</text:p>
          </table:table-cell>
          <table:table-cell table:style-name="ce1" office:value-type="string">
            <text:p>Kerstin, Hallo KFZ</text:p>
          </table:table-cell>
          <table:table-cell table:style-name="ce1" office:value-type="string">
            <text:p>kfz-marburg.de</text:p>
          </table:table-cell>
          <table:table-cell table:style-name="ce1" office:value-type="string">
            <text:p>hoffbauer@kfz-marburg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arburg</text:p>
          </table:table-cell>
          <table:table-cell table:style-name="ce1" office:value-type="string">
            <text:p>KFZ</text:p>
          </table:table-cell>
          <table:table-cell table:style-name="ce1" office:value-type="string">
            <text:p>Matthias, Hallo KFZ</text:p>
          </table:table-cell>
          <table:table-cell table:style-name="ce1" office:value-type="string">
            <text:p>kfz-marburg.de</text:p>
          </table:table-cell>
          <table:table-cell table:style-name="ce1" office:value-type="string">
            <text:p>wussow@kfz-marburg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arburg</text:p>
          </table:table-cell>
          <table:table-cell table:style-name="ce1" office:value-type="string">
            <text:p>Knubbel</text:p>
          </table:table-cell>
          <table:table-cell table:style-name="ce1" office:value-type="string">
            <text:p>Knubbel</text:p>
          </table:table-cell>
          <table:table-cell table:style-name="ce1" office:value-type="string">
            <text:p>knubel.net</text:p>
          </table:table-cell>
          <table:table-cell table:style-name="ce1" office:value-type="string">
            <text:p>info@knubbel.net</text:p>
          </table:table-cell>
          <table:table-cell/>
          <table:table-cell table:style-name="ce1" office:value-type="string">
            <text:p>Miete 210€ (Woche)/ 500 (Wochenende)</text:p>
          </table:table-cell>
          <table:table-cell table:style-name="ce1" office:value-type="string">
            <text:p>Miete 210€ (Woche)/ 500 (Wochenende)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ichelstadt</text:p>
          </table:table-cell>
          <table:table-cell table:style-name="ce1" office:value-type="string">
            <text:p>Unterholz</text:p>
          </table:table-cell>
          <table:table-cell table:style-name="ce1" office:value-type="string">
            <text:p>Unterholz</text:p>
          </table:table-cell>
          <table:table-cell table:style-name="ce1" office:value-type="string">
            <text:p>unterholz.club</text:p>
          </table:table-cell>
          <table:table-cell table:style-name="ce1" office:value-type="string">
            <text:p>info@unterholz.club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ichelstadt</text:p>
          </table:table-cell>
          <table:table-cell table:style-name="ce1" office:value-type="string">
            <text:p>Unterholz</text:p>
          </table:table-cell>
          <table:table-cell table:style-name="ce1" office:value-type="string">
            <text:p>Eva, Hallo Unterholz</text:p>
          </table:table-cell>
          <table:table-cell table:style-name="ce1" office:value-type="string">
            <text:p>unterholz.club</text:p>
          </table:table-cell>
          <table:table-cell table:style-name="ce1" office:value-type="string">
            <text:p>e.kuger@pq-world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Offenbach</text:p>
          </table:table-cell>
          <table:table-cell table:style-name="ce1" office:value-type="string">
            <text:p>Lochlicht Booking</text:p>
          </table:table-cell>
          <table:table-cell table:style-name="ce1" office:value-type="string">
            <text:p>Lochlicht Booking</text:p>
          </table:table-cell>
          <table:table-cell/>
          <table:table-cell table:style-name="ce1" office:value-type="string">
            <text:p>lochlicht@gmail.com</text:p>
          </table:table-cell>
          <table:table-cell table:style-name="ce1" office:value-type="string">
            <text:p>lochlicht@gmail.com</text:p>
          </table:table-cell>
        </table:table-row>
        <table:table-row>
          <table:table-cell table:style-name="ce1" office:value-type="string">
            <text:p>Rüsselsheim</text:p>
          </table:table-cell>
          <table:table-cell table:style-name="ce1" office:value-type="string">
            <text:p>Das Rind</text:p>
          </table:table-cell>
          <table:table-cell table:style-name="ce1" office:value-type="string">
            <text:p>Flo, Hallo Rind</text:p>
          </table:table-cell>
          <table:table-cell table:style-name="ce1" office:value-type="string">
            <text:p>dasrind.de</text:p>
          </table:table-cell>
          <table:table-cell table:style-name="ce1" office:value-type="string">
            <text:p>flo@dasrind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Wiesbaden</text:p>
          </table:table-cell>
          <table:table-cell table:style-name="ce1" office:value-type="string">
            <text:p>Kulturpalast</text:p>
          </table:table-cell>
          <table:table-cell table:style-name="ce1" office:value-type="string">
            <text:p>Ulf</text:p>
          </table:table-cell>
          <table:table-cell table:style-name="ce1" office:value-type="string">
            <text:p>kulturpalast-wiesbaden.de</text:p>
          </table:table-cell>
          <table:table-cell table:style-name="ce1" office:value-type="string">
            <text:p>booking@kulturpalast-wiesbad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Wiesbaden</text:p>
          </table:table-cell>
          <table:table-cell table:style-name="ce1" office:value-type="string">
            <text:p>Sabot</text:p>
          </table:table-cell>
          <table:table-cell table:style-name="ce1" office:value-type="string">
            <text:p>Raidy, Hallo Sabot</text:p>
          </table:table-cell>
          <table:table-cell table:style-name="ce1" office:value-type="string">
            <text:p>kulturkneipe-sabot.de</text:p>
          </table:table-cell>
          <table:table-cell table:style-name="ce1" office:value-type="string">
            <text:p>raidy@kulturkneipe-sabot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Wiesbaden</text:p>
          </table:table-cell>
          <table:table-cell table:style-name="ce1" office:value-type="string">
            <text:p>Schlachthof</text:p>
          </table:table-cell>
          <table:table-cell table:style-name="ce1" office:value-type="string">
            <text:p>Dennis, Hallo Schlachthof</text:p>
          </table:table-cell>
          <table:table-cell table:style-name="ce1" office:value-type="string">
            <text:p>schlachthof-wiesbaden.de</text:p>
          </table:table-cell>
          <table:table-cell table:style-name="ce1" office:value-type="string">
            <text:p>dennis.peters@schlachthof-wiesbaden.de</text:p>
          </table:table-cell>
          <table:table-cell table:style-name="ce1" office:value-type="string">
            <text:p>0163-8939833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Wiesbaden</text:p>
          </table:table-cell>
          <table:table-cell table:style-name="ce1" office:value-type="string">
            <text:p>Schlachthof</text:p>
          </table:table-cell>
          <table:table-cell table:style-name="ce1" office:value-type="string">
            <text:p>Carsten, Hallo Schlachthof</text:p>
          </table:table-cell>
          <table:table-cell table:style-name="ce1" office:value-type="string">
            <text:p>schlachthof-wiesbaden.de</text:p>
          </table:table-cell>
          <table:table-cell table:style-name="ce1" office:value-type="string">
            <text:p>carsten.schack@schlachthof-wiesbad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Gießen</text:p>
          </table:table-cell>
          <table:table-cell table:style-name="ce1" office:value-type="string">
            <text:p>MuK</text:p>
          </table:table-cell>
          <table:table-cell table:style-name="ce1" office:value-type="string">
            <text:p>MuK</text:p>
          </table:table-cell>
          <table:table-cell table:style-name="ce1" office:value-type="string">
            <text:p>muk-giessen.de</text:p>
          </table:table-cell>
          <table:table-cell table:style-name="ce1" office:value-type="string">
            <text:p>info@muk-giess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euchelheim</text:p>
          </table:table-cell>
          <table:table-cell table:style-name="ce1" office:value-type="string">
            <text:p>Undergrund</text:p>
          </table:table-cell>
          <table:table-cell table:style-name="ce1" office:value-type="string">
            <text:p>Underground</text:p>
          </table:table-cell>
          <table:table-cell table:style-name="ce1" office:value-type="string">
            <text:p>facebook.com/juz.heuchelheim.9</text:p>
          </table:table-cell>
          <table:table-cell table:style-name="ce1" office:value-type="string">
            <text:p>kontakt@underground-heuchelheim.de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Gießen</text:p>
          </table:table-cell>
          <table:table-cell table:style-name="ce1" office:value-type="string">
            <text:p>Jokus</text:p>
          </table:table-cell>
          <table:table-cell table:style-name="ce1" office:value-type="string">
            <text:p>Jokus</text:p>
          </table:table-cell>
          <table:table-cell table:style-name="ce1" office:value-type="string">
            <text:p>jokus-giessen.de</text:p>
          </table:table-cell>
          <table:table-cell table:style-name="ce1" office:value-type="string">
            <text:p>jokus@giess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nau</text:p>
          </table:table-cell>
          <table:table-cell table:style-name="ce1" office:value-type="string">
            <text:p>Infoladen</text:p>
          </table:table-cell>
          <table:table-cell table:style-name="ce1" office:value-type="string">
            <text:p>Infoladen</text:p>
          </table:table-cell>
          <table:table-cell table:style-name="ce1" office:value-type="string">
            <text:p>metzgerstrasse-hanau.de</text:p>
          </table:table-cell>
          <table:table-cell table:style-name="ce1" office:value-type="string">
            <text:p>Infoladen_hanau@gmx.net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eukirchen</text:p>
          </table:table-cell>
          <table:table-cell table:style-name="ce1" office:value-type="string">
            <text:p>Kuz Sägewerk</text:p>
          </table:table-cell>
          <table:table-cell table:style-name="ce1" office:value-type="string">
            <text:p>Kuz Sägewerk</text:p>
          </table:table-cell>
          <table:table-cell table:style-name="ce1" office:value-type="string">
            <text:p>kuz-saegewerk.de</text:p>
          </table:table-cell>
          <table:table-cell table:style-name="ce1" office:value-type="string">
            <text:p>info@kuz-saegewerk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eu Isenburg</text:p>
          </table:table-cell>
          <table:table-cell table:style-name="ce1" office:value-type="string">
            <text:p>Club Voltaire</text:p>
          </table:table-cell>
          <table:table-cell table:style-name="ce1" office:value-type="string">
            <text:p>Club Voltaire</text:p>
          </table:table-cell>
          <table:table-cell table:style-name="ce1" office:value-type="string">
            <text:p>club-voltaire.de</text:p>
          </table:table-cell>
          <table:table-cell table:style-name="ce1" office:value-type="string">
            <text:p>clubvoltaire@t-onlin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orsch</text:p>
          </table:table-cell>
          <table:table-cell table:style-name="ce1" office:value-type="string">
            <text:p>Kulturhaus Rex</text:p>
          </table:table-cell>
          <table:table-cell table:style-name="ce1" office:value-type="string">
            <text:p>Kulturhaus</text:p>
          </table:table-cell>
          <table:table-cell table:style-name="ce1" office:value-type="string">
            <text:p>facebook.com/REX.Kulturhaus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</table:table>
      <table:table table:name="'file:///home/phil/Concert_Mailer/Bookinglist/Booking_all.ods'#Sachsen Anhalt" table:print="false" table:style-name="ta_extref">
        <table:table-source xlink:type="simple" xlink:href="../Booking_all.ods" table:table-name="Sachsen Anhalt" table:mode="copy-results-only"/>
        <table:table-column table:number-columns-repeated="8"/>
        <table:table-row>
          <table:table-cell table:number-columns-repeated="4"/>
          <table:table-cell table:style-name="ce1" office:value-type="string">
            <text:p>E-mail Address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Type</text:p>
          </table:table-cell>
        </table:table-row>
        <table:table-row>
          <table:table-cell table:style-name="ce1" office:value-type="string">
            <text:p>Bitterfeld</text:p>
          </table:table-cell>
          <table:table-cell table:style-name="ce1" office:value-type="string">
            <text:p>Bunker</text:p>
          </table:table-cell>
          <table:table-cell table:style-name="ce1" office:value-type="string">
            <text:p>Roman</text:p>
          </table:table-cell>
          <table:table-cell table:style-name="ce1" office:value-type="string">
            <text:p>facebook.com/bunkerbtf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Halle</text:p>
          </table:table-cell>
          <table:table-cell table:style-name="ce1" office:value-type="string">
            <text:p>Rockpool e.V.</text:p>
          </table:table-cell>
          <table:table-cell table:style-name="ce1" office:value-type="string">
            <text:p>Rockpool</text:p>
          </table:table-cell>
          <table:table-cell table:style-name="ce1" office:value-type="string">
            <text:p>facebook.com/rockpoolev</text:p>
          </table:table-cell>
          <table:table-cell table:style-name="ce1" office:value-type="string">
            <text:p>info@rockpool-ev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lle </text:p>
          </table:table-cell>
          <table:table-cell table:style-name="ce1" office:value-type="string">
            <text:p>Rockstation</text:p>
          </table:table-cell>
          <table:table-cell table:style-name="ce1" office:value-type="string">
            <text:p>Rockstation</text:p>
          </table:table-cell>
          <table:table-cell table:style-name="ce1" office:value-type="string">
            <text:p>rockstation-halle.com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ce1" office:value-type="string">
            <text:p>Webformular</text:p>
          </table:table-cell>
        </table:table-row>
        <table:table-row>
          <table:table-cell table:style-name="ce1" office:value-type="string">
            <text:p>Genthin</text:p>
          </table:table-cell>
          <table:table-cell table:style-name="ce1" office:value-type="string">
            <text:p>Irish Pub</text:p>
          </table:table-cell>
          <table:table-cell table:style-name="ce1" office:value-type="string">
            <text:p>Irish Pub</text:p>
          </table:table-cell>
          <table:table-cell table:style-name="ce1" office:value-type="string">
            <text:p>facebook.com/IrishPubGenthin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Halle</text:p>
          </table:table-cell>
          <table:table-cell table:style-name="ce1" office:value-type="string">
            <text:p>Reil78</text:p>
          </table:table-cell>
          <table:table-cell table:style-name="ce1" office:value-type="string">
            <text:p>Reil78</text:p>
          </table:table-cell>
          <table:table-cell table:style-name="ce1" office:value-type="string">
            <text:p>http://reil78.de</text:p>
          </table:table-cell>
          <table:table-cell table:style-name="ce1" office:value-type="string">
            <text:p>reil78@yahoo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lle</text:p>
          </table:table-cell>
          <table:table-cell table:style-name="ce1" office:value-type="string">
            <text:p>Schaf Auf Eisenberg Booking</text:p>
          </table:table-cell>
          <table:table-cell table:style-name="ce1" office:value-type="string">
            <text:p>Schaf Auf Eisenberg Booking</text:p>
          </table:table-cell>
          <table:table-cell/>
          <table:table-cell table:style-name="ce1" office:value-type="string">
            <text:p>schaf.auf.eisenberg@gmx.de</text:p>
          </table:table-cell>
          <table:table-cell table:style-name="ce1" office:value-type="string">
            <text:p>schaf.auf.eisenberg@gmx.de</text:p>
          </table:table-cell>
          <table:table-cell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lle</text:p>
          </table:table-cell>
          <table:table-cell table:style-name="ce1" office:value-type="string">
            <text:p>VL Ludwigstraße</text:p>
          </table:table-cell>
          <table:table-cell table:style-name="ce1" office:value-type="string">
            <text:p>VL Ludwigstraße</text:p>
          </table:table-cell>
          <table:table-cell/>
          <table:table-cell table:style-name="ce1" office:value-type="string">
            <text:p>igkult@ludwigstraße37.de</text:p>
          </table:table-cell>
          <table:table-cell table:style-name="ce1" office:value-type="string">
            <text:p>igkult@ludwigstraße37.de</text:p>
          </table:table-cell>
          <table:table-cell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alberstadt</text:p>
          </table:table-cell>
          <table:table-cell table:style-name="ce1" office:value-type="string">
            <text:p>Zora</text:p>
          </table:table-cell>
          <table:table-cell table:style-name="ce1" office:value-type="string">
            <text:p>Zora</text:p>
          </table:table-cell>
          <table:table-cell table:style-name="ce1" office:value-type="string">
            <text:p>zorahbs.blogsport.de</text:p>
          </table:table-cell>
          <table:table-cell table:style-name="ce1" office:value-type="string">
            <text:p>verwaltung@zora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agdeburg</text:p>
          </table:table-cell>
          <table:table-cell table:style-name="ce1" office:value-type="string">
            <text:p>Factory</text:p>
          </table:table-cell>
          <table:table-cell table:style-name="ce1" office:value-type="string">
            <text:p>Factory</text:p>
          </table:table-cell>
          <table:table-cell table:style-name="ce1" office:value-type="string">
            <text:p>factory-magdeburg.de</text:p>
          </table:table-cell>
          <table:table-cell table:style-name="ce1" office:value-type="string">
            <text:p>Christian@factory-magdeburg.de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eipzig</text:p>
          </table:table-cell>
          <table:table-cell table:style-name="ce1" office:value-type="string">
            <text:p>4 Rooms</text:p>
          </table:table-cell>
          <table:table-cell table:style-name="ce1" office:value-type="string">
            <text:p>4 Rooms</text:p>
          </table:table-cell>
          <table:table-cell table:style-name="ce1" office:value-type="string">
            <text:p>http://fourooms.net/</text:p>
          </table:table-cell>
          <table:table-cell table:style-name="ce1" office:value-type="string">
            <text:p>mail@fourooms.net</text:p>
          </table:table-cell>
          <table:table-cell table:style-name="ce1" office:value-type="string">
            <text:p>0177 7944007</text:p>
          </table:table-cell>
          <table:table-cell/>
          <table:table-cell table:style-name="ce1" office:value-type="string">
            <text:p>Mail</text:p>
          </table:table-cell>
        </table:table-row>
      </table:table>
      <table:table table:name="'file:///home/phil/Concert_Mailer/Bookinglist/Booking_all.ods'#Berlin" table:print="false" table:style-name="ta_extref">
        <table:table-source xlink:type="simple" xlink:href="../Booking_all.ods" table:table-name="Berlin" table:mode="copy-results-only"/>
        <table:table-column table:number-columns-repeated="9"/>
        <table:table-row>
          <table:table-cell table:number-columns-repeated="4"/>
          <table:table-cell table:style-name="ce1" office:value-type="string">
            <text:p>E-mail Address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W</text:p>
          </table:table-cell>
          <table:table-cell table:style-name="ce1" office:value-type="string">
            <text:p>Type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Cassiopeia</text:p>
          </table:table-cell>
          <table:table-cell table:style-name="ce1" office:value-type="string">
            <text:p>Jakob</text:p>
          </table:table-cell>
          <table:table-cell table:style-name="ce1" office:value-type="string">
            <text:p>cassiopeia-berlin.de</text:p>
          </table:table-cell>
          <table:table-cell table:style-name="ce1" office:value-type="string">
            <text:p>jakob@cassiopeia-berli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For Life Concerts</text:p>
          </table:table-cell>
          <table:table-cell table:style-name="ce1" office:value-type="string">
            <text:p>For Life Concerts</text:p>
          </table:table-cell>
          <table:table-cell table:style-name="ce1" office:value-type="string">
            <text:p>facebook.com/4LifeConcertsBerlin</text:p>
          </table:table-cell>
          <table:table-cell table:style-name="ce1" office:value-type="string">
            <text:p>forlifeconcerts@web.de</text:p>
          </table:table-cell>
          <table:table-cell/>
          <table:table-cell table:style-name="ce1" office:value-type="string">
            <text:p>Lokaler Booker für unterschiedliche Venues</text:p>
          </table:table-cell>
          <table:table-cell table:style-name="ce1" office:value-type="string">
            <text:p>Lokaler Booker für unterschiedliche Venues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K17</text:p>
          </table:table-cell>
          <table:table-cell table:style-name="ce1" office:value-type="string">
            <text:p>K17</text:p>
          </table:table-cell>
          <table:table-cell table:style-name="ce1" office:value-type="string">
            <text:p>k17-berlin.de</text:p>
          </table:table-cell>
          <table:table-cell table:style-name="ce1" office:value-type="string">
            <text:p>office@k17-berli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Musik und Frieden</text:p>
          </table:table-cell>
          <table:table-cell table:style-name="ce1" office:value-type="string">
            <text:p>Musik und Frieden</text:p>
          </table:table-cell>
          <table:table-cell table:style-name="ce1" office:value-type="string">
            <text:p>musikundfrieden.de</text:p>
          </table:table-cell>
          <table:table-cell table:style-name="ce1" office:value-type="string">
            <text:p>info@musikundfried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Roter Baum</text:p>
          </table:table-cell>
          <table:table-cell table:style-name="ce1" office:value-type="string">
            <text:p>Roter Baum</text:p>
          </table:table-cell>
          <table:table-cell table:style-name="ce1" office:value-type="string">
            <text:p>roter-baum-berlin.de</text:p>
          </table:table-cell>
          <table:table-cell table:style-name="ce1" office:value-type="string">
            <text:p>info@roter-baum-berli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Sage Club</text:p>
          </table:table-cell>
          <table:table-cell table:style-name="ce1" office:value-type="string">
            <text:p>Sage Club</text:p>
          </table:table-cell>
          <table:table-cell table:style-name="ce1" office:value-type="string">
            <text:p>sage-club.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Zilini</text:p>
          </table:table-cell>
          <table:table-cell table:style-name="ce1" office:value-type="string">
            <text:p>Zilini</text:p>
          </table:table-cell>
          <table:table-cell table:style-name="ce1" office:value-type="string">
            <text:p>zilini.d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030-3329589</text:p>
          </table:table-cell>
          <table:table-cell table:number-columns-repeated="2"/>
          <table:table-cell table:style-name="ce1" office:value-type="string">
            <text:p>Telefon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Tiefgrund</text:p>
          </table:table-cell>
          <table:table-cell table:style-name="ce1" office:value-type="string">
            <text:p>Tiefgrund</text:p>
          </table:table-cell>
          <table:table-cell table:style-name="ce1" office:value-type="string">
            <text:p>tiefgrund-venue.com</text:p>
          </table:table-cell>
          <table:table-cell table:style-name="ce1" office:value-type="string">
            <text:p>contact@tiefgrund-venue.com</text:p>
          </table:table-cell>
          <table:table-cell/>
          <table:table-cell table:style-name="ce1" office:value-type="string">
            <text:p>Kein Metalcore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White Trash</text:p>
          </table:table-cell>
          <table:table-cell table:style-name="ce1" office:value-type="string">
            <text:p>White Trash</text:p>
          </table:table-cell>
          <table:table-cell table:style-name="ce1" office:value-type="string">
            <text:p>whitetrashfastfood.com</text:p>
          </table:table-cell>
          <table:table-cell table:style-name="ce1" office:value-type="string">
            <text:p>info@whitetrashfastfood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Jugendclub Klinke</text:p>
          </table:table-cell>
          <table:table-cell table:style-name="ce1" office:value-type="string">
            <text:p>Jugendclub Klinke</text:p>
          </table:table-cell>
          <table:table-cell table:style-name="ce1" office:value-type="string">
            <text:p>klub-dieklinke.de</text:p>
          </table:table-cell>
          <table:table-cell table:style-name="ce1" office:value-type="string">
            <text:p>klinke.jugendclub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XB Liebig</text:p>
          </table:table-cell>
          <table:table-cell table:style-name="ce1" office:value-type="string">
            <text:p>XB Liebig</text:p>
          </table:table-cell>
          <table:table-cell table:style-name="ce1" office:value-type="string">
            <text:p>xb.blogsport.de</text:p>
          </table:table-cell>
          <table:table-cell table:style-name="ce1" office:value-type="string">
            <text:p>xb@riseup.net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Bunte Kuh</text:p>
          </table:table-cell>
          <table:table-cell table:style-name="ce1" office:value-type="string">
            <text:p>Bunte Kuh</text:p>
          </table:table-cell>
          <table:table-cell table:style-name="ce1" office:value-type="string">
            <text:p>buntekuhverein.de</text:p>
          </table:table-cell>
          <table:table-cell table:style-name="ce1" office:value-type="string">
            <text:p>buntekuhverein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Dufte Musikbar</text:p>
          </table:table-cell>
          <table:table-cell table:style-name="ce1" office:value-type="string">
            <text:p>Dufte</text:p>
          </table:table-cell>
          <table:table-cell table:style-name="ce1" office:value-type="string">
            <text:p>dufte-musikbar.de</text:p>
          </table:table-cell>
          <table:table-cell table:style-name="ce1" office:value-type="string">
            <text:p>artists@dufte-musikbar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Wild At Heart</text:p>
          </table:table-cell>
          <table:table-cell table:style-name="ce1" office:value-type="string">
            <text:p>Wild At Heart</text:p>
          </table:table-cell>
          <table:table-cell table:style-name="ce1" office:value-type="string">
            <text:p>wildatheartberlin.de</text:p>
          </table:table-cell>
          <table:table-cell table:style-name="ce1" office:value-type="string">
            <text:p> info@wildatheartberli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CVLT of Morningstart Booking</text:p>
          </table:table-cell>
          <table:table-cell table:style-name="ce1" office:value-type="string">
            <text:p>CVLT of Morningstart Booking</text:p>
          </table:table-cell>
          <table:table-cell/>
          <table:table-cell table:style-name="ce1" office:value-type="string">
            <text:p>taliben@riseup.net</text:p>
          </table:table-cell>
          <table:table-cell table:style-name="ce1" office:value-type="string">
            <text:p>taliben@riseup.net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</table:table>
      <table:table table:name="'file:///home/phil/Concert_Mailer/Bookinglist/Booking_all.ods'#Bayern" table:print="false" table:style-name="ta_extref">
        <table:table-source xlink:type="simple" xlink:href="../Booking_all.ods" table:table-name="Bayern" table:mode="copy-results-only"/>
        <table:table-column table:number-columns-repeated="9"/>
        <table:table-row>
          <table:table-cell table:number-columns-repeated="4"/>
          <table:table-cell table:style-name="ce1" office:value-type="string">
            <text:p>E-mail Address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W</text:p>
          </table:table-cell>
          <table:table-cell table:style-name="ce1" office:value-type="string">
            <text:p>Type </text:p>
          </table:table-cell>
        </table:table-row>
        <table:table-row>
          <table:table-cell table:style-name="ce1" office:value-type="string">
            <text:p>Ansbach</text:p>
          </table:table-cell>
          <table:table-cell table:style-name="ce1" office:value-type="string">
            <text:p>13Eins</text:p>
          </table:table-cell>
          <table:table-cell table:style-name="ce1" office:value-type="string">
            <text:p>13Eins</text:p>
          </table:table-cell>
          <table:table-cell table:style-name="ce1" office:value-type="string">
            <text:p>13eins.de</text:p>
          </table:table-cell>
          <table:table-cell table:style-name="ce1" office:value-type="string">
            <text:p>booking@13eins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Alzenau</text:p>
          </table:table-cell>
          <table:table-cell table:style-name="ce1" office:value-type="string">
            <text:p>Teestube</text:p>
          </table:table-cell>
          <table:table-cell table:style-name="ce1" office:value-type="string">
            <text:p>Teestube</text:p>
          </table:table-cell>
          <table:table-cell table:style-name="ce1" office:value-type="string">
            <text:p>teestube-alzenau.de</text:p>
          </table:table-cell>
          <table:table-cell table:style-name="ce1" office:value-type="string">
            <text:p>info@teestube-alzenau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Augsburg</text:p>
          </table:table-cell>
          <table:table-cell table:style-name="ce1" office:value-type="string">
            <text:p>Ballonfabrik</text:p>
          </table:table-cell>
          <table:table-cell table:style-name="ce1" office:value-type="string">
            <text:p>Fabrik Unique</text:p>
          </table:table-cell>
          <table:table-cell table:style-name="ce1" office:value-type="string">
            <text:p>ballonfabrik.org</text:p>
          </table:table-cell>
          <table:table-cell table:style-name="ce1" office:value-type="string">
            <text:p>info@ballonfabrik.org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Augsburg</text:p>
          </table:table-cell>
          <table:table-cell table:style-name="ce1" office:value-type="string">
            <text:p>K15</text:p>
          </table:table-cell>
          <table:table-cell table:style-name="ce1" office:value-type="string">
            <text:p>K15</text:p>
          </table:table-cell>
          <table:table-cell table:style-name="ce1" office:value-type="string">
            <text:p>sjr-a.de</text:p>
          </table:table-cell>
          <table:table-cell table:style-name="ce1" office:value-type="string">
            <text:p>k15@sjr-a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Augsburg</text:p>
          </table:table-cell>
          <table:table-cell table:style-name="ce1" office:value-type="string">
            <text:p>Kantine</text:p>
          </table:table-cell>
          <table:table-cell table:style-name="ce1" office:value-type="string">
            <text:p>Kantine</text:p>
          </table:table-cell>
          <table:table-cell table:style-name="ce1" office:value-type="string">
            <text:p>musikkantine.de</text:p>
          </table:table-cell>
          <table:table-cell table:style-name="ce1" office:value-type="string">
            <text:p>info@musikkantin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Augsburg</text:p>
          </table:table-cell>
          <table:table-cell table:style-name="ce1" office:value-type="string">
            <text:p>Lamm Klub</text:p>
          </table:table-cell>
          <table:table-cell table:style-name="ce1" office:value-type="string">
            <text:p>Markus, Hallo Lamm Klub</text:p>
          </table:table-cell>
          <table:table-cell table:style-name="ce1" office:value-type="string">
            <text:p>lamm-klub.net</text:p>
          </table:table-cell>
          <table:table-cell table:style-name="ce1" office:value-type="string">
            <text:p>markus@lamm-klub.net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Augsburg</text:p>
          </table:table-cell>
          <table:table-cell table:style-name="ce1" office:value-type="string">
            <text:p>Rockfabrik</text:p>
          </table:table-cell>
          <table:table-cell table:style-name="ce1" office:value-type="string">
            <text:p>Rockfabrik</text:p>
          </table:table-cell>
          <table:table-cell table:style-name="ce1" office:value-type="string">
            <text:p>rockfabrik-augsburg.de</text:p>
          </table:table-cell>
          <table:table-cell table:style-name="ce1" office:value-type="string">
            <text:p>office@rockfabrik-augsburg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Aschaffenburg</text:p>
          </table:table-cell>
          <table:table-cell table:style-name="ce1" office:value-type="string">
            <text:p>Colos Saal</text:p>
          </table:table-cell>
          <table:table-cell table:style-name="ce1" office:value-type="string">
            <text:p>Colos Saal</text:p>
          </table:table-cell>
          <table:table-cell table:style-name="ce1" office:value-type="string">
            <text:p>colos-saal.de</text:p>
          </table:table-cell>
          <table:table-cell table:style-name="ce1" office:value-type="string">
            <text:p>info@colos-saal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ayreuth</text:p>
          </table:table-cell>
          <table:table-cell table:style-name="ce1" office:value-type="string">
            <text:p>Glashaus</text:p>
          </table:table-cell>
          <table:table-cell table:style-name="ce1" office:value-type="string">
            <text:p>Glashaus</text:p>
          </table:table-cell>
          <table:table-cell table:style-name="ce1" office:value-type="string">
            <text:p>glashaus.org</text:p>
          </table:table-cell>
          <table:table-cell table:style-name="ce1" office:value-type="string">
            <text:p>metal@glashaus.org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ayreuth</text:p>
          </table:table-cell>
          <table:table-cell table:style-name="ce1" office:value-type="string">
            <text:p>Zentrum</text:p>
          </table:table-cell>
          <table:table-cell table:style-name="ce1" office:value-type="string">
            <text:p>Zentrum</text:p>
          </table:table-cell>
          <table:table-cell table:style-name="ce1" office:value-type="string">
            <text:p>das-zentrum.de</text:p>
          </table:table-cell>
          <table:table-cell table:style-name="ce1" office:value-type="string">
            <text:p>info@das-zentrum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urglangenfeld</text:p>
          </table:table-cell>
          <table:table-cell table:style-name="ce1" office:value-type="string">
            <text:p>Juz</text:p>
          </table:table-cell>
          <table:table-cell table:style-name="ce1" office:value-type="string">
            <text:p>Juz</text:p>
          </table:table-cell>
          <table:table-cell table:style-name="ce1" office:value-type="string">
            <text:p>facebook.com/juzbul</text:p>
          </table:table-cell>
          <table:table-cell table:style-name="ce1" office:value-type="string">
            <text:p>juz_burglengenfeld@web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Burglengfeld</text:p>
          </table:table-cell>
          <table:table-cell table:style-name="ce1" office:value-type="string">
            <text:p>Juz</text:p>
          </table:table-cell>
          <table:table-cell table:style-name="ce1" office:value-type="string">
            <text:p>Juz Burglengenfeld</text:p>
          </table:table-cell>
          <table:table-cell table:style-name="ce1" office:value-type="string">
            <text:p>juz-bul.de</text:p>
          </table:table-cell>
          <table:table-cell table:style-name="ce1" office:value-type="string">
            <text:p>juz_burglengenfeld@web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Cham</text:p>
          </table:table-cell>
          <table:table-cell table:style-name="ce1" office:value-type="string">
            <text:p>L.A.</text:p>
          </table:table-cell>
          <table:table-cell table:style-name="ce1" office:value-type="string">
            <text:p>L.A. Cham</text:p>
          </table:table-cell>
          <table:table-cell table:style-name="ce1" office:value-type="string">
            <text:p>la-cham.de</text:p>
          </table:table-cell>
          <table:table-cell table:number-columns-repeated="4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Erlangen</text:p>
          </table:table-cell>
          <table:table-cell table:style-name="ce1" office:value-type="string">
            <text:p>E-Werk</text:p>
          </table:table-cell>
          <table:table-cell table:style-name="ce1" office:value-type="string">
            <text:p>E-Werk</text:p>
          </table:table-cell>
          <table:table-cell table:style-name="ce1" office:value-type="string">
            <text:p>e-werk.de</text:p>
          </table:table-cell>
          <table:table-cell table:style-name="ce1" office:value-type="string">
            <text:p>info@e-werk.de 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Erlangen</text:p>
          </table:table-cell>
          <table:table-cell table:style-name="ce1" office:value-type="string">
            <text:p>New Force</text:p>
          </table:table-cell>
          <table:table-cell table:style-name="ce1" office:value-type="string">
            <text:p>New Force</text:p>
          </table:table-cell>
          <table:table-cell table:style-name="ce1" office:value-type="string">
            <text:p>newforce.de</text:p>
          </table:table-cell>
          <table:table-cell table:style-name="ce1" office:value-type="string">
            <text:p>booking@newforce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Erlangen</text:p>
          </table:table-cell>
          <table:table-cell table:style-name="ce1" office:value-type="string">
            <text:p>New Force</text:p>
          </table:table-cell>
          <table:table-cell table:style-name="ce1" office:value-type="string">
            <text:p>Mobbl</text:p>
          </table:table-cell>
          <table:table-cell table:style-name="ce1" office:value-type="string">
            <text:p>newforce.de</text:p>
          </table:table-cell>
          <table:table-cell table:style-name="ce1" office:value-type="string">
            <text:p>mobbl@newforc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Erlangen</text:p>
          </table:table-cell>
          <table:table-cell table:style-name="ce1" office:value-type="string">
            <text:p>Omega</text:p>
          </table:table-cell>
          <table:table-cell table:style-name="ce1" office:value-type="string">
            <text:p>Omega</text:p>
          </table:table-cell>
          <table:table-cell table:style-name="ce1" office:value-type="string">
            <text:p>omega-erlangen.de</text:p>
          </table:table-cell>
          <table:table-cell table:style-name="ce1" office:value-type="string">
            <text:p>konzerte@omega-erlang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Erlangen</text:p>
          </table:table-cell>
          <table:table-cell table:style-name="ce1" office:value-type="string">
            <text:p>Juz</text:p>
          </table:table-cell>
          <table:table-cell table:style-name="ce1" office:value-type="string">
            <text:p>Juz </text:p>
          </table:table-cell>
          <table:table-cell table:style-name="ce1" office:value-type="string">
            <text:p>juz.wojo-club.de</text:p>
          </table:table-cell>
          <table:table-cell table:style-name="ce1" office:value-type="string">
            <text:p>jugendhaus-er-konzerte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erzogenaurach</text:p>
          </table:table-cell>
          <table:table-cell table:style-name="ce1" office:value-type="string">
            <text:p>Jugendhaus Rabatz</text:p>
          </table:table-cell>
          <table:table-cell table:style-name="ce1" office:value-type="string">
            <text:p>Jugendhaus Rabatz</text:p>
          </table:table-cell>
          <table:table-cell table:style-name="ce1" office:value-type="string">
            <text:p>herzojugend.de</text:p>
          </table:table-cell>
          <table:table-cell table:style-name="ce1" office:value-type="string">
            <text:p>rabatz@herzomedia.net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Herzogenaurach</text:p>
          </table:table-cell>
          <table:table-cell table:style-name="ce1" office:value-type="string">
            <text:p>Jugendhaus Rabatz</text:p>
          </table:table-cell>
          <table:table-cell table:style-name="ce1" office:value-type="string">
            <text:p>Jugendhaus Rabatz</text:p>
          </table:table-cell>
          <table:table-cell table:style-name="ce1" office:value-type="string">
            <text:p>herzojugend.de</text:p>
          </table:table-cell>
          <table:table-cell table:style-name="ce1" office:value-type="string">
            <text:p>rafael.strzodka@me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Kaufbeuren</text:p>
          </table:table-cell>
          <table:table-cell table:style-name="ce1" office:value-type="string">
            <text:p>Brazil</text:p>
          </table:table-cell>
          <table:table-cell table:style-name="ce1" office:value-type="string">
            <text:p>Ralf</text:p>
          </table:table-cell>
          <table:table-cell table:style-name="ce1" office:value-type="string">
            <text:p>brazil-kf.de</text:p>
          </table:table-cell>
          <table:table-cell table:style-name="ce1" office:value-type="string">
            <text:p>info@brazil-kf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angenzenn</text:p>
          </table:table-cell>
          <table:table-cell table:style-name="ce1" office:value-type="string">
            <text:p>Juz Alte Post</text:p>
          </table:table-cell>
          <table:table-cell table:style-name="ce1" office:value-type="string">
            <text:p>Alte Post</text:p>
          </table:table-cell>
          <table:table-cell table:style-name="ce1" office:value-type="string">
            <text:p>altepost.org</text:p>
          </table:table-cell>
          <table:table-cell table:number-columns-repeated="4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Lindau</text:p>
          </table:table-cell>
          <table:table-cell table:style-name="ce1" office:value-type="string">
            <text:p>Vaudeville</text:p>
          </table:table-cell>
          <table:table-cell table:style-name="ce1" office:value-type="string">
            <text:p>Vaudeville</text:p>
          </table:table-cell>
          <table:table-cell table:style-name="ce1" office:value-type="string">
            <text:p>vaudeville.de</text:p>
          </table:table-cell>
          <table:table-cell table:style-name="ce1" office:value-type="string">
            <text:p>booking@vaudevill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Lindenberg Buchloe</text:p>
          </table:table-cell>
          <table:table-cell table:style-name="ce1" office:value-type="string">
            <text:p>Hirsch</text:p>
          </table:table-cell>
          <table:table-cell table:style-name="ce1" office:value-type="string">
            <text:p>Hirsch</text:p>
          </table:table-cell>
          <table:table-cell table:style-name="ce1" office:value-type="string">
            <text:p>facebook.com/hirschlindenberg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Lörrach</text:p>
          </table:table-cell>
          <table:table-cell table:style-name="ce1" office:value-type="string">
            <text:p>Metalcafe</text:p>
          </table:table-cell>
          <table:table-cell table:style-name="ce1" office:value-type="string">
            <text:p>Metal Maniacs</text:p>
          </table:table-cell>
          <table:table-cell table:style-name="ce1" office:value-type="string">
            <text:p>metal-maniacs.eu</text:p>
          </table:table-cell>
          <table:table-cell table:style-name="ce1" office:value-type="string">
            <text:p>contact@metal-maniacs.eu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ünchen</text:p>
          </table:table-cell>
          <table:table-cell table:style-name="ce1" office:value-type="string">
            <text:p>Backstage</text:p>
          </table:table-cell>
          <table:table-cell table:style-name="ce1" office:value-type="string">
            <text:p>Backstage</text:p>
          </table:table-cell>
          <table:table-cell table:style-name="ce1" office:value-type="string">
            <text:p>www.backstage.eu</text:p>
          </table:table-cell>
        </table:table-row>
        <table:table-row>
          <table:table-cell table:style-name="ce1" office:value-type="string">
            <text:p>München</text:p>
          </table:table-cell>
          <table:table-cell table:style-name="ce1" office:value-type="string">
            <text:p>Feierwerk</text:p>
          </table:table-cell>
          <table:table-cell table:style-name="ce1" office:value-type="string">
            <text:p>Feierwerk</text:p>
          </table:table-cell>
          <table:table-cell table:style-name="ce1" office:value-type="string">
            <text:p>feierwerk.de</text:p>
          </table:table-cell>
          <table:table-cell table:style-name="ce1" office:value-type="string">
            <text:p>booking@feierwerk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ünchen</text:p>
          </table:table-cell>
          <table:table-cell table:style-name="ce1" office:value-type="string">
            <text:p>Kaffee Kult</text:p>
          </table:table-cell>
          <table:table-cell table:style-name="ce1" office:value-type="string">
            <text:p>Kaffee Kult</text:p>
          </table:table-cell>
          <table:table-cell table:style-name="ce1" office:value-type="string">
            <text:p>kafekult.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München</text:p>
          </table:table-cell>
          <table:table-cell table:style-name="ce1" office:value-type="string">
            <text:p>Kafe Marat</text:p>
          </table:table-cell>
          <table:table-cell table:style-name="ce1" office:value-type="string">
            <text:p>Kafe Marat</text:p>
          </table:table-cell>
          <table:table-cell table:style-name="ce1" office:value-type="string">
            <text:p>kafemarat.blogsport.de</text:p>
          </table:table-cell>
          <table:table-cell table:style-name="ce1" office:value-type="string">
            <text:p>kafemarat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ünchen</text:p>
          </table:table-cell>
          <table:table-cell table:style-name="ce1" office:value-type="string">
            <text:p>Kafe Marat</text:p>
          </table:table-cell>
          <table:table-cell table:style-name="ce1" office:value-type="string">
            <text:p>Bast, Hallo Kafe Marat</text:p>
          </table:table-cell>
          <table:table-cell table:style-name="ce1" office:value-type="string">
            <text:p>kafemarat.blogsport.de</text:p>
          </table:table-cell>
          <table:table-cell table:style-name="ce1" office:value-type="string">
            <text:p>w.bastian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ünchen</text:p>
          </table:table-cell>
          <table:table-cell table:style-name="ce1" office:value-type="string">
            <text:p>Be Alive Agency</text:p>
          </table:table-cell>
          <table:table-cell table:style-name="ce1" office:value-type="string">
            <text:p>Be Alive Agency</text:p>
          </table:table-cell>
          <table:table-cell/>
          <table:table-cell table:style-name="ce1" office:value-type="string">
            <text:p>barney.s.blanke@googlemail.com</text:p>
          </table:table-cell>
          <table:table-cell table:style-name="ce1" office:value-type="string">
            <text:p>barney.s.blanke@googlemail.com</text:p>
          </table:table-cell>
          <table:table-cell table:number-columns-repeated="2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München</text:p>
          </table:table-cell>
          <table:table-cell table:style-name="ce1" office:value-type="string">
            <text:p>Sunny Red</text:p>
          </table:table-cell>
        </table:table-row>
        <table:table-row>
          <table:table-cell table:style-name="ce1" office:value-type="string">
            <text:p>Nersingen</text:p>
          </table:table-cell>
          <table:table-cell table:style-name="ce1" office:value-type="string">
            <text:p>Rock's</text:p>
          </table:table-cell>
          <table:table-cell table:style-name="ce1" office:value-type="string">
            <text:p>Rock's</text:p>
          </table:table-cell>
          <table:table-cell table:style-name="ce1" office:value-type="string">
            <text:p>rocks-nersingen.de</text:p>
          </table:table-cell>
          <table:table-cell table:style-name="ce1" office:value-type="string">
            <text:p>info@rocks-nersingen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eusäß</text:p>
          </table:table-cell>
          <table:table-cell table:style-name="ce1" office:value-type="string">
            <text:p>Stereoton</text:p>
          </table:table-cell>
          <table:table-cell table:style-name="ce1" office:value-type="string">
            <text:p>Stereoton</text:p>
          </table:table-cell>
          <table:table-cell table:style-name="ce1" office:value-type="string">
            <text:p>jugendkulturhaus.de</text:p>
          </table:table-cell>
          <table:table-cell table:style-name="ce1" office:value-type="string">
            <text:p>stereoton@jugendkulturhaus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-</text:p>
          </table:table-cell>
          <table:table-cell table:style-name="ce1" office:value-type="string">
            <text:p>Benni</text:p>
          </table:table-cell>
          <table:table-cell table:style-name="ce1" office:value-type="string">
            <text:p>facebook.com/bennykindler</text:p>
          </table:table-cell>
          <table:table-cell table:number-columns-repeated="2"/>
          <table:table-cell table:style-name="ce1" office:value-type="string">
            <text:p>Lokaler Booker für verschiedene Venues</text:p>
          </table:table-cell>
          <table:table-cell table:style-name="ce1" office:value-type="string">
            <text:p>Lokaler Booker für verschiedene Venues</text:p>
          </table:table-cell>
          <table:table-cell table:style-name="ce1" office:value-type="string">
            <text:p>Facebook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Cultfactory</text:p>
          </table:table-cell>
          <table:table-cell table:style-name="ce1" office:value-type="string">
            <text:p>Luise</text:p>
          </table:table-cell>
          <table:table-cell table:style-name="ce1" office:value-type="string">
            <text:p>luise-cultfactory.de</text:p>
          </table:table-cell>
          <table:table-cell table:style-name="ce1" office:value-type="string">
            <text:p>info@luise-cultfactory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Hirsch</text:p>
          </table:table-cell>
          <table:table-cell table:style-name="ce1" office:value-type="string">
            <text:p>Hirsch</text:p>
          </table:table-cell>
          <table:table-cell table:style-name="ce1" office:value-type="string">
            <text:p>der-hirsch.de</text:p>
          </table:table-cell>
          <table:table-cell table:style-name="ce1" office:value-type="string">
            <text:p>booking@der-hirsch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Klüpfel</text:p>
          </table:table-cell>
          <table:table-cell table:style-name="ce1" office:value-type="string">
            <text:p>Matthias, Hallo Klüpfel</text:p>
          </table:table-cell>
          <table:table-cell table:style-name="ce1" office:value-type="string">
            <text:p>kluepfel.de</text:p>
          </table:table-cell>
          <table:table-cell table:style-name="ce1" office:value-type="string">
            <text:p>booking@kluepfel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Kulturverein</text:p>
          </table:table-cell>
          <table:table-cell table:style-name="ce1" office:value-type="string">
            <text:p>KV</text:p>
          </table:table-cell>
          <table:table-cell table:style-name="ce1" office:value-type="string">
            <text:p>kunstverein-nuernberg.de</text:p>
          </table:table-cell>
          <table:table-cell table:style-name="ce1" office:value-type="string">
            <text:p>anfragen@kv-nbg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Musikzentrale</text:p>
          </table:table-cell>
          <table:table-cell table:style-name="ce1" office:value-type="string">
            <text:p>Musikzentrale</text:p>
          </table:table-cell>
          <table:table-cell table:style-name="ce1" office:value-type="string">
            <text:p>musikzentrale.com</text:p>
          </table:table-cell>
          <table:table-cell table:style-name="ce1" office:value-type="string">
            <text:p>info@musikzentrale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Quibble</text:p>
          </table:table-cell>
          <table:table-cell table:style-name="ce1" office:value-type="string">
            <text:p>Quibble</text:p>
          </table:table-cell>
          <table:table-cell table:style-name="ce1" office:value-type="string">
            <text:p>quibble.de</text:p>
          </table:table-cell>
          <table:table-cell table:style-name="ce1" office:value-type="string">
            <text:p>kontakt@quibbl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Quibble</text:p>
          </table:table-cell>
          <table:table-cell table:style-name="ce1" office:value-type="string">
            <text:p>Michael</text:p>
          </table:table-cell>
          <table:table-cell table:style-name="ce1" office:value-type="string">
            <text:p>quibble.de</text:p>
          </table:table-cell>
          <table:table-cell table:style-name="ce1" office:value-type="string">
            <text:p>michael.gerner@quibble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Rockfabrik</text:p>
          </table:table-cell>
          <table:table-cell table:style-name="ce1" office:value-type="string">
            <text:p>Rockfabrik</text:p>
          </table:table-cell>
          <table:table-cell table:style-name="ce1" office:value-type="string">
            <text:p>rockfabrik.de</text:p>
          </table:table-cell>
          <table:table-cell table:style-name="ce1" office:value-type="string">
            <text:p>info@rockfabrik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Rockfabrik</text:p>
          </table:table-cell>
          <table:table-cell table:style-name="ce1" office:value-type="string">
            <text:p>Julia</text:p>
          </table:table-cell>
          <table:table-cell table:style-name="ce1" office:value-type="string">
            <text:p>rockfabrik.de</text:p>
          </table:table-cell>
          <table:table-cell table:style-name="ce1" office:value-type="string">
            <text:p>julia@rockfabrik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Z-Bau</text:p>
          </table:table-cell>
          <table:table-cell table:style-name="ce1" office:value-type="string">
            <text:p>Z-Bau</text:p>
          </table:table-cell>
          <table:table-cell table:style-name="ce1" office:value-type="string">
            <text:p>z-bau.com</text:p>
          </table:table-cell>
          <table:table-cell table:style-name="ce1" office:value-type="string">
            <text:p>booking@z-bau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Zentralcafe</text:p>
          </table:table-cell>
          <table:table-cell table:style-name="ce1" office:value-type="string">
            <text:p>Zentralcafe</text:p>
          </table:table-cell>
          <table:table-cell table:style-name="ce1" office:value-type="string">
            <text:p>www.zentralcafe.com</text:p>
          </table:table-cell>
          <table:table-cell table:style-name="ce1" office:value-type="string">
            <text:p>info@zentralcafe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Passau</text:p>
          </table:table-cell>
          <table:table-cell table:style-name="ce1" office:value-type="string">
            <text:p>Tabakfabrik</text:p>
          </table:table-cell>
          <table:table-cell table:style-name="ce1" office:value-type="string">
            <text:p>MFV</text:p>
          </table:table-cell>
          <table:table-cell table:style-name="ce1" office:value-type="string">
            <text:p>mfv-passau.de</text:p>
          </table:table-cell>
          <table:table-cell table:style-name="ce1" office:value-type="string">
            <text:p>tabakfabrik@googlemail.com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Passau</text:p>
          </table:table-cell>
          <table:table-cell table:style-name="ce1" office:value-type="string">
            <text:p>Zeughaus</text:p>
          </table:table-cell>
          <table:table-cell table:style-name="ce1" office:value-type="string">
            <text:p>Kathi</text:p>
          </table:table-cell>
          <table:table-cell table:style-name="ce1" office:value-type="string">
            <text:p>zeughaus-passau.de</text:p>
          </table:table-cell>
          <table:table-cell table:style-name="ce1" office:value-type="string">
            <text:p>kr@kamel-events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Passau</text:p>
          </table:table-cell>
          <table:table-cell table:style-name="ce1" office:value-type="string">
            <text:p>Zeughaus</text:p>
          </table:table-cell>
          <table:table-cell table:style-name="ce1" office:value-type="string">
            <text:p>Christian</text:p>
          </table:table-cell>
          <table:table-cell table:style-name="ce1" office:value-type="string">
            <text:p>zeughaus-passau.de</text:p>
          </table:table-cell>
          <table:table-cell table:style-name="ce1" office:value-type="string">
            <text:p>punkpanther@gmx.net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Passau</text:p>
          </table:table-cell>
          <table:table-cell table:style-name="ce1" office:value-type="string">
            <text:p>Zeughaus</text:p>
          </table:table-cell>
          <table:table-cell table:style-name="ce1" office:value-type="string">
            <text:p>Johannes</text:p>
          </table:table-cell>
          <table:table-cell table:style-name="ce1" office:value-type="string">
            <text:p>zeughaus-passau.de</text:p>
          </table:table-cell>
          <table:table-cell table:style-name="ce1" office:value-type="string">
            <text:p>karodde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Passau</text:p>
          </table:table-cell>
          <table:table-cell table:style-name="ce1" office:value-type="string">
            <text:p>Zeughaus</text:p>
          </table:table-cell>
          <table:table-cell table:style-name="ce1" office:value-type="string">
            <text:p>Sebastian</text:p>
          </table:table-cell>
          <table:table-cell table:style-name="ce1" office:value-type="string">
            <text:p>zeughaus-passau.de</text:p>
          </table:table-cell>
          <table:table-cell table:style-name="ce1" office:value-type="string">
            <text:p>sebi.ruppert@freenet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Passau</text:p>
          </table:table-cell>
          <table:table-cell table:style-name="ce1" office:value-type="string">
            <text:p>Zeughaus</text:p>
          </table:table-cell>
          <table:table-cell table:style-name="ce1" office:value-type="string">
            <text:p>Eva</text:p>
          </table:table-cell>
          <table:table-cell table:style-name="ce1" office:value-type="string">
            <text:p>zeughaus-passau.de</text:p>
          </table:table-cell>
          <table:table-cell table:style-name="ce1" office:value-type="string">
            <text:p>eva-zink@web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Passau</text:p>
          </table:table-cell>
          <table:table-cell table:style-name="ce1" office:value-type="string">
            <text:p>Zeughaus</text:p>
          </table:table-cell>
          <table:table-cell table:style-name="ce1" office:value-type="string">
            <text:p>Bernhard</text:p>
          </table:table-cell>
          <table:table-cell table:style-name="ce1" office:value-type="string">
            <text:p>zeughaus-passau.de</text:p>
          </table:table-cell>
          <table:table-cell table:style-name="ce1" office:value-type="string">
            <text:p>bernhard.grassl1@gmail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Regensburg</text:p>
          </table:table-cell>
          <table:table-cell table:style-name="ce1" office:value-type="string">
            <text:p>Alte Mälzerei</text:p>
          </table:table-cell>
          <table:table-cell table:style-name="ce1" office:value-type="string">
            <text:p>Stefan</text:p>
          </table:table-cell>
          <table:table-cell table:style-name="ce1" office:value-type="string">
            <text:p>alte-maelzerei.de</text:p>
          </table:table-cell>
          <table:table-cell table:style-name="ce1" office:value-type="string">
            <text:p>stefan.glufke@alte-maelzerei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Regensburg</text:p>
          </table:table-cell>
          <table:table-cell table:style-name="ce1" office:value-type="string">
            <text:p>Alte Mälzerei</text:p>
          </table:table-cell>
          <table:table-cell table:style-name="ce1" office:value-type="string">
            <text:p>Hans</text:p>
          </table:table-cell>
          <table:table-cell table:style-name="ce1" office:value-type="string">
            <text:p>alte-maelzerei.de</text:p>
          </table:table-cell>
          <table:table-cell table:style-name="ce1" office:value-type="string">
            <text:p>hans.krottenthaler@alte-maelzerei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chweinfurt</text:p>
          </table:table-cell>
          <table:table-cell table:style-name="ce1" office:value-type="string">
            <text:p>Stattbahnhof</text:p>
          </table:table-cell>
          <table:table-cell table:style-name="ce1" office:value-type="string">
            <text:p>Programmgruppe Stattbahnhof</text:p>
          </table:table-cell>
          <table:table-cell table:style-name="ce1" office:value-type="string">
            <text:p>stattbahnhof-sw.de</text:p>
          </table:table-cell>
          <table:table-cell table:style-name="ce1" office:value-type="string">
            <text:p>booking@stattbahnhof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traßkirchen</text:p>
          </table:table-cell>
          <table:table-cell table:style-name="ce1" office:value-type="string">
            <text:p>Plutonium Klub</text:p>
          </table:table-cell>
          <table:table-cell table:style-name="ce1" office:value-type="string">
            <text:p>Plutonium Klub</text:p>
          </table:table-cell>
          <table:table-cell table:style-name="ce1" office:value-type="string">
            <text:p>plutonium-klub.com</text:p>
          </table:table-cell>
          <table:table-cell table:style-name="ce1" office:value-type="string">
            <text:p>booking@plutonium-klub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Töging</text:p>
          </table:table-cell>
          <table:table-cell table:style-name="ce1" office:value-type="string">
            <text:p>Silo </text:p>
          </table:table-cell>
          <table:table-cell table:style-name="ce1" office:value-type="string">
            <text:p>Silo</text:p>
          </table:table-cell>
          <table:table-cell table:style-name="ce1" office:value-type="string">
            <text:p>ourhomeland.wix.com</text:p>
          </table:table-cell>
          <table:table-cell table:style-name="ce1" office:value-type="string">
            <text:p>play@silo1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Weil Der Stadt</text:p>
          </table:table-cell>
          <table:table-cell table:style-name="ce1" office:value-type="string">
            <text:p>Jugendhaus Kloster</text:p>
          </table:table-cell>
          <table:table-cell table:style-name="ce1" office:value-type="string">
            <text:p>JH Kloster</text:p>
          </table:table-cell>
          <table:table-cell table:style-name="ce1" office:value-type="string">
            <text:p>jh-kloster.de</text:p>
          </table:table-cell>
          <table:table-cell table:style-name="ce1" office:value-type="string">
            <text:p>Info@jh-kloster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Würzburg</text:p>
          </table:table-cell>
          <table:table-cell table:style-name="ce1" office:value-type="string">
            <text:p>BHof</text:p>
          </table:table-cell>
          <table:table-cell table:style-name="ce1" office:value-type="string">
            <text:p>Christof</text:p>
          </table:table-cell>
          <table:table-cell table:style-name="ce1" office:value-type="string">
            <text:p>b-hof.de</text:p>
          </table:table-cell>
          <table:table-cell table:style-name="ce1" office:value-type="string">
            <text:p>christof@b-hof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Würzburg</text:p>
          </table:table-cell>
          <table:table-cell table:style-name="ce1" office:value-type="string">
            <text:p>BHof</text:p>
          </table:table-cell>
          <table:table-cell table:style-name="ce1" office:value-type="string">
            <text:p>Lucky</text:p>
          </table:table-cell>
          <table:table-cell table:style-name="ce1" office:value-type="string">
            <text:p>b-hof.de</text:p>
          </table:table-cell>
          <table:table-cell table:style-name="ce1" office:value-type="string">
            <text:p>lucky@b-hof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Würzburg</text:p>
          </table:table-cell>
          <table:table-cell table:style-name="ce1" office:value-type="string">
            <text:p>Cafe Kairo</text:p>
          </table:table-cell>
          <table:table-cell table:style-name="ce1" office:value-type="string">
            <text:p>Würzburger Rockgemeinschaft</text:p>
          </table:table-cell>
          <table:table-cell table:style-name="ce1" office:value-type="string">
            <text:p>wuerg.net</text:p>
          </table:table-cell>
          <table:table-cell table:style-name="ce1" office:value-type="string">
            <text:p>mhlungu0@gmail.com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Würzburg</text:p>
          </table:table-cell>
          <table:table-cell table:style-name="ce1" office:value-type="string">
            <text:p>Cafe Kairo</text:p>
          </table:table-cell>
          <table:table-cell table:style-name="ce1" office:value-type="string">
            <text:p>Matthias</text:p>
          </table:table-cell>
          <table:table-cell table:style-name="ce1" office:value-type="string">
            <text:p>xyeahx.blogsport.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  <table:table-row>
          <table:table-cell table:style-name="ce1" office:value-type="string">
            <text:p>Würzburg</text:p>
          </table:table-cell>
          <table:table-cell table:style-name="ce1" office:value-type="string">
            <text:p>Jugendclub Immerhin</text:p>
          </table:table-cell>
          <table:table-cell table:style-name="ce1" office:value-type="string">
            <text:p>Immerhin</text:p>
          </table:table-cell>
          <table:table-cell table:style-name="ce1" office:value-type="string">
            <text:p>immerhin-wuerzburg.de</text:p>
          </table:table-cell>
          <table:table-cell table:style-name="ce1" office:value-type="string">
            <text:p>whole_lotta_pete@gmx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traubing</text:p>
          </table:table-cell>
          <table:table-cell table:style-name="ce1" office:value-type="string">
            <text:p>Tiefenrausch</text:p>
          </table:table-cell>
          <table:table-cell table:style-name="ce1" office:value-type="string">
            <text:p>Nathalie, Hallo Tiefenrausch</text:p>
          </table:table-cell>
          <table:table-cell table:style-name="ce1" office:value-type="string">
            <text:p>tiefenrauschstraubing.de</text:p>
          </table:table-cell>
          <table:table-cell table:style-name="ce1" office:value-type="string">
            <text:p>natty@tiefenrauschstraubing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traubing</text:p>
          </table:table-cell>
          <table:table-cell table:style-name="ce1" office:value-type="string">
            <text:p>Tiefenrausch</text:p>
          </table:table-cell>
          <table:table-cell table:style-name="ce1" office:value-type="string">
            <text:p>Teifenrausch</text:p>
          </table:table-cell>
          <table:table-cell table:style-name="ce1" office:value-type="string">
            <text:p>tiefenrauschstraubing.de</text:p>
          </table:table-cell>
          <table:table-cell table:style-name="ce1" office:value-type="string">
            <text:p>info@tiefenrauschstraubing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Straubing</text:p>
          </table:table-cell>
          <table:table-cell table:style-name="ce1" office:value-type="string">
            <text:p>Raven</text:p>
          </table:table-cell>
          <table:table-cell table:style-name="ce1" office:value-type="string">
            <text:p>Fred, Hallo Raven</text:p>
          </table:table-cell>
          <table:table-cell table:style-name="ce1" office:value-type="string">
            <text:p>ali-raven.com</text:p>
          </table:table-cell>
          <table:table-cell table:style-name="ce1" office:value-type="string">
            <text:p>info@ali-raven.com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Rosenheim</text:p>
          </table:table-cell>
          <table:table-cell table:style-name="ce1" office:value-type="string">
            <text:p>Vetternwirtschaft</text:p>
          </table:table-cell>
          <table:table-cell table:style-name="ce1" office:value-type="string">
            <text:p>Vetterwirtschaft</text:p>
          </table:table-cell>
          <table:table-cell table:style-name="ce1" office:value-type="string">
            <text:p>vfbk.net</text:p>
          </table:table-cell>
          <table:table-cell table:style-name="ce1" office:value-type="string">
            <text:p>vetternbooking@yahoo.de</text:p>
          </table:table-cell>
          <table:table-cell table:number-columns-repeated="3"/>
          <table:table-cell table:style-name="ce1" office:value-type="string">
            <text:p>Mail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Doom over Nuernberg</text:p>
          </table:table-cell>
          <table:table-cell table:number-columns-repeated="2"/>
          <table:table-cell table:style-name="ce1" office:value-type="string">
            <text:p>doom-over-nuernberg@info.de</text:p>
          </table:table-cell>
        </table:table-row>
        <table:table-row>
          <table:table-cell table:style-name="ce1" office:value-type="string">
            <text:p>Aschaffenburg</text:p>
          </table:table-cell>
          <table:table-cell table:style-name="ce1" office:value-type="string">
            <text:p>JuKuZ</text:p>
          </table:table-cell>
          <table:table-cell table:number-columns-repeated="2"/>
          <table:table-cell table:style-name="ce1" office:value-type="string">
            <text:p>musikbuero@jukuz.de</text:p>
          </table:table-cell>
        </table:table-row>
        <table:table-row>
          <table:table-cell table:style-name="ce1" office:value-type="string">
            <text:p>Wachenroth</text:p>
          </table:table-cell>
          <table:table-cell table:style-name="ce1" office:value-type="string">
            <text:p>Toxicity</text:p>
          </table:table-cell>
          <table:table-cell table:number-columns-repeated="2"/>
          <table:table-cell table:style-name="ce1" office:value-type="string">
            <text:p>house-of-corpse@t-online.de</text:p>
          </table:table-cell>
        </table:table-row>
        <table:table-row>
          <table:table-cell table:style-name="ce1" office:value-type="string">
            <text:p>Adelsheim</text:p>
          </table:table-cell>
          <table:table-cell table:style-name="ce1" office:value-type="string">
            <text:p>Live Factory</text:p>
          </table:table-cell>
          <table:table-cell table:number-columns-repeated="2"/>
          <table:table-cell table:style-name="ce1" office:value-type="string">
            <text:p>live-factory@t-online.de</text:p>
          </table:table-cell>
        </table:table-row>
        <table:table-row>
          <table:table-cell table:style-name="ce1" office:value-type="string">
            <text:p>Schweinfurt</text:p>
          </table:table-cell>
          <table:table-cell table:style-name="ce1" office:value-type="string">
            <text:p>Jugendhaus</text:p>
          </table:table-cell>
          <table:table-cell table:number-columns-repeated="2"/>
          <table:table-cell table:style-name="ce1" office:value-type="string">
            <text:p>jugendhaus@schweinfurt.de</text:p>
          </table:table-cell>
        </table:table-row>
        <table:table-row>
          <table:table-cell table:style-name="ce1" office:value-type="string">
            <text:p>Bad Windsheim</text:p>
          </table:table-cell>
          <table:table-cell table:style-name="ce1" office:value-type="string">
            <text:p>SChneiderscheune</text:p>
          </table:table-cell>
          <table:table-cell table:number-columns-repeated="2"/>
          <table:table-cell table:style-name="ce1" office:value-type="string">
            <text:p>team@jugendtreff-schneiderscheune.de</text:p>
          </table:table-cell>
        </table:table-row>
        <table:table-row>
          <table:table-cell table:style-name="ce1" office:value-type="string">
            <text:p>Hammelburg</text:p>
          </table:table-cell>
          <table:table-cell table:style-name="ce1" office:value-type="string">
            <text:p>Musikinitiative Hammelburg e.V.</text:p>
          </table:table-cell>
          <table:table-cell table:number-columns-repeated="2"/>
          <table:table-cell table:style-name="ce1" office:value-type="string">
            <text:p>manuel-bauer@musikini.de</text:p>
          </table:table-cell>
        </table:table-row>
        <table:table-row>
          <table:table-cell table:style-name="ce1" office:value-type="string">
            <text:p>Bamberg</text:p>
          </table:table-cell>
          <table:table-cell table:style-name="ce1" office:value-type="string">
            <text:p>Sounds'n'Arts</text:p>
          </table:table-cell>
          <table:table-cell table:number-columns-repeated="2"/>
          <table:table-cell table:style-name="ce1" office:value-type="string">
            <text:p>Info@sounds-n-arts.com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Power&amp;Equality</text:p>
          </table:table-cell>
          <table:table-cell table:number-columns-repeated="2"/>
          <table:table-cell table:style-name="ce1" office:value-type="string">
            <text:p>thexheat@gmail.com</text:p>
          </table:table-cell>
        </table:table-row>
        <table:table-row>
          <table:table-cell table:style-name="ce1" office:value-type="string">
            <text:p>Würzburg</text:p>
          </table:table-cell>
          <table:table-cell table:style-name="ce1" office:value-type="string">
            <text:p>Goondock Entertainment</text:p>
          </table:table-cell>
          <table:table-cell table:number-columns-repeated="2"/>
          <table:table-cell table:style-name="ce1" office:value-type="string">
            <text:p>meiki@vhamrad.de</text:p>
          </table:table-cell>
        </table:table-row>
        <table:table-row>
          <table:table-cell table:style-name="ce1" office:value-type="string">
            <text:p>Miltenberg</text:p>
          </table:table-cell>
          <table:table-cell table:style-name="ce1" office:value-type="string">
            <text:p>Beavers</text:p>
          </table:table-cell>
          <table:table-cell table:style-name="ce1" office:value-type="string">
            <text:p>Beavers</text:p>
          </table:table-cell>
          <table:table-cell table:style-name="ce1" office:value-type="string">
            <text:p>beaversmiltenberg.de</text:p>
          </table:table-cell>
          <table:table-cell table:style-name="ce1" office:value-type="string">
            <text:p>-</text:p>
          </table:table-cell>
          <table:table-cell table:number-columns-repeated="3"/>
          <table:table-cell table:style-name="ce1" office:value-type="string">
            <text:p>Webform</text:p>
          </table:table-cell>
        </table:table-row>
      </table:table>
      <table:table table:name="'file:///home/phil/Concert_Mailer/Bookinglist/Booking_all.ods'#Schleswig Holstein" table:print="false" table:style-name="ta_extref">
        <table:table-source xlink:type="simple" xlink:href="../Booking_all.ods" table:table-name="Schleswig Holstein" table:mode="copy-results-only"/>
        <table:table-column table:number-columns-repeated="9"/>
        <table:table-row>
          <table:table-cell table:number-columns-repeated="9"/>
        </table:table-row>
        <table:table-row>
          <table:table-cell table:style-name="ce1" office:value-type="string">
            <text:p>Flensburg</text:p>
          </table:table-cell>
          <table:table-cell table:style-name="ce1" office:value-type="string">
            <text:p>Kühlhaus</text:p>
          </table:table-cell>
          <table:table-cell table:style-name="ce1" office:value-type="string">
            <text:p>Kühlhaus</text:p>
          </table:table-cell>
          <table:table-cell table:style-name="ce1" office:value-type="string">
            <text:p>kuehlhaus.net</text:p>
          </table:table-cell>
          <table:table-cell table:style-name="ce1" office:value-type="string">
            <text:p>info@kuehlhaus.net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Kiel</text:p>
          </table:table-cell>
          <table:table-cell table:style-name="ce1" office:value-type="string">
            <text:p>Die Pumpe</text:p>
          </table:table-cell>
          <table:table-cell table:style-name="ce1" office:value-type="string">
            <text:p>Marco</text:p>
          </table:table-cell>
          <table:table-cell table:style-name="ce1" office:value-type="string">
            <text:p>diepumpe.de</text:p>
          </table:table-cell>
          <table:table-cell table:style-name="ce1" office:value-type="string">
            <text:p>carlos@diepumpe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Kiel</text:p>
          </table:table-cell>
          <table:table-cell table:style-name="ce1" office:value-type="string">
            <text:p>Die Pumpe</text:p>
          </table:table-cell>
          <table:table-cell table:style-name="ce1" office:value-type="string">
            <text:p>Dennis</text:p>
          </table:table-cell>
          <table:table-cell table:style-name="ce1" office:value-type="string">
            <text:p>diepumpe.de</text:p>
          </table:table-cell>
          <table:table-cell table:style-name="ce1" office:value-type="string">
            <text:p>oetzi@diepumpe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Lübeck</text:p>
          </table:table-cell>
          <table:table-cell table:style-name="ce1" office:value-type="string">
            <text:p>Dr. Rock</text:p>
          </table:table-cell>
          <table:table-cell table:style-name="ce1" office:value-type="string">
            <text:p>Dr. Rock</text:p>
          </table:table-cell>
          <table:table-cell table:style-name="ce1" office:value-type="string">
            <text:p>dr-rock-club.de</text:p>
          </table:table-cell>
          <table:table-cell table:style-name="ce1" office:value-type="string">
            <text:p>contact@dr-rock-club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Lübeck</text:p>
          </table:table-cell>
          <table:table-cell table:style-name="ce1" office:value-type="string">
            <text:p>Body And Soul</text:p>
          </table:table-cell>
          <table:table-cell table:style-name="ce1" office:value-type="string">
            <text:p>Cargo Events</text:p>
          </table:table-cell>
          <table:table-cell table:style-name="ce1" office:value-type="string">
            <text:p>bodyandsoul.de</text:p>
          </table:table-cell>
          <table:table-cell table:style-name="ce1" office:value-type="string">
            <text:p>bootsmann@cargo-schiff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  <table:table-row>
          <table:table-cell table:style-name="ce1" office:value-type="string">
            <text:p>Flensburg</text:p>
          </table:table-cell>
          <table:table-cell table:style-name="ce1" office:value-type="string">
            <text:p>Volksbad</text:p>
          </table:table-cell>
          <table:table-cell table:style-name="ce1" office:value-type="string">
            <text:p>Flensburg</text:p>
          </table:table-cell>
          <table:table-cell table:style-name="ce1" office:value-type="string">
            <text:p>volxbad.de</text:p>
          </table:table-cell>
          <table:table-cell table:style-name="ce1" office:value-type="string">
            <text:p>volksbad.flensburg@t-online.de</text:p>
          </table:table-cell>
          <table:table-cell table:number-columns-repeated="2"/>
          <table:table-cell table:style-name="ce1" office:value-type="string">
            <text:p>Mail</text:p>
          </table:table-cell>
          <table:table-cell table:style-name="ce1" office:value-type="string">
            <text:p>x</text:p>
          </table:table-cell>
        </table:table-row>
      </table:table>
      <table:table table:name="'file:///home/phil/Concert_Mailer/Bookinglist/Booking_all.ods'#Alles" table:print="false" table:style-name="ta_extref">
        <table:table-source xlink:type="simple" xlink:href="../Booking_all.ods" table:table-name="Alles" table:mode="copy-results-only"/>
        <table:table-column table:number-columns-repeated="7"/>
        <table:table-row>
          <table:table-cell table:number-columns-repeated="4"/>
          <table:table-cell table:style-name="ce1" office:value-type="string">
            <text:p>E-MAIL/PHONE</text:p>
          </table:table-cell>
          <table:table-cell/>
          <table:table-cell table:style-name="ce1" office:value-type="string">
            <text:p>AREA</text:p>
          </table:table-cell>
        </table:table-row>
        <table:table-row>
          <table:table-cell table:style-name="ce1" office:value-type="string">
            <text:p>Mannheim</text:p>
          </table:table-cell>
          <table:table-cell table:style-name="ce1" office:value-type="string">
            <text:p>For The Youth Concerts</text:p>
          </table:table-cell>
          <table:table-cell table:style-name="ce1" office:value-type="string">
            <text:p>Nik Harbourt</text:p>
          </table:table-cell>
          <table:table-cell table:style-name="ce1" office:value-type="string">
            <text:p>https://www.facebook.com/nik.harbourt?fref=ts</text:p>
          </table:table-cell>
          <table:table-cell table:style-name="ce1" office:value-type="string">
            <text:p>fortheyouthconcerts@gmail.com</text:p>
          </table:table-cell>
          <table:table-cell/>
          <table:table-cell table:style-name="ce1" office:value-type="string">
            <text:p>Baden-Württemberg</text:p>
          </table:table-cell>
        </table:table-row>
        <table:table-row>
          <table:table-cell/>
          <table:table-cell table:style-name="ce1" office:value-type="string">
            <text:p>Honey Bucket Show</text:p>
          </table:table-cell>
          <table:table-cell table:style-name="ce1" office:value-type="string">
            <text:p>Honey Bucket Show</text:p>
          </table:table-cell>
          <table:table-cell table:style-name="ce1" office:value-type="string">
            <text:p>https://www.facebook.com/honeybucketcrew/</text:p>
          </table:table-cell>
          <table:table-cell table:style-name="ce1" office:value-type="string">
            <text:p>https://www.facebook.com/honeybucketcrew/</text:p>
          </table:table-cell>
        </table:table-row>
        <table:table-row>
          <table:table-cell table:style-name="ce1" office:value-type="string">
            <text:p>Ludwigsburg</text:p>
          </table:table-cell>
          <table:table-cell/>
          <table:table-cell table:style-name="ce1" office:value-type="string">
            <text:p>Johannes</text:p>
          </table:table-cell>
          <table:table-cell table:style-name="ce1" office:value-type="string">
            <text:p>https://www.facebook.com/freund.ney?fref=ts</text:p>
          </table:table-cell>
        </table:table-row>
        <table:table-row>
          <table:table-cell table:style-name="ce1" office:value-type="string">
            <text:p>Konstanz</text:p>
          </table:table-cell>
          <table:table-cell table:style-name="ce1" office:value-type="string">
            <text:p>Mini-Rock Festival</text:p>
          </table:table-cell>
          <table:table-cell table:style-name="ce1" office:value-type="string">
            <text:p>Matthias Maus</text:p>
          </table:table-cell>
          <table:table-cell table:style-name="ce1" office:value-type="string">
            <text:p>https://www.facebook.com/diemausmatthias?fref=ts</text:p>
          </table:table-cell>
        </table:table-row>
        <table:table-row>
          <table:table-cell table:number-columns-repeated="2"/>
          <table:table-cell table:style-name="ce1" office:value-type="string">
            <text:p>Antonius</text:p>
          </table:table-cell>
          <table:table-cell table:style-name="ce1" office:value-type="string">
            <text:p>Antonius</text:p>
          </table:table-cell>
        </table:table-row>
        <table:table-row>
          <table:table-cell table:style-name="ce1" office:value-type="string">
            <text:p>Singen</text:p>
          </table:table-cell>
          <table:table-cell/>
          <table:table-cell table:style-name="ce1" office:value-type="string">
            <text:p>Matthias Maus</text:p>
          </table:table-cell>
          <table:table-cell table:style-name="ce1" office:value-type="string">
            <text:p>https://www.facebook.com/diemausmatthias?fref=ts</text:p>
          </table:table-cell>
        </table:table-row>
        <table:table-row>
          <table:table-cell table:style-name="ce1" office:value-type="string">
            <text:p>Stuttgart</text:p>
          </table:table-cell>
          <table:table-cell table:style-name="ce1" office:value-type="string">
            <text:p>JuHa West</text:p>
          </table:table-cell>
          <table:table-cell table:style-name="ce1" office:value-type="string">
            <text:p>Florian</text:p>
          </table:table-cell>
          <table:table-cell table:style-name="ce1" office:value-type="string">
            <text:p>https://www.facebook.com/JuHaWest.Flo?fref=ts</text:p>
          </table:table-cell>
          <table:table-cell table:style-name="ce1" office:value-type="string">
            <text:p>west@jugendhaus.net</text:p>
          </table:table-cell>
        </table:table-row>
        <table:table-row>
          <table:table-cell table:style-name="ce1" office:value-type="string">
            <text:p>Dieburg</text:p>
          </table:table-cell>
          <table:table-cell table:style-name="ce1" office:value-type="string">
            <text:p>Traffic Jam Open Air</text:p>
          </table:table-cell>
          <table:table-cell/>
          <table:table-cell table:style-name="ce1" office:value-type="string">
            <text:p>https://www.facebook.com/trafficjamopenair/</text:p>
          </table:table-cell>
          <table:table-cell table:style-name="ce1" office:value-type="string">
            <text:p>http://www.trafficjam.de</text:p>
          </table:table-cell>
        </table:table-row>
        <table:table-row>
          <table:table-cell table:style-name="ce1" office:value-type="string">
            <text:p>Freiburg im Breisgau</text:p>
          </table:table-cell>
          <table:table-cell table:style-name="ce1" office:value-type="string">
            <text:p>HCM Booking</text:p>
          </table:table-cell>
          <table:table-cell table:style-name="ce1" office:value-type="string">
            <text:p>Lutz</text:p>
          </table:table-cell>
          <table:table-cell table:style-name="ce1" office:value-type="string">
            <text:p>https://www.facebook.com/hcmbooking/</text:p>
          </table:table-cell>
          <table:table-cell table:style-name="ce1" office:value-type="string">
            <text:p>lutz-hcmbooking@gmx.de</text:p>
          </table:table-cell>
        </table:table-row>
        <table:table-row>
          <table:table-cell table:style-name="ce1" office:value-type="string">
            <text:p>Rastatt</text:p>
          </table:table-cell>
          <table:table-cell table:style-name="ce1" office:value-type="string">
            <text:p>ACR</text:p>
          </table:table-cell>
          <table:table-cell table:style-name="ce1" office:value-type="string">
            <text:p>Lukas</text:p>
          </table:table-cell>
          <table:table-cell table:style-name="ce1" office:value-type="string">
            <text:p>https://www.facebook.com/lukas.gangl.9</text:p>
          </table:table-cell>
        </table:table-row>
        <table:table-row>
          <table:table-cell table:style-name="ce1" office:value-type="string">
            <text:p>Ulm</text:p>
          </table:table-cell>
          <table:table-cell table:style-name="ce1" office:value-type="string">
            <text:p>Broken Stage Booking</text:p>
          </table:table-cell>
          <table:table-cell/>
          <table:table-cell table:style-name="ce1" office:value-type="string">
            <text:p>https://www.facebook.com/Brokenstagebooking/?ref=un_c</text:p>
          </table:table-cell>
          <table:table-cell table:style-name="ce1" office:value-type="string">
            <text:p>brokenstagebooking@gmail.com</text:p>
          </table:table-cell>
        </table:table-row>
        <table:table-row>
          <table:table-cell table:style-name="ce1" office:value-type="string">
            <text:p>Freiburg</text:p>
          </table:table-cell>
          <table:table-cell table:style-name="ce1" office:value-type="string">
            <text:p>Lucky Booking</text:p>
          </table:table-cell>
          <table:table-cell table:style-name="ce1" office:value-type="string">
            <text:p>Laurin / Robert</text:p>
          </table:table-cell>
          <table:table-cell table:style-name="ce1" office:value-type="string">
            <text:p>https://www.facebook.com/LuckyBooking/</text:p>
          </table:table-cell>
          <table:table-cell table:style-name="ce1" office:value-type="string">
            <text:p>robert.luckybooking@gmail.com</text:p>
          </table:table-cell>
        </table:table-row>
        <table:table-row>
          <table:table-cell table:style-name="ce1" office:value-type="string">
            <text:p>Oberwolfbach</text:p>
          </table:table-cell>
          <table:table-cell table:style-name="ce1" office:value-type="string">
            <text:p>Wolfsklaue</text:p>
          </table:table-cell>
          <table:table-cell/>
          <table:table-cell table:style-name="ce1" office:value-type="string">
            <text:p>https://www.facebook.com/Wolfsklause-247292601989987/</text:p>
          </table:table-cell>
          <table:table-cell table:style-name="ce1" office:value-type="string">
            <text:p>info@wolfsklaue-konzerte.de</text:p>
          </table:table-cell>
        </table:table-row>
        <table:table-row>
          <table:table-cell table:style-name="ce1" office:value-type="string">
            <text:p>Wunsiedel</text:p>
          </table:table-cell>
          <table:table-cell table:style-name="ce1" office:value-type="string">
            <text:p>Wunstock Festival</text:p>
          </table:table-cell>
          <table:table-cell/>
          <table:table-cell table:style-name="ce1" office:value-type="string">
            <text:p>https://www.facebook.com/wunstock.festival/?fref=ts</text:p>
          </table:table-cell>
          <table:table-cell table:style-name="ce1" office:value-type="string">
            <text:p>wunstockfestival@web.de</text:p>
          </table:table-cell>
          <table:table-cell table:style-name="ce1" office:value-type="string">
            <text:p>wunstockfestival@web.de</text:p>
          </table:table-cell>
          <table:table-cell table:style-name="ce1" office:value-type="string">
            <text:p>Bayern</text:p>
          </table:table-cell>
        </table:table-row>
        <table:table-row>
          <table:table-cell table:style-name="ce1" office:value-type="string">
            <text:p>Würzburg</text:p>
          </table:table-cell>
          <table:table-cell table:style-name="ce1" office:value-type="string">
            <text:p>Goondock Entertainment</text:p>
          </table:table-cell>
          <table:table-cell table:style-name="ce1" office:value-type="string">
            <text:p>Meiki</text:p>
          </table:table-cell>
          <table:table-cell table:style-name="ce1" office:value-type="string">
            <text:p>https://www.facebook.com/Goondock-
entertainment-116775021690530/?fref=ts</text:p>
          </table:table-cell>
          <table:table-cell table:style-name="ce1" office:value-type="string">
            <text:p>meiki@chamrad.de</text:p>
          </table:table-cell>
        </table:table-row>
        <table:table-row>
          <table:table-cell/>
          <table:table-cell table:style-name="ce1" office:value-type="string">
            <text:p>Hobey Booking &amp; Promotion</text:p>
          </table:table-cell>
          <table:table-cell table:style-name="ce1" office:value-type="string">
            <text:p>Hobey Booking &amp; Promotion</text:p>
          </table:table-cell>
          <table:table-cell table:style-name="ce1" office:value-type="string">
            <text:p>https://www.facebook.com/hobeybooking/?fref=ts</text:p>
          </table:table-cell>
          <table:table-cell table:style-name="ce1" office:value-type="string">
            <text:p>https://www.facebook.com/hobeybooking/?fref=ts</text:p>
          </table:table-cell>
        </table:table-row>
        <table:table-row>
          <table:table-cell/>
          <table:table-cell table:style-name="ce1" office:value-type="string">
            <text:p>Premium Ice Tea</text:p>
          </table:table-cell>
          <table:table-cell table:style-name="ce1" office:value-type="string">
            <text:p>Premium Ice Tea</text:p>
          </table:table-cell>
          <table:table-cell table:style-name="ce1" office:value-type="string">
            <text:p>Thomas</text:p>
          </table:table-cell>
        </table:table-row>
        <table:table-row>
          <table:table-cell/>
          <table:table-cell table:style-name="ce1" office:value-type="string">
            <text:p>Hardcore Schweinfurt/ Würzburg</text:p>
          </table:table-cell>
          <table:table-cell table:style-name="ce1" office:value-type="string">
            <text:p>Hardcore Schweinfurt/ Würzburg</text:p>
          </table:table-cell>
          <table:table-cell table:style-name="ce1" office:value-type="string">
            <text:p>David Sachs</text:p>
          </table:table-cell>
        </table:table-row>
        <table:table-row>
          <table:table-cell/>
          <table:table-cell table:style-name="ce1" office:value-type="string">
            <text:p>XYEAHX Shows</text:p>
          </table:table-cell>
          <table:table-cell table:style-name="ce1" office:value-type="string">
            <text:p>XYEAHX Shows</text:p>
          </table:table-cell>
          <table:table-cell table:style-name="ce1" office:value-type="string">
            <text:p>https://www.facebook.com/XYEAHX-
Shows-12240807778809
9/?ref=timeline_chaining</text:p>
          </table:table-cell>
          <table:table-cell table:style-name="ce1" office:value-type="string">
            <text:p>https://www.facebook.com/XYEAHX-
Shows-12240807778809
9/?ref=timeline_chaining</text:p>
          </table:table-cell>
        </table:table-row>
        <table:table-row>
          <table:table-cell/>
          <table:table-cell table:style-name="ce1" office:value-type="string">
            <text:p>CAIRO -
Jugendkulturhaus</text:p>
          </table:table-cell>
          <table:table-cell table:style-name="ce1" office:value-type="string">
            <text:p>CAIRO -
Jugendkulturhaus</text:p>
          </table:table-cell>
          <table:table-cell table:style-name="ce1" office:value-type="string">
            <text:p>Smilla Jaspersen</text:p>
          </table:table-cell>
        </table:table-row>
        <table:table-row>
          <table:table-cell/>
          <table:table-cell table:style-name="ce1" office:value-type="string">
            <text:p>Immerhin Würzburg</text:p>
          </table:table-cell>
          <table:table-cell table:style-name="ce1" office:value-type="string">
            <text:p>Immerhin Würzburg</text:p>
          </table:table-cell>
          <table:table-cell table:style-name="ce1" office:value-type="string">
            <text:p>https://www.facebook.com/Immerhin/?fref=ts</text:p>
          </table:table-cell>
        </table:table-row>
        <table:table-row>
          <table:table-cell table:style-name="ce1" office:value-type="string">
            <text:p>Nürnberg</text:p>
          </table:table-cell>
          <table:table-cell table:style-name="ce1" office:value-type="string">
            <text:p>Down 4 Life - Hardcore Showcase</text:p>
          </table:table-cell>
          <table:table-cell table:style-name="ce1" office:value-type="string">
            <text:p>Stefan / Philipp</text:p>
          </table:table-cell>
          <table:table-cell table:style-name="ce1" office:value-type="string">
            <text:p>https://www.facebook.com/down4life1/?fref=ts</text:p>
          </table:table-cell>
          <table:table-cell table:style-name="ce1" office:value-type="string">
            <text:p>down4life@gmx.de</text:p>
          </table:table-cell>
        </table:table-row>
        <table:table-row>
          <table:table-cell/>
          <table:table-cell table:style-name="ce1" office:value-type="string">
            <text:p>Asylum Concerts</text:p>
          </table:table-cell>
          <table:table-cell table:style-name="ce1" office:value-type="string">
            <text:p>Asylum Concerts</text:p>
          </table:table-cell>
          <table:table-cell table:style-name="ce1" office:value-type="string">
            <text:p>https://www.facebook.com/asylumconcerts.bookingpromo?fref=ts</text:p>
          </table:table-cell>
          <table:table-cell table:style-name="ce1" office:value-type="string">
            <text:p>https://www.facebook.com/asylumconcerts.bookingpromo?fref=ts</text:p>
          </table:table-cell>
        </table:table-row>
        <table:table-row>
          <table:table-cell table:number-columns-repeated="2"/>
          <table:table-cell table:style-name="ce1" office:value-type="string">
            <text:p>Benny Kindler</text:p>
          </table:table-cell>
          <table:table-cell table:style-name="ce1" office:value-type="string">
            <text:p>Benny Kindler</text:p>
          </table:table-cell>
        </table:table-row>
        <table:table-row>
          <table:table-cell/>
          <table:table-cell table:style-name="ce1" office:value-type="string">
            <text:p>Der Hirsch</text:p>
          </table:table-cell>
          <table:table-cell table:style-name="ce1" office:value-type="string">
            <text:p>Der Hirsch</text:p>
          </table:table-cell>
          <table:table-cell table:style-name="ce1" office:value-type="string">
            <text:p>https://www.facebook.com/HirschNbg/</text:p>
          </table:table-cell>
          <table:table-cell table:style-name="ce1" office:value-type="string">
            <text:p>https://www.facebook.com/HirschNbg/</text:p>
          </table:table-cell>
        </table:table-row>
        <table:table-row>
          <table:table-cell table:style-name="ce1" office:value-type="string">
            <text:p>Bayreuth</text:p>
          </table:table-cell>
          <table:table-cell table:style-name="ce1" office:value-type="string">
            <text:p>Glashaus Bayreuth</text:p>
          </table:table-cell>
          <table:table-cell/>
          <table:table-cell table:style-name="ce1" office:value-type="string">
            <text:p>https://www.facebook.com/glashausbt/?fref=ts</text:p>
          </table:table-cell>
          <table:table-cell table:style-name="ce1" office:value-type="string">
            <text:p>rock@glashaus.org</text:p>
          </table:table-cell>
        </table:table-row>
        <table:table-row>
          <table:table-cell/>
          <table:table-cell table:style-name="ce1" office:value-type="string">
            <text:p>We wake the Dead</text:p>
          </table:table-cell>
          <table:table-cell table:style-name="ce1" office:value-type="string">
            <text:p>We wake the Dead</text:p>
          </table:table-cell>
          <table:table-cell table:style-name="ce1" office:value-type="string">
            <text:p>https://www.facebook.com/We-Wake-The-
Dead-167039546698118/
?fref=ts</text:p>
          </table:table-cell>
          <table:table-cell table:style-name="ce1" office:value-type="string">
            <text:p>https://www.facebook.com/We-Wake-The-
Dead-167039546698118/
?fref=ts</text:p>
          </table:table-cell>
        </table:table-row>
        <table:table-row>
          <table:table-cell table:style-name="ce1" office:value-type="string">
            <text:p>Waldsassen</text:p>
          </table:table-cell>
          <table:table-cell table:style-name="ce1" office:value-type="string">
            <text:p>Save the Scene</text:p>
          </table:table-cell>
          <table:table-cell/>
          <table:table-cell table:style-name="ce1" office:value-type="string">
            <text:p>https://www.facebook.com/sts.borderlands/?fref=ts</text:p>
          </table:table-cell>
          <table:table-cell table:style-name="ce1" office:value-type="string">
            <text:p>savethescene@gmx.de</text:p>
          </table:table-cell>
        </table:table-row>
        <table:table-row>
          <table:table-cell table:style-name="ce1" office:value-type="string">
            <text:p>Coburg</text:p>
          </table:table-cell>
          <table:table-cell table:style-name="ce1" office:value-type="string">
            <text:p>JUZ Domino</text:p>
          </table:table-cell>
          <table:table-cell/>
          <table:table-cell table:style-name="ce1" office:value-type="string">
            <text:p>http://www.dominocoburg.de</text:p>
          </table:table-cell>
          <table:table-cell table:style-name="ce1" office:value-type="string">
            <text:p>juz@dominocoburg.de</text:p>
          </table:table-cell>
        </table:table-row>
        <table:table-row>
          <table:table-cell/>
          <table:table-cell table:style-name="ce1" office:value-type="string">
            <text:p>Cafe Adam</text:p>
          </table:table-cell>
          <table:table-cell table:style-name="ce1" office:value-type="string">
            <text:p>Cafe Adam</text:p>
          </table:table-cell>
          <table:table-cell table:style-name="ce1" office:value-type="string">
            <text:p>Ina</text:p>
          </table:table-cell>
        </table:table-row>
        <table:table-row>
          <table:table-cell table:style-name="ce1" office:value-type="string">
            <text:p>Schweinfurt</text:p>
          </table:table-cell>
          <table:table-cell table:style-name="ce1" office:value-type="string">
            <text:p>Goondock Entertainment</text:p>
          </table:table-cell>
          <table:table-cell table:style-name="ce1" office:value-type="string">
            <text:p>Meiki</text:p>
          </table:table-cell>
          <table:table-cell table:style-name="ce1" office:value-type="string">
            <text:p>https://www.facebook.com/Goondock-
entertainment-116775021690530/?fref=ts</text:p>
          </table:table-cell>
          <table:table-cell table:style-name="ce1" office:value-type="string">
            <text:p>meiki@chamrad.de</text:p>
          </table:table-cell>
        </table:table-row>
        <table:table-row>
          <table:table-cell/>
          <table:table-cell table:style-name="ce1" office:value-type="string">
            <text:p>Hardcore Schweinfurt/ Würzburg</text:p>
          </table:table-cell>
          <table:table-cell table:style-name="ce1" office:value-type="string">
            <text:p>Hardcore Schweinfurt/ Würzburg</text:p>
          </table:table-cell>
          <table:table-cell table:style-name="ce1" office:value-type="string">
            <text:p>David Sachs</text:p>
          </table:table-cell>
        </table:table-row>
        <table:table-row>
          <table:table-cell table:style-name="ce1" office:value-type="string">
            <text:p>Berchtesgarden</text:p>
          </table:table-cell>
          <table:table-cell table:style-name="ce1" office:value-type="string">
            <text:p>TBR Shows</text:p>
          </table:table-cell>
          <table:table-cell/>
          <table:table-cell table:style-name="ce1" office:value-type="string">
            <text:p>https://www.facebook.com/TBR-Shows-141143429249936
8/?fref=ts</text:p>
          </table:table-cell>
          <table:table-cell table:style-name="ce1" office:value-type="string">
            <text:p>tbr-shows@gmx.de</text:p>
          </table:table-cell>
        </table:table-row>
        <table:table-row>
          <table:table-cell table:style-name="ce1" office:value-type="string">
            <text:p>Augsburg</text:p>
          </table:table-cell>
          <table:table-cell table:style-name="ce1" office:value-type="string">
            <text:p>Ballonfabrik</text:p>
          </table:table-cell>
          <table:table-cell/>
          <table:table-cell table:style-name="ce1" office:value-type="string">
            <text:p>https://www.facebook.com/ballonfabrikaugsburg/?fref=ts</text:p>
          </table:table-cell>
          <table:table-cell table:style-name="ce1" office:value-type="string">
            <text:p>www.ballonfabrik.org/index.php/anfragen-bands</text:p>
          </table:table-cell>
        </table:table-row>
        <table:table-row>
          <table:table-cell/>
          <table:table-cell table:style-name="ce1" office:value-type="string">
            <text:p>Kantine Augsburg</text:p>
          </table:table-cell>
          <table:table-cell table:style-name="ce1" office:value-type="string">
            <text:p>Kantine Augsburg</text:p>
          </table:table-cell>
          <table:table-cell table:style-name="ce1" office:value-type="string">
            <text:p>https://www.facebook.com/kantineaugsburg/</text:p>
          </table:table-cell>
          <table:table-cell table:style-name="ce1" office:value-type="string">
            <text:p>https://www.facebook.com/kantineaugsburg/</text:p>
          </table:table-cell>
        </table:table-row>
        <table:table-row>
          <table:table-cell table:style-name="ce1" office:value-type="string">
            <text:p>Ingolstadt</text:p>
          </table:table-cell>
          <table:table-cell table:style-name="ce1" office:value-type="string">
            <text:p>Kulturschub e.V.</text:p>
          </table:table-cell>
          <table:table-cell table:style-name="ce1" office:value-type="string">
            <text:p>Florian Raith</text:p>
          </table:table-cell>
          <table:table-cell table:style-name="ce1" office:value-type="string">
            <text:p>https://www.facebook.com/florian.raith.7?ref=ts&amp;fref=ts&amp;qsefr=1</text:p>
          </table:table-cell>
        </table:table-row>
        <table:table-row>
          <table:table-cell table:style-name="ce1" office:value-type="string">
            <text:p>München</text:p>
          </table:table-cell>
          <table:table-cell table:style-name="ce1" office:value-type="string">
            <text:p>Feierwerk</text:p>
          </table:table-cell>
          <table:table-cell/>
          <table:table-cell table:style-name="ce1" office:value-type="string">
            <text:p>https://www.facebook.com/feierwerk/?fref=ts</text:p>
          </table:table-cell>
          <table:table-cell table:style-name="ce1" office:value-type="string">
            <text:p>booking@feierwerk.de</text:p>
          </table:table-cell>
        </table:table-row>
        <table:table-row>
          <table:table-cell/>
          <table:table-cell table:style-name="ce1" office:value-type="string">
            <text:p>Backstage</text:p>
          </table:table-cell>
          <table:table-cell table:style-name="ce1" office:value-type="string">
            <text:p>Backstage</text:p>
          </table:table-cell>
          <table:table-cell table:style-name="ce1" office:value-type="string">
            <text:p>https://www.facebook.com/Backstage-
München-101954453204185/?fref=ts</text:p>
          </table:table-cell>
          <table:table-cell table:style-name="ce1" office:value-type="string">
            <text:p>https://www.facebook.com/Backstage-
München-101954453204185/?fref=ts</text:p>
          </table:table-cell>
        </table:table-row>
        <table:table-row>
          <table:table-cell/>
          <table:table-cell table:style-name="ce1" office:value-type="string">
            <text:p>Final Exit Records</text:p>
          </table:table-cell>
          <table:table-cell table:style-name="ce1" office:value-type="string">
            <text:p>Final Exit Records</text:p>
          </table:table-cell>
          <table:table-cell table:style-name="ce1" office:value-type="string">
            <text:p>http://www.facebook.com/finalexitrecords</text:p>
          </table:table-cell>
        </table:table-row>
        <table:table-row>
          <table:table-cell/>
          <table:table-cell table:style-name="ce1" office:value-type="string">
            <text:p>Life/Less</text:p>
          </table:table-cell>
          <table:table-cell table:style-name="ce1" office:value-type="string">
            <text:p>Life/Less</text:p>
          </table:table-cell>
          <table:table-cell table:style-name="ce1" office:value-type="string">
            <text:p>http://www.facebook.com/life.less.diy</text:p>
          </table:table-cell>
        </table:table-row>
        <table:table-row>
          <table:table-cell/>
          <table:table-cell table:style-name="ce1" office:value-type="string">
            <text:p>DOOMTOWN concerts</text:p>
          </table:table-cell>
          <table:table-cell table:style-name="ce1" office:value-type="string">
            <text:p>DOOMTOWN concerts</text:p>
          </table:table-cell>
          <table:table-cell table:style-name="ce1" office:value-type="string">
            <text:p>https://www.facebook.com/dommtownconcerts/?ref=timeline_chaining</text:p>
          </table:table-cell>
        </table:table-row>
        <table:table-row>
          <table:table-cell table:style-name="ce1" office:value-type="string">
            <text:p>Kirchheim</text:p>
          </table:table-cell>
          <table:table-cell table:style-name="ce1" office:value-type="string">
            <text:p>Rülps Kirchheim</text:p>
          </table:table-cell>
          <table:table-cell/>
          <table:table-cell table:style-name="ce1" office:value-type="string">
            <text:p>https://www.facebook.com/Rülps-112101142155750/
?fref=ts</text:p>
          </table:table-cell>
          <table:table-cell table:style-name="ce1" office:value-type="string">
            <text:p>booking@ruelps-kirchheim.de</text:p>
          </table:table-cell>
        </table:table-row>
        <table:table-row>
          <table:table-cell table:style-name="ce1" office:value-type="string">
            <text:p>Nördlingen</text:p>
          </table:table-cell>
          <table:table-cell/>
          <table:table-cell table:style-name="ce1" office:value-type="string">
            <text:p>Patrick</text:p>
          </table:table-cell>
          <table:table-cell table:style-name="ce1" office:value-type="string">
            <text:p>http://www.facebook.com/patrick.winter.90?ref=ts</text:p>
          </table:table-cell>
        </table:table-row>
        <table:table-row>
          <table:table-cell table:style-name="ce1" office:value-type="string">
            <text:p>Oettingen</text:p>
          </table:table-cell>
          <table:table-cell/>
          <table:table-cell table:style-name="ce1" office:value-type="string">
            <text:p>Patrick</text:p>
          </table:table-cell>
          <table:table-cell table:style-name="ce1" office:value-type="string">
            <text:p>http://www.facebook.com/patrick.winter.90?ref=ts</text:p>
          </table:table-cell>
        </table:table-row>
        <table:table-row>
          <table:table-cell table:style-name="ce1" office:value-type="string">
            <text:p>Simbach am Inn</text:p>
          </table:table-cell>
          <table:table-cell table:style-name="ce1" office:value-type="string">
            <text:p>Stray Records</text:p>
          </table:table-cell>
          <table:table-cell table:style-name="ce1" office:value-type="string">
            <text:p>Valentin Laabmayr</text:p>
          </table:table-cell>
          <table:table-cell table:style-name="ce1" office:value-type="string">
            <text:p>http://www.facebook.com/valentin.laabmayr?ref=ts</text:p>
          </table:table-cell>
        </table:table-row>
        <table:table-row>
          <table:table-cell table:style-name="ce1" office:value-type="string">
            <text:p>Aschaffenburg</text:p>
          </table:table-cell>
          <table:table-cell table:style-name="ce1" office:value-type="string">
            <text:p>Recovery Showcase &amp; Booking</text:p>
          </table:table-cell>
          <table:table-cell table:style-name="ce1" office:value-type="string">
            <text:p>Phil / Eric</text:p>
          </table:table-cell>
          <table:table-cell table:style-name="ce1" office:value-type="string">
            <text:p>https://www.facebook.com/RECOVERY-SHOWCASE-
BOOKING-14221737586
8674/info/?tab=page_info</text:p>
          </table:table-cell>
          <table:table-cell table:style-name="ce1" office:value-type="string">
            <text:p>recovery.showcase@web
.de</text:p>
          </table:table-cell>
        </table:table-row>
        <table:table-row>
          <table:table-cell table:style-name="ce1" office:value-type="string">
            <text:p>Erlangen</text:p>
          </table:table-cell>
          <table:table-cell table:style-name="ce1" office:value-type="string">
            <text:p>Regnitzgard Collective</text:p>
          </table:table-cell>
          <table:table-cell/>
          <table:table-cell table:style-name="ce1" office:value-type="string">
            <text:p>https://www.facebook.com/Regnitzgrad-
Collective-102535713178201/?ref=py_c</text:p>
          </table:table-cell>
          <table:table-cell table:style-name="ce1" office:value-type="string">
            <text:p>regnitzgard@gmx.de</text:p>
          </table:table-cell>
        </table:table-row>
        <table:table-row>
          <table:table-cell table:style-name="ce1" office:value-type="string">
            <text:p>Berlin</text:p>
          </table:table-cell>
          <table:table-cell table:style-name="ce1" office:value-type="string">
            <text:p>Stateless Society</text:p>
          </table:table-cell>
          <table:table-cell table:style-name="ce1" office:value-type="string">
            <text:p>Tim Stateless / Joe Stateless / Ensen Thomas</text:p>
          </table:table-cell>
          <table:table-cell table:style-name="ce1" office:value-type="string">
            <text:p>http://www.facebook.com/attack.tim?ref=ts</text:p>
          </table:table-cell>
          <table:table-cell table:number-columns-repeated="2"/>
          <table:table-cell table:style-name="ce1" office:value-type="string">
            <text:p>Berlin</text:p>
          </table:table-cell>
        </table:table-row>
        <table:table-row>
          <table:table-cell/>
          <table:table-cell table:style-name="ce1" office:value-type="string">
            <text:p>Sleaze Shows</text:p>
          </table:table-cell>
          <table:table-cell table:style-name="ce1" office:value-type="string">
            <text:p>Sleaze Shows</text:p>
          </table:table-cell>
          <table:table-cell table:style-name="ce1" office:value-type="string">
            <text:p>https://www.facebook.com/SleazeShows?ref=ts</text:p>
          </table:table-cell>
        </table:table-row>
        <table:table-row>
          <table:table-cell/>
          <table:table-cell table:style-name="ce1" office:value-type="string">
            <text:p>Bunte Kuh</text:p>
          </table:table-cell>
          <table:table-cell table:style-name="ce1" office:value-type="string">
            <text:p>Bunte Kuh</text:p>
          </table:table-cell>
          <table:table-cell table:style-name="ce1" office:value-type="string">
            <text:p>Klaus Trustthismerch Krause</text:p>
          </table:table-cell>
        </table:table-row>
        <table:table-row>
          <table:table-cell/>
          <table:table-cell table:style-name="ce1" office:value-type="string">
            <text:p>Drop The Bomb</text:p>
          </table:table-cell>
          <table:table-cell table:style-name="ce1" office:value-type="string">
            <text:p>Drop The Bomb</text:p>
          </table:table-cell>
          <table:table-cell table:style-name="ce1" office:value-type="string">
            <text:p>Marco Pitcam Rsg</text:p>
          </table:table-cell>
        </table:table-row>
        <table:table-row>
          <table:table-cell/>
          <table:table-cell table:style-name="ce1" office:value-type="string">
            <text:p>Eastend</text:p>
          </table:table-cell>
          <table:table-cell table:style-name="ce1" office:value-type="string">
            <text:p>Eastend</text:p>
          </table:table-cell>
          <table:table-cell table:style-name="ce1" office:value-type="string">
            <text:p>https://www.facebook.com/Eastend-
Berlin-182248525185497/
?fref=ts</text:p>
          </table:table-cell>
          <table:table-cell table:style-name="ce1" office:value-type="string">
            <text:p>https://www.facebook.com/Eastend-
Berlin-182248525185497/
?fref=ts</text:p>
          </table:table-cell>
        </table:table-row>
        <table:table-row>
          <table:table-cell/>
          <table:table-cell table:style-name="ce1" office:value-type="string">
            <text:p>Ready To Fight Shows</text:p>
          </table:table-cell>
          <table:table-cell table:style-name="ce1" office:value-type="string">
            <text:p>Ready To Fight Shows</text:p>
          </table:table-cell>
          <table:table-cell table:style-name="ce1" office:value-type="string">
            <text:p>https://www.facebook.com/readytofightshows/?fref=ts</text:p>
          </table:table-cell>
        </table:table-row>
        <table:table-row>
          <table:table-cell/>
          <table:table-cell table:style-name="ce1" office:value-type="string">
            <text:p>Schweinehund Booking</text:p>
          </table:table-cell>
          <table:table-cell table:style-name="ce1" office:value-type="string">
            <text:p>Schweinehund Booking</text:p>
          </table:table-cell>
          <table:table-cell table:style-name="ce1" office:value-type="string">
            <text:p>https://www.facebook.com/schweinhundshows/?fref=ts</text:p>
          </table:table-cell>
        </table:table-row>
        <table:table-row>
          <table:table-cell/>
          <table:table-cell table:style-name="ce1" office:value-type="string">
            <text:p>Scapegoat Shows</text:p>
          </table:table-cell>
          <table:table-cell table:style-name="ce1" office:value-type="string">
            <text:p>Scapegoat Shows</text:p>
          </table:table-cell>
          <table:table-cell table:style-name="ce1" office:value-type="string">
            <text:p>https://www.facebook.com/Scapegoat-
Shows-16165272089880
4/?fref=ts</text:p>
          </table:table-cell>
          <table:table-cell table:style-name="ce1" office:value-type="string">
            <text:p>https://www.facebook.com/Scapegoat-
Shows-16165272089880
4/?fref=ts</text:p>
          </table:table-cell>
        </table:table-row>
        <table:table-row>
          <table:table-cell/>
          <table:table-cell table:style-name="ce1" office:value-type="string">
            <text:p>Move Your Ass Concerts</text:p>
          </table:table-cell>
          <table:table-cell table:style-name="ce1" office:value-type="string">
            <text:p>Move Your Ass Concerts</text:p>
          </table:table-cell>
          <table:table-cell table:style-name="ce1" office:value-type="string">
            <text:p>https://www.facebook.com/Move-Your-Ass-
Concerts-1437167236516304/?
ref=timeline_chaining</text:p>
          </table:table-cell>
        </table:table-row>
        <table:table-row>
          <table:table-cell/>
          <table:table-cell table:style-name="ce1" office:value-type="string">
            <text:p>Arthur le perroquet - DIY shows</text:p>
          </table:table-cell>
          <table:table-cell table:style-name="ce1" office:value-type="string">
            <text:p>Arthur le perroquet - DIY shows</text:p>
          </table:table-cell>
          <table:table-cell table:style-name="ce1" office:value-type="string">
            <text:p>https://www.facebook.com/Arthur-le-perroquet-DIY-shows-864757226935898
/</text:p>
          </table:table-cell>
          <table:table-cell table:style-name="ce1" office:value-type="string">
            <text:p>https://www.facebook.com/Arthur-le-perroquet-DIY-shows-864757226935898
/</text:p>
          </table:table-cell>
        </table:table-row>
        <table:table-row>
          <table:table-cell/>
          <table:table-cell table:style-name="ce1" office:value-type="string">
            <text:p>Karsten Jahnke Konzerte</text:p>
          </table:table-cell>
          <table:table-cell table:style-name="ce1" office:value-type="string">
            <text:p>Karsten Jahnke Konzerte</text:p>
          </table:table-cell>
          <table:table-cell table:style-name="ce1" office:value-type="string">
            <text:p>https://www.facebook.com/karstenjahnke/</text:p>
          </table:table-cell>
        </table:table-row>
        <table:table-row>
          <table:table-cell/>
          <table:table-cell table:style-name="ce1" office:value-type="string">
            <text:p>Kollektiv Kursk</text:p>
          </table:table-cell>
          <table:table-cell table:style-name="ce1" office:value-type="string">
            <text:p>Kollektiv Kursk</text:p>
          </table:table-cell>
          <table:table-cell table:style-name="ce1" office:value-type="string">
            <text:p>https://www.facebook.com/KollektivKursk/</text:p>
          </table:table-cell>
          <table:table-cell table:style-name="ce1" office:value-type="string">
            <text:p>https://www.facebook.com/KollektivKursk/</text:p>
          </table:table-cell>
        </table:table-row>
        <table:table-row>
          <table:table-cell table:style-name="ce1" office:value-type="string">
            <text:p>Cottbus</text:p>
          </table:table-cell>
          <table:table-cell table:style-name="ce1" office:value-type="string">
            <text:p>Roaches &amp; Rats</text:p>
          </table:table-cell>
          <table:table-cell table:style-name="ce1" office:value-type="string">
            <text:p>Caro</text:p>
          </table:table-cell>
          <table:table-cell table:style-name="ce1" office:value-type="string">
            <text:p>https://www.facebook.com/profile.php?id=100007300579151&amp;fre
f=ts</text:p>
          </table:table-cell>
          <table:table-cell table:style-name="ce1" office:value-type="string">
            <text:p>roachesnrats@gmail.com</text:p>
          </table:table-cell>
          <table:table-cell/>
          <table:table-cell table:style-name="ce1" office:value-type="string">
            <text:p>Brandenburg</text:p>
          </table:table-cell>
        </table:table-row>
        <table:table-row>
          <table:table-cell table:style-name="ce1" office:value-type="string">
            <text:p>Bremen</text:p>
          </table:table-cell>
          <table:table-cell table:number-columns-repeated="5"/>
          <table:table-cell table:style-name="ce1" office:value-type="string">
            <text:p>Bremen</text:p>
          </table:table-cell>
        </table:table-row>
        <table:table-row>
          <table:table-cell table:style-name="ce1" office:value-type="string">
            <text:p>Hamburg</text:p>
          </table:table-cell>
          <table:table-cell table:style-name="ce1" office:value-type="string">
            <text:p>Gängeviertel</text:p>
          </table:table-cell>
          <table:table-cell/>
          <table:table-cell table:style-name="ce1" office:value-type="string">
            <text:p>http://www.das-gaengeviertel.info.de</text:p>
          </table:table-cell>
          <table:table-cell table:style-name="ce1" office:value-type="string">
            <text:p>http://www.das-gaengeviertel.info.de</text:p>
          </table:table-cell>
          <table:table-cell/>
          <table:table-cell table:style-name="ce1" office:value-type="string">
            <text:p>Hamburg</text:p>
          </table:table-cell>
        </table:table-row>
        <table:table-row>
          <table:table-cell/>
          <table:table-cell table:style-name="ce1" office:value-type="string">
            <text:p>Straight from the Heart</text:p>
          </table:table-cell>
          <table:table-cell table:style-name="ce1" office:value-type="string">
            <text:p>Straight from the Heart</text:p>
          </table:table-cell>
          <table:table-cell table:style-name="ce1" office:value-type="string">
            <text:p>Cindy Warrick</text:p>
          </table:table-cell>
          <table:table-cell table:style-name="ce1" office:value-type="string">
            <text:p>https://www.facebook.com/cindy.gusinski?fref=ts</text:p>
          </table:table-cell>
        </table:table-row>
        <table:table-row>
          <table:table-cell/>
          <table:table-cell table:style-name="ce1" office:value-type="string">
            <text:p>Death Or Better Days</text:p>
          </table:table-cell>
          <table:table-cell table:style-name="ce1" office:value-type="string">
            <text:p>Death Or Better Days</text:p>
          </table:table-cell>
          <table:table-cell table:style-name="ce1" office:value-type="string">
            <text:p>Martin</text:p>
          </table:table-cell>
          <table:table-cell table:style-name="ce1" office:value-type="string">
            <text:p>https://www.facebook.com/deathorbetterdays/?fref=ts</text:p>
          </table:table-cell>
        </table:table-row>
        <table:table-row>
          <table:table-cell/>
          <table:table-cell table:style-name="ce1" office:value-type="string">
            <text:p>Headcrash</text:p>
          </table:table-cell>
          <table:table-cell table:style-name="ce1" office:value-type="string">
            <text:p>Headcrash</text:p>
          </table:table-cell>
          <table:table-cell table:style-name="ce1" office:value-type="string">
            <text:p>Martin</text:p>
          </table:table-cell>
          <table:table-cell table:style-name="ce1" office:value-type="string">
            <text:p>https://www.facebook.com/headCRASH.de/?fref=ts</text:p>
          </table:table-cell>
        </table:table-row>
        <table:table-row>
          <table:table-cell/>
          <table:table-cell table:style-name="ce1" office:value-type="string">
            <text:p>59 Hamburg</text:p>
          </table:table-cell>
          <table:table-cell table:style-name="ce1" office:value-type="string">
            <text:p>59 Hamburg</text:p>
          </table:table-cell>
          <table:table-cell/>
          <table:table-cell table:style-name="ce1" office:value-type="string">
            <text:p>59booking.hamburg@gmail.com</text:p>
          </table:table-cell>
        </table:table-row>
        <table:table-row>
          <table:table-cell/>
          <table:table-cell table:style-name="ce1" office:value-type="string">
            <text:p>MegaFauna Shows</text:p>
          </table:table-cell>
          <table:table-cell table:style-name="ce1" office:value-type="string">
            <text:p>MegaFauna Shows</text:p>
          </table:table-cell>
          <table:table-cell table:style-name="ce1" office:value-type="string">
            <text:p>https://www.facebook.com/megafaunashows/?ref=timeline_chaining</text:p>
          </table:table-cell>
        </table:table-row>
        <table:table-row>
          <table:table-cell/>
          <table:table-cell table:style-name="ce1" office:value-type="string">
            <text:p>Beyond Borders</text:p>
          </table:table-cell>
          <table:table-cell table:style-name="ce1" office:value-type="string">
            <text:p>Beyond Borders</text:p>
          </table:table-cell>
          <table:table-cell table:style-name="ce1" office:value-type="string">
            <text:p>https://www.facebook.com/BeyondBordersMusic/</text:p>
          </table:table-cell>
          <table:table-cell table:style-name="ce1" office:value-type="string">
            <text:p>https://www.facebook.com/BeyondBordersMusic/</text:p>
          </table:table-cell>
        </table:table-row>
        <table:table-row>
          <table:table-cell/>
          <table:table-cell table:style-name="ce1" office:value-type="string">
            <text:p>Violent Banana Shows</text:p>
          </table:table-cell>
          <table:table-cell table:style-name="ce1" office:value-type="string">
            <text:p>Violent Banana Shows</text:p>
          </table:table-cell>
          <table:table-cell table:style-name="ce1" office:value-type="string">
            <text:p>https://www.facebook.com/ViolentBananaShows/</text:p>
          </table:table-cell>
          <table:table-cell table:style-name="ce1" office:value-type="string">
            <text:p>https://www.facebook.com/ViolentBananaShows/</text:p>
          </table:table-cell>
        </table:table-row>
        <table:table-row>
          <table:table-cell/>
          <table:table-cell table:style-name="ce1" office:value-type="string">
            <text:p>Black Block Booking Hamburg</text:p>
          </table:table-cell>
          <table:table-cell table:style-name="ce1" office:value-type="string">
            <text:p>Black Block Booking Hamburg</text:p>
          </table:table-cell>
          <table:table-cell table:style-name="ce1" office:value-type="string">
            <text:p>https://www.facebook.com/blackblockbookinghh/?ref=un_c</text:p>
          </table:table-cell>
        </table:table-row>
        <table:table-row>
          <table:table-cell/>
          <table:table-cell table:style-name="ce1" office:value-type="string">
            <text:p>Our Turn Concerts</text:p>
          </table:table-cell>
          <table:table-cell table:style-name="ce1" office:value-type="string">
            <text:p>Our Turn Concerts</text:p>
          </table:table-cell>
          <table:table-cell table:style-name="ce1" office:value-type="string">
            <text:p>https://www.facebook.com/ourturnconcerts/?fref=pb&amp;hc_location=profile_browser</text:p>
          </table:table-cell>
        </table:table-row>
        <table:table-row>
          <table:table-cell/>
          <table:table-cell table:style-name="ce1" office:value-type="string">
            <text:p>Horrorbiz Booking</text:p>
          </table:table-cell>
          <table:table-cell table:style-name="ce1" office:value-type="string">
            <text:p>Horrorbiz Booking</text:p>
          </table:table-cell>
          <table:table-cell table:style-name="ce1" office:value-type="string">
            <text:p>Chris</text:p>
          </table:table-cell>
          <table:table-cell table:style-name="ce1" office:value-type="string">
            <text:p>https://www.facebook.com/booking.horrorbiz/</text:p>
          </table:table-cell>
        </table:table-row>
        <table:table-row>
          <table:table-cell table:style-name="ce1" office:value-type="string">
            <text:p>Gießen</text:p>
          </table:table-cell>
          <table:table-cell table:style-name="ce1" office:value-type="string">
            <text:p>AK47</text:p>
          </table:table-cell>
          <table:table-cell table:style-name="ce1" office:value-type="string">
            <text:p>Michael Bullerjahn</text:p>
          </table:table-cell>
          <table:table-cell table:style-name="ce1" office:value-type="string">
            <text:p>https://www.facebook.com/cujo.karmabomb?fref=ts</text:p>
          </table:table-cell>
          <table:table-cell table:number-columns-repeated="2"/>
          <table:table-cell table:style-name="ce1" office:value-type="string">
            <text:p>Hessen</text:p>
          </table:table-cell>
        </table:table-row>
        <table:table-row>
          <table:table-cell/>
          <table:table-cell table:style-name="ce1" office:value-type="string">
            <text:p>Muk Gießen</text:p>
          </table:table-cell>
          <table:table-cell table:style-name="ce1" office:value-type="string">
            <text:p>Muk Gießen</text:p>
          </table:table-cell>
          <table:table-cell table:style-name="ce1" office:value-type="string">
            <text:p>Jasmine</text:p>
          </table:table-cell>
          <table:table-cell table:style-name="ce1" office:value-type="string">
            <text:p>https://www.facebook.com/muk.giessenprofilseite/?fref=ts</text:p>
          </table:table-cell>
        </table:table-row>
        <table:table-row>
          <table:table-cell table:style-name="ce1" office:value-type="string">
            <text:p>Wiesbaden</text:p>
          </table:table-cell>
          <table:table-cell table:style-name="ce1" office:value-type="string">
            <text:p>MxS Booking</text:p>
          </table:table-cell>
          <table:table-cell table:style-name="ce1" office:value-type="string">
            <text:p>Mark / Steven</text:p>
          </table:table-cell>
          <table:table-cell table:style-name="ce1" office:value-type="string">
            <text:p>https://www.facebook.com/MxS-Booking-15695011199347
92/?fref=ts</text:p>
          </table:table-cell>
        </table:table-row>
        <table:table-row>
          <table:table-cell/>
          <table:table-cell table:style-name="ce1" office:value-type="string">
            <text:p>Konglomerat Konzerte</text:p>
          </table:table-cell>
          <table:table-cell table:style-name="ce1" office:value-type="string">
            <text:p>Konglomerat Konzerte</text:p>
          </table:table-cell>
          <table:table-cell table:style-name="ce1" office:value-type="string">
            <text:p>Sebastian / Josh</text:p>
          </table:table-cell>
          <table:table-cell table:style-name="ce1" office:value-type="string">
            <text:p>https://www.facebook.com/Konzertkonglomerat/?fref=ts</text:p>
          </table:table-cell>
        </table:table-row>
        <table:table-row>
          <table:table-cell table:style-name="ce1" office:value-type="string">
            <text:p>Darmstadt</text:p>
          </table:table-cell>
          <table:table-cell table:style-name="ce1" office:value-type="string">
            <text:p>Angeschimmelt Youth Concerts</text:p>
          </table:table-cell>
          <table:table-cell/>
          <table:table-cell table:style-name="ce1" office:value-type="string">
            <text:p>https://www.facebook.com/angeschimmeltyouthcrew/
?fref=ts</text:p>
          </table:table-cell>
          <table:table-cell table:style-name="ce1" office:value-type="string">
            <text:p>aycshows@yahoo.de</text:p>
          </table:table-cell>
        </table:table-row>
        <table:table-row>
          <table:table-cell table:style-name="ce1" office:value-type="string">
            <text:p>Gelnhausen</text:p>
          </table:table-cell>
          <table:table-cell table:style-name="ce1" office:value-type="string">
            <text:p>Volume Music</text:p>
          </table:table-cell>
          <table:table-cell table:style-name="ce1" office:value-type="string">
            <text:p>Axel</text:p>
          </table:table-cell>
          <table:table-cell table:style-name="ce1" office:value-type="string">
            <text:p>https://www.facebook.com/alex87lesch</text:p>
          </table:table-cell>
        </table:table-row>
        <table:table-row>
          <table:table-cell table:style-name="ce1" office:value-type="string">
            <text:p>Rostock</text:p>
          </table:table-cell>
          <table:table-cell table:style-name="ce1" office:value-type="string">
            <text:p>XLove Life BookingX</text:p>
          </table:table-cell>
          <table:table-cell table:style-name="ce1" office:value-type="string">
            <text:p>Christian</text:p>
          </table:table-cell>
          <table:table-cell table:style-name="ce1" office:value-type="string">
            <text:p>https://www.facebook.com/XLove-Life-
Bookingx-158834447503425/timeline</text:p>
          </table:table-cell>
          <table:table-cell table:style-name="ce1" office:value-type="string">
            <text:p>lovelifebooking@gmx.de</text:p>
          </table:table-cell>
          <table:table-cell/>
          <table:table-cell table:style-name="ce1" office:value-type="string">
            <text:p>Mecklenburg- Vorpommern</text:p>
          </table:table-cell>
        </table:table-row>
        <table:table-row>
          <table:table-cell table:style-name="ce1" office:value-type="string">
            <text:p>Hannover</text:p>
          </table:table-cell>
          <table:table-cell/>
          <table:table-cell table:style-name="ce1" office:value-type="string">
            <text:p>Stefan Rückriem</text:p>
          </table:table-cell>
          <table:table-cell table:style-name="ce1" office:value-type="string">
            <text:p>https://www.facebook.com/stefan.ruckriem?fref=ts</text:p>
          </table:table-cell>
          <table:table-cell table:style-name="ce1" office:value-type="string">
            <text:p>https://www.facebook.com/stefan.ruckriem?fref=ts</text:p>
          </table:table-cell>
          <table:table-cell/>
          <table:table-cell table:style-name="ce1" office:value-type="string">
            <text:p>Niedersachsen</text:p>
          </table:table-cell>
        </table:table-row>
        <table:table-row>
          <table:table-cell/>
          <table:table-cell table:style-name="ce1" office:value-type="string">
            <text:p>Still Cold Fest</text:p>
          </table:table-cell>
          <table:table-cell table:style-name="ce1" office:value-type="string">
            <text:p>Still Cold Fest</text:p>
          </table:table-cell>
          <table:table-cell table:style-name="ce1" office:value-type="string">
            <text:p>Stefan Becher</text:p>
          </table:table-cell>
        </table:table-row>
        <table:table-row>
          <table:table-cell/>
          <table:table-cell table:style-name="ce1" office:value-type="string">
            <text:p>Hannover Concerts</text:p>
          </table:table-cell>
          <table:table-cell table:style-name="ce1" office:value-type="string">
            <text:p>Hannover Concerts</text:p>
          </table:table-cell>
          <table:table-cell table:style-name="ce1" office:value-type="string">
            <text:p>https://www.facebook.com/hannoverconcerts/</text:p>
          </table:table-cell>
          <table:table-cell table:style-name="ce1" office:value-type="string">
            <text:p>https://www.facebook.com/hannoverconcerts/</text:p>
          </table:table-cell>
        </table:table-row>
        <table:table-row>
          <table:table-cell table:style-name="ce1" office:value-type="string">
            <text:p>Celle</text:p>
          </table:table-cell>
          <table:table-cell table:style-name="ce1" office:value-type="string">
            <text:p>Kulturzentrum Celle</text:p>
          </table:table-cell>
          <table:table-cell table:style-name="ce1" office:value-type="string">
            <text:p>Karsten Münkenhove</text:p>
          </table:table-cell>
          <table:table-cell table:style-name="ce1" office:value-type="string">
            <text:p>https://www.facebook.com/karsten.munkenhove.5?fref=ts</text:p>
          </table:table-cell>
        </table:table-row>
        <table:table-row>
          <table:table-cell table:style-name="ce1" office:value-type="string">
            <text:p>Oldenburg</text:p>
          </table:table-cell>
          <table:table-cell table:style-name="ce1" office:value-type="string">
            <text:p>Fat Hoschi Events</text:p>
          </table:table-cell>
          <table:table-cell/>
          <table:table-cell table:style-name="ce1" office:value-type="string">
            <text:p>https://www.facebook.com/Fat-Hoschi-Events/</text:p>
          </table:table-cell>
        </table:table-row>
        <table:table-row>
          <table:table-cell table:style-name="ce1" office:value-type="string">
            <text:p>Göttingen</text:p>
          </table:table-cell>
          <table:table-cell table:style-name="ce1" office:value-type="string">
            <text:p>KulturKollektiv Göttingen</text:p>
          </table:table-cell>
          <table:table-cell/>
          <table:table-cell table:style-name="ce1" office:value-type="string">
            <text:p>https://www.facebook.com/kulturkollektiv.gottingen/</text:p>
          </table:table-cell>
          <table:table-cell table:style-name="ce1" office:value-type="string">
            <text:p>stillbrvch@asta.uni-goettingen.de</text:p>
          </table:table-cell>
        </table:table-row>
        <table:table-row>
          <table:table-cell/>
          <table:table-cell table:style-name="ce1" office:value-type="string">
            <text:p>Konzertgruppe Eins</text:p>
          </table:table-cell>
          <table:table-cell table:style-name="ce1" office:value-type="string">
            <text:p>Konzertgruppe Eins</text:p>
          </table:table-cell>
          <table:table-cell table:style-name="ce1" office:value-type="string">
            <text:p>https://www.facebook.com/konzertgruppe1/</text:p>
          </table:table-cell>
          <table:table-cell table:style-name="ce1" office:value-type="string">
            <text:p>https://www.facebook.com/konzertgruppe1/</text:p>
          </table:table-cell>
        </table:table-row>
        <table:table-row>
          <table:table-cell/>
          <table:table-cell table:style-name="ce1" office:value-type="string">
            <text:p>Heartbeat inc. HC</text:p>
          </table:table-cell>
          <table:table-cell table:style-name="ce1" office:value-type="string">
            <text:p>Heartbeat inc. HC</text:p>
          </table:table-cell>
          <table:table-cell table:style-name="ce1" office:value-type="string">
            <text:p>Max Ludwikowski</text:p>
          </table:table-cell>
          <table:table-cell table:style-name="ce1" office:value-type="string">
            <text:p>https://www.facebook.com/HeartBeatxhc/?pnref=lhc</text:p>
          </table:table-cell>
        </table:table-row>
        <table:table-row>
          <table:table-cell table:style-name="ce1" office:value-type="string">
            <text:p>Münster</text:p>
          </table:table-cell>
          <table:table-cell table:style-name="ce1" office:value-type="string">
            <text:p>Brickmosh</text:p>
          </table:table-cell>
          <table:table-cell/>
          <table:table-cell table:style-name="ce1" office:value-type="string">
            <text:p>https://www.facebook.com/BRICKMOSH/timeline</text:p>
          </table:table-cell>
          <table:table-cell table:style-name="ce1" office:value-type="string">
            <text:p>booking@brickmosh.de</text:p>
          </table:table-cell>
        </table:table-row>
        <table:table-row>
          <table:table-cell/>
          <table:table-cell table:style-name="ce1" office:value-type="string">
            <text:p>ND12 - DIY Shows Münster</text:p>
          </table:table-cell>
          <table:table-cell table:style-name="ce1" office:value-type="string">
            <text:p>ND12 - DIY Shows Münster</text:p>
          </table:table-cell>
          <table:table-cell table:style-name="ce1" office:value-type="string">
            <text:p>https://www.facebook.com/ND12Shows/</text:p>
          </table:table-cell>
        </table:table-row>
        <table:table-row>
          <table:table-cell/>
          <table:table-cell table:style-name="ce1" office:value-type="string">
            <text:p>Purpur Gruen Konzerte</text:p>
          </table:table-cell>
          <table:table-cell table:style-name="ce1" office:value-type="string">
            <text:p>Purpur Gruen Konzerte</text:p>
          </table:table-cell>
          <table:table-cell table:style-name="ce1" office:value-type="string">
            <text:p>https://www.facebook.com/purpurgruenkonzerte</text:p>
          </table:table-cell>
        </table:table-row>
        <table:table-row>
          <table:table-cell/>
          <table:table-cell table:style-name="ce1" office:value-type="string">
            <text:p>Stahl &amp; Panik Entertainment</text:p>
          </table:table-cell>
          <table:table-cell table:style-name="ce1" office:value-type="string">
            <text:p>Stahl &amp; Panik Entertainment</text:p>
          </table:table-cell>
          <table:table-cell table:style-name="ce1" office:value-type="string">
            <text:p>Tobias</text:p>
          </table:table-cell>
          <table:table-cell table:style-name="ce1" office:value-type="string">
            <text:p>https://www.facebook.com/stahlundpanikentertainment?fref=ts</text:p>
          </table:table-cell>
        </table:table-row>
        <table:table-row>
          <table:table-cell/>
          <table:table-cell table:style-name="ce1" office:value-type="string">
            <text:p>Grim Shows</text:p>
          </table:table-cell>
          <table:table-cell table:style-name="ce1" office:value-type="string">
            <text:p>Grim Shows</text:p>
          </table:table-cell>
          <table:table-cell table:style-name="ce1" office:value-type="string">
            <text:p>https://www.facebook.com/pages/Grim-Shows/151722255000640?
ref=ts&amp;fref=ts</text:p>
          </table:table-cell>
          <table:table-cell table:style-name="ce1" office:value-type="string">
            <text:p>https://www.facebook.com/pages/Grim-Shows/151722255000640?
ref=ts&amp;fref=ts</text:p>
          </table:table-cell>
        </table:table-row>
        <table:table-row>
          <table:table-cell/>
          <table:table-cell table:style-name="ce1" office:value-type="string">
            <text:p>Spökes Konzerte</text:p>
          </table:table-cell>
          <table:table-cell table:style-name="ce1" office:value-type="string">
            <text:p>Spökes Konzerte</text:p>
          </table:table-cell>
          <table:table-cell table:style-name="ce1" office:value-type="string">
            <text:p>https://www.facebook.com/spoekeskonzerte?fref=ts</text:p>
          </table:table-cell>
        </table:table-row>
        <table:table-row>
          <table:table-cell/>
          <table:table-cell table:style-name="ce1" office:value-type="string">
            <text:p>„Einfach machen“</text:p>
          </table:table-cell>
          <table:table-cell table:style-name="ce1" office:value-type="string">
            <text:p>„Einfach machen“</text:p>
          </table:table-cell>
          <table:table-cell table:style-name="ce1" office:value-type="string">
            <text:p>https://www.facebook.com/einfachmachendiy?fref=ts</text:p>
          </table:table-cell>
          <table:table-cell table:style-name="ce1" office:value-type="string">
            <text:p>https://www.facebook.com/einfachmachendiy?fref=ts</text:p>
          </table:table-cell>
        </table:table-row>
        <table:table-row>
          <table:table-cell/>
          <table:table-cell table:style-name="ce1" office:value-type="string">
            <text:p>Tobsucht Konzerte</text:p>
          </table:table-cell>
          <table:table-cell table:style-name="ce1" office:value-type="string">
            <text:p>Tobsucht Konzerte</text:p>
          </table:table-cell>
          <table:table-cell table:style-name="ce1" office:value-type="string">
            <text:p>https://www.facebook.com/tobsuchtkonzerte/</text:p>
          </table:table-cell>
          <table:table-cell table:style-name="ce1" office:value-type="string">
            <text:p>https://www.facebook.com/tobsuchtkonzerte/</text:p>
          </table:table-cell>
        </table:table-row>
        <table:table-row>
          <table:table-cell table:style-name="ce1" office:value-type="string">
            <text:p>Nienburg</text:p>
          </table:table-cell>
          <table:table-cell table:style-name="ce1" office:value-type="string">
            <text:p>Burn Out Festival</text:p>
          </table:table-cell>
          <table:table-cell/>
          <table:table-cell table:style-name="ce1" office:value-type="string">
            <text:p>https://www.facebook.com/burnoutfestivalnienburg/</text:p>
          </table:table-cell>
          <table:table-cell table:style-name="ce1" office:value-type="string">
            <text:p>http://burnoutfestival.com/</text:p>
          </table:table-cell>
        </table:table-row>
        <table:table-row>
          <table:table-cell table:style-name="ce1" office:value-type="string">
            <text:p>Osnabrück</text:p>
          </table:table-cell>
          <table:table-cell table:style-name="ce1" office:value-type="string">
            <text:p>The Black Sheep Shows</text:p>
          </table:table-cell>
          <table:table-cell/>
          <table:table-cell table:style-name="ce1" office:value-type="string">
            <text:p>https://www.facebook.com/TheBlackSheepShows/</text:p>
          </table:table-cell>
        </table:table-row>
        <table:table-row>
          <table:table-cell/>
          <table:table-cell table:style-name="ce1" office:value-type="string">
            <text:p>Apartment 46 Shows</text:p>
          </table:table-cell>
          <table:table-cell table:style-name="ce1" office:value-type="string">
            <text:p>Apartment 46 Shows</text:p>
          </table:table-cell>
          <table:table-cell table:style-name="ce1" office:value-type="string">
            <text:p>https://www.facebook.com/Apartment-46-Shows-BN1516-
Shows-25709844766282
4/?ref=un_c</text:p>
          </table:table-cell>
          <table:table-cell table:style-name="ce1" office:value-type="string">
            <text:p>https://www.facebook.com/Apartment-46-Shows-BN1516-
Shows-25709844766282
4/?ref=un_c</text:p>
          </table:table-cell>
        </table:table-row>
        <table:table-row>
          <table:table-cell/>
          <table:table-cell table:style-name="ce1" office:value-type="string">
            <text:p>Manatee Entertainment</text:p>
          </table:table-cell>
          <table:table-cell table:style-name="ce1" office:value-type="string">
            <text:p>Manatee Entertainment</text:p>
          </table:table-cell>
          <table:table-cell table:style-name="ce1" office:value-type="string">
            <text:p>https://www.facebook.com/ManateeEntertainment/?ref=un_c</text:p>
          </table:table-cell>
        </table:table-row>
        <table:table-row>
          <table:table-cell table:style-name="ce1" office:value-type="string">
            <text:p>Kassel</text:p>
          </table:table-cell>
          <table:table-cell table:style-name="ce1" office:value-type="string">
            <text:p>Wild Heart Entertainment</text:p>
          </table:table-cell>
          <table:table-cell table:style-name="ce1" office:value-type="string">
            <text:p>Dennis</text:p>
          </table:table-cell>
          <table:table-cell table:style-name="ce1" office:value-type="string">
            <text:p>https://www.facebook.com/wild.heart.entertainment/</text:p>
          </table:table-cell>
        </table:table-row>
        <table:table-row>
          <table:table-cell/>
          <table:table-cell table:style-name="ce1" office:value-type="string">
            <text:p>Pit Justice</text:p>
          </table:table-cell>
          <table:table-cell table:style-name="ce1" office:value-type="string">
            <text:p>Pit Justice</text:p>
          </table:table-cell>
          <table:table-cell table:style-name="ce1" office:value-type="string">
            <text:p>Chris</text:p>
          </table:table-cell>
        </table:table-row>
        <table:table-row>
          <table:table-cell/>
          <table:table-cell table:style-name="ce1" office:value-type="string">
            <text:p>Moshpit Crew Cassel</text:p>
          </table:table-cell>
          <table:table-cell table:style-name="ce1" office:value-type="string">
            <text:p>Moshpit Crew Cassel</text:p>
          </table:table-cell>
          <table:table-cell table:style-name="ce1" office:value-type="string">
            <text:p>https://www.facebook.com/moshpitcrewcassel/?fref=ts</text:p>
          </table:table-cell>
        </table:table-row>
        <table:table-row>
          <table:table-cell table:style-name="ce1" office:value-type="string">
            <text:p>Hildesheim</text:p>
          </table:table-cell>
          <table:table-cell table:style-name="ce1" office:value-type="string">
            <text:p>Brothers Stand Together Booking</text:p>
          </table:table-cell>
          <table:table-cell table:style-name="ce1" office:value-type="string">
            <text:p>Martin Bandog</text:p>
          </table:table-cell>
          <table:table-cell table:style-name="ce1" office:value-type="string">
            <text:p>https://www.facebook.com/martin.holz.988</text:p>
          </table:table-cell>
          <table:table-cell table:style-name="ce1" office:value-type="string">
            <text:p>BSTBooking@gmail.com</text:p>
          </table:table-cell>
        </table:table-row>
        <table:table-row>
          <table:table-cell table:style-name="ce1" office:value-type="string">
            <text:p>Braunschweig</text:p>
          </table:table-cell>
          <table:table-cell table:style-name="ce1" office:value-type="string">
            <text:p>Levitation Booking</text:p>
          </table:table-cell>
          <table:table-cell table:style-name="ce1" office:value-type="string">
            <text:p>Simon Skott</text:p>
          </table:table-cell>
          <table:table-cell table:style-name="ce1" office:value-type="string">
            <text:p>https://www.facebook.com/levitationbookings/?ref=un_c</text:p>
          </table:table-cell>
          <table:table-cell table:style-name="ce1" office:value-type="string">
            <text:p>levitationbooking@gmail.com</text:p>
          </table:table-cell>
        </table:table-row>
        <table:table-row>
          <table:table-cell table:style-name="ce1" office:value-type="string">
            <text:p>Essen</text:p>
          </table:table-cell>
          <table:table-cell table:style-name="ce1" office:value-type="string">
            <text:p>Drunkard Entertainment</text:p>
          </table:table-cell>
          <table:table-cell/>
          <table:table-cell table:style-name="ce1" office:value-type="string">
            <text:p>https://www.facebook.com/drunkardentertainment/?fref=ts</text:p>
          </table:table-cell>
          <table:table-cell table:style-name="ce1" office:value-type="string">
            <text:p>drunkardentertainment@gmx.de</text:p>
          </table:table-cell>
          <table:table-cell table:style-name="ce1" office:value-type="string">
            <text:p>drunkardentertainment@gmx.de</text:p>
          </table:table-cell>
          <table:table-cell table:style-name="ce1" office:value-type="string">
            <text:p>Nordrhein-Westfalen</text:p>
          </table:table-cell>
        </table:table-row>
        <table:table-row>
          <table:table-cell/>
          <table:table-cell table:style-name="ce1" office:value-type="string">
            <text:p>Crewlife Booking</text:p>
          </table:table-cell>
          <table:table-cell table:style-name="ce1" office:value-type="string">
            <text:p>Crewlife Booking</text:p>
          </table:table-cell>
          <table:table-cell table:style-name="ce1" office:value-type="string">
            <text:p>https://www.facebook.com/Crewlife-
Booking-1556012091314
339/?fref=ts</text:p>
          </table:table-cell>
          <table:table-cell table:style-name="ce1" office:value-type="string">
            <text:p>https://www.facebook.com/Crewlife-
Booking-1556012091314
339/?fref=ts</text:p>
          </table:table-cell>
        </table:table-row>
        <table:table-row>
          <table:table-cell/>
          <table:table-cell table:style-name="ce1" office:value-type="string">
            <text:p>Emokeller</text:p>
          </table:table-cell>
          <table:table-cell table:style-name="ce1" office:value-type="string">
            <text:p>Emokeller</text:p>
          </table:table-cell>
          <table:table-cell table:style-name="ce1" office:value-type="string">
            <text:p>https://www.facebook.com/emokellerbooking/?fref=ts</text:p>
          </table:table-cell>
          <table:table-cell table:style-name="ce1" office:value-type="string">
            <text:p>https://www.facebook.com/emokellerbooking/?fref=ts</text:p>
          </table:table-cell>
        </table:table-row>
        <table:table-row>
          <table:table-cell/>
          <table:table-cell table:style-name="ce1" office:value-type="string">
            <text:p>TuRock</text:p>
          </table:table-cell>
          <table:table-cell table:style-name="ce1" office:value-type="string">
            <text:p>TuRock</text:p>
          </table:table-cell>
          <table:table-cell table:style-name="ce1" office:value-type="string">
            <text:p>https://www.facebook.com/turock.essen/?ref=ts&amp;fref=ts&amp;qsefr=1</text:p>
          </table:table-cell>
          <table:table-cell table:style-name="ce1" office:value-type="string">
            <text:p>https://www.facebook.com/turock.essen/?ref=ts&amp;fref=ts&amp;qsefr=1</text:p>
          </table:table-cell>
        </table:table-row>
        <table:table-row>
          <table:table-cell/>
          <table:table-cell table:style-name="ce1" office:value-type="string">
            <text:p>Hü-Weg</text:p>
          </table:table-cell>
          <table:table-cell table:style-name="ce1" office:value-type="string">
            <text:p>Hü-Weg</text:p>
          </table:table-cell>
          <table:table-cell table:style-name="ce1" office:value-type="string">
            <text:p>https://www.facebook.com/huweg.essen/?fref=ts</text:p>
          </table:table-cell>
          <table:table-cell table:style-name="ce1" office:value-type="string">
            <text:p>https://www.facebook.com/huweg.essen/?fref=ts</text:p>
          </table:table-cell>
        </table:table-row>
        <table:table-row>
          <table:table-cell/>
          <table:table-cell table:style-name="ce1" office:value-type="string">
            <text:p>Zeche Carl</text:p>
          </table:table-cell>
          <table:table-cell table:style-name="ce1" office:value-type="string">
            <text:p>Zeche Carl</text:p>
          </table:table-cell>
          <table:table-cell table:style-name="ce1" office:value-type="string">
            <text:p>https://www.facebook.com/zechecarlessen/?fref=ts</text:p>
          </table:table-cell>
          <table:table-cell table:style-name="ce1" office:value-type="string">
            <text:p>https://www.facebook.com/zechecarlessen/?fref=ts</text:p>
          </table:table-cell>
        </table:table-row>
        <table:table-row>
          <table:table-cell/>
          <table:table-cell table:style-name="ce1" office:value-type="string">
            <text:p>Cafe Nova</text:p>
          </table:table-cell>
          <table:table-cell table:style-name="ce1" office:value-type="string">
            <text:p>Cafe Nova</text:p>
          </table:table-cell>
          <table:table-cell table:style-name="ce1" office:value-type="string">
            <text:p>https://www.facebook.com/cafe.nova.music/</text:p>
          </table:table-cell>
          <table:table-cell table:style-name="ce1" office:value-type="string">
            <text:p>https://www.facebook.com/cafe.nova.music/</text:p>
          </table:table-cell>
        </table:table-row>
        <table:table-row>
          <table:table-cell/>
          <table:table-cell table:style-name="ce1" office:value-type="string">
            <text:p>Sharp Darts Booking</text:p>
          </table:table-cell>
          <table:table-cell table:style-name="ce1" office:value-type="string">
            <text:p>Sharp Darts Booking</text:p>
          </table:table-cell>
          <table:table-cell table:style-name="ce1" office:value-type="string">
            <text:p>https://www.facebook.com/Sharp-Darts-
Booking-2004465700298
01/</text:p>
          </table:table-cell>
          <table:table-cell table:style-name="ce1" office:value-type="string">
            <text:p>https://www.facebook.com/Sharp-Darts-
Booking-2004465700298
01/</text:p>
          </table:table-cell>
        </table:table-row>
        <table:table-row>
          <table:table-cell/>
          <table:table-cell table:style-name="ce1" office:value-type="string">
            <text:p>Panic Room</text:p>
          </table:table-cell>
          <table:table-cell table:style-name="ce1" office:value-type="string">
            <text:p>Panic Room</text:p>
          </table:table-cell>
          <table:table-cell/>
          <table:table-cell table:style-name="ce1" office:value-type="string">
            <text:p>info@panicroom-essen.de</text:p>
          </table:table-cell>
        </table:table-row>
        <table:table-row>
          <table:table-cell/>
          <table:table-cell table:style-name="ce1" office:value-type="string">
            <text:p>Leaven Entertainment</text:p>
          </table:table-cell>
          <table:table-cell table:style-name="ce1" office:value-type="string">
            <text:p>Leaven Entertainment</text:p>
          </table:table-cell>
          <table:table-cell table:style-name="ce1" office:value-type="string">
            <text:p>Phil</text:p>
          </table:table-cell>
          <table:table-cell table:style-name="ce1" office:value-type="string">
            <text:p>https://www.facebook.com/profile.php?id=100002306461211&amp;fre
f=ts</text:p>
          </table:table-cell>
        </table:table-row>
        <table:table-row>
          <table:table-cell table:style-name="ce1" office:value-type="string">
            <text:p>Krefeld</text:p>
          </table:table-cell>
          <table:table-cell table:style-name="ce1" office:value-type="string">
            <text:p>Hermano Booking</text:p>
          </table:table-cell>
          <table:table-cell/>
          <table:table-cell table:style-name="ce1" office:value-type="string">
            <text:p>https://www.facebook.com/hermanobooking/</text:p>
          </table:table-cell>
          <table:table-cell table:style-name="ce1" office:value-type="string">
            <text:p>info@hermanobooking.de</text:p>
          </table:table-cell>
        </table:table-row>
        <table:table-row>
          <table:table-cell table:style-name="ce1" office:value-type="string">
            <text:p>Frankfurt am Main</text:p>
          </table:table-cell>
          <table:table-cell table:style-name="ce1" office:value-type="string">
            <text:p>Elfer</text:p>
          </table:table-cell>
          <table:table-cell/>
          <table:table-cell table:style-name="ce1" office:value-type="string">
            <text:p>https://www.facebook.com/Elferclub/?fref=ts</text:p>
          </table:table-cell>
        </table:table-row>
        <table:table-row>
          <table:table-cell table:style-name="ce1" office:value-type="string">
            <text:p>Oberhausen</text:p>
          </table:table-cell>
          <table:table-cell table:style-name="ce1" office:value-type="string">
            <text:p>Helvete</text:p>
          </table:table-cell>
          <table:table-cell/>
          <table:table-cell table:style-name="ce1" office:value-type="string">
            <text:p>https://www.facebook.com/helvete.metal.club/?fref=ts</text:p>
          </table:table-cell>
          <table:table-cell table:style-name="ce1" office:value-type="string">
            <text:p>info@helvete.de</text:p>
          </table:table-cell>
        </table:table-row>
        <table:table-row>
          <table:table-cell/>
          <table:table-cell table:style-name="ce1" office:value-type="string">
            <text:p>Turbinenhalle</text:p>
          </table:table-cell>
          <table:table-cell table:style-name="ce1" office:value-type="string">
            <text:p>Turbinenhalle</text:p>
          </table:table-cell>
          <table:table-cell/>
          <table:table-cell table:style-name="ce1" office:value-type="string">
            <text:p>info@turbinenhalle.de</text:p>
          </table:table-cell>
        </table:table-row>
        <table:table-row>
          <table:table-cell/>
          <table:table-cell table:style-name="ce1" office:value-type="string">
            <text:p>Noodlebrain Shows</text:p>
          </table:table-cell>
          <table:table-cell table:style-name="ce1" office:value-type="string">
            <text:p>Noodlebrain Shows</text:p>
          </table:table-cell>
          <table:table-cell table:style-name="ce1" office:value-type="string">
            <text:p>https://www.facebook.com/noodlebrainshows/?ref=un_c</text:p>
          </table:table-cell>
          <table:table-cell table:style-name="ce1" office:value-type="string">
            <text:p>https://www.facebook.com/noodlebrainshows/?ref=un_c</text:p>
          </table:table-cell>
        </table:table-row>
        <table:table-row>
          <table:table-cell table:style-name="ce1" office:value-type="string">
            <text:p>Aachen</text:p>
          </table:table-cell>
          <table:table-cell table:style-name="ce1" office:value-type="string">
            <text:p>BFG - Black Faction Guerrilla</text:p>
          </table:table-cell>
          <table:table-cell/>
          <table:table-cell table:style-name="ce1" office:value-type="string">
            <text:p>https://www.facebook.com/BlackFactionGuerrilla/</text:p>
          </table:table-cell>
        </table:table-row>
        <table:table-row>
          <table:table-cell/>
          <table:table-cell table:style-name="ce1" office:value-type="string">
            <text:p>Sharp Darts Booking</text:p>
          </table:table-cell>
          <table:table-cell table:style-name="ce1" office:value-type="string">
            <text:p>Sharp Darts Booking</text:p>
          </table:table-cell>
          <table:table-cell table:style-name="ce1" office:value-type="string">
            <text:p>https://www.facebook.com/Sharp-Darts-
Booking-2004465700298
01/</text:p>
          </table:table-cell>
          <table:table-cell table:style-name="ce1" office:value-type="string">
            <text:p>https://www.facebook.com/Sharp-Darts-
Booking-2004465700298
01/</text:p>
          </table:table-cell>
        </table:table-row>
        <table:table-row>
          <table:table-cell table:style-name="ce1" office:value-type="string">
            <text:p>Lüdenscheid</text:p>
          </table:table-cell>
          <table:table-cell table:style-name="ce1" office:value-type="string">
            <text:p>Möve Konzerte</text:p>
          </table:table-cell>
          <table:table-cell/>
          <table:table-cell table:style-name="ce1" office:value-type="string">
            <text:p>https://www.facebook.com/moevekonzerte/</text:p>
          </table:table-cell>
          <table:table-cell table:style-name="ce1" office:value-type="string">
            <text:p>moeve.konzerte@gmx.de</text:p>
          </table:table-cell>
        </table:table-row>
        <table:table-row>
          <table:table-cell table:style-name="ce1" office:value-type="string">
            <text:p>Paderborn</text:p>
          </table:table-cell>
          <table:table-cell table:style-name="ce1" office:value-type="string">
            <text:p>Feed us More Shows</text:p>
          </table:table-cell>
          <table:table-cell table:style-name="ce1" office:value-type="string">
            <text:p>Daniel Ruschkowski</text:p>
          </table:table-cell>
          <table:table-cell table:style-name="ce1" office:value-type="string">
            <text:p>https://www.facebook.com/feedusmoreshows/?fref=ts</text:p>
          </table:table-cell>
          <table:table-cell table:style-name="ce1" office:value-type="string">
            <text:p>ruschi@feedusmore.de</text:p>
          </table:table-cell>
        </table:table-row>
        <table:table-row>
          <table:table-cell/>
          <table:table-cell table:style-name="ce1" office:value-type="string">
            <text:p>Thumbs Up Concerts</text:p>
          </table:table-cell>
          <table:table-cell table:style-name="ce1" office:value-type="string">
            <text:p>Thumbs Up Concerts</text:p>
          </table:table-cell>
          <table:table-cell table:style-name="ce1" office:value-type="string">
            <text:p>https://www.facebook.com/thumbsupconcerts/?fref=ts</text:p>
          </table:table-cell>
          <table:table-cell table:style-name="ce1" office:value-type="string">
            <text:p>https://www.facebook.com/thumbsupconcerts/?fref=ts</text:p>
          </table:table-cell>
        </table:table-row>
        <table:table-row>
          <table:table-cell/>
          <table:table-cell table:style-name="ce1" office:value-type="string">
            <text:p>Paderwahn Shows</text:p>
          </table:table-cell>
          <table:table-cell table:style-name="ce1" office:value-type="string">
            <text:p>Paderwahn Shows</text:p>
          </table:table-cell>
          <table:table-cell table:style-name="ce1" office:value-type="string">
            <text:p>https://www.facebook.com/pader.wahn/?fref=ts</text:p>
          </table:table-cell>
        </table:table-row>
        <table:table-row>
          <table:table-cell/>
          <table:table-cell table:style-name="ce1" office:value-type="string">
            <text:p>Multicult</text:p>
          </table:table-cell>
          <table:table-cell table:style-name="ce1" office:value-type="string">
            <text:p>Multicult</text:p>
          </table:table-cell>
          <table:table-cell table:style-name="ce1" office:value-type="string">
            <text:p>https://www.facebook.com/MultiCult-
Paderborn-586634104806406/?fref=ts</text:p>
          </table:table-cell>
          <table:table-cell table:style-name="ce1" office:value-type="string">
            <text:p>https://www.facebook.com/MultiCult-
Paderborn-586634104806406/?fref=ts</text:p>
          </table:table-cell>
        </table:table-row>
        <table:table-row>
          <table:table-cell table:style-name="ce1" office:value-type="string">
            <text:p>Köln</text:p>
          </table:table-cell>
          <table:table-cell table:style-name="ce1" office:value-type="string">
            <text:p>Downfall Booking</text:p>
          </table:table-cell>
          <table:table-cell/>
          <table:table-cell table:style-name="ce1" office:value-type="string">
            <text:p>https://www.facebook.com/downfallbooking.cologne?fref=ts</text:p>
          </table:table-cell>
          <table:table-cell table:style-name="ce1" office:value-type="string">
            <text:p>downfallbooking@yahoo.de</text:p>
          </table:table-cell>
        </table:table-row>
        <table:table-row>
          <table:table-cell/>
          <table:table-cell table:style-name="ce1" office:value-type="string">
            <text:p>Andriam Concerts</text:p>
          </table:table-cell>
          <table:table-cell table:style-name="ce1" office:value-type="string">
            <text:p>Andriam Concerts</text:p>
          </table:table-cell>
          <table:table-cell table:style-name="ce1" office:value-type="string">
            <text:p>Nikolas / Lars</text:p>
          </table:table-cell>
        </table:table-row>
        <table:table-row>
          <table:table-cell/>
          <table:table-cell table:style-name="ce1" office:value-type="string">
            <text:p>MTC</text:p>
          </table:table-cell>
          <table:table-cell table:style-name="ce1" office:value-type="string">
            <text:p>MTC</text:p>
          </table:table-cell>
          <table:table-cell table:style-name="ce1" office:value-type="string">
            <text:p>https://www.facebook.com/mtccologne/?fref=ts</text:p>
          </table:table-cell>
          <table:table-cell table:style-name="ce1" office:value-type="string">
            <text:p>https://www.facebook.com/mtccologne/?fref=ts</text:p>
          </table:table-cell>
        </table:table-row>
        <table:table-row>
          <table:table-cell/>
          <table:table-cell table:style-name="ce1" office:value-type="string">
            <text:p>Underground</text:p>
          </table:table-cell>
          <table:table-cell table:style-name="ce1" office:value-type="string">
            <text:p>Underground</text:p>
          </table:table-cell>
          <table:table-cell/>
          <table:table-cell table:style-name="ce1" office:value-type="string">
            <text:p>info@underground-cologne.de</text:p>
          </table:table-cell>
        </table:table-row>
        <table:table-row>
          <table:table-cell/>
          <table:table-cell table:style-name="ce1" office:value-type="string">
            <text:p>Sonic Ballroom</text:p>
          </table:table-cell>
          <table:table-cell table:style-name="ce1" office:value-type="string">
            <text:p>Sonic Ballroom</text:p>
          </table:table-cell>
          <table:table-cell table:style-name="ce1" office:value-type="string">
            <text:p>https://www.facebook.com/Sonic-
Ballroom-270978563310/
?fref=ts</text:p>
          </table:table-cell>
          <table:table-cell table:style-name="ce1" office:value-type="string">
            <text:p>https://www.facebook.com/Sonic-
Ballroom-270978563310/
?fref=ts</text:p>
          </table:table-cell>
        </table:table-row>
        <table:table-row>
          <table:table-cell/>
          <table:table-cell table:style-name="ce1" office:value-type="string">
            <text:p>Gebäude 9</text:p>
          </table:table-cell>
          <table:table-cell table:style-name="ce1" office:value-type="string">
            <text:p>Gebäude 9</text:p>
          </table:table-cell>
          <table:table-cell table:style-name="ce1" office:value-type="string">
            <text:p>Jan S.</text:p>
          </table:table-cell>
          <table:table-cell table:style-name="ce1" office:value-type="string">
            <text:p>https://www.facebook.com/Gebäude-9-16503103684
6687/?fref=ts</text:p>
          </table:table-cell>
        </table:table-row>
        <table:table-row>
          <table:table-cell/>
          <table:table-cell table:style-name="ce1" office:value-type="string">
            <text:p>AZ Köln</text:p>
          </table:table-cell>
          <table:table-cell table:style-name="ce1" office:value-type="string">
            <text:p>AZ Köln</text:p>
          </table:table-cell>
          <table:table-cell table:style-name="ce1" office:value-type="string">
            <text:p>https://www.facebook.com/KonzerteAZKoeln/?fref=ts</text:p>
          </table:table-cell>
          <table:table-cell table:style-name="ce1" office:value-type="string">
            <text:p>https://www.facebook.com/KonzerteAZKoeln/?fref=ts</text:p>
          </table:table-cell>
        </table:table-row>
        <table:table-row>
          <table:table-cell/>
          <table:table-cell table:style-name="ce1" office:value-type="string">
            <text:p>Kraake Konzerte</text:p>
          </table:table-cell>
          <table:table-cell table:style-name="ce1" office:value-type="string">
            <text:p>Kraake Konzerte</text:p>
          </table:table-cell>
          <table:table-cell table:style-name="ce1" office:value-type="string">
            <text:p>https://www.facebook.com/kraakekonzerte/</text:p>
          </table:table-cell>
        </table:table-row>
        <table:table-row>
          <table:table-cell/>
          <table:table-cell table:style-name="ce1" office:value-type="string">
            <text:p>Baumhaus Konzerte</text:p>
          </table:table-cell>
          <table:table-cell table:style-name="ce1" office:value-type="string">
            <text:p>Baumhaus Konzerte</text:p>
          </table:table-cell>
          <table:table-cell table:style-name="ce1" office:value-type="string">
            <text:p>https://www.facebook.com/baumhauskonzerte/timeline</text:p>
          </table:table-cell>
          <table:table-cell table:style-name="ce1" office:value-type="string">
            <text:p>https://www.facebook.com/baumhauskonzerte/timeline</text:p>
          </table:table-cell>
        </table:table-row>
        <table:table-row>
          <table:table-cell/>
          <table:table-cell table:style-name="ce1" office:value-type="string">
            <text:p>La Pinata Shows</text:p>
          </table:table-cell>
          <table:table-cell table:style-name="ce1" office:value-type="string">
            <text:p>La Pinata Shows</text:p>
          </table:table-cell>
          <table:table-cell table:style-name="ce1" office:value-type="string">
            <text:p>https://www.facebook.com/lapinatashows/</text:p>
          </table:table-cell>
          <table:table-cell table:style-name="ce1" office:value-type="string">
            <text:p>https://www.facebook.com/lapinatashows/</text:p>
          </table:table-cell>
        </table:table-row>
        <table:table-row>
          <table:table-cell/>
          <table:table-cell table:style-name="ce1" office:value-type="string">
            <text:p>P&amp;R Concerts</text:p>
          </table:table-cell>
          <table:table-cell table:style-name="ce1" office:value-type="string">
            <text:p>P&amp;R Concerts</text:p>
          </table:table-cell>
          <table:table-cell table:style-name="ce1" office:value-type="string">
            <text:p>https://www.facebook.com/PR-CONCERTS-1222192411
26590/?ref=ts&amp;fref=ts</text:p>
          </table:table-cell>
          <table:table-cell table:style-name="ce1" office:value-type="string">
            <text:p>https://www.facebook.com/PR-CONCERTS-1222192411
26590/?ref=ts&amp;fref=ts</text:p>
          </table:table-cell>
        </table:table-row>
        <table:table-row>
          <table:table-cell table:style-name="ce1" office:value-type="string">
            <text:p>Bonn</text:p>
          </table:table-cell>
          <table:table-cell table:style-name="ce1" office:value-type="string">
            <text:p>Andriam Concerts</text:p>
          </table:table-cell>
          <table:table-cell table:style-name="ce1" office:value-type="string">
            <text:p>Nikolas / Lars</text:p>
          </table:table-cell>
          <table:table-cell table:style-name="ce1" office:value-type="string">
            <text:p>https://www.facebook.com/andriamconcerts/?fref=ts</text:p>
          </table:table-cell>
        </table:table-row>
        <table:table-row>
          <table:table-cell/>
          <table:table-cell table:style-name="ce1" office:value-type="string">
            <text:p>Heart of Core</text:p>
          </table:table-cell>
          <table:table-cell table:style-name="ce1" office:value-type="string">
            <text:p>Heart of Core</text:p>
          </table:table-cell>
          <table:table-cell table:style-name="ce1" office:value-type="string">
            <text:p>Chris Peters</text:p>
          </table:table-cell>
          <table:table-cell table:style-name="ce1" office:value-type="string">
            <text:p>chrispeters@web.de</text:p>
          </table:table-cell>
        </table:table-row>
        <table:table-row>
          <table:table-cell table:style-name="ce1" office:value-type="string">
            <text:p>Koblenz</text:p>
          </table:table-cell>
          <table:table-cell table:style-name="ce1" office:value-type="string">
            <text:p>Andriam Concerts</text:p>
          </table:table-cell>
          <table:table-cell table:style-name="ce1" office:value-type="string">
            <text:p>Nikolas / Lars</text:p>
          </table:table-cell>
          <table:table-cell table:style-name="ce1" office:value-type="string">
            <text:p>https://www.facebook.com/andriamconcerts/?fref=ts</text:p>
          </table:table-cell>
        </table:table-row>
        <table:table-row>
          <table:table-cell/>
          <table:table-cell table:style-name="ce1" office:value-type="string">
            <text:p>FÄTZich KOnzertgruppe</text:p>
          </table:table-cell>
          <table:table-cell table:style-name="ce1" office:value-type="string">
            <text:p>FÄTZich KOnzertgruppe</text:p>
          </table:table-cell>
          <table:table-cell table:style-name="ce1" office:value-type="string">
            <text:p>Fa Bibobabo</text:p>
          </table:table-cell>
          <table:table-cell table:style-name="ce1" office:value-type="string">
            <text:p>https://www.facebook.com/FÄTZich-
KOnzertgruppe-652042344918954/?pnref=lhc</text:p>
          </table:table-cell>
        </table:table-row>
        <table:table-row>
          <table:table-cell table:style-name="ce1" office:value-type="string">
            <text:p>Moers</text:p>
          </table:table-cell>
          <table:table-cell table:style-name="ce1" office:value-type="string">
            <text:p>Bollwerk</text:p>
          </table:table-cell>
          <table:table-cell table:number-columns-repeated="2"/>
          <table:table-cell table:style-name="ce1" office:value-type="string">
            <text:p>booking@bollwerk107.de</text:p>
          </table:table-cell>
        </table:table-row>
        <table:table-row>
          <table:table-cell/>
          <table:table-cell table:style-name="ce1" office:value-type="string">
            <text:p>JZ Henri</text:p>
          </table:table-cell>
          <table:table-cell table:style-name="ce1" office:value-type="string">
            <text:p>JZ Henri</text:p>
          </table:table-cell>
          <table:table-cell/>
          <table:table-cell table:style-name="ce1" office:value-type="string">
            <text:p>henri@awo-jz-henri.de</text:p>
          </table:table-cell>
        </table:table-row>
        <table:table-row>
          <table:table-cell table:style-name="ce1" office:value-type="string">
            <text:p>Duisburg</text:p>
          </table:table-cell>
          <table:table-cell table:style-name="ce1" office:value-type="string">
            <text:p>Team Collin Reynolds</text:p>
          </table:table-cell>
          <table:table-cell table:style-name="ce1" office:value-type="string">
            <text:p>Olivia Patricia</text:p>
          </table:table-cell>
          <table:table-cell table:style-name="ce1" office:value-type="string">
            <text:p>https://www.facebook.com/team-collin-reynolds-cystic-fibrosis-
sucks-502586066508695/
?fref=ts</text:p>
          </table:table-cell>
          <table:table-cell table:style-name="ce1" office:value-type="string">
            <text:p>teamcollinreynolds@gmail.com</text:p>
          </table:table-cell>
        </table:table-row>
        <table:table-row>
          <table:table-cell/>
          <table:table-cell table:style-name="ce1" office:value-type="string">
            <text:p>JZ St. Peter</text:p>
          </table:table-cell>
          <table:table-cell table:style-name="ce1" office:value-type="string">
            <text:p>JZ St. Peter</text:p>
          </table:table-cell>
          <table:table-cell/>
          <table:table-cell table:style-name="ce1" office:value-type="string">
            <text:p>info@jz-stpeter.de</text:p>
          </table:table-cell>
        </table:table-row>
        <table:table-row>
          <table:table-cell/>
          <table:table-cell table:style-name="ce1" office:value-type="string">
            <text:p>Parkhaus</text:p>
          </table:table-cell>
          <table:table-cell table:style-name="ce1" office:value-type="string">
            <text:p>Parkhaus</text:p>
          </table:table-cell>
          <table:table-cell/>
          <table:table-cell table:style-name="ce1" office:value-type="string">
            <text:p>info@parkhaus-meiderich.de</text:p>
          </table:table-cell>
        </table:table-row>
        <table:table-row>
          <table:table-cell/>
          <table:table-cell table:style-name="ce1" office:value-type="string">
            <text:p>JZ Area 51</text:p>
          </table:table-cell>
          <table:table-cell table:style-name="ce1" office:value-type="string">
            <text:p>JZ Area 51</text:p>
          </table:table-cell>
          <table:table-cell/>
          <table:table-cell table:style-name="ce1" office:value-type="string">
            <text:p>jugendzentrum.area51@gmx.de</text:p>
          </table:table-cell>
        </table:table-row>
        <table:table-row>
          <table:table-cell/>
          <table:table-cell table:style-name="ce1" office:value-type="string">
            <text:p>Grammatikoff</text:p>
          </table:table-cell>
          <table:table-cell table:style-name="ce1" office:value-type="string">
            <text:p>Grammatikoff</text:p>
          </table:table-cell>
          <table:table-cell/>
          <table:table-cell table:style-name="ce1" office:value-type="string">
            <text:p>booking@kellergeist06.de</text:p>
          </table:table-cell>
        </table:table-row>
        <table:table-row>
          <table:table-cell/>
          <table:table-cell table:style-name="ce1" office:value-type="string">
            <text:p>Timeless</text:p>
          </table:table-cell>
          <table:table-cell table:style-name="ce1" office:value-type="string">
            <text:p>Timeless</text:p>
          </table:table-cell>
          <table:table-cell table:style-name="ce1" office:value-type="string">
            <text:p>Chris Seiler</text:p>
          </table:table-cell>
        </table:table-row>
        <table:table-row>
          <table:table-cell/>
          <table:table-cell table:style-name="ce1" office:value-type="string">
            <text:p>Revenge Booking</text:p>
          </table:table-cell>
          <table:table-cell table:style-name="ce1" office:value-type="string">
            <text:p>Revenge Booking</text:p>
          </table:table-cell>
          <table:table-cell table:style-name="ce1" office:value-type="string">
            <text:p>https://www.facebook.com/RevengeBooking/?ref=un_c</text:p>
          </table:table-cell>
          <table:table-cell table:style-name="ce1" office:value-type="string">
            <text:p>https://www.facebook.com/RevengeBooking/?ref=un_c</text:p>
          </table:table-cell>
        </table:table-row>
        <table:table-row>
          <table:table-cell table:style-name="ce1" office:value-type="string">
            <text:p>Mühlheim</text:p>
          </table:table-cell>
          <table:table-cell table:style-name="ce1" office:value-type="string">
            <text:p>AZ Mühlheim</text:p>
          </table:table-cell>
          <table:table-cell table:number-columns-repeated="2"/>
          <table:table-cell table:style-name="ce1" office:value-type="string">
            <text:p>info@az-muehlheim.de</text:p>
          </table:table-cell>
        </table:table-row>
        <table:table-row>
          <table:table-cell table:style-name="ce1" office:value-type="string">
            <text:p>Waltrop</text:p>
          </table:table-cell>
          <table:table-cell table:style-name="ce1" office:value-type="string">
            <text:p>Yahoo</text:p>
          </table:table-cell>
          <table:table-cell table:number-columns-repeated="2"/>
          <table:table-cell table:style-name="ce1" office:value-type="string">
            <text:p>yahoo@rockandwords.de</text:p>
          </table:table-cell>
        </table:table-row>
        <table:table-row>
          <table:table-cell table:style-name="ce1" office:value-type="string">
            <text:p>Düsseldorf</text:p>
          </table:table-cell>
          <table:table-cell table:style-name="ce1" office:value-type="string">
            <text:p>Zakk</text:p>
          </table:table-cell>
          <table:table-cell table:number-columns-repeated="2"/>
          <table:table-cell table:style-name="ce1" office:value-type="string">
            <text:p>info@zakk.de</text:p>
          </table:table-cell>
        </table:table-row>
        <table:table-row>
          <table:table-cell/>
          <table:table-cell table:style-name="ce1" office:value-type="string">
            <text:p>Tube</text:p>
          </table:table-cell>
          <table:table-cell table:style-name="ce1" office:value-type="string">
            <text:p>Tube</text:p>
          </table:table-cell>
          <table:table-cell/>
          <table:table-cell table:style-name="ce1" office:value-type="string">
            <text:p>booking@the-tube-club.com</text:p>
          </table:table-cell>
        </table:table-row>
        <table:table-row>
          <table:table-cell table:style-name="ce1" office:value-type="string">
            <text:p>Sollingen</text:p>
          </table:table-cell>
          <table:table-cell table:style-name="ce1" office:value-type="string">
            <text:p>CowClub</text:p>
          </table:table-cell>
          <table:table-cell table:number-columns-repeated="2"/>
          <table:table-cell table:style-name="ce1" office:value-type="string">
            <text:p>info@cowclub.de</text:p>
          </table:table-cell>
        </table:table-row>
        <table:table-row>
          <table:table-cell table:style-name="ce1" office:value-type="string">
            <text:p>Bochum</text:p>
          </table:table-cell>
          <table:table-cell table:style-name="ce1" office:value-type="string">
            <text:p>Rotunde</text:p>
          </table:table-cell>
          <table:table-cell table:number-columns-repeated="2"/>
          <table:table-cell table:style-name="ce1" office:value-type="string">
            <text:p>booking@rotunde-bochum.de</text:p>
          </table:table-cell>
        </table:table-row>
        <table:table-row>
          <table:table-cell table:style-name="ce1" office:value-type="string">
            <text:p>Wassenberg</text:p>
          </table:table-cell>
          <table:table-cell table:style-name="ce1" office:value-type="string">
            <text:p>JuZe</text:p>
          </table:table-cell>
          <table:table-cell table:number-columns-repeated="2"/>
          <table:table-cell table:style-name="ce1" office:value-type="string">
            <text:p>jugendzentrum@wassenberg.de</text:p>
          </table:table-cell>
        </table:table-row>
        <table:table-row>
          <table:table-cell table:style-name="ce1" office:value-type="string">
            <text:p>Arnsberg</text:p>
          </table:table-cell>
          <table:table-cell table:style-name="ce1" office:value-type="string">
            <text:p>Rock It</text:p>
          </table:table-cell>
          <table:table-cell table:style-name="ce1" office:value-type="string">
            <text:p>Stephan</text:p>
          </table:table-cell>
          <table:table-cell/>
          <table:table-cell table:style-name="ce1" office:value-type="string">
            <text:p>stephan@das-rockt.de</text:p>
          </table:table-cell>
        </table:table-row>
        <table:table-row>
          <table:table-cell table:style-name="ce1" office:value-type="string">
            <text:p>Bielefeld</text:p>
          </table:table-cell>
          <table:table-cell table:style-name="ce1" office:value-type="string">
            <text:p>Forum</text:p>
          </table:table-cell>
          <table:table-cell table:number-columns-repeated="2"/>
          <table:table-cell table:style-name="ce1" office:value-type="string">
            <text:p>booking@forum-bielefeld.de</text:p>
          </table:table-cell>
        </table:table-row>
        <table:table-row>
          <table:table-cell/>
          <table:table-cell table:style-name="ce1" office:value-type="string">
            <text:p>Wild Boys Concerts</text:p>
          </table:table-cell>
          <table:table-cell table:style-name="ce1" office:value-type="string">
            <text:p>Wild Boys Concerts</text:p>
          </table:table-cell>
          <table:table-cell table:style-name="ce1" office:value-type="string">
            <text:p>https://www.facebook.com/wild.boys.concerts/?fref=ts</text:p>
          </table:table-cell>
          <table:table-cell table:style-name="ce1" office:value-type="string">
            <text:p>https://www.facebook.com/wild.boys.concerts/?fref=ts</text:p>
          </table:table-cell>
        </table:table-row>
        <table:table-row>
          <table:table-cell table:style-name="ce1" office:value-type="string">
            <text:p>Siegen</text:p>
          </table:table-cell>
          <table:table-cell table:style-name="ce1" office:value-type="string">
            <text:p>Vortex Surfer Musikclub</text:p>
          </table:table-cell>
          <table:table-cell/>
          <table:table-cell table:style-name="ce1" office:value-type="string">
            <text:p>https://www.facebook.com/VortexSurferMusikclub/</text:p>
          </table:table-cell>
        </table:table-row>
        <table:table-row>
          <table:table-cell table:style-name="ce1" office:value-type="string">
            <text:p>Dortmund</text:p>
          </table:table-cell>
          <table:table-cell table:style-name="ce1" office:value-type="string">
            <text:p>Eviltree Rockshows</text:p>
          </table:table-cell>
          <table:table-cell/>
          <table:table-cell table:style-name="ce1" office:value-type="string">
            <text:p>https://www.facebook.com/Eviltreerockshows/</text:p>
          </table:table-cell>
        </table:table-row>
        <table:table-row>
          <table:table-cell table:style-name="ce1" office:value-type="string">
            <text:p>Düren</text:p>
          </table:table-cell>
          <table:table-cell table:style-name="ce1" office:value-type="string">
            <text:p>Popcorn Concerts</text:p>
          </table:table-cell>
          <table:table-cell/>
          <table:table-cell table:style-name="ce1" office:value-type="string">
            <text:p>https://www.facebook.com/Popcorn-
Concerts-1075023592571956/?rc=p</text:p>
          </table:table-cell>
          <table:table-cell table:style-name="ce1" office:value-type="string">
            <text:p>booking@popcorn-concerts.de</text:p>
          </table:table-cell>
        </table:table-row>
        <table:table-row>
          <table:table-cell table:style-name="ce1" office:value-type="string">
            <text:p>Schwerte</text:p>
          </table:table-cell>
          <table:table-cell/>
          <table:table-cell table:style-name="ce1" office:value-type="string">
            <text:p>Ole</text:p>
          </table:table-cell>
          <table:table-cell table:style-name="ce1" office:value-type="string">
            <text:p>https://www.facebook.com/ole.renfordt?fref=ts</text:p>
          </table:table-cell>
        </table:table-row>
        <table:table-row>
          <table:table-cell table:style-name="ce1" office:value-type="string">
            <text:p>Ibbenbüren</text:p>
          </table:table-cell>
          <table:table-cell table:style-name="ce1" office:value-type="string">
            <text:p>You are not Punk</text:p>
          </table:table-cell>
          <table:table-cell table:style-name="ce1" office:value-type="string">
            <text:p>Alex</text:p>
          </table:table-cell>
          <table:table-cell table:style-name="ce1" office:value-type="string">
            <text:p>https://www.facebook.com/youarenotpunk/</text:p>
          </table:table-cell>
          <table:table-cell table:style-name="ce1" office:value-type="string">
            <text:p>alex.Welle@pinkpop.de</text:p>
          </table:table-cell>
        </table:table-row>
        <table:table-row>
          <table:table-cell table:style-name="ce1" office:value-type="string">
            <text:p>Trier</text:p>
          </table:table-cell>
          <table:table-cell table:style-name="ce1" office:value-type="string">
            <text:p>Ex Haus</text:p>
          </table:table-cell>
          <table:table-cell/>
          <table:table-cell table:style-name="ce1" office:value-type="string">
            <text:p>https://www.facebook.com/exhaus/?fref=ts</text:p>
          </table:table-cell>
          <table:table-cell table:style-name="ce1" office:value-type="string">
            <text:p>verwaltung@exhaus.de</text:p>
          </table:table-cell>
          <table:table-cell table:style-name="ce1" office:value-type="string">
            <text:p>verwaltung@exhaus.de</text:p>
          </table:table-cell>
          <table:table-cell table:style-name="ce1" office:value-type="string">
            <text:p>Rheinland-Pfalz</text:p>
          </table:table-cell>
        </table:table-row>
        <table:table-row>
          <table:table-cell/>
          <table:table-cell table:style-name="ce1" office:value-type="string">
            <text:p>Honey Bucket Show</text:p>
          </table:table-cell>
          <table:table-cell table:style-name="ce1" office:value-type="string">
            <text:p>Honey Bucket Show</text:p>
          </table:table-cell>
          <table:table-cell table:style-name="ce1" office:value-type="string">
            <text:p>https://www.facebook.com/honeybucketcrew/</text:p>
          </table:table-cell>
          <table:table-cell table:style-name="ce1" office:value-type="string">
            <text:p>https://www.facebook.com/honeybucketcrew/</text:p>
          </table:table-cell>
        </table:table-row>
        <table:table-row>
          <table:table-cell table:style-name="ce1" office:value-type="string">
            <text:p>Idar-Oberstein</text:p>
          </table:table-cell>
          <table:table-cell table:style-name="ce1" office:value-type="string">
            <text:p>For The Youth Concerts</text:p>
          </table:table-cell>
          <table:table-cell table:style-name="ce1" office:value-type="string">
            <text:p>Nik Harbourt</text:p>
          </table:table-cell>
          <table:table-cell table:style-name="ce1" office:value-type="string">
            <text:p>https://www.facebook.com/nik.harbourt?fref=ts</text:p>
          </table:table-cell>
          <table:table-cell table:style-name="ce1" office:value-type="string">
            <text:p>fortheyouthconcerts@gmail.com</text:p>
          </table:table-cell>
        </table:table-row>
        <table:table-row>
          <table:table-cell table:style-name="ce1" office:value-type="string">
            <text:p>Mainz</text:p>
          </table:table-cell>
          <table:table-cell table:style-name="ce1" office:value-type="string">
            <text:p>Honey Bucket Show</text:p>
          </table:table-cell>
          <table:table-cell/>
          <table:table-cell table:style-name="ce1" office:value-type="string">
            <text:p>https://www.facebook.com/honeybucketcrew/</text:p>
          </table:table-cell>
          <table:table-cell table:style-name="ce1" office:value-type="string">
            <text:p>honeybucketcrew@gmail.com</text:p>
          </table:table-cell>
        </table:table-row>
        <table:table-row>
          <table:table-cell/>
          <table:table-cell table:style-name="ce1" office:value-type="string">
            <text:p>Konglomerat Konzerte</text:p>
          </table:table-cell>
          <table:table-cell table:style-name="ce1" office:value-type="string">
            <text:p>Konglomerat Konzerte</text:p>
          </table:table-cell>
          <table:table-cell table:style-name="ce1" office:value-type="string">
            <text:p>Sebastian / Josh</text:p>
          </table:table-cell>
          <table:table-cell table:style-name="ce1" office:value-type="string">
            <text:p>https://www.facebook.com/Konzertkonglomerat/?fref=ts</text:p>
          </table:table-cell>
        </table:table-row>
        <table:table-row>
          <table:table-cell/>
          <table:table-cell table:style-name="ce1" office:value-type="string">
            <text:p>Stempelkissen Konzerte</text:p>
          </table:table-cell>
          <table:table-cell table:style-name="ce1" office:value-type="string">
            <text:p>Stempelkissen Konzerte</text:p>
          </table:table-cell>
          <table:table-cell table:style-name="ce1" office:value-type="string">
            <text:p>https://www.facebook.com/stempelkisseninc/</text:p>
          </table:table-cell>
        </table:table-row>
        <table:table-row>
          <table:table-cell/>
          <table:table-cell table:style-name="ce1" office:value-type="string">
            <text:p>Keep it a Secret</text:p>
          </table:table-cell>
          <table:table-cell table:style-name="ce1" office:value-type="string">
            <text:p>Keep it a Secret</text:p>
          </table:table-cell>
          <table:table-cell table:style-name="ce1" office:value-type="string">
            <text:p>https://www.facebook.com/keepitasecretdiy/timeline</text:p>
          </table:table-cell>
        </table:table-row>
        <table:table-row>
          <table:table-cell/>
          <table:table-cell table:style-name="ce1" office:value-type="string">
            <text:p>Caveau</text:p>
          </table:table-cell>
          <table:table-cell table:style-name="ce1" office:value-type="string">
            <text:p>Caveau</text:p>
          </table:table-cell>
          <table:table-cell table:style-name="ce1" office:value-type="string">
            <text:p>https://www.facebook.com/caveaumainz/?fref=ts</text:p>
          </table:table-cell>
        </table:table-row>
        <table:table-row>
          <table:table-cell table:style-name="ce1" office:value-type="string">
            <text:p>Saarlouis</text:p>
          </table:table-cell>
          <table:table-cell table:style-name="ce1" office:value-type="string">
            <text:p>For The Youth Concerts</text:p>
          </table:table-cell>
          <table:table-cell table:style-name="ce1" office:value-type="string">
            <text:p>Nik Harbourt</text:p>
          </table:table-cell>
          <table:table-cell table:style-name="ce1" office:value-type="string">
            <text:p>https://www.facebook.com/nik.harbourt?fref=ts</text:p>
          </table:table-cell>
          <table:table-cell table:style-name="ce1" office:value-type="string">
            <text:p>fortheyouthconcerts@gmail.com</text:p>
          </table:table-cell>
          <table:table-cell/>
          <table:table-cell table:style-name="ce1" office:value-type="string">
            <text:p>Saarland</text:p>
          </table:table-cell>
        </table:table-row>
        <table:table-row>
          <table:table-cell/>
          <table:table-cell table:style-name="ce1" office:value-type="string">
            <text:p>Recovery Showcase &amp; Booking</text:p>
          </table:table-cell>
          <table:table-cell table:style-name="ce1" office:value-type="string">
            <text:p>Recovery Showcase &amp; Booking</text:p>
          </table:table-cell>
          <table:table-cell table:style-name="ce1" office:value-type="string">
            <text:p>https://www.facebook.com/RECOVERY-SHOWCASE-
BOOKING-142217375868674/</text:p>
          </table:table-cell>
        </table:table-row>
        <table:table-row>
          <table:table-cell/>
          <table:table-cell table:style-name="ce1" office:value-type="string">
            <text:p>JuZ United</text:p>
          </table:table-cell>
          <table:table-cell table:style-name="ce1" office:value-type="string">
            <text:p>JuZ United</text:p>
          </table:table-cell>
          <table:table-cell table:style-name="ce1" office:value-type="string">
            <text:p>Andre Juzu United / Bella XN</text:p>
          </table:table-cell>
        </table:table-row>
        <table:table-row>
          <table:table-cell table:style-name="ce1" office:value-type="string">
            <text:p>Dresden</text:p>
          </table:table-cell>
          <table:table-cell table:style-name="ce1" office:value-type="string">
            <text:p>Paria Connection</text:p>
          </table:table-cell>
          <table:table-cell table:style-name="ce1" office:value-type="string">
            <text:p>Bruce Freshman / Matthias Kunzendorf</text:p>
          </table:table-cell>
          <table:table-cell table:style-name="ce1" office:value-type="string">
            <text:p>http://www.facebook.com/PariaConnection</text:p>
          </table:table-cell>
          <table:table-cell table:style-name="ce1" office:value-type="string">
            <text:p>paria.connection@gmx.de</text:p>
          </table:table-cell>
          <table:table-cell/>
          <table:table-cell table:style-name="ce1" office:value-type="string">
            <text:p>Sachsen</text:p>
          </table:table-cell>
        </table:table-row>
        <table:table-row>
          <table:table-cell/>
          <table:table-cell table:style-name="ce1" office:value-type="string">
            <text:p>True Spirit Concerts</text:p>
          </table:table-cell>
          <table:table-cell table:style-name="ce1" office:value-type="string">
            <text:p>True Spirit Concerts</text:p>
          </table:table-cell>
          <table:table-cell table:style-name="ce1" office:value-type="string">
            <text:p>Eric Zech / Tobias Thelemann</text:p>
          </table:table-cell>
          <table:table-cell table:style-name="ce1" office:value-type="string">
            <text:p>http://www.facebook.com/TrueSpiritConcerts</text:p>
          </table:table-cell>
        </table:table-row>
        <table:table-row>
          <table:table-cell/>
          <table:table-cell table:style-name="ce1" office:value-type="string">
            <text:p>Subculture Crew</text:p>
          </table:table-cell>
          <table:table-cell table:style-name="ce1" office:value-type="string">
            <text:p>Subculture Crew</text:p>
          </table:table-cell>
          <table:table-cell table:style-name="ce1" office:value-type="string">
            <text:p>Gregor (Risk It!)</text:p>
          </table:table-cell>
        </table:table-row>
        <table:table-row>
          <table:table-cell/>
          <table:table-cell table:style-name="ce1" office:value-type="string">
            <text:p>Colours of Core</text:p>
          </table:table-cell>
          <table:table-cell table:style-name="ce1" office:value-type="string">
            <text:p>Colours of Core</text:p>
          </table:table-cell>
          <table:table-cell table:style-name="ce1" office:value-type="string">
            <text:p>Maximilian van Garnier</text:p>
          </table:table-cell>
        </table:table-row>
        <table:table-row>
          <table:table-cell/>
          <table:table-cell table:style-name="ce1" office:value-type="string">
            <text:p>Schoißsaal Dresden</text:p>
          </table:table-cell>
          <table:table-cell table:style-name="ce1" office:value-type="string">
            <text:p>Schoißsaal Dresden</text:p>
          </table:table-cell>
          <table:table-cell table:style-name="ce1" office:value-type="string">
            <text:p>Steffen Sohms</text:p>
          </table:table-cell>
        </table:table-row>
        <table:table-row>
          <table:table-cell/>
          <table:table-cell table:style-name="ce1" office:value-type="string">
            <text:p>Dumbo Booking</text:p>
          </table:table-cell>
          <table:table-cell table:style-name="ce1" office:value-type="string">
            <text:p>Dumbo Booking</text:p>
          </table:table-cell>
          <table:table-cell table:style-name="ce1" office:value-type="string">
            <text:p>Marcus Dumbo</text:p>
          </table:table-cell>
        </table:table-row>
        <table:table-row>
          <table:table-cell/>
          <table:table-cell table:style-name="ce1" office:value-type="string">
            <text:p>böse und gemein - Konzerte</text:p>
          </table:table-cell>
          <table:table-cell table:style-name="ce1" office:value-type="string">
            <text:p>böse und gemein - Konzerte</text:p>
          </table:table-cell>
          <table:table-cell table:style-name="ce1" office:value-type="string">
            <text:p>https://www.facebook.com/boeseundgemein666/</text:p>
          </table:table-cell>
          <table:table-cell table:style-name="ce1" office:value-type="string">
            <text:p>https://www.facebook.com/boeseundgemein666/</text:p>
          </table:table-cell>
        </table:table-row>
        <table:table-row>
          <table:table-cell/>
          <table:table-cell table:style-name="ce1" office:value-type="string">
            <text:p>Katy’s Garage</text:p>
          </table:table-cell>
          <table:table-cell table:style-name="ce1" office:value-type="string">
            <text:p>Katy’s Garage</text:p>
          </table:table-cell>
          <table:table-cell table:style-name="ce1" office:value-type="string">
            <text:p>https://www.facebook.com/KatysGarageDresden/</text:p>
          </table:table-cell>
          <table:table-cell table:style-name="ce1" office:value-type="string">
            <text:p>https://www.facebook.com/KatysGarageDresden/</text:p>
          </table:table-cell>
        </table:table-row>
        <table:table-row>
          <table:table-cell/>
          <table:table-cell table:style-name="ce1" office:value-type="string">
            <text:p>Golden Gloom Sessions.</text:p>
          </table:table-cell>
          <table:table-cell table:style-name="ce1" office:value-type="string">
            <text:p>Golden Gloom Sessions.</text:p>
          </table:table-cell>
          <table:table-cell table:style-name="ce1" office:value-type="string">
            <text:p>https://www.facebook.com/GoldenGloomSessions/</text:p>
          </table:table-cell>
          <table:table-cell table:style-name="ce1" office:value-type="string">
            <text:p>https://www.facebook.com/GoldenGloomSessions/</text:p>
          </table:table-cell>
        </table:table-row>
        <table:table-row>
          <table:table-cell/>
          <table:table-cell table:style-name="ce1" office:value-type="string">
            <text:p>Black Cat</text:p>
          </table:table-cell>
          <table:table-cell table:style-name="ce1" office:value-type="string">
            <text:p>Black Cat</text:p>
          </table:table-cell>
          <table:table-cell table:style-name="ce1" office:value-type="string">
            <text:p>Nicole</text:p>
          </table:table-cell>
        </table:table-row>
        <table:table-row>
          <table:table-cell/>
          <table:table-cell table:style-name="ce1" office:value-type="string">
            <text:p>p7ac@freudenkinder.de</text:p>
          </table:table-cell>
          <table:table-cell table:style-name="ce1" office:value-type="string">
            <text:p>p7ac@freudenkinder.de</text:p>
          </table:table-cell>
          <table:table-cell table:style-name="ce1" office:value-type="string">
            <text:p>P7AC // Konzertkollektiv</text:p>
          </table:table-cell>
        </table:table-row>
        <table:table-row>
          <table:table-cell/>
          <table:table-cell table:style-name="ce1" office:value-type="string">
            <text:p>Bärzwinger</text:p>
          </table:table-cell>
          <table:table-cell table:style-name="ce1" office:value-type="string">
            <text:p>Bärzwinger</text:p>
          </table:table-cell>
          <table:table-cell table:style-name="ce1" office:value-type="string">
            <text:p>Kles</text:p>
          </table:table-cell>
        </table:table-row>
        <table:table-row>
          <table:table-cell table:style-name="ce1" office:value-type="string">
            <text:p>Leipzig</text:p>
          </table:table-cell>
          <table:table-cell table:style-name="ce1" office:value-type="string">
            <text:p>Laid.Bound</text:p>
          </table:table-cell>
          <table:table-cell table:style-name="ce1" office:value-type="string">
            <text:p>Max Kraft / Josefine Mutzenbacher</text:p>
          </table:table-cell>
          <table:table-cell table:style-name="ce1" office:value-type="string">
            <text:p>https://www.facebook.com/laidbound/?fref=ts</text:p>
          </table:table-cell>
        </table:table-row>
        <table:table-row>
          <table:table-cell/>
          <table:table-cell table:style-name="ce1" office:value-type="string">
            <text:p>Metalheadz / Panzerherz Promotion + Records</text:p>
          </table:table-cell>
          <table:table-cell table:style-name="ce1" office:value-type="string">
            <text:p>Metalheadz / Panzerherz Promotion + Records</text:p>
          </table:table-cell>
          <table:table-cell table:style-name="ce1" office:value-type="string">
            <text:p>Jörg „Niebe“ Niebuhr</text:p>
          </table:table-cell>
          <table:table-cell table:style-name="ce1" office:value-type="string">
            <text:p>https://www.facebook.com/Dr.Niebe?fref=ts</text:p>
          </table:table-cell>
        </table:table-row>
        <table:table-row>
          <table:table-cell/>
          <table:table-cell table:style-name="ce1" office:value-type="string">
            <text:p>Shiquadi</text:p>
          </table:table-cell>
          <table:table-cell table:style-name="ce1" office:value-type="string">
            <text:p>Shiquadi</text:p>
          </table:table-cell>
          <table:table-cell table:style-name="ce1" office:value-type="string">
            <text:p>Michael Glöckner</text:p>
          </table:table-cell>
        </table:table-row>
        <table:table-row>
          <table:table-cell/>
          <table:table-cell table:style-name="ce1" office:value-type="string">
            <text:p>M.H. Booking</text:p>
          </table:table-cell>
          <table:table-cell table:style-name="ce1" office:value-type="string">
            <text:p>M.H. Booking</text:p>
          </table:table-cell>
          <table:table-cell table:style-name="ce1" office:value-type="string">
            <text:p>Daniel Ertel</text:p>
          </table:table-cell>
        </table:table-row>
        <table:table-row>
          <table:table-cell/>
          <table:table-cell table:style-name="ce1" office:value-type="string">
            <text:p>Blackheart Inc.</text:p>
          </table:table-cell>
          <table:table-cell table:style-name="ce1" office:value-type="string">
            <text:p>Blackheart Inc.</text:p>
          </table:table-cell>
          <table:table-cell table:style-name="ce1" office:value-type="string">
            <text:p>Hannes Makisch</text:p>
          </table:table-cell>
        </table:table-row>
        <table:table-row>
          <table:table-cell/>
          <table:table-cell table:style-name="ce1" office:value-type="string">
            <text:p>Dead Cat Shows</text:p>
          </table:table-cell>
          <table:table-cell table:style-name="ce1" office:value-type="string">
            <text:p>Dead Cat Shows</text:p>
          </table:table-cell>
          <table:table-cell table:style-name="ce1" office:value-type="string">
            <text:p>Ben Pe</text:p>
          </table:table-cell>
        </table:table-row>
        <table:table-row>
          <table:table-cell/>
          <table:table-cell table:style-name="ce1" office:value-type="string">
            <text:p>E35</text:p>
          </table:table-cell>
          <table:table-cell table:style-name="ce1" office:value-type="string">
            <text:p>E35</text:p>
          </table:table-cell>
          <table:table-cell table:style-name="ce1" office:value-type="string">
            <text:p>Kathi Körmann</text:p>
          </table:table-cell>
        </table:table-row>
        <table:table-row>
          <table:table-cell/>
          <table:table-cell table:style-name="ce1" office:value-type="string">
            <text:p>Werk2</text:p>
          </table:table-cell>
          <table:table-cell table:style-name="ce1" office:value-type="string">
            <text:p>Werk2</text:p>
          </table:table-cell>
          <table:table-cell table:style-name="ce1" office:value-type="string">
            <text:p>Katrin Gruel</text:p>
          </table:table-cell>
          <table:table-cell table:style-name="ce1" office:value-type="string">
            <text:p>https://www.facebook.com/werk2kulturfabrik/?fref=ts</text:p>
          </table:table-cell>
        </table:table-row>
        <table:table-row>
          <table:table-cell/>
          <table:table-cell table:style-name="ce1" office:value-type="string">
            <text:p>4Rooms</text:p>
          </table:table-cell>
          <table:table-cell table:style-name="ce1" office:value-type="string">
            <text:p>4Rooms</text:p>
          </table:table-cell>
          <table:table-cell table:style-name="ce1" office:value-type="string">
            <text:p>Tobias Quart</text:p>
          </table:table-cell>
          <table:table-cell table:style-name="ce1" office:value-type="string">
            <text:p>https://www.facebook.com/4roomsLeipzig/?fref=ts</text:p>
          </table:table-cell>
        </table:table-row>
        <table:table-row>
          <table:table-cell/>
          <table:table-cell table:style-name="ce1" office:value-type="string">
            <text:p>Kids in the Bearsuits</text:p>
          </table:table-cell>
          <table:table-cell table:style-name="ce1" office:value-type="string">
            <text:p>Kids in the Bearsuits</text:p>
          </table:table-cell>
          <table:table-cell table:style-name="ce1" office:value-type="string">
            <text:p>Stefan Holland / Eva Trouvain</text:p>
          </table:table-cell>
        </table:table-row>
        <table:table-row>
          <table:table-cell/>
          <table:table-cell table:style-name="ce1" office:value-type="string">
            <text:p>Thousand Times Booking</text:p>
          </table:table-cell>
          <table:table-cell table:style-name="ce1" office:value-type="string">
            <text:p>Thousand Times Booking</text:p>
          </table:table-cell>
          <table:table-cell table:style-name="ce1" office:value-type="string">
            <text:p>Nadine Jahn</text:p>
          </table:table-cell>
        </table:table-row>
        <table:table-row>
          <table:table-cell/>
          <table:table-cell table:style-name="ce1" office:value-type="string">
            <text:p>LE Mosh Booking / Bandhaus</text:p>
          </table:table-cell>
          <table:table-cell table:style-name="ce1" office:value-type="string">
            <text:p>LE Mosh Booking / Bandhaus</text:p>
          </table:table-cell>
          <table:table-cell table:style-name="ce1" office:value-type="string">
            <text:p>Uwe Küffner</text:p>
          </table:table-cell>
        </table:table-row>
        <table:table-row>
          <table:table-cell/>
          <table:table-cell table:style-name="ce1" office:value-type="string">
            <text:p>Outsiders Connections</text:p>
          </table:table-cell>
          <table:table-cell table:style-name="ce1" office:value-type="string">
            <text:p>Outsiders Connections</text:p>
          </table:table-cell>
          <table:table-cell table:style-name="ce1" office:value-type="string">
            <text:p>Philip Helbig</text:p>
          </table:table-cell>
        </table:table-row>
        <table:table-row>
          <table:table-cell/>
          <table:table-cell table:style-name="ce1" office:value-type="string">
            <text:p>We are the Underdogs</text:p>
          </table:table-cell>
          <table:table-cell table:style-name="ce1" office:value-type="string">
            <text:p>We are the Underdogs</text:p>
          </table:table-cell>
          <table:table-cell table:style-name="ce1" office:value-type="string">
            <text:p>Jens Scheibe</text:p>
          </table:table-cell>
        </table:table-row>
        <table:table-row>
          <table:table-cell/>
          <table:table-cell table:style-name="ce1" office:value-type="string">
            <text:p>Felsenkeller</text:p>
          </table:table-cell>
          <table:table-cell table:style-name="ce1" office:value-type="string">
            <text:p>Felsenkeller</text:p>
          </table:table-cell>
          <table:table-cell table:style-name="ce1" office:value-type="string">
            <text:p>Nils Sackewitz</text:p>
          </table:table-cell>
        </table:table-row>
        <table:table-row>
          <table:table-cell/>
          <table:table-cell table:style-name="ce1" office:value-type="string">
            <text:p>Mucha Shows</text:p>
          </table:table-cell>
          <table:table-cell table:style-name="ce1" office:value-type="string">
            <text:p>Mucha Shows</text:p>
          </table:table-cell>
          <table:table-cell table:style-name="ce1" office:value-type="string">
            <text:p>Chris Franke</text:p>
          </table:table-cell>
        </table:table-row>
        <table:table-row>
          <table:table-cell/>
          <table:table-cell table:style-name="ce1" office:value-type="string">
            <text:p>Income Tax Refund</text:p>
          </table:table-cell>
          <table:table-cell table:style-name="ce1" office:value-type="string">
            <text:p>Income Tax Refund</text:p>
          </table:table-cell>
          <table:table-cell table:style-name="ce1" office:value-type="string">
            <text:p>https://www.facebook.com/refundtaxincome/</text:p>
          </table:table-cell>
        </table:table-row>
        <table:table-row>
          <table:table-cell/>
          <table:table-cell table:style-name="ce1" office:value-type="string">
            <text:p>3asseln</text:p>
          </table:table-cell>
          <table:table-cell table:style-name="ce1" office:value-type="string">
            <text:p>3asseln</text:p>
          </table:table-cell>
          <table:table-cell table:style-name="ce1" office:value-type="string">
            <text:p>https://www.facebook.com/3asseln/?fref=ts</text:p>
          </table:table-cell>
          <table:table-cell table:style-name="ce1" office:value-type="string">
            <text:p>https://www.facebook.com/3asseln/?fref=ts</text:p>
          </table:table-cell>
        </table:table-row>
        <table:table-row>
          <table:table-cell/>
          <table:table-cell table:style-name="ce1" office:value-type="string">
            <text:p>Köter Konzerte</text:p>
          </table:table-cell>
          <table:table-cell table:style-name="ce1" office:value-type="string">
            <text:p>Köter Konzerte</text:p>
          </table:table-cell>
          <table:table-cell table:style-name="ce1" office:value-type="string">
            <text:p>Benni</text:p>
          </table:table-cell>
        </table:table-row>
        <table:table-row>
          <table:table-cell table:style-name="ce1" office:value-type="string">
            <text:p>Rosswein</text:p>
          </table:table-cell>
          <table:table-cell table:style-name="ce1" office:value-type="string">
            <text:p>JuHa Rosswein</text:p>
          </table:table-cell>
          <table:table-cell table:style-name="ce1" office:value-type="string">
            <text:p>Christian Rüdiger / Tariq Lorenz</text:p>
          </table:table-cell>
          <table:table-cell table:style-name="ce1" office:value-type="string">
            <text:p>https://www.facebook.com/christian.rudiger.39?fref=ts</text:p>
          </table:table-cell>
        </table:table-row>
        <table:table-row>
          <table:table-cell table:style-name="ce1" office:value-type="string">
            <text:p>Chemnitz</text:p>
          </table:table-cell>
          <table:table-cell table:style-name="ce1" office:value-type="string">
            <text:p>Moshcity Entertainment</text:p>
          </table:table-cell>
          <table:table-cell table:style-name="ce1" office:value-type="string">
            <text:p>Rico Günther</text:p>
          </table:table-cell>
          <table:table-cell table:style-name="ce1" office:value-type="string">
            <text:p>https://www.facebook.com/rico.gunther.357?fref=ts</text:p>
          </table:table-cell>
          <table:table-cell table:style-name="ce1" office:value-type="string">
            <text:p>r.drums@t-online.de</text:p>
          </table:table-cell>
        </table:table-row>
        <table:table-row>
          <table:table-cell/>
          <table:table-cell table:style-name="ce1" office:value-type="string">
            <text:p>Subway To Peter</text:p>
          </table:table-cell>
          <table:table-cell table:style-name="ce1" office:value-type="string">
            <text:p>Subway To Peter</text:p>
          </table:table-cell>
          <table:table-cell table:style-name="ce1" office:value-type="string">
            <text:p>https://www.facebook.com/Subway-to-
Peter-116164375124181/
?fref=ts</text:p>
          </table:table-cell>
          <table:table-cell table:style-name="ce1" office:value-type="string">
            <text:p>https://www.facebook.com/Subway-to-
Peter-116164375124181/
?fref=ts</text:p>
          </table:table-cell>
        </table:table-row>
        <table:table-row>
          <table:table-cell/>
          <table:table-cell table:style-name="ce1" office:value-type="string">
            <text:p>AC17</text:p>
          </table:table-cell>
          <table:table-cell table:style-name="ce1" office:value-type="string">
            <text:p>AC17</text:p>
          </table:table-cell>
          <table:table-cell table:style-name="ce1" office:value-type="string">
            <text:p>Max Keller</text:p>
          </table:table-cell>
          <table:table-cell table:style-name="ce1" office:value-type="string">
            <text:p>https://www.facebook.com/max.keller.7140?fref=ts</text:p>
          </table:table-cell>
        </table:table-row>
        <table:table-row>
          <table:table-cell table:style-name="ce1" office:value-type="string">
            <text:p>Waldkirchen</text:p>
          </table:table-cell>
          <table:table-cell table:style-name="ce1" office:value-type="string">
            <text:p>AZ Dorftrottel</text:p>
          </table:table-cell>
          <table:table-cell table:style-name="ce1" office:value-type="string">
            <text:p>Hansi</text:p>
          </table:table-cell>
          <table:table-cell/>
          <table:table-cell table:style-name="ce1" office:value-type="string">
            <text:p>webmaster@az-dorftrottel.de</text:p>
          </table:table-cell>
        </table:table-row>
        <table:table-row>
          <table:table-cell table:style-name="ce1" office:value-type="string">
            <text:p>Eppendorf</text:p>
          </table:table-cell>
          <table:table-cell table:style-name="ce1" office:value-type="string">
            <text:p>Moshcity Entertainment</text:p>
          </table:table-cell>
          <table:table-cell table:style-name="ce1" office:value-type="string">
            <text:p>Rico Günther</text:p>
          </table:table-cell>
          <table:table-cell table:style-name="ce1" office:value-type="string">
            <text:p>https://www.facebook.com/rico.gunther.357?fref=ts</text:p>
          </table:table-cell>
          <table:table-cell table:style-name="ce1" office:value-type="string">
            <text:p>r.drums@t-online.de</text:p>
          </table:table-cell>
        </table:table-row>
        <table:table-row>
          <table:table-cell table:style-name="ce1" office:value-type="string">
            <text:p>Rauenstein</text:p>
          </table:table-cell>
          <table:table-cell table:style-name="ce1" office:value-type="string">
            <text:p>TCHC Booking</text:p>
          </table:table-cell>
          <table:table-cell table:style-name="ce1" office:value-type="string">
            <text:p>Patrick Stolzmann</text:p>
          </table:table-cell>
          <table:table-cell table:style-name="ce1" office:value-type="string">
            <text:p>https://www.facebook.com/patrick.stolzmann?fref=ts</text:p>
          </table:table-cell>
        </table:table-row>
        <table:table-row>
          <table:table-cell table:style-name="ce1" office:value-type="string">
            <text:p>Liechtenstein</text:p>
          </table:table-cell>
          <table:table-cell table:style-name="ce1" office:value-type="string">
            <text:p>Riot Liechtenstein</text:p>
          </table:table-cell>
          <table:table-cell table:style-name="ce1" office:value-type="string">
            <text:p>Michael Grey</text:p>
          </table:table-cell>
          <table:table-cell table:style-name="ce1" office:value-type="string">
            <text:p>https://www.facebook.com/JZ-RIOT-
LICHTENSTEIN-2341232
29727/?fref=ts</text:p>
          </table:table-cell>
        </table:table-row>
        <table:table-row>
          <table:table-cell table:style-name="ce1" office:value-type="string">
            <text:p>Nünchritz</text:p>
          </table:table-cell>
          <table:table-cell table:style-name="ce1" office:value-type="string">
            <text:p>JUZ Kombi</text:p>
          </table:table-cell>
          <table:table-cell/>
          <table:table-cell table:style-name="ce1" office:value-type="string">
            <text:p>https://www.facebook.com/juzkombi/</text:p>
          </table:table-cell>
        </table:table-row>
        <table:table-row>
          <table:table-cell table:style-name="ce1" office:value-type="string">
            <text:p>Dessau</text:p>
          </table:table-cell>
          <table:table-cell table:style-name="ce1" office:value-type="string">
            <text:p>Beat Club / Panic Room</text:p>
          </table:table-cell>
          <table:table-cell table:style-name="ce1" office:value-type="string">
            <text:p>Nils Sackewitz</text:p>
          </table:table-cell>
          <table:table-cell table:style-name="ce1" office:value-type="string">
            <text:p>https://www.facebook.com/nils2711?fref=ts</text:p>
          </table:table-cell>
          <table:table-cell table:style-name="ce1" office:value-type="string">
            <text:p>nils.sackewitz@beatclub-dessau.deeastern.projects.
1@gmail.com</text:p>
          </table:table-cell>
          <table:table-cell/>
          <table:table-cell table:style-name="ce1" office:value-type="string">
            <text:p>Sachsen-Anhalt</text:p>
          </table:table-cell>
        </table:table-row>
        <table:table-row>
          <table:table-cell table:style-name="ce1" office:value-type="string">
            <text:p>Magdeburg</text:p>
          </table:table-cell>
          <table:table-cell table:style-name="ce1" office:value-type="string">
            <text:p>Bruised &amp; Brocken Records</text:p>
          </table:table-cell>
          <table:table-cell table:style-name="ce1" office:value-type="string">
            <text:p>Thomas „TomTom“</text:p>
          </table:table-cell>
          <table:table-cell table:style-name="ce1" office:value-type="string">
            <text:p>https://www.bb-records.de</text:p>
          </table:table-cell>
        </table:table-row>
        <table:table-row>
          <table:table-cell/>
          <table:table-cell table:style-name="ce1" office:value-type="string">
            <text:p>Factory MD</text:p>
          </table:table-cell>
          <table:table-cell table:style-name="ce1" office:value-type="string">
            <text:p>Factory MD</text:p>
          </table:table-cell>
          <table:table-cell table:style-name="ce1" office:value-type="string">
            <text:p>Christian „Terror“</text:p>
          </table:table-cell>
          <table:table-cell table:style-name="ce1" office:value-type="string">
            <text:p>https://www.facebook.com/factorymagdeburg/?fref=ts</text:p>
          </table:table-cell>
        </table:table-row>
        <table:table-row>
          <table:table-cell/>
          <table:table-cell table:style-name="ce1" office:value-type="string">
            <text:p>Prison Riot</text:p>
          </table:table-cell>
          <table:table-cell table:style-name="ce1" office:value-type="string">
            <text:p>Prison Riot</text:p>
          </table:table-cell>
          <table:table-cell table:style-name="ce1" office:value-type="string">
            <text:p>Robbe Schmidt</text:p>
          </table:table-cell>
        </table:table-row>
        <table:table-row>
          <table:table-cell table:style-name="ce1" office:value-type="string">
            <text:p>Halle</text:p>
          </table:table-cell>
          <table:table-cell table:style-name="ce1" office:value-type="string">
            <text:p>The Cheese Cake</text:p>
          </table:table-cell>
          <table:table-cell table:style-name="ce1" office:value-type="string">
            <text:p>Martin</text:p>
          </table:table-cell>
          <table:table-cell table:style-name="ce1" office:value-type="string">
            <text:p>https://www.facebook.com/kaesekucheninhalle/?fref=ts</text:p>
          </table:table-cell>
          <table:table-cell table:style-name="ce1" office:value-type="string">
            <text:p>booking@the-cheesecake.de</text:p>
          </table:table-cell>
        </table:table-row>
        <table:table-row>
          <table:table-cell/>
          <table:table-cell table:style-name="ce1" office:value-type="string">
            <text:p>Colourblind Concerts</text:p>
          </table:table-cell>
          <table:table-cell table:style-name="ce1" office:value-type="string">
            <text:p>Colourblind Concerts</text:p>
          </table:table-cell>
          <table:table-cell table:style-name="ce1" office:value-type="string">
            <text:p>https://www.facebook.com/colourblindconcerts/</text:p>
          </table:table-cell>
        </table:table-row>
        <table:table-row>
          <table:table-cell table:style-name="ce1" office:value-type="string">
            <text:p>Quedlinburg</text:p>
          </table:table-cell>
          <table:table-cell table:style-name="ce1" office:value-type="string">
            <text:p>Kuz Leichenstrasse</text:p>
          </table:table-cell>
          <table:table-cell/>
          <table:table-cell table:style-name="ce1" office:value-type="string">
            <text:p>https://www.facebook.com/kuz.reichenstrasse/timeline</text:p>
          </table:table-cell>
        </table:table-row>
        <table:table-row>
          <table:table-cell table:style-name="ce1" office:value-type="string">
            <text:p>Salzwedel</text:p>
          </table:table-cell>
          <table:table-cell table:style-name="ce1" office:value-type="string">
            <text:p>Club Hanseat</text:p>
          </table:table-cell>
          <table:table-cell table:style-name="ce1" office:value-type="string">
            <text:p>Louis / Claudia</text:p>
          </table:table-cell>
          <table:table-cell table:style-name="ce1" office:value-type="string">
            <text:p>https://www.facebook.com/club.hanseat.salzwedel/</text:p>
          </table:table-cell>
          <table:table-cell table:style-name="ce1" office:value-type="string">
            <text:p>office@club-hanseat.de</text:p>
          </table:table-cell>
        </table:table-row>
        <table:table-row>
          <table:table-cell table:number-columns-repeated="6"/>
          <table:table-cell table:style-name="ce1" office:value-type="string">
            <text:p>Schleswig-Holstein</text:p>
          </table:table-cell>
        </table:table-row>
        <table:table-row>
          <table:table-cell table:style-name="ce1" office:value-type="string">
            <text:p>Suhl</text:p>
          </table:table-cell>
          <table:table-cell table:style-name="ce1" office:value-type="string">
            <text:p>LFWP Suhl</text:p>
          </table:table-cell>
          <table:table-cell/>
          <table:table-cell table:style-name="ce1" office:value-type="string">
            <text:p>https://www.facebook.com/LFWP-
Suhl-1681641772106909/
?fref=ts</text:p>
          </table:table-cell>
          <table:table-cell table:style-name="ce1" office:value-type="string">
            <text:p>https://www.facebook.com/LFWP-
Suhl-1681641772106909/
?fref=ts</text:p>
          </table:table-cell>
          <table:table-cell/>
          <table:table-cell table:style-name="ce1" office:value-type="string">
            <text:p>Thüringen</text:p>
          </table:table-cell>
        </table:table-row>
        <table:table-row>
          <table:table-cell table:style-name="ce1" office:value-type="string">
            <text:p>Jena</text:p>
          </table:table-cell>
          <table:table-cell table:style-name="ce1" office:value-type="string">
            <text:p>BRING IT BACK Booking</text:p>
          </table:table-cell>
          <table:table-cell/>
          <table:table-cell table:style-name="ce1" office:value-type="string">
            <text:p>https://www.facebook.com/xbringitbackx/?fref=ts</text:p>
          </table:table-cell>
          <table:table-cell table:style-name="ce1" office:value-type="string">
            <text:p>xbringitbackbookingx@gmail.com</text:p>
          </table:table-cell>
        </table:table-row>
        <table:table-row>
          <table:table-cell/>
          <table:table-cell table:style-name="ce1" office:value-type="string">
            <text:p>Greenheart Booking</text:p>
          </table:table-cell>
          <table:table-cell table:style-name="ce1" office:value-type="string">
            <text:p>Greenheart Booking</text:p>
          </table:table-cell>
          <table:table-cell table:style-name="ce1" office:value-type="string">
            <text:p>Yannik</text:p>
          </table:table-cell>
        </table:table-row>
        <table:table-row>
          <table:table-cell/>
          <table:table-cell table:style-name="ce1" office:value-type="string">
            <text:p>Deaf Row Shows</text:p>
          </table:table-cell>
          <table:table-cell table:style-name="ce1" office:value-type="string">
            <text:p>Deaf Row Shows</text:p>
          </table:table-cell>
          <table:table-cell table:style-name="ce1" office:value-type="string">
            <text:p>https://www.facebook.com/Deaf-Row-
Shows-50346143635082
8/</text:p>
          </table:table-cell>
          <table:table-cell table:style-name="ce1" office:value-type="string">
            <text:p>https://www.facebook.com/Deaf-Row-
Shows-50346143635082
8/</text:p>
          </table:table-cell>
        </table:table-row>
        <table:table-row>
          <table:table-cell/>
          <table:table-cell table:style-name="ce1" office:value-type="string">
            <text:p>Monkey Mosh Events</text:p>
          </table:table-cell>
          <table:table-cell table:style-name="ce1" office:value-type="string">
            <text:p>Monkey Mosh Events</text:p>
          </table:table-cell>
          <table:table-cell table:style-name="ce1" office:value-type="string">
            <text:p>https://www.facebook.com/monkeymoshevents/?fref=ts</text:p>
          </table:table-cell>
          <table:table-cell table:style-name="ce1" office:value-type="string">
            <text:p>https://www.facebook.com/monkeymoshevents/?fref=ts</text:p>
          </table:table-cell>
        </table:table-row>
        <table:table-row>
          <table:table-cell table:style-name="ce1" office:value-type="string">
            <text:p>Arndstadt</text:p>
          </table:table-cell>
          <table:table-cell table:style-name="ce1" office:value-type="string">
            <text:p>For The Hope</text:p>
          </table:table-cell>
          <table:table-cell table:style-name="ce1" office:value-type="string">
            <text:p>Patrick / Connie</text:p>
          </table:table-cell>
          <table:table-cell table:style-name="ce1" office:value-type="string">
            <text:p>https://www.facebook.com/patrick.sxe.9?fref=ts</text:p>
          </table:table-cell>
        </table:table-row>
        <table:table-row>
          <table:table-cell table:style-name="ce1" office:value-type="string">
            <text:p>Erfurt</text:p>
          </table:table-cell>
          <table:table-cell table:style-name="ce1" office:value-type="string">
            <text:p>Metalgulasch</text:p>
          </table:table-cell>
          <table:table-cell table:style-name="ce1" office:value-type="string">
            <text:p>Jan Schuhmacher</text:p>
          </table:table-cell>
          <table:table-cell table:style-name="ce1" office:value-type="string">
            <text:p>https://www.facebook.com/jan.schumacher.35?ref=ts&amp;fref=ts&amp;qsefr=1</text:p>
          </table:table-cell>
        </table:table-row>
        <table:table-row>
          <table:table-cell table:style-name="ce1" office:value-type="string">
            <text:p>Gera</text:p>
          </table:table-cell>
          <table:table-cell table:style-name="ce1" office:value-type="string">
            <text:p>This is your Time</text:p>
          </table:table-cell>
          <table:table-cell table:style-name="ce1" office:value-type="string">
            <text:p>Gigi</text:p>
          </table:table-cell>
          <table:table-cell table:style-name="ce1" office:value-type="string">
            <text:p>https://www.facebook.com/gigi.core.7?fref=ts</text:p>
          </table:table-cell>
        </table:table-row>
        <table:table-row>
          <table:table-cell table:style-name="ce1" office:value-type="string">
            <text:p>Neustadt an der Orla</text:p>
          </table:table-cell>
          <table:table-cell table:style-name="ce1" office:value-type="string">
            <text:p>EXIL SHOWS</text:p>
          </table:table-cell>
          <table:table-cell/>
          <table:table-cell table:style-name="ce1" office:value-type="string">
            <text:p>https://www.facebook.com/exilshows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17:33:23.482803019</meta:creation-date>
    <dc:date>2018-08-05T17:37:30.180622041</dc:date>
    <meta:editing-duration>PT4M5S</meta:editing-duration>
    <meta:editing-cycles>3</meta:editing-cycles>
    <meta:generator>LibreOffice/6.0.3.2$Linux_X86_64 LibreOffice_project/00m0$Build-2</meta:generator>
    <meta:document-statistic meta:table-count="1" meta:cell-count="5368" meta:object-count="0"/>
  </office:meta>
</office:document-meta>
</file>